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31"/>
    <style:style style:name="ce2" style:family="table-cell" style:parent-style-name="Default" style:data-style-name="N130"/>
    <style:style style:name="ce3" style:family="table-cell" style:parent-style-name="Default" style:data-style-name="N1"/>
    <style:style style:name="ce4" style:family="table-cell" style:parent-style-name="Default" style:data-style-name="N128"/>
    <style:style style:name="ce5" style:family="table-cell" style:parent-style-name="Default" style:data-style-name="N129"/>
    <style:style style:name="ce6" style:family="table-cell" style:parent-style-name="Default" style:data-style-name="N132"/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161_3" table:style-name="ta1">
        <table:table-column table:style-name="co1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  <table:table-cell table:style-name="Default" office:value-type="string" calcext:value-type="string">
            <text:p>log(V)</text:p>
          </table:table-cell>
          <table:table-cell table:style-name="Default" office:value-type="string" calcext:value-type="string">
            <text:p>t*t</text:p>
          </table:table-cell>
          <table:table-cell table:style-name="Default" office:value-type="string" calcext:value-type="string">
            <text:p>log(V)*log(V)</text:p>
          </table:table-cell>
          <table:table-cell table:style-name="Default" office:value-type="string" calcext:value-type="string">
            <text:p>t*log(V)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944" calcext:value-type="float">
            <text:p>13.4944</text:p>
          </table:table-cell>
          <table:table-cell table:formula="of:=LOG([.B2]; EXP(1))" office:value-type="float" office:value="2.6022747845701" calcext:value-type="float">
            <text:p>2.602</text:p>
          </table:table-cell>
          <table:table-cell table:formula="of:=[.A2]*[.A2]" office:value-type="float" office:value="0" calcext:value-type="float">
            <text:p>0.000</text:p>
          </table:table-cell>
          <table:table-cell table:formula="of:=[.C2]*[.C2]" office:value-type="float" office:value="6.77183405440938" calcext:value-type="float">
            <text:p>6.7718</text:p>
          </table:table-cell>
          <table:table-cell table:formula="of:=[.A2]*[.C2]" office:value-type="float" office:value="0" calcext:value-type="float">
            <text:p>0.0000</text:p>
          </table:table-cell>
          <table:table-cell table:formula="of:=COUNTIF([.A$1:.A$1048576]; &quot;&gt;&quot;&amp;&quot;-1&quot;)"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817" calcext:value-type="float">
            <text:p>13.4817</text:p>
          </table:table-cell>
          <table:table-cell table:formula="of:=LOG([.B3]; EXP(1))" office:value-type="float" office:value="2.60133321029226" calcext:value-type="float">
            <text:p>2.601</text:p>
          </table:table-cell>
          <table:table-cell table:formula="of:=[.A3]*[.A3]" office:value-type="float" office:value="1" calcext:value-type="float">
            <text:p>1.000</text:p>
          </table:table-cell>
          <table:table-cell table:formula="of:=[.C3]*[.C3]" office:value-type="float" office:value="6.76693447096943" calcext:value-type="float">
            <text:p>6.7669</text:p>
          </table:table-cell>
          <table:table-cell table:formula="of:=[.A3]*[.C3]" office:value-type="float" office:value="2.60133321029226" calcext:value-type="float">
            <text:p>2.60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4692" calcext:value-type="float">
            <text:p>13.4692</text:p>
          </table:table-cell>
          <table:table-cell table:formula="of:=LOG([.B4]; EXP(1))" office:value-type="float" office:value="2.60040559741875" calcext:value-type="float">
            <text:p>2.600</text:p>
          </table:table-cell>
          <table:table-cell table:formula="of:=[.A4]*[.A4]" office:value-type="float" office:value="4" calcext:value-type="float">
            <text:p>4.000</text:p>
          </table:table-cell>
          <table:table-cell table:formula="of:=[.C4]*[.C4]" office:value-type="float" office:value="6.76210927108677" calcext:value-type="float">
            <text:p>6.7621</text:p>
          </table:table-cell>
          <table:table-cell table:formula="of:=[.A4]*[.C4]" office:value-type="float" office:value="5.2008111948375" calcext:value-type="float">
            <text:p>5.20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4556" calcext:value-type="float">
            <text:p>13.4556</text:p>
          </table:table-cell>
          <table:table-cell table:formula="of:=LOG([.B5]; EXP(1))" office:value-type="float" office:value="2.5993953762727" calcext:value-type="float">
            <text:p>2.599</text:p>
          </table:table-cell>
          <table:table-cell table:formula="of:=[.A5]*[.A5]" office:value-type="float" office:value="9" calcext:value-type="float">
            <text:p>9.000</text:p>
          </table:table-cell>
          <table:table-cell table:formula="of:=[.C5]*[.C5]" office:value-type="float" office:value="6.75685632218788" calcext:value-type="float">
            <text:p>6.7569</text:p>
          </table:table-cell>
          <table:table-cell table:formula="of:=[.A5]*[.C5]" office:value-type="float" office:value="7.7981861288181" calcext:value-type="float">
            <text:p>7.798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4418" calcext:value-type="float">
            <text:p>13.4418</text:p>
          </table:table-cell>
          <table:table-cell table:formula="of:=LOG([.B6]; EXP(1))" office:value-type="float" office:value="2.5983692546988" calcext:value-type="float">
            <text:p>2.598</text:p>
          </table:table-cell>
          <table:table-cell table:formula="of:=[.A6]*[.A6]" office:value-type="float" office:value="16" calcext:value-type="float">
            <text:p>16.000</text:p>
          </table:table-cell>
          <table:table-cell table:formula="of:=[.C6]*[.C6]" office:value-type="float" office:value="6.75152278376401" calcext:value-type="float">
            <text:p>6.7515</text:p>
          </table:table-cell>
          <table:table-cell table:formula="of:=[.A6]*[.C6]" office:value-type="float" office:value="10.3934770187952" calcext:value-type="float">
            <text:p>10.3935</text:p>
          </table:table-cell>
          <table:table-cell/>
        </table:table-row>
        <table:table-row table:style-name="ro1">
          <table:table-cell office:value-type="float" office:value="4.999" calcext:value-type="float">
            <text:p>4.999</text:p>
          </table:table-cell>
          <table:table-cell office:value-type="float" office:value="13.4272" calcext:value-type="float">
            <text:p>13.4272</text:p>
          </table:table-cell>
          <table:table-cell table:formula="of:=LOG([.B7]; EXP(1))" office:value-type="float" office:value="2.59728250033973" calcext:value-type="float">
            <text:p>2.597</text:p>
          </table:table-cell>
          <table:table-cell table:formula="of:=[.A7]*[.A7]" office:value-type="float" office:value="24.990001" calcext:value-type="float">
            <text:p>24.990</text:p>
          </table:table-cell>
          <table:table-cell table:formula="of:=[.C7]*[.C7]" office:value-type="float" office:value="6.74587638657101" calcext:value-type="float">
            <text:p>6.7459</text:p>
          </table:table-cell>
          <table:table-cell table:formula="of:=[.A7]*[.C7]" office:value-type="float" office:value="12.9838152191983" calcext:value-type="float">
            <text:p>12.9838</text:p>
          </table:table-cell>
          <table:table-cell/>
        </table:table-row>
        <table:table-row table:style-name="ro1">
          <table:table-cell office:value-type="float" office:value="5.999" calcext:value-type="float">
            <text:p>5.999</text:p>
          </table:table-cell>
          <table:table-cell office:value-type="float" office:value="13.4109" calcext:value-type="float">
            <text:p>13.4109</text:p>
          </table:table-cell>
          <table:table-cell table:formula="of:=LOG([.B8]; EXP(1))" office:value-type="float" office:value="2.5960678091355" calcext:value-type="float">
            <text:p>2.596</text:p>
          </table:table-cell>
          <table:table-cell table:formula="of:=[.A8]*[.A8]" office:value-type="float" office:value="35.988001" calcext:value-type="float">
            <text:p>35.988</text:p>
          </table:table-cell>
          <table:table-cell table:formula="of:=[.C8]*[.C8]" office:value-type="float" office:value="6.73956806962958" calcext:value-type="float">
            <text:p>6.7396</text:p>
          </table:table-cell>
          <table:table-cell table:formula="of:=[.A8]*[.C8]" office:value-type="float" office:value="15.5738107870038" calcext:value-type="float">
            <text:p>15.57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3953" calcext:value-type="float">
            <text:p>13.3953</text:p>
          </table:table-cell>
          <table:table-cell table:formula="of:=LOG([.B9]; EXP(1))" office:value-type="float" office:value="2.59490389916235" calcext:value-type="float">
            <text:p>2.595</text:p>
          </table:table-cell>
          <table:table-cell table:formula="of:=[.A9]*[.A9]" office:value-type="float" office:value="49" calcext:value-type="float">
            <text:p>49.000</text:p>
          </table:table-cell>
          <table:table-cell table:formula="of:=[.C9]*[.C9]" office:value-type="float" office:value="6.73352624588796" calcext:value-type="float">
            <text:p>6.7335</text:p>
          </table:table-cell>
          <table:table-cell table:formula="of:=[.A9]*[.C9]" office:value-type="float" office:value="18.1643272941364" calcext:value-type="float">
            <text:p>18.16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3789" calcext:value-type="float">
            <text:p>13.3789</text:p>
          </table:table-cell>
          <table:table-cell table:formula="of:=LOG([.B10]; EXP(1))" office:value-type="float" office:value="2.59367883906337" calcext:value-type="float">
            <text:p>2.594</text:p>
          </table:table-cell>
          <table:table-cell table:formula="of:=[.A10]*[.A10]" office:value-type="float" office:value="64" calcext:value-type="float">
            <text:p>64.000</text:p>
          </table:table-cell>
          <table:table-cell table:formula="of:=[.C10]*[.C10]" office:value-type="float" office:value="6.72716992020511" calcext:value-type="float">
            <text:p>6.7272</text:p>
          </table:table-cell>
          <table:table-cell table:formula="of:=[.A10]*[.C10]" office:value-type="float" office:value="20.749430712507" calcext:value-type="float">
            <text:p>20.7494</text:p>
          </table:table-cell>
          <table:table-cell/>
        </table:table-row>
        <table:table-row table:style-name="ro1">
          <table:table-cell office:value-type="float" office:value="8.999" calcext:value-type="float">
            <text:p>8.999</text:p>
          </table:table-cell>
          <table:table-cell office:value-type="float" office:value="13.3614" calcext:value-type="float">
            <text:p>13.3614</text:p>
          </table:table-cell>
          <table:table-cell table:formula="of:=LOG([.B11]; EXP(1))" office:value-type="float" office:value="2.59236995303753" calcext:value-type="float">
            <text:p>2.592</text:p>
          </table:table-cell>
          <table:table-cell table:formula="of:=[.A11]*[.A11]" office:value-type="float" office:value="80.982001" calcext:value-type="float">
            <text:p>80.982</text:p>
          </table:table-cell>
          <table:table-cell table:formula="of:=[.C11]*[.C11]" office:value-type="float" office:value="6.7203819734118" calcext:value-type="float">
            <text:p>6.7204</text:p>
          </table:table-cell>
          <table:table-cell table:formula="of:=[.A11]*[.C11]" office:value-type="float" office:value="23.3287372073847" calcext:value-type="float">
            <text:p>23.32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3443" calcext:value-type="float">
            <text:p>13.3443</text:p>
          </table:table-cell>
          <table:table-cell table:formula="of:=LOG([.B12]; EXP(1))" office:value-type="float" office:value="2.59108932737806" calcext:value-type="float">
            <text:p>2.591</text:p>
          </table:table-cell>
          <table:table-cell table:formula="of:=[.A12]*[.A12]" office:value-type="float" office:value="100" calcext:value-type="float">
            <text:p>100.000</text:p>
          </table:table-cell>
          <table:table-cell table:formula="of:=[.C12]*[.C12]" office:value-type="float" office:value="6.7137439024525" calcext:value-type="float">
            <text:p>6.7137</text:p>
          </table:table-cell>
          <table:table-cell table:formula="of:=[.A12]*[.C12]" office:value-type="float" office:value="25.9108932737806" calcext:value-type="float">
            <text:p>25.910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3274" calcext:value-type="float">
            <text:p>13.3274</text:p>
          </table:table-cell>
          <table:table-cell table:formula="of:=LOG([.B13]; EXP(1))" office:value-type="float" office:value="2.58982206640394" calcext:value-type="float">
            <text:p>2.590</text:p>
          </table:table-cell>
          <table:table-cell table:formula="of:=[.A13]*[.A13]" office:value-type="float" office:value="121" calcext:value-type="float">
            <text:p>121.000</text:p>
          </table:table-cell>
          <table:table-cell table:formula="of:=[.C13]*[.C13]" office:value-type="float" office:value="6.70717833563279" calcext:value-type="float">
            <text:p>6.7072</text:p>
          </table:table-cell>
          <table:table-cell table:formula="of:=[.A13]*[.C13]" office:value-type="float" office:value="28.4880427304434" calcext:value-type="float">
            <text:p>28.4880</text:p>
          </table:table-cell>
          <table:table-cell/>
        </table:table-row>
        <table:table-row table:style-name="ro1">
          <table:table-cell office:value-type="float" office:value="11.999" calcext:value-type="float">
            <text:p>11.999</text:p>
          </table:table-cell>
          <table:table-cell office:value-type="float" office:value="13.3099" calcext:value-type="float">
            <text:p>13.3099</text:p>
          </table:table-cell>
          <table:table-cell table:formula="of:=LOG([.B14]; EXP(1))" office:value-type="float" office:value="2.58850811923079" calcext:value-type="float">
            <text:p>2.589</text:p>
          </table:table-cell>
          <table:table-cell table:formula="of:=[.A14]*[.A14]" office:value-type="float" office:value="143.976001" calcext:value-type="float">
            <text:p>143.976</text:p>
          </table:table-cell>
          <table:table-cell table:formula="of:=[.C14]*[.C14]" office:value-type="float" office:value="6.70037428332371" calcext:value-type="float">
            <text:p>6.7004</text:p>
          </table:table-cell>
          <table:table-cell table:formula="of:=[.A14]*[.C14]" office:value-type="float" office:value="31.0595089226502" calcext:value-type="float">
            <text:p>31.0595</text:p>
          </table:table-cell>
          <table:table-cell/>
        </table:table-row>
        <table:table-row table:style-name="ro1">
          <table:table-cell office:value-type="float" office:value="12.999" calcext:value-type="float">
            <text:p>12.999</text:p>
          </table:table-cell>
          <table:table-cell office:value-type="float" office:value="13.2932" calcext:value-type="float">
            <text:p>13.2932</text:p>
          </table:table-cell>
          <table:table-cell table:formula="of:=LOG([.B15]; EXP(1))" office:value-type="float" office:value="2.58725262628496" calcext:value-type="float">
            <text:p>2.587</text:p>
          </table:table-cell>
          <table:table-cell table:formula="of:=[.A15]*[.A15]" office:value-type="float" office:value="168.974001" calcext:value-type="float">
            <text:p>168.974</text:p>
          </table:table-cell>
          <table:table-cell table:formula="of:=[.C15]*[.C15]" office:value-type="float" office:value="6.6938761522184" calcext:value-type="float">
            <text:p>6.6939</text:p>
          </table:table-cell>
          <table:table-cell table:formula="of:=[.A15]*[.C15]" office:value-type="float" office:value="33.6316968890781" calcext:value-type="float">
            <text:p>33.63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2766" calcext:value-type="float">
            <text:p>13.2766</text:p>
          </table:table-cell>
          <table:table-cell table:formula="of:=LOG([.B16]; EXP(1))" office:value-type="float" office:value="2.58600308717214" calcext:value-type="float">
            <text:p>2.586</text:p>
          </table:table-cell>
          <table:table-cell table:formula="of:=[.A16]*[.A16]" office:value-type="float" office:value="196" calcext:value-type="float">
            <text:p>196.000</text:p>
          </table:table-cell>
          <table:table-cell table:formula="of:=[.C16]*[.C16]" office:value-type="float" office:value="6.68741196686383" calcext:value-type="float">
            <text:p>6.6874</text:p>
          </table:table-cell>
          <table:table-cell table:formula="of:=[.A16]*[.C16]" office:value-type="float" office:value="36.2040432204099" calcext:value-type="float">
            <text:p>36.2040</text:p>
          </table:table-cell>
          <table:table-cell/>
        </table:table-row>
        <table:table-row table:style-name="ro1">
          <table:table-cell office:value-type="float" office:value="14.999" calcext:value-type="float">
            <text:p>14.999</text:p>
          </table:table-cell>
          <table:table-cell office:value-type="float" office:value="13.2582" calcext:value-type="float">
            <text:p>13.2582</text:p>
          </table:table-cell>
          <table:table-cell table:formula="of:=LOG([.B17]; EXP(1))" office:value-type="float" office:value="2.58461622893698" calcext:value-type="float">
            <text:p>2.585</text:p>
          </table:table-cell>
          <table:table-cell table:formula="of:=[.A17]*[.A17]" office:value-type="float" office:value="224.970001" calcext:value-type="float">
            <text:p>224.970</text:p>
          </table:table-cell>
          <table:table-cell table:formula="of:=[.C17]*[.C17]" office:value-type="float" office:value="6.6802410508844" calcext:value-type="float">
            <text:p>6.6802</text:p>
          </table:table-cell>
          <table:table-cell table:formula="of:=[.A17]*[.C17]" office:value-type="float" office:value="38.7666588178257" calcext:value-type="float">
            <text:p>38.76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241" calcext:value-type="float">
            <text:p>13.241</text:p>
          </table:table-cell>
          <table:table-cell table:formula="of:=LOG([.B18]; EXP(1))" office:value-type="float" office:value="2.58331807635762" calcext:value-type="float">
            <text:p>2.583</text:p>
          </table:table-cell>
          <table:table-cell table:formula="of:=[.A18]*[.A18]" office:value-type="float" office:value="256" calcext:value-type="float">
            <text:p>256.000</text:p>
          </table:table-cell>
          <table:table-cell table:formula="of:=[.C18]*[.C18]" office:value-type="float" office:value="6.67353228363603" calcext:value-type="float">
            <text:p>6.6735</text:p>
          </table:table-cell>
          <table:table-cell table:formula="of:=[.A18]*[.C18]" office:value-type="float" office:value="41.3330892217219" calcext:value-type="float">
            <text:p>41.333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2227" calcext:value-type="float">
            <text:p>13.2227</text:p>
          </table:table-cell>
          <table:table-cell table:formula="of:=LOG([.B19]; EXP(1))" office:value-type="float" office:value="2.58193504957626" calcext:value-type="float">
            <text:p>2.582</text:p>
          </table:table-cell>
          <table:table-cell table:formula="of:=[.A19]*[.A19]" office:value-type="float" office:value="289" calcext:value-type="float">
            <text:p>289.000</text:p>
          </table:table-cell>
          <table:table-cell table:formula="of:=[.C19]*[.C19]" office:value-type="float" office:value="6.66638860023035" calcext:value-type="float">
            <text:p>6.6664</text:p>
          </table:table-cell>
          <table:table-cell table:formula="of:=[.A19]*[.C19]" office:value-type="float" office:value="43.8928958427964" calcext:value-type="float">
            <text:p>43.8929</text:p>
          </table:table-cell>
          <table:table-cell/>
        </table:table-row>
        <table:table-row table:style-name="ro1">
          <table:table-cell office:value-type="float" office:value="17.999" calcext:value-type="float">
            <text:p>17.999</text:p>
          </table:table-cell>
          <table:table-cell office:value-type="float" office:value="13.2055" calcext:value-type="float">
            <text:p>13.2055</text:p>
          </table:table-cell>
          <table:table-cell table:formula="of:=LOG([.B20]; EXP(1))" office:value-type="float" office:value="2.58063340947754" calcext:value-type="float">
            <text:p>2.581</text:p>
          </table:table-cell>
          <table:table-cell table:formula="of:=[.A20]*[.A20]" office:value-type="float" office:value="323.964001" calcext:value-type="float">
            <text:p>323.964</text:p>
          </table:table-cell>
          <table:table-cell table:formula="of:=[.C20]*[.C20]" office:value-type="float" office:value="6.65966879411168" calcext:value-type="float">
            <text:p>6.6597</text:p>
          </table:table-cell>
          <table:table-cell table:formula="of:=[.A20]*[.C20]" office:value-type="float" office:value="46.4488207371863" calcext:value-type="float">
            <text:p>46.4488</text:p>
          </table:table-cell>
          <table:table-cell/>
        </table:table-row>
        <table:table-row table:style-name="ro1">
          <table:table-cell office:value-type="float" office:value="18.999" calcext:value-type="float">
            <text:p>18.999</text:p>
          </table:table-cell>
          <table:table-cell office:value-type="float" office:value="13.188" calcext:value-type="float">
            <text:p>13.188</text:p>
          </table:table-cell>
          <table:table-cell table:formula="of:=LOG([.B21]; EXP(1))" office:value-type="float" office:value="2.57930732520948" calcext:value-type="float">
            <text:p>2.579</text:p>
          </table:table-cell>
          <table:table-cell table:formula="of:=[.A21]*[.A21]" office:value-type="float" office:value="360.962001" calcext:value-type="float">
            <text:p>360.962</text:p>
          </table:table-cell>
          <table:table-cell table:formula="of:=[.C21]*[.C21]" office:value-type="float" office:value="6.65282627787931" calcext:value-type="float">
            <text:p>6.6528</text:p>
          </table:table-cell>
          <table:table-cell table:formula="of:=[.A21]*[.C21]" office:value-type="float" office:value="49.004259871655" calcext:value-type="float">
            <text:p>49.0043</text:p>
          </table:table-cell>
          <table:table-cell/>
        </table:table-row>
        <table:table-row table:style-name="ro1">
          <table:table-cell office:value-type="float" office:value="19.999" calcext:value-type="float">
            <text:p>19.999</text:p>
          </table:table-cell>
          <table:table-cell office:value-type="float" office:value="13.1693" calcext:value-type="float">
            <text:p>13.1693</text:p>
          </table:table-cell>
          <table:table-cell table:formula="of:=LOG([.B22]; EXP(1))" office:value-type="float" office:value="2.57788836324163" calcext:value-type="float">
            <text:p>2.578</text:p>
          </table:table-cell>
          <table:table-cell table:formula="of:=[.A22]*[.A22]" office:value-type="float" office:value="399.960001" calcext:value-type="float">
            <text:p>399.960</text:p>
          </table:table-cell>
          <table:table-cell table:formula="of:=[.C22]*[.C22]" office:value-type="float" office:value="6.64550841333663" calcext:value-type="float">
            <text:p>6.6455</text:p>
          </table:table-cell>
          <table:table-cell table:formula="of:=[.A22]*[.C22]" office:value-type="float" office:value="51.5551893764694" calcext:value-type="float">
            <text:p>51.5552</text:p>
          </table:table-cell>
          <table:table-cell/>
        </table:table-row>
        <table:table-row table:style-name="ro1">
          <table:table-cell office:value-type="float" office:value="20.999" calcext:value-type="float">
            <text:p>20.999</text:p>
          </table:table-cell>
          <table:table-cell office:value-type="float" office:value="13.151" calcext:value-type="float">
            <text:p>13.151</text:p>
          </table:table-cell>
          <table:table-cell table:formula="of:=LOG([.B23]; EXP(1))" office:value-type="float" office:value="2.57649780135983" calcext:value-type="float">
            <text:p>2.576</text:p>
          </table:table-cell>
          <table:table-cell table:formula="of:=[.A23]*[.A23]" office:value-type="float" office:value="440.958001" calcext:value-type="float">
            <text:p>440.958</text:p>
          </table:table-cell>
          <table:table-cell table:formula="of:=[.C23]*[.C23]" office:value-type="float" office:value="6.63834092041203" calcext:value-type="float">
            <text:p>6.6383</text:p>
          </table:table-cell>
          <table:table-cell table:formula="of:=[.A23]*[.C23]" office:value-type="float" office:value="54.103877330755" calcext:value-type="float">
            <text:p>54.1039</text:p>
          </table:table-cell>
          <table:table-cell/>
        </table:table-row>
        <table:table-row table:style-name="ro1">
          <table:table-cell office:value-type="float" office:value="21.999" calcext:value-type="float">
            <text:p>21.999</text:p>
          </table:table-cell>
          <table:table-cell office:value-type="float" office:value="13.1349" calcext:value-type="float">
            <text:p>13.1349</text:p>
          </table:table-cell>
          <table:table-cell table:formula="of:=LOG([.B24]; EXP(1))" office:value-type="float" office:value="2.57527280986147" calcext:value-type="float">
            <text:p>2.575</text:p>
          </table:table-cell>
          <table:table-cell table:formula="of:=[.A24]*[.A24]" office:value-type="float" office:value="483.956001" calcext:value-type="float">
            <text:p>483.956</text:p>
          </table:table-cell>
          <table:table-cell table:formula="of:=[.C24]*[.C24]" office:value-type="float" office:value="6.6320300452118" calcext:value-type="float">
            <text:p>6.6320</text:p>
          </table:table-cell>
          <table:table-cell table:formula="of:=[.A24]*[.C24]" office:value-type="float" office:value="56.6534265441425" calcext:value-type="float">
            <text:p>56.6534</text:p>
          </table:table-cell>
          <table:table-cell/>
        </table:table-row>
        <table:table-row table:style-name="ro1">
          <table:table-cell office:value-type="float" office:value="23.004" calcext:value-type="float">
            <text:p>23.004</text:p>
          </table:table-cell>
          <table:table-cell office:value-type="float" office:value="13.1186" calcext:value-type="float">
            <text:p>13.1186</text:p>
          </table:table-cell>
          <table:table-cell table:formula="of:=LOG([.B25]; EXP(1))" office:value-type="float" office:value="2.57403107050524" calcext:value-type="float">
            <text:p>2.574</text:p>
          </table:table-cell>
          <table:table-cell table:formula="of:=[.A25]*[.A25]" office:value-type="float" office:value="529.184016" calcext:value-type="float">
            <text:p>529.184</text:p>
          </table:table-cell>
          <table:table-cell table:formula="of:=[.C25]*[.C25]" office:value-type="float" office:value="6.62563595192635" calcext:value-type="float">
            <text:p>6.6256</text:p>
          </table:table-cell>
          <table:table-cell table:formula="of:=[.A25]*[.C25]" office:value-type="float" office:value="59.2130107459025" calcext:value-type="float">
            <text:p>59.213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.1009" calcext:value-type="float">
            <text:p>13.1009</text:p>
          </table:table-cell>
          <table:table-cell table:formula="of:=LOG([.B26]; EXP(1))" office:value-type="float" office:value="2.57268093013729" calcext:value-type="float">
            <text:p>2.573</text:p>
          </table:table-cell>
          <table:table-cell table:formula="of:=[.A26]*[.A26]" office:value-type="float" office:value="576" calcext:value-type="float">
            <text:p>576.000</text:p>
          </table:table-cell>
          <table:table-cell table:formula="of:=[.C26]*[.C26]" office:value-type="float" office:value="6.61868716829206" calcext:value-type="float">
            <text:p>6.6187</text:p>
          </table:table-cell>
          <table:table-cell table:formula="of:=[.A26]*[.C26]" office:value-type="float" office:value="61.7443423232949" calcext:value-type="float">
            <text:p>61.7443</text:p>
          </table:table-cell>
          <table:table-cell/>
        </table:table-row>
        <table:table-row table:style-name="ro1">
          <table:table-cell office:value-type="float" office:value="24.999" calcext:value-type="float">
            <text:p>24.999</text:p>
          </table:table-cell>
          <table:table-cell office:value-type="float" office:value="13.0835" calcext:value-type="float">
            <text:p>13.0835</text:p>
          </table:table-cell>
          <table:table-cell table:formula="of:=LOG([.B27]; EXP(1))" office:value-type="float" office:value="2.57135189433267" calcext:value-type="float">
            <text:p>2.571</text:p>
          </table:table-cell>
          <table:table-cell table:formula="of:=[.A27]*[.A27]" office:value-type="float" office:value="624.950001" calcext:value-type="float">
            <text:p>624.950</text:p>
          </table:table-cell>
          <table:table-cell table:formula="of:=[.C27]*[.C27]" office:value-type="float" office:value="6.61185056448822" calcext:value-type="float">
            <text:p>6.6119</text:p>
          </table:table-cell>
          <table:table-cell table:formula="of:=[.A27]*[.C27]" office:value-type="float" office:value="64.2812260064225" calcext:value-type="float">
            <text:p>64.281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066" calcext:value-type="float">
            <text:p>13.066</text:p>
          </table:table-cell>
          <table:table-cell table:formula="of:=LOG([.B28]; EXP(1))" office:value-type="float" office:value="2.57001343641856" calcext:value-type="float">
            <text:p>2.570</text:p>
          </table:table-cell>
          <table:table-cell table:formula="of:=[.A28]*[.A28]" office:value-type="float" office:value="676" calcext:value-type="float">
            <text:p>676.000</text:p>
          </table:table-cell>
          <table:table-cell table:formula="of:=[.C28]*[.C28]" office:value-type="float" office:value="6.60496906337193" calcext:value-type="float">
            <text:p>6.6050</text:p>
          </table:table-cell>
          <table:table-cell table:formula="of:=[.A28]*[.C28]" office:value-type="float" office:value="66.8203493468825" calcext:value-type="float">
            <text:p>66.8203</text:p>
          </table:table-cell>
          <table:table-cell/>
        </table:table-row>
        <table:table-row table:style-name="ro1">
          <table:table-cell office:value-type="float" office:value="26.999" calcext:value-type="float">
            <text:p>26.999</text:p>
          </table:table-cell>
          <table:table-cell office:value-type="float" office:value="13.0484" calcext:value-type="float">
            <text:p>13.0484</text:p>
          </table:table-cell>
          <table:table-cell table:formula="of:=LOG([.B29]; EXP(1))" office:value-type="float" office:value="2.56866552088807" calcext:value-type="float">
            <text:p>2.569</text:p>
          </table:table-cell>
          <table:table-cell table:formula="of:=[.A29]*[.A29]" office:value-type="float" office:value="728.946001" calcext:value-type="float">
            <text:p>728.946</text:p>
          </table:table-cell>
          <table:table-cell table:formula="of:=[.C29]*[.C29]" office:value-type="float" office:value="6.59804255819916" calcext:value-type="float">
            <text:p>6.5980</text:p>
          </table:table-cell>
          <table:table-cell table:formula="of:=[.A29]*[.C29]" office:value-type="float" office:value="69.3514003984569" calcext:value-type="float">
            <text:p>69.3514</text:p>
          </table:table-cell>
          <table:table-cell/>
        </table:table-row>
        <table:table-row table:style-name="ro1">
          <table:table-cell office:value-type="float" office:value="27.999" calcext:value-type="float">
            <text:p>27.999</text:p>
          </table:table-cell>
          <table:table-cell office:value-type="float" office:value="13.0299" calcext:value-type="float">
            <text:p>13.0299</text:p>
          </table:table-cell>
          <table:table-cell table:formula="of:=LOG([.B30]; EXP(1))" office:value-type="float" office:value="2.56724671651022" calcext:value-type="float">
            <text:p>2.567</text:p>
          </table:table-cell>
          <table:table-cell table:formula="of:=[.A30]*[.A30]" office:value-type="float" office:value="783.944001" calcext:value-type="float">
            <text:p>783.944</text:p>
          </table:table-cell>
          <table:table-cell table:formula="of:=[.C30]*[.C30]" office:value-type="float" office:value="6.59075570343251" calcext:value-type="float">
            <text:p>6.5908</text:p>
          </table:table-cell>
          <table:table-cell table:formula="of:=[.A30]*[.C30]" office:value-type="float" office:value="71.8803408155697" calcext:value-type="float">
            <text:p>71.880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0123" calcext:value-type="float">
            <text:p>13.0123</text:p>
          </table:table-cell>
          <table:table-cell table:formula="of:=LOG([.B31]; EXP(1))" office:value-type="float" office:value="2.56589506398627" calcext:value-type="float">
            <text:p>2.566</text:p>
          </table:table-cell>
          <table:table-cell table:formula="of:=[.A31]*[.A31]" office:value-type="float" office:value="841" calcext:value-type="float">
            <text:p>841.000</text:p>
          </table:table-cell>
          <table:table-cell table:formula="of:=[.C31]*[.C31]" office:value-type="float" office:value="6.58381747938913" calcext:value-type="float">
            <text:p>6.5838</text:p>
          </table:table-cell>
          <table:table-cell table:formula="of:=[.A31]*[.C31]" office:value-type="float" office:value="74.410956855602" calcext:value-type="float">
            <text:p>74.4110</text:p>
          </table:table-cell>
          <table:table-cell/>
        </table:table-row>
        <table:table-row table:style-name="ro1">
          <table:table-cell office:value-type="float" office:value="29.999" calcext:value-type="float">
            <text:p>29.999</text:p>
          </table:table-cell>
          <table:table-cell office:value-type="float" office:value="12.9952" calcext:value-type="float">
            <text:p>12.9952</text:p>
          </table:table-cell>
          <table:table-cell table:formula="of:=LOG([.B32]; EXP(1))" office:value-type="float" office:value="2.56458005850984" calcext:value-type="float">
            <text:p>2.565</text:p>
          </table:table-cell>
          <table:table-cell table:formula="of:=[.A32]*[.A32]" office:value-type="float" office:value="899.940001" calcext:value-type="float">
            <text:p>899.940</text:p>
          </table:table-cell>
          <table:table-cell table:formula="of:=[.C32]*[.C32]" office:value-type="float" office:value="6.57707087650634" calcext:value-type="float">
            <text:p>6.5771</text:p>
          </table:table-cell>
          <table:table-cell table:formula="of:=[.A32]*[.C32]" office:value-type="float" office:value="76.9348371752367" calcext:value-type="float">
            <text:p>76.9348</text:p>
          </table:table-cell>
          <table:table-cell/>
        </table:table-row>
        <table:table-row table:style-name="ro1">
          <table:table-cell office:value-type="float" office:value="30.999" calcext:value-type="float">
            <text:p>30.999</text:p>
          </table:table-cell>
          <table:table-cell office:value-type="float" office:value="12.9782" calcext:value-type="float">
            <text:p>12.9782</text:p>
          </table:table-cell>
          <table:table-cell table:formula="of:=LOG([.B33]; EXP(1))" office:value-type="float" office:value="2.56327102677526" calcext:value-type="float">
            <text:p>2.563</text:p>
          </table:table-cell>
          <table:table-cell table:formula="of:=[.A33]*[.A33]" office:value-type="float" office:value="960.938001" calcext:value-type="float">
            <text:p>960.938</text:p>
          </table:table-cell>
          <table:table-cell table:formula="of:=[.C33]*[.C33]" office:value-type="float" office:value="6.57035835670547" calcext:value-type="float">
            <text:p>6.5704</text:p>
          </table:table-cell>
          <table:table-cell table:formula="of:=[.A33]*[.C33]" office:value-type="float" office:value="79.4588385590062" calcext:value-type="float">
            <text:p>79.458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9613" calcext:value-type="float">
            <text:p>12.9613</text:p>
          </table:table-cell>
          <table:table-cell table:formula="of:=LOG([.B34]; EXP(1))" office:value-type="float" office:value="2.56196799453553" calcext:value-type="float">
            <text:p>2.562</text:p>
          </table:table-cell>
          <table:table-cell table:formula="of:=[.A34]*[.A34]" office:value-type="float" office:value="1024" calcext:value-type="float">
            <text:p>1024.000</text:p>
          </table:table-cell>
          <table:table-cell table:formula="of:=[.C34]*[.C34]" office:value-type="float" office:value="6.5636800050244" calcext:value-type="float">
            <text:p>6.5637</text:p>
          </table:table-cell>
          <table:table-cell table:formula="of:=[.A34]*[.C34]" office:value-type="float" office:value="81.9829758251369" calcext:value-type="float">
            <text:p>81.983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9423" calcext:value-type="float">
            <text:p>12.9423</text:p>
          </table:table-cell>
          <table:table-cell table:formula="of:=LOG([.B35]; EXP(1))" office:value-type="float" office:value="2.56050101670948" calcext:value-type="float">
            <text:p>2.561</text:p>
          </table:table-cell>
          <table:table-cell table:formula="of:=[.A35]*[.A35]" office:value-type="float" office:value="1089" calcext:value-type="float">
            <text:p>1089.000</text:p>
          </table:table-cell>
          <table:table-cell table:formula="of:=[.C35]*[.C35]" office:value-type="float" office:value="6.5561654565703" calcext:value-type="float">
            <text:p>6.5562</text:p>
          </table:table-cell>
          <table:table-cell table:formula="of:=[.A35]*[.C35]" office:value-type="float" office:value="84.496533551413" calcext:value-type="float">
            <text:p>84.4965</text:p>
          </table:table-cell>
          <table:table-cell/>
        </table:table-row>
        <table:table-row table:style-name="ro1">
          <table:table-cell office:value-type="float" office:value="33.999" calcext:value-type="float">
            <text:p>33.999</text:p>
          </table:table-cell>
          <table:table-cell office:value-type="float" office:value="12.926" calcext:value-type="float">
            <text:p>12.926</text:p>
          </table:table-cell>
          <table:table-cell table:formula="of:=LOG([.B36]; EXP(1))" office:value-type="float" office:value="2.5592407868407" calcext:value-type="float">
            <text:p>2.559</text:p>
          </table:table-cell>
          <table:table-cell table:formula="of:=[.A36]*[.A36]" office:value-type="float" office:value="1155.932001" calcext:value-type="float">
            <text:p>1155.932</text:p>
          </table:table-cell>
          <table:table-cell table:formula="of:=[.C36]*[.C36]" office:value-type="float" office:value="6.54971340502902" calcext:value-type="float">
            <text:p>6.5497</text:p>
          </table:table-cell>
          <table:table-cell table:formula="of:=[.A36]*[.C36]" office:value-type="float" office:value="87.0116275117971" calcext:value-type="float">
            <text:p>87.011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9086" calcext:value-type="float">
            <text:p>12.9086</text:p>
          </table:table-cell>
          <table:table-cell table:formula="of:=LOG([.B37]; EXP(1))" office:value-type="float" office:value="2.55789375591079" calcext:value-type="float">
            <text:p>2.558</text:p>
          </table:table-cell>
          <table:table-cell table:formula="of:=[.A37]*[.A37]" office:value-type="float" office:value="1225" calcext:value-type="float">
            <text:p>1225.000</text:p>
          </table:table-cell>
          <table:table-cell table:formula="of:=[.C37]*[.C37]" office:value-type="float" office:value="6.54282046652739" calcext:value-type="float">
            <text:p>6.5428</text:p>
          </table:table-cell>
          <table:table-cell table:formula="of:=[.A37]*[.C37]" office:value-type="float" office:value="89.5262814568775" calcext:value-type="float">
            <text:p>89.5263</text:p>
          </table:table-cell>
          <table:table-cell/>
        </table:table-row>
        <table:table-row table:style-name="ro1">
          <table:table-cell office:value-type="float" office:value="35.999" calcext:value-type="float">
            <text:p>35.999</text:p>
          </table:table-cell>
          <table:table-cell office:value-type="float" office:value="12.8902" calcext:value-type="float">
            <text:p>12.8902</text:p>
          </table:table-cell>
          <table:table-cell table:formula="of:=LOG([.B38]; EXP(1))" office:value-type="float" office:value="2.55646733273453" calcext:value-type="float">
            <text:p>2.556</text:p>
          </table:table-cell>
          <table:table-cell table:formula="of:=[.A38]*[.A38]" office:value-type="float" office:value="1295.928001" calcext:value-type="float">
            <text:p>1295.928</text:p>
          </table:table-cell>
          <table:table-cell table:formula="of:=[.C38]*[.C38]" office:value-type="float" office:value="6.53552522333879" calcext:value-type="float">
            <text:p>6.5355</text:p>
          </table:table-cell>
          <table:table-cell table:formula="of:=[.A38]*[.C38]" office:value-type="float" office:value="92.0302675111103" calcext:value-type="float">
            <text:p>92.0303</text:p>
          </table:table-cell>
          <table:table-cell/>
        </table:table-row>
        <table:table-row table:style-name="ro1">
          <table:table-cell office:value-type="float" office:value="36.999" calcext:value-type="float">
            <text:p>36.999</text:p>
          </table:table-cell>
          <table:table-cell office:value-type="float" office:value="12.8733" calcext:value-type="float">
            <text:p>12.8733</text:p>
          </table:table-cell>
          <table:table-cell table:formula="of:=LOG([.B39]; EXP(1))" office:value-type="float" office:value="2.55515539899695" calcext:value-type="float">
            <text:p>2.555</text:p>
          </table:table-cell>
          <table:table-cell table:formula="of:=[.A39]*[.A39]" office:value-type="float" office:value="1368.926001" calcext:value-type="float">
            <text:p>1368.926</text:p>
          </table:table-cell>
          <table:table-cell table:formula="of:=[.C39]*[.C39]" office:value-type="float" office:value="6.52881911302328" calcext:value-type="float">
            <text:p>6.5288</text:p>
          </table:table-cell>
          <table:table-cell table:formula="of:=[.A39]*[.C39]" office:value-type="float" office:value="94.5381946074883" calcext:value-type="float">
            <text:p>94.538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8563" calcext:value-type="float">
            <text:p>12.8563</text:p>
          </table:table-cell>
          <table:table-cell table:formula="of:=LOG([.B40]; EXP(1))" office:value-type="float" office:value="2.55383396357054" calcext:value-type="float">
            <text:p>2.554</text:p>
          </table:table-cell>
          <table:table-cell table:formula="of:=[.A40]*[.A40]" office:value-type="float" office:value="1444" calcext:value-type="float">
            <text:p>1444.000</text:p>
          </table:table-cell>
          <table:table-cell table:formula="of:=[.C40]*[.C40]" office:value-type="float" office:value="6.5220679134864" calcext:value-type="float">
            <text:p>6.5221</text:p>
          </table:table-cell>
          <table:table-cell table:formula="of:=[.A40]*[.C40]" office:value-type="float" office:value="97.0456906156804" calcext:value-type="float">
            <text:p>97.0457</text:p>
          </table:table-cell>
          <table:table-cell/>
        </table:table-row>
        <table:table-row table:style-name="ro1">
          <table:table-cell office:value-type="float" office:value="38.999" calcext:value-type="float">
            <text:p>38.999</text:p>
          </table:table-cell>
          <table:table-cell office:value-type="float" office:value="12.838" calcext:value-type="float">
            <text:p>12.838</text:p>
          </table:table-cell>
          <table:table-cell table:formula="of:=LOG([.B41]; EXP(1))" office:value-type="float" office:value="2.55240952288959" calcext:value-type="float">
            <text:p>2.552</text:p>
          </table:table-cell>
          <table:table-cell table:formula="of:=[.A41]*[.A41]" office:value-type="float" office:value="1520.922001" calcext:value-type="float">
            <text:p>1520.922</text:p>
          </table:table-cell>
          <table:table-cell table:formula="of:=[.C41]*[.C41]" office:value-type="float" office:value="6.51479437253745" calcext:value-type="float">
            <text:p>6.5148</text:p>
          </table:table-cell>
          <table:table-cell table:formula="of:=[.A41]*[.C41]" office:value-type="float" office:value="99.541418983171" calcext:value-type="float">
            <text:p>99.541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8211" calcext:value-type="float">
            <text:p>12.8211</text:p>
          </table:table-cell>
          <table:table-cell table:formula="of:=LOG([.B42]; EXP(1))" office:value-type="float" office:value="2.55109225124376" calcext:value-type="float">
            <text:p>2.551</text:p>
          </table:table-cell>
          <table:table-cell table:formula="of:=[.A42]*[.A42]" office:value-type="float" office:value="1600" calcext:value-type="float">
            <text:p>1600.000</text:p>
          </table:table-cell>
          <table:table-cell table:formula="of:=[.C42]*[.C42]" office:value-type="float" office:value="6.50807167435594" calcext:value-type="float">
            <text:p>6.5081</text:p>
          </table:table-cell>
          <table:table-cell table:formula="of:=[.A42]*[.C42]" office:value-type="float" office:value="102.04369004975" calcext:value-type="float">
            <text:p>102.0437</text:p>
          </table:table-cell>
          <table:table-cell/>
        </table:table-row>
        <table:table-row table:style-name="ro1">
          <table:table-cell office:value-type="float" office:value="40.999" calcext:value-type="float">
            <text:p>40.999</text:p>
          </table:table-cell>
          <table:table-cell office:value-type="float" office:value="12.8033" calcext:value-type="float">
            <text:p>12.8033</text:p>
          </table:table-cell>
          <table:table-cell table:formula="of:=LOG([.B43]; EXP(1))" office:value-type="float" office:value="2.54970295019764" calcext:value-type="float">
            <text:p>2.550</text:p>
          </table:table-cell>
          <table:table-cell table:formula="of:=[.A43]*[.A43]" office:value-type="float" office:value="1680.918001" calcext:value-type="float">
            <text:p>1680.918</text:p>
          </table:table-cell>
          <table:table-cell table:formula="of:=[.C43]*[.C43]" office:value-type="float" office:value="6.50098513424655" calcext:value-type="float">
            <text:p>6.5010</text:p>
          </table:table-cell>
          <table:table-cell table:formula="of:=[.A43]*[.C43]" office:value-type="float" office:value="104.535271255153" calcext:value-type="float">
            <text:p>104.535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7864" calcext:value-type="float">
            <text:p>12.7864</text:p>
          </table:table-cell>
          <table:table-cell table:formula="of:=LOG([.B44]; EXP(1))" office:value-type="float" office:value="2.54838210607231" calcext:value-type="float">
            <text:p>2.548</text:p>
          </table:table-cell>
          <table:table-cell table:formula="of:=[.A44]*[.A44]" office:value-type="float" office:value="1764" calcext:value-type="float">
            <text:p>1764.000</text:p>
          </table:table-cell>
          <table:table-cell table:formula="of:=[.C44]*[.C44]" office:value-type="float" office:value="6.49425135854953" calcext:value-type="float">
            <text:p>6.4943</text:p>
          </table:table-cell>
          <table:table-cell table:formula="of:=[.A44]*[.C44]" office:value-type="float" office:value="107.032048455037" calcext:value-type="float">
            <text:p>107.0320</text:p>
          </table:table-cell>
          <table:table-cell/>
        </table:table-row>
        <table:table-row table:style-name="ro1">
          <table:table-cell office:value-type="float" office:value="42.999" calcext:value-type="float">
            <text:p>42.999</text:p>
          </table:table-cell>
          <table:table-cell office:value-type="float" office:value="12.7681" calcext:value-type="float">
            <text:p>12.7681</text:p>
          </table:table-cell>
          <table:table-cell table:formula="of:=LOG([.B45]; EXP(1))" office:value-type="float" office:value="2.54694987275698" calcext:value-type="float">
            <text:p>2.547</text:p>
          </table:table-cell>
          <table:table-cell table:formula="of:=[.A45]*[.A45]" office:value-type="float" office:value="1848.914001" calcext:value-type="float">
            <text:p>1848.914</text:p>
          </table:table-cell>
          <table:table-cell table:formula="of:=[.C45]*[.C45]" office:value-type="float" office:value="6.48695365433681" calcext:value-type="float">
            <text:p>6.4870</text:p>
          </table:table-cell>
          <table:table-cell table:formula="of:=[.A45]*[.C45]" office:value-type="float" office:value="109.516297578678" calcext:value-type="float">
            <text:p>109.5163</text:p>
          </table:table-cell>
          <table:table-cell/>
        </table:table-row>
        <table:table-row table:style-name="ro1">
          <table:table-cell office:value-type="float" office:value="43.999" calcext:value-type="float">
            <text:p>43.999</text:p>
          </table:table-cell>
          <table:table-cell office:value-type="float" office:value="12.7525" calcext:value-type="float">
            <text:p>12.7525</text:p>
          </table:table-cell>
          <table:table-cell table:formula="of:=LOG([.B46]; EXP(1))" office:value-type="float" office:value="2.54572733081494" calcext:value-type="float">
            <text:p>2.546</text:p>
          </table:table-cell>
          <table:table-cell table:formula="of:=[.A46]*[.A46]" office:value-type="float" office:value="1935.912001" calcext:value-type="float">
            <text:p>1935.912</text:p>
          </table:table-cell>
          <table:table-cell table:formula="of:=[.C46]*[.C46]" office:value-type="float" office:value="6.48072764285818" calcext:value-type="float">
            <text:p>6.4807</text:p>
          </table:table-cell>
          <table:table-cell table:formula="of:=[.A46]*[.C46]" office:value-type="float" office:value="112.009456828527" calcext:value-type="float">
            <text:p>112.0095</text:p>
          </table:table-cell>
          <table:table-cell/>
        </table:table-row>
        <table:table-row table:style-name="ro1">
          <table:table-cell office:value-type="float" office:value="44.999" calcext:value-type="float">
            <text:p>44.999</text:p>
          </table:table-cell>
          <table:table-cell office:value-type="float" office:value="12.7342" calcext:value-type="float">
            <text:p>12.7342</text:p>
          </table:table-cell>
          <table:table-cell table:formula="of:=LOG([.B47]; EXP(1))" office:value-type="float" office:value="2.54429128745548" calcext:value-type="float">
            <text:p>2.544</text:p>
          </table:table-cell>
          <table:table-cell table:formula="of:=[.A47]*[.A47]" office:value-type="float" office:value="2024.910001" calcext:value-type="float">
            <text:p>2024.910</text:p>
          </table:table-cell>
          <table:table-cell table:formula="of:=[.C47]*[.C47]" office:value-type="float" office:value="6.47341815542184" calcext:value-type="float">
            <text:p>6.4734</text:p>
          </table:table-cell>
          <table:table-cell table:formula="of:=[.A47]*[.C47]" office:value-type="float" office:value="114.490563644209" calcext:value-type="float">
            <text:p>114.4906</text:p>
          </table:table-cell>
          <table:table-cell/>
        </table:table-row>
        <table:table-row table:style-name="ro1">
          <table:table-cell office:value-type="float" office:value="45.999" calcext:value-type="float">
            <text:p>45.999</text:p>
          </table:table-cell>
          <table:table-cell office:value-type="float" office:value="12.7181" calcext:value-type="float">
            <text:p>12.7181</text:p>
          </table:table-cell>
          <table:table-cell table:formula="of:=LOG([.B48]; EXP(1))" office:value-type="float" office:value="2.54302617568582" calcext:value-type="float">
            <text:p>2.543</text:p>
          </table:table-cell>
          <table:table-cell table:formula="of:=[.A48]*[.A48]" office:value-type="float" office:value="2115.908001" calcext:value-type="float">
            <text:p>2115.908</text:p>
          </table:table-cell>
          <table:table-cell table:formula="of:=[.C48]*[.C48]" office:value-type="float" office:value="6.46698213022327" calcext:value-type="float">
            <text:p>6.4670</text:p>
          </table:table-cell>
          <table:table-cell table:formula="of:=[.A48]*[.C48]" office:value-type="float" office:value="116.976661055372" calcext:value-type="float">
            <text:p>116.9767</text:p>
          </table:table-cell>
          <table:table-cell/>
        </table:table-row>
        <table:table-row table:style-name="ro1">
          <table:table-cell office:value-type="float" office:value="47.004" calcext:value-type="float">
            <text:p>47.004</text:p>
          </table:table-cell>
          <table:table-cell office:value-type="float" office:value="12.7003" calcext:value-type="float">
            <text:p>12.7003</text:p>
          </table:table-cell>
          <table:table-cell table:formula="of:=LOG([.B49]; EXP(1))" office:value-type="float" office:value="2.54162561523279" calcext:value-type="float">
            <text:p>2.542</text:p>
          </table:table-cell>
          <table:table-cell table:formula="of:=[.A49]*[.A49]" office:value-type="float" office:value="2209.376016" calcext:value-type="float">
            <text:p>2209.376</text:p>
          </table:table-cell>
          <table:table-cell table:formula="of:=[.C49]*[.C49]" office:value-type="float" office:value="6.45986076800748" calcext:value-type="float">
            <text:p>6.4599</text:p>
          </table:table-cell>
          <table:table-cell table:formula="of:=[.A49]*[.C49]" office:value-type="float" office:value="119.466570418402" calcext:value-type="float">
            <text:p>119.466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6842" calcext:value-type="float">
            <text:p>12.6842</text:p>
          </table:table-cell>
          <table:table-cell table:formula="of:=LOG([.B50]; EXP(1))" office:value-type="float" office:value="2.54035712444835" calcext:value-type="float">
            <text:p>2.540</text:p>
          </table:table-cell>
          <table:table-cell table:formula="of:=[.A50]*[.A50]" office:value-type="float" office:value="2304" calcext:value-type="float">
            <text:p>2304.000</text:p>
          </table:table-cell>
          <table:table-cell table:formula="of:=[.C50]*[.C50]" office:value-type="float" office:value="6.4534143197355" calcext:value-type="float">
            <text:p>6.4534</text:p>
          </table:table-cell>
          <table:table-cell table:formula="of:=[.A50]*[.C50]" office:value-type="float" office:value="121.937141973521" calcext:value-type="float">
            <text:p>121.937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.6656" calcext:value-type="float">
            <text:p>12.6656</text:p>
          </table:table-cell>
          <table:table-cell table:formula="of:=LOG([.B51]; EXP(1))" office:value-type="float" office:value="2.53888965698605" calcext:value-type="float">
            <text:p>2.539</text:p>
          </table:table-cell>
          <table:table-cell table:formula="of:=[.A51]*[.A51]" office:value-type="float" office:value="2401" calcext:value-type="float">
            <text:p>2401.000</text:p>
          </table:table-cell>
          <table:table-cell table:formula="of:=[.C51]*[.C51]" office:value-type="float" office:value="6.44596069035077" calcext:value-type="float">
            <text:p>6.4460</text:p>
          </table:table-cell>
          <table:table-cell table:formula="of:=[.A51]*[.C51]" office:value-type="float" office:value="124.405593192317" calcext:value-type="float">
            <text:p>124.40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6473" calcext:value-type="float">
            <text:p>12.6473</text:p>
          </table:table-cell>
          <table:table-cell table:formula="of:=LOG([.B52]; EXP(1))" office:value-type="float" office:value="2.53744375365706" calcext:value-type="float">
            <text:p>2.537</text:p>
          </table:table-cell>
          <table:table-cell table:formula="of:=[.A52]*[.A52]" office:value-type="float" office:value="2500" calcext:value-type="float">
            <text:p>2500.000</text:p>
          </table:table-cell>
          <table:table-cell table:formula="of:=[.C52]*[.C52]" office:value-type="float" office:value="6.43862080297324" calcext:value-type="float">
            <text:p>6.4386</text:p>
          </table:table-cell>
          <table:table-cell table:formula="of:=[.A52]*[.C52]" office:value-type="float" office:value="126.872187682853" calcext:value-type="float">
            <text:p>126.8722</text:p>
          </table:table-cell>
          <table:table-cell/>
        </table:table-row>
        <table:table-row table:style-name="ro1">
          <table:table-cell office:value-type="float" office:value="50.999" calcext:value-type="float">
            <text:p>50.999</text:p>
          </table:table-cell>
          <table:table-cell office:value-type="float" office:value="12.6307" calcext:value-type="float">
            <text:p>12.6307</text:p>
          </table:table-cell>
          <table:table-cell table:formula="of:=LOG([.B53]; EXP(1))" office:value-type="float" office:value="2.53613035842119" calcext:value-type="float">
            <text:p>2.536</text:p>
          </table:table-cell>
          <table:table-cell table:formula="of:=[.A53]*[.A53]" office:value-type="float" office:value="2600.898001" calcext:value-type="float">
            <text:p>2600.898</text:p>
          </table:table-cell>
          <table:table-cell table:formula="of:=[.C53]*[.C53]" office:value-type="float" office:value="6.43195719490557" calcext:value-type="float">
            <text:p>6.4320</text:p>
          </table:table-cell>
          <table:table-cell table:formula="of:=[.A53]*[.C53]" office:value-type="float" office:value="129.340112149122" calcext:value-type="float">
            <text:p>129.340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6142" calcext:value-type="float">
            <text:p>12.6142</text:p>
          </table:table-cell>
          <table:table-cell table:formula="of:=LOG([.B54]; EXP(1))" office:value-type="float" office:value="2.53482316351453" calcext:value-type="float">
            <text:p>2.535</text:p>
          </table:table-cell>
          <table:table-cell table:formula="of:=[.A54]*[.A54]" office:value-type="float" office:value="2704" calcext:value-type="float">
            <text:p>2704.000</text:p>
          </table:table-cell>
          <table:table-cell table:formula="of:=[.C54]*[.C54]" office:value-type="float" office:value="6.4253284702898" calcext:value-type="float">
            <text:p>6.4253</text:p>
          </table:table-cell>
          <table:table-cell table:formula="of:=[.A54]*[.C54]" office:value-type="float" office:value="131.810804502755" calcext:value-type="float">
            <text:p>131.8108</text:p>
          </table:table-cell>
          <table:table-cell/>
        </table:table-row>
        <table:table-row table:style-name="ro1">
          <table:table-cell office:value-type="float" office:value="53.004" calcext:value-type="float">
            <text:p>53.004</text:p>
          </table:table-cell>
          <table:table-cell office:value-type="float" office:value="12.597" calcext:value-type="float">
            <text:p>12.597</text:p>
          </table:table-cell>
          <table:table-cell table:formula="of:=LOG([.B55]; EXP(1))" office:value-type="float" office:value="2.53345869037017" calcext:value-type="float">
            <text:p>2.533</text:p>
          </table:table-cell>
          <table:table-cell table:formula="of:=[.A55]*[.A55]" office:value-type="float" office:value="2809.424016" calcext:value-type="float">
            <text:p>2809.424</text:p>
          </table:table-cell>
          <table:table-cell table:formula="of:=[.C55]*[.C55]" office:value-type="float" office:value="6.41841293581212" calcext:value-type="float">
            <text:p>6.4184</text:p>
          </table:table-cell>
          <table:table-cell table:formula="of:=[.A55]*[.C55]" office:value-type="float" office:value="134.28344442438" calcext:value-type="float">
            <text:p>134.283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5809" calcext:value-type="float">
            <text:p>12.5809</text:p>
          </table:table-cell>
          <table:table-cell table:formula="of:=LOG([.B56]; EXP(1))" office:value-type="float" office:value="2.53217979084364" calcext:value-type="float">
            <text:p>2.532</text:p>
          </table:table-cell>
          <table:table-cell table:formula="of:=[.A56]*[.A56]" office:value-type="float" office:value="2916" calcext:value-type="float">
            <text:p>2916.000</text:p>
          </table:table-cell>
          <table:table-cell table:formula="of:=[.C56]*[.C56]" office:value-type="float" office:value="6.41193449315696" calcext:value-type="float">
            <text:p>6.4119</text:p>
          </table:table-cell>
          <table:table-cell table:formula="of:=[.A56]*[.C56]" office:value-type="float" office:value="136.737708705557" calcext:value-type="float">
            <text:p>136.7377</text:p>
          </table:table-cell>
          <table:table-cell/>
        </table:table-row>
        <table:table-row table:style-name="ro1">
          <table:table-cell office:value-type="float" office:value="54.999" calcext:value-type="float">
            <text:p>54.999</text:p>
          </table:table-cell>
          <table:table-cell office:value-type="float" office:value="12.5625" calcext:value-type="float">
            <text:p>12.5625</text:p>
          </table:table-cell>
          <table:table-cell table:formula="of:=LOG([.B57]; EXP(1))" office:value-type="float" office:value="2.53071618581929" calcext:value-type="float">
            <text:p>2.531</text:p>
          </table:table-cell>
          <table:table-cell table:formula="of:=[.A57]*[.A57]" office:value-type="float" office:value="3024.890001" calcext:value-type="float">
            <text:p>3024.890</text:p>
          </table:table-cell>
          <table:table-cell table:formula="of:=[.C57]*[.C57]" office:value-type="float" office:value="6.40452441316776" calcext:value-type="float">
            <text:p>6.4045</text:p>
          </table:table-cell>
          <table:table-cell table:formula="of:=[.A57]*[.C57]" office:value-type="float" office:value="139.186859503875" calcext:value-type="float">
            <text:p>139.1869</text:p>
          </table:table-cell>
          <table:table-cell/>
        </table:table-row>
        <table:table-row table:style-name="ro1">
          <table:table-cell office:value-type="float" office:value="55.999" calcext:value-type="float">
            <text:p>55.999</text:p>
          </table:table-cell>
          <table:table-cell office:value-type="float" office:value="12.5454" calcext:value-type="float">
            <text:p>12.5454</text:p>
          </table:table-cell>
          <table:table-cell table:formula="of:=LOG([.B58]; EXP(1))" office:value-type="float" office:value="2.5293540645233" calcext:value-type="float">
            <text:p>2.529</text:p>
          </table:table-cell>
          <table:table-cell table:formula="of:=[.A58]*[.A58]" office:value-type="float" office:value="3135.888001" calcext:value-type="float">
            <text:p>3135.888</text:p>
          </table:table-cell>
          <table:table-cell table:formula="of:=[.C58]*[.C58]" office:value-type="float" office:value="6.39763198372051" calcext:value-type="float">
            <text:p>6.3976</text:p>
          </table:table-cell>
          <table:table-cell table:formula="of:=[.A58]*[.C58]" office:value-type="float" office:value="141.64129825924" calcext:value-type="float">
            <text:p>141.641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5298" calcext:value-type="float">
            <text:p>12.5298</text:p>
          </table:table-cell>
          <table:table-cell table:formula="of:=LOG([.B59]; EXP(1))" office:value-type="float" office:value="2.52810980708865" calcext:value-type="float">
            <text:p>2.528</text:p>
          </table:table-cell>
          <table:table-cell table:formula="of:=[.A59]*[.A59]" office:value-type="float" office:value="3249" calcext:value-type="float">
            <text:p>3249.000</text:p>
          </table:table-cell>
          <table:table-cell table:formula="of:=[.C59]*[.C59]" office:value-type="float" office:value="6.3913391966978" calcext:value-type="float">
            <text:p>6.3913</text:p>
          </table:table-cell>
          <table:table-cell table:formula="of:=[.A59]*[.C59]" office:value-type="float" office:value="144.102259004053" calcext:value-type="float">
            <text:p>144.1023</text:p>
          </table:table-cell>
          <table:table-cell/>
        </table:table-row>
        <table:table-row table:style-name="ro1">
          <table:table-cell office:value-type="float" office:value="57.999" calcext:value-type="float">
            <text:p>57.999</text:p>
          </table:table-cell>
          <table:table-cell office:value-type="float" office:value="12.5138" calcext:value-type="float">
            <text:p>12.5138</text:p>
          </table:table-cell>
          <table:table-cell table:formula="of:=LOG([.B60]; EXP(1))" office:value-type="float" office:value="2.52683203534841" calcext:value-type="float">
            <text:p>2.527</text:p>
          </table:table-cell>
          <table:table-cell table:formula="of:=[.A60]*[.A60]" office:value-type="float" office:value="3363.884001" calcext:value-type="float">
            <text:p>3363.884</text:p>
          </table:table-cell>
          <table:table-cell table:formula="of:=[.C60]*[.C60]" office:value-type="float" office:value="6.38488013486298" calcext:value-type="float">
            <text:p>6.3849</text:p>
          </table:table-cell>
          <table:table-cell table:formula="of:=[.A60]*[.C60]" office:value-type="float" office:value="146.553731218172" calcext:value-type="float">
            <text:p>146.553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4969" calcext:value-type="float">
            <text:p>12.4969</text:p>
          </table:table-cell>
          <table:table-cell table:formula="of:=LOG([.B61]; EXP(1))" office:value-type="float" office:value="2.52548061355117" calcext:value-type="float">
            <text:p>2.525</text:p>
          </table:table-cell>
          <table:table-cell table:formula="of:=[.A61]*[.A61]" office:value-type="float" office:value="3481" calcext:value-type="float">
            <text:p>3481.000</text:p>
          </table:table-cell>
          <table:table-cell table:formula="of:=[.C61]*[.C61]" office:value-type="float" office:value="6.3780523294228" calcext:value-type="float">
            <text:p>6.3781</text:p>
          </table:table-cell>
          <table:table-cell table:formula="of:=[.A61]*[.C61]" office:value-type="float" office:value="149.003356199519" calcext:value-type="float">
            <text:p>149.0034</text:p>
          </table:table-cell>
          <table:table-cell/>
        </table:table-row>
        <table:table-row table:style-name="ro1">
          <table:table-cell office:value-type="float" office:value="59.999" calcext:value-type="float">
            <text:p>59.999</text:p>
          </table:table-cell>
          <table:table-cell office:value-type="float" office:value="12.4807" calcext:value-type="float">
            <text:p>12.4807</text:p>
          </table:table-cell>
          <table:table-cell table:formula="of:=LOG([.B62]; EXP(1))" office:value-type="float" office:value="2.5241834511119" calcext:value-type="float">
            <text:p>2.524</text:p>
          </table:table-cell>
          <table:table-cell table:formula="of:=[.A62]*[.A62]" office:value-type="float" office:value="3599.880001" calcext:value-type="float">
            <text:p>3599.880</text:p>
          </table:table-cell>
          <table:table-cell table:formula="of:=[.C62]*[.C62]" office:value-type="float" office:value="6.37150209486719" calcext:value-type="float">
            <text:p>6.3715</text:p>
          </table:table-cell>
          <table:table-cell table:formula="of:=[.A62]*[.C62]" office:value-type="float" office:value="151.448482883263" calcext:value-type="float">
            <text:p>151.4485</text:p>
          </table:table-cell>
          <table:table-cell/>
        </table:table-row>
        <table:table-row table:style-name="ro1">
          <table:table-cell office:value-type="float" office:value="60.999" calcext:value-type="float">
            <text:p>60.999</text:p>
          </table:table-cell>
          <table:table-cell office:value-type="float" office:value="12.4638" calcext:value-type="float">
            <text:p>12.4638</text:p>
          </table:table-cell>
          <table:table-cell table:formula="of:=LOG([.B63]; EXP(1))" office:value-type="float" office:value="2.52282844278656" calcext:value-type="float">
            <text:p>2.523</text:p>
          </table:table-cell>
          <table:table-cell table:formula="of:=[.A63]*[.A63]" office:value-type="float" office:value="3720.878001" calcext:value-type="float">
            <text:p>3720.878</text:p>
          </table:table-cell>
          <table:table-cell table:formula="of:=[.C63]*[.C63]" office:value-type="float" office:value="6.36466335173284" calcext:value-type="float">
            <text:p>6.3647</text:p>
          </table:table-cell>
          <table:table-cell table:formula="of:=[.A63]*[.C63]" office:value-type="float" office:value="153.890012181537" calcext:value-type="float">
            <text:p>153.8900</text:p>
          </table:table-cell>
          <table:table-cell/>
        </table:table-row>
        <table:table-row table:style-name="ro1">
          <table:table-cell office:value-type="float" office:value="61.999" calcext:value-type="float">
            <text:p>61.999</text:p>
          </table:table-cell>
          <table:table-cell office:value-type="float" office:value="12.447" calcext:value-type="float">
            <text:p>12.447</text:p>
          </table:table-cell>
          <table:table-cell table:formula="of:=LOG([.B64]; EXP(1))" office:value-type="float" office:value="2.52147963001884" calcext:value-type="float">
            <text:p>2.521</text:p>
          </table:table-cell>
          <table:table-cell table:formula="of:=[.A64]*[.A64]" office:value-type="float" office:value="3843.876001" calcext:value-type="float">
            <text:p>3843.876</text:p>
          </table:table-cell>
          <table:table-cell table:formula="of:=[.C64]*[.C64]" office:value-type="float" office:value="6.35785952459995" calcext:value-type="float">
            <text:p>6.3579</text:p>
          </table:table-cell>
          <table:table-cell table:formula="of:=[.A64]*[.C64]" office:value-type="float" office:value="156.329215581538" calcext:value-type="float">
            <text:p>156.329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.43" calcext:value-type="float">
            <text:p>12.43</text:p>
          </table:table-cell>
          <table:table-cell table:formula="of:=LOG([.B65]; EXP(1))" office:value-type="float" office:value="2.52011290552262" calcext:value-type="float">
            <text:p>2.520</text:p>
          </table:table-cell>
          <table:table-cell table:formula="of:=[.A65]*[.A65]" office:value-type="float" office:value="3969" calcext:value-type="float">
            <text:p>3969.000</text:p>
          </table:table-cell>
          <table:table-cell table:formula="of:=[.C65]*[.C65]" office:value-type="float" office:value="6.35096905658166" calcext:value-type="float">
            <text:p>6.3510</text:p>
          </table:table-cell>
          <table:table-cell table:formula="of:=[.A65]*[.C65]" office:value-type="float" office:value="158.767113047925" calcext:value-type="float">
            <text:p>158.7671</text:p>
          </table:table-cell>
          <table:table-cell/>
        </table:table-row>
        <table:table-row table:style-name="ro1">
          <table:table-cell office:value-type="float" office:value="63.999" calcext:value-type="float">
            <text:p>63.999</text:p>
          </table:table-cell>
          <table:table-cell office:value-type="float" office:value="12.4138" calcext:value-type="float">
            <text:p>12.4138</text:p>
          </table:table-cell>
          <table:table-cell table:formula="of:=LOG([.B66]; EXP(1))" office:value-type="float" office:value="2.51880875701908" calcext:value-type="float">
            <text:p>2.519</text:p>
          </table:table-cell>
          <table:table-cell table:formula="of:=[.A66]*[.A66]" office:value-type="float" office:value="4095.872001" calcext:value-type="float">
            <text:p>4095.872</text:p>
          </table:table-cell>
          <table:table-cell table:formula="of:=[.C66]*[.C66]" office:value-type="float" office:value="6.34439755443602" calcext:value-type="float">
            <text:p>6.3444</text:p>
          </table:table-cell>
          <table:table-cell table:formula="of:=[.A66]*[.C66]" office:value-type="float" office:value="161.201241640464" calcext:value-type="float">
            <text:p>161.2012</text:p>
          </table:table-cell>
          <table:table-cell/>
        </table:table-row>
        <table:table-row table:style-name="ro1">
          <table:table-cell office:value-type="float" office:value="65.004" calcext:value-type="float">
            <text:p>65.004</text:p>
          </table:table-cell>
          <table:table-cell office:value-type="float" office:value="12.3929" calcext:value-type="float">
            <text:p>12.3929</text:p>
          </table:table-cell>
          <table:table-cell table:formula="of:=LOG([.B67]; EXP(1))" office:value-type="float" office:value="2.51712372797893" calcext:value-type="float">
            <text:p>2.517</text:p>
          </table:table-cell>
          <table:table-cell table:formula="of:=[.A67]*[.A67]" office:value-type="float" office:value="4225.520016" calcext:value-type="float">
            <text:p>4225.520</text:p>
          </table:table-cell>
          <table:table-cell table:formula="of:=[.C67]*[.C67]" office:value-type="float" office:value="6.33591186195456" calcext:value-type="float">
            <text:p>6.3359</text:p>
          </table:table-cell>
          <table:table-cell table:formula="of:=[.A67]*[.C67]" office:value-type="float" office:value="163.623110813543" calcext:value-type="float">
            <text:p>163.6231</text:p>
          </table:table-cell>
          <table:table-cell/>
        </table:table-row>
        <table:table-row table:style-name="ro1">
          <table:table-cell office:value-type="float" office:value="65.999" calcext:value-type="float">
            <text:p>65.999</text:p>
          </table:table-cell>
          <table:table-cell office:value-type="float" office:value="12.3781" calcext:value-type="float">
            <text:p>12.3781</text:p>
          </table:table-cell>
          <table:table-cell table:formula="of:=LOG([.B68]; EXP(1))" office:value-type="float" office:value="2.51592878213411" calcext:value-type="float">
            <text:p>2.516</text:p>
          </table:table-cell>
          <table:table-cell table:formula="of:=[.A68]*[.A68]" office:value-type="float" office:value="4355.868001" calcext:value-type="float">
            <text:p>4355.868</text:p>
          </table:table-cell>
          <table:table-cell table:formula="of:=[.C68]*[.C68]" office:value-type="float" office:value="6.32989763677082" calcext:value-type="float">
            <text:p>6.3299</text:p>
          </table:table-cell>
          <table:table-cell table:formula="of:=[.A68]*[.C68]" office:value-type="float" office:value="166.048783692069" calcext:value-type="float">
            <text:p>166.048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.3633" calcext:value-type="float">
            <text:p>12.3633</text:p>
          </table:table-cell>
          <table:table-cell table:formula="of:=LOG([.B69]; EXP(1))" office:value-type="float" office:value="2.51473240668524" calcext:value-type="float">
            <text:p>2.515</text:p>
          </table:table-cell>
          <table:table-cell table:formula="of:=[.A69]*[.A69]" office:value-type="float" office:value="4489" calcext:value-type="float">
            <text:p>4489.000</text:p>
          </table:table-cell>
          <table:table-cell table:formula="of:=[.C69]*[.C69]" office:value-type="float" office:value="6.32387907723295" calcext:value-type="float">
            <text:p>6.3239</text:p>
          </table:table-cell>
          <table:table-cell table:formula="of:=[.A69]*[.C69]" office:value-type="float" office:value="168.487071247911" calcext:value-type="float">
            <text:p>168.4871</text:p>
          </table:table-cell>
          <table:table-cell/>
        </table:table-row>
        <table:table-row table:style-name="ro1">
          <table:table-cell office:value-type="float" office:value="67.999" calcext:value-type="float">
            <text:p>67.999</text:p>
          </table:table-cell>
          <table:table-cell office:value-type="float" office:value="12.3472" calcext:value-type="float">
            <text:p>12.3472</text:p>
          </table:table-cell>
          <table:table-cell table:formula="of:=LOG([.B70]; EXP(1))" office:value-type="float" office:value="2.5134293167212" calcext:value-type="float">
            <text:p>2.513</text:p>
          </table:table-cell>
          <table:table-cell table:formula="of:=[.A70]*[.A70]" office:value-type="float" office:value="4623.864001" calcext:value-type="float">
            <text:p>4623.864</text:p>
          </table:table-cell>
          <table:table-cell table:formula="of:=[.C70]*[.C70]" office:value-type="float" office:value="6.31732693015361" calcext:value-type="float">
            <text:p>6.3173</text:p>
          </table:table-cell>
          <table:table-cell table:formula="of:=[.A70]*[.C70]" office:value-type="float" office:value="170.910680107725" calcext:value-type="float">
            <text:p>170.910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.3307" calcext:value-type="float">
            <text:p>12.3307</text:p>
          </table:table-cell>
          <table:table-cell table:formula="of:=LOG([.B71]; EXP(1))" office:value-type="float" office:value="2.51209208766535" calcext:value-type="float">
            <text:p>2.512</text:p>
          </table:table-cell>
          <table:table-cell table:formula="of:=[.A71]*[.A71]" office:value-type="float" office:value="4761" calcext:value-type="float">
            <text:p>4761.000</text:p>
          </table:table-cell>
          <table:table-cell table:formula="of:=[.C71]*[.C71]" office:value-type="float" office:value="6.31060665691084" calcext:value-type="float">
            <text:p>6.3106</text:p>
          </table:table-cell>
          <table:table-cell table:formula="of:=[.A71]*[.C71]" office:value-type="float" office:value="173.334354048909" calcext:value-type="float">
            <text:p>173.3344</text:p>
          </table:table-cell>
          <table:table-cell/>
        </table:table-row>
        <table:table-row table:style-name="ro1">
          <table:table-cell office:value-type="float" office:value="69.999" calcext:value-type="float">
            <text:p>69.999</text:p>
          </table:table-cell>
          <table:table-cell office:value-type="float" office:value="12.314" calcext:value-type="float">
            <text:p>12.314</text:p>
          </table:table-cell>
          <table:table-cell table:formula="of:=LOG([.B72]; EXP(1))" office:value-type="float" office:value="2.51073682648902" calcext:value-type="float">
            <text:p>2.511</text:p>
          </table:table-cell>
          <table:table-cell table:formula="of:=[.A72]*[.A72]" office:value-type="float" office:value="4899.860001" calcext:value-type="float">
            <text:p>4899.860</text:p>
          </table:table-cell>
          <table:table-cell table:formula="of:=[.C72]*[.C72]" office:value-type="float" office:value="6.30379941188815" calcext:value-type="float">
            <text:p>6.3038</text:p>
          </table:table-cell>
          <table:table-cell table:formula="of:=[.A72]*[.C72]" office:value-type="float" office:value="175.749067117405" calcext:value-type="float">
            <text:p>175.749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.2982" calcext:value-type="float">
            <text:p>12.2982</text:p>
          </table:table-cell>
          <table:table-cell table:formula="of:=LOG([.B73]; EXP(1))" office:value-type="float" office:value="2.509452910206" calcext:value-type="float">
            <text:p>2.509</text:p>
          </table:table-cell>
          <table:table-cell table:formula="of:=[.A73]*[.A73]" office:value-type="float" office:value="5041" calcext:value-type="float">
            <text:p>5041.000</text:p>
          </table:table-cell>
          <table:table-cell table:formula="of:=[.C73]*[.C73]" office:value-type="float" office:value="6.29735390854136" calcext:value-type="float">
            <text:p>6.2974</text:p>
          </table:table-cell>
          <table:table-cell table:formula="of:=[.A73]*[.C73]" office:value-type="float" office:value="178.171156624626" calcext:value-type="float">
            <text:p>178.1712</text:p>
          </table:table-cell>
          <table:table-cell/>
        </table:table-row>
        <table:table-row table:style-name="ro1">
          <table:table-cell office:value-type="float" office:value="71.999" calcext:value-type="float">
            <text:p>71.999</text:p>
          </table:table-cell>
          <table:table-cell office:value-type="float" office:value="12.2815" calcext:value-type="float">
            <text:p>12.2815</text:p>
          </table:table-cell>
          <table:table-cell table:formula="of:=LOG([.B74]; EXP(1))" office:value-type="float" office:value="2.50809406509645" calcext:value-type="float">
            <text:p>2.508</text:p>
          </table:table-cell>
          <table:table-cell table:formula="of:=[.A74]*[.A74]" office:value-type="float" office:value="5183.856001" calcext:value-type="float">
            <text:p>5183.856</text:p>
          </table:table-cell>
          <table:table-cell table:formula="of:=[.C74]*[.C74]" office:value-type="float" office:value="6.29053583937202" calcext:value-type="float">
            <text:p>6.2905</text:p>
          </table:table-cell>
          <table:table-cell table:formula="of:=[.A74]*[.C74]" office:value-type="float" office:value="180.580264592879" calcext:value-type="float">
            <text:p>180.5803</text:p>
          </table:table-cell>
          <table:table-cell/>
        </table:table-row>
        <table:table-row table:style-name="ro1">
          <table:table-cell office:value-type="float" office:value="72.999" calcext:value-type="float">
            <text:p>72.999</text:p>
          </table:table-cell>
          <table:table-cell office:value-type="float" office:value="12.2647" calcext:value-type="float">
            <text:p>12.2647</text:p>
          </table:table-cell>
          <table:table-cell table:formula="of:=LOG([.B75]; EXP(1))" office:value-type="float" office:value="2.50672521756622" calcext:value-type="float">
            <text:p>2.507</text:p>
          </table:table-cell>
          <table:table-cell table:formula="of:=[.A75]*[.A75]" office:value-type="float" office:value="5328.854001" calcext:value-type="float">
            <text:p>5328.854</text:p>
          </table:table-cell>
          <table:table-cell table:formula="of:=[.C75]*[.C75]" office:value-type="float" office:value="6.2836713163824" calcext:value-type="float">
            <text:p>6.2837</text:p>
          </table:table-cell>
          <table:table-cell table:formula="of:=[.A75]*[.C75]" office:value-type="float" office:value="182.988434157116" calcext:value-type="float">
            <text:p>182.988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.2493" calcext:value-type="float">
            <text:p>12.2493</text:p>
          </table:table-cell>
          <table:table-cell table:formula="of:=LOG([.B76]; EXP(1))" office:value-type="float" office:value="2.50546879250088" calcext:value-type="float">
            <text:p>2.505</text:p>
          </table:table-cell>
          <table:table-cell table:formula="of:=[.A76]*[.A76]" office:value-type="float" office:value="5476" calcext:value-type="float">
            <text:p>5476.000</text:p>
          </table:table-cell>
          <table:table-cell table:formula="of:=[.C76]*[.C76]" office:value-type="float" office:value="6.27737387019581" calcext:value-type="float">
            <text:p>6.2774</text:p>
          </table:table-cell>
          <table:table-cell table:formula="of:=[.A76]*[.C76]" office:value-type="float" office:value="185.404690645065" calcext:value-type="float">
            <text:p>185.404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2325" calcext:value-type="float">
            <text:p>12.2325</text:p>
          </table:table-cell>
          <table:table-cell table:formula="of:=LOG([.B77]; EXP(1))" office:value-type="float" office:value="2.50409634418114" calcext:value-type="float">
            <text:p>2.504</text:p>
          </table:table-cell>
          <table:table-cell table:formula="of:=[.A77]*[.A77]" office:value-type="float" office:value="5625" calcext:value-type="float">
            <text:p>5625.000</text:p>
          </table:table-cell>
          <table:table-cell table:formula="of:=[.C77]*[.C77]" office:value-type="float" office:value="6.27049850094136" calcext:value-type="float">
            <text:p>6.2705</text:p>
          </table:table-cell>
          <table:table-cell table:formula="of:=[.A77]*[.C77]" office:value-type="float" office:value="187.807225813586" calcext:value-type="float">
            <text:p>187.8072</text:p>
          </table:table-cell>
          <table:table-cell/>
        </table:table-row>
        <table:table-row table:style-name="ro1">
          <table:table-cell office:value-type="float" office:value="75.999" calcext:value-type="float">
            <text:p>75.999</text:p>
          </table:table-cell>
          <table:table-cell office:value-type="float" office:value="12.216" calcext:value-type="float">
            <text:p>12.216</text:p>
          </table:table-cell>
          <table:table-cell table:formula="of:=LOG([.B78]; EXP(1))" office:value-type="float" office:value="2.50274656791633" calcext:value-type="float">
            <text:p>2.503</text:p>
          </table:table-cell>
          <table:table-cell table:formula="of:=[.A78]*[.A78]" office:value-type="float" office:value="5775.848001" calcext:value-type="float">
            <text:p>5775.848</text:p>
          </table:table-cell>
          <table:table-cell table:formula="of:=[.C78]*[.C78]" office:value-type="float" office:value="6.26374038321698" calcext:value-type="float">
            <text:p>6.2637</text:p>
          </table:table-cell>
          <table:table-cell table:formula="of:=[.A78]*[.C78]" office:value-type="float" office:value="190.206236415073" calcext:value-type="float">
            <text:p>190.2062</text:p>
          </table:table-cell>
          <table:table-cell/>
        </table:table-row>
        <table:table-row table:style-name="ro1">
          <table:table-cell office:value-type="float" office:value="77.004" calcext:value-type="float">
            <text:p>77.004</text:p>
          </table:table-cell>
          <table:table-cell office:value-type="float" office:value="12.2011" calcext:value-type="float">
            <text:p>12.2011</text:p>
          </table:table-cell>
          <table:table-cell table:formula="of:=LOG([.B79]; EXP(1))" office:value-type="float" office:value="2.50152611160911" calcext:value-type="float">
            <text:p>2.502</text:p>
          </table:table-cell>
          <table:table-cell table:formula="of:=[.A79]*[.A79]" office:value-type="float" office:value="5929.616016" calcext:value-type="float">
            <text:p>5929.616</text:p>
          </table:table-cell>
          <table:table-cell table:formula="of:=[.C79]*[.C79]" office:value-type="float" office:value="6.25763288706221" calcext:value-type="float">
            <text:p>6.2576</text:p>
          </table:table-cell>
          <table:table-cell table:formula="of:=[.A79]*[.C79]" office:value-type="float" office:value="192.627516698348" calcext:value-type="float">
            <text:p>192.6275</text:p>
          </table:table-cell>
          <table:table-cell/>
        </table:table-row>
        <table:table-row table:style-name="ro1">
          <table:table-cell office:value-type="float" office:value="77.999" calcext:value-type="float">
            <text:p>77.999</text:p>
          </table:table-cell>
          <table:table-cell office:value-type="float" office:value="12.1844" calcext:value-type="float">
            <text:p>12.1844</text:p>
          </table:table-cell>
          <table:table-cell table:formula="of:=LOG([.B80]; EXP(1))" office:value-type="float" office:value="2.50015644499488" calcext:value-type="float">
            <text:p>2.500</text:p>
          </table:table-cell>
          <table:table-cell table:formula="of:=[.A80]*[.A80]" office:value-type="float" office:value="6083.844001" calcext:value-type="float">
            <text:p>6083.844</text:p>
          </table:table-cell>
          <table:table-cell table:formula="of:=[.C80]*[.C80]" office:value-type="float" office:value="6.25078224944942" calcext:value-type="float">
            <text:p>6.2508</text:p>
          </table:table-cell>
          <table:table-cell table:formula="of:=[.A80]*[.C80]" office:value-type="float" office:value="195.009702553155" calcext:value-type="float">
            <text:p>195.009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1683" calcext:value-type="float">
            <text:p>12.1683</text:p>
          </table:table-cell>
          <table:table-cell table:formula="of:=LOG([.B81]; EXP(1))" office:value-type="float" office:value="2.49883420948541" calcext:value-type="float">
            <text:p>2.499</text:p>
          </table:table-cell>
          <table:table-cell table:formula="of:=[.A81]*[.A81]" office:value-type="float" office:value="6241" calcext:value-type="float">
            <text:p>6241.000</text:p>
          </table:table-cell>
          <table:table-cell table:formula="of:=[.C81]*[.C81]" office:value-type="float" office:value="6.24417240649459" calcext:value-type="float">
            <text:p>6.2442</text:p>
          </table:table-cell>
          <table:table-cell table:formula="of:=[.A81]*[.C81]" office:value-type="float" office:value="197.407902549348" calcext:value-type="float">
            <text:p>197.4079</text:p>
          </table:table-cell>
          <table:table-cell/>
        </table:table-row>
        <table:table-row table:style-name="ro1">
          <table:table-cell office:value-type="float" office:value="79.999" calcext:value-type="float">
            <text:p>79.999</text:p>
          </table:table-cell>
          <table:table-cell office:value-type="float" office:value="12.1512" calcext:value-type="float">
            <text:p>12.1512</text:p>
          </table:table-cell>
          <table:table-cell table:formula="of:=LOG([.B82]; EXP(1))" office:value-type="float" office:value="2.49742793034167" calcext:value-type="float">
            <text:p>2.497</text:p>
          </table:table-cell>
          <table:table-cell table:formula="of:=[.A82]*[.A82]" office:value-type="float" office:value="6399.840001" calcext:value-type="float">
            <text:p>6399.840</text:p>
          </table:table-cell>
          <table:table-cell table:formula="of:=[.C82]*[.C82]" office:value-type="float" office:value="6.23714626725069" calcext:value-type="float">
            <text:p>6.2371</text:p>
          </table:table-cell>
          <table:table-cell table:formula="of:=[.A82]*[.C82]" office:value-type="float" office:value="199.791736999403" calcext:value-type="float">
            <text:p>199.7917</text:p>
          </table:table-cell>
          <table:table-cell/>
        </table:table-row>
        <table:table-row table:style-name="ro1">
          <table:table-cell office:value-type="float" office:value="80.999" calcext:value-type="float">
            <text:p>80.999</text:p>
          </table:table-cell>
          <table:table-cell office:value-type="float" office:value="12.1355" calcext:value-type="float">
            <text:p>12.1355</text:p>
          </table:table-cell>
          <table:table-cell table:formula="of:=LOG([.B83]; EXP(1))" office:value-type="float" office:value="2.49613504146118" calcext:value-type="float">
            <text:p>2.496</text:p>
          </table:table-cell>
          <table:table-cell table:formula="of:=[.A83]*[.A83]" office:value-type="float" office:value="6560.838001" calcext:value-type="float">
            <text:p>6560.838</text:p>
          </table:table-cell>
          <table:table-cell table:formula="of:=[.C83]*[.C83]" office:value-type="float" office:value="6.23069014521039" calcext:value-type="float">
            <text:p>6.2307</text:p>
          </table:table-cell>
          <table:table-cell table:formula="of:=[.A83]*[.C83]" office:value-type="float" office:value="202.184442223314" calcext:value-type="float">
            <text:p>202.1844</text:p>
          </table:table-cell>
          <table:table-cell/>
        </table:table-row>
        <table:table-row table:style-name="ro1">
          <table:table-cell office:value-type="float" office:value="81.999" calcext:value-type="float">
            <text:p>81.999</text:p>
          </table:table-cell>
          <table:table-cell office:value-type="float" office:value="12.1187" calcext:value-type="float">
            <text:p>12.1187</text:p>
          </table:table-cell>
          <table:table-cell table:formula="of:=LOG([.B84]; EXP(1))" office:value-type="float" office:value="2.49474971416225" calcext:value-type="float">
            <text:p>2.495</text:p>
          </table:table-cell>
          <table:table-cell table:formula="of:=[.A84]*[.A84]" office:value-type="float" office:value="6723.836001" calcext:value-type="float">
            <text:p>6723.836</text:p>
          </table:table-cell>
          <table:table-cell table:formula="of:=[.C84]*[.C84]" office:value-type="float" office:value="6.22377613631264" calcext:value-type="float">
            <text:p>6.2238</text:p>
          </table:table-cell>
          <table:table-cell table:formula="of:=[.A84]*[.C84]" office:value-type="float" office:value="204.566981811591" calcext:value-type="float">
            <text:p>204.5670</text:p>
          </table:table-cell>
          <table:table-cell/>
        </table:table-row>
        <table:table-row table:style-name="ro1">
          <table:table-cell office:value-type="float" office:value="83.005" calcext:value-type="float">
            <text:p>83.005</text:p>
          </table:table-cell>
          <table:table-cell office:value-type="float" office:value="12.1039" calcext:value-type="float">
            <text:p>12.1039</text:p>
          </table:table-cell>
          <table:table-cell table:formula="of:=LOG([.B85]; EXP(1))" office:value-type="float" office:value="2.49352771472027" calcext:value-type="float">
            <text:p>2.494</text:p>
          </table:table-cell>
          <table:table-cell table:formula="of:=[.A85]*[.A85]" office:value-type="float" office:value="6889.830025" calcext:value-type="float">
            <text:p>6889.830</text:p>
          </table:table-cell>
          <table:table-cell table:formula="of:=[.C85]*[.C85]" office:value-type="float" office:value="6.21768046407808" calcext:value-type="float">
            <text:p>6.2177</text:p>
          </table:table-cell>
          <table:table-cell table:formula="of:=[.A85]*[.C85]" office:value-type="float" office:value="206.975267960356" calcext:value-type="float">
            <text:p>206.975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.0881" calcext:value-type="float">
            <text:p>12.0881</text:p>
          </table:table-cell>
          <table:table-cell table:formula="of:=LOG([.B86]; EXP(1))" office:value-type="float" office:value="2.49222149760333" calcext:value-type="float">
            <text:p>2.492</text:p>
          </table:table-cell>
          <table:table-cell table:formula="of:=[.A86]*[.A86]" office:value-type="float" office:value="7056" calcext:value-type="float">
            <text:p>7056.000</text:p>
          </table:table-cell>
          <table:table-cell table:formula="of:=[.C86]*[.C86]" office:value-type="float" office:value="6.21116799311618" calcext:value-type="float">
            <text:p>6.2112</text:p>
          </table:table-cell>
          <table:table-cell table:formula="of:=[.A86]*[.C86]" office:value-type="float" office:value="209.34660579868" calcext:value-type="float">
            <text:p>209.3466</text:p>
          </table:table-cell>
          <table:table-cell/>
        </table:table-row>
        <table:table-row table:style-name="ro1">
          <table:table-cell office:value-type="float" office:value="84.999" calcext:value-type="float">
            <text:p>84.999</text:p>
          </table:table-cell>
          <table:table-cell office:value-type="float" office:value="12.0581" calcext:value-type="float">
            <text:p>12.0581</text:p>
          </table:table-cell>
          <table:table-cell table:formula="of:=LOG([.B87]; EXP(1))" office:value-type="float" office:value="2.48973663328212" calcext:value-type="float">
            <text:p>2.490</text:p>
          </table:table-cell>
          <table:table-cell table:formula="of:=[.A87]*[.A87]" office:value-type="float" office:value="7224.830001" calcext:value-type="float">
            <text:p>7224.830</text:p>
          </table:table-cell>
          <table:table-cell table:formula="of:=[.C87]*[.C87]" office:value-type="float" office:value="6.19878850310699" calcext:value-type="float">
            <text:p>6.1988</text:p>
          </table:table-cell>
          <table:table-cell table:formula="of:=[.A87]*[.C87]" office:value-type="float" office:value="211.625124092347" calcext:value-type="float">
            <text:p>211.625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.0233" calcext:value-type="float">
            <text:p>12.0233</text:p>
          </table:table-cell>
          <table:table-cell table:formula="of:=LOG([.B88]; EXP(1))" office:value-type="float" office:value="2.48684643385647" calcext:value-type="float">
            <text:p>2.487</text:p>
          </table:table-cell>
          <table:table-cell table:formula="of:=[.A88]*[.A88]" office:value-type="float" office:value="7396" calcext:value-type="float">
            <text:p>7396.000</text:p>
          </table:table-cell>
          <table:table-cell table:formula="of:=[.C88]*[.C88]" office:value-type="float" office:value="6.18440518558464" calcext:value-type="float">
            <text:p>6.1844</text:p>
          </table:table-cell>
          <table:table-cell table:formula="of:=[.A88]*[.C88]" office:value-type="float" office:value="213.868793311656" calcext:value-type="float">
            <text:p>213.8688</text:p>
          </table:table-cell>
          <table:table-cell/>
        </table:table-row>
        <table:table-row table:style-name="ro1">
          <table:table-cell office:value-type="float" office:value="86.999" calcext:value-type="float">
            <text:p>86.999</text:p>
          </table:table-cell>
          <table:table-cell office:value-type="float" office:value="12.0071" calcext:value-type="float">
            <text:p>12.0071</text:p>
          </table:table-cell>
          <table:table-cell table:formula="of:=LOG([.B89]; EXP(1))" office:value-type="float" office:value="2.48549814148896" calcext:value-type="float">
            <text:p>2.485</text:p>
          </table:table-cell>
          <table:table-cell table:formula="of:=[.A89]*[.A89]" office:value-type="float" office:value="7568.826001" calcext:value-type="float">
            <text:p>7568.826</text:p>
          </table:table-cell>
          <table:table-cell table:formula="of:=[.C89]*[.C89]" office:value-type="float" office:value="6.17770101134505" calcext:value-type="float">
            <text:p>6.1777</text:p>
          </table:table-cell>
          <table:table-cell table:formula="of:=[.A89]*[.C89]" office:value-type="float" office:value="216.235852811398" calcext:value-type="float">
            <text:p>216.235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.9908" calcext:value-type="float">
            <text:p>11.9908</text:p>
          </table:table-cell>
          <table:table-cell table:formula="of:=LOG([.B90]; EXP(1))" office:value-type="float" office:value="2.48413968908215" calcext:value-type="float">
            <text:p>2.484</text:p>
          </table:table-cell>
          <table:table-cell table:formula="of:=[.A90]*[.A90]" office:value-type="float" office:value="7744" calcext:value-type="float">
            <text:p>7744.000</text:p>
          </table:table-cell>
          <table:table-cell table:formula="of:=[.C90]*[.C90]" office:value-type="float" office:value="6.17094999487315" calcext:value-type="float">
            <text:p>6.1709</text:p>
          </table:table-cell>
          <table:table-cell table:formula="of:=[.A90]*[.C90]" office:value-type="float" office:value="218.604292639229" calcext:value-type="float">
            <text:p>218.6043</text:p>
          </table:table-cell>
          <table:table-cell/>
        </table:table-row>
        <table:table-row table:style-name="ro1">
          <table:table-cell office:value-type="float" office:value="88.999" calcext:value-type="float">
            <text:p>88.999</text:p>
          </table:table-cell>
          <table:table-cell office:value-type="float" office:value="11.9761" calcext:value-type="float">
            <text:p>11.9761</text:p>
          </table:table-cell>
          <table:table-cell table:formula="of:=LOG([.B91]; EXP(1))" office:value-type="float" office:value="2.48291299711587" calcext:value-type="float">
            <text:p>2.483</text:p>
          </table:table-cell>
          <table:table-cell table:formula="of:=[.A91]*[.A91]" office:value-type="float" office:value="7920.822001" calcext:value-type="float">
            <text:p>7920.822</text:p>
          </table:table-cell>
          <table:table-cell table:formula="of:=[.C91]*[.C91]" office:value-type="float" office:value="6.16485695124689" calcext:value-type="float">
            <text:p>6.1649</text:p>
          </table:table-cell>
          <table:table-cell table:formula="of:=[.A91]*[.C91]" office:value-type="float" office:value="220.976773830315" calcext:value-type="float">
            <text:p>220.976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9596" calcext:value-type="float">
            <text:p>11.9596</text:p>
          </table:table-cell>
          <table:table-cell table:formula="of:=LOG([.B92]; EXP(1))" office:value-type="float" office:value="2.48153430314714" calcext:value-type="float">
            <text:p>2.482</text:p>
          </table:table-cell>
          <table:table-cell table:formula="of:=[.A92]*[.A92]" office:value-type="float" office:value="8100" calcext:value-type="float">
            <text:p>8100.000</text:p>
          </table:table-cell>
          <table:table-cell table:formula="of:=[.C92]*[.C92]" office:value-type="float" office:value="6.15801249769597" calcext:value-type="float">
            <text:p>6.1580</text:p>
          </table:table-cell>
          <table:table-cell table:formula="of:=[.A92]*[.C92]" office:value-type="float" office:value="223.338087283243" calcext:value-type="float">
            <text:p>223.3381</text:p>
          </table:table-cell>
          <table:table-cell/>
        </table:table-row>
        <table:table-row table:style-name="ro1">
          <table:table-cell office:value-type="float" office:value="90.999" calcext:value-type="float">
            <text:p>90.999</text:p>
          </table:table-cell>
          <table:table-cell office:value-type="float" office:value="11.9441" calcext:value-type="float">
            <text:p>11.9441</text:p>
          </table:table-cell>
          <table:table-cell table:formula="of:=LOG([.B93]; EXP(1))" office:value-type="float" office:value="2.4802374326064" calcext:value-type="float">
            <text:p>2.480</text:p>
          </table:table-cell>
          <table:table-cell table:formula="of:=[.A93]*[.A93]" office:value-type="float" office:value="8280.818001" calcext:value-type="float">
            <text:p>8280.818</text:p>
          </table:table-cell>
          <table:table-cell table:formula="of:=[.C93]*[.C93]" office:value-type="float" office:value="6.15157772210196" calcext:value-type="float">
            <text:p>6.1516</text:p>
          </table:table-cell>
          <table:table-cell table:formula="of:=[.A93]*[.C93]" office:value-type="float" office:value="225.699126129749" calcext:value-type="float">
            <text:p>225.699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9277" calcext:value-type="float">
            <text:p>11.9277</text:p>
          </table:table-cell>
          <table:table-cell table:formula="of:=LOG([.B94]; EXP(1))" office:value-type="float" office:value="2.47886342624072" calcext:value-type="float">
            <text:p>2.479</text:p>
          </table:table-cell>
          <table:table-cell table:formula="of:=[.A94]*[.A94]" office:value-type="float" office:value="8464" calcext:value-type="float">
            <text:p>8464.000</text:p>
          </table:table-cell>
          <table:table-cell table:formula="of:=[.C94]*[.C94]" office:value-type="float" office:value="6.14476388595386" calcext:value-type="float">
            <text:p>6.1448</text:p>
          </table:table-cell>
          <table:table-cell table:formula="of:=[.A94]*[.C94]" office:value-type="float" office:value="228.055435214146" calcext:value-type="float">
            <text:p>228.055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9126" calcext:value-type="float">
            <text:p>11.9126</text:p>
          </table:table-cell>
          <table:table-cell table:formula="of:=LOG([.B95]; EXP(1))" office:value-type="float" office:value="2.47759666348863" calcext:value-type="float">
            <text:p>2.478</text:p>
          </table:table-cell>
          <table:table-cell table:formula="of:=[.A95]*[.A95]" office:value-type="float" office:value="8649" calcext:value-type="float">
            <text:p>8649.000</text:p>
          </table:table-cell>
          <table:table-cell table:formula="of:=[.C95]*[.C95]" office:value-type="float" office:value="6.13848522693001" calcext:value-type="float">
            <text:p>6.1385</text:p>
          </table:table-cell>
          <table:table-cell table:formula="of:=[.A95]*[.C95]" office:value-type="float" office:value="230.416489704443" calcext:value-type="float">
            <text:p>230.416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898" calcext:value-type="float">
            <text:p>11.898</text:p>
          </table:table-cell>
          <table:table-cell table:formula="of:=LOG([.B96]; EXP(1))" office:value-type="float" office:value="2.47637031876571" calcext:value-type="float">
            <text:p>2.476</text:p>
          </table:table-cell>
          <table:table-cell table:formula="of:=[.A96]*[.A96]" office:value-type="float" office:value="8836" calcext:value-type="float">
            <text:p>8836.000</text:p>
          </table:table-cell>
          <table:table-cell table:formula="of:=[.C96]*[.C96]" office:value-type="float" office:value="6.1324099556638" calcext:value-type="float">
            <text:p>6.1324</text:p>
          </table:table-cell>
          <table:table-cell table:formula="of:=[.A96]*[.C96]" office:value-type="float" office:value="232.778809963977" calcext:value-type="float">
            <text:p>232.778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883" calcext:value-type="float">
            <text:p>11.883</text:p>
          </table:table-cell>
          <table:table-cell table:formula="of:=LOG([.B97]; EXP(1))" office:value-type="float" office:value="2.47510880730789" calcext:value-type="float">
            <text:p>2.475</text:p>
          </table:table-cell>
          <table:table-cell table:formula="of:=[.A97]*[.A97]" office:value-type="float" office:value="9025" calcext:value-type="float">
            <text:p>9025.000</text:p>
          </table:table-cell>
          <table:table-cell table:formula="of:=[.C97]*[.C97]" office:value-type="float" office:value="6.12616360801308" calcext:value-type="float">
            <text:p>6.1262</text:p>
          </table:table-cell>
          <table:table-cell table:formula="of:=[.A97]*[.C97]" office:value-type="float" office:value="235.135336694249" calcext:value-type="float">
            <text:p>235.1353</text:p>
          </table:table-cell>
          <table:table-cell/>
        </table:table-row>
        <table:table-row table:style-name="ro1">
          <table:table-cell office:value-type="float" office:value="95.999" calcext:value-type="float">
            <text:p>95.999</text:p>
          </table:table-cell>
          <table:table-cell office:value-type="float" office:value="11.8673" calcext:value-type="float">
            <text:p>11.8673</text:p>
          </table:table-cell>
          <table:table-cell table:formula="of:=LOG([.B98]; EXP(1))" office:value-type="float" office:value="2.47378671855222" calcext:value-type="float">
            <text:p>2.474</text:p>
          </table:table-cell>
          <table:table-cell table:formula="of:=[.A98]*[.A98]" office:value-type="float" office:value="9215.808001" calcext:value-type="float">
            <text:p>9215.808</text:p>
          </table:table-cell>
          <table:table-cell table:formula="of:=[.C98]*[.C98]" office:value-type="float" office:value="6.11962072888537" calcext:value-type="float">
            <text:p>6.1196</text:p>
          </table:table-cell>
          <table:table-cell table:formula="of:=[.A98]*[.C98]" office:value-type="float" office:value="237.481051194295" calcext:value-type="float">
            <text:p>237.4811</text:p>
          </table:table-cell>
          <table:table-cell/>
        </table:table-row>
        <table:table-row table:style-name="ro1">
          <table:table-cell office:value-type="float" office:value="96.999" calcext:value-type="float">
            <text:p>96.999</text:p>
          </table:table-cell>
          <table:table-cell office:value-type="float" office:value="11.8515" calcext:value-type="float">
            <text:p>11.8515</text:p>
          </table:table-cell>
          <table:table-cell table:formula="of:=LOG([.B99]; EXP(1))" office:value-type="float" office:value="2.47245444184876" calcext:value-type="float">
            <text:p>2.472</text:p>
          </table:table-cell>
          <table:table-cell table:formula="of:=[.A99]*[.A99]" office:value-type="float" office:value="9408.806001" calcext:value-type="float">
            <text:p>9408.806</text:p>
          </table:table-cell>
          <table:table-cell table:formula="of:=[.C99]*[.C99]" office:value-type="float" office:value="6.11303096701767" calcext:value-type="float">
            <text:p>6.1130</text:p>
          </table:table-cell>
          <table:table-cell table:formula="of:=[.A99]*[.C99]" office:value-type="float" office:value="239.825608404888" calcext:value-type="float">
            <text:p>239.8256</text:p>
          </table:table-cell>
          <table:table-cell/>
        </table:table-row>
        <table:table-row table:style-name="ro1">
          <table:table-cell office:value-type="float" office:value="97.999" calcext:value-type="float">
            <text:p>97.999</text:p>
          </table:table-cell>
          <table:table-cell office:value-type="float" office:value="11.8356" calcext:value-type="float">
            <text:p>11.8356</text:p>
          </table:table-cell>
          <table:table-cell table:formula="of:=LOG([.B100]; EXP(1))" office:value-type="float" office:value="2.47111193876581" calcext:value-type="float">
            <text:p>2.471</text:p>
          </table:table-cell>
          <table:table-cell table:formula="of:=[.A100]*[.A100]" office:value-type="float" office:value="9603.804001" calcext:value-type="float">
            <text:p>9603.804</text:p>
          </table:table-cell>
          <table:table-cell table:formula="of:=[.C100]*[.C100]" office:value-type="float" office:value="6.10639421391093" calcext:value-type="float">
            <text:p>6.1064</text:p>
          </table:table-cell>
          <table:table-cell table:formula="of:=[.A100]*[.C100]" office:value-type="float" office:value="242.166498887111" calcext:value-type="float">
            <text:p>242.1665</text:p>
          </table:table-cell>
          <table:table-cell/>
        </table:table-row>
        <table:table-row table:style-name="ro1">
          <table:table-cell office:value-type="float" office:value="98.999" calcext:value-type="float">
            <text:p>98.999</text:p>
          </table:table-cell>
          <table:table-cell office:value-type="float" office:value="11.8204" calcext:value-type="float">
            <text:p>11.8204</text:p>
          </table:table-cell>
          <table:table-cell table:formula="of:=LOG([.B101]; EXP(1))" office:value-type="float" office:value="2.46982685235291" calcext:value-type="float">
            <text:p>2.470</text:p>
          </table:table-cell>
          <table:table-cell table:formula="of:=[.A101]*[.A101]" office:value-type="float" office:value="9800.802001" calcext:value-type="float">
            <text:p>9800.802</text:p>
          </table:table-cell>
          <table:table-cell table:formula="of:=[.C101]*[.C101]" office:value-type="float" office:value="6.10004468060347" calcext:value-type="float">
            <text:p>6.1000</text:p>
          </table:table-cell>
          <table:table-cell table:formula="of:=[.A101]*[.C101]" office:value-type="float" office:value="244.510388556085" calcext:value-type="float">
            <text:p>244.51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8034" calcext:value-type="float">
            <text:p>11.8034</text:p>
          </table:table-cell>
          <table:table-cell table:formula="of:=LOG([.B102]; EXP(1))" office:value-type="float" office:value="2.46838762556175" calcext:value-type="float">
            <text:p>2.468</text:p>
          </table:table-cell>
          <table:table-cell table:formula="of:=[.A102]*[.A102]" office:value-type="float" office:value="10000" calcext:value-type="float">
            <text:p>10000.000</text:p>
          </table:table-cell>
          <table:table-cell table:formula="of:=[.C102]*[.C102]" office:value-type="float" office:value="6.09293747002638" calcext:value-type="float">
            <text:p>6.0929</text:p>
          </table:table-cell>
          <table:table-cell table:formula="of:=[.A102]*[.C102]" office:value-type="float" office:value="246.838762556175" calcext:value-type="float">
            <text:p>246.8388</text:p>
          </table:table-cell>
          <table:table-cell/>
        </table:table-row>
        <table:table-row table:style-name="ro1">
          <table:table-cell office:value-type="float" office:value="100.999" calcext:value-type="float">
            <text:p>100.999</text:p>
          </table:table-cell>
          <table:table-cell office:value-type="float" office:value="11.7888" calcext:value-type="float">
            <text:p>11.7888</text:p>
          </table:table-cell>
          <table:table-cell table:formula="of:=LOG([.B103]; EXP(1))" office:value-type="float" office:value="2.46714992819874" calcext:value-type="float">
            <text:p>2.467</text:p>
          </table:table-cell>
          <table:table-cell table:formula="of:=[.A103]*[.A103]" office:value-type="float" office:value="10200.798001" calcext:value-type="float">
            <text:p>10200.798</text:p>
          </table:table-cell>
          <table:table-cell table:formula="of:=[.C103]*[.C103]" office:value-type="float" office:value="6.08682876821106" calcext:value-type="float">
            <text:p>6.0868</text:p>
          </table:table-cell>
          <table:table-cell table:formula="of:=[.A103]*[.C103]" office:value-type="float" office:value="249.179675598145" calcext:value-type="float">
            <text:p>249.1797</text:p>
          </table:table-cell>
          <table:table-cell/>
        </table:table-row>
        <table:table-row table:style-name="ro1">
          <table:table-cell office:value-type="float" office:value="101.999" calcext:value-type="float">
            <text:p>101.999</text:p>
          </table:table-cell>
          <table:table-cell office:value-type="float" office:value="11.7743" calcext:value-type="float">
            <text:p>11.7743</text:p>
          </table:table-cell>
          <table:table-cell table:formula="of:=LOG([.B104]; EXP(1))" office:value-type="float" office:value="2.46591919015237" calcext:value-type="float">
            <text:p>2.466</text:p>
          </table:table-cell>
          <table:table-cell table:formula="of:=[.A104]*[.A104]" office:value-type="float" office:value="10403.796001" calcext:value-type="float">
            <text:p>10403.796</text:p>
          </table:table-cell>
          <table:table-cell table:formula="of:=[.C104]*[.C104]" office:value-type="float" office:value="6.0807574523617" calcext:value-type="float">
            <text:p>6.0808</text:p>
          </table:table-cell>
          <table:table-cell table:formula="of:=[.A104]*[.C104]" office:value-type="float" office:value="251.521291476351" calcext:value-type="float">
            <text:p>251.5213</text:p>
          </table:table-cell>
          <table:table-cell/>
        </table:table-row>
        <table:table-row table:style-name="ro1">
          <table:table-cell office:value-type="float" office:value="102.999" calcext:value-type="float">
            <text:p>102.999</text:p>
          </table:table-cell>
          <table:table-cell office:value-type="float" office:value="11.7591" calcext:value-type="float">
            <text:p>11.7591</text:p>
          </table:table-cell>
          <table:table-cell table:formula="of:=LOG([.B105]; EXP(1))" office:value-type="float" office:value="2.46462740892962" calcext:value-type="float">
            <text:p>2.465</text:p>
          </table:table-cell>
          <table:table-cell table:formula="of:=[.A105]*[.A105]" office:value-type="float" office:value="10608.794001" calcext:value-type="float">
            <text:p>10608.794</text:p>
          </table:table-cell>
          <table:table-cell table:formula="of:=[.C105]*[.C105]" office:value-type="float" office:value="6.07438826484713" calcext:value-type="float">
            <text:p>6.0744</text:p>
          </table:table-cell>
          <table:table-cell table:formula="of:=[.A105]*[.C105]" office:value-type="float" office:value="253.854158492342" calcext:value-type="float">
            <text:p>253.8542</text:p>
          </table:table-cell>
          <table:table-cell/>
        </table:table-row>
        <table:table-row table:style-name="ro1">
          <table:table-cell office:value-type="float" office:value="103.999" calcext:value-type="float">
            <text:p>103.999</text:p>
          </table:table-cell>
          <table:table-cell office:value-type="float" office:value="11.7426" calcext:value-type="float">
            <text:p>11.7426</text:p>
          </table:table-cell>
          <table:table-cell table:formula="of:=LOG([.B106]; EXP(1))" office:value-type="float" office:value="2.46322325495684" calcext:value-type="float">
            <text:p>2.463</text:p>
          </table:table-cell>
          <table:table-cell table:formula="of:=[.A106]*[.A106]" office:value-type="float" office:value="10815.792001" calcext:value-type="float">
            <text:p>10815.792</text:p>
          </table:table-cell>
          <table:table-cell table:formula="of:=[.C106]*[.C106]" office:value-type="float" office:value="6.06746880376018" calcext:value-type="float">
            <text:p>6.0675</text:p>
          </table:table-cell>
          <table:table-cell table:formula="of:=[.A106]*[.C106]" office:value-type="float" office:value="256.172755292257" calcext:value-type="float">
            <text:p>256.1728</text:p>
          </table:table-cell>
          <table:table-cell/>
        </table:table-row>
        <table:table-row table:style-name="ro1">
          <table:table-cell office:value-type="float" office:value="104.999" calcext:value-type="float">
            <text:p>104.999</text:p>
          </table:table-cell>
          <table:table-cell office:value-type="float" office:value="11.7274" calcext:value-type="float">
            <text:p>11.7274</text:p>
          </table:table-cell>
          <table:table-cell table:formula="of:=LOG([.B107]; EXP(1))" office:value-type="float" office:value="2.46192798421759" calcext:value-type="float">
            <text:p>2.462</text:p>
          </table:table-cell>
          <table:table-cell table:formula="of:=[.A107]*[.A107]" office:value-type="float" office:value="11024.790001" calcext:value-type="float">
            <text:p>11024.790</text:p>
          </table:table-cell>
          <table:table-cell table:formula="of:=[.C107]*[.C107]" office:value-type="float" office:value="6.06108939947368" calcext:value-type="float">
            <text:p>6.0611</text:p>
          </table:table-cell>
          <table:table-cell table:formula="of:=[.A107]*[.C107]" office:value-type="float" office:value="258.499976414863" calcext:value-type="float">
            <text:p>258.5000</text:p>
          </table:table-cell>
          <table:table-cell/>
        </table:table-row>
        <table:table-row table:style-name="ro1">
          <table:table-cell office:value-type="float" office:value="105.999" calcext:value-type="float">
            <text:p>105.999</text:p>
          </table:table-cell>
          <table:table-cell office:value-type="float" office:value="11.7125" calcext:value-type="float">
            <text:p>11.7125</text:p>
          </table:table-cell>
          <table:table-cell table:formula="of:=LOG([.B108]; EXP(1))" office:value-type="float" office:value="2.46065664756454" calcext:value-type="float">
            <text:p>2.461</text:p>
          </table:table-cell>
          <table:table-cell table:formula="of:=[.A108]*[.A108]" office:value-type="float" office:value="11235.788001" calcext:value-type="float">
            <text:p>11235.788</text:p>
          </table:table-cell>
          <table:table-cell table:formula="of:=[.C108]*[.C108]" office:value-type="float" office:value="6.05483113720356" calcext:value-type="float">
            <text:p>6.0548</text:p>
          </table:table-cell>
          <table:table-cell table:formula="of:=[.A108]*[.C108]" office:value-type="float" office:value="260.827143985194" calcext:value-type="float">
            <text:p>260.8271</text:p>
          </table:table-cell>
          <table:table-cell/>
        </table:table-row>
        <table:table-row table:style-name="ro1">
          <table:table-cell office:value-type="float" office:value="107.005" calcext:value-type="float">
            <text:p>107.005</text:p>
          </table:table-cell>
          <table:table-cell office:value-type="float" office:value="11.699" calcext:value-type="float">
            <text:p>11.699</text:p>
          </table:table-cell>
          <table:table-cell table:formula="of:=LOG([.B109]; EXP(1))" office:value-type="float" office:value="2.45950336806546" calcext:value-type="float">
            <text:p>2.460</text:p>
          </table:table-cell>
          <table:table-cell table:formula="of:=[.A109]*[.A109]" office:value-type="float" office:value="11450.070025" calcext:value-type="float">
            <text:p>11450.070</text:p>
          </table:table-cell>
          <table:table-cell table:formula="of:=[.C109]*[.C109]" office:value-type="float" office:value="6.04915681752536" calcext:value-type="float">
            <text:p>6.0492</text:p>
          </table:table-cell>
          <table:table-cell table:formula="of:=[.A109]*[.C109]" office:value-type="float" office:value="263.179157899845" calcext:value-type="float">
            <text:p>263.1792</text:p>
          </table:table-cell>
          <table:table-cell/>
        </table:table-row>
        <table:table-row table:style-name="ro1">
          <table:table-cell office:value-type="float" office:value="107.999" calcext:value-type="float">
            <text:p>107.999</text:p>
          </table:table-cell>
          <table:table-cell office:value-type="float" office:value="11.6828" calcext:value-type="float">
            <text:p>11.6828</text:p>
          </table:table-cell>
          <table:table-cell table:formula="of:=LOG([.B110]; EXP(1))" office:value-type="float" office:value="2.45811767469779" calcext:value-type="float">
            <text:p>2.458</text:p>
          </table:table-cell>
          <table:table-cell table:formula="of:=[.A110]*[.A110]" office:value-type="float" office:value="11663.784001" calcext:value-type="float">
            <text:p>11663.784</text:p>
          </table:table-cell>
          <table:table-cell table:formula="of:=[.C110]*[.C110]" office:value-type="float" office:value="6.04234250266165" calcext:value-type="float">
            <text:p>6.0423</text:p>
          </table:table-cell>
          <table:table-cell table:formula="of:=[.A110]*[.C110]" office:value-type="float" office:value="265.474250749686" calcext:value-type="float">
            <text:p>265.4743</text:p>
          </table:table-cell>
          <table:table-cell/>
        </table:table-row>
        <table:table-row table:style-name="ro1">
          <table:table-cell office:value-type="float" office:value="108.999" calcext:value-type="float">
            <text:p>108.999</text:p>
          </table:table-cell>
          <table:table-cell office:value-type="float" office:value="11.6659" calcext:value-type="float">
            <text:p>11.6659</text:p>
          </table:table-cell>
          <table:table-cell table:formula="of:=LOG([.B111]; EXP(1))" office:value-type="float" office:value="2.45667005637631" calcext:value-type="float">
            <text:p>2.457</text:p>
          </table:table-cell>
          <table:table-cell table:formula="of:=[.A111]*[.A111]" office:value-type="float" office:value="11880.782001" calcext:value-type="float">
            <text:p>11880.782</text:p>
          </table:table-cell>
          <table:table-cell table:formula="of:=[.C111]*[.C111]" office:value-type="float" office:value="6.03522776589599" calcext:value-type="float">
            <text:p>6.0352</text:p>
          </table:table-cell>
          <table:table-cell table:formula="of:=[.A111]*[.C111]" office:value-type="float" office:value="267.774579474962" calcext:value-type="float">
            <text:p>267.7746</text:p>
          </table:table-cell>
          <table:table-cell/>
        </table:table-row>
        <table:table-row table:style-name="ro1">
          <table:table-cell office:value-type="float" office:value="109.999" calcext:value-type="float">
            <text:p>109.999</text:p>
          </table:table-cell>
          <table:table-cell office:value-type="float" office:value="11.6511" calcext:value-type="float">
            <text:p>11.6511</text:p>
          </table:table-cell>
          <table:table-cell table:formula="of:=LOG([.B112]; EXP(1))" office:value-type="float" office:value="2.45540059615522" calcext:value-type="float">
            <text:p>2.455</text:p>
          </table:table-cell>
          <table:table-cell table:formula="of:=[.A112]*[.A112]" office:value-type="float" office:value="12099.780001" calcext:value-type="float">
            <text:p>12099.780</text:p>
          </table:table-cell>
          <table:table-cell table:formula="of:=[.C112]*[.C112]" office:value-type="float" office:value="6.02899208759943" calcext:value-type="float">
            <text:p>6.0290</text:p>
          </table:table-cell>
          <table:table-cell table:formula="of:=[.A112]*[.C112]" office:value-type="float" office:value="270.091610176478" calcext:value-type="float">
            <text:p>270.091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6356" calcext:value-type="float">
            <text:p>11.6356</text:p>
          </table:table-cell>
          <table:table-cell table:formula="of:=LOG([.B113]; EXP(1))" office:value-type="float" office:value="2.45406936396783" calcext:value-type="float">
            <text:p>2.454</text:p>
          </table:table-cell>
          <table:table-cell table:formula="of:=[.A113]*[.A113]" office:value-type="float" office:value="12321" calcext:value-type="float">
            <text:p>12321.000</text:p>
          </table:table-cell>
          <table:table-cell table:formula="of:=[.C113]*[.C113]" office:value-type="float" office:value="6.02245644316548" calcext:value-type="float">
            <text:p>6.0225</text:p>
          </table:table-cell>
          <table:table-cell table:formula="of:=[.A113]*[.C113]" office:value-type="float" office:value="272.401699400429" calcext:value-type="float">
            <text:p>272.4017</text:p>
          </table:table-cell>
          <table:table-cell/>
        </table:table-row>
        <table:table-row table:style-name="ro1">
          <table:table-cell office:value-type="float" office:value="111.999" calcext:value-type="float">
            <text:p>111.999</text:p>
          </table:table-cell>
          <table:table-cell office:value-type="float" office:value="11.6204" calcext:value-type="float">
            <text:p>11.6204</text:p>
          </table:table-cell>
          <table:table-cell table:formula="of:=LOG([.B114]; EXP(1))" office:value-type="float" office:value="2.45276217423921" calcext:value-type="float">
            <text:p>2.453</text:p>
          </table:table-cell>
          <table:table-cell table:formula="of:=[.A114]*[.A114]" office:value-type="float" office:value="12543.776001" calcext:value-type="float">
            <text:p>12543.776</text:p>
          </table:table-cell>
          <table:table-cell table:formula="of:=[.C114]*[.C114]" office:value-type="float" office:value="6.01604228337866" calcext:value-type="float">
            <text:p>6.0160</text:p>
          </table:table-cell>
          <table:table-cell table:formula="of:=[.A114]*[.C114]" office:value-type="float" office:value="274.706910752617" calcext:value-type="float">
            <text:p>274.7069</text:p>
          </table:table-cell>
          <table:table-cell/>
        </table:table-row>
        <table:table-row table:style-name="ro1">
          <table:table-cell office:value-type="float" office:value="113.004" calcext:value-type="float">
            <text:p>113.004</text:p>
          </table:table-cell>
          <table:table-cell office:value-type="float" office:value="11.6071" calcext:value-type="float">
            <text:p>11.6071</text:p>
          </table:table-cell>
          <table:table-cell table:formula="of:=LOG([.B115]; EXP(1))" office:value-type="float" office:value="2.45161697984002" calcext:value-type="float">
            <text:p>2.452</text:p>
          </table:table-cell>
          <table:table-cell table:formula="of:=[.A115]*[.A115]" office:value-type="float" office:value="12769.904016" calcext:value-type="float">
            <text:p>12769.904</text:p>
          </table:table-cell>
          <table:table-cell table:formula="of:=[.C115]*[.C115]" office:value-type="float" office:value="6.01042581583992" calcext:value-type="float">
            <text:p>6.0104</text:p>
          </table:table-cell>
          <table:table-cell table:formula="of:=[.A115]*[.C115]" office:value-type="float" office:value="277.042525189842" calcext:value-type="float">
            <text:p>277.0425</text:p>
          </table:table-cell>
          <table:table-cell/>
        </table:table-row>
        <table:table-row table:style-name="ro1">
          <table:table-cell office:value-type="float" office:value="113.999" calcext:value-type="float">
            <text:p>113.999</text:p>
          </table:table-cell>
          <table:table-cell office:value-type="float" office:value="11.5909" calcext:value-type="float">
            <text:p>11.5909</text:p>
          </table:table-cell>
          <table:table-cell table:formula="of:=LOG([.B116]; EXP(1))" office:value-type="float" office:value="2.45022030748608" calcext:value-type="float">
            <text:p>2.450</text:p>
          </table:table-cell>
          <table:table-cell table:formula="of:=[.A116]*[.A116]" office:value-type="float" office:value="12995.772001" calcext:value-type="float">
            <text:p>12995.772</text:p>
          </table:table-cell>
          <table:table-cell table:formula="of:=[.C116]*[.C116]" office:value-type="float" office:value="6.00357955521717" calcext:value-type="float">
            <text:p>6.0036</text:p>
          </table:table-cell>
          <table:table-cell table:formula="of:=[.A116]*[.C116]" office:value-type="float" office:value="279.322664833105" calcext:value-type="float">
            <text:p>279.3227</text:p>
          </table:table-cell>
          <table:table-cell/>
        </table:table-row>
        <table:table-row table:style-name="ro1">
          <table:table-cell office:value-type="float" office:value="114.999" calcext:value-type="float">
            <text:p>114.999</text:p>
          </table:table-cell>
          <table:table-cell office:value-type="float" office:value="11.5756" calcext:value-type="float">
            <text:p>11.5756</text:p>
          </table:table-cell>
          <table:table-cell table:formula="of:=LOG([.B117]; EXP(1))" office:value-type="float" office:value="2.448899434482" calcext:value-type="float">
            <text:p>2.449</text:p>
          </table:table-cell>
          <table:table-cell table:formula="of:=[.A117]*[.A117]" office:value-type="float" office:value="13224.770001" calcext:value-type="float">
            <text:p>13224.770</text:p>
          </table:table-cell>
          <table:table-cell table:formula="of:=[.C117]*[.C117]" office:value-type="float" office:value="5.99710844020625" calcext:value-type="float">
            <text:p>5.9971</text:p>
          </table:table-cell>
          <table:table-cell table:formula="of:=[.A117]*[.C117]" office:value-type="float" office:value="281.620986065995" calcext:value-type="float">
            <text:p>281.6210</text:p>
          </table:table-cell>
          <table:table-cell/>
        </table:table-row>
        <table:table-row table:style-name="ro1">
          <table:table-cell office:value-type="float" office:value="115.999" calcext:value-type="float">
            <text:p>115.999</text:p>
          </table:table-cell>
          <table:table-cell office:value-type="float" office:value="11.5602" calcext:value-type="float">
            <text:p>11.5602</text:p>
          </table:table-cell>
          <table:table-cell table:formula="of:=LOG([.B118]; EXP(1))" office:value-type="float" office:value="2.44756816413263" calcext:value-type="float">
            <text:p>2.448</text:p>
          </table:table-cell>
          <table:table-cell table:formula="of:=[.A118]*[.A118]" office:value-type="float" office:value="13455.768001" calcext:value-type="float">
            <text:p>13455.768</text:p>
          </table:table-cell>
          <table:table-cell table:formula="of:=[.C118]*[.C118]" office:value-type="float" office:value="5.99058991807558" calcext:value-type="float">
            <text:p>5.9906</text:p>
          </table:table-cell>
          <table:table-cell table:formula="of:=[.A118]*[.C118]" office:value-type="float" office:value="283.915459471221" calcext:value-type="float">
            <text:p>283.915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.5461" calcext:value-type="float">
            <text:p>11.5461</text:p>
          </table:table-cell>
          <table:table-cell table:formula="of:=LOG([.B119]; EXP(1))" office:value-type="float" office:value="2.44634771760938" calcext:value-type="float">
            <text:p>2.446</text:p>
          </table:table-cell>
          <table:table-cell table:formula="of:=[.A119]*[.A119]" office:value-type="float" office:value="13689" calcext:value-type="float">
            <text:p>13689.000</text:p>
          </table:table-cell>
          <table:table-cell table:formula="of:=[.C119]*[.C119]" office:value-type="float" office:value="5.98461715545261" calcext:value-type="float">
            <text:p>5.9846</text:p>
          </table:table-cell>
          <table:table-cell table:formula="of:=[.A119]*[.C119]" office:value-type="float" office:value="286.222682960297" calcext:value-type="float">
            <text:p>286.2227</text:p>
          </table:table-cell>
          <table:table-cell/>
        </table:table-row>
        <table:table-row table:style-name="ro1">
          <table:table-cell office:value-type="float" office:value="117.999" calcext:value-type="float">
            <text:p>117.999</text:p>
          </table:table-cell>
          <table:table-cell office:value-type="float" office:value="11.5308" calcext:value-type="float">
            <text:p>11.5308</text:p>
          </table:table-cell>
          <table:table-cell table:formula="of:=LOG([.B120]; EXP(1))" office:value-type="float" office:value="2.44502171608909" calcext:value-type="float">
            <text:p>2.445</text:p>
          </table:table-cell>
          <table:table-cell table:formula="of:=[.A120]*[.A120]" office:value-type="float" office:value="13923.764001" calcext:value-type="float">
            <text:p>13923.764</text:p>
          </table:table-cell>
          <table:table-cell table:formula="of:=[.C120]*[.C120]" office:value-type="float" office:value="5.97813119214722" calcext:value-type="float">
            <text:p>5.9781</text:p>
          </table:table-cell>
          <table:table-cell table:formula="of:=[.A120]*[.C120]" office:value-type="float" office:value="288.510117476796" calcext:value-type="float">
            <text:p>288.5101</text:p>
          </table:table-cell>
          <table:table-cell/>
        </table:table-row>
        <table:table-row table:style-name="ro1">
          <table:table-cell office:value-type="float" office:value="118.999" calcext:value-type="float">
            <text:p>118.999</text:p>
          </table:table-cell>
          <table:table-cell office:value-type="float" office:value="11.5155" calcext:value-type="float">
            <text:p>11.5155</text:p>
          </table:table-cell>
          <table:table-cell table:formula="of:=LOG([.B121]; EXP(1))" office:value-type="float" office:value="2.44369395395393" calcext:value-type="float">
            <text:p>2.444</text:p>
          </table:table-cell>
          <table:table-cell table:formula="of:=[.A121]*[.A121]" office:value-type="float" office:value="14160.762001" calcext:value-type="float">
            <text:p>14160.762</text:p>
          </table:table-cell>
          <table:table-cell table:formula="of:=[.C121]*[.C121]" office:value-type="float" office:value="5.97164014059097" calcext:value-type="float">
            <text:p>5.9716</text:p>
          </table:table-cell>
          <table:table-cell table:formula="of:=[.A121]*[.C121]" office:value-type="float" office:value="290.797136826563" calcext:value-type="float">
            <text:p>290.7971</text:p>
          </table:table-cell>
          <table:table-cell/>
        </table:table-row>
        <table:table-row table:style-name="ro1">
          <table:table-cell office:value-type="float" office:value="119.999" calcext:value-type="float">
            <text:p>119.999</text:p>
          </table:table-cell>
          <table:table-cell office:value-type="float" office:value="11.5009" calcext:value-type="float">
            <text:p>11.5009</text:p>
          </table:table-cell>
          <table:table-cell table:formula="of:=LOG([.B122]; EXP(1))" office:value-type="float" office:value="2.44242529317655" calcext:value-type="float">
            <text:p>2.442</text:p>
          </table:table-cell>
          <table:table-cell table:formula="of:=[.A122]*[.A122]" office:value-type="float" office:value="14399.760001" calcext:value-type="float">
            <text:p>14399.760</text:p>
          </table:table-cell>
          <table:table-cell table:formula="of:=[.C122]*[.C122]" office:value-type="float" office:value="5.96544131274854" calcext:value-type="float">
            <text:p>5.9654</text:p>
          </table:table-cell>
          <table:table-cell table:formula="of:=[.A122]*[.C122]" office:value-type="float" office:value="293.088592755893" calcext:value-type="float">
            <text:p>293.088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4844" calcext:value-type="float">
            <text:p>11.4844</text:p>
          </table:table-cell>
          <table:table-cell table:formula="of:=LOG([.B123]; EXP(1))" office:value-type="float" office:value="2.44098959272154" calcext:value-type="float">
            <text:p>2.441</text:p>
          </table:table-cell>
          <table:table-cell table:formula="of:=[.A123]*[.A123]" office:value-type="float" office:value="14641" calcext:value-type="float">
            <text:p>14641.000</text:p>
          </table:table-cell>
          <table:table-cell table:formula="of:=[.C123]*[.C123]" office:value-type="float" office:value="5.95843019177489" calcext:value-type="float">
            <text:p>5.9584</text:p>
          </table:table-cell>
          <table:table-cell table:formula="of:=[.A123]*[.C123]" office:value-type="float" office:value="295.359740719307" calcext:value-type="float">
            <text:p>295.3597</text:p>
          </table:table-cell>
          <table:table-cell/>
        </table:table-row>
        <table:table-row table:style-name="ro1">
          <table:table-cell office:value-type="float" office:value="121.999" calcext:value-type="float">
            <text:p>121.999</text:p>
          </table:table-cell>
          <table:table-cell office:value-type="float" office:value="11.4701" calcext:value-type="float">
            <text:p>11.4701</text:p>
          </table:table-cell>
          <table:table-cell table:formula="of:=LOG([.B124]; EXP(1))" office:value-type="float" office:value="2.43974364949909" calcext:value-type="float">
            <text:p>2.440</text:p>
          </table:table-cell>
          <table:table-cell table:formula="of:=[.A124]*[.A124]" office:value-type="float" office:value="14883.756001" calcext:value-type="float">
            <text:p>14883.756</text:p>
          </table:table-cell>
          <table:table-cell table:formula="of:=[.C124]*[.C124]" office:value-type="float" office:value="5.95234907527114" calcext:value-type="float">
            <text:p>5.9523</text:p>
          </table:table-cell>
          <table:table-cell table:formula="of:=[.A124]*[.C124]" office:value-type="float" office:value="297.646285495239" calcext:value-type="float">
            <text:p>297.646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.4558" calcext:value-type="float">
            <text:p>11.4558</text:p>
          </table:table-cell>
          <table:table-cell table:formula="of:=LOG([.B125]; EXP(1))" office:value-type="float" office:value="2.43849615196534" calcext:value-type="float">
            <text:p>2.438</text:p>
          </table:table-cell>
          <table:table-cell table:formula="of:=[.A125]*[.A125]" office:value-type="float" office:value="15129" calcext:value-type="float">
            <text:p>15129.000</text:p>
          </table:table-cell>
          <table:table-cell table:formula="of:=[.C125]*[.C125]" office:value-type="float" office:value="5.94626348314975" calcext:value-type="float">
            <text:p>5.9463</text:p>
          </table:table-cell>
          <table:table-cell table:formula="of:=[.A125]*[.C125]" office:value-type="float" office:value="299.935026691736" calcext:value-type="float">
            <text:p>299.9350</text:p>
          </table:table-cell>
          <table:table-cell/>
        </table:table-row>
        <table:table-row table:style-name="ro1">
          <table:table-cell office:value-type="float" office:value="123.999" calcext:value-type="float">
            <text:p>123.999</text:p>
          </table:table-cell>
          <table:table-cell office:value-type="float" office:value="11.4407" calcext:value-type="float">
            <text:p>11.4407</text:p>
          </table:table-cell>
          <table:table-cell table:formula="of:=LOG([.B126]; EXP(1))" office:value-type="float" office:value="2.43717717289088" calcext:value-type="float">
            <text:p>2.437</text:p>
          </table:table-cell>
          <table:table-cell table:formula="of:=[.A126]*[.A126]" office:value-type="float" office:value="15375.752001" calcext:value-type="float">
            <text:p>15375.752</text:p>
          </table:table-cell>
          <table:table-cell table:formula="of:=[.C126]*[.C126]" office:value-type="float" office:value="5.93983257206039" calcext:value-type="float">
            <text:p>5.9398</text:p>
          </table:table-cell>
          <table:table-cell table:formula="of:=[.A126]*[.C126]" office:value-type="float" office:value="302.207532261296" calcext:value-type="float">
            <text:p>302.2075</text:p>
          </table:table-cell>
          <table:table-cell/>
        </table:table-row>
        <table:table-row table:style-name="ro1">
          <table:table-cell office:value-type="float" office:value="125.004" calcext:value-type="float">
            <text:p>125.004</text:p>
          </table:table-cell>
          <table:table-cell office:value-type="float" office:value="11.427" calcext:value-type="float">
            <text:p>11.427</text:p>
          </table:table-cell>
          <table:table-cell table:formula="of:=LOG([.B127]; EXP(1))" office:value-type="float" office:value="2.43597897616458" calcext:value-type="float">
            <text:p>2.436</text:p>
          </table:table-cell>
          <table:table-cell table:formula="of:=[.A127]*[.A127]" office:value-type="float" office:value="15626.000016" calcext:value-type="float">
            <text:p>15626.000</text:p>
          </table:table-cell>
          <table:table-cell table:formula="of:=[.C127]*[.C127]" office:value-type="float" office:value="5.93399357231582" calcext:value-type="float">
            <text:p>5.9340</text:p>
          </table:table-cell>
          <table:table-cell table:formula="of:=[.A127]*[.C127]" office:value-type="float" office:value="304.507115936477" calcext:value-type="float">
            <text:p>304.5071</text:p>
          </table:table-cell>
          <table:table-cell/>
        </table:table-row>
        <table:table-row table:style-name="ro1">
          <table:table-cell office:value-type="float" office:value="125.999" calcext:value-type="float">
            <text:p>125.999</text:p>
          </table:table-cell>
          <table:table-cell office:value-type="float" office:value="11.4117" calcext:value-type="float">
            <text:p>11.4117</text:p>
          </table:table-cell>
          <table:table-cell table:formula="of:=LOG([.B128]; EXP(1))" office:value-type="float" office:value="2.43463914488794" calcext:value-type="float">
            <text:p>2.435</text:p>
          </table:table-cell>
          <table:table-cell table:formula="of:=[.A128]*[.A128]" office:value-type="float" office:value="15875.748001" calcext:value-type="float">
            <text:p>15875.748</text:p>
          </table:table-cell>
          <table:table-cell table:formula="of:=[.C128]*[.C128]" office:value-type="float" office:value="5.9274677658207" calcext:value-type="float">
            <text:p>5.9275</text:p>
          </table:table-cell>
          <table:table-cell table:formula="of:=[.A128]*[.C128]" office:value-type="float" office:value="306.762097616736" calcext:value-type="float">
            <text:p>306.762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3964" calcext:value-type="float">
            <text:p>11.3964</text:p>
          </table:table-cell>
          <table:table-cell table:formula="of:=LOG([.B129]; EXP(1))" office:value-type="float" office:value="2.43329751605477" calcext:value-type="float">
            <text:p>2.433</text:p>
          </table:table-cell>
          <table:table-cell table:formula="of:=[.A129]*[.A129]" office:value-type="float" office:value="16129" calcext:value-type="float">
            <text:p>16129.000</text:p>
          </table:table-cell>
          <table:table-cell table:formula="of:=[.C129]*[.C129]" office:value-type="float" office:value="5.92093680163831" calcext:value-type="float">
            <text:p>5.9209</text:p>
          </table:table-cell>
          <table:table-cell table:formula="of:=[.A129]*[.C129]" office:value-type="float" office:value="309.028784538956" calcext:value-type="float">
            <text:p>309.0288</text:p>
          </table:table-cell>
          <table:table-cell/>
        </table:table-row>
        <table:table-row table:style-name="ro1">
          <table:table-cell office:value-type="float" office:value="127.999" calcext:value-type="float">
            <text:p>127.999</text:p>
          </table:table-cell>
          <table:table-cell office:value-type="float" office:value="11.3843" calcext:value-type="float">
            <text:p>11.3843</text:p>
          </table:table-cell>
          <table:table-cell table:formula="of:=LOG([.B130]; EXP(1))" office:value-type="float" office:value="2.43223521321615" calcext:value-type="float">
            <text:p>2.432</text:p>
          </table:table-cell>
          <table:table-cell table:formula="of:=[.A130]*[.A130]" office:value-type="float" office:value="16383.744001" calcext:value-type="float">
            <text:p>16383.744</text:p>
          </table:table-cell>
          <table:table-cell table:formula="of:=[.C130]*[.C130]" office:value-type="float" office:value="5.9157681324086" calcext:value-type="float">
            <text:p>5.9158</text:p>
          </table:table-cell>
          <table:table-cell table:formula="of:=[.A130]*[.C130]" office:value-type="float" office:value="311.323675056454" calcext:value-type="float">
            <text:p>311.323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3654" calcext:value-type="float">
            <text:p>11.3654</text:p>
          </table:table-cell>
          <table:table-cell table:formula="of:=LOG([.B131]; EXP(1))" office:value-type="float" office:value="2.43057365246166" calcext:value-type="float">
            <text:p>2.431</text:p>
          </table:table-cell>
          <table:table-cell table:formula="of:=[.A131]*[.A131]" office:value-type="float" office:value="16641" calcext:value-type="float">
            <text:p>16641.000</text:p>
          </table:table-cell>
          <table:table-cell table:formula="of:=[.C131]*[.C131]" office:value-type="float" office:value="5.9076882800408" calcext:value-type="float">
            <text:p>5.9077</text:p>
          </table:table-cell>
          <table:table-cell table:formula="of:=[.A131]*[.C131]" office:value-type="float" office:value="313.544001167554" calcext:value-type="float">
            <text:p>313.5440</text:p>
          </table:table-cell>
          <table:table-cell/>
        </table:table-row>
        <table:table-row table:style-name="ro1">
          <table:table-cell office:value-type="float" office:value="129.999" calcext:value-type="float">
            <text:p>129.999</text:p>
          </table:table-cell>
          <table:table-cell office:value-type="float" office:value="11.3515" calcext:value-type="float">
            <text:p>11.3515</text:p>
          </table:table-cell>
          <table:table-cell table:formula="of:=LOG([.B132]; EXP(1))" office:value-type="float" office:value="2.42934989378554" calcext:value-type="float">
            <text:p>2.429</text:p>
          </table:table-cell>
          <table:table-cell table:formula="of:=[.A132]*[.A132]" office:value-type="float" office:value="16899.740001" calcext:value-type="float">
            <text:p>16899.740</text:p>
          </table:table-cell>
          <table:table-cell table:formula="of:=[.C132]*[.C132]" office:value-type="float" office:value="5.90174090643583" calcext:value-type="float">
            <text:p>5.9017</text:p>
          </table:table-cell>
          <table:table-cell table:formula="of:=[.A132]*[.C132]" office:value-type="float" office:value="315.813056842227" calcext:value-type="float">
            <text:p>315.8131</text:p>
          </table:table-cell>
          <table:table-cell/>
        </table:table-row>
        <table:table-row table:style-name="ro1">
          <table:table-cell office:value-type="float" office:value="131.004" calcext:value-type="float">
            <text:p>131.004</text:p>
          </table:table-cell>
          <table:table-cell office:value-type="float" office:value="11.3354" calcext:value-type="float">
            <text:p>11.3354</text:p>
          </table:table-cell>
          <table:table-cell table:formula="of:=LOG([.B133]; EXP(1))" office:value-type="float" office:value="2.42793057226495" calcext:value-type="float">
            <text:p>2.428</text:p>
          </table:table-cell>
          <table:table-cell table:formula="of:=[.A133]*[.A133]" office:value-type="float" office:value="17162.048016" calcext:value-type="float">
            <text:p>17162.048</text:p>
          </table:table-cell>
          <table:table-cell table:formula="of:=[.C133]*[.C133]" office:value-type="float" office:value="5.89484686373881" calcext:value-type="float">
            <text:p>5.8948</text:p>
          </table:table-cell>
          <table:table-cell table:formula="of:=[.A133]*[.C133]" office:value-type="float" office:value="318.068616688998" calcext:value-type="float">
            <text:p>318.068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3228" calcext:value-type="float">
            <text:p>11.3228</text:p>
          </table:table-cell>
          <table:table-cell table:formula="of:=LOG([.B134]; EXP(1))" office:value-type="float" office:value="2.42681839201243" calcext:value-type="float">
            <text:p>2.427</text:p>
          </table:table-cell>
          <table:table-cell table:formula="of:=[.A134]*[.A134]" office:value-type="float" office:value="17424" calcext:value-type="float">
            <text:p>17424.000</text:p>
          </table:table-cell>
          <table:table-cell table:formula="of:=[.C134]*[.C134]" office:value-type="float" office:value="5.88944750780982" calcext:value-type="float">
            <text:p>5.8894</text:p>
          </table:table-cell>
          <table:table-cell table:formula="of:=[.A134]*[.C134]" office:value-type="float" office:value="320.340027745641" calcext:value-type="float">
            <text:p>320.3400</text:p>
          </table:table-cell>
          <table:table-cell/>
        </table:table-row>
        <table:table-row table:style-name="ro1">
          <table:table-cell office:value-type="float" office:value="132.999" calcext:value-type="float">
            <text:p>132.999</text:p>
          </table:table-cell>
          <table:table-cell office:value-type="float" office:value="11.3079" calcext:value-type="float">
            <text:p>11.3079</text:p>
          </table:table-cell>
          <table:table-cell table:formula="of:=LOG([.B135]; EXP(1))" office:value-type="float" office:value="2.42550159649546" calcext:value-type="float">
            <text:p>2.426</text:p>
          </table:table-cell>
          <table:table-cell table:formula="of:=[.A135]*[.A135]" office:value-type="float" office:value="17688.734001" calcext:value-type="float">
            <text:p>17688.734</text:p>
          </table:table-cell>
          <table:table-cell table:formula="of:=[.C135]*[.C135]" office:value-type="float" office:value="5.88305799460203" calcext:value-type="float">
            <text:p>5.8831</text:p>
          </table:table-cell>
          <table:table-cell table:formula="of:=[.A135]*[.C135]" office:value-type="float" office:value="322.5892868323" calcext:value-type="float">
            <text:p>322.589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2934" calcext:value-type="float">
            <text:p>11.2934</text:p>
          </table:table-cell>
          <table:table-cell table:formula="of:=LOG([.B136]; EXP(1))" office:value-type="float" office:value="2.42421848428604" calcext:value-type="float">
            <text:p>2.424</text:p>
          </table:table-cell>
          <table:table-cell table:formula="of:=[.A136]*[.A136]" office:value-type="float" office:value="17956" calcext:value-type="float">
            <text:p>17956.000</text:p>
          </table:table-cell>
          <table:table-cell table:formula="of:=[.C136]*[.C136]" office:value-type="float" office:value="5.87683525955411" calcext:value-type="float">
            <text:p>5.8768</text:p>
          </table:table-cell>
          <table:table-cell table:formula="of:=[.A136]*[.C136]" office:value-type="float" office:value="324.84527689433" calcext:value-type="float">
            <text:p>324.845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2795" calcext:value-type="float">
            <text:p>11.2795</text:p>
          </table:table-cell>
          <table:table-cell table:formula="of:=LOG([.B137]; EXP(1))" office:value-type="float" office:value="2.42298691884634" calcext:value-type="float">
            <text:p>2.423</text:p>
          </table:table-cell>
          <table:table-cell table:formula="of:=[.A137]*[.A137]" office:value-type="float" office:value="18225" calcext:value-type="float">
            <text:p>18225.000</text:p>
          </table:table-cell>
          <table:table-cell table:formula="of:=[.C137]*[.C137]" office:value-type="float" office:value="5.87086560890049" calcext:value-type="float">
            <text:p>5.8709</text:p>
          </table:table-cell>
          <table:table-cell table:formula="of:=[.A137]*[.C137]" office:value-type="float" office:value="327.103234044256" calcext:value-type="float">
            <text:p>327.1032</text:p>
          </table:table-cell>
          <table:table-cell/>
        </table:table-row>
        <table:table-row table:style-name="ro1">
          <table:table-cell office:value-type="float" office:value="135.999" calcext:value-type="float">
            <text:p>135.999</text:p>
          </table:table-cell>
          <table:table-cell office:value-type="float" office:value="11.2633" calcext:value-type="float">
            <text:p>11.2633</text:p>
          </table:table-cell>
          <table:table-cell table:formula="of:=LOG([.B138]; EXP(1))" office:value-type="float" office:value="2.42154965259825" calcext:value-type="float">
            <text:p>2.422</text:p>
          </table:table-cell>
          <table:table-cell table:formula="of:=[.A138]*[.A138]" office:value-type="float" office:value="18495.728001" calcext:value-type="float">
            <text:p>18495.728</text:p>
          </table:table-cell>
          <table:table-cell table:formula="of:=[.C138]*[.C138]" office:value-type="float" office:value="5.8639027199987" calcext:value-type="float">
            <text:p>5.8639</text:p>
          </table:table-cell>
          <table:table-cell table:formula="of:=[.A138]*[.C138]" office:value-type="float" office:value="329.328331203709" calcext:value-type="float">
            <text:p>329.328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2505" calcext:value-type="float">
            <text:p>11.2505</text:p>
          </table:table-cell>
          <table:table-cell table:formula="of:=LOG([.B139]; EXP(1))" office:value-type="float" office:value="2.42041257210725" calcext:value-type="float">
            <text:p>2.420</text:p>
          </table:table-cell>
          <table:table-cell table:formula="of:=[.A139]*[.A139]" office:value-type="float" office:value="18769" calcext:value-type="float">
            <text:p>18769.000</text:p>
          </table:table-cell>
          <table:table-cell table:formula="of:=[.C139]*[.C139]" office:value-type="float" office:value="5.85839701921483" calcext:value-type="float">
            <text:p>5.8584</text:p>
          </table:table-cell>
          <table:table-cell table:formula="of:=[.A139]*[.C139]" office:value-type="float" office:value="331.596522378693" calcext:value-type="float">
            <text:p>331.5965</text:p>
          </table:table-cell>
          <table:table-cell/>
        </table:table-row>
        <table:table-row table:style-name="ro1">
          <table:table-cell office:value-type="float" office:value="137.999" calcext:value-type="float">
            <text:p>137.999</text:p>
          </table:table-cell>
          <table:table-cell office:value-type="float" office:value="11.2344" calcext:value-type="float">
            <text:p>11.2344</text:p>
          </table:table-cell>
          <table:table-cell table:formula="of:=LOG([.B140]; EXP(1))" office:value-type="float" office:value="2.41898049967183" calcext:value-type="float">
            <text:p>2.419</text:p>
          </table:table-cell>
          <table:table-cell table:formula="of:=[.A140]*[.A140]" office:value-type="float" office:value="19043.724001" calcext:value-type="float">
            <text:p>19043.724</text:p>
          </table:table-cell>
          <table:table-cell table:formula="of:=[.C140]*[.C140]" office:value-type="float" office:value="5.85146665779259" calcext:value-type="float">
            <text:p>5.8515</text:p>
          </table:table-cell>
          <table:table-cell table:formula="of:=[.A140]*[.C140]" office:value-type="float" office:value="333.816889974213" calcext:value-type="float">
            <text:p>333.816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.2186" calcext:value-type="float">
            <text:p>11.2186</text:p>
          </table:table-cell>
          <table:table-cell table:formula="of:=LOG([.B141]; EXP(1))" office:value-type="float" office:value="2.41757311512563" calcext:value-type="float">
            <text:p>2.418</text:p>
          </table:table-cell>
          <table:table-cell table:formula="of:=[.A141]*[.A141]" office:value-type="float" office:value="19321" calcext:value-type="float">
            <text:p>19321.000</text:p>
          </table:table-cell>
          <table:table-cell table:formula="of:=[.C141]*[.C141]" office:value-type="float" office:value="5.84465976697824" calcext:value-type="float">
            <text:p>5.8447</text:p>
          </table:table-cell>
          <table:table-cell table:formula="of:=[.A141]*[.C141]" office:value-type="float" office:value="336.042663002462" calcext:value-type="float">
            <text:p>336.042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.2048" calcext:value-type="float">
            <text:p>11.2048</text:p>
          </table:table-cell>
          <table:table-cell table:formula="of:=LOG([.B142]; EXP(1))" office:value-type="float" office:value="2.41634225791912" calcext:value-type="float">
            <text:p>2.416</text:p>
          </table:table-cell>
          <table:table-cell table:formula="of:=[.A142]*[.A142]" office:value-type="float" office:value="19600" calcext:value-type="float">
            <text:p>19600.000</text:p>
          </table:table-cell>
          <table:table-cell table:formula="of:=[.C142]*[.C142]" office:value-type="float" office:value="5.83870990740565" calcext:value-type="float">
            <text:p>5.8387</text:p>
          </table:table-cell>
          <table:table-cell table:formula="of:=[.A142]*[.C142]" office:value-type="float" office:value="338.287916108676" calcext:value-type="float">
            <text:p>338.2879</text:p>
          </table:table-cell>
          <table:table-cell/>
        </table:table-row>
        <table:table-row table:style-name="ro1">
          <table:table-cell office:value-type="float" office:value="140.999" calcext:value-type="float">
            <text:p>140.999</text:p>
          </table:table-cell>
          <table:table-cell office:value-type="float" office:value="11.1888" calcext:value-type="float">
            <text:p>11.1888</text:p>
          </table:table-cell>
          <table:table-cell table:formula="of:=LOG([.B143]; EXP(1))" office:value-type="float" office:value="2.41491327796747" calcext:value-type="float">
            <text:p>2.415</text:p>
          </table:table-cell>
          <table:table-cell table:formula="of:=[.A143]*[.A143]" office:value-type="float" office:value="19880.718001" calcext:value-type="float">
            <text:p>19880.718</text:p>
          </table:table-cell>
          <table:table-cell table:formula="of:=[.C143]*[.C143]" office:value-type="float" office:value="5.83180614010357" calcext:value-type="float">
            <text:p>5.8318</text:p>
          </table:table-cell>
          <table:table-cell table:formula="of:=[.A143]*[.C143]" office:value-type="float" office:value="340.500357280135" calcext:value-type="float">
            <text:p>340.5004</text:p>
          </table:table-cell>
          <table:table-cell/>
        </table:table-row>
        <table:table-row table:style-name="ro1">
          <table:table-cell office:value-type="float" office:value="141.999" calcext:value-type="float">
            <text:p>141.999</text:p>
          </table:table-cell>
          <table:table-cell office:value-type="float" office:value="11.1748" calcext:value-type="float">
            <text:p>11.1748</text:p>
          </table:table-cell>
          <table:table-cell table:formula="of:=LOG([.B144]; EXP(1))" office:value-type="float" office:value="2.41366124324775" calcext:value-type="float">
            <text:p>2.414</text:p>
          </table:table-cell>
          <table:table-cell table:formula="of:=[.A144]*[.A144]" office:value-type="float" office:value="20163.716001" calcext:value-type="float">
            <text:p>20163.716</text:p>
          </table:table-cell>
          <table:table-cell table:formula="of:=[.C144]*[.C144]" office:value-type="float" office:value="5.8257605971563" calcext:value-type="float">
            <text:p>5.8258</text:p>
          </table:table-cell>
          <table:table-cell table:formula="of:=[.A144]*[.C144]" office:value-type="float" office:value="342.737482879938" calcext:value-type="float">
            <text:p>342.7375</text:p>
          </table:table-cell>
          <table:table-cell/>
        </table:table-row>
        <table:table-row table:style-name="ro1">
          <table:table-cell office:value-type="float" office:value="142.999" calcext:value-type="float">
            <text:p>142.999</text:p>
          </table:table-cell>
          <table:table-cell office:value-type="float" office:value="11.1611" calcext:value-type="float">
            <text:p>11.1611</text:p>
          </table:table-cell>
          <table:table-cell table:formula="of:=LOG([.B145]; EXP(1))" office:value-type="float" office:value="2.41243451840407" calcext:value-type="float">
            <text:p>2.412</text:p>
          </table:table-cell>
          <table:table-cell table:formula="of:=[.A145]*[.A145]" office:value-type="float" office:value="20448.714001" calcext:value-type="float">
            <text:p>20448.714</text:p>
          </table:table-cell>
          <table:table-cell table:formula="of:=[.C145]*[.C145]" office:value-type="float" office:value="5.81984030558747" calcext:value-type="float">
            <text:p>5.8198</text:p>
          </table:table-cell>
          <table:table-cell table:formula="of:=[.A145]*[.C145]" office:value-type="float" office:value="344.975723697264" calcext:value-type="float">
            <text:p>344.975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.146" calcext:value-type="float">
            <text:p>11.146</text:p>
          </table:table-cell>
          <table:table-cell table:formula="of:=LOG([.B146]; EXP(1))" office:value-type="float" office:value="2.41108068914734" calcext:value-type="float">
            <text:p>2.411</text:p>
          </table:table-cell>
          <table:table-cell table:formula="of:=[.A146]*[.A146]" office:value-type="float" office:value="20736" calcext:value-type="float">
            <text:p>20736.000</text:p>
          </table:table-cell>
          <table:table-cell table:formula="of:=[.C146]*[.C146]" office:value-type="float" office:value="5.81331008957923" calcext:value-type="float">
            <text:p>5.8133</text:p>
          </table:table-cell>
          <table:table-cell table:formula="of:=[.A146]*[.C146]" office:value-type="float" office:value="347.195619237218" calcext:value-type="float">
            <text:p>347.1956</text:p>
          </table:table-cell>
          <table:table-cell/>
        </table:table-row>
        <table:table-row table:style-name="ro1">
          <table:table-cell office:value-type="float" office:value="145.001" calcext:value-type="float">
            <text:p>145.001</text:p>
          </table:table-cell>
          <table:table-cell office:value-type="float" office:value="11.1319" calcext:value-type="float">
            <text:p>11.1319</text:p>
          </table:table-cell>
          <table:table-cell table:formula="of:=LOG([.B147]; EXP(1))" office:value-type="float" office:value="2.40981486051155" calcext:value-type="float">
            <text:p>2.410</text:p>
          </table:table-cell>
          <table:table-cell table:formula="of:=[.A147]*[.A147]" office:value-type="float" office:value="21025.290001" calcext:value-type="float">
            <text:p>21025.290</text:p>
          </table:table-cell>
          <table:table-cell table:formula="of:=[.C147]*[.C147]" office:value-type="float" office:value="5.80720766194228" calcext:value-type="float">
            <text:p>5.8072</text:p>
          </table:table-cell>
          <table:table-cell table:formula="of:=[.A147]*[.C147]" office:value-type="float" office:value="349.425564589035" calcext:value-type="float">
            <text:p>349.425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.1168" calcext:value-type="float">
            <text:p>11.1168</text:p>
          </table:table-cell>
          <table:table-cell table:formula="of:=LOG([.B148]; EXP(1))" office:value-type="float" office:value="2.40845747762459" calcext:value-type="float">
            <text:p>2.408</text:p>
          </table:table-cell>
          <table:table-cell table:formula="of:=[.A148]*[.A148]" office:value-type="float" office:value="21316" calcext:value-type="float">
            <text:p>21316.000</text:p>
          </table:table-cell>
          <table:table-cell table:formula="of:=[.C148]*[.C148]" office:value-type="float" office:value="5.80066742152582" calcext:value-type="float">
            <text:p>5.8007</text:p>
          </table:table-cell>
          <table:table-cell table:formula="of:=[.A148]*[.C148]" office:value-type="float" office:value="351.634791733191" calcext:value-type="float">
            <text:p>351.6348</text:p>
          </table:table-cell>
          <table:table-cell/>
        </table:table-row>
        <table:table-row table:style-name="ro1">
          <table:table-cell office:value-type="float" office:value="146.999" calcext:value-type="float">
            <text:p>146.999</text:p>
          </table:table-cell>
          <table:table-cell office:value-type="float" office:value="11.1018" calcext:value-type="float">
            <text:p>11.1018</text:p>
          </table:table-cell>
          <table:table-cell table:formula="of:=LOG([.B149]; EXP(1))" office:value-type="float" office:value="2.40710725733359" calcext:value-type="float">
            <text:p>2.407</text:p>
          </table:table-cell>
          <table:table-cell table:formula="of:=[.A149]*[.A149]" office:value-type="float" office:value="21608.706001" calcext:value-type="float">
            <text:p>21608.706</text:p>
          </table:table-cell>
          <table:table-cell table:formula="of:=[.C149]*[.C149]" office:value-type="float" office:value="5.79416534830803" calcext:value-type="float">
            <text:p>5.7942</text:p>
          </table:table-cell>
          <table:table-cell table:formula="of:=[.A149]*[.C149]" office:value-type="float" office:value="353.84235972078" calcext:value-type="float">
            <text:p>353.842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.0887" calcext:value-type="float">
            <text:p>11.0887</text:p>
          </table:table-cell>
          <table:table-cell table:formula="of:=LOG([.B150]; EXP(1))" office:value-type="float" office:value="2.40592657176798" calcext:value-type="float">
            <text:p>2.406</text:p>
          </table:table-cell>
          <table:table-cell table:formula="of:=[.A150]*[.A150]" office:value-type="float" office:value="21904" calcext:value-type="float">
            <text:p>21904.000</text:p>
          </table:table-cell>
          <table:table-cell table:formula="of:=[.C150]*[.C150]" office:value-type="float" office:value="5.78848266873923" calcext:value-type="float">
            <text:p>5.7885</text:p>
          </table:table-cell>
          <table:table-cell table:formula="of:=[.A150]*[.C150]" office:value-type="float" office:value="356.077132621661" calcext:value-type="float">
            <text:p>356.0771</text:p>
          </table:table-cell>
          <table:table-cell/>
        </table:table-row>
        <table:table-row table:style-name="ro1">
          <table:table-cell office:value-type="float" office:value="149.005" calcext:value-type="float">
            <text:p>149.005</text:p>
          </table:table-cell>
          <table:table-cell office:value-type="float" office:value="11.0722" calcext:value-type="float">
            <text:p>11.0722</text:p>
          </table:table-cell>
          <table:table-cell table:formula="of:=LOG([.B151]; EXP(1))" office:value-type="float" office:value="2.40443746229598" calcext:value-type="float">
            <text:p>2.404</text:p>
          </table:table-cell>
          <table:table-cell table:formula="of:=[.A151]*[.A151]" office:value-type="float" office:value="22202.490025" calcext:value-type="float">
            <text:p>22202.490</text:p>
          </table:table-cell>
          <table:table-cell table:formula="of:=[.C151]*[.C151]" office:value-type="float" office:value="5.78131951009235" calcext:value-type="float">
            <text:p>5.7813</text:p>
          </table:table-cell>
          <table:table-cell table:formula="of:=[.A151]*[.C151]" office:value-type="float" office:value="358.273204069413" calcext:value-type="float">
            <text:p>358.273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0596" calcext:value-type="float">
            <text:p>11.0596</text:p>
          </table:table-cell>
          <table:table-cell table:formula="of:=LOG([.B152]; EXP(1))" office:value-type="float" office:value="2.40329882907489" calcext:value-type="float">
            <text:p>2.403</text:p>
          </table:table-cell>
          <table:table-cell table:formula="of:=[.A152]*[.A152]" office:value-type="float" office:value="22500" calcext:value-type="float">
            <text:p>22500.000</text:p>
          </table:table-cell>
          <table:table-cell table:formula="of:=[.C152]*[.C152]" office:value-type="float" office:value="5.77584526183274" calcext:value-type="float">
            <text:p>5.7758</text:p>
          </table:table-cell>
          <table:table-cell table:formula="of:=[.A152]*[.C152]" office:value-type="float" office:value="360.494824361233" calcext:value-type="float">
            <text:p>360.4948</text:p>
          </table:table-cell>
          <table:table-cell/>
        </table:table-row>
        <table:table-row table:style-name="ro1">
          <table:table-cell office:value-type="float" office:value="150.999" calcext:value-type="float">
            <text:p>150.999</text:p>
          </table:table-cell>
          <table:table-cell office:value-type="float" office:value="11.044" calcext:value-type="float">
            <text:p>11.044</text:p>
          </table:table-cell>
          <table:table-cell table:formula="of:=LOG([.B153]; EXP(1))" office:value-type="float" office:value="2.40188729406791" calcext:value-type="float">
            <text:p>2.402</text:p>
          </table:table-cell>
          <table:table-cell table:formula="of:=[.A153]*[.A153]" office:value-type="float" office:value="22800.698001" calcext:value-type="float">
            <text:p>22800.698</text:p>
          </table:table-cell>
          <table:table-cell table:formula="of:=[.C153]*[.C153]" office:value-type="float" office:value="5.76906257340486" calcext:value-type="float">
            <text:p>5.7691</text:p>
          </table:table-cell>
          <table:table-cell table:formula="of:=[.A153]*[.C153]" office:value-type="float" office:value="362.68257951696" calcext:value-type="float">
            <text:p>362.682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.0308" calcext:value-type="float">
            <text:p>11.0308</text:p>
          </table:table-cell>
          <table:table-cell table:formula="of:=LOG([.B154]; EXP(1))" office:value-type="float" office:value="2.40069136010037" calcext:value-type="float">
            <text:p>2.401</text:p>
          </table:table-cell>
          <table:table-cell table:formula="of:=[.A154]*[.A154]" office:value-type="float" office:value="23104" calcext:value-type="float">
            <text:p>23104.000</text:p>
          </table:table-cell>
          <table:table-cell table:formula="of:=[.C154]*[.C154]" office:value-type="float" office:value="5.76331900646057" calcext:value-type="float">
            <text:p>5.7633</text:p>
          </table:table-cell>
          <table:table-cell table:formula="of:=[.A154]*[.C154]" office:value-type="float" office:value="364.905086735257" calcext:value-type="float">
            <text:p>364.9051</text:p>
          </table:table-cell>
          <table:table-cell/>
        </table:table-row>
        <table:table-row table:style-name="ro1">
          <table:table-cell office:value-type="float" office:value="152.999" calcext:value-type="float">
            <text:p>152.999</text:p>
          </table:table-cell>
          <table:table-cell office:value-type="float" office:value="11.017" calcext:value-type="float">
            <text:p>11.017</text:p>
          </table:table-cell>
          <table:table-cell table:formula="of:=LOG([.B155]; EXP(1))" office:value-type="float" office:value="2.39943953435793" calcext:value-type="float">
            <text:p>2.399</text:p>
          </table:table-cell>
          <table:table-cell table:formula="of:=[.A155]*[.A155]" office:value-type="float" office:value="23408.694001" calcext:value-type="float">
            <text:p>23408.694</text:p>
          </table:table-cell>
          <table:table-cell table:formula="of:=[.C155]*[.C155]" office:value-type="float" office:value="5.75731007903979" calcext:value-type="float">
            <text:p>5.7573</text:p>
          </table:table-cell>
          <table:table-cell table:formula="of:=[.A155]*[.C155]" office:value-type="float" office:value="367.111849317229" calcext:value-type="float">
            <text:p>367.1118</text:p>
          </table:table-cell>
          <table:table-cell/>
        </table:table-row>
        <table:table-row table:style-name="ro1">
          <table:table-cell office:value-type="float" office:value="153.999" calcext:value-type="float">
            <text:p>153.999</text:p>
          </table:table-cell>
          <table:table-cell office:value-type="float" office:value="11.0023" calcext:value-type="float">
            <text:p>11.0023</text:p>
          </table:table-cell>
          <table:table-cell table:formula="of:=LOG([.B156]; EXP(1))" office:value-type="float" office:value="2.398104341851" calcext:value-type="float">
            <text:p>2.398</text:p>
          </table:table-cell>
          <table:table-cell table:formula="of:=[.A156]*[.A156]" office:value-type="float" office:value="23715.692001" calcext:value-type="float">
            <text:p>23715.692</text:p>
          </table:table-cell>
          <table:table-cell table:formula="of:=[.C156]*[.C156]" office:value-type="float" office:value="5.75090443440464" calcext:value-type="float">
            <text:p>5.7509</text:p>
          </table:table-cell>
          <table:table-cell table:formula="of:=[.A156]*[.C156]" office:value-type="float" office:value="369.305670540713" calcext:value-type="float">
            <text:p>369.3057</text:p>
          </table:table-cell>
          <table:table-cell/>
        </table:table-row>
        <table:table-row table:style-name="ro1">
          <table:table-cell office:value-type="float" office:value="155.004" calcext:value-type="float">
            <text:p>155.004</text:p>
          </table:table-cell>
          <table:table-cell office:value-type="float" office:value="10.9862" calcext:value-type="float">
            <text:p>10.9862</text:p>
          </table:table-cell>
          <table:table-cell table:formula="of:=LOG([.B157]; EXP(1))" office:value-type="float" office:value="2.39663993974289" calcext:value-type="float">
            <text:p>2.397</text:p>
          </table:table-cell>
          <table:table-cell table:formula="of:=[.A157]*[.A157]" office:value-type="float" office:value="24026.240016" calcext:value-type="float">
            <text:p>24026.240</text:p>
          </table:table-cell>
          <table:table-cell table:formula="of:=[.C157]*[.C157]" office:value-type="float" office:value="5.74388300077079" calcext:value-type="float">
            <text:p>5.7439</text:p>
          </table:table-cell>
          <table:table-cell table:formula="of:=[.A157]*[.C157]" office:value-type="float" office:value="371.488777219906" calcext:value-type="float">
            <text:p>371.488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974" calcext:value-type="float">
            <text:p>10.974</text:p>
          </table:table-cell>
          <table:table-cell table:formula="of:=LOG([.B158]; EXP(1))" office:value-type="float" office:value="2.39552883863678" calcext:value-type="float">
            <text:p>2.396</text:p>
          </table:table-cell>
          <table:table-cell table:formula="of:=[.A158]*[.A158]" office:value-type="float" office:value="24336" calcext:value-type="float">
            <text:p>24336.000</text:p>
          </table:table-cell>
          <table:table-cell table:formula="of:=[.C158]*[.C158]" office:value-type="float" office:value="5.7385584167405" calcext:value-type="float">
            <text:p>5.7386</text:p>
          </table:table-cell>
          <table:table-cell table:formula="of:=[.A158]*[.C158]" office:value-type="float" office:value="373.702498827338" calcext:value-type="float">
            <text:p>373.7025</text:p>
          </table:table-cell>
          <table:table-cell/>
        </table:table-row>
        <table:table-row table:style-name="ro1">
          <table:table-cell office:value-type="float" office:value="156.999" calcext:value-type="float">
            <text:p>156.999</text:p>
          </table:table-cell>
          <table:table-cell office:value-type="float" office:value="10.9606" calcext:value-type="float">
            <text:p>10.9606</text:p>
          </table:table-cell>
          <table:table-cell table:formula="of:=LOG([.B159]; EXP(1))" office:value-type="float" office:value="2.39430702454699" calcext:value-type="float">
            <text:p>2.394</text:p>
          </table:table-cell>
          <table:table-cell table:formula="of:=[.A159]*[.A159]" office:value-type="float" office:value="24648.686001" calcext:value-type="float">
            <text:p>24648.686</text:p>
          </table:table-cell>
          <table:table-cell table:formula="of:=[.C159]*[.C159]" office:value-type="float" office:value="5.73270612779506" calcext:value-type="float">
            <text:p>5.7327</text:p>
          </table:table-cell>
          <table:table-cell table:formula="of:=[.A159]*[.C159]" office:value-type="float" office:value="375.903808546853" calcext:value-type="float">
            <text:p>375.903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9445" calcext:value-type="float">
            <text:p>10.9445</text:p>
          </table:table-cell>
          <table:table-cell table:formula="of:=LOG([.B160]; EXP(1))" office:value-type="float" office:value="2.39283704697107" calcext:value-type="float">
            <text:p>2.393</text:p>
          </table:table-cell>
          <table:table-cell table:formula="of:=[.A160]*[.A160]" office:value-type="float" office:value="24964" calcext:value-type="float">
            <text:p>24964.000</text:p>
          </table:table-cell>
          <table:table-cell table:formula="of:=[.C160]*[.C160]" office:value-type="float" office:value="5.72566913335724" calcext:value-type="float">
            <text:p>5.7257</text:p>
          </table:table-cell>
          <table:table-cell table:formula="of:=[.A160]*[.C160]" office:value-type="float" office:value="378.068253421429" calcext:value-type="float">
            <text:p>378.0683</text:p>
          </table:table-cell>
          <table:table-cell/>
        </table:table-row>
        <table:table-row table:style-name="ro1">
          <table:table-cell office:value-type="float" office:value="158.999" calcext:value-type="float">
            <text:p>158.999</text:p>
          </table:table-cell>
          <table:table-cell office:value-type="float" office:value="10.9315" calcext:value-type="float">
            <text:p>10.9315</text:p>
          </table:table-cell>
          <table:table-cell table:formula="of:=LOG([.B161]; EXP(1))" office:value-type="float" office:value="2.39164852973481" calcext:value-type="float">
            <text:p>2.392</text:p>
          </table:table-cell>
          <table:table-cell table:formula="of:=[.A161]*[.A161]" office:value-type="float" office:value="25280.682001" calcext:value-type="float">
            <text:p>25280.682</text:p>
          </table:table-cell>
          <table:table-cell table:formula="of:=[.C161]*[.C161]" office:value-type="float" office:value="5.71998268978266" calcext:value-type="float">
            <text:p>5.7200</text:p>
          </table:table-cell>
          <table:table-cell table:formula="of:=[.A161]*[.C161]" office:value-type="float" office:value="380.269724579304" calcext:value-type="float">
            <text:p>380.2697</text:p>
          </table:table-cell>
          <table:table-cell/>
        </table:table-row>
        <table:table-row table:style-name="ro1">
          <table:table-cell office:value-type="float" office:value="159.999" calcext:value-type="float">
            <text:p>159.999</text:p>
          </table:table-cell>
          <table:table-cell office:value-type="float" office:value="10.9163" calcext:value-type="float">
            <text:p>10.9163</text:p>
          </table:table-cell>
          <table:table-cell table:formula="of:=LOG([.B162]; EXP(1))" office:value-type="float" office:value="2.39025708506281" calcext:value-type="float">
            <text:p>2.390</text:p>
          </table:table-cell>
          <table:table-cell table:formula="of:=[.A162]*[.A162]" office:value-type="float" office:value="25599.680001" calcext:value-type="float">
            <text:p>25599.680</text:p>
          </table:table-cell>
          <table:table-cell table:formula="of:=[.C162]*[.C162]" office:value-type="float" office:value="5.71332893269296" calcext:value-type="float">
            <text:p>5.7133</text:p>
          </table:table-cell>
          <table:table-cell table:formula="of:=[.A162]*[.C162]" office:value-type="float" office:value="382.438743352964" calcext:value-type="float">
            <text:p>382.4387</text:p>
          </table:table-cell>
          <table:table-cell/>
        </table:table-row>
        <table:table-row table:style-name="ro1">
          <table:table-cell office:value-type="float" office:value="160.999" calcext:value-type="float">
            <text:p>160.999</text:p>
          </table:table-cell>
          <table:table-cell office:value-type="float" office:value="10.902" calcext:value-type="float">
            <text:p>10.902</text:p>
          </table:table-cell>
          <table:table-cell table:formula="of:=LOG([.B163]; EXP(1))" office:value-type="float" office:value="2.38894625864209" calcext:value-type="float">
            <text:p>2.389</text:p>
          </table:table-cell>
          <table:table-cell table:formula="of:=[.A163]*[.A163]" office:value-type="float" office:value="25920.678001" calcext:value-type="float">
            <text:p>25920.678</text:p>
          </table:table-cell>
          <table:table-cell table:formula="of:=[.C163]*[.C163]" office:value-type="float" office:value="5.70706422668003" calcext:value-type="float">
            <text:p>5.7071</text:p>
          </table:table-cell>
          <table:table-cell table:formula="of:=[.A163]*[.C163]" office:value-type="float" office:value="384.617958695118" calcext:value-type="float">
            <text:p>384.6180</text:p>
          </table:table-cell>
          <table:table-cell/>
        </table:table-row>
        <table:table-row table:style-name="ro1">
          <table:table-cell office:value-type="float" office:value="161.999" calcext:value-type="float">
            <text:p>161.999</text:p>
          </table:table-cell>
          <table:table-cell office:value-type="float" office:value="10.8885" calcext:value-type="float">
            <text:p>10.8885</text:p>
          </table:table-cell>
          <table:table-cell table:formula="of:=LOG([.B164]; EXP(1))" office:value-type="float" office:value="2.38770718641087" calcext:value-type="float">
            <text:p>2.388</text:p>
          </table:table-cell>
          <table:table-cell table:formula="of:=[.A164]*[.A164]" office:value-type="float" office:value="26243.676001" calcext:value-type="float">
            <text:p>26243.676</text:p>
          </table:table-cell>
          <table:table-cell table:formula="of:=[.C164]*[.C164]" office:value-type="float" office:value="5.7011456080381" calcext:value-type="float">
            <text:p>5.7011</text:p>
          </table:table-cell>
          <table:table-cell table:formula="of:=[.A164]*[.C164]" office:value-type="float" office:value="386.806176491374" calcext:value-type="float">
            <text:p>386.806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.8742" calcext:value-type="float">
            <text:p>10.8742</text:p>
          </table:table-cell>
          <table:table-cell table:formula="of:=LOG([.B165]; EXP(1))" office:value-type="float" office:value="2.38639301105045" calcext:value-type="float">
            <text:p>2.386</text:p>
          </table:table-cell>
          <table:table-cell table:formula="of:=[.A165]*[.A165]" office:value-type="float" office:value="26569" calcext:value-type="float">
            <text:p>26569.000</text:p>
          </table:table-cell>
          <table:table-cell table:formula="of:=[.C165]*[.C165]" office:value-type="float" office:value="5.69487160319044" calcext:value-type="float">
            <text:p>5.6949</text:p>
          </table:table-cell>
          <table:table-cell table:formula="of:=[.A165]*[.C165]" office:value-type="float" office:value="388.982060801223" calcext:value-type="float">
            <text:p>388.982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.8598" calcext:value-type="float">
            <text:p>10.8598</text:p>
          </table:table-cell>
          <table:table-cell table:formula="of:=LOG([.B166]; EXP(1))" office:value-type="float" office:value="2.38506789812995" calcext:value-type="float">
            <text:p>2.385</text:p>
          </table:table-cell>
          <table:table-cell table:formula="of:=[.A166]*[.A166]" office:value-type="float" office:value="26896" calcext:value-type="float">
            <text:p>26896.000</text:p>
          </table:table-cell>
          <table:table-cell table:formula="of:=[.C166]*[.C166]" office:value-type="float" office:value="5.68854887869001" calcext:value-type="float">
            <text:p>5.6885</text:p>
          </table:table-cell>
          <table:table-cell table:formula="of:=[.A166]*[.C166]" office:value-type="float" office:value="391.151135293311" calcext:value-type="float">
            <text:p>391.1511</text:p>
          </table:table-cell>
          <table:table-cell/>
        </table:table-row>
        <table:table-row table:style-name="ro1">
          <table:table-cell office:value-type="float" office:value="164.999" calcext:value-type="float">
            <text:p>164.999</text:p>
          </table:table-cell>
          <table:table-cell office:value-type="float" office:value="10.846" calcext:value-type="float">
            <text:p>10.846</text:p>
          </table:table-cell>
          <table:table-cell table:formula="of:=LOG([.B167]; EXP(1))" office:value-type="float" office:value="2.38379634841887" calcext:value-type="float">
            <text:p>2.384</text:p>
          </table:table-cell>
          <table:table-cell table:formula="of:=[.A167]*[.A167]" office:value-type="float" office:value="27224.670001" calcext:value-type="float">
            <text:p>27224.670</text:p>
          </table:table-cell>
          <table:table-cell table:formula="of:=[.C167]*[.C167]" office:value-type="float" office:value="5.68248503073513" calcext:value-type="float">
            <text:p>5.6825</text:p>
          </table:table-cell>
          <table:table-cell table:formula="of:=[.A167]*[.C167]" office:value-type="float" office:value="393.324013692765" calcext:value-type="float">
            <text:p>393.3240</text:p>
          </table:table-cell>
          <table:table-cell/>
        </table:table-row>
        <table:table-row table:style-name="ro1">
          <table:table-cell office:value-type="float" office:value="165.999" calcext:value-type="float">
            <text:p>165.999</text:p>
          </table:table-cell>
          <table:table-cell office:value-type="float" office:value="10.8317" calcext:value-type="float">
            <text:p>10.8317</text:p>
          </table:table-cell>
          <table:table-cell table:formula="of:=LOG([.B168]; EXP(1))" office:value-type="float" office:value="2.38247702006999" calcext:value-type="float">
            <text:p>2.382</text:p>
          </table:table-cell>
          <table:table-cell table:formula="of:=[.A168]*[.A168]" office:value-type="float" office:value="27555.668001" calcext:value-type="float">
            <text:p>27555.668</text:p>
          </table:table-cell>
          <table:table-cell table:formula="of:=[.C168]*[.C168]" office:value-type="float" office:value="5.67619675116158" calcext:value-type="float">
            <text:p>5.6762</text:p>
          </table:table-cell>
          <table:table-cell table:formula="of:=[.A168]*[.C168]" office:value-type="float" office:value="395.488802854598" calcext:value-type="float">
            <text:p>395.488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.8168" calcext:value-type="float">
            <text:p>10.8168</text:p>
          </table:table-cell>
          <table:table-cell table:formula="of:=LOG([.B169]; EXP(1))" office:value-type="float" office:value="2.38110048106241" calcext:value-type="float">
            <text:p>2.381</text:p>
          </table:table-cell>
          <table:table-cell table:formula="of:=[.A169]*[.A169]" office:value-type="float" office:value="27889" calcext:value-type="float">
            <text:p>27889.000</text:p>
          </table:table-cell>
          <table:table-cell table:formula="of:=[.C169]*[.C169]" office:value-type="float" office:value="5.66963950091565" calcext:value-type="float">
            <text:p>5.6696</text:p>
          </table:table-cell>
          <table:table-cell table:formula="of:=[.A169]*[.C169]" office:value-type="float" office:value="397.643780337423" calcext:value-type="float">
            <text:p>397.643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8039" calcext:value-type="float">
            <text:p>10.8039</text:p>
          </table:table-cell>
          <table:table-cell table:formula="of:=LOG([.B170]; EXP(1))" office:value-type="float" office:value="2.37990718005636" calcext:value-type="float">
            <text:p>2.380</text:p>
          </table:table-cell>
          <table:table-cell table:formula="of:=[.A170]*[.A170]" office:value-type="float" office:value="28224" calcext:value-type="float">
            <text:p>28224.000</text:p>
          </table:table-cell>
          <table:table-cell table:formula="of:=[.C170]*[.C170]" office:value-type="float" office:value="5.66395818568382" calcext:value-type="float">
            <text:p>5.6640</text:p>
          </table:table-cell>
          <table:table-cell table:formula="of:=[.A170]*[.C170]" office:value-type="float" office:value="399.824406249469" calcext:value-type="float">
            <text:p>399.8244</text:p>
          </table:table-cell>
          <table:table-cell/>
        </table:table-row>
        <table:table-row table:style-name="ro1">
          <table:table-cell office:value-type="float" office:value="168.999" calcext:value-type="float">
            <text:p>168.999</text:p>
          </table:table-cell>
          <table:table-cell office:value-type="float" office:value="10.7893" calcext:value-type="float">
            <text:p>10.7893</text:p>
          </table:table-cell>
          <table:table-cell table:formula="of:=LOG([.B171]; EXP(1))" office:value-type="float" office:value="2.37855490228142" calcext:value-type="float">
            <text:p>2.379</text:p>
          </table:table-cell>
          <table:table-cell table:formula="of:=[.A171]*[.A171]" office:value-type="float" office:value="28560.662001" calcext:value-type="float">
            <text:p>28560.662</text:p>
          </table:table-cell>
          <table:table-cell table:formula="of:=[.C171]*[.C171]" office:value-type="float" office:value="5.657523423167" calcext:value-type="float">
            <text:p>5.6575</text:p>
          </table:table-cell>
          <table:table-cell table:formula="of:=[.A171]*[.C171]" office:value-type="float" office:value="401.973399930658" calcext:value-type="float">
            <text:p>401.973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7759" calcext:value-type="float">
            <text:p>10.7759</text:p>
          </table:table-cell>
          <table:table-cell table:formula="of:=LOG([.B172]; EXP(1))" office:value-type="float" office:value="2.37731215918379" calcext:value-type="float">
            <text:p>2.377</text:p>
          </table:table-cell>
          <table:table-cell table:formula="of:=[.A172]*[.A172]" office:value-type="float" office:value="28900" calcext:value-type="float">
            <text:p>28900.000</text:p>
          </table:table-cell>
          <table:table-cell table:formula="of:=[.C172]*[.C172]" office:value-type="float" office:value="5.65161310220308" calcext:value-type="float">
            <text:p>5.6516</text:p>
          </table:table-cell>
          <table:table-cell table:formula="of:=[.A172]*[.C172]" office:value-type="float" office:value="404.143067061244" calcext:value-type="float">
            <text:p>404.1431</text:p>
          </table:table-cell>
          <table:table-cell/>
        </table:table-row>
        <table:table-row table:style-name="ro1">
          <table:table-cell office:value-type="float" office:value="170.999" calcext:value-type="float">
            <text:p>170.999</text:p>
          </table:table-cell>
          <table:table-cell office:value-type="float" office:value="10.7618" calcext:value-type="float">
            <text:p>10.7618</text:p>
          </table:table-cell>
          <table:table-cell table:formula="of:=LOG([.B173]; EXP(1))" office:value-type="float" office:value="2.37600282698821" calcext:value-type="float">
            <text:p>2.376</text:p>
          </table:table-cell>
          <table:table-cell table:formula="of:=[.A173]*[.A173]" office:value-type="float" office:value="29240.658001" calcext:value-type="float">
            <text:p>29240.658</text:p>
          </table:table-cell>
          <table:table-cell table:formula="of:=[.C173]*[.C173]" office:value-type="float" office:value="5.64538943385596" calcext:value-type="float">
            <text:p>5.6454</text:p>
          </table:table-cell>
          <table:table-cell table:formula="of:=[.A173]*[.C173]" office:value-type="float" office:value="406.294107412157" calcext:value-type="float">
            <text:p>406.294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7473" calcext:value-type="float">
            <text:p>10.7473</text:p>
          </table:table-cell>
          <table:table-cell table:formula="of:=LOG([.B174]; EXP(1))" office:value-type="float" office:value="2.37465456023632" calcext:value-type="float">
            <text:p>2.375</text:p>
          </table:table-cell>
          <table:table-cell table:formula="of:=[.A174]*[.A174]" office:value-type="float" office:value="29584" calcext:value-type="float">
            <text:p>29584.000</text:p>
          </table:table-cell>
          <table:table-cell table:formula="of:=[.C174]*[.C174]" office:value-type="float" office:value="5.63898428045114" calcext:value-type="float">
            <text:p>5.6390</text:p>
          </table:table-cell>
          <table:table-cell table:formula="of:=[.A174]*[.C174]" office:value-type="float" office:value="408.440584360647" calcext:value-type="float">
            <text:p>408.440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.734" calcext:value-type="float">
            <text:p>10.734</text:p>
          </table:table-cell>
          <table:table-cell table:formula="of:=LOG([.B175]; EXP(1))" office:value-type="float" office:value="2.37341627375464" calcext:value-type="float">
            <text:p>2.373</text:p>
          </table:table-cell>
          <table:table-cell table:formula="of:=[.A175]*[.A175]" office:value-type="float" office:value="29929" calcext:value-type="float">
            <text:p>29929.000</text:p>
          </table:table-cell>
          <table:table-cell table:formula="of:=[.C175]*[.C175]" office:value-type="float" office:value="5.63310480852335" calcext:value-type="float">
            <text:p>5.6331</text:p>
          </table:table-cell>
          <table:table-cell table:formula="of:=[.A175]*[.C175]" office:value-type="float" office:value="410.601015359552" calcext:value-type="float">
            <text:p>410.6010</text:p>
          </table:table-cell>
          <table:table-cell/>
        </table:table-row>
        <table:table-row table:style-name="ro1">
          <table:table-cell office:value-type="float" office:value="173.999" calcext:value-type="float">
            <text:p>173.999</text:p>
          </table:table-cell>
          <table:table-cell office:value-type="float" office:value="10.7203" calcext:value-type="float">
            <text:p>10.7203</text:p>
          </table:table-cell>
          <table:table-cell table:formula="of:=LOG([.B176]; EXP(1))" office:value-type="float" office:value="2.37213914032571" calcext:value-type="float">
            <text:p>2.372</text:p>
          </table:table-cell>
          <table:table-cell table:formula="of:=[.A176]*[.A176]" office:value-type="float" office:value="30275.652001" calcext:value-type="float">
            <text:p>30275.652</text:p>
          </table:table-cell>
          <table:table-cell table:formula="of:=[.C176]*[.C176]" office:value-type="float" office:value="5.62704410106519" calcext:value-type="float">
            <text:p>5.6270</text:p>
          </table:table-cell>
          <table:table-cell table:formula="of:=[.A176]*[.C176]" office:value-type="float" office:value="412.749838277533" calcext:value-type="float">
            <text:p>412.7498</text:p>
          </table:table-cell>
          <table:table-cell/>
        </table:table-row>
        <table:table-row table:style-name="ro1">
          <table:table-cell office:value-type="float" office:value="174.999" calcext:value-type="float">
            <text:p>174.999</text:p>
          </table:table-cell>
          <table:table-cell office:value-type="float" office:value="10.7068" calcext:value-type="float">
            <text:p>10.7068</text:p>
          </table:table-cell>
          <table:table-cell table:formula="of:=LOG([.B177]; EXP(1))" office:value-type="float" office:value="2.37087905363303" calcext:value-type="float">
            <text:p>2.371</text:p>
          </table:table-cell>
          <table:table-cell table:formula="of:=[.A177]*[.A177]" office:value-type="float" office:value="30624.650001" calcext:value-type="float">
            <text:p>30624.650</text:p>
          </table:table-cell>
          <table:table-cell table:formula="of:=[.C177]*[.C177]" office:value-type="float" office:value="5.62106748695587" calcext:value-type="float">
            <text:p>5.6211</text:p>
          </table:table-cell>
          <table:table-cell table:formula="of:=[.A177]*[.C177]" office:value-type="float" office:value="414.901463506727" calcext:value-type="float">
            <text:p>414.901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.6926" calcext:value-type="float">
            <text:p>10.6926</text:p>
          </table:table-cell>
          <table:table-cell table:formula="of:=LOG([.B178]; EXP(1))" office:value-type="float" office:value="2.36955191342497" calcext:value-type="float">
            <text:p>2.370</text:p>
          </table:table-cell>
          <table:table-cell table:formula="of:=[.A178]*[.A178]" office:value-type="float" office:value="30976" calcext:value-type="float">
            <text:p>30976.000</text:p>
          </table:table-cell>
          <table:table-cell table:formula="of:=[.C178]*[.C178]" office:value-type="float" office:value="5.61477627041594" calcext:value-type="float">
            <text:p>5.6148</text:p>
          </table:table-cell>
          <table:table-cell table:formula="of:=[.A178]*[.C178]" office:value-type="float" office:value="417.041136762795" calcext:value-type="float">
            <text:p>417.0411</text:p>
          </table:table-cell>
          <table:table-cell/>
        </table:table-row>
        <table:table-row table:style-name="ro1">
          <table:table-cell office:value-type="float" office:value="176.999" calcext:value-type="float">
            <text:p>176.999</text:p>
          </table:table-cell>
          <table:table-cell office:value-type="float" office:value="10.6795" calcext:value-type="float">
            <text:p>10.6795</text:p>
          </table:table-cell>
          <table:table-cell table:formula="of:=LOG([.B179]; EXP(1))" office:value-type="float" office:value="2.36832601595672" calcext:value-type="float">
            <text:p>2.368</text:p>
          </table:table-cell>
          <table:table-cell table:formula="of:=[.A179]*[.A179]" office:value-type="float" office:value="31328.646001" calcext:value-type="float">
            <text:p>31328.646</text:p>
          </table:table-cell>
          <table:table-cell table:formula="of:=[.C179]*[.C179]" office:value-type="float" office:value="5.60896811785744" calcext:value-type="float">
            <text:p>5.6090</text:p>
          </table:table-cell>
          <table:table-cell table:formula="of:=[.A179]*[.C179]" office:value-type="float" office:value="419.191336498324" calcext:value-type="float">
            <text:p>419.1913</text:p>
          </table:table-cell>
          <table:table-cell/>
        </table:table-row>
        <table:table-row table:style-name="ro1">
          <table:table-cell office:value-type="float" office:value="177.999" calcext:value-type="float">
            <text:p>177.999</text:p>
          </table:table-cell>
          <table:table-cell office:value-type="float" office:value="10.6664" calcext:value-type="float">
            <text:p>10.6664</text:p>
          </table:table-cell>
          <table:table-cell table:formula="of:=LOG([.B180]; EXP(1))" office:value-type="float" office:value="2.36709861381911" calcext:value-type="float">
            <text:p>2.367</text:p>
          </table:table-cell>
          <table:table-cell table:formula="of:=[.A180]*[.A180]" office:value-type="float" office:value="31683.644001" calcext:value-type="float">
            <text:p>31683.644</text:p>
          </table:table-cell>
          <table:table-cell table:formula="of:=[.C180]*[.C180]" office:value-type="float" office:value="5.60315584754436" calcext:value-type="float">
            <text:p>5.6032</text:p>
          </table:table-cell>
          <table:table-cell table:formula="of:=[.A180]*[.C180]" office:value-type="float" office:value="421.341186161188" calcext:value-type="float">
            <text:p>421.3412</text:p>
          </table:table-cell>
          <table:table-cell/>
        </table:table-row>
        <table:table-row table:style-name="ro1">
          <table:table-cell office:value-type="float" office:value="179.004" calcext:value-type="float">
            <text:p>179.004</text:p>
          </table:table-cell>
          <table:table-cell office:value-type="float" office:value="10.6505" calcext:value-type="float">
            <text:p>10.6505</text:p>
          </table:table-cell>
          <table:table-cell table:formula="of:=LOG([.B181]; EXP(1))" office:value-type="float" office:value="2.3656068394102" calcext:value-type="float">
            <text:p>2.366</text:p>
          </table:table-cell>
          <table:table-cell table:formula="of:=[.A181]*[.A181]" office:value-type="float" office:value="32042.432016" calcext:value-type="float">
            <text:p>32042.432</text:p>
          </table:table-cell>
          <table:table-cell table:formula="of:=[.C181]*[.C181]" office:value-type="float" office:value="5.59609571866432" calcext:value-type="float">
            <text:p>5.5961</text:p>
          </table:table-cell>
          <table:table-cell table:formula="of:=[.A181]*[.C181]" office:value-type="float" office:value="423.453086681784" calcext:value-type="float">
            <text:p>423.453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6383" calcext:value-type="float">
            <text:p>10.6383</text:p>
          </table:table-cell>
          <table:table-cell table:formula="of:=LOG([.B182]; EXP(1))" office:value-type="float" office:value="2.36446069671211" calcext:value-type="float">
            <text:p>2.364</text:p>
          </table:table-cell>
          <table:table-cell table:formula="of:=[.A182]*[.A182]" office:value-type="float" office:value="32400" calcext:value-type="float">
            <text:p>32400.000</text:p>
          </table:table-cell>
          <table:table-cell table:formula="of:=[.C182]*[.C182]" office:value-type="float" office:value="5.59067438629633" calcext:value-type="float">
            <text:p>5.5907</text:p>
          </table:table-cell>
          <table:table-cell table:formula="of:=[.A182]*[.C182]" office:value-type="float" office:value="425.60292540818" calcext:value-type="float">
            <text:p>425.6029</text:p>
          </table:table-cell>
          <table:table-cell/>
        </table:table-row>
        <table:table-row table:style-name="ro1">
          <table:table-cell office:value-type="float" office:value="180.999" calcext:value-type="float">
            <text:p>180.999</text:p>
          </table:table-cell>
          <table:table-cell office:value-type="float" office:value="10.6247" calcext:value-type="float">
            <text:p>10.6247</text:p>
          </table:table-cell>
          <table:table-cell table:formula="of:=LOG([.B183]; EXP(1))" office:value-type="float" office:value="2.36318147911774" calcext:value-type="float">
            <text:p>2.363</text:p>
          </table:table-cell>
          <table:table-cell table:formula="of:=[.A183]*[.A183]" office:value-type="float" office:value="32760.638001" calcext:value-type="float">
            <text:p>32760.638</text:p>
          </table:table-cell>
          <table:table-cell table:formula="of:=[.C183]*[.C183]" office:value-type="float" office:value="5.58462670324511" calcext:value-type="float">
            <text:p>5.5846</text:p>
          </table:table-cell>
          <table:table-cell table:formula="of:=[.A183]*[.C183]" office:value-type="float" office:value="427.733484538832" calcext:value-type="float">
            <text:p>427.7335</text:p>
          </table:table-cell>
          <table:table-cell/>
        </table:table-row>
        <table:table-row table:style-name="ro1">
          <table:table-cell office:value-type="float" office:value="181.999" calcext:value-type="float">
            <text:p>181.999</text:p>
          </table:table-cell>
          <table:table-cell office:value-type="float" office:value="10.612" calcext:value-type="float">
            <text:p>10.612</text:p>
          </table:table-cell>
          <table:table-cell table:formula="of:=LOG([.B184]; EXP(1))" office:value-type="float" office:value="2.36198543627549" calcext:value-type="float">
            <text:p>2.362</text:p>
          </table:table-cell>
          <table:table-cell table:formula="of:=[.A184]*[.A184]" office:value-type="float" office:value="33123.636001" calcext:value-type="float">
            <text:p>33123.636</text:p>
          </table:table-cell>
          <table:table-cell table:formula="of:=[.C184]*[.C184]" office:value-type="float" office:value="5.57897520117753" calcext:value-type="float">
            <text:p>5.5790</text:p>
          </table:table-cell>
          <table:table-cell table:formula="of:=[.A184]*[.C184]" office:value-type="float" office:value="429.878987416704" calcext:value-type="float">
            <text:p>429.8790</text:p>
          </table:table-cell>
          <table:table-cell/>
        </table:table-row>
        <table:table-row table:style-name="ro1">
          <table:table-cell office:value-type="float" office:value="182.998" calcext:value-type="float">
            <text:p>182.998</text:p>
          </table:table-cell>
          <table:table-cell office:value-type="float" office:value="10.5983" calcext:value-type="float">
            <text:p>10.5983</text:p>
          </table:table-cell>
          <table:table-cell table:formula="of:=LOG([.B185]; EXP(1))" office:value-type="float" office:value="2.36069361089771" calcext:value-type="float">
            <text:p>2.361</text:p>
          </table:table-cell>
          <table:table-cell table:formula="of:=[.A185]*[.A185]" office:value-type="float" office:value="33488.268004" calcext:value-type="float">
            <text:p>33488.268</text:p>
          </table:table-cell>
          <table:table-cell table:formula="of:=[.C185]*[.C185]" office:value-type="float" office:value="5.57287432453325" calcext:value-type="float">
            <text:p>5.5729</text:p>
          </table:table-cell>
          <table:table-cell table:formula="of:=[.A185]*[.C185]" office:value-type="float" office:value="432.002209407059" calcext:value-type="float">
            <text:p>432.0022</text:p>
          </table:table-cell>
          <table:table-cell/>
        </table:table-row>
        <table:table-row table:style-name="ro1">
          <table:table-cell office:value-type="float" office:value="183.998" calcext:value-type="float">
            <text:p>183.998</text:p>
          </table:table-cell>
          <table:table-cell office:value-type="float" office:value="10.5853" calcext:value-type="float">
            <text:p>10.5853</text:p>
          </table:table-cell>
          <table:table-cell table:formula="of:=LOG([.B186]; EXP(1))" office:value-type="float" office:value="2.35946624617859" calcext:value-type="float">
            <text:p>2.359</text:p>
          </table:table-cell>
          <table:table-cell table:formula="of:=[.A186]*[.A186]" office:value-type="float" office:value="33855.264004" calcext:value-type="float">
            <text:p>33855.264</text:p>
          </table:table-cell>
          <table:table-cell table:formula="of:=[.C186]*[.C186]" office:value-type="float" office:value="5.56708096685608" calcext:value-type="float">
            <text:p>5.5671</text:p>
          </table:table-cell>
          <table:table-cell table:formula="of:=[.A186]*[.C186]" office:value-type="float" office:value="434.137070364368" calcext:value-type="float">
            <text:p>434.1371</text:p>
          </table:table-cell>
          <table:table-cell/>
        </table:table-row>
        <table:table-row table:style-name="ro1">
          <table:table-cell office:value-type="float" office:value="185.004" calcext:value-type="float">
            <text:p>185.004</text:p>
          </table:table-cell>
          <table:table-cell office:value-type="float" office:value="10.57" calcext:value-type="float">
            <text:p>10.57</text:p>
          </table:table-cell>
          <table:table-cell table:formula="of:=LOG([.B187]; EXP(1))" office:value-type="float" office:value="2.35801979988215" calcext:value-type="float">
            <text:p>2.358</text:p>
          </table:table-cell>
          <table:table-cell table:formula="of:=[.A187]*[.A187]" office:value-type="float" office:value="34226.480016" calcext:value-type="float">
            <text:p>34226.480</text:p>
          </table:table-cell>
          <table:table-cell table:formula="of:=[.C187]*[.C187]" office:value-type="float" office:value="5.56025737663624" calcext:value-type="float">
            <text:p>5.5603</text:p>
          </table:table-cell>
          <table:table-cell table:formula="of:=[.A187]*[.C187]" office:value-type="float" office:value="436.243095057397" calcext:value-type="float">
            <text:p>436.2431</text:p>
          </table:table-cell>
          <table:table-cell/>
        </table:table-row>
        <table:table-row table:style-name="ro1">
          <table:table-cell office:value-type="float" office:value="185.998" calcext:value-type="float">
            <text:p>185.998</text:p>
          </table:table-cell>
          <table:table-cell office:value-type="float" office:value="10.558" calcext:value-type="float">
            <text:p>10.558</text:p>
          </table:table-cell>
          <table:table-cell table:formula="of:=LOG([.B188]; EXP(1))" office:value-type="float" office:value="2.35688386640142" calcext:value-type="float">
            <text:p>2.357</text:p>
          </table:table-cell>
          <table:table-cell table:formula="of:=[.A188]*[.A188]" office:value-type="float" office:value="34595.256004" calcext:value-type="float">
            <text:p>34595.256</text:p>
          </table:table-cell>
          <table:table-cell table:formula="of:=[.C188]*[.C188]" office:value-type="float" office:value="5.55490155970333" calcext:value-type="float">
            <text:p>5.5549</text:p>
          </table:table-cell>
          <table:table-cell table:formula="of:=[.A188]*[.C188]" office:value-type="float" office:value="438.375685382932" calcext:value-type="float">
            <text:p>438.3757</text:p>
          </table:table-cell>
          <table:table-cell/>
        </table:table-row>
        <table:table-row table:style-name="ro1">
          <table:table-cell office:value-type="float" office:value="186.998" calcext:value-type="float">
            <text:p>186.998</text:p>
          </table:table-cell>
          <table:table-cell office:value-type="float" office:value="10.5442" calcext:value-type="float">
            <text:p>10.5442</text:p>
          </table:table-cell>
          <table:table-cell table:formula="of:=LOG([.B189]; EXP(1))" office:value-type="float" office:value="2.35557594571379" calcext:value-type="float">
            <text:p>2.356</text:p>
          </table:table-cell>
          <table:table-cell table:formula="of:=[.A189]*[.A189]" office:value-type="float" office:value="34968.252004" calcext:value-type="float">
            <text:p>34968.252</text:p>
          </table:table-cell>
          <table:table-cell table:formula="of:=[.C189]*[.C189]" office:value-type="float" office:value="5.54873803602544" calcext:value-type="float">
            <text:p>5.5487</text:p>
          </table:table-cell>
          <table:table-cell table:formula="of:=[.A189]*[.C189]" office:value-type="float" office:value="440.487990696588" calcext:value-type="float">
            <text:p>440.4880</text:p>
          </table:table-cell>
          <table:table-cell/>
        </table:table-row>
        <table:table-row table:style-name="ro1">
          <table:table-cell office:value-type="float" office:value="187.998" calcext:value-type="float">
            <text:p>187.998</text:p>
          </table:table-cell>
          <table:table-cell office:value-type="float" office:value="10.5309" calcext:value-type="float">
            <text:p>10.5309</text:p>
          </table:table-cell>
          <table:table-cell table:formula="of:=LOG([.B190]; EXP(1))" office:value-type="float" office:value="2.35431379257899" calcext:value-type="float">
            <text:p>2.354</text:p>
          </table:table-cell>
          <table:table-cell table:formula="of:=[.A190]*[.A190]" office:value-type="float" office:value="35343.248004" calcext:value-type="float">
            <text:p>35343.248</text:p>
          </table:table-cell>
          <table:table-cell table:formula="of:=[.C190]*[.C190]" office:value-type="float" office:value="5.54279343392769" calcext:value-type="float">
            <text:p>5.5428</text:p>
          </table:table-cell>
          <table:table-cell table:formula="of:=[.A190]*[.C190]" office:value-type="float" office:value="442.606284377266" calcext:value-type="float">
            <text:p>442.6063</text:p>
          </table:table-cell>
          <table:table-cell/>
        </table:table-row>
        <table:table-row table:style-name="ro1">
          <table:table-cell office:value-type="float" office:value="188.998" calcext:value-type="float">
            <text:p>188.998</text:p>
          </table:table-cell>
          <table:table-cell office:value-type="float" office:value="10.5179" calcext:value-type="float">
            <text:p>10.5179</text:p>
          </table:table-cell>
          <table:table-cell table:formula="of:=LOG([.B191]; EXP(1))" office:value-type="float" office:value="2.35307856761102" calcext:value-type="float">
            <text:p>2.353</text:p>
          </table:table-cell>
          <table:table-cell table:formula="of:=[.A191]*[.A191]" office:value-type="float" office:value="35720.244004" calcext:value-type="float">
            <text:p>35720.244</text:p>
          </table:table-cell>
          <table:table-cell table:formula="of:=[.C191]*[.C191]" office:value-type="float" office:value="5.53697874535034" calcext:value-type="float">
            <text:p>5.5370</text:p>
          </table:table-cell>
          <table:table-cell table:formula="of:=[.A191]*[.C191]" office:value-type="float" office:value="444.727143121348" calcext:value-type="float">
            <text:p>444.7271</text:p>
          </table:table-cell>
          <table:table-cell/>
        </table:table-row>
        <table:table-row table:style-name="ro1">
          <table:table-cell office:value-type="float" office:value="189.998" calcext:value-type="float">
            <text:p>189.998</text:p>
          </table:table-cell>
          <table:table-cell office:value-type="float" office:value="10.5044" calcext:value-type="float">
            <text:p>10.5044</text:p>
          </table:table-cell>
          <table:table-cell table:formula="of:=LOG([.B192]; EXP(1))" office:value-type="float" office:value="2.35179421700659" calcext:value-type="float">
            <text:p>2.352</text:p>
          </table:table-cell>
          <table:table-cell table:formula="of:=[.A192]*[.A192]" office:value-type="float" office:value="36099.240004" calcext:value-type="float">
            <text:p>36099.240</text:p>
          </table:table-cell>
          <table:table-cell table:formula="of:=[.C192]*[.C192]" office:value-type="float" office:value="5.53093603914565" calcext:value-type="float">
            <text:p>5.5309</text:p>
          </table:table-cell>
          <table:table-cell table:formula="of:=[.A192]*[.C192]" office:value-type="float" office:value="446.836197642819" calcext:value-type="float">
            <text:p>446.8362</text:p>
          </table:table-cell>
          <table:table-cell/>
        </table:table-row>
        <table:table-row table:style-name="ro1">
          <table:table-cell office:value-type="float" office:value="190.999" calcext:value-type="float">
            <text:p>190.999</text:p>
          </table:table-cell>
          <table:table-cell office:value-type="float" office:value="10.4915" calcext:value-type="float">
            <text:p>10.4915</text:p>
          </table:table-cell>
          <table:table-cell table:formula="of:=LOG([.B193]; EXP(1))" office:value-type="float" office:value="2.35056540551261" calcext:value-type="float">
            <text:p>2.351</text:p>
          </table:table-cell>
          <table:table-cell table:formula="of:=[.A193]*[.A193]" office:value-type="float" office:value="36480.618001" calcext:value-type="float">
            <text:p>36480.618</text:p>
          </table:table-cell>
          <table:table-cell table:formula="of:=[.C193]*[.C193]" office:value-type="float" office:value="5.52515772559267" calcext:value-type="float">
            <text:p>5.5252</text:p>
          </table:table-cell>
          <table:table-cell table:formula="of:=[.A193]*[.C193]" office:value-type="float" office:value="448.955641887504" calcext:value-type="float">
            <text:p>448.9556</text:p>
          </table:table-cell>
          <table:table-cell/>
        </table:table-row>
        <table:table-row table:style-name="ro1">
          <table:table-cell office:value-type="float" office:value="191.999" calcext:value-type="float">
            <text:p>191.999</text:p>
          </table:table-cell>
          <table:table-cell office:value-type="float" office:value="10.4775" calcext:value-type="float">
            <text:p>10.4775</text:p>
          </table:table-cell>
          <table:table-cell table:formula="of:=LOG([.B194]; EXP(1))" office:value-type="float" office:value="2.34923010081709" calcext:value-type="float">
            <text:p>2.349</text:p>
          </table:table-cell>
          <table:table-cell table:formula="of:=[.A194]*[.A194]" office:value-type="float" office:value="36863.616001" calcext:value-type="float">
            <text:p>36863.616</text:p>
          </table:table-cell>
          <table:table-cell table:formula="of:=[.C194]*[.C194]" office:value-type="float" office:value="5.51888206658507" calcext:value-type="float">
            <text:p>5.5189</text:p>
          </table:table-cell>
          <table:table-cell table:formula="of:=[.A194]*[.C194]" office:value-type="float" office:value="451.04983012678" calcext:value-type="float">
            <text:p>451.0498</text:p>
          </table:table-cell>
          <table:table-cell/>
        </table:table-row>
        <table:table-row table:style-name="ro1">
          <table:table-cell office:value-type="float" office:value="192.998" calcext:value-type="float">
            <text:p>192.998</text:p>
          </table:table-cell>
          <table:table-cell office:value-type="float" office:value="10.4653" calcext:value-type="float">
            <text:p>10.4653</text:p>
          </table:table-cell>
          <table:table-cell table:formula="of:=LOG([.B195]; EXP(1))" office:value-type="float" office:value="2.34806502247226" calcext:value-type="float">
            <text:p>2.348</text:p>
          </table:table-cell>
          <table:table-cell table:formula="of:=[.A195]*[.A195]" office:value-type="float" office:value="37248.228004" calcext:value-type="float">
            <text:p>37248.228</text:p>
          </table:table-cell>
          <table:table-cell table:formula="of:=[.C195]*[.C195]" office:value-type="float" office:value="5.51340934975766" calcext:value-type="float">
            <text:p>5.5134</text:p>
          </table:table-cell>
          <table:table-cell table:formula="of:=[.A195]*[.C195]" office:value-type="float" office:value="453.171853207101" calcext:value-type="float">
            <text:p>453.1719</text:p>
          </table:table-cell>
          <table:table-cell/>
        </table:table-row>
        <table:table-row table:style-name="ro1">
          <table:table-cell office:value-type="float" office:value="193.998" calcext:value-type="float">
            <text:p>193.998</text:p>
          </table:table-cell>
          <table:table-cell office:value-type="float" office:value="10.4525" calcext:value-type="float">
            <text:p>10.4525</text:p>
          </table:table-cell>
          <table:table-cell table:formula="of:=LOG([.B196]; EXP(1))" office:value-type="float" office:value="2.34684118424858" calcext:value-type="float">
            <text:p>2.347</text:p>
          </table:table-cell>
          <table:table-cell table:formula="of:=[.A196]*[.A196]" office:value-type="float" office:value="37635.224004" calcext:value-type="float">
            <text:p>37635.224</text:p>
          </table:table-cell>
          <table:table-cell table:formula="of:=[.C196]*[.C196]" office:value-type="float" office:value="5.50766354408529" calcext:value-type="float">
            <text:p>5.5077</text:p>
          </table:table-cell>
          <table:table-cell table:formula="of:=[.A196]*[.C196]" office:value-type="float" office:value="455.282496061857" calcext:value-type="float">
            <text:p>455.2825</text:p>
          </table:table-cell>
          <table:table-cell/>
        </table:table-row>
        <table:table-row table:style-name="ro1">
          <table:table-cell office:value-type="float" office:value="194.998" calcext:value-type="float">
            <text:p>194.998</text:p>
          </table:table-cell>
          <table:table-cell office:value-type="float" office:value="10.4387" calcext:value-type="float">
            <text:p>10.4387</text:p>
          </table:table-cell>
          <table:table-cell table:formula="of:=LOG([.B197]; EXP(1))" office:value-type="float" office:value="2.3455200536283" calcext:value-type="float">
            <text:p>2.346</text:p>
          </table:table-cell>
          <table:table-cell table:formula="of:=[.A197]*[.A197]" office:value-type="float" office:value="38024.220004" calcext:value-type="float">
            <text:p>38024.220</text:p>
          </table:table-cell>
          <table:table-cell table:formula="of:=[.C197]*[.C197]" office:value-type="float" office:value="5.50146432197252" calcext:value-type="float">
            <text:p>5.5015</text:p>
          </table:table-cell>
          <table:table-cell table:formula="of:=[.A197]*[.C197]" office:value-type="float" office:value="457.371719417412" calcext:value-type="float">
            <text:p>457.3717</text:p>
          </table:table-cell>
          <table:table-cell/>
        </table:table-row>
        <table:table-row table:style-name="ro1">
          <table:table-cell office:value-type="float" office:value="195.999" calcext:value-type="float">
            <text:p>195.999</text:p>
          </table:table-cell>
          <table:table-cell office:value-type="float" office:value="10.4255" calcext:value-type="float">
            <text:p>10.4255</text:p>
          </table:table-cell>
          <table:table-cell table:formula="of:=LOG([.B198]; EXP(1))" office:value-type="float" office:value="2.34425472816544" calcext:value-type="float">
            <text:p>2.344</text:p>
          </table:table-cell>
          <table:table-cell table:formula="of:=[.A198]*[.A198]" office:value-type="float" office:value="38415.608001" calcext:value-type="float">
            <text:p>38415.608</text:p>
          </table:table-cell>
          <table:table-cell table:formula="of:=[.C198]*[.C198]" office:value-type="float" office:value="5.49553023052601" calcext:value-type="float">
            <text:p>5.4955</text:p>
          </table:table-cell>
          <table:table-cell table:formula="of:=[.A198]*[.C198]" office:value-type="float" office:value="459.471582465698" calcext:value-type="float">
            <text:p>459.4716</text:p>
          </table:table-cell>
          <table:table-cell/>
        </table:table-row>
        <table:table-row table:style-name="ro1">
          <table:table-cell office:value-type="float" office:value="196.998" calcext:value-type="float">
            <text:p>196.998</text:p>
          </table:table-cell>
          <table:table-cell office:value-type="float" office:value="10.4124" calcext:value-type="float">
            <text:p>10.4124</text:p>
          </table:table-cell>
          <table:table-cell table:formula="of:=LOG([.B199]; EXP(1))" office:value-type="float" office:value="2.34299740360531" calcext:value-type="float">
            <text:p>2.343</text:p>
          </table:table-cell>
          <table:table-cell table:formula="of:=[.A199]*[.A199]" office:value-type="float" office:value="38808.212004" calcext:value-type="float">
            <text:p>38808.212</text:p>
          </table:table-cell>
          <table:table-cell table:formula="of:=[.C199]*[.C199]" office:value-type="float" office:value="5.48963683330121" calcext:value-type="float">
            <text:p>5.4896</text:p>
          </table:table-cell>
          <table:table-cell table:formula="of:=[.A199]*[.C199]" office:value-type="float" office:value="461.565802515438" calcext:value-type="float">
            <text:p>461.5658</text:p>
          </table:table-cell>
          <table:table-cell/>
        </table:table-row>
        <table:table-row table:style-name="ro1">
          <table:table-cell office:value-type="float" office:value="197.998" calcext:value-type="float">
            <text:p>197.998</text:p>
          </table:table-cell>
          <table:table-cell office:value-type="float" office:value="10.399" calcext:value-type="float">
            <text:p>10.399</text:p>
          </table:table-cell>
          <table:table-cell table:formula="of:=LOG([.B200]; EXP(1))" office:value-type="float" office:value="2.3417096476781" calcext:value-type="float">
            <text:p>2.342</text:p>
          </table:table-cell>
          <table:table-cell table:formula="of:=[.A200]*[.A200]" office:value-type="float" office:value="39203.208004" calcext:value-type="float">
            <text:p>39203.208</text:p>
          </table:table-cell>
          <table:table-cell table:formula="of:=[.C200]*[.C200]" office:value-type="float" office:value="5.48360407402867" calcext:value-type="float">
            <text:p>5.4836</text:p>
          </table:table-cell>
          <table:table-cell table:formula="of:=[.A200]*[.C200]" office:value-type="float" office:value="463.653826820968" calcext:value-type="float">
            <text:p>463.6538</text:p>
          </table:table-cell>
          <table:table-cell/>
        </table:table-row>
        <table:table-row table:style-name="ro1">
          <table:table-cell office:value-type="float" office:value="198.998" calcext:value-type="float">
            <text:p>198.998</text:p>
          </table:table-cell>
          <table:table-cell office:value-type="float" office:value="10.3871" calcext:value-type="float">
            <text:p>10.3871</text:p>
          </table:table-cell>
          <table:table-cell table:formula="of:=LOG([.B201]; EXP(1))" office:value-type="float" office:value="2.34056465161822" calcext:value-type="float">
            <text:p>2.341</text:p>
          </table:table-cell>
          <table:table-cell table:formula="of:=[.A201]*[.A201]" office:value-type="float" office:value="39600.204004" calcext:value-type="float">
            <text:p>39600.204</text:p>
          </table:table-cell>
          <table:table-cell table:formula="of:=[.C201]*[.C201]" office:value-type="float" office:value="5.47824288840472" calcext:value-type="float">
            <text:p>5.4782</text:p>
          </table:table-cell>
          <table:table-cell table:formula="of:=[.A201]*[.C201]" office:value-type="float" office:value="465.767684542723" calcext:value-type="float">
            <text:p>465.7677</text:p>
          </table:table-cell>
          <table:table-cell/>
        </table:table-row>
        <table:table-row table:style-name="ro1">
          <table:table-cell office:value-type="float" office:value="199.998" calcext:value-type="float">
            <text:p>199.998</text:p>
          </table:table-cell>
          <table:table-cell office:value-type="float" office:value="10.3736" calcext:value-type="float">
            <text:p>10.3736</text:p>
          </table:table-cell>
          <table:table-cell table:formula="of:=LOG([.B202]; EXP(1))" office:value-type="float" office:value="2.33926411725254" calcext:value-type="float">
            <text:p>2.339</text:p>
          </table:table-cell>
          <table:table-cell table:formula="of:=[.A202]*[.A202]" office:value-type="float" office:value="39999.200004" calcext:value-type="float">
            <text:p>39999.200</text:p>
          </table:table-cell>
          <table:table-cell table:formula="of:=[.C202]*[.C202]" office:value-type="float" office:value="5.47215661026529" calcext:value-type="float">
            <text:p>5.4722</text:p>
          </table:table-cell>
          <table:table-cell table:formula="of:=[.A202]*[.C202]" office:value-type="float" office:value="467.848144922273" calcext:value-type="float">
            <text:p>467.8481</text:p>
          </table:table-cell>
          <table:table-cell/>
        </table:table-row>
        <table:table-row table:style-name="ro1">
          <table:table-cell office:value-type="float" office:value="200.999" calcext:value-type="float">
            <text:p>200.999</text:p>
          </table:table-cell>
          <table:table-cell office:value-type="float" office:value="10.3606" calcext:value-type="float">
            <text:p>10.3606</text:p>
          </table:table-cell>
          <table:table-cell table:formula="of:=LOG([.B203]; EXP(1))" office:value-type="float" office:value="2.33801015021224" calcext:value-type="float">
            <text:p>2.338</text:p>
          </table:table-cell>
          <table:table-cell table:formula="of:=[.A203]*[.A203]" office:value-type="float" office:value="40400.598001" calcext:value-type="float">
            <text:p>40400.598</text:p>
          </table:table-cell>
          <table:table-cell table:formula="of:=[.C203]*[.C203]" office:value-type="float" office:value="5.46629146249546" calcext:value-type="float">
            <text:p>5.4663</text:p>
          </table:table-cell>
          <table:table-cell table:formula="of:=[.A203]*[.C203]" office:value-type="float" office:value="469.93770218251" calcext:value-type="float">
            <text:p>469.9377</text:p>
          </table:table-cell>
          <table:table-cell/>
        </table:table-row>
        <table:table-row table:style-name="ro1">
          <table:table-cell office:value-type="float" office:value="201.999" calcext:value-type="float">
            <text:p>201.999</text:p>
          </table:table-cell>
          <table:table-cell office:value-type="float" office:value="10.348" calcext:value-type="float">
            <text:p>10.348</text:p>
          </table:table-cell>
          <table:table-cell table:formula="of:=LOG([.B204]; EXP(1))" office:value-type="float" office:value="2.33679326432378" calcext:value-type="float">
            <text:p>2.337</text:p>
          </table:table-cell>
          <table:table-cell table:formula="of:=[.A204]*[.A204]" office:value-type="float" office:value="40803.596001" calcext:value-type="float">
            <text:p>40803.596</text:p>
          </table:table-cell>
          <table:table-cell table:formula="of:=[.C204]*[.C204]" office:value-type="float" office:value="5.460602760189" calcext:value-type="float">
            <text:p>5.4606</text:p>
          </table:table-cell>
          <table:table-cell table:formula="of:=[.A204]*[.C204]" office:value-type="float" office:value="472.02990260014" calcext:value-type="float">
            <text:p>472.0299</text:p>
          </table:table-cell>
          <table:table-cell/>
        </table:table-row>
        <table:table-row table:style-name="ro1">
          <table:table-cell office:value-type="float" office:value="203.003" calcext:value-type="float">
            <text:p>203.003</text:p>
          </table:table-cell>
          <table:table-cell office:value-type="float" office:value="10.3339" calcext:value-type="float">
            <text:p>10.3339</text:p>
          </table:table-cell>
          <table:table-cell table:formula="of:=LOG([.B205]; EXP(1))" office:value-type="float" office:value="2.33542975302313" calcext:value-type="float">
            <text:p>2.335</text:p>
          </table:table-cell>
          <table:table-cell table:formula="of:=[.A205]*[.A205]" office:value-type="float" office:value="41210.218009" calcext:value-type="float">
            <text:p>41210.218</text:p>
          </table:table-cell>
          <table:table-cell table:formula="of:=[.C205]*[.C205]" office:value-type="float" office:value="5.45423213130566" calcext:value-type="float">
            <text:p>5.4542</text:p>
          </table:table-cell>
          <table:table-cell table:formula="of:=[.A205]*[.C205]" office:value-type="float" office:value="474.099246152954" calcext:value-type="float">
            <text:p>474.0992</text:p>
          </table:table-cell>
          <table:table-cell/>
        </table:table-row>
        <table:table-row table:style-name="ro1">
          <table:table-cell office:value-type="float" office:value="203.998" calcext:value-type="float">
            <text:p>203.998</text:p>
          </table:table-cell>
          <table:table-cell office:value-type="float" office:value="10.3224" calcext:value-type="float">
            <text:p>10.3224</text:p>
          </table:table-cell>
          <table:table-cell table:formula="of:=LOG([.B206]; EXP(1))" office:value-type="float" office:value="2.3343162911555" calcext:value-type="float">
            <text:p>2.334</text:p>
          </table:table-cell>
          <table:table-cell table:formula="of:=[.A206]*[.A206]" office:value-type="float" office:value="41615.184004" calcext:value-type="float">
            <text:p>41615.184</text:p>
          </table:table-cell>
          <table:table-cell table:formula="of:=[.C206]*[.C206]" office:value-type="float" office:value="5.44903254715397" calcext:value-type="float">
            <text:p>5.4490</text:p>
          </table:table-cell>
          <table:table-cell table:formula="of:=[.A206]*[.C206]" office:value-type="float" office:value="476.19585476314" calcext:value-type="float">
            <text:p>476.1959</text:p>
          </table:table-cell>
          <table:table-cell/>
        </table:table-row>
        <table:table-row table:style-name="ro1">
          <table:table-cell office:value-type="float" office:value="204.998" calcext:value-type="float">
            <text:p>204.998</text:p>
          </table:table-cell>
          <table:table-cell office:value-type="float" office:value="10.3098" calcext:value-type="float">
            <text:p>10.3098</text:p>
          </table:table-cell>
          <table:table-cell table:formula="of:=LOG([.B207]; EXP(1))" office:value-type="float" office:value="2.33309489919862" calcext:value-type="float">
            <text:p>2.333</text:p>
          </table:table-cell>
          <table:table-cell table:formula="of:=[.A207]*[.A207]" office:value-type="float" office:value="42024.180004" calcext:value-type="float">
            <text:p>42024.180</text:p>
          </table:table-cell>
          <table:table-cell table:formula="of:=[.C207]*[.C207]" office:value-type="float" office:value="5.44333180866661" calcext:value-type="float">
            <text:p>5.4433</text:p>
          </table:table-cell>
          <table:table-cell table:formula="of:=[.A207]*[.C207]" office:value-type="float" office:value="478.279788145918" calcext:value-type="float">
            <text:p>478.2798</text:p>
          </table:table-cell>
          <table:table-cell/>
        </table:table-row>
        <table:table-row table:style-name="ro1">
          <table:table-cell office:value-type="float" office:value="205.998" calcext:value-type="float">
            <text:p>205.998</text:p>
          </table:table-cell>
          <table:table-cell office:value-type="float" office:value="10.2971" calcext:value-type="float">
            <text:p>10.2971</text:p>
          </table:table-cell>
          <table:table-cell table:formula="of:=LOG([.B208]; EXP(1))" office:value-type="float" office:value="2.33186230219393" calcext:value-type="float">
            <text:p>2.332</text:p>
          </table:table-cell>
          <table:table-cell table:formula="of:=[.A208]*[.A208]" office:value-type="float" office:value="42435.176004" calcext:value-type="float">
            <text:p>42435.176</text:p>
          </table:table-cell>
          <table:table-cell table:formula="of:=[.C208]*[.C208]" office:value-type="float" office:value="5.43758179639319" calcext:value-type="float">
            <text:p>5.4376</text:p>
          </table:table-cell>
          <table:table-cell table:formula="of:=[.A208]*[.C208]" office:value-type="float" office:value="480.358970527346" calcext:value-type="float">
            <text:p>480.3590</text:p>
          </table:table-cell>
          <table:table-cell/>
        </table:table-row>
        <table:table-row table:style-name="ro1">
          <table:table-cell office:value-type="float" office:value="206.999" calcext:value-type="float">
            <text:p>206.999</text:p>
          </table:table-cell>
          <table:table-cell office:value-type="float" office:value="10.284" calcext:value-type="float">
            <text:p>10.284</text:p>
          </table:table-cell>
          <table:table-cell table:formula="of:=LOG([.B209]; EXP(1))" office:value-type="float" office:value="2.33058928940364" calcext:value-type="float">
            <text:p>2.331</text:p>
          </table:table-cell>
          <table:table-cell table:formula="of:=[.A209]*[.A209]" office:value-type="float" office:value="42848.586001" calcext:value-type="float">
            <text:p>42848.586</text:p>
          </table:table-cell>
          <table:table-cell table:formula="of:=[.C209]*[.C209]" office:value-type="float" office:value="5.43164643588298" calcext:value-type="float">
            <text:p>5.4316</text:p>
          </table:table-cell>
          <table:table-cell table:formula="of:=[.A209]*[.C209]" office:value-type="float" office:value="482.429652317265" calcext:value-type="float">
            <text:p>482.4297</text:p>
          </table:table-cell>
          <table:table-cell/>
        </table:table-row>
        <table:table-row table:style-name="ro1">
          <table:table-cell office:value-type="float" office:value="207.998" calcext:value-type="float">
            <text:p>207.998</text:p>
          </table:table-cell>
          <table:table-cell office:value-type="float" office:value="10.2712" calcext:value-type="float">
            <text:p>10.2712</text:p>
          </table:table-cell>
          <table:table-cell table:formula="of:=LOG([.B210]; EXP(1))" office:value-type="float" office:value="2.32934386229474" calcext:value-type="float">
            <text:p>2.329</text:p>
          </table:table-cell>
          <table:table-cell table:formula="of:=[.A210]*[.A210]" office:value-type="float" office:value="43263.168004" calcext:value-type="float">
            <text:p>43263.168</text:p>
          </table:table-cell>
          <table:table-cell table:formula="of:=[.C210]*[.C210]" office:value-type="float" office:value="5.42584282881016" calcext:value-type="float">
            <text:p>5.4258</text:p>
          </table:table-cell>
          <table:table-cell table:formula="of:=[.A210]*[.C210]" office:value-type="float" office:value="484.498864669581" calcext:value-type="float">
            <text:p>484.4989</text:p>
          </table:table-cell>
          <table:table-cell/>
        </table:table-row>
        <table:table-row table:style-name="ro1">
          <table:table-cell office:value-type="float" office:value="208.998" calcext:value-type="float">
            <text:p>208.998</text:p>
          </table:table-cell>
          <table:table-cell office:value-type="float" office:value="10.2586" calcext:value-type="float">
            <text:p>10.2586</text:p>
          </table:table-cell>
          <table:table-cell table:formula="of:=LOG([.B211]; EXP(1))" office:value-type="float" office:value="2.32811637819045" calcext:value-type="float">
            <text:p>2.328</text:p>
          </table:table-cell>
          <table:table-cell table:formula="of:=[.A211]*[.A211]" office:value-type="float" office:value="43680.164004" calcext:value-type="float">
            <text:p>43680.164</text:p>
          </table:table-cell>
          <table:table-cell table:formula="of:=[.C211]*[.C211]" office:value-type="float" office:value="5.42012587039864" calcext:value-type="float">
            <text:p>5.4201</text:p>
          </table:table-cell>
          <table:table-cell table:formula="of:=[.A211]*[.C211]" office:value-type="float" office:value="486.571666809049" calcext:value-type="float">
            <text:p>486.5717</text:p>
          </table:table-cell>
          <table:table-cell/>
        </table:table-row>
        <table:table-row table:style-name="ro1">
          <table:table-cell office:value-type="float" office:value="209.999" calcext:value-type="float">
            <text:p>209.999</text:p>
          </table:table-cell>
          <table:table-cell office:value-type="float" office:value="10.2453" calcext:value-type="float">
            <text:p>10.2453</text:p>
          </table:table-cell>
          <table:table-cell table:formula="of:=LOG([.B212]; EXP(1))" office:value-type="float" office:value="2.326819063839" calcext:value-type="float">
            <text:p>2.327</text:p>
          </table:table-cell>
          <table:table-cell table:formula="of:=[.A212]*[.A212]" office:value-type="float" office:value="44099.580001" calcext:value-type="float">
            <text:p>44099.580</text:p>
          </table:table-cell>
          <table:table-cell table:formula="of:=[.C212]*[.C212]" office:value-type="float" office:value="5.41408695584462" calcext:value-type="float">
            <text:p>5.4141</text:p>
          </table:table-cell>
          <table:table-cell table:formula="of:=[.A212]*[.C212]" office:value-type="float" office:value="488.629676587127" calcext:value-type="float">
            <text:p>488.6297</text:p>
          </table:table-cell>
          <table:table-cell/>
        </table:table-row>
        <table:table-row table:style-name="ro1">
          <table:table-cell office:value-type="float" office:value="210.998" calcext:value-type="float">
            <text:p>210.998</text:p>
          </table:table-cell>
          <table:table-cell office:value-type="float" office:value="10.2326" calcext:value-type="float">
            <text:p>10.2326</text:p>
          </table:table-cell>
          <table:table-cell table:formula="of:=LOG([.B213]; EXP(1))" office:value-type="float" office:value="2.32557870211947" calcext:value-type="float">
            <text:p>2.326</text:p>
          </table:table-cell>
          <table:table-cell table:formula="of:=[.A213]*[.A213]" office:value-type="float" office:value="44520.156004" calcext:value-type="float">
            <text:p>44520.156</text:p>
          </table:table-cell>
          <table:table-cell table:formula="of:=[.C213]*[.C213]" office:value-type="float" office:value="5.40831629975167" calcext:value-type="float">
            <text:p>5.4083</text:p>
          </table:table-cell>
          <table:table-cell table:formula="of:=[.A213]*[.C213]" office:value-type="float" office:value="490.692454989803" calcext:value-type="float">
            <text:p>490.6925</text:p>
          </table:table-cell>
          <table:table-cell/>
        </table:table-row>
        <table:table-row table:style-name="ro1">
          <table:table-cell office:value-type="float" office:value="211.998" calcext:value-type="float">
            <text:p>211.998</text:p>
          </table:table-cell>
          <table:table-cell office:value-type="float" office:value="10.2194" calcext:value-type="float">
            <text:p>10.2194</text:p>
          </table:table-cell>
          <table:table-cell table:formula="of:=LOG([.B214]; EXP(1))" office:value-type="float" office:value="2.32428787463728" calcext:value-type="float">
            <text:p>2.324</text:p>
          </table:table-cell>
          <table:table-cell table:formula="of:=[.A214]*[.A214]" office:value-type="float" office:value="44943.152004" calcext:value-type="float">
            <text:p>44943.152</text:p>
          </table:table-cell>
          <table:table-cell table:formula="of:=[.C214]*[.C214]" office:value-type="float" office:value="5.40231412418588" calcext:value-type="float">
            <text:p>5.4023</text:p>
          </table:table-cell>
          <table:table-cell table:formula="of:=[.A214]*[.C214]" office:value-type="float" office:value="492.744380847354" calcext:value-type="float">
            <text:p>492.7444</text:p>
          </table:table-cell>
          <table:table-cell/>
        </table:table-row>
        <table:table-row table:style-name="ro1">
          <table:table-cell office:value-type="float" office:value="212.999" calcext:value-type="float">
            <text:p>212.999</text:p>
          </table:table-cell>
          <table:table-cell office:value-type="float" office:value="10.2063" calcext:value-type="float">
            <text:p>10.2063</text:p>
          </table:table-cell>
          <table:table-cell table:formula="of:=LOG([.B215]; EXP(1))" office:value-type="float" office:value="2.32300517668361" calcext:value-type="float">
            <text:p>2.323</text:p>
          </table:table-cell>
          <table:table-cell table:formula="of:=[.A215]*[.A215]" office:value-type="float" office:value="45368.574001" calcext:value-type="float">
            <text:p>45368.574</text:p>
          </table:table-cell>
          <table:table-cell table:formula="of:=[.C215]*[.C215]" office:value-type="float" office:value="5.39635305089885" calcext:value-type="float">
            <text:p>5.3964</text:p>
          </table:table-cell>
          <table:table-cell table:formula="of:=[.A215]*[.C215]" office:value-type="float" office:value="494.797779628432" calcext:value-type="float">
            <text:p>494.7978</text:p>
          </table:table-cell>
          <table:table-cell/>
        </table:table-row>
        <table:table-row table:style-name="ro1">
          <table:table-cell office:value-type="float" office:value="213.998" calcext:value-type="float">
            <text:p>213.998</text:p>
          </table:table-cell>
          <table:table-cell office:value-type="float" office:value="10.194" calcext:value-type="float">
            <text:p>10.194</text:p>
          </table:table-cell>
          <table:table-cell table:formula="of:=LOG([.B216]; EXP(1))" office:value-type="float" office:value="2.32179931191785" calcext:value-type="float">
            <text:p>2.322</text:p>
          </table:table-cell>
          <table:table-cell table:formula="of:=[.A216]*[.A216]" office:value-type="float" office:value="45795.144004" calcext:value-type="float">
            <text:p>45795.144</text:p>
          </table:table-cell>
          <table:table-cell table:formula="of:=[.C216]*[.C216]" office:value-type="float" office:value="5.3907520448222" calcext:value-type="float">
            <text:p>5.3908</text:p>
          </table:table-cell>
          <table:table-cell table:formula="of:=[.A216]*[.C216]" office:value-type="float" office:value="496.860409151796" calcext:value-type="float">
            <text:p>496.8604</text:p>
          </table:table-cell>
          <table:table-cell/>
        </table:table-row>
        <table:table-row table:style-name="ro1">
          <table:table-cell office:value-type="float" office:value="214.998" calcext:value-type="float">
            <text:p>214.998</text:p>
          </table:table-cell>
          <table:table-cell office:value-type="float" office:value="10.1816" calcext:value-type="float">
            <text:p>10.1816</text:p>
          </table:table-cell>
          <table:table-cell table:formula="of:=LOG([.B217]; EXP(1))" office:value-type="float" office:value="2.3205821696957" calcext:value-type="float">
            <text:p>2.321</text:p>
          </table:table-cell>
          <table:table-cell table:formula="of:=[.A217]*[.A217]" office:value-type="float" office:value="46224.140004" calcext:value-type="float">
            <text:p>46224.140</text:p>
          </table:table-cell>
          <table:table-cell table:formula="of:=[.C217]*[.C217]" office:value-type="float" office:value="5.3851016063096" calcext:value-type="float">
            <text:p>5.3851</text:p>
          </table:table-cell>
          <table:table-cell table:formula="of:=[.A217]*[.C217]" office:value-type="float" office:value="498.920525320236" calcext:value-type="float">
            <text:p>498.9205</text:p>
          </table:table-cell>
          <table:table-cell/>
        </table:table-row>
        <table:table-row table:style-name="ro1">
          <table:table-cell office:value-type="float" office:value="215.998" calcext:value-type="float">
            <text:p>215.998</text:p>
          </table:table-cell>
          <table:table-cell office:value-type="float" office:value="10.1686" calcext:value-type="float">
            <text:p>10.1686</text:p>
          </table:table-cell>
          <table:table-cell table:formula="of:=LOG([.B218]; EXP(1))" office:value-type="float" office:value="2.31930454080081" calcext:value-type="float">
            <text:p>2.319</text:p>
          </table:table-cell>
          <table:table-cell table:formula="of:=[.A218]*[.A218]" office:value-type="float" office:value="46655.136004" calcext:value-type="float">
            <text:p>46655.136</text:p>
          </table:table-cell>
          <table:table-cell table:formula="of:=[.C218]*[.C218]" office:value-type="float" office:value="5.37917355297927" calcext:value-type="float">
            <text:p>5.3792</text:p>
          </table:table-cell>
          <table:table-cell table:formula="of:=[.A218]*[.C218]" office:value-type="float" office:value="500.965142203894" calcext:value-type="float">
            <text:p>500.9651</text:p>
          </table:table-cell>
          <table:table-cell/>
        </table:table-row>
        <table:table-row table:style-name="ro1">
          <table:table-cell office:value-type="float" office:value="216.999" calcext:value-type="float">
            <text:p>216.999</text:p>
          </table:table-cell>
          <table:table-cell office:value-type="float" office:value="10.1562" calcext:value-type="float">
            <text:p>10.1562</text:p>
          </table:table-cell>
          <table:table-cell table:formula="of:=LOG([.B219]; EXP(1))" office:value-type="float" office:value="2.31808435644097" calcext:value-type="float">
            <text:p>2.318</text:p>
          </table:table-cell>
          <table:table-cell table:formula="of:=[.A219]*[.A219]" office:value-type="float" office:value="47088.566001" calcext:value-type="float">
            <text:p>47088.566</text:p>
          </table:table-cell>
          <table:table-cell table:formula="of:=[.C219]*[.C219]" office:value-type="float" office:value="5.37351508357634" calcext:value-type="float">
            <text:p>5.3735</text:p>
          </table:table-cell>
          <table:table-cell table:formula="of:=[.A219]*[.C219]" office:value-type="float" office:value="503.021987263334" calcext:value-type="float">
            <text:p>503.022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.1435" calcext:value-type="float">
            <text:p>10.1435</text:p>
          </table:table-cell>
          <table:table-cell table:formula="of:=LOG([.B220]; EXP(1))" office:value-type="float" office:value="2.31683310625925" calcext:value-type="float">
            <text:p>2.317</text:p>
          </table:table-cell>
          <table:table-cell table:formula="of:=[.A220]*[.A220]" office:value-type="float" office:value="47524" calcext:value-type="float">
            <text:p>47524.000</text:p>
          </table:table-cell>
          <table:table-cell table:formula="of:=[.C220]*[.C220]" office:value-type="float" office:value="5.36771564225887" calcext:value-type="float">
            <text:p>5.3677</text:p>
          </table:table-cell>
          <table:table-cell table:formula="of:=[.A220]*[.C220]" office:value-type="float" office:value="505.069617164516" calcext:value-type="float">
            <text:p>505.0696</text:p>
          </table:table-cell>
          <table:table-cell/>
        </table:table-row>
        <table:table-row table:style-name="ro1">
          <table:table-cell office:value-type="float" office:value="218.998" calcext:value-type="float">
            <text:p>218.998</text:p>
          </table:table-cell>
          <table:table-cell office:value-type="float" office:value="10.1303" calcext:value-type="float">
            <text:p>10.1303</text:p>
          </table:table-cell>
          <table:table-cell table:formula="of:=LOG([.B221]; EXP(1))" office:value-type="float" office:value="2.31553093282701" calcext:value-type="float">
            <text:p>2.316</text:p>
          </table:table-cell>
          <table:table-cell table:formula="of:=[.A221]*[.A221]" office:value-type="float" office:value="47960.124004" calcext:value-type="float">
            <text:p>47960.124</text:p>
          </table:table-cell>
          <table:table-cell table:formula="of:=[.C221]*[.C221]" office:value-type="float" office:value="5.36168350087873" calcext:value-type="float">
            <text:p>5.3617</text:p>
          </table:table-cell>
          <table:table-cell table:formula="of:=[.A221]*[.C221]" office:value-type="float" office:value="507.09664322725" calcext:value-type="float">
            <text:p>507.0966</text:p>
          </table:table-cell>
          <table:table-cell/>
        </table:table-row>
        <table:table-row table:style-name="ro1">
          <table:table-cell office:value-type="float" office:value="219.998" calcext:value-type="float">
            <text:p>219.998</text:p>
          </table:table-cell>
          <table:table-cell office:value-type="float" office:value="10.1181" calcext:value-type="float">
            <text:p>10.1181</text:p>
          </table:table-cell>
          <table:table-cell table:formula="of:=LOG([.B222]; EXP(1))" office:value-type="float" office:value="2.31432589919707" calcext:value-type="float">
            <text:p>2.314</text:p>
          </table:table-cell>
          <table:table-cell table:formula="of:=[.A222]*[.A222]" office:value-type="float" office:value="48399.120004" calcext:value-type="float">
            <text:p>48399.120</text:p>
          </table:table-cell>
          <table:table-cell table:formula="of:=[.C222]*[.C222]" office:value-type="float" office:value="5.35610436769431" calcext:value-type="float">
            <text:p>5.3561</text:p>
          </table:table-cell>
          <table:table-cell table:formula="of:=[.A222]*[.C222]" office:value-type="float" office:value="509.147069171556" calcext:value-type="float">
            <text:p>509.1471</text:p>
          </table:table-cell>
          <table:table-cell/>
        </table:table-row>
        <table:table-row table:style-name="ro1">
          <table:table-cell office:value-type="float" office:value="220.999" calcext:value-type="float">
            <text:p>220.999</text:p>
          </table:table-cell>
          <table:table-cell office:value-type="float" office:value="10.1055" calcext:value-type="float">
            <text:p>10.1055</text:p>
          </table:table-cell>
          <table:table-cell table:formula="of:=LOG([.B223]; EXP(1))" office:value-type="float" office:value="2.31307983008669" calcext:value-type="float">
            <text:p>2.313</text:p>
          </table:table-cell>
          <table:table-cell table:formula="of:=[.A223]*[.A223]" office:value-type="float" office:value="48840.558001" calcext:value-type="float">
            <text:p>48840.558</text:p>
          </table:table-cell>
          <table:table-cell table:formula="of:=[.C223]*[.C223]" office:value-type="float" office:value="5.35033830035386" calcext:value-type="float">
            <text:p>5.3503</text:p>
          </table:table-cell>
          <table:table-cell table:formula="of:=[.A223]*[.C223]" office:value-type="float" office:value="511.188329369328" calcext:value-type="float">
            <text:p>511.1883</text:p>
          </table:table-cell>
          <table:table-cell/>
        </table:table-row>
        <table:table-row table:style-name="ro1">
          <table:table-cell office:value-type="float" office:value="221.998" calcext:value-type="float">
            <text:p>221.998</text:p>
          </table:table-cell>
          <table:table-cell office:value-type="float" office:value="10.093" calcext:value-type="float">
            <text:p>10.093</text:p>
          </table:table-cell>
          <table:table-cell table:formula="of:=LOG([.B224]; EXP(1))" office:value-type="float" office:value="2.31184211425672" calcext:value-type="float">
            <text:p>2.312</text:p>
          </table:table-cell>
          <table:table-cell table:formula="of:=[.A224]*[.A224]" office:value-type="float" office:value="49283.112004" calcext:value-type="float">
            <text:p>49283.112</text:p>
          </table:table-cell>
          <table:table-cell table:formula="of:=[.C224]*[.C224]" office:value-type="float" office:value="5.34461396125099" calcext:value-type="float">
            <text:p>5.3446</text:p>
          </table:table-cell>
          <table:table-cell table:formula="of:=[.A224]*[.C224]" office:value-type="float" office:value="513.224325680764" calcext:value-type="float">
            <text:p>513.2243</text:p>
          </table:table-cell>
          <table:table-cell/>
        </table:table-row>
        <table:table-row table:style-name="ro1">
          <table:table-cell office:value-type="float" office:value="222.998" calcext:value-type="float">
            <text:p>222.998</text:p>
          </table:table-cell>
          <table:table-cell office:value-type="float" office:value="10.0801" calcext:value-type="float">
            <text:p>10.0801</text:p>
          </table:table-cell>
          <table:table-cell table:formula="of:=LOG([.B225]; EXP(1))" office:value-type="float" office:value="2.31056318322893" calcext:value-type="float">
            <text:p>2.311</text:p>
          </table:table-cell>
          <table:table-cell table:formula="of:=[.A225]*[.A225]" office:value-type="float" office:value="49728.108004" calcext:value-type="float">
            <text:p>49728.108</text:p>
          </table:table-cell>
          <table:table-cell table:formula="of:=[.C225]*[.C225]" office:value-type="float" office:value="5.33870222369302" calcext:value-type="float">
            <text:p>5.3387</text:p>
          </table:table-cell>
          <table:table-cell table:formula="of:=[.A225]*[.C225]" office:value-type="float" office:value="515.250968733686" calcext:value-type="float">
            <text:p>515.2510</text:p>
          </table:table-cell>
          <table:table-cell/>
        </table:table-row>
        <table:table-row table:style-name="ro1">
          <table:table-cell office:value-type="float" office:value="223.998" calcext:value-type="float">
            <text:p>223.998</text:p>
          </table:table-cell>
          <table:table-cell office:value-type="float" office:value="10.0665" calcext:value-type="float">
            <text:p>10.0665</text:p>
          </table:table-cell>
          <table:table-cell table:formula="of:=LOG([.B226]; EXP(1))" office:value-type="float" office:value="2.30921307928427" calcext:value-type="float">
            <text:p>2.309</text:p>
          </table:table-cell>
          <table:table-cell table:formula="of:=[.A226]*[.A226]" office:value-type="float" office:value="50175.104004" calcext:value-type="float">
            <text:p>50175.104</text:p>
          </table:table-cell>
          <table:table-cell table:formula="of:=[.C226]*[.C226]" office:value-type="float" office:value="5.33246504553752" calcext:value-type="float">
            <text:p>5.3325</text:p>
          </table:table-cell>
          <table:table-cell table:formula="of:=[.A226]*[.C226]" office:value-type="float" office:value="517.259111333517" calcext:value-type="float">
            <text:p>517.2591</text:p>
          </table:table-cell>
          <table:table-cell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10.0543" calcext:value-type="float">
            <text:p>10.0543</text:p>
          </table:table-cell>
          <table:table-cell table:formula="of:=LOG([.B227]; EXP(1))" office:value-type="float" office:value="2.30800040369531" calcext:value-type="float">
            <text:p>2.308</text:p>
          </table:table-cell>
          <table:table-cell table:formula="of:=[.A227]*[.A227]" office:value-type="float" office:value="50624.100004" calcext:value-type="float">
            <text:p>50624.100</text:p>
          </table:table-cell>
          <table:table-cell table:formula="of:=[.C227]*[.C227]" office:value-type="float" office:value="5.32686586345774" calcext:value-type="float">
            <text:p>5.3269</text:p>
          </table:table-cell>
          <table:table-cell table:formula="of:=[.A227]*[.C227]" office:value-type="float" office:value="519.295474830638" calcext:value-type="float">
            <text:p>519.2955</text:p>
          </table:table-cell>
          <table:table-cell/>
        </table:table-row>
        <table:table-row table:style-name="ro1">
          <table:table-cell office:value-type="float" office:value="225.998" calcext:value-type="float">
            <text:p>225.998</text:p>
          </table:table-cell>
          <table:table-cell office:value-type="float" office:value="10.0411" calcext:value-type="float">
            <text:p>10.0411</text:p>
          </table:table-cell>
          <table:table-cell table:formula="of:=LOG([.B228]; EXP(1))" office:value-type="float" office:value="2.30668667001512" calcext:value-type="float">
            <text:p>2.307</text:p>
          </table:table-cell>
          <table:table-cell table:formula="of:=[.A228]*[.A228]" office:value-type="float" office:value="51075.096004" calcext:value-type="float">
            <text:p>51075.096</text:p>
          </table:table-cell>
          <table:table-cell table:formula="of:=[.C228]*[.C228]" office:value-type="float" office:value="5.32080339362545" calcext:value-type="float">
            <text:p>5.3208</text:p>
          </table:table-cell>
          <table:table-cell table:formula="of:=[.A228]*[.C228]" office:value-type="float" office:value="521.306574050077" calcext:value-type="float">
            <text:p>521.3066</text:p>
          </table:table-cell>
          <table:table-cell/>
        </table:table-row>
        <table:table-row table:style-name="ro1">
          <table:table-cell office:value-type="float" office:value="226.998" calcext:value-type="float">
            <text:p>226.998</text:p>
          </table:table-cell>
          <table:table-cell office:value-type="float" office:value="10.0281" calcext:value-type="float">
            <text:p>10.0281</text:p>
          </table:table-cell>
          <table:table-cell table:formula="of:=LOG([.B229]; EXP(1))" office:value-type="float" office:value="2.30539115232451" calcext:value-type="float">
            <text:p>2.305</text:p>
          </table:table-cell>
          <table:table-cell table:formula="of:=[.A229]*[.A229]" office:value-type="float" office:value="51528.092004" calcext:value-type="float">
            <text:p>51528.092</text:p>
          </table:table-cell>
          <table:table-cell table:formula="of:=[.C229]*[.C229]" office:value-type="float" office:value="5.31482836521612" calcext:value-type="float">
            <text:p>5.3148</text:p>
          </table:table-cell>
          <table:table-cell table:formula="of:=[.A229]*[.C229]" office:value-type="float" office:value="523.319180795359" calcext:value-type="float">
            <text:p>523.3192</text:p>
          </table:table-cell>
          <table:table-cell/>
        </table:table-row>
        <table:table-row table:style-name="ro1">
          <table:table-cell office:value-type="float" office:value="227.998" calcext:value-type="float">
            <text:p>227.998</text:p>
          </table:table-cell>
          <table:table-cell office:value-type="float" office:value="10.016" calcext:value-type="float">
            <text:p>10.016</text:p>
          </table:table-cell>
          <table:table-cell table:formula="of:=LOG([.B230]; EXP(1))" office:value-type="float" office:value="2.30418381435774" calcext:value-type="float">
            <text:p>2.304</text:p>
          </table:table-cell>
          <table:table-cell table:formula="of:=[.A230]*[.A230]" office:value-type="float" office:value="51983.088004" calcext:value-type="float">
            <text:p>51983.088</text:p>
          </table:table-cell>
          <table:table-cell table:formula="of:=[.C230]*[.C230]" office:value-type="float" office:value="5.3092630503482" calcext:value-type="float">
            <text:p>5.3093</text:p>
          </table:table-cell>
          <table:table-cell table:formula="of:=[.A230]*[.C230]" office:value-type="float" office:value="525.349301305937" calcext:value-type="float">
            <text:p>525.3493</text:p>
          </table:table-cell>
          <table:table-cell/>
        </table:table-row>
        <table:table-row table:style-name="ro1">
          <table:table-cell office:value-type="float" office:value="228.999" calcext:value-type="float">
            <text:p>228.999</text:p>
          </table:table-cell>
          <table:table-cell office:value-type="float" office:value="10.0027" calcext:value-type="float">
            <text:p>10.0027</text:p>
          </table:table-cell>
          <table:table-cell table:formula="of:=LOG([.B231]; EXP(1))" office:value-type="float" office:value="2.30285505655061" calcext:value-type="float">
            <text:p>2.303</text:p>
          </table:table-cell>
          <table:table-cell table:formula="of:=[.A231]*[.A231]" office:value-type="float" office:value="52440.542001" calcext:value-type="float">
            <text:p>52440.542</text:p>
          </table:table-cell>
          <table:table-cell table:formula="of:=[.C231]*[.C231]" office:value-type="float" office:value="5.30314141148069" calcext:value-type="float">
            <text:p>5.3031</text:p>
          </table:table-cell>
          <table:table-cell table:formula="of:=[.A231]*[.C231]" office:value-type="float" office:value="527.351505095032" calcext:value-type="float">
            <text:p>527.3515</text:p>
          </table:table-cell>
          <table:table-cell/>
        </table:table-row>
        <table:table-row table:style-name="ro1">
          <table:table-cell office:value-type="float" office:value="229.999" calcext:value-type="float">
            <text:p>229.999</text:p>
          </table:table-cell>
          <table:table-cell office:value-type="float" office:value="9.9885" calcext:value-type="float">
            <text:p>9.9885</text:p>
          </table:table-cell>
          <table:table-cell table:formula="of:=LOG([.B232]; EXP(1))" office:value-type="float" office:value="2.30143443123665" calcext:value-type="float">
            <text:p>2.301</text:p>
          </table:table-cell>
          <table:table-cell table:formula="of:=[.A232]*[.A232]" office:value-type="float" office:value="52899.540001" calcext:value-type="float">
            <text:p>52899.540</text:p>
          </table:table-cell>
          <table:table-cell table:formula="of:=[.C232]*[.C232]" office:value-type="float" office:value="5.29660044128156" calcext:value-type="float">
            <text:p>5.2966</text:p>
          </table:table-cell>
          <table:table-cell table:formula="of:=[.A232]*[.C232]" office:value-type="float" office:value="529.327617749998" calcext:value-type="float">
            <text:p>529.327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9762" calcext:value-type="float">
            <text:p>9.9762</text:p>
          </table:table-cell>
          <table:table-cell table:formula="of:=LOG([.B233]; EXP(1))" office:value-type="float" office:value="2.30020225629225" calcext:value-type="float">
            <text:p>2.300</text:p>
          </table:table-cell>
          <table:table-cell table:formula="of:=[.A233]*[.A233]" office:value-type="float" office:value="53361" calcext:value-type="float">
            <text:p>53361.000</text:p>
          </table:table-cell>
          <table:table-cell table:formula="of:=[.C233]*[.C233]" office:value-type="float" office:value="5.29093041985197" calcext:value-type="float">
            <text:p>5.2909</text:p>
          </table:table-cell>
          <table:table-cell table:formula="of:=[.A233]*[.C233]" office:value-type="float" office:value="531.34672120351" calcext:value-type="float">
            <text:p>531.3467</text:p>
          </table:table-cell>
          <table:table-cell/>
        </table:table-row>
        <table:table-row table:style-name="ro1">
          <table:table-cell office:value-type="float" office:value="231.999" calcext:value-type="float">
            <text:p>231.999</text:p>
          </table:table-cell>
          <table:table-cell office:value-type="float" office:value="9.9635" calcext:value-type="float">
            <text:p>9.9635</text:p>
          </table:table-cell>
          <table:table-cell table:formula="of:=LOG([.B234]; EXP(1))" office:value-type="float" office:value="2.2989284154905" calcext:value-type="float">
            <text:p>2.299</text:p>
          </table:table-cell>
          <table:table-cell table:formula="of:=[.A234]*[.A234]" office:value-type="float" office:value="53823.536001" calcext:value-type="float">
            <text:p>53823.536</text:p>
          </table:table-cell>
          <table:table-cell table:formula="of:=[.C234]*[.C234]" office:value-type="float" office:value="5.28507185954967" calcext:value-type="float">
            <text:p>5.2851</text:p>
          </table:table-cell>
          <table:table-cell table:formula="of:=[.A234]*[.C234]" office:value-type="float" office:value="533.349093465381" calcext:value-type="float">
            <text:p>533.3491</text:p>
          </table:table-cell>
          <table:table-cell/>
        </table:table-row>
        <table:table-row table:style-name="ro1">
          <table:table-cell office:value-type="float" office:value="232.999" calcext:value-type="float">
            <text:p>232.999</text:p>
          </table:table-cell>
          <table:table-cell office:value-type="float" office:value="9.9508" calcext:value-type="float">
            <text:p>9.9508</text:p>
          </table:table-cell>
          <table:table-cell table:formula="of:=LOG([.B235]; EXP(1))" office:value-type="float" office:value="2.29765294994848" calcext:value-type="float">
            <text:p>2.298</text:p>
          </table:table-cell>
          <table:table-cell table:formula="of:=[.A235]*[.A235]" office:value-type="float" office:value="54288.534001" calcext:value-type="float">
            <text:p>54288.534</text:p>
          </table:table-cell>
          <table:table-cell table:formula="of:=[.C235]*[.C235]" office:value-type="float" office:value="5.27920907840697" calcext:value-type="float">
            <text:p>5.2792</text:p>
          </table:table-cell>
          <table:table-cell table:formula="of:=[.A235]*[.C235]" office:value-type="float" office:value="535.350839685047" calcext:value-type="float">
            <text:p>535.3508</text:p>
          </table:table-cell>
          <table:table-cell/>
        </table:table-row>
        <table:table-row table:style-name="ro1">
          <table:table-cell office:value-type="float" office:value="233.999" calcext:value-type="float">
            <text:p>233.999</text:p>
          </table:table-cell>
          <table:table-cell office:value-type="float" office:value="9.9379" calcext:value-type="float">
            <text:p>9.9379</text:p>
          </table:table-cell>
          <table:table-cell table:formula="of:=LOG([.B236]; EXP(1))" office:value-type="float" office:value="2.2963557307427" calcext:value-type="float">
            <text:p>2.296</text:p>
          </table:table-cell>
          <table:table-cell table:formula="of:=[.A236]*[.A236]" office:value-type="float" office:value="54755.532001" calcext:value-type="float">
            <text:p>54755.532</text:p>
          </table:table-cell>
          <table:table-cell table:formula="of:=[.C236]*[.C236]" office:value-type="float" office:value="5.27324964211486" calcext:value-type="float">
            <text:p>5.2732</text:p>
          </table:table-cell>
          <table:table-cell table:formula="of:=[.A236]*[.C236]" office:value-type="float" office:value="537.344944638062" calcext:value-type="float">
            <text:p>537.344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9256" calcext:value-type="float">
            <text:p>9.9256</text:p>
          </table:table-cell>
          <table:table-cell table:formula="of:=LOG([.B237]; EXP(1))" office:value-type="float" office:value="2.29511727814652" calcext:value-type="float">
            <text:p>2.295</text:p>
          </table:table-cell>
          <table:table-cell table:formula="of:=[.A237]*[.A237]" office:value-type="float" office:value="55225" calcext:value-type="float">
            <text:p>55225.000</text:p>
          </table:table-cell>
          <table:table-cell table:formula="of:=[.C237]*[.C237]" office:value-type="float" office:value="5.26756332044671" calcext:value-type="float">
            <text:p>5.2676</text:p>
          </table:table-cell>
          <table:table-cell table:formula="of:=[.A237]*[.C237]" office:value-type="float" office:value="539.352560364433" calcext:value-type="float">
            <text:p>539.3526</text:p>
          </table:table-cell>
          <table:table-cell/>
        </table:table-row>
        <table:table-row table:style-name="ro1">
          <table:table-cell office:value-type="float" office:value="235.999" calcext:value-type="float">
            <text:p>235.999</text:p>
          </table:table-cell>
          <table:table-cell office:value-type="float" office:value="9.9127" calcext:value-type="float">
            <text:p>9.9127</text:p>
          </table:table-cell>
          <table:table-cell table:formula="of:=LOG([.B238]; EXP(1))" office:value-type="float" office:value="2.29381676330219" calcext:value-type="float">
            <text:p>2.294</text:p>
          </table:table-cell>
          <table:table-cell table:formula="of:=[.A238]*[.A238]" office:value-type="float" office:value="55695.528001" calcext:value-type="float">
            <text:p>55695.528</text:p>
          </table:table-cell>
          <table:table-cell table:formula="of:=[.C238]*[.C238]" office:value-type="float" office:value="5.26159534360613" calcext:value-type="float">
            <text:p>5.2616</text:p>
          </table:table-cell>
          <table:table-cell table:formula="of:=[.A238]*[.C238]" office:value-type="float" office:value="541.338462322553" calcext:value-type="float">
            <text:p>541.338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.8999" calcext:value-type="float">
            <text:p>9.8999</text:p>
          </table:table-cell>
          <table:table-cell table:formula="of:=LOG([.B239]; EXP(1))" office:value-type="float" office:value="2.29252465607943" calcext:value-type="float">
            <text:p>2.293</text:p>
          </table:table-cell>
          <table:table-cell table:formula="of:=[.A239]*[.A239]" office:value-type="float" office:value="56169" calcext:value-type="float">
            <text:p>56169.000</text:p>
          </table:table-cell>
          <table:table-cell table:formula="of:=[.C239]*[.C239]" office:value-type="float" office:value="5.2556692987321" calcext:value-type="float">
            <text:p>5.2557</text:p>
          </table:table-cell>
          <table:table-cell table:formula="of:=[.A239]*[.C239]" office:value-type="float" office:value="543.328343490824" calcext:value-type="float">
            <text:p>543.3283</text:p>
          </table:table-cell>
          <table:table-cell/>
        </table:table-row>
        <table:table-row table:style-name="ro1">
          <table:table-cell office:value-type="float" office:value="237.999" calcext:value-type="float">
            <text:p>237.999</text:p>
          </table:table-cell>
          <table:table-cell office:value-type="float" office:value="9.8871" calcext:value-type="float">
            <text:p>9.8871</text:p>
          </table:table-cell>
          <table:table-cell table:formula="of:=LOG([.B240]; EXP(1))" office:value-type="float" office:value="2.29123087715534" calcext:value-type="float">
            <text:p>2.291</text:p>
          </table:table-cell>
          <table:table-cell table:formula="of:=[.A240]*[.A240]" office:value-type="float" office:value="56643.524001" calcext:value-type="float">
            <text:p>56643.524</text:p>
          </table:table-cell>
          <table:table-cell table:formula="of:=[.C240]*[.C240]" office:value-type="float" office:value="5.24973893243003" calcext:value-type="float">
            <text:p>5.2497</text:p>
          </table:table-cell>
          <table:table-cell table:formula="of:=[.A240]*[.C240]" office:value-type="float" office:value="545.310657532094" calcext:value-type="float">
            <text:p>545.310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.8744" calcext:value-type="float">
            <text:p>9.8744</text:p>
          </table:table-cell>
          <table:table-cell table:formula="of:=LOG([.B241]; EXP(1))" office:value-type="float" office:value="2.28994554944758" calcext:value-type="float">
            <text:p>2.290</text:p>
          </table:table-cell>
          <table:table-cell table:formula="of:=[.A241]*[.A241]" office:value-type="float" office:value="57121" calcext:value-type="float">
            <text:p>57121.000</text:p>
          </table:table-cell>
          <table:table-cell table:formula="of:=[.C241]*[.C241]" office:value-type="float" office:value="5.24385061943479" calcext:value-type="float">
            <text:p>5.2439</text:p>
          </table:table-cell>
          <table:table-cell table:formula="of:=[.A241]*[.C241]" office:value-type="float" office:value="547.296986317972" calcext:value-type="float">
            <text:p>547.2970</text:p>
          </table:table-cell>
          <table:table-cell/>
        </table:table-row>
        <table:table-row table:style-name="ro1">
          <table:table-cell office:value-type="float" office:value="239.999" calcext:value-type="float">
            <text:p>239.999</text:p>
          </table:table-cell>
          <table:table-cell office:value-type="float" office:value="9.8616" calcext:value-type="float">
            <text:p>9.8616</text:p>
          </table:table-cell>
          <table:table-cell table:formula="of:=LOG([.B242]; EXP(1))" office:value-type="float" office:value="2.28864842725517" calcext:value-type="float">
            <text:p>2.289</text:p>
          </table:table-cell>
          <table:table-cell table:formula="of:=[.A242]*[.A242]" office:value-type="float" office:value="57599.520001" calcext:value-type="float">
            <text:p>57599.520</text:p>
          </table:table-cell>
          <table:table-cell table:formula="of:=[.C242]*[.C242]" office:value-type="float" office:value="5.23791162357757" calcext:value-type="float">
            <text:p>5.2379</text:p>
          </table:table-cell>
          <table:table-cell table:formula="of:=[.A242]*[.C242]" office:value-type="float" office:value="549.273333892814" calcext:value-type="float">
            <text:p>549.273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.8496" calcext:value-type="float">
            <text:p>9.8496</text:p>
          </table:table-cell>
          <table:table-cell table:formula="of:=LOG([.B243]; EXP(1))" office:value-type="float" office:value="2.28743084522237" calcext:value-type="float">
            <text:p>2.287</text:p>
          </table:table-cell>
          <table:table-cell table:formula="of:=[.A243]*[.A243]" office:value-type="float" office:value="58081" calcext:value-type="float">
            <text:p>58081.000</text:p>
          </table:table-cell>
          <table:table-cell table:formula="of:=[.C243]*[.C243]" office:value-type="float" office:value="5.23233987167472" calcext:value-type="float">
            <text:p>5.2323</text:p>
          </table:table-cell>
          <table:table-cell table:formula="of:=[.A243]*[.C243]" office:value-type="float" office:value="551.270833698591" calcext:value-type="float">
            <text:p>551.2708</text:p>
          </table:table-cell>
          <table:table-cell/>
        </table:table-row>
        <table:table-row table:style-name="ro1">
          <table:table-cell office:value-type="float" office:value="241.999" calcext:value-type="float">
            <text:p>241.999</text:p>
          </table:table-cell>
          <table:table-cell office:value-type="float" office:value="9.8376" calcext:value-type="float">
            <text:p>9.8376</text:p>
          </table:table-cell>
          <table:table-cell table:formula="of:=LOG([.B244]; EXP(1))" office:value-type="float" office:value="2.2862117788761" calcext:value-type="float">
            <text:p>2.286</text:p>
          </table:table-cell>
          <table:table-cell table:formula="of:=[.A244]*[.A244]" office:value-type="float" office:value="58563.516001" calcext:value-type="float">
            <text:p>58563.516</text:p>
          </table:table-cell>
          <table:table-cell table:formula="of:=[.C244]*[.C244]" office:value-type="float" office:value="5.22676429787182" calcext:value-type="float">
            <text:p>5.2268</text:p>
          </table:table-cell>
          <table:table-cell table:formula="of:=[.A244]*[.C244]" office:value-type="float" office:value="553.260964276237" calcext:value-type="float">
            <text:p>553.2610</text:p>
          </table:table-cell>
          <table:table-cell/>
        </table:table-row>
        <table:table-row table:style-name="ro1">
          <table:table-cell office:value-type="float" office:value="242.999" calcext:value-type="float">
            <text:p>242.999</text:p>
          </table:table-cell>
          <table:table-cell office:value-type="float" office:value="9.8251" calcext:value-type="float">
            <text:p>9.8251</text:p>
          </table:table-cell>
          <table:table-cell table:formula="of:=LOG([.B245]; EXP(1))" office:value-type="float" office:value="2.28494033582058" calcext:value-type="float">
            <text:p>2.285</text:p>
          </table:table-cell>
          <table:table-cell table:formula="of:=[.A245]*[.A245]" office:value-type="float" office:value="59048.514001" calcext:value-type="float">
            <text:p>59048.514</text:p>
          </table:table-cell>
          <table:table-cell table:formula="of:=[.C245]*[.C245]" office:value-type="float" office:value="5.22095233825985" calcext:value-type="float">
            <text:p>5.2210</text:p>
          </table:table-cell>
          <table:table-cell table:formula="of:=[.A245]*[.C245]" office:value-type="float" office:value="555.238216664064" calcext:value-type="float">
            <text:p>555.2382</text:p>
          </table:table-cell>
          <table:table-cell/>
        </table:table-row>
        <table:table-row table:style-name="ro1">
          <table:table-cell office:value-type="float" office:value="243.999" calcext:value-type="float">
            <text:p>243.999</text:p>
          </table:table-cell>
          <table:table-cell office:value-type="float" office:value="9.8125" calcext:value-type="float">
            <text:p>9.8125</text:p>
          </table:table-cell>
          <table:table-cell table:formula="of:=LOG([.B246]; EXP(1))" office:value-type="float" office:value="2.28365708310853" calcext:value-type="float">
            <text:p>2.284</text:p>
          </table:table-cell>
          <table:table-cell table:formula="of:=[.A246]*[.A246]" office:value-type="float" office:value="59535.512001" calcext:value-type="float">
            <text:p>59535.512</text:p>
          </table:table-cell>
          <table:table-cell table:formula="of:=[.C246]*[.C246]" office:value-type="float" office:value="5.21508967323175" calcext:value-type="float">
            <text:p>5.2151</text:p>
          </table:table-cell>
          <table:table-cell table:formula="of:=[.A246]*[.C246]" office:value-type="float" office:value="557.210044621398" calcext:value-type="float">
            <text:p>557.210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.8002" calcext:value-type="float">
            <text:p>9.8002</text:p>
          </table:table-cell>
          <table:table-cell table:formula="of:=LOG([.B247]; EXP(1))" office:value-type="float" office:value="2.28240279363155" calcext:value-type="float">
            <text:p>2.282</text:p>
          </table:table-cell>
          <table:table-cell table:formula="of:=[.A247]*[.A247]" office:value-type="float" office:value="60025" calcext:value-type="float">
            <text:p>60025.000</text:p>
          </table:table-cell>
          <table:table-cell table:formula="of:=[.C247]*[.C247]" office:value-type="float" office:value="5.20936251237709" calcext:value-type="float">
            <text:p>5.2094</text:p>
          </table:table-cell>
          <table:table-cell table:formula="of:=[.A247]*[.C247]" office:value-type="float" office:value="559.188684439729" calcext:value-type="float">
            <text:p>559.1887</text:p>
          </table:table-cell>
          <table:table-cell/>
        </table:table-row>
        <table:table-row table:style-name="ro1">
          <table:table-cell office:value-type="float" office:value="245.999" calcext:value-type="float">
            <text:p>245.999</text:p>
          </table:table-cell>
          <table:table-cell office:value-type="float" office:value="9.7881" calcext:value-type="float">
            <text:p>9.7881</text:p>
          </table:table-cell>
          <table:table-cell table:formula="of:=LOG([.B248]; EXP(1))" office:value-type="float" office:value="2.28116736211998" calcext:value-type="float">
            <text:p>2.281</text:p>
          </table:table-cell>
          <table:table-cell table:formula="of:=[.A248]*[.A248]" office:value-type="float" office:value="60515.508001" calcext:value-type="float">
            <text:p>60515.508</text:p>
          </table:table-cell>
          <table:table-cell table:formula="of:=[.C248]*[.C248]" office:value-type="float" office:value="5.20372453400143" calcext:value-type="float">
            <text:p>5.2037</text:p>
          </table:table-cell>
          <table:table-cell table:formula="of:=[.A248]*[.C248]" office:value-type="float" office:value="561.164889914153" calcext:value-type="float">
            <text:p>561.1649</text:p>
          </table:table-cell>
          <table:table-cell/>
        </table:table-row>
        <table:table-row table:style-name="ro1">
          <table:table-cell office:value-type="float" office:value="246.999" calcext:value-type="float">
            <text:p>246.999</text:p>
          </table:table-cell>
          <table:table-cell office:value-type="float" office:value="9.7765" calcext:value-type="float">
            <text:p>9.7765</text:p>
          </table:table-cell>
          <table:table-cell table:formula="of:=LOG([.B249]; EXP(1))" office:value-type="float" office:value="2.27998154678419" calcext:value-type="float">
            <text:p>2.280</text:p>
          </table:table-cell>
          <table:table-cell table:formula="of:=[.A249]*[.A249]" office:value-type="float" office:value="61008.506001" calcext:value-type="float">
            <text:p>61008.506</text:p>
          </table:table-cell>
          <table:table-cell table:formula="of:=[.C249]*[.C249]" office:value-type="float" office:value="5.19831585367644" calcext:value-type="float">
            <text:p>5.1983</text:p>
          </table:table-cell>
          <table:table-cell table:formula="of:=[.A249]*[.C249]" office:value-type="float" office:value="563.153162074149" calcext:value-type="float">
            <text:p>563.1532</text:p>
          </table:table-cell>
          <table:table-cell/>
        </table:table-row>
        <table:table-row table:style-name="ro1">
          <table:table-cell office:value-type="float" office:value="247.999" calcext:value-type="float">
            <text:p>247.999</text:p>
          </table:table-cell>
          <table:table-cell office:value-type="float" office:value="9.7643" calcext:value-type="float">
            <text:p>9.7643</text:p>
          </table:table-cell>
          <table:table-cell table:formula="of:=LOG([.B250]; EXP(1))" office:value-type="float" office:value="2.27873287717137" calcext:value-type="float">
            <text:p>2.279</text:p>
          </table:table-cell>
          <table:table-cell table:formula="of:=[.A250]*[.A250]" office:value-type="float" office:value="61503.504001" calcext:value-type="float">
            <text:p>61503.504</text:p>
          </table:table-cell>
          <table:table-cell table:formula="of:=[.C250]*[.C250]" office:value-type="float" office:value="5.19262352550169" calcext:value-type="float">
            <text:p>5.1926</text:p>
          </table:table-cell>
          <table:table-cell table:formula="of:=[.A250]*[.C250]" office:value-type="float" office:value="565.123474805622" calcext:value-type="float">
            <text:p>565.1235</text:p>
          </table:table-cell>
          <table:table-cell/>
        </table:table-row>
        <table:table-row table:style-name="ro1">
          <table:table-cell office:value-type="float" office:value="248.999" calcext:value-type="float">
            <text:p>248.999</text:p>
          </table:table-cell>
          <table:table-cell office:value-type="float" office:value="9.7507" calcext:value-type="float">
            <text:p>9.7507</text:p>
          </table:table-cell>
          <table:table-cell table:formula="of:=LOG([.B251]; EXP(1))" office:value-type="float" office:value="2.27733907730442" calcext:value-type="float">
            <text:p>2.277</text:p>
          </table:table-cell>
          <table:table-cell table:formula="of:=[.A251]*[.A251]" office:value-type="float" office:value="62000.502001" calcext:value-type="float">
            <text:p>62000.502</text:p>
          </table:table-cell>
          <table:table-cell table:formula="of:=[.C251]*[.C251]" office:value-type="float" office:value="5.18627327301776" calcext:value-type="float">
            <text:p>5.1863</text:p>
          </table:table-cell>
          <table:table-cell table:formula="of:=[.A251]*[.C251]" office:value-type="float" office:value="567.055152909724" calcext:value-type="float">
            <text:p>567.0552</text:p>
          </table:table-cell>
          <table:table-cell/>
        </table:table-row>
        <table:table-row table:style-name="ro1">
          <table:table-cell office:value-type="float" office:value="249.999" calcext:value-type="float">
            <text:p>249.999</text:p>
          </table:table-cell>
          <table:table-cell office:value-type="float" office:value="9.738" calcext:value-type="float">
            <text:p>9.738</text:p>
          </table:table-cell>
          <table:table-cell table:formula="of:=LOG([.B252]; EXP(1))" office:value-type="float" office:value="2.27603575776051" calcext:value-type="float">
            <text:p>2.276</text:p>
          </table:table-cell>
          <table:table-cell table:formula="of:=[.A252]*[.A252]" office:value-type="float" office:value="62499.500001" calcext:value-type="float">
            <text:p>62499.500</text:p>
          </table:table-cell>
          <table:table-cell table:formula="of:=[.C252]*[.C252]" office:value-type="float" office:value="5.18033877060446" calcext:value-type="float">
            <text:p>5.1803</text:p>
          </table:table-cell>
          <table:table-cell table:formula="of:=[.A252]*[.C252]" office:value-type="float" office:value="569.00666340437" calcext:value-type="float">
            <text:p>569.0067</text:p>
          </table:table-cell>
          <table:table-cell/>
        </table:table-row>
        <table:table-row table:style-name="ro1">
          <table:table-cell office:value-type="float" office:value="251.004" calcext:value-type="float">
            <text:p>251.004</text:p>
          </table:table-cell>
          <table:table-cell office:value-type="float" office:value="9.7266" calcext:value-type="float">
            <text:p>9.7266</text:p>
          </table:table-cell>
          <table:table-cell table:formula="of:=LOG([.B253]; EXP(1))" office:value-type="float" office:value="2.27486440039345" calcext:value-type="float">
            <text:p>2.275</text:p>
          </table:table-cell>
          <table:table-cell table:formula="of:=[.A253]*[.A253]" office:value-type="float" office:value="63003.008016" calcext:value-type="float">
            <text:p>63003.008</text:p>
          </table:table-cell>
          <table:table-cell table:formula="of:=[.C253]*[.C253]" office:value-type="float" office:value="5.17500804017743" calcext:value-type="float">
            <text:p>5.1750</text:p>
          </table:table-cell>
          <table:table-cell table:formula="of:=[.A253]*[.C253]" office:value-type="float" office:value="571.000063956356" calcext:value-type="float">
            <text:p>571.0001</text:p>
          </table:table-cell>
          <table:table-cell/>
        </table:table-row>
        <table:table-row table:style-name="ro1">
          <table:table-cell office:value-type="float" office:value="251.999" calcext:value-type="float">
            <text:p>251.999</text:p>
          </table:table-cell>
          <table:table-cell office:value-type="float" office:value="9.7167" calcext:value-type="float">
            <text:p>9.7167</text:p>
          </table:table-cell>
          <table:table-cell table:formula="of:=LOG([.B254]; EXP(1))" office:value-type="float" office:value="2.27384605465424" calcext:value-type="float">
            <text:p>2.274</text:p>
          </table:table-cell>
          <table:table-cell table:formula="of:=[.A254]*[.A254]" office:value-type="float" office:value="63503.496001" calcext:value-type="float">
            <text:p>63503.496</text:p>
          </table:table-cell>
          <table:table-cell table:formula="of:=[.C254]*[.C254]" office:value-type="float" office:value="5.17037588026665" calcext:value-type="float">
            <text:p>5.1704</text:p>
          </table:table-cell>
          <table:table-cell table:formula="of:=[.A254]*[.C254]" office:value-type="float" office:value="573.006931926814" calcext:value-type="float">
            <text:p>573.006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.7022" calcext:value-type="float">
            <text:p>9.7022</text:p>
          </table:table-cell>
          <table:table-cell table:formula="of:=LOG([.B255]; EXP(1))" office:value-type="float" office:value="2.27235266391688" calcext:value-type="float">
            <text:p>2.272</text:p>
          </table:table-cell>
          <table:table-cell table:formula="of:=[.A255]*[.A255]" office:value-type="float" office:value="64009" calcext:value-type="float">
            <text:p>64009.000</text:p>
          </table:table-cell>
          <table:table-cell table:formula="of:=[.C255]*[.C255]" office:value-type="float" office:value="5.16358662921015" calcext:value-type="float">
            <text:p>5.1636</text:p>
          </table:table-cell>
          <table:table-cell table:formula="of:=[.A255]*[.C255]" office:value-type="float" office:value="574.905223970971" calcext:value-type="float">
            <text:p>574.9052</text:p>
          </table:table-cell>
          <table:table-cell/>
        </table:table-row>
        <table:table-row table:style-name="ro1">
          <table:table-cell office:value-type="float" office:value="253.999" calcext:value-type="float">
            <text:p>253.999</text:p>
          </table:table-cell>
          <table:table-cell office:value-type="float" office:value="9.6892" calcext:value-type="float">
            <text:p>9.6892</text:p>
          </table:table-cell>
          <table:table-cell table:formula="of:=LOG([.B256]; EXP(1))" office:value-type="float" office:value="2.27101186315494" calcext:value-type="float">
            <text:p>2.271</text:p>
          </table:table-cell>
          <table:table-cell table:formula="of:=[.A256]*[.A256]" office:value-type="float" office:value="64515.492001" calcext:value-type="float">
            <text:p>64515.492</text:p>
          </table:table-cell>
          <table:table-cell table:formula="of:=[.C256]*[.C256]" office:value-type="float" office:value="5.15749488259047" calcext:value-type="float">
            <text:p>5.1575</text:p>
          </table:table-cell>
          <table:table-cell table:formula="of:=[.A256]*[.C256]" office:value-type="float" office:value="576.834742229492" calcext:value-type="float">
            <text:p>576.8347</text:p>
          </table:table-cell>
          <table:table-cell/>
        </table:table-row>
        <table:table-row table:style-name="ro1">
          <table:table-cell office:value-type="float" office:value="254.999" calcext:value-type="float">
            <text:p>254.999</text:p>
          </table:table-cell>
          <table:table-cell office:value-type="float" office:value="9.6771" calcext:value-type="float">
            <text:p>9.6771</text:p>
          </table:table-cell>
          <table:table-cell table:formula="of:=LOG([.B257]; EXP(1))" office:value-type="float" office:value="2.26976226962654" calcext:value-type="float">
            <text:p>2.270</text:p>
          </table:table-cell>
          <table:table-cell table:formula="of:=[.A257]*[.A257]" office:value-type="float" office:value="65024.490001" calcext:value-type="float">
            <text:p>65024.490</text:p>
          </table:table-cell>
          <table:table-cell table:formula="of:=[.C257]*[.C257]" office:value-type="float" office:value="5.15182076062024" calcext:value-type="float">
            <text:p>5.1518</text:p>
          </table:table-cell>
          <table:table-cell table:formula="of:=[.A257]*[.C257]" office:value-type="float" office:value="578.787108992499" calcext:value-type="float">
            <text:p>578.787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.6652" calcext:value-type="float">
            <text:p>9.6652</text:p>
          </table:table-cell>
          <table:table-cell table:formula="of:=LOG([.B258]; EXP(1))" office:value-type="float" office:value="2.26853180566916" calcext:value-type="float">
            <text:p>2.269</text:p>
          </table:table-cell>
          <table:table-cell table:formula="of:=[.A258]*[.A258]" office:value-type="float" office:value="65536" calcext:value-type="float">
            <text:p>65536.000</text:p>
          </table:table-cell>
          <table:table-cell table:formula="of:=[.C258]*[.C258]" office:value-type="float" office:value="5.14623655333259" calcext:value-type="float">
            <text:p>5.1462</text:p>
          </table:table-cell>
          <table:table-cell table:formula="of:=[.A258]*[.C258]" office:value-type="float" office:value="580.744142251305" calcext:value-type="float">
            <text:p>580.7441</text:p>
          </table:table-cell>
          <table:table-cell/>
        </table:table-row>
        <table:table-row table:style-name="ro1">
          <table:table-cell office:value-type="float" office:value="256.999" calcext:value-type="float">
            <text:p>256.999</text:p>
          </table:table-cell>
          <table:table-cell office:value-type="float" office:value="9.6532" calcext:value-type="float">
            <text:p>9.6532</text:p>
          </table:table-cell>
          <table:table-cell table:formula="of:=LOG([.B259]; EXP(1))" office:value-type="float" office:value="2.26728946659932" calcext:value-type="float">
            <text:p>2.267</text:p>
          </table:table-cell>
          <table:table-cell table:formula="of:=[.A259]*[.A259]" office:value-type="float" office:value="66048.486001" calcext:value-type="float">
            <text:p>66048.486</text:p>
          </table:table-cell>
          <table:table-cell table:formula="of:=[.C259]*[.C259]" office:value-type="float" office:value="5.14060152535224" calcext:value-type="float">
            <text:p>5.1406</text:p>
          </table:table-cell>
          <table:table-cell table:formula="of:=[.A259]*[.C259]" office:value-type="float" office:value="582.691125626559" calcext:value-type="float">
            <text:p>582.6911</text:p>
          </table:table-cell>
          <table:table-cell/>
        </table:table-row>
        <table:table-row table:style-name="ro1">
          <table:table-cell office:value-type="float" office:value="257.999" calcext:value-type="float">
            <text:p>257.999</text:p>
          </table:table-cell>
          <table:table-cell office:value-type="float" office:value="9.6409" calcext:value-type="float">
            <text:p>9.6409</text:p>
          </table:table-cell>
          <table:table-cell table:formula="of:=LOG([.B260]; EXP(1))" office:value-type="float" office:value="2.26601446526044" calcext:value-type="float">
            <text:p>2.266</text:p>
          </table:table-cell>
          <table:table-cell table:formula="of:=[.A260]*[.A260]" office:value-type="float" office:value="66563.484001" calcext:value-type="float">
            <text:p>66563.484</text:p>
          </table:table-cell>
          <table:table-cell table:formula="of:=[.C260]*[.C260]" office:value-type="float" office:value="5.13482155676955" calcext:value-type="float">
            <text:p>5.1348</text:p>
          </table:table-cell>
          <table:table-cell table:formula="of:=[.A260]*[.C260]" office:value-type="float" office:value="584.629466022728" calcext:value-type="float">
            <text:p>584.629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.6291" calcext:value-type="float">
            <text:p>9.6291</text:p>
          </table:table-cell>
          <table:table-cell table:formula="of:=LOG([.B261]; EXP(1))" office:value-type="float" office:value="2.26478976349864" calcext:value-type="float">
            <text:p>2.265</text:p>
          </table:table-cell>
          <table:table-cell table:formula="of:=[.A261]*[.A261]" office:value-type="float" office:value="67081" calcext:value-type="float">
            <text:p>67081.000</text:p>
          </table:table-cell>
          <table:table-cell table:formula="of:=[.C261]*[.C261]" office:value-type="float" office:value="5.12927267284824" calcext:value-type="float">
            <text:p>5.1293</text:p>
          </table:table-cell>
          <table:table-cell table:formula="of:=[.A261]*[.C261]" office:value-type="float" office:value="586.580548746149" calcext:value-type="float">
            <text:p>586.5805</text:p>
          </table:table-cell>
          <table:table-cell/>
        </table:table-row>
        <table:table-row table:style-name="ro1">
          <table:table-cell office:value-type="float" office:value="259.999" calcext:value-type="float">
            <text:p>259.999</text:p>
          </table:table-cell>
          <table:table-cell office:value-type="float" office:value="9.6155" calcext:value-type="float">
            <text:p>9.6155</text:p>
          </table:table-cell>
          <table:table-cell table:formula="of:=LOG([.B262]; EXP(1))" office:value-type="float" office:value="2.26337637976876" calcext:value-type="float">
            <text:p>2.263</text:p>
          </table:table-cell>
          <table:table-cell table:formula="of:=[.A262]*[.A262]" office:value-type="float" office:value="67599.480001" calcext:value-type="float">
            <text:p>67599.480</text:p>
          </table:table-cell>
          <table:table-cell table:formula="of:=[.C262]*[.C262]" office:value-type="float" office:value="5.12287263649516" calcext:value-type="float">
            <text:p>5.1229</text:p>
          </table:table-cell>
          <table:table-cell table:formula="of:=[.A262]*[.C262]" office:value-type="float" office:value="588.475595363499" calcext:value-type="float">
            <text:p>588.4756</text:p>
          </table:table-cell>
          <table:table-cell/>
        </table:table-row>
        <table:table-row table:style-name="ro1">
          <table:table-cell office:value-type="float" office:value="260.999" calcext:value-type="float">
            <text:p>260.999</text:p>
          </table:table-cell>
          <table:table-cell office:value-type="float" office:value="9.6033" calcext:value-type="float">
            <text:p>9.6033</text:p>
          </table:table-cell>
          <table:table-cell table:formula="of:=LOG([.B263]; EXP(1))" office:value-type="float" office:value="2.2621067894053" calcext:value-type="float">
            <text:p>2.262</text:p>
          </table:table-cell>
          <table:table-cell table:formula="of:=[.A263]*[.A263]" office:value-type="float" office:value="68120.478001" calcext:value-type="float">
            <text:p>68120.478</text:p>
          </table:table-cell>
          <table:table-cell table:formula="of:=[.C263]*[.C263]" office:value-type="float" office:value="5.11712712667353" calcext:value-type="float">
            <text:p>5.1171</text:p>
          </table:table-cell>
          <table:table-cell table:formula="of:=[.A263]*[.C263]" office:value-type="float" office:value="590.407609927993" calcext:value-type="float">
            <text:p>590.4076</text:p>
          </table:table-cell>
          <table:table-cell/>
        </table:table-row>
        <table:table-row table:style-name="ro1">
          <table:table-cell office:value-type="float" office:value="261.999" calcext:value-type="float">
            <text:p>261.999</text:p>
          </table:table-cell>
          <table:table-cell office:value-type="float" office:value="9.593" calcext:value-type="float">
            <text:p>9.593</text:p>
          </table:table-cell>
          <table:table-cell table:formula="of:=LOG([.B264]; EXP(1))" office:value-type="float" office:value="2.26103366583581" calcext:value-type="float">
            <text:p>2.261</text:p>
          </table:table-cell>
          <table:table-cell table:formula="of:=[.A264]*[.A264]" office:value-type="float" office:value="68643.476001" calcext:value-type="float">
            <text:p>68643.476</text:p>
          </table:table-cell>
          <table:table-cell table:formula="of:=[.C264]*[.C264]" office:value-type="float" office:value="5.11227323804292" calcext:value-type="float">
            <text:p>5.1123</text:p>
          </table:table-cell>
          <table:table-cell table:formula="of:=[.A264]*[.C264]" office:value-type="float" office:value="592.388559415317" calcext:value-type="float">
            <text:p>592.388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.5802" calcext:value-type="float">
            <text:p>9.5802</text:p>
          </table:table-cell>
          <table:table-cell table:formula="of:=LOG([.B265]; EXP(1))" office:value-type="float" office:value="2.25969846859157" calcext:value-type="float">
            <text:p>2.260</text:p>
          </table:table-cell>
          <table:table-cell table:formula="of:=[.A265]*[.A265]" office:value-type="float" office:value="69169" calcext:value-type="float">
            <text:p>69169.000</text:p>
          </table:table-cell>
          <table:table-cell table:formula="of:=[.C265]*[.C265]" office:value-type="float" office:value="5.1062371689551" calcext:value-type="float">
            <text:p>5.1062</text:p>
          </table:table-cell>
          <table:table-cell table:formula="of:=[.A265]*[.C265]" office:value-type="float" office:value="594.300697239584" calcext:value-type="float">
            <text:p>594.3007</text:p>
          </table:table-cell>
          <table:table-cell/>
        </table:table-row>
        <table:table-row table:style-name="ro1">
          <table:table-cell office:value-type="float" office:value="263.999" calcext:value-type="float">
            <text:p>263.999</text:p>
          </table:table-cell>
          <table:table-cell office:value-type="float" office:value="9.5684" calcext:value-type="float">
            <text:p>9.5684</text:p>
          </table:table-cell>
          <table:table-cell table:formula="of:=LOG([.B266]; EXP(1))" office:value-type="float" office:value="2.2584660023545" calcext:value-type="float">
            <text:p>2.258</text:p>
          </table:table-cell>
          <table:table-cell table:formula="of:=[.A266]*[.A266]" office:value-type="float" office:value="69695.472001" calcext:value-type="float">
            <text:p>69695.472</text:p>
          </table:table-cell>
          <table:table-cell table:formula="of:=[.C266]*[.C266]" office:value-type="float" office:value="5.1006686837911" calcext:value-type="float">
            <text:p>5.1007</text:p>
          </table:table-cell>
          <table:table-cell table:formula="of:=[.A266]*[.C266]" office:value-type="float" office:value="596.232766155585" calcext:value-type="float">
            <text:p>596.232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.5558" calcext:value-type="float">
            <text:p>9.5558</text:p>
          </table:table-cell>
          <table:table-cell table:formula="of:=LOG([.B267]; EXP(1))" office:value-type="float" office:value="2.25714829998544" calcext:value-type="float">
            <text:p>2.257</text:p>
          </table:table-cell>
          <table:table-cell table:formula="of:=[.A267]*[.A267]" office:value-type="float" office:value="70225" calcext:value-type="float">
            <text:p>70225.000</text:p>
          </table:table-cell>
          <table:table-cell table:formula="of:=[.C267]*[.C267]" office:value-type="float" office:value="5.09471844812716" calcext:value-type="float">
            <text:p>5.0947</text:p>
          </table:table-cell>
          <table:table-cell table:formula="of:=[.A267]*[.C267]" office:value-type="float" office:value="598.144299496141" calcext:value-type="float">
            <text:p>598.1443</text:p>
          </table:table-cell>
          <table:table-cell/>
        </table:table-row>
        <table:table-row table:style-name="ro1">
          <table:table-cell office:value-type="float" office:value="265.999" calcext:value-type="float">
            <text:p>265.999</text:p>
          </table:table-cell>
          <table:table-cell office:value-type="float" office:value="9.5441" calcext:value-type="float">
            <text:p>9.5441</text:p>
          </table:table-cell>
          <table:table-cell table:formula="of:=LOG([.B268]; EXP(1))" office:value-type="float" office:value="2.25592316252781" calcext:value-type="float">
            <text:p>2.256</text:p>
          </table:table-cell>
          <table:table-cell table:formula="of:=[.A268]*[.A268]" office:value-type="float" office:value="70755.468001" calcext:value-type="float">
            <text:p>70755.468</text:p>
          </table:table-cell>
          <table:table-cell table:formula="of:=[.C268]*[.C268]" office:value-type="float" office:value="5.0891893152295" calcext:value-type="float">
            <text:p>5.0892</text:p>
          </table:table-cell>
          <table:table-cell table:formula="of:=[.A268]*[.C268]" office:value-type="float" office:value="600.073305309236" calcext:value-type="float">
            <text:p>600.073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5325" calcext:value-type="float">
            <text:p>9.5325</text:p>
          </table:table-cell>
          <table:table-cell table:formula="of:=LOG([.B269]; EXP(1))" office:value-type="float" office:value="2.25470701274958" calcext:value-type="float">
            <text:p>2.255</text:p>
          </table:table-cell>
          <table:table-cell table:formula="of:=[.A269]*[.A269]" office:value-type="float" office:value="71289" calcext:value-type="float">
            <text:p>71289.000</text:p>
          </table:table-cell>
          <table:table-cell table:formula="of:=[.C269]*[.C269]" office:value-type="float" office:value="5.08370371334214" calcext:value-type="float">
            <text:p>5.0837</text:p>
          </table:table-cell>
          <table:table-cell table:formula="of:=[.A269]*[.C269]" office:value-type="float" office:value="602.006772404138" calcext:value-type="float">
            <text:p>602.0068</text:p>
          </table:table-cell>
          <table:table-cell/>
        </table:table-row>
        <table:table-row table:style-name="ro1">
          <table:table-cell office:value-type="float" office:value="267.999" calcext:value-type="float">
            <text:p>267.999</text:p>
          </table:table-cell>
          <table:table-cell office:value-type="float" office:value="9.5196" calcext:value-type="float">
            <text:p>9.5196</text:p>
          </table:table-cell>
          <table:table-cell table:formula="of:=LOG([.B270]; EXP(1))" office:value-type="float" office:value="2.25335283111382" calcext:value-type="float">
            <text:p>2.253</text:p>
          </table:table-cell>
          <table:table-cell table:formula="of:=[.A270]*[.A270]" office:value-type="float" office:value="71823.464001" calcext:value-type="float">
            <text:p>71823.464</text:p>
          </table:table-cell>
          <table:table-cell table:formula="of:=[.C270]*[.C270]" office:value-type="float" office:value="5.07759898148867" calcext:value-type="float">
            <text:p>5.0776</text:p>
          </table:table-cell>
          <table:table-cell table:formula="of:=[.A270]*[.C270]" office:value-type="float" office:value="603.896305385673" calcext:value-type="float">
            <text:p>603.8963</text:p>
          </table:table-cell>
          <table:table-cell/>
        </table:table-row>
        <table:table-row table:style-name="ro1">
          <table:table-cell office:value-type="float" office:value="268.999" calcext:value-type="float">
            <text:p>268.999</text:p>
          </table:table-cell>
          <table:table-cell office:value-type="float" office:value="9.5046" calcext:value-type="float">
            <text:p>9.5046</text:p>
          </table:table-cell>
          <table:table-cell table:formula="of:=LOG([.B271]; EXP(1))" office:value-type="float" office:value="2.25177589194072" calcext:value-type="float">
            <text:p>2.252</text:p>
          </table:table-cell>
          <table:table-cell table:formula="of:=[.A271]*[.A271]" office:value-type="float" office:value="72360.462001" calcext:value-type="float">
            <text:p>72360.462</text:p>
          </table:table-cell>
          <table:table-cell table:formula="of:=[.C271]*[.C271]" office:value-type="float" office:value="5.07049466752544" calcext:value-type="float">
            <text:p>5.0705</text:p>
          </table:table-cell>
          <table:table-cell table:formula="of:=[.A271]*[.C271]" office:value-type="float" office:value="605.725463156163" calcext:value-type="float">
            <text:p>605.7255</text:p>
          </table:table-cell>
          <table:table-cell/>
        </table:table-row>
        <table:table-row table:style-name="ro1">
          <table:table-cell office:value-type="float" office:value="269.999" calcext:value-type="float">
            <text:p>269.999</text:p>
          </table:table-cell>
          <table:table-cell office:value-type="float" office:value="9.4955" calcext:value-type="float">
            <text:p>9.4955</text:p>
          </table:table-cell>
          <table:table-cell table:formula="of:=LOG([.B272]; EXP(1))" office:value-type="float" office:value="2.25081800217216" calcext:value-type="float">
            <text:p>2.251</text:p>
          </table:table-cell>
          <table:table-cell table:formula="of:=[.A272]*[.A272]" office:value-type="float" office:value="72899.460001" calcext:value-type="float">
            <text:p>72899.460</text:p>
          </table:table-cell>
          <table:table-cell table:formula="of:=[.C272]*[.C272]" office:value-type="float" office:value="5.06618167890229" calcext:value-type="float">
            <text:p>5.0662</text:p>
          </table:table-cell>
          <table:table-cell table:formula="of:=[.A272]*[.C272]" office:value-type="float" office:value="607.718609768482" calcext:value-type="float">
            <text:p>607.718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.4832" calcext:value-type="float">
            <text:p>9.4832</text:p>
          </table:table-cell>
          <table:table-cell table:formula="of:=LOG([.B273]; EXP(1))" office:value-type="float" office:value="2.24952181205144" calcext:value-type="float">
            <text:p>2.250</text:p>
          </table:table-cell>
          <table:table-cell table:formula="of:=[.A273]*[.A273]" office:value-type="float" office:value="73441" calcext:value-type="float">
            <text:p>73441.000</text:p>
          </table:table-cell>
          <table:table-cell table:formula="of:=[.C273]*[.C273]" office:value-type="float" office:value="5.06034838289518" calcext:value-type="float">
            <text:p>5.0603</text:p>
          </table:table-cell>
          <table:table-cell table:formula="of:=[.A273]*[.C273]" office:value-type="float" office:value="609.620411065939" calcext:value-type="float">
            <text:p>609.6204</text:p>
          </table:table-cell>
          <table:table-cell/>
        </table:table-row>
        <table:table-row table:style-name="ro1">
          <table:table-cell office:value-type="float" office:value="271.999" calcext:value-type="float">
            <text:p>271.999</text:p>
          </table:table-cell>
          <table:table-cell office:value-type="float" office:value="9.4708" calcext:value-type="float">
            <text:p>9.4708</text:p>
          </table:table-cell>
          <table:table-cell table:formula="of:=LOG([.B274]; EXP(1))" office:value-type="float" office:value="2.24821338092671" calcext:value-type="float">
            <text:p>2.248</text:p>
          </table:table-cell>
          <table:table-cell table:formula="of:=[.A274]*[.A274]" office:value-type="float" office:value="73983.456001" calcext:value-type="float">
            <text:p>73983.456</text:p>
          </table:table-cell>
          <table:table-cell table:formula="of:=[.C274]*[.C274]" office:value-type="float" office:value="5.0544634061779" calcext:value-type="float">
            <text:p>5.0545</text:p>
          </table:table-cell>
          <table:table-cell table:formula="of:=[.A274]*[.C274]" office:value-type="float" office:value="611.511791398684" calcext:value-type="float">
            <text:p>611.5118</text:p>
          </table:table-cell>
          <table:table-cell/>
        </table:table-row>
        <table:table-row table:style-name="ro1">
          <table:table-cell office:value-type="float" office:value="272.999" calcext:value-type="float">
            <text:p>272.999</text:p>
          </table:table-cell>
          <table:table-cell office:value-type="float" office:value="9.4588" calcext:value-type="float">
            <text:p>9.4588</text:p>
          </table:table-cell>
          <table:table-cell table:formula="of:=LOG([.B275]; EXP(1))" office:value-type="float" office:value="2.24694552512337" calcext:value-type="float">
            <text:p>2.247</text:p>
          </table:table-cell>
          <table:table-cell table:formula="of:=[.A275]*[.A275]" office:value-type="float" office:value="74528.454001" calcext:value-type="float">
            <text:p>74528.454</text:p>
          </table:table-cell>
          <table:table-cell table:formula="of:=[.C275]*[.C275]" office:value-type="float" office:value="5.04876419287192" calcext:value-type="float">
            <text:p>5.0488</text:p>
          </table:table-cell>
          <table:table-cell table:formula="of:=[.A275]*[.C275]" office:value-type="float" office:value="613.413881413154" calcext:value-type="float">
            <text:p>613.4139</text:p>
          </table:table-cell>
          <table:table-cell/>
        </table:table-row>
        <table:table-row table:style-name="ro1">
          <table:table-cell office:value-type="float" office:value="273.999" calcext:value-type="float">
            <text:p>273.999</text:p>
          </table:table-cell>
          <table:table-cell office:value-type="float" office:value="9.4478" calcext:value-type="float">
            <text:p>9.4478</text:p>
          </table:table-cell>
          <table:table-cell table:formula="of:=LOG([.B276]; EXP(1))" office:value-type="float" office:value="2.24578191016974" calcext:value-type="float">
            <text:p>2.246</text:p>
          </table:table-cell>
          <table:table-cell table:formula="of:=[.A276]*[.A276]" office:value-type="float" office:value="75075.452001" calcext:value-type="float">
            <text:p>75075.452</text:p>
          </table:table-cell>
          <table:table-cell table:formula="of:=[.C276]*[.C276]" office:value-type="float" office:value="5.04353638804562" calcext:value-type="float">
            <text:p>5.0435</text:p>
          </table:table-cell>
          <table:table-cell table:formula="of:=[.A276]*[.C276]" office:value-type="float" office:value="615.341997604597" calcext:value-type="float">
            <text:p>615.3420</text:p>
          </table:table-cell>
          <table:table-cell/>
        </table:table-row>
        <table:table-row table:style-name="ro1">
          <table:table-cell office:value-type="float" office:value="275.004" calcext:value-type="float">
            <text:p>275.004</text:p>
          </table:table-cell>
          <table:table-cell office:value-type="float" office:value="9.4359" calcext:value-type="float">
            <text:p>9.4359</text:p>
          </table:table-cell>
          <table:table-cell table:formula="of:=LOG([.B277]; EXP(1))" office:value-type="float" office:value="2.24452156377838" calcext:value-type="float">
            <text:p>2.245</text:p>
          </table:table-cell>
          <table:table-cell table:formula="of:=[.A277]*[.A277]" office:value-type="float" office:value="75627.200016" calcext:value-type="float">
            <text:p>75627.200</text:p>
          </table:table-cell>
          <table:table-cell table:formula="of:=[.C277]*[.C277]" office:value-type="float" office:value="5.03787705026614" calcext:value-type="float">
            <text:p>5.0379</text:p>
          </table:table-cell>
          <table:table-cell table:formula="of:=[.A277]*[.C277]" office:value-type="float" office:value="617.252408125309" calcext:value-type="float">
            <text:p>617.252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.4228" calcext:value-type="float">
            <text:p>9.4228</text:p>
          </table:table-cell>
          <table:table-cell table:formula="of:=LOG([.B278]; EXP(1))" office:value-type="float" office:value="2.24313228433631" calcext:value-type="float">
            <text:p>2.243</text:p>
          </table:table-cell>
          <table:table-cell table:formula="of:=[.A278]*[.A278]" office:value-type="float" office:value="76176" calcext:value-type="float">
            <text:p>76176.000</text:p>
          </table:table-cell>
          <table:table-cell table:formula="of:=[.C278]*[.C278]" office:value-type="float" office:value="5.03164244503185" calcext:value-type="float">
            <text:p>5.0316</text:p>
          </table:table-cell>
          <table:table-cell table:formula="of:=[.A278]*[.C278]" office:value-type="float" office:value="619.104510476823" calcext:value-type="float">
            <text:p>619.1045</text:p>
          </table:table-cell>
          <table:table-cell/>
        </table:table-row>
        <table:table-row table:style-name="ro1">
          <table:table-cell office:value-type="float" office:value="276.999" calcext:value-type="float">
            <text:p>276.999</text:p>
          </table:table-cell>
          <table:table-cell office:value-type="float" office:value="9.411" calcext:value-type="float">
            <text:p>9.411</text:p>
          </table:table-cell>
          <table:table-cell table:formula="of:=LOG([.B279]; EXP(1))" office:value-type="float" office:value="2.24187921787665" calcext:value-type="float">
            <text:p>2.242</text:p>
          </table:table-cell>
          <table:table-cell table:formula="of:=[.A279]*[.A279]" office:value-type="float" office:value="76728.446001" calcext:value-type="float">
            <text:p>76728.446</text:p>
          </table:table-cell>
          <table:table-cell table:formula="of:=[.C279]*[.C279]" office:value-type="float" office:value="5.02602242754722" calcext:value-type="float">
            <text:p>5.0260</text:p>
          </table:table-cell>
          <table:table-cell table:formula="of:=[.A279]*[.C279]" office:value-type="float" office:value="620.998301472615" calcext:value-type="float">
            <text:p>620.998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.3992" calcext:value-type="float">
            <text:p>9.3992</text:p>
          </table:table-cell>
          <table:table-cell table:formula="of:=LOG([.B280]; EXP(1))" office:value-type="float" office:value="2.24062457927123" calcext:value-type="float">
            <text:p>2.241</text:p>
          </table:table-cell>
          <table:table-cell table:formula="of:=[.A280]*[.A280]" office:value-type="float" office:value="77284" calcext:value-type="float">
            <text:p>77284.000</text:p>
          </table:table-cell>
          <table:table-cell table:formula="of:=[.C280]*[.C280]" office:value-type="float" office:value="5.02039850523436" calcext:value-type="float">
            <text:p>5.0204</text:p>
          </table:table-cell>
          <table:table-cell table:formula="of:=[.A280]*[.C280]" office:value-type="float" office:value="622.893633037401" calcext:value-type="float">
            <text:p>622.8936</text:p>
          </table:table-cell>
          <table:table-cell/>
        </table:table-row>
        <table:table-row table:style-name="ro1">
          <table:table-cell office:value-type="float" office:value="278.999" calcext:value-type="float">
            <text:p>278.999</text:p>
          </table:table-cell>
          <table:table-cell office:value-type="float" office:value="9.3871" calcext:value-type="float">
            <text:p>9.3871</text:p>
          </table:table-cell>
          <table:table-cell table:formula="of:=LOG([.B281]; EXP(1))" office:value-type="float" office:value="2.2393364063289" calcext:value-type="float">
            <text:p>2.239</text:p>
          </table:table-cell>
          <table:table-cell table:formula="of:=[.A281]*[.A281]" office:value-type="float" office:value="77840.442001" calcext:value-type="float">
            <text:p>77840.442</text:p>
          </table:table-cell>
          <table:table-cell table:formula="of:=[.C281]*[.C281]" office:value-type="float" office:value="5.01462754071003" calcext:value-type="float">
            <text:p>5.0146</text:p>
          </table:table-cell>
          <table:table-cell table:formula="of:=[.A281]*[.C281]" office:value-type="float" office:value="624.772618029357" calcext:value-type="float">
            <text:p>624.7726</text:p>
          </table:table-cell>
          <table:table-cell/>
        </table:table-row>
        <table:table-row table:style-name="ro1">
          <table:table-cell office:value-type="float" office:value="279.999" calcext:value-type="float">
            <text:p>279.999</text:p>
          </table:table-cell>
          <table:table-cell office:value-type="float" office:value="9.3753" calcext:value-type="float">
            <text:p>9.3753</text:p>
          </table:table-cell>
          <table:table-cell table:formula="of:=LOG([.B282]; EXP(1))" office:value-type="float" office:value="2.23807857134449" calcext:value-type="float">
            <text:p>2.238</text:p>
          </table:table-cell>
          <table:table-cell table:formula="of:=[.A282]*[.A282]" office:value-type="float" office:value="78399.440001" calcext:value-type="float">
            <text:p>78399.440</text:p>
          </table:table-cell>
          <table:table-cell table:formula="of:=[.C282]*[.C282]" office:value-type="float" office:value="5.00899569151137" calcext:value-type="float">
            <text:p>5.0090</text:p>
          </table:table-cell>
          <table:table-cell table:formula="of:=[.A282]*[.C282]" office:value-type="float" office:value="626.659761897885" calcext:value-type="float">
            <text:p>626.659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.3634" calcext:value-type="float">
            <text:p>9.3634</text:p>
          </table:table-cell>
          <table:table-cell table:formula="of:=LOG([.B283]; EXP(1))" office:value-type="float" office:value="2.23680847239422" calcext:value-type="float">
            <text:p>2.237</text:p>
          </table:table-cell>
          <table:table-cell table:formula="of:=[.A283]*[.A283]" office:value-type="float" office:value="78961" calcext:value-type="float">
            <text:p>78961.000</text:p>
          </table:table-cell>
          <table:table-cell table:formula="of:=[.C283]*[.C283]" office:value-type="float" office:value="5.00331214217455" calcext:value-type="float">
            <text:p>5.0033</text:p>
          </table:table-cell>
          <table:table-cell table:formula="of:=[.A283]*[.C283]" office:value-type="float" office:value="628.543180742775" calcext:value-type="float">
            <text:p>628.5432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3501" calcext:value-type="float">
            <text:p>9.3501</text:p>
          </table:table-cell>
          <table:table-cell table:formula="of:=LOG([.B284]; EXP(1))" office:value-type="float" office:value="2.23538703843057" calcext:value-type="float">
            <text:p>2.235</text:p>
          </table:table-cell>
          <table:table-cell table:formula="of:=[.A284]*[.A284]" office:value-type="float" office:value="79524" calcext:value-type="float">
            <text:p>79524.000</text:p>
          </table:table-cell>
          <table:table-cell table:formula="of:=[.C284]*[.C284]" office:value-type="float" office:value="4.99695521158339" calcext:value-type="float">
            <text:p>4.9970</text:p>
          </table:table-cell>
          <table:table-cell table:formula="of:=[.A284]*[.C284]" office:value-type="float" office:value="630.37914483742" calcext:value-type="float">
            <text:p>630.3791</text:p>
          </table:table-cell>
          <table:table-cell/>
        </table:table-row>
        <table:table-row table:style-name="ro1">
          <table:table-cell office:value-type="float" office:value="282.999" calcext:value-type="float">
            <text:p>282.999</text:p>
          </table:table-cell>
          <table:table-cell office:value-type="float" office:value="9.3408" calcext:value-type="float">
            <text:p>9.3408</text:p>
          </table:table-cell>
          <table:table-cell table:formula="of:=LOG([.B285]; EXP(1))" office:value-type="float" office:value="2.23439190167766" calcext:value-type="float">
            <text:p>2.234</text:p>
          </table:table-cell>
          <table:table-cell table:formula="of:=[.A285]*[.A285]" office:value-type="float" office:value="80088.434001" calcext:value-type="float">
            <text:p>80088.434</text:p>
          </table:table-cell>
          <table:table-cell table:formula="of:=[.C285]*[.C285]" office:value-type="float" office:value="4.9925071702827" calcext:value-type="float">
            <text:p>4.9925</text:p>
          </table:table-cell>
          <table:table-cell table:formula="of:=[.A285]*[.C285]" office:value-type="float" office:value="632.330673782876" calcext:value-type="float">
            <text:p>632.330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.3285" calcext:value-type="float">
            <text:p>9.3285</text:p>
          </table:table-cell>
          <table:table-cell table:formula="of:=LOG([.B286]; EXP(1))" office:value-type="float" office:value="2.23307423022992" calcext:value-type="float">
            <text:p>2.233</text:p>
          </table:table-cell>
          <table:table-cell table:formula="of:=[.A286]*[.A286]" office:value-type="float" office:value="80656" calcext:value-type="float">
            <text:p>80656.000</text:p>
          </table:table-cell>
          <table:table-cell table:formula="of:=[.C286]*[.C286]" office:value-type="float" office:value="4.98662051771694" calcext:value-type="float">
            <text:p>4.9866</text:p>
          </table:table-cell>
          <table:table-cell table:formula="of:=[.A286]*[.C286]" office:value-type="float" office:value="634.193081385296" calcext:value-type="float">
            <text:p>634.1931</text:p>
          </table:table-cell>
          <table:table-cell/>
        </table:table-row>
        <table:table-row table:style-name="ro1">
          <table:table-cell office:value-type="float" office:value="284.999" calcext:value-type="float">
            <text:p>284.999</text:p>
          </table:table-cell>
          <table:table-cell office:value-type="float" office:value="9.3163" calcext:value-type="float">
            <text:p>9.3163</text:p>
          </table:table-cell>
          <table:table-cell table:formula="of:=LOG([.B287]; EXP(1))" office:value-type="float" office:value="2.23176555416569" calcext:value-type="float">
            <text:p>2.232</text:p>
          </table:table-cell>
          <table:table-cell table:formula="of:=[.A287]*[.A287]" office:value-type="float" office:value="81224.430001" calcext:value-type="float">
            <text:p>81224.430</text:p>
          </table:table-cell>
          <table:table-cell table:formula="of:=[.C287]*[.C287]" office:value-type="float" office:value="4.98077748876048" calcext:value-type="float">
            <text:p>4.9808</text:p>
          </table:table-cell>
          <table:table-cell table:formula="of:=[.A287]*[.C287]" office:value-type="float" office:value="636.050951171667" calcext:value-type="float">
            <text:p>636.0510</text:p>
          </table:table-cell>
          <table:table-cell/>
        </table:table-row>
        <table:table-row table:style-name="ro1">
          <table:table-cell office:value-type="float" office:value="285.999" calcext:value-type="float">
            <text:p>285.999</text:p>
          </table:table-cell>
          <table:table-cell office:value-type="float" office:value="9.3052" calcext:value-type="float">
            <text:p>9.3052</text:p>
          </table:table-cell>
          <table:table-cell table:formula="of:=LOG([.B288]; EXP(1))" office:value-type="float" office:value="2.23057338368375" calcext:value-type="float">
            <text:p>2.231</text:p>
          </table:table-cell>
          <table:table-cell table:formula="of:=[.A288]*[.A288]" office:value-type="float" office:value="81795.428001" calcext:value-type="float">
            <text:p>81795.428</text:p>
          </table:table-cell>
          <table:table-cell table:formula="of:=[.C288]*[.C288]" office:value-type="float" office:value="4.97545761999838" calcext:value-type="float">
            <text:p>4.9755</text:p>
          </table:table-cell>
          <table:table-cell table:formula="of:=[.A288]*[.C288]" office:value-type="float" office:value="637.941757160169" calcext:value-type="float">
            <text:p>637.941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.2943" calcext:value-type="float">
            <text:p>9.2943</text:p>
          </table:table-cell>
          <table:table-cell table:formula="of:=LOG([.B289]; EXP(1))" office:value-type="float" office:value="2.22940130903144" calcext:value-type="float">
            <text:p>2.229</text:p>
          </table:table-cell>
          <table:table-cell table:formula="of:=[.A289]*[.A289]" office:value-type="float" office:value="82369" calcext:value-type="float">
            <text:p>82369.000</text:p>
          </table:table-cell>
          <table:table-cell table:formula="of:=[.C289]*[.C289]" office:value-type="float" office:value="4.9702301967111" calcext:value-type="float">
            <text:p>4.9702</text:p>
          </table:table-cell>
          <table:table-cell table:formula="of:=[.A289]*[.C289]" office:value-type="float" office:value="639.838175692023" calcext:value-type="float">
            <text:p>639.8382</text:p>
          </table:table-cell>
          <table:table-cell/>
        </table:table-row>
        <table:table-row table:style-name="ro1">
          <table:table-cell office:value-type="float" office:value="287.999" calcext:value-type="float">
            <text:p>287.999</text:p>
          </table:table-cell>
          <table:table-cell office:value-type="float" office:value="9.282" calcext:value-type="float">
            <text:p>9.282</text:p>
          </table:table-cell>
          <table:table-cell table:formula="of:=LOG([.B290]; EXP(1))" office:value-type="float" office:value="2.22807704081898" calcext:value-type="float">
            <text:p>2.228</text:p>
          </table:table-cell>
          <table:table-cell table:formula="of:=[.A290]*[.A290]" office:value-type="float" office:value="82943.424001" calcext:value-type="float">
            <text:p>82943.424</text:p>
          </table:table-cell>
          <table:table-cell table:formula="of:=[.C290]*[.C290]" office:value-type="float" office:value="4.96432729982468" calcext:value-type="float">
            <text:p>4.9643</text:p>
          </table:table-cell>
          <table:table-cell table:formula="of:=[.A290]*[.C290]" office:value-type="float" office:value="641.683959678827" calcext:value-type="float">
            <text:p>641.684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.2721" calcext:value-type="float">
            <text:p>9.2721</text:p>
          </table:table-cell>
          <table:table-cell table:formula="of:=LOG([.B291]; EXP(1))" office:value-type="float" office:value="2.22700989113891" calcext:value-type="float">
            <text:p>2.227</text:p>
          </table:table-cell>
          <table:table-cell table:formula="of:=[.A291]*[.A291]" office:value-type="float" office:value="83521" calcext:value-type="float">
            <text:p>83521.000</text:p>
          </table:table-cell>
          <table:table-cell table:formula="of:=[.C291]*[.C291]" office:value-type="float" office:value="4.95957305523055" calcext:value-type="float">
            <text:p>4.9596</text:p>
          </table:table-cell>
          <table:table-cell table:formula="of:=[.A291]*[.C291]" office:value-type="float" office:value="643.605858539145" calcext:value-type="float">
            <text:p>643.6059</text:p>
          </table:table-cell>
          <table:table-cell/>
        </table:table-row>
        <table:table-row table:style-name="ro1">
          <table:table-cell office:value-type="float" office:value="289.999" calcext:value-type="float">
            <text:p>289.999</text:p>
          </table:table-cell>
          <table:table-cell office:value-type="float" office:value="9.2587" calcext:value-type="float">
            <text:p>9.2587</text:p>
          </table:table-cell>
          <table:table-cell table:formula="of:=LOG([.B292]; EXP(1))" office:value-type="float" office:value="2.22556365003376" calcext:value-type="float">
            <text:p>2.226</text:p>
          </table:table-cell>
          <table:table-cell table:formula="of:=[.A292]*[.A292]" office:value-type="float" office:value="84099.420001" calcext:value-type="float">
            <text:p>84099.420</text:p>
          </table:table-cell>
          <table:table-cell table:formula="of:=[.C292]*[.C292]" office:value-type="float" office:value="4.95313356035161" calcext:value-type="float">
            <text:p>4.9531</text:p>
          </table:table-cell>
          <table:table-cell table:formula="of:=[.A292]*[.C292]" office:value-type="float" office:value="645.411232946142" calcext:value-type="float">
            <text:p>645.411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.2472" calcext:value-type="float">
            <text:p>9.2472</text:p>
          </table:table-cell>
          <table:table-cell table:formula="of:=LOG([.B293]; EXP(1))" office:value-type="float" office:value="2.22432080299792" calcext:value-type="float">
            <text:p>2.224</text:p>
          </table:table-cell>
          <table:table-cell table:formula="of:=[.A293]*[.A293]" office:value-type="float" office:value="84681" calcext:value-type="float">
            <text:p>84681.000</text:p>
          </table:table-cell>
          <table:table-cell table:formula="of:=[.C293]*[.C293]" office:value-type="float" office:value="4.94760303464931" calcext:value-type="float">
            <text:p>4.9476</text:p>
          </table:table-cell>
          <table:table-cell table:formula="of:=[.A293]*[.C293]" office:value-type="float" office:value="647.277353672395" calcext:value-type="float">
            <text:p>647.2774</text:p>
          </table:table-cell>
          <table:table-cell/>
        </table:table-row>
        <table:table-row table:style-name="ro1">
          <table:table-cell office:value-type="float" office:value="291.999" calcext:value-type="float">
            <text:p>291.999</text:p>
          </table:table-cell>
          <table:table-cell office:value-type="float" office:value="9.2362" calcext:value-type="float">
            <text:p>9.2362</text:p>
          </table:table-cell>
          <table:table-cell table:formula="of:=LOG([.B294]; EXP(1))" office:value-type="float" office:value="2.22313054565364" calcext:value-type="float">
            <text:p>2.223</text:p>
          </table:table-cell>
          <table:table-cell table:formula="of:=[.A294]*[.A294]" office:value-type="float" office:value="85263.416001" calcext:value-type="float">
            <text:p>85263.416</text:p>
          </table:table-cell>
          <table:table-cell table:formula="of:=[.C294]*[.C294]" office:value-type="float" office:value="4.94230942301824" calcext:value-type="float">
            <text:p>4.9423</text:p>
          </table:table-cell>
          <table:table-cell table:formula="of:=[.A294]*[.C294]" office:value-type="float" office:value="649.151896200317" calcext:value-type="float">
            <text:p>649.1519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.2236" calcext:value-type="float">
            <text:p>9.2236</text:p>
          </table:table-cell>
          <table:table-cell table:formula="of:=LOG([.B295]; EXP(1))" office:value-type="float" office:value="2.22176541689203" calcext:value-type="float">
            <text:p>2.222</text:p>
          </table:table-cell>
          <table:table-cell table:formula="of:=[.A295]*[.A295]" office:value-type="float" office:value="85849" calcext:value-type="float">
            <text:p>85849.000</text:p>
          </table:table-cell>
          <table:table-cell table:formula="of:=[.C295]*[.C295]" office:value-type="float" office:value="4.93624156769742" calcext:value-type="float">
            <text:p>4.9362</text:p>
          </table:table-cell>
          <table:table-cell table:formula="of:=[.A295]*[.C295]" office:value-type="float" office:value="650.977267149365" calcext:value-type="float">
            <text:p>650.9773</text:p>
          </table:table-cell>
          <table:table-cell/>
        </table:table-row>
        <table:table-row table:style-name="ro1">
          <table:table-cell office:value-type="float" office:value="293.999" calcext:value-type="float">
            <text:p>293.999</text:p>
          </table:table-cell>
          <table:table-cell office:value-type="float" office:value="9.2125" calcext:value-type="float">
            <text:p>9.2125</text:p>
          </table:table-cell>
          <table:table-cell table:formula="of:=LOG([.B296]; EXP(1))" office:value-type="float" office:value="2.22056125751546" calcext:value-type="float">
            <text:p>2.221</text:p>
          </table:table-cell>
          <table:table-cell table:formula="of:=[.A296]*[.A296]" office:value-type="float" office:value="86435.412001" calcext:value-type="float">
            <text:p>86435.412</text:p>
          </table:table-cell>
          <table:table-cell table:formula="of:=[.C296]*[.C296]" office:value-type="float" office:value="4.93089229837862" calcext:value-type="float">
            <text:p>4.9309</text:p>
          </table:table-cell>
          <table:table-cell table:formula="of:=[.A296]*[.C296]" office:value-type="float" office:value="652.842789148286" calcext:value-type="float">
            <text:p>652.842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.1999" calcext:value-type="float">
            <text:p>9.1999</text:p>
          </table:table-cell>
          <table:table-cell table:formula="of:=LOG([.B297]; EXP(1))" office:value-type="float" office:value="2.2191926144307" calcext:value-type="float">
            <text:p>2.219</text:p>
          </table:table-cell>
          <table:table-cell table:formula="of:=[.A297]*[.A297]" office:value-type="float" office:value="87025" calcext:value-type="float">
            <text:p>87025.000</text:p>
          </table:table-cell>
          <table:table-cell table:formula="of:=[.C297]*[.C297]" office:value-type="float" office:value="4.92481585994378" calcext:value-type="float">
            <text:p>4.9248</text:p>
          </table:table-cell>
          <table:table-cell table:formula="of:=[.A297]*[.C297]" office:value-type="float" office:value="654.661821257057" calcext:value-type="float">
            <text:p>654.6618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.1901" calcext:value-type="float">
            <text:p>9.1901</text:p>
          </table:table-cell>
          <table:table-cell table:formula="of:=LOG([.B298]; EXP(1))" office:value-type="float" office:value="2.21812681770121" calcext:value-type="float">
            <text:p>2.218</text:p>
          </table:table-cell>
          <table:table-cell table:formula="of:=[.A298]*[.A298]" office:value-type="float" office:value="87616" calcext:value-type="float">
            <text:p>87616.000</text:p>
          </table:table-cell>
          <table:table-cell table:formula="of:=[.C298]*[.C298]" office:value-type="float" office:value="4.92008657940531" calcext:value-type="float">
            <text:p>4.9201</text:p>
          </table:table-cell>
          <table:table-cell table:formula="of:=[.A298]*[.C298]" office:value-type="float" office:value="656.565538039559" calcext:value-type="float">
            <text:p>656.5655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.1771" calcext:value-type="float">
            <text:p>9.1771</text:p>
          </table:table-cell>
          <table:table-cell table:formula="of:=LOG([.B299]; EXP(1))" office:value-type="float" office:value="2.21671125058474" calcext:value-type="float">
            <text:p>2.217</text:p>
          </table:table-cell>
          <table:table-cell table:formula="of:=[.A299]*[.A299]" office:value-type="float" office:value="88209" calcext:value-type="float">
            <text:p>88209.000</text:p>
          </table:table-cell>
          <table:table-cell table:formula="of:=[.C299]*[.C299]" office:value-type="float" office:value="4.91380876846897" calcext:value-type="float">
            <text:p>4.9138</text:p>
          </table:table-cell>
          <table:table-cell table:formula="of:=[.A299]*[.C299]" office:value-type="float" office:value="658.363241423668" calcext:value-type="float">
            <text:p>658.363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.1657" calcext:value-type="float">
            <text:p>9.1657</text:p>
          </table:table-cell>
          <table:table-cell table:formula="of:=LOG([.B300]; EXP(1))" office:value-type="float" office:value="2.21546825589824" calcext:value-type="float">
            <text:p>2.215</text:p>
          </table:table-cell>
          <table:table-cell table:formula="of:=[.A300]*[.A300]" office:value-type="float" office:value="88804" calcext:value-type="float">
            <text:p>88804.000</text:p>
          </table:table-cell>
          <table:table-cell table:formula="of:=[.C300]*[.C300]" office:value-type="float" office:value="4.90829959289279" calcext:value-type="float">
            <text:p>4.9083</text:p>
          </table:table-cell>
          <table:table-cell table:formula="of:=[.A300]*[.C300]" office:value-type="float" office:value="660.209540257675" calcext:value-type="float">
            <text:p>660.2095</text:p>
          </table:table-cell>
          <table:table-cell/>
        </table:table-row>
        <table:table-row table:style-name="ro1">
          <table:table-cell office:value-type="float" office:value="298.999" calcext:value-type="float">
            <text:p>298.999</text:p>
          </table:table-cell>
          <table:table-cell office:value-type="float" office:value="9.1541" calcext:value-type="float">
            <text:p>9.1541</text:p>
          </table:table-cell>
          <table:table-cell table:formula="of:=LOG([.B301]; EXP(1))" office:value-type="float" office:value="2.21420186635793" calcext:value-type="float">
            <text:p>2.214</text:p>
          </table:table-cell>
          <table:table-cell table:formula="of:=[.A301]*[.A301]" office:value-type="float" office:value="89400.402001" calcext:value-type="float">
            <text:p>89400.402</text:p>
          </table:table-cell>
          <table:table-cell table:formula="of:=[.C301]*[.C301]" office:value-type="float" office:value="4.90268990498294" calcext:value-type="float">
            <text:p>4.9027</text:p>
          </table:table-cell>
          <table:table-cell table:formula="of:=[.A301]*[.C301]" office:value-type="float" office:value="662.044143839155" calcext:value-type="float">
            <text:p>662.0441</text:p>
          </table:table-cell>
          <table:table-cell/>
        </table:table-row>
        <table:table-row table:style-name="ro1">
          <table:table-cell office:value-type="float" office:value="299.999" calcext:value-type="float">
            <text:p>299.999</text:p>
          </table:table-cell>
          <table:table-cell office:value-type="float" office:value="9.1427" calcext:value-type="float">
            <text:p>9.1427</text:p>
          </table:table-cell>
          <table:table-cell table:formula="of:=LOG([.B302]; EXP(1))" office:value-type="float" office:value="2.21295574665665" calcext:value-type="float">
            <text:p>2.213</text:p>
          </table:table-cell>
          <table:table-cell table:formula="of:=[.A302]*[.A302]" office:value-type="float" office:value="89999.400001" calcext:value-type="float">
            <text:p>89999.400</text:p>
          </table:table-cell>
          <table:table-cell table:formula="of:=[.C302]*[.C302]" office:value-type="float" office:value="4.8971731366607" calcext:value-type="float">
            <text:p>4.8972</text:p>
          </table:table-cell>
          <table:table-cell table:formula="of:=[.A302]*[.C302]" office:value-type="float" office:value="663.884511041249" calcext:value-type="float">
            <text:p>663.8845</text:p>
          </table:table-cell>
          <table:table-cell/>
        </table:table-row>
        <table:table-row table:style-name="ro1">
          <table:table-cell office:value-type="float" office:value="300.999" calcext:value-type="float">
            <text:p>300.999</text:p>
          </table:table-cell>
          <table:table-cell office:value-type="float" office:value="9.1308" calcext:value-type="float">
            <text:p>9.1308</text:p>
          </table:table-cell>
          <table:table-cell table:formula="of:=LOG([.B303]; EXP(1))" office:value-type="float" office:value="2.21165331398834" calcext:value-type="float">
            <text:p>2.212</text:p>
          </table:table-cell>
          <table:table-cell table:formula="of:=[.A303]*[.A303]" office:value-type="float" office:value="90600.398001" calcext:value-type="float">
            <text:p>90600.398</text:p>
          </table:table-cell>
          <table:table-cell table:formula="of:=[.C303]*[.C303]" office:value-type="float" office:value="4.89141038127561" calcext:value-type="float">
            <text:p>4.8914</text:p>
          </table:table-cell>
          <table:table-cell table:formula="of:=[.A303]*[.C303]" office:value-type="float" office:value="665.705435857177" calcext:value-type="float">
            <text:p>665.705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.1182" calcext:value-type="float">
            <text:p>9.1182</text:p>
          </table:table-cell>
          <table:table-cell table:formula="of:=LOG([.B304]; EXP(1))" office:value-type="float" office:value="2.21027241618548" calcext:value-type="float">
            <text:p>2.210</text:p>
          </table:table-cell>
          <table:table-cell table:formula="of:=[.A304]*[.A304]" office:value-type="float" office:value="91204" calcext:value-type="float">
            <text:p>91204.000</text:p>
          </table:table-cell>
          <table:table-cell table:formula="of:=[.C304]*[.C304]" office:value-type="float" office:value="4.88530415375039" calcext:value-type="float">
            <text:p>4.8853</text:p>
          </table:table-cell>
          <table:table-cell table:formula="of:=[.A304]*[.C304]" office:value-type="float" office:value="667.502269688014" calcext:value-type="float">
            <text:p>667.502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.1073" calcext:value-type="float">
            <text:p>9.1073</text:p>
          </table:table-cell>
          <table:table-cell table:formula="of:=LOG([.B305]; EXP(1))" office:value-type="float" office:value="2.20907628973632" calcext:value-type="float">
            <text:p>2.209</text:p>
          </table:table-cell>
          <table:table-cell table:formula="of:=[.A305]*[.A305]" office:value-type="float" office:value="91809" calcext:value-type="float">
            <text:p>91809.000</text:p>
          </table:table-cell>
          <table:table-cell table:formula="of:=[.C305]*[.C305]" office:value-type="float" office:value="4.88001805387518" calcext:value-type="float">
            <text:p>4.8800</text:p>
          </table:table-cell>
          <table:table-cell table:formula="of:=[.A305]*[.C305]" office:value-type="float" office:value="669.350115790105" calcext:value-type="float">
            <text:p>669.3501</text:p>
          </table:table-cell>
          <table:table-cell/>
        </table:table-row>
        <table:table-row table:style-name="ro1">
          <table:table-cell office:value-type="float" office:value="303.999" calcext:value-type="float">
            <text:p>303.999</text:p>
          </table:table-cell>
          <table:table-cell office:value-type="float" office:value="9.0968" calcext:value-type="float">
            <text:p>9.0968</text:p>
          </table:table-cell>
          <table:table-cell table:formula="of:=LOG([.B306]; EXP(1))" office:value-type="float" office:value="2.20792270332838" calcext:value-type="float">
            <text:p>2.208</text:p>
          </table:table-cell>
          <table:table-cell table:formula="of:=[.A306]*[.A306]" office:value-type="float" office:value="92415.392001" calcext:value-type="float">
            <text:p>92415.392</text:p>
          </table:table-cell>
          <table:table-cell table:formula="of:=[.C306]*[.C306]" office:value-type="float" office:value="4.87492266387288" calcext:value-type="float">
            <text:p>4.8749</text:p>
          </table:table-cell>
          <table:table-cell table:formula="of:=[.A306]*[.C306]" office:value-type="float" office:value="671.206293889123" calcext:value-type="float">
            <text:p>671.206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.0845" calcext:value-type="float">
            <text:p>9.0845</text:p>
          </table:table-cell>
          <table:table-cell table:formula="of:=LOG([.B307]; EXP(1))" office:value-type="float" office:value="2.20656966456036" calcext:value-type="float">
            <text:p>2.207</text:p>
          </table:table-cell>
          <table:table-cell table:formula="of:=[.A307]*[.A307]" office:value-type="float" office:value="93025" calcext:value-type="float">
            <text:p>93025.000</text:p>
          </table:table-cell>
          <table:table-cell table:formula="of:=[.C307]*[.C307]" office:value-type="float" office:value="4.86894968455801" calcext:value-type="float">
            <text:p>4.8689</text:p>
          </table:table-cell>
          <table:table-cell table:formula="of:=[.A307]*[.C307]" office:value-type="float" office:value="673.003747690909" calcext:value-type="float">
            <text:p>673.0037</text:p>
          </table:table-cell>
          <table:table-cell/>
        </table:table-row>
        <table:table-row table:style-name="ro1">
          <table:table-cell office:value-type="float" office:value="305.999" calcext:value-type="float">
            <text:p>305.999</text:p>
          </table:table-cell>
          <table:table-cell office:value-type="float" office:value="9.0717" calcext:value-type="float">
            <text:p>9.0717</text:p>
          </table:table-cell>
          <table:table-cell table:formula="of:=LOG([.B308]; EXP(1))" office:value-type="float" office:value="2.20515967765554" calcext:value-type="float">
            <text:p>2.205</text:p>
          </table:table-cell>
          <table:table-cell table:formula="of:=[.A308]*[.A308]" office:value-type="float" office:value="93635.388001" calcext:value-type="float">
            <text:p>93635.388</text:p>
          </table:table-cell>
          <table:table-cell table:formula="of:=[.C308]*[.C308]" office:value-type="float" office:value="4.8627292039579" calcext:value-type="float">
            <text:p>4.8627</text:p>
          </table:table-cell>
          <table:table-cell table:formula="of:=[.A308]*[.C308]" office:value-type="float" office:value="674.776656202919" calcext:value-type="float">
            <text:p>674.7767</text:p>
          </table:table-cell>
          <table:table-cell/>
        </table:table-row>
        <table:table-row table:style-name="ro1">
          <table:table-cell office:value-type="float" office:value="306.999" calcext:value-type="float">
            <text:p>306.999</text:p>
          </table:table-cell>
          <table:table-cell office:value-type="float" office:value="9.061" calcext:value-type="float">
            <text:p>9.061</text:p>
          </table:table-cell>
          <table:table-cell table:formula="of:=LOG([.B309]; EXP(1))" office:value-type="float" office:value="2.20397948923992" calcext:value-type="float">
            <text:p>2.204</text:p>
          </table:table-cell>
          <table:table-cell table:formula="of:=[.A309]*[.A309]" office:value-type="float" office:value="94248.386001" calcext:value-type="float">
            <text:p>94248.386</text:p>
          </table:table-cell>
          <table:table-cell table:formula="of:=[.C309]*[.C309]" office:value-type="float" office:value="4.85752558899027" calcext:value-type="float">
            <text:p>4.8575</text:p>
          </table:table-cell>
          <table:table-cell table:formula="of:=[.A309]*[.C309]" office:value-type="float" office:value="676.619499217167" calcext:value-type="float">
            <text:p>676.6195</text:p>
          </table:table-cell>
          <table:table-cell/>
        </table:table-row>
        <table:table-row table:style-name="ro1">
          <table:table-cell office:value-type="float" office:value="307.999" calcext:value-type="float">
            <text:p>307.999</text:p>
          </table:table-cell>
          <table:table-cell office:value-type="float" office:value="9.0501" calcext:value-type="float">
            <text:p>9.0501</text:p>
          </table:table-cell>
          <table:table-cell table:formula="of:=LOG([.B310]; EXP(1))" office:value-type="float" office:value="2.20277580737454" calcext:value-type="float">
            <text:p>2.203</text:p>
          </table:table-cell>
          <table:table-cell table:formula="of:=[.A310]*[.A310]" office:value-type="float" office:value="94863.384001" calcext:value-type="float">
            <text:p>94863.384</text:p>
          </table:table-cell>
          <table:table-cell table:formula="of:=[.C310]*[.C310]" office:value-type="float" office:value="4.85222125755457" calcext:value-type="float">
            <text:p>4.8522</text:p>
          </table:table-cell>
          <table:table-cell table:formula="of:=[.A310]*[.C310]" office:value-type="float" office:value="678.452745895552" calcext:value-type="float">
            <text:p>678.4527</text:p>
          </table:table-cell>
          <table:table-cell/>
        </table:table-row>
        <table:table-row table:style-name="ro1">
          <table:table-cell office:value-type="float" office:value="308.999" calcext:value-type="float">
            <text:p>308.999</text:p>
          </table:table-cell>
          <table:table-cell office:value-type="float" office:value="9.0388" calcext:value-type="float">
            <text:p>9.0388</text:p>
          </table:table-cell>
          <table:table-cell table:formula="of:=LOG([.B311]; EXP(1))" office:value-type="float" office:value="2.20152642223007" calcext:value-type="float">
            <text:p>2.202</text:p>
          </table:table-cell>
          <table:table-cell table:formula="of:=[.A311]*[.A311]" office:value-type="float" office:value="95480.382001" calcext:value-type="float">
            <text:p>95480.382</text:p>
          </table:table-cell>
          <table:table-cell table:formula="of:=[.C311]*[.C311]" office:value-type="float" office:value="4.84671858777715" calcext:value-type="float">
            <text:p>4.8467</text:p>
          </table:table-cell>
          <table:table-cell table:formula="of:=[.A311]*[.C311]" office:value-type="float" office:value="680.269462942671" calcext:value-type="float">
            <text:p>680.2695</text:p>
          </table:table-cell>
          <table:table-cell/>
        </table:table-row>
        <table:table-row table:style-name="ro1">
          <table:table-cell office:value-type="float" office:value="309.999" calcext:value-type="float">
            <text:p>309.999</text:p>
          </table:table-cell>
          <table:table-cell office:value-type="float" office:value="9.0269" calcext:value-type="float">
            <text:p>9.0269</text:p>
          </table:table-cell>
          <table:table-cell table:formula="of:=LOG([.B312]; EXP(1))" office:value-type="float" office:value="2.20020900837718" calcext:value-type="float">
            <text:p>2.200</text:p>
          </table:table-cell>
          <table:table-cell table:formula="of:=[.A312]*[.A312]" office:value-type="float" office:value="96099.380001" calcext:value-type="float">
            <text:p>96099.380</text:p>
          </table:table-cell>
          <table:table-cell table:formula="of:=[.C312]*[.C312]" office:value-type="float" office:value="4.84091968054409" calcext:value-type="float">
            <text:p>4.8409</text:p>
          </table:table-cell>
          <table:table-cell table:formula="of:=[.A312]*[.C312]" office:value-type="float" office:value="682.062592387917" calcext:value-type="float">
            <text:p>682.062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.0157" calcext:value-type="float">
            <text:p>9.0157</text:p>
          </table:table-cell>
          <table:table-cell table:formula="of:=LOG([.B313]; EXP(1))" office:value-type="float" office:value="2.19896750200464" calcext:value-type="float">
            <text:p>2.199</text:p>
          </table:table-cell>
          <table:table-cell table:formula="of:=[.A313]*[.A313]" office:value-type="float" office:value="96721" calcext:value-type="float">
            <text:p>96721.000</text:p>
          </table:table-cell>
          <table:table-cell table:formula="of:=[.C313]*[.C313]" office:value-type="float" office:value="4.83545807487253" calcext:value-type="float">
            <text:p>4.8355</text:p>
          </table:table-cell>
          <table:table-cell table:formula="of:=[.A313]*[.C313]" office:value-type="float" office:value="683.878893123443" calcext:value-type="float">
            <text:p>683.8789</text:p>
          </table:table-cell>
          <table:table-cell/>
        </table:table-row>
        <table:table-row table:style-name="ro1">
          <table:table-cell office:value-type="float" office:value="311.999" calcext:value-type="float">
            <text:p>311.999</text:p>
          </table:table-cell>
          <table:table-cell office:value-type="float" office:value="9.0042" calcext:value-type="float">
            <text:p>9.0042</text:p>
          </table:table-cell>
          <table:table-cell table:formula="of:=LOG([.B314]; EXP(1))" office:value-type="float" office:value="2.19769113514786" calcext:value-type="float">
            <text:p>2.198</text:p>
          </table:table-cell>
          <table:table-cell table:formula="of:=[.A314]*[.A314]" office:value-type="float" office:value="97343.376001" calcext:value-type="float">
            <text:p>97343.376</text:p>
          </table:table-cell>
          <table:table-cell table:formula="of:=[.C314]*[.C314]" office:value-type="float" office:value="4.8298463255075" calcext:value-type="float">
            <text:p>4.8298</text:p>
          </table:table-cell>
          <table:table-cell table:formula="of:=[.A314]*[.C314]" office:value-type="float" office:value="685.677436474998" calcext:value-type="float">
            <text:p>685.677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9937" calcext:value-type="float">
            <text:p>8.9937</text:p>
          </table:table-cell>
          <table:table-cell table:formula="of:=LOG([.B315]; EXP(1))" office:value-type="float" office:value="2.19652433222183" calcext:value-type="float">
            <text:p>2.197</text:p>
          </table:table-cell>
          <table:table-cell table:formula="of:=[.A315]*[.A315]" office:value-type="float" office:value="97969" calcext:value-type="float">
            <text:p>97969.000</text:p>
          </table:table-cell>
          <table:table-cell table:formula="of:=[.C315]*[.C315]" office:value-type="float" office:value="4.82471914204254" calcext:value-type="float">
            <text:p>4.8247</text:p>
          </table:table-cell>
          <table:table-cell table:formula="of:=[.A315]*[.C315]" office:value-type="float" office:value="687.512115985432" calcext:value-type="float">
            <text:p>687.512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9837" calcext:value-type="float">
            <text:p>8.9837</text:p>
          </table:table-cell>
          <table:table-cell table:formula="of:=LOG([.B316]; EXP(1))" office:value-type="float" office:value="2.19541182418046" calcext:value-type="float">
            <text:p>2.195</text:p>
          </table:table-cell>
          <table:table-cell table:formula="of:=[.A316]*[.A316]" office:value-type="float" office:value="98596" calcext:value-type="float">
            <text:p>98596.000</text:p>
          </table:table-cell>
          <table:table-cell table:formula="of:=[.C316]*[.C316]" office:value-type="float" office:value="4.81983307775139" calcext:value-type="float">
            <text:p>4.8198</text:p>
          </table:table-cell>
          <table:table-cell table:formula="of:=[.A316]*[.C316]" office:value-type="float" office:value="689.359312792666" calcext:value-type="float">
            <text:p>689.3593</text:p>
          </table:table-cell>
          <table:table-cell/>
        </table:table-row>
        <table:table-row table:style-name="ro1">
          <table:table-cell office:value-type="float" office:value="314.999" calcext:value-type="float">
            <text:p>314.999</text:p>
          </table:table-cell>
          <table:table-cell office:value-type="float" office:value="8.9714" calcext:value-type="float">
            <text:p>8.9714</text:p>
          </table:table-cell>
          <table:table-cell table:formula="of:=LOG([.B317]; EXP(1))" office:value-type="float" office:value="2.19404173970039" calcext:value-type="float">
            <text:p>2.194</text:p>
          </table:table-cell>
          <table:table-cell table:formula="of:=[.A317]*[.A317]" office:value-type="float" office:value="99224.370001" calcext:value-type="float">
            <text:p>99224.370</text:p>
          </table:table-cell>
          <table:table-cell table:formula="of:=[.C317]*[.C317]" office:value-type="float" office:value="4.81381915554753" calcext:value-type="float">
            <text:p>4.8138</text:p>
          </table:table-cell>
          <table:table-cell table:formula="of:=[.A317]*[.C317]" office:value-type="float" office:value="691.120953963884" calcext:value-type="float">
            <text:p>691.121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9583" calcext:value-type="float">
            <text:p>8.9583</text:p>
          </table:table-cell>
          <table:table-cell table:formula="of:=LOG([.B318]; EXP(1))" office:value-type="float" office:value="2.19258047684256" calcext:value-type="float">
            <text:p>2.193</text:p>
          </table:table-cell>
          <table:table-cell table:formula="of:=[.A318]*[.A318]" office:value-type="float" office:value="99856" calcext:value-type="float">
            <text:p>99856.000</text:p>
          </table:table-cell>
          <table:table-cell table:formula="of:=[.C318]*[.C318]" office:value-type="float" office:value="4.80740914743116" calcext:value-type="float">
            <text:p>4.8074</text:p>
          </table:table-cell>
          <table:table-cell table:formula="of:=[.A318]*[.C318]" office:value-type="float" office:value="692.85543068225" calcext:value-type="float">
            <text:p>692.8554</text:p>
          </table:table-cell>
          <table:table-cell/>
        </table:table-row>
        <table:table-row table:style-name="ro1">
          <table:table-cell office:value-type="float" office:value="316.999" calcext:value-type="float">
            <text:p>316.999</text:p>
          </table:table-cell>
          <table:table-cell office:value-type="float" office:value="8.9483" calcext:value-type="float">
            <text:p>8.9483</text:p>
          </table:table-cell>
          <table:table-cell table:formula="of:=LOG([.B319]; EXP(1))" office:value-type="float" office:value="2.19146357011101" calcext:value-type="float">
            <text:p>2.191</text:p>
          </table:table-cell>
          <table:table-cell table:formula="of:=[.A319]*[.A319]" office:value-type="float" office:value="100488.366001" calcext:value-type="float">
            <text:p>100488.366</text:p>
          </table:table-cell>
          <table:table-cell table:formula="of:=[.C319]*[.C319]" office:value-type="float" office:value="4.80251257912371" calcext:value-type="float">
            <text:p>4.8025</text:p>
          </table:table-cell>
          <table:table-cell table:formula="of:=[.A319]*[.C319]" office:value-type="float" office:value="694.691760261621" calcext:value-type="float">
            <text:p>694.6918</text:p>
          </table:table-cell>
          <table:table-cell/>
        </table:table-row>
        <table:table-row table:style-name="ro1">
          <table:table-cell office:value-type="float" office:value="317.999" calcext:value-type="float">
            <text:p>317.999</text:p>
          </table:table-cell>
          <table:table-cell office:value-type="float" office:value="8.9377" calcext:value-type="float">
            <text:p>8.9377</text:p>
          </table:table-cell>
          <table:table-cell table:formula="of:=LOG([.B320]; EXP(1))" office:value-type="float" office:value="2.19027828539213" calcext:value-type="float">
            <text:p>2.190</text:p>
          </table:table-cell>
          <table:table-cell table:formula="of:=[.A320]*[.A320]" office:value-type="float" office:value="101123.364001" calcext:value-type="float">
            <text:p>101123.364</text:p>
          </table:table-cell>
          <table:table-cell table:formula="of:=[.C320]*[.C320]" office:value-type="float" office:value="4.79731896746028" calcext:value-type="float">
            <text:p>4.7973</text:p>
          </table:table-cell>
          <table:table-cell table:formula="of:=[.A320]*[.C320]" office:value-type="float" office:value="696.506304476412" calcext:value-type="float">
            <text:p>696.5063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9254" calcext:value-type="float">
            <text:p>8.9254</text:p>
          </table:table-cell>
          <table:table-cell table:formula="of:=LOG([.B321]; EXP(1))" office:value-type="float" office:value="2.18890114458858" calcext:value-type="float">
            <text:p>2.189</text:p>
          </table:table-cell>
          <table:table-cell table:formula="of:=[.A321]*[.A321]" office:value-type="float" office:value="101761" calcext:value-type="float">
            <text:p>101761.000</text:p>
          </table:table-cell>
          <table:table-cell table:formula="of:=[.C321]*[.C321]" office:value-type="float" office:value="4.7912882207812" calcext:value-type="float">
            <text:p>4.7913</text:p>
          </table:table-cell>
          <table:table-cell table:formula="of:=[.A321]*[.C321]" office:value-type="float" office:value="698.259465123757" calcext:value-type="float">
            <text:p>698.259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914" calcext:value-type="float">
            <text:p>8.914</text:p>
          </table:table-cell>
          <table:table-cell table:formula="of:=LOG([.B322]; EXP(1))" office:value-type="float" office:value="2.18762307452436" calcext:value-type="float">
            <text:p>2.188</text:p>
          </table:table-cell>
          <table:table-cell table:formula="of:=[.A322]*[.A322]" office:value-type="float" office:value="102400" calcext:value-type="float">
            <text:p>102400.000</text:p>
          </table:table-cell>
          <table:table-cell table:formula="of:=[.C322]*[.C322]" office:value-type="float" office:value="4.78569471619143" calcext:value-type="float">
            <text:p>4.7857</text:p>
          </table:table-cell>
          <table:table-cell table:formula="of:=[.A322]*[.C322]" office:value-type="float" office:value="700.039383847796" calcext:value-type="float">
            <text:p>700.0394</text:p>
          </table:table-cell>
          <table:table-cell/>
        </table:table-row>
        <table:table-row table:style-name="ro1">
          <table:table-cell office:value-type="float" office:value="320.999" calcext:value-type="float">
            <text:p>320.999</text:p>
          </table:table-cell>
          <table:table-cell office:value-type="float" office:value="8.9033" calcext:value-type="float">
            <text:p>8.9033</text:p>
          </table:table-cell>
          <table:table-cell table:formula="of:=LOG([.B323]; EXP(1))" office:value-type="float" office:value="2.18642199453061" calcext:value-type="float">
            <text:p>2.186</text:p>
          </table:table-cell>
          <table:table-cell table:formula="of:=[.A323]*[.A323]" office:value-type="float" office:value="103040.358001" calcext:value-type="float">
            <text:p>103040.358</text:p>
          </table:table-cell>
          <table:table-cell table:formula="of:=[.C323]*[.C323]" office:value-type="float" office:value="4.78044113816723" calcext:value-type="float">
            <text:p>4.7804</text:p>
          </table:table-cell>
          <table:table-cell table:formula="of:=[.A323]*[.C323]" office:value-type="float" office:value="701.839273822333" calcext:value-type="float">
            <text:p>701.8393</text:p>
          </table:table-cell>
          <table:table-cell/>
        </table:table-row>
        <table:table-row table:style-name="ro1">
          <table:table-cell office:value-type="float" office:value="321.999" calcext:value-type="float">
            <text:p>321.999</text:p>
          </table:table-cell>
          <table:table-cell office:value-type="float" office:value="8.8925" calcext:value-type="float">
            <text:p>8.8925</text:p>
          </table:table-cell>
          <table:table-cell table:formula="of:=LOG([.B324]; EXP(1))" office:value-type="float" office:value="2.18520822484047" calcext:value-type="float">
            <text:p>2.185</text:p>
          </table:table-cell>
          <table:table-cell table:formula="of:=[.A324]*[.A324]" office:value-type="float" office:value="103683.356001" calcext:value-type="float">
            <text:p>103683.356</text:p>
          </table:table-cell>
          <table:table-cell table:formula="of:=[.C324]*[.C324]" office:value-type="float" office:value="4.77513498591045" calcext:value-type="float">
            <text:p>4.7751</text:p>
          </table:table-cell>
          <table:table-cell table:formula="of:=[.A324]*[.C324]" office:value-type="float" office:value="703.634863190408" calcext:value-type="float">
            <text:p>703.6349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8803" calcext:value-type="float">
            <text:p>8.8803</text:p>
          </table:table-cell>
          <table:table-cell table:formula="of:=LOG([.B325]; EXP(1))" office:value-type="float" office:value="2.1838353402172" calcext:value-type="float">
            <text:p>2.184</text:p>
          </table:table-cell>
          <table:table-cell table:formula="of:=[.A325]*[.A325]" office:value-type="float" office:value="104329" calcext:value-type="float">
            <text:p>104329.000</text:p>
          </table:table-cell>
          <table:table-cell table:formula="of:=[.C325]*[.C325]" office:value-type="float" office:value="4.76913679318159" calcext:value-type="float">
            <text:p>4.7691</text:p>
          </table:table-cell>
          <table:table-cell table:formula="of:=[.A325]*[.C325]" office:value-type="float" office:value="705.378814890157" calcext:value-type="float">
            <text:p>705.378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8693" calcext:value-type="float">
            <text:p>8.8693</text:p>
          </table:table-cell>
          <table:table-cell table:formula="of:=LOG([.B326]; EXP(1))" office:value-type="float" office:value="2.18259587550721" calcext:value-type="float">
            <text:p>2.183</text:p>
          </table:table-cell>
          <table:table-cell table:formula="of:=[.A326]*[.A326]" office:value-type="float" office:value="104976" calcext:value-type="float">
            <text:p>104976.000</text:p>
          </table:table-cell>
          <table:table-cell table:formula="of:=[.C326]*[.C326]" office:value-type="float" office:value="4.76372475578108" calcext:value-type="float">
            <text:p>4.7637</text:p>
          </table:table-cell>
          <table:table-cell table:formula="of:=[.A326]*[.C326]" office:value-type="float" office:value="707.161063664336" calcext:value-type="float">
            <text:p>707.1611</text:p>
          </table:table-cell>
          <table:table-cell/>
        </table:table-row>
        <table:table-row table:style-name="ro1">
          <table:table-cell office:value-type="float" office:value="324.999" calcext:value-type="float">
            <text:p>324.999</text:p>
          </table:table-cell>
          <table:table-cell office:value-type="float" office:value="8.8585" calcext:value-type="float">
            <text:p>8.8585</text:p>
          </table:table-cell>
          <table:table-cell table:formula="of:=LOG([.B327]; EXP(1))" office:value-type="float" office:value="2.18137745005835" calcext:value-type="float">
            <text:p>2.181</text:p>
          </table:table-cell>
          <table:table-cell table:formula="of:=[.A327]*[.A327]" office:value-type="float" office:value="105624.350001" calcext:value-type="float">
            <text:p>105624.350</text:p>
          </table:table-cell>
          <table:table-cell table:formula="of:=[.C327]*[.C327]" office:value-type="float" office:value="4.75840757962309" calcext:value-type="float">
            <text:p>4.7584</text:p>
          </table:table-cell>
          <table:table-cell table:formula="of:=[.A327]*[.C327]" office:value-type="float" office:value="708.945489891515" calcext:value-type="float">
            <text:p>708.9455</text:p>
          </table:table-cell>
          <table:table-cell/>
        </table:table-row>
        <table:table-row table:style-name="ro1">
          <table:table-cell office:value-type="float" office:value="325.999" calcext:value-type="float">
            <text:p>325.999</text:p>
          </table:table-cell>
          <table:table-cell office:value-type="float" office:value="8.8475" calcext:value-type="float">
            <text:p>8.8475</text:p>
          </table:table-cell>
          <table:table-cell table:formula="of:=LOG([.B328]; EXP(1))" office:value-type="float" office:value="2.18013493323748" calcext:value-type="float">
            <text:p>2.180</text:p>
          </table:table-cell>
          <table:table-cell table:formula="of:=[.A328]*[.A328]" office:value-type="float" office:value="106275.348001" calcext:value-type="float">
            <text:p>106275.348</text:p>
          </table:table-cell>
          <table:table-cell table:formula="of:=[.C328]*[.C328]" office:value-type="float" office:value="4.7529883271224" calcext:value-type="float">
            <text:p>4.7530</text:p>
          </table:table-cell>
          <table:table-cell table:formula="of:=[.A328]*[.C328]" office:value-type="float" office:value="710.721808100486" calcext:value-type="float">
            <text:p>710.721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836" calcext:value-type="float">
            <text:p>8.836</text:p>
          </table:table-cell>
          <table:table-cell table:formula="of:=LOG([.B329]; EXP(1))" office:value-type="float" office:value="2.17883428555787" calcext:value-type="float">
            <text:p>2.179</text:p>
          </table:table-cell>
          <table:table-cell table:formula="of:=[.A329]*[.A329]" office:value-type="float" office:value="106929" calcext:value-type="float">
            <text:p>106929.000</text:p>
          </table:table-cell>
          <table:table-cell table:formula="of:=[.C329]*[.C329]" office:value-type="float" office:value="4.74731884392248" calcext:value-type="float">
            <text:p>4.7473</text:p>
          </table:table-cell>
          <table:table-cell table:formula="of:=[.A329]*[.C329]" office:value-type="float" office:value="712.478811377424" calcext:value-type="float">
            <text:p>712.4788</text:p>
          </table:table-cell>
          <table:table-cell/>
        </table:table-row>
        <table:table-row table:style-name="ro1">
          <table:table-cell office:value-type="float" office:value="327.999" calcext:value-type="float">
            <text:p>327.999</text:p>
          </table:table-cell>
          <table:table-cell office:value-type="float" office:value="8.8258" calcext:value-type="float">
            <text:p>8.8258</text:p>
          </table:table-cell>
          <table:table-cell table:formula="of:=LOG([.B330]; EXP(1))" office:value-type="float" office:value="2.17767925026883" calcext:value-type="float">
            <text:p>2.178</text:p>
          </table:table-cell>
          <table:table-cell table:formula="of:=[.A330]*[.A330]" office:value-type="float" office:value="107583.344001" calcext:value-type="float">
            <text:p>107583.344</text:p>
          </table:table-cell>
          <table:table-cell table:formula="of:=[.C330]*[.C330]" office:value-type="float" office:value="4.74228691705141" calcext:value-type="float">
            <text:p>4.7423</text:p>
          </table:table-cell>
          <table:table-cell table:formula="of:=[.A330]*[.C330]" office:value-type="float" office:value="714.276616408926" calcext:value-type="float">
            <text:p>714.276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8135" calcext:value-type="float">
            <text:p>8.8135</text:p>
          </table:table-cell>
          <table:table-cell table:formula="of:=LOG([.B331]; EXP(1))" office:value-type="float" office:value="2.17628463687787" calcext:value-type="float">
            <text:p>2.176</text:p>
          </table:table-cell>
          <table:table-cell table:formula="of:=[.A331]*[.A331]" office:value-type="float" office:value="108241" calcext:value-type="float">
            <text:p>108241.000</text:p>
          </table:table-cell>
          <table:table-cell table:formula="of:=[.C331]*[.C331]" office:value-type="float" office:value="4.73621482071065" calcext:value-type="float">
            <text:p>4.7362</text:p>
          </table:table-cell>
          <table:table-cell table:formula="of:=[.A331]*[.C331]" office:value-type="float" office:value="715.99764553282" calcext:value-type="float">
            <text:p>715.9976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803" calcext:value-type="float">
            <text:p>8.803</text:p>
          </table:table-cell>
          <table:table-cell table:formula="of:=LOG([.B332]; EXP(1))" office:value-type="float" office:value="2.17509257247877" calcext:value-type="float">
            <text:p>2.175</text:p>
          </table:table-cell>
          <table:table-cell table:formula="of:=[.A332]*[.A332]" office:value-type="float" office:value="108900" calcext:value-type="float">
            <text:p>108900.000</text:p>
          </table:table-cell>
          <table:table-cell table:formula="of:=[.C332]*[.C332]" office:value-type="float" office:value="4.73102769885231" calcext:value-type="float">
            <text:p>4.7310</text:p>
          </table:table-cell>
          <table:table-cell table:formula="of:=[.A332]*[.C332]" office:value-type="float" office:value="717.780548917994" calcext:value-type="float">
            <text:p>717.7805</text:p>
          </table:table-cell>
          <table:table-cell/>
        </table:table-row>
        <table:table-row table:style-name="ro1">
          <table:table-cell office:value-type="float" office:value="330.999" calcext:value-type="float">
            <text:p>330.999</text:p>
          </table:table-cell>
          <table:table-cell office:value-type="float" office:value="8.7917" calcext:value-type="float">
            <text:p>8.7917</text:p>
          </table:table-cell>
          <table:table-cell table:formula="of:=LOG([.B333]; EXP(1))" office:value-type="float" office:value="2.17380809459013" calcext:value-type="float">
            <text:p>2.174</text:p>
          </table:table-cell>
          <table:table-cell table:formula="of:=[.A333]*[.A333]" office:value-type="float" office:value="109560.338001" calcext:value-type="float">
            <text:p>109560.338</text:p>
          </table:table-cell>
          <table:table-cell table:formula="of:=[.C333]*[.C333]" office:value-type="float" office:value="4.72544163210556" calcext:value-type="float">
            <text:p>4.7254</text:p>
          </table:table-cell>
          <table:table-cell table:formula="of:=[.A333]*[.C333]" office:value-type="float" office:value="719.528305501238" calcext:value-type="float">
            <text:p>719.5283</text:p>
          </table:table-cell>
          <table:table-cell/>
        </table:table-row>
        <table:table-row table:style-name="ro1">
          <table:table-cell office:value-type="float" office:value="331.999" calcext:value-type="float">
            <text:p>331.999</text:p>
          </table:table-cell>
          <table:table-cell office:value-type="float" office:value="8.7817" calcext:value-type="float">
            <text:p>8.7817</text:p>
          </table:table-cell>
          <table:table-cell table:formula="of:=LOG([.B334]; EXP(1))" office:value-type="float" office:value="2.17267001077261" calcext:value-type="float">
            <text:p>2.173</text:p>
          </table:table-cell>
          <table:table-cell table:formula="of:=[.A334]*[.A334]" office:value-type="float" office:value="110223.336001" calcext:value-type="float">
            <text:p>110223.336</text:p>
          </table:table-cell>
          <table:table-cell table:formula="of:=[.C334]*[.C334]" office:value-type="float" office:value="4.72049497571066" calcext:value-type="float">
            <text:p>4.7205</text:p>
          </table:table-cell>
          <table:table-cell table:formula="of:=[.A334]*[.C334]" office:value-type="float" office:value="721.324270906497" calcext:value-type="float">
            <text:p>721.324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7705" calcext:value-type="float">
            <text:p>8.7705</text:p>
          </table:table-cell>
          <table:table-cell table:formula="of:=LOG([.B335]; EXP(1))" office:value-type="float" office:value="2.1713938173017" calcext:value-type="float">
            <text:p>2.171</text:p>
          </table:table-cell>
          <table:table-cell table:formula="of:=[.A335]*[.A335]" office:value-type="float" office:value="110889" calcext:value-type="float">
            <text:p>110889.000</text:p>
          </table:table-cell>
          <table:table-cell table:formula="of:=[.C335]*[.C335]" office:value-type="float" office:value="4.71495110981604" calcext:value-type="float">
            <text:p>4.7150</text:p>
          </table:table-cell>
          <table:table-cell table:formula="of:=[.A335]*[.C335]" office:value-type="float" office:value="723.074141161466" calcext:value-type="float">
            <text:p>723.0741</text:p>
          </table:table-cell>
          <table:table-cell/>
        </table:table-row>
        <table:table-row table:style-name="ro1">
          <table:table-cell office:value-type="float" office:value="333.999" calcext:value-type="float">
            <text:p>333.999</text:p>
          </table:table-cell>
          <table:table-cell office:value-type="float" office:value="8.7591" calcext:value-type="float">
            <text:p>8.7591</text:p>
          </table:table-cell>
          <table:table-cell table:formula="of:=LOG([.B336]; EXP(1))" office:value-type="float" office:value="2.17009315994419" calcext:value-type="float">
            <text:p>2.170</text:p>
          </table:table-cell>
          <table:table-cell table:formula="of:=[.A336]*[.A336]" office:value-type="float" office:value="111555.332001" calcext:value-type="float">
            <text:p>111555.332</text:p>
          </table:table-cell>
          <table:table-cell table:formula="of:=[.C336]*[.C336]" office:value-type="float" office:value="4.70930432283654" calcext:value-type="float">
            <text:p>4.7093</text:p>
          </table:table-cell>
          <table:table-cell table:formula="of:=[.A336]*[.C336]" office:value-type="float" office:value="724.808945328198" calcext:value-type="float">
            <text:p>724.8089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7476" calcext:value-type="float">
            <text:p>8.7476</text:p>
          </table:table-cell>
          <table:table-cell table:formula="of:=LOG([.B337]; EXP(1))" office:value-type="float" office:value="2.16877937703203" calcext:value-type="float">
            <text:p>2.169</text:p>
          </table:table-cell>
          <table:table-cell table:formula="of:=[.A337]*[.A337]" office:value-type="float" office:value="112225" calcext:value-type="float">
            <text:p>112225.000</text:p>
          </table:table-cell>
          <table:table-cell table:formula="of:=[.C337]*[.C337]" office:value-type="float" office:value="4.70360398623945" calcext:value-type="float">
            <text:p>4.7036</text:p>
          </table:table-cell>
          <table:table-cell table:formula="of:=[.A337]*[.C337]" office:value-type="float" office:value="726.54109130573" calcext:value-type="float">
            <text:p>726.5411</text:p>
          </table:table-cell>
          <table:table-cell/>
        </table:table-row>
        <table:table-row table:style-name="ro1">
          <table:table-cell office:value-type="float" office:value="335.999" calcext:value-type="float">
            <text:p>335.999</text:p>
          </table:table-cell>
          <table:table-cell office:value-type="float" office:value="8.7372" calcext:value-type="float">
            <text:p>8.7372</text:p>
          </table:table-cell>
          <table:table-cell table:formula="of:=LOG([.B338]; EXP(1))" office:value-type="float" office:value="2.16758977220653" calcext:value-type="float">
            <text:p>2.168</text:p>
          </table:table-cell>
          <table:table-cell table:formula="of:=[.A338]*[.A338]" office:value-type="float" office:value="112895.328001" calcext:value-type="float">
            <text:p>112895.328</text:p>
          </table:table-cell>
          <table:table-cell table:formula="of:=[.C338]*[.C338]" office:value-type="float" office:value="4.69844542057435" calcext:value-type="float">
            <text:p>4.6984</text:p>
          </table:table-cell>
          <table:table-cell table:formula="of:=[.A338]*[.C338]" office:value-type="float" office:value="728.307995871621" calcext:value-type="float">
            <text:p>728.30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7264" calcext:value-type="float">
            <text:p>8.7264</text:p>
          </table:table-cell>
          <table:table-cell table:formula="of:=LOG([.B339]; EXP(1))" office:value-type="float" office:value="2.16635291366913" calcext:value-type="float">
            <text:p>2.166</text:p>
          </table:table-cell>
          <table:table-cell table:formula="of:=[.A339]*[.A339]" office:value-type="float" office:value="113569" calcext:value-type="float">
            <text:p>113569.000</text:p>
          </table:table-cell>
          <table:table-cell table:formula="of:=[.C339]*[.C339]" office:value-type="float" office:value="4.69308494656274" calcext:value-type="float">
            <text:p>4.6931</text:p>
          </table:table-cell>
          <table:table-cell table:formula="of:=[.A339]*[.C339]" office:value-type="float" office:value="730.060931906498" calcext:value-type="float">
            <text:p>730.0609</text:p>
          </table:table-cell>
          <table:table-cell/>
        </table:table-row>
        <table:table-row table:style-name="ro1">
          <table:table-cell office:value-type="float" office:value="337.999" calcext:value-type="float">
            <text:p>337.999</text:p>
          </table:table-cell>
          <table:table-cell office:value-type="float" office:value="8.7155" calcext:value-type="float">
            <text:p>8.7155</text:p>
          </table:table-cell>
          <table:table-cell table:formula="of:=LOG([.B340]; EXP(1))" office:value-type="float" office:value="2.16510304967278" calcext:value-type="float">
            <text:p>2.165</text:p>
          </table:table-cell>
          <table:table-cell table:formula="of:=[.A340]*[.A340]" office:value-type="float" office:value="114243.324001" calcext:value-type="float">
            <text:p>114243.324</text:p>
          </table:table-cell>
          <table:table-cell table:formula="of:=[.C340]*[.C340]" office:value-type="float" office:value="4.68767121570239" calcext:value-type="float">
            <text:p>4.6877</text:p>
          </table:table-cell>
          <table:table-cell table:formula="of:=[.A340]*[.C340]" office:value-type="float" office:value="731.802665686351" calcext:value-type="float">
            <text:p>731.8027</text:p>
          </table:table-cell>
          <table:table-cell/>
        </table:table-row>
        <table:table-row table:style-name="ro1">
          <table:table-cell office:value-type="float" office:value="338.999" calcext:value-type="float">
            <text:p>338.999</text:p>
          </table:table-cell>
          <table:table-cell office:value-type="float" office:value="8.7052" calcext:value-type="float">
            <text:p>8.7052</text:p>
          </table:table-cell>
          <table:table-cell table:formula="of:=LOG([.B341]; EXP(1))" office:value-type="float" office:value="2.16392054825777" calcext:value-type="float">
            <text:p>2.164</text:p>
          </table:table-cell>
          <table:table-cell table:formula="of:=[.A341]*[.A341]" office:value-type="float" office:value="114920.322001" calcext:value-type="float">
            <text:p>114920.322</text:p>
          </table:table-cell>
          <table:table-cell table:formula="of:=[.C341]*[.C341]" office:value-type="float" office:value="4.68255213917223" calcext:value-type="float">
            <text:p>4.6826</text:p>
          </table:table-cell>
          <table:table-cell table:formula="of:=[.A341]*[.C341]" office:value-type="float" office:value="733.566901938837" calcext:value-type="float">
            <text:p>733.5669</text:p>
          </table:table-cell>
          <table:table-cell/>
        </table:table-row>
        <table:table-row table:style-name="ro1">
          <table:table-cell office:value-type="float" office:value="339.999" calcext:value-type="float">
            <text:p>339.999</text:p>
          </table:table-cell>
          <table:table-cell office:value-type="float" office:value="8.6939" calcext:value-type="float">
            <text:p>8.6939</text:p>
          </table:table-cell>
          <table:table-cell table:formula="of:=LOG([.B342]; EXP(1))" office:value-type="float" office:value="2.16262163031503" calcext:value-type="float">
            <text:p>2.163</text:p>
          </table:table-cell>
          <table:table-cell table:formula="of:=[.A342]*[.A342]" office:value-type="float" office:value="115599.320001" calcext:value-type="float">
            <text:p>115599.320</text:p>
          </table:table-cell>
          <table:table-cell table:formula="of:=[.C342]*[.C342]" office:value-type="float" office:value="4.67693231590646" calcext:value-type="float">
            <text:p>4.6769</text:p>
          </table:table-cell>
          <table:table-cell table:formula="of:=[.A342]*[.C342]" office:value-type="float" office:value="735.289191685482" calcext:value-type="float">
            <text:p>735.2892</text:p>
          </table:table-cell>
          <table:table-cell/>
        </table:table-row>
        <table:table-row table:style-name="ro1">
          <table:table-cell office:value-type="float" office:value="341.005" calcext:value-type="float">
            <text:p>341.005</text:p>
          </table:table-cell>
          <table:table-cell office:value-type="float" office:value="8.6831" calcext:value-type="float">
            <text:p>8.6831</text:p>
          </table:table-cell>
          <table:table-cell table:formula="of:=LOG([.B343]; EXP(1))" office:value-type="float" office:value="2.16137860776907" calcext:value-type="float">
            <text:p>2.161</text:p>
          </table:table-cell>
          <table:table-cell table:formula="of:=[.A343]*[.A343]" office:value-type="float" office:value="116284.410025" calcext:value-type="float">
            <text:p>116284.410</text:p>
          </table:table-cell>
          <table:table-cell table:formula="of:=[.C343]*[.C343]" office:value-type="float" office:value="4.67155748612177" calcext:value-type="float">
            <text:p>4.6716</text:p>
          </table:table-cell>
          <table:table-cell table:formula="of:=[.A343]*[.C343]" office:value-type="float" office:value="737.040912142292" calcext:value-type="float">
            <text:p>737.0409</text:p>
          </table:table-cell>
          <table:table-cell/>
        </table:table-row>
        <table:table-row table:style-name="ro1">
          <table:table-cell office:value-type="float" office:value="341.999" calcext:value-type="float">
            <text:p>341.999</text:p>
          </table:table-cell>
          <table:table-cell office:value-type="float" office:value="8.6721" calcext:value-type="float">
            <text:p>8.6721</text:p>
          </table:table-cell>
          <table:table-cell table:formula="of:=LOG([.B344]; EXP(1))" office:value-type="float" office:value="2.16011097599612" calcext:value-type="float">
            <text:p>2.160</text:p>
          </table:table-cell>
          <table:table-cell table:formula="of:=[.A344]*[.A344]" office:value-type="float" office:value="116963.316001" calcext:value-type="float">
            <text:p>116963.316</text:p>
          </table:table-cell>
          <table:table-cell table:formula="of:=[.C344]*[.C344]" office:value-type="float" office:value="4.6660794286189" calcext:value-type="float">
            <text:p>4.6661</text:p>
          </table:table-cell>
          <table:table-cell table:formula="of:=[.A344]*[.C344]" office:value-type="float" office:value="738.755793679697" calcext:value-type="float">
            <text:p>738.7558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6607" calcext:value-type="float">
            <text:p>8.6607</text:p>
          </table:table-cell>
          <table:table-cell table:formula="of:=LOG([.B345]; EXP(1))" office:value-type="float" office:value="2.15879555071644" calcext:value-type="float">
            <text:p>2.159</text:p>
          </table:table-cell>
          <table:table-cell table:formula="of:=[.A345]*[.A345]" office:value-type="float" office:value="117649" calcext:value-type="float">
            <text:p>117649.000</text:p>
          </table:table-cell>
          <table:table-cell table:formula="of:=[.C345]*[.C345]" office:value-type="float" office:value="4.66039822979309" calcext:value-type="float">
            <text:p>4.6604</text:p>
          </table:table-cell>
          <table:table-cell table:formula="of:=[.A345]*[.C345]" office:value-type="float" office:value="740.466873895738" calcext:value-type="float">
            <text:p>740.4669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.6505" calcext:value-type="float">
            <text:p>8.6505</text:p>
          </table:table-cell>
          <table:table-cell table:formula="of:=LOG([.B346]; EXP(1))" office:value-type="float" office:value="2.15761712274144" calcext:value-type="float">
            <text:p>2.158</text:p>
          </table:table-cell>
          <table:table-cell table:formula="of:=[.A346]*[.A346]" office:value-type="float" office:value="118336" calcext:value-type="float">
            <text:p>118336.000</text:p>
          </table:table-cell>
          <table:table-cell table:formula="of:=[.C346]*[.C346]" office:value-type="float" office:value="4.65531164834705" calcext:value-type="float">
            <text:p>4.6553</text:p>
          </table:table-cell>
          <table:table-cell table:formula="of:=[.A346]*[.C346]" office:value-type="float" office:value="742.220290223055" calcext:value-type="float">
            <text:p>742.2203</text:p>
          </table:table-cell>
          <table:table-cell/>
        </table:table-row>
        <table:table-row table:style-name="ro1">
          <table:table-cell office:value-type="float" office:value="344.999" calcext:value-type="float">
            <text:p>344.999</text:p>
          </table:table-cell>
          <table:table-cell office:value-type="float" office:value="8.641" calcext:value-type="float">
            <text:p>8.641</text:p>
          </table:table-cell>
          <table:table-cell table:formula="of:=LOG([.B347]; EXP(1))" office:value-type="float" office:value="2.15651831685926" calcext:value-type="float">
            <text:p>2.157</text:p>
          </table:table-cell>
          <table:table-cell table:formula="of:=[.A347]*[.A347]" office:value-type="float" office:value="119024.310001" calcext:value-type="float">
            <text:p>119024.310</text:p>
          </table:table-cell>
          <table:table-cell table:formula="of:=[.C347]*[.C347]" office:value-type="float" office:value="4.65057125094951" calcext:value-type="float">
            <text:p>4.6506</text:p>
          </table:table-cell>
          <table:table-cell table:formula="of:=[.A347]*[.C347]" office:value-type="float" office:value="743.996662798129" calcext:value-type="float">
            <text:p>743.9967</text:p>
          </table:table-cell>
          <table:table-cell/>
        </table:table-row>
        <table:table-row table:style-name="ro1">
          <table:table-cell office:value-type="float" office:value="345.999" calcext:value-type="float">
            <text:p>345.999</text:p>
          </table:table-cell>
          <table:table-cell office:value-type="float" office:value="8.63" calcext:value-type="float">
            <text:p>8.63</text:p>
          </table:table-cell>
          <table:table-cell table:formula="of:=LOG([.B348]; EXP(1))" office:value-type="float" office:value="2.15524450509534" calcext:value-type="float">
            <text:p>2.155</text:p>
          </table:table-cell>
          <table:table-cell table:formula="of:=[.A348]*[.A348]" office:value-type="float" office:value="119715.308001" calcext:value-type="float">
            <text:p>119715.308</text:p>
          </table:table-cell>
          <table:table-cell table:formula="of:=[.C348]*[.C348]" office:value-type="float" office:value="4.64507887674364" calcext:value-type="float">
            <text:p>4.6451</text:p>
          </table:table-cell>
          <table:table-cell table:formula="of:=[.A348]*[.C348]" office:value-type="float" office:value="745.712443518482" calcext:value-type="float">
            <text:p>745.7124</text:p>
          </table:table-cell>
          <table:table-cell/>
        </table:table-row>
        <table:table-row table:style-name="ro1">
          <table:table-cell office:value-type="float" office:value="347.005" calcext:value-type="float">
            <text:p>347.005</text:p>
          </table:table-cell>
          <table:table-cell office:value-type="float" office:value="8.6187" calcext:value-type="float">
            <text:p>8.6187</text:p>
          </table:table-cell>
          <table:table-cell table:formula="of:=LOG([.B349]; EXP(1))" office:value-type="float" office:value="2.15393426123735" calcext:value-type="float">
            <text:p>2.154</text:p>
          </table:table-cell>
          <table:table-cell table:formula="of:=[.A349]*[.A349]" office:value-type="float" office:value="120412.470025" calcext:value-type="float">
            <text:p>120412.470</text:p>
          </table:table-cell>
          <table:table-cell table:formula="of:=[.C349]*[.C349]" office:value-type="float" office:value="4.6394328017321" calcext:value-type="float">
            <text:p>4.6394</text:p>
          </table:table-cell>
          <table:table-cell table:formula="of:=[.A349]*[.C349]" office:value-type="float" office:value="747.425958320668" calcext:value-type="float">
            <text:p>747.4260</text:p>
          </table:table-cell>
          <table:table-cell/>
        </table:table-row>
        <table:table-row table:style-name="ro1">
          <table:table-cell office:value-type="float" office:value="347.999" calcext:value-type="float">
            <text:p>347.999</text:p>
          </table:table-cell>
          <table:table-cell office:value-type="float" office:value="8.608" calcext:value-type="float">
            <text:p>8.608</text:p>
          </table:table-cell>
          <table:table-cell table:formula="of:=LOG([.B350]; EXP(1))" office:value-type="float" office:value="2.15269200341943" calcext:value-type="float">
            <text:p>2.153</text:p>
          </table:table-cell>
          <table:table-cell table:formula="of:=[.A350]*[.A350]" office:value-type="float" office:value="121103.304001" calcext:value-type="float">
            <text:p>121103.304</text:p>
          </table:table-cell>
          <table:table-cell table:formula="of:=[.C350]*[.C350]" office:value-type="float" office:value="4.63408286158595" calcext:value-type="float">
            <text:p>4.6341</text:p>
          </table:table-cell>
          <table:table-cell table:formula="of:=[.A350]*[.C350]" office:value-type="float" office:value="749.134664497958" calcext:value-type="float">
            <text:p>749.134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5976" calcext:value-type="float">
            <text:p>8.5976</text:p>
          </table:table-cell>
          <table:table-cell table:formula="of:=LOG([.B351]; EXP(1))" office:value-type="float" office:value="2.15148309454481" calcext:value-type="float">
            <text:p>2.151</text:p>
          </table:table-cell>
          <table:table-cell table:formula="of:=[.A351]*[.A351]" office:value-type="float" office:value="121801" calcext:value-type="float">
            <text:p>121801.000</text:p>
          </table:table-cell>
          <table:table-cell table:formula="of:=[.C351]*[.C351]" office:value-type="float" office:value="4.6288795061121" calcext:value-type="float">
            <text:p>4.6289</text:p>
          </table:table-cell>
          <table:table-cell table:formula="of:=[.A351]*[.C351]" office:value-type="float" office:value="750.867599996137" calcext:value-type="float">
            <text:p>750.867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5858" calcext:value-type="float">
            <text:p>8.5858</text:p>
          </table:table-cell>
          <table:table-cell table:formula="of:=LOG([.B352]; EXP(1))" office:value-type="float" office:value="2.15010967579708" calcext:value-type="float">
            <text:p>2.150</text:p>
          </table:table-cell>
          <table:table-cell table:formula="of:=[.A352]*[.A352]" office:value-type="float" office:value="122500" calcext:value-type="float">
            <text:p>122500.000</text:p>
          </table:table-cell>
          <table:table-cell table:formula="of:=[.C352]*[.C352]" office:value-type="float" office:value="4.62297161795622" calcext:value-type="float">
            <text:p>4.6230</text:p>
          </table:table-cell>
          <table:table-cell table:formula="of:=[.A352]*[.C352]" office:value-type="float" office:value="752.538386528978" calcext:value-type="float">
            <text:p>752.538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.575" calcext:value-type="float">
            <text:p>8.575</text:p>
          </table:table-cell>
          <table:table-cell table:formula="of:=LOG([.B353]; EXP(1))" office:value-type="float" office:value="2.148850993052" calcext:value-type="float">
            <text:p>2.149</text:p>
          </table:table-cell>
          <table:table-cell table:formula="of:=[.A353]*[.A353]" office:value-type="float" office:value="123201" calcext:value-type="float">
            <text:p>123201.000</text:p>
          </table:table-cell>
          <table:table-cell table:formula="of:=[.C353]*[.C353]" office:value-type="float" office:value="4.61756059034058" calcext:value-type="float">
            <text:p>4.6176</text:p>
          </table:table-cell>
          <table:table-cell table:formula="of:=[.A353]*[.C353]" office:value-type="float" office:value="754.246698561253" calcext:value-type="float">
            <text:p>754.2467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.5649" calcext:value-type="float">
            <text:p>8.5649</text:p>
          </table:table-cell>
          <table:table-cell table:formula="of:=LOG([.B354]; EXP(1))" office:value-type="float" office:value="2.14767245628469" calcext:value-type="float">
            <text:p>2.148</text:p>
          </table:table-cell>
          <table:table-cell table:formula="of:=[.A354]*[.A354]" office:value-type="float" office:value="123904" calcext:value-type="float">
            <text:p>123904.000</text:p>
          </table:table-cell>
          <table:table-cell table:formula="of:=[.C354]*[.C354]" office:value-type="float" office:value="4.61249697948392" calcext:value-type="float">
            <text:p>4.6125</text:p>
          </table:table-cell>
          <table:table-cell table:formula="of:=[.A354]*[.C354]" office:value-type="float" office:value="755.980704612211" calcext:value-type="float">
            <text:p>755.9807</text:p>
          </table:table-cell>
          <table:table-cell/>
        </table:table-row>
        <table:table-row table:style-name="ro1">
          <table:table-cell office:value-type="float" office:value="352.999" calcext:value-type="float">
            <text:p>352.999</text:p>
          </table:table-cell>
          <table:table-cell office:value-type="float" office:value="8.555" calcext:value-type="float">
            <text:p>8.555</text:p>
          </table:table-cell>
          <table:table-cell table:formula="of:=LOG([.B355]; EXP(1))" office:value-type="float" office:value="2.14651590734416" calcext:value-type="float">
            <text:p>2.147</text:p>
          </table:table-cell>
          <table:table-cell table:formula="of:=[.A355]*[.A355]" office:value-type="float" office:value="124608.294001" calcext:value-type="float">
            <text:p>124608.294</text:p>
          </table:table-cell>
          <table:table-cell table:formula="of:=[.C355]*[.C355]" office:value-type="float" office:value="4.60753054048151" calcext:value-type="float">
            <text:p>4.6075</text:p>
          </table:table-cell>
          <table:table-cell table:formula="of:=[.A355]*[.C355]" office:value-type="float" office:value="757.71796877658" calcext:value-type="float">
            <text:p>757.7180</text:p>
          </table:table-cell>
          <table:table-cell/>
        </table:table-row>
        <table:table-row table:style-name="ro1">
          <table:table-cell office:value-type="float" office:value="353.999" calcext:value-type="float">
            <text:p>353.999</text:p>
          </table:table-cell>
          <table:table-cell office:value-type="float" office:value="8.5435" calcext:value-type="float">
            <text:p>8.5435</text:p>
          </table:table-cell>
          <table:table-cell table:formula="of:=LOG([.B356]; EXP(1))" office:value-type="float" office:value="2.14517075990619" calcext:value-type="float">
            <text:p>2.145</text:p>
          </table:table-cell>
          <table:table-cell table:formula="of:=[.A356]*[.A356]" office:value-type="float" office:value="125315.292001" calcext:value-type="float">
            <text:p>125315.292</text:p>
          </table:table-cell>
          <table:table-cell table:formula="of:=[.C356]*[.C356]" office:value-type="float" office:value="4.60175758915651" calcext:value-type="float">
            <text:p>4.6018</text:p>
          </table:table-cell>
          <table:table-cell table:formula="of:=[.A356]*[.C356]" office:value-type="float" office:value="759.388303836032" calcext:value-type="float">
            <text:p>759.388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.5328" calcext:value-type="float">
            <text:p>8.5328</text:p>
          </table:table-cell>
          <table:table-cell table:formula="of:=LOG([.B357]; EXP(1))" office:value-type="float" office:value="2.1439175608642" calcext:value-type="float">
            <text:p>2.144</text:p>
          </table:table-cell>
          <table:table-cell table:formula="of:=[.A357]*[.A357]" office:value-type="float" office:value="126025" calcext:value-type="float">
            <text:p>126025.000</text:p>
          </table:table-cell>
          <table:table-cell table:formula="of:=[.C357]*[.C357]" office:value-type="float" office:value="4.5963825077819" calcext:value-type="float">
            <text:p>4.5964</text:p>
          </table:table-cell>
          <table:table-cell table:formula="of:=[.A357]*[.C357]" office:value-type="float" office:value="761.090734106791" calcext:value-type="float">
            <text:p>761.0907</text:p>
          </table:table-cell>
          <table:table-cell/>
        </table:table-row>
        <table:table-row table:style-name="ro1">
          <table:table-cell office:value-type="float" office:value="355.999" calcext:value-type="float">
            <text:p>355.999</text:p>
          </table:table-cell>
          <table:table-cell office:value-type="float" office:value="8.5224" calcext:value-type="float">
            <text:p>8.5224</text:p>
          </table:table-cell>
          <table:table-cell table:formula="of:=LOG([.B358]; EXP(1))" office:value-type="float" office:value="2.14269799131485" calcext:value-type="float">
            <text:p>2.143</text:p>
          </table:table-cell>
          <table:table-cell table:formula="of:=[.A358]*[.A358]" office:value-type="float" office:value="126735.288001" calcext:value-type="float">
            <text:p>126735.288</text:p>
          </table:table-cell>
          <table:table-cell table:formula="of:=[.C358]*[.C358]" office:value-type="float" office:value="4.5911546819847" calcext:value-type="float">
            <text:p>4.5912</text:p>
          </table:table-cell>
          <table:table-cell table:formula="of:=[.A358]*[.C358]" office:value-type="float" office:value="762.798342210096" calcext:value-type="float">
            <text:p>762.7983</text:p>
          </table:table-cell>
          <table:table-cell/>
        </table:table-row>
        <table:table-row table:style-name="ro1">
          <table:table-cell office:value-type="float" office:value="356.999" calcext:value-type="float">
            <text:p>356.999</text:p>
          </table:table-cell>
          <table:table-cell office:value-type="float" office:value="8.5114" calcext:value-type="float">
            <text:p>8.5114</text:p>
          </table:table-cell>
          <table:table-cell table:formula="of:=LOG([.B359]; EXP(1))" office:value-type="float" office:value="2.14140644139304" calcext:value-type="float">
            <text:p>2.141</text:p>
          </table:table-cell>
          <table:table-cell table:formula="of:=[.A359]*[.A359]" office:value-type="float" office:value="127448.286001" calcext:value-type="float">
            <text:p>127448.286</text:p>
          </table:table-cell>
          <table:table-cell table:formula="of:=[.C359]*[.C359]" office:value-type="float" office:value="4.58562154723959" calcext:value-type="float">
            <text:p>4.5856</text:p>
          </table:table-cell>
          <table:table-cell table:formula="of:=[.A359]*[.C359]" office:value-type="float" office:value="764.479958170873" calcext:value-type="float">
            <text:p>764.480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5003" calcext:value-type="float">
            <text:p>8.5003</text:p>
          </table:table-cell>
          <table:table-cell table:formula="of:=LOG([.B360]; EXP(1))" office:value-type="float" office:value="2.1401014569911" calcext:value-type="float">
            <text:p>2.140</text:p>
          </table:table-cell>
          <table:table-cell table:formula="of:=[.A360]*[.A360]" office:value-type="float" office:value="128164" calcext:value-type="float">
            <text:p>128164.000</text:p>
          </table:table-cell>
          <table:table-cell table:formula="of:=[.C360]*[.C360]" office:value-type="float" office:value="4.58003424621541" calcext:value-type="float">
            <text:p>4.5800</text:p>
          </table:table-cell>
          <table:table-cell table:formula="of:=[.A360]*[.C360]" office:value-type="float" office:value="766.156321602812" calcext:value-type="float">
            <text:p>766.1563</text:p>
          </table:table-cell>
          <table:table-cell/>
        </table:table-row>
        <table:table-row table:style-name="ro1">
          <table:table-cell office:value-type="float" office:value="359.004" calcext:value-type="float">
            <text:p>359.004</text:p>
          </table:table-cell>
          <table:table-cell office:value-type="float" office:value="8.4875" calcext:value-type="float">
            <text:p>8.4875</text:p>
          </table:table-cell>
          <table:table-cell table:formula="of:=LOG([.B361]; EXP(1))" office:value-type="float" office:value="2.13859449288481" calcext:value-type="float">
            <text:p>2.139</text:p>
          </table:table-cell>
          <table:table-cell table:formula="of:=[.A361]*[.A361]" office:value-type="float" office:value="128883.872016" calcext:value-type="float">
            <text:p>128883.872</text:p>
          </table:table-cell>
          <table:table-cell table:formula="of:=[.C361]*[.C361]" office:value-type="float" office:value="4.57358640499726" calcext:value-type="float">
            <text:p>4.5736</text:p>
          </table:table-cell>
          <table:table-cell table:formula="of:=[.A361]*[.C361]" office:value-type="float" office:value="767.76397732362" calcext:value-type="float">
            <text:p>767.764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4784" calcext:value-type="float">
            <text:p>8.4784</text:p>
          </table:table-cell>
          <table:table-cell table:formula="of:=LOG([.B362]; EXP(1))" office:value-type="float" office:value="2.13752175275636" calcext:value-type="float">
            <text:p>2.138</text:p>
          </table:table-cell>
          <table:table-cell table:formula="of:=[.A362]*[.A362]" office:value-type="float" office:value="129600" calcext:value-type="float">
            <text:p>129600.000</text:p>
          </table:table-cell>
          <table:table-cell table:formula="of:=[.C362]*[.C362]" office:value-type="float" office:value="4.56899924350662" calcext:value-type="float">
            <text:p>4.5690</text:p>
          </table:table-cell>
          <table:table-cell table:formula="of:=[.A362]*[.C362]" office:value-type="float" office:value="769.50783099229" calcext:value-type="float">
            <text:p>769.5078</text:p>
          </table:table-cell>
          <table:table-cell/>
        </table:table-row>
        <table:table-row table:style-name="ro1">
          <table:table-cell office:value-type="float" office:value="360.999" calcext:value-type="float">
            <text:p>360.999</text:p>
          </table:table-cell>
          <table:table-cell office:value-type="float" office:value="8.4673" calcext:value-type="float">
            <text:p>8.4673</text:p>
          </table:table-cell>
          <table:table-cell table:formula="of:=LOG([.B363]; EXP(1))" office:value-type="float" office:value="2.13621168570837" calcext:value-type="float">
            <text:p>2.136</text:p>
          </table:table-cell>
          <table:table-cell table:formula="of:=[.A363]*[.A363]" office:value-type="float" office:value="130320.278001" calcext:value-type="float">
            <text:p>130320.278</text:p>
          </table:table-cell>
          <table:table-cell table:formula="of:=[.C363]*[.C363]" office:value-type="float" office:value="4.563400366157" calcext:value-type="float">
            <text:p>4.5634</text:p>
          </table:table-cell>
          <table:table-cell table:formula="of:=[.A363]*[.C363]" office:value-type="float" office:value="771.170282329036" calcext:value-type="float">
            <text:p>771.170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.4581" calcext:value-type="float">
            <text:p>8.4581</text:p>
          </table:table-cell>
          <table:table-cell table:formula="of:=LOG([.B364]; EXP(1))" office:value-type="float" office:value="2.13512456210644" calcext:value-type="float">
            <text:p>2.135</text:p>
          </table:table-cell>
          <table:table-cell table:formula="of:=[.A364]*[.A364]" office:value-type="float" office:value="131044" calcext:value-type="float">
            <text:p>131044.000</text:p>
          </table:table-cell>
          <table:table-cell table:formula="of:=[.C364]*[.C364]" office:value-type="float" office:value="4.55875689571021" calcext:value-type="float">
            <text:p>4.5588</text:p>
          </table:table-cell>
          <table:table-cell table:formula="of:=[.A364]*[.C364]" office:value-type="float" office:value="772.915091482531" calcext:value-type="float">
            <text:p>772.9151</text:p>
          </table:table-cell>
          <table:table-cell/>
        </table:table-row>
        <table:table-row table:style-name="ro1">
          <table:table-cell office:value-type="float" office:value="362.999" calcext:value-type="float">
            <text:p>362.999</text:p>
          </table:table-cell>
          <table:table-cell office:value-type="float" office:value="8.4461" calcext:value-type="float">
            <text:p>8.4461</text:p>
          </table:table-cell>
          <table:table-cell table:formula="of:=LOG([.B365]; EXP(1))" office:value-type="float" office:value="2.13370479636588" calcext:value-type="float">
            <text:p>2.134</text:p>
          </table:table-cell>
          <table:table-cell table:formula="of:=[.A365]*[.A365]" office:value-type="float" office:value="131768.274001" calcext:value-type="float">
            <text:p>131768.274</text:p>
          </table:table-cell>
          <table:table-cell table:formula="of:=[.C365]*[.C365]" office:value-type="float" office:value="4.55269615803478" calcext:value-type="float">
            <text:p>4.5527</text:p>
          </table:table-cell>
          <table:table-cell table:formula="of:=[.A365]*[.C365]" office:value-type="float" office:value="774.53270737602" calcext:value-type="float">
            <text:p>774.532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.4359" calcext:value-type="float">
            <text:p>8.4359</text:p>
          </table:table-cell>
          <table:table-cell table:formula="of:=LOG([.B366]; EXP(1))" office:value-type="float" office:value="2.13249640858705" calcext:value-type="float">
            <text:p>2.132</text:p>
          </table:table-cell>
          <table:table-cell table:formula="of:=[.A366]*[.A366]" office:value-type="float" office:value="132496" calcext:value-type="float">
            <text:p>132496.000</text:p>
          </table:table-cell>
          <table:table-cell table:formula="of:=[.C366]*[.C366]" office:value-type="float" office:value="4.54754093263665" calcext:value-type="float">
            <text:p>4.5475</text:p>
          </table:table-cell>
          <table:table-cell table:formula="of:=[.A366]*[.C366]" office:value-type="float" office:value="776.228692725685" calcext:value-type="float">
            <text:p>776.228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4264" calcext:value-type="float">
            <text:p>8.4264</text:p>
          </table:table-cell>
          <table:table-cell table:formula="of:=LOG([.B367]; EXP(1))" office:value-type="float" office:value="2.13136963454019" calcext:value-type="float">
            <text:p>2.131</text:p>
          </table:table-cell>
          <table:table-cell table:formula="of:=[.A367]*[.A367]" office:value-type="float" office:value="133225" calcext:value-type="float">
            <text:p>133225.000</text:p>
          </table:table-cell>
          <table:table-cell table:formula="of:=[.C367]*[.C367]" office:value-type="float" office:value="4.54273651904" calcext:value-type="float">
            <text:p>4.5427</text:p>
          </table:table-cell>
          <table:table-cell table:formula="of:=[.A367]*[.C367]" office:value-type="float" office:value="777.949916607171" calcext:value-type="float">
            <text:p>777.9499</text:p>
          </table:table-cell>
          <table:table-cell/>
        </table:table-row>
        <table:table-row table:style-name="ro1">
          <table:table-cell office:value-type="float" office:value="365.999" calcext:value-type="float">
            <text:p>365.999</text:p>
          </table:table-cell>
          <table:table-cell office:value-type="float" office:value="8.4159" calcext:value-type="float">
            <text:p>8.4159</text:p>
          </table:table-cell>
          <table:table-cell table:formula="of:=LOG([.B368]; EXP(1))" office:value-type="float" office:value="2.13012277379548" calcext:value-type="float">
            <text:p>2.130</text:p>
          </table:table-cell>
          <table:table-cell table:formula="of:=[.A368]*[.A368]" office:value-type="float" office:value="133955.268001" calcext:value-type="float">
            <text:p>133955.268</text:p>
          </table:table-cell>
          <table:table-cell table:formula="of:=[.C368]*[.C368]" office:value-type="float" office:value="4.53742303144216" calcext:value-type="float">
            <text:p>4.5374</text:p>
          </table:table-cell>
          <table:table-cell table:formula="of:=[.A368]*[.C368]" office:value-type="float" office:value="779.622805086373" calcext:value-type="float">
            <text:p>779.6228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.4047" calcext:value-type="float">
            <text:p>8.4047</text:p>
          </table:table-cell>
          <table:table-cell table:formula="of:=LOG([.B369]; EXP(1))" office:value-type="float" office:value="2.12879107318371" calcext:value-type="float">
            <text:p>2.129</text:p>
          </table:table-cell>
          <table:table-cell table:formula="of:=[.A369]*[.A369]" office:value-type="float" office:value="134689" calcext:value-type="float">
            <text:p>134689.000</text:p>
          </table:table-cell>
          <table:table-cell table:formula="of:=[.C369]*[.C369]" office:value-type="float" office:value="4.53175143326665" calcext:value-type="float">
            <text:p>4.5318</text:p>
          </table:table-cell>
          <table:table-cell table:formula="of:=[.A369]*[.C369]" office:value-type="float" office:value="781.266323858422" calcext:value-type="float">
            <text:p>781.2663</text:p>
          </table:table-cell>
          <table:table-cell/>
        </table:table-row>
        <table:table-row table:style-name="ro1">
          <table:table-cell office:value-type="float" office:value="367.999" calcext:value-type="float">
            <text:p>367.999</text:p>
          </table:table-cell>
          <table:table-cell office:value-type="float" office:value="8.3935" calcext:value-type="float">
            <text:p>8.3935</text:p>
          </table:table-cell>
          <table:table-cell table:formula="of:=LOG([.B370]; EXP(1))" office:value-type="float" office:value="2.12745759678033" calcext:value-type="float">
            <text:p>2.127</text:p>
          </table:table-cell>
          <table:table-cell table:formula="of:=[.A370]*[.A370]" office:value-type="float" office:value="135423.264001" calcext:value-type="float">
            <text:p>135423.264</text:p>
          </table:table-cell>
          <table:table-cell table:formula="of:=[.C370]*[.C370]" office:value-type="float" office:value="4.52607582609834" calcext:value-type="float">
            <text:p>4.5261</text:p>
          </table:table-cell>
          <table:table-cell table:formula="of:=[.A370]*[.C370]" office:value-type="float" office:value="782.902268157565" calcext:value-type="float">
            <text:p>782.9023</text:p>
          </table:table-cell>
          <table:table-cell/>
        </table:table-row>
        <table:table-row table:style-name="ro1">
          <table:table-cell office:value-type="float" office:value="368.999" calcext:value-type="float">
            <text:p>368.999</text:p>
          </table:table-cell>
          <table:table-cell office:value-type="float" office:value="8.3833" calcext:value-type="float">
            <text:p>8.3833</text:p>
          </table:table-cell>
          <table:table-cell table:formula="of:=LOG([.B371]; EXP(1))" office:value-type="float" office:value="2.12624163172659" calcext:value-type="float">
            <text:p>2.126</text:p>
          </table:table-cell>
          <table:table-cell table:formula="of:=[.A371]*[.A371]" office:value-type="float" office:value="136160.262001" calcext:value-type="float">
            <text:p>136160.262</text:p>
          </table:table-cell>
          <table:table-cell table:formula="of:=[.C371]*[.C371]" office:value-type="float" office:value="4.52090347648736" calcext:value-type="float">
            <text:p>4.5209</text:p>
          </table:table-cell>
          <table:table-cell table:formula="of:=[.A371]*[.C371]" office:value-type="float" office:value="784.581035865481" calcext:value-type="float">
            <text:p>784.5810</text:p>
          </table:table-cell>
          <table:table-cell/>
        </table:table-row>
        <table:table-row table:style-name="ro1">
          <table:table-cell office:value-type="float" office:value="369.999" calcext:value-type="float">
            <text:p>369.999</text:p>
          </table:table-cell>
          <table:table-cell office:value-type="float" office:value="8.3727" calcext:value-type="float">
            <text:p>8.3727</text:p>
          </table:table-cell>
          <table:table-cell table:formula="of:=LOG([.B372]; EXP(1))" office:value-type="float" office:value="2.12497641312859" calcext:value-type="float">
            <text:p>2.125</text:p>
          </table:table-cell>
          <table:table-cell table:formula="of:=[.A372]*[.A372]" office:value-type="float" office:value="136899.260001" calcext:value-type="float">
            <text:p>136899.260</text:p>
          </table:table-cell>
          <table:table-cell table:formula="of:=[.C372]*[.C372]" office:value-type="float" office:value="4.51552475635287" calcext:value-type="float">
            <text:p>4.5155</text:p>
          </table:table-cell>
          <table:table-cell table:formula="of:=[.A372]*[.C372]" office:value-type="float" office:value="786.239147881167" calcext:value-type="float">
            <text:p>786.239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363" calcext:value-type="float">
            <text:p>8.363</text:p>
          </table:table-cell>
          <table:table-cell table:formula="of:=LOG([.B373]; EXP(1))" office:value-type="float" office:value="2.12381721439939" calcext:value-type="float">
            <text:p>2.124</text:p>
          </table:table-cell>
          <table:table-cell table:formula="of:=[.A373]*[.A373]" office:value-type="float" office:value="137641" calcext:value-type="float">
            <text:p>137641.000</text:p>
          </table:table-cell>
          <table:table-cell table:formula="of:=[.C373]*[.C373]" office:value-type="float" office:value="4.51059956017918" calcext:value-type="float">
            <text:p>4.5106</text:p>
          </table:table-cell>
          <table:table-cell table:formula="of:=[.A373]*[.C373]" office:value-type="float" office:value="787.936186542173" calcext:value-type="float">
            <text:p>787.936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.3516" calcext:value-type="float">
            <text:p>8.3516</text:p>
          </table:table-cell>
          <table:table-cell table:formula="of:=LOG([.B374]; EXP(1))" office:value-type="float" office:value="2.12245313727308" calcext:value-type="float">
            <text:p>2.122</text:p>
          </table:table-cell>
          <table:table-cell table:formula="of:=[.A374]*[.A374]" office:value-type="float" office:value="138384" calcext:value-type="float">
            <text:p>138384.000</text:p>
          </table:table-cell>
          <table:table-cell table:formula="of:=[.C374]*[.C374]" office:value-type="float" office:value="4.50480731992035" calcext:value-type="float">
            <text:p>4.5048</text:p>
          </table:table-cell>
          <table:table-cell table:formula="of:=[.A374]*[.C374]" office:value-type="float" office:value="789.552567065587" calcext:value-type="float">
            <text:p>789.552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.34" calcext:value-type="float">
            <text:p>8.34</text:p>
          </table:table-cell>
          <table:table-cell table:formula="of:=LOG([.B375]; EXP(1))" office:value-type="float" office:value="2.12106321637066" calcext:value-type="float">
            <text:p>2.121</text:p>
          </table:table-cell>
          <table:table-cell table:formula="of:=[.A375]*[.A375]" office:value-type="float" office:value="139129" calcext:value-type="float">
            <text:p>139129.000</text:p>
          </table:table-cell>
          <table:table-cell table:formula="of:=[.C375]*[.C375]" office:value-type="float" office:value="4.49890916784063" calcext:value-type="float">
            <text:p>4.4989</text:p>
          </table:table-cell>
          <table:table-cell table:formula="of:=[.A375]*[.C375]" office:value-type="float" office:value="791.156579706255" calcext:value-type="float">
            <text:p>791.156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.3292" calcext:value-type="float">
            <text:p>8.3292</text:p>
          </table:table-cell>
          <table:table-cell table:formula="of:=LOG([.B376]; EXP(1))" office:value-type="float" office:value="2.1197674131514" calcext:value-type="float">
            <text:p>2.120</text:p>
          </table:table-cell>
          <table:table-cell table:formula="of:=[.A376]*[.A376]" office:value-type="float" office:value="139876" calcext:value-type="float">
            <text:p>139876.000</text:p>
          </table:table-cell>
          <table:table-cell table:formula="of:=[.C376]*[.C376]" office:value-type="float" office:value="4.49341388585858" calcext:value-type="float">
            <text:p>4.4934</text:p>
          </table:table-cell>
          <table:table-cell table:formula="of:=[.A376]*[.C376]" office:value-type="float" office:value="792.793012518624" calcext:value-type="float">
            <text:p>792.7930</text:p>
          </table:table-cell>
          <table:table-cell/>
        </table:table-row>
        <table:table-row table:style-name="ro1">
          <table:table-cell office:value-type="float" office:value="374.999" calcext:value-type="float">
            <text:p>374.999</text:p>
          </table:table-cell>
          <table:table-cell office:value-type="float" office:value="8.3186" calcext:value-type="float">
            <text:p>8.3186</text:p>
          </table:table-cell>
          <table:table-cell table:formula="of:=LOG([.B377]; EXP(1))" office:value-type="float" office:value="2.11849397144349" calcext:value-type="float">
            <text:p>2.118</text:p>
          </table:table-cell>
          <table:table-cell table:formula="of:=[.A377]*[.A377]" office:value-type="float" office:value="140624.250001" calcext:value-type="float">
            <text:p>140624.250</text:p>
          </table:table-cell>
          <table:table-cell table:formula="of:=[.C377]*[.C377]" office:value-type="float" office:value="4.48801670704242" calcext:value-type="float">
            <text:p>4.4880</text:p>
          </table:table-cell>
          <table:table-cell table:formula="of:=[.A377]*[.C377]" office:value-type="float" office:value="794.433120797338" calcext:value-type="float">
            <text:p>794.4331</text:p>
          </table:table-cell>
          <table:table-cell/>
        </table:table-row>
        <table:table-row table:style-name="ro1">
          <table:table-cell office:value-type="float" office:value="375.999" calcext:value-type="float">
            <text:p>375.999</text:p>
          </table:table-cell>
          <table:table-cell office:value-type="float" office:value="8.3083" calcext:value-type="float">
            <text:p>8.3083</text:p>
          </table:table-cell>
          <table:table-cell table:formula="of:=LOG([.B378]; EXP(1))" office:value-type="float" office:value="2.11725501513564" calcext:value-type="float">
            <text:p>2.117</text:p>
          </table:table-cell>
          <table:table-cell table:formula="of:=[.A378]*[.A378]" office:value-type="float" office:value="141375.248001" calcext:value-type="float">
            <text:p>141375.248</text:p>
          </table:table-cell>
          <table:table-cell table:formula="of:=[.C378]*[.C378]" office:value-type="float" office:value="4.482768799117" calcext:value-type="float">
            <text:p>4.4828</text:p>
          </table:table-cell>
          <table:table-cell table:formula="of:=[.A378]*[.C378]" office:value-type="float" office:value="796.085768435984" calcext:value-type="float">
            <text:p>796.085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.298" calcext:value-type="float">
            <text:p>8.298</text:p>
          </table:table-cell>
          <table:table-cell table:formula="of:=LOG([.B379]; EXP(1))" office:value-type="float" office:value="2.11601452191068" calcext:value-type="float">
            <text:p>2.116</text:p>
          </table:table-cell>
          <table:table-cell table:formula="of:=[.A379]*[.A379]" office:value-type="float" office:value="142129" calcext:value-type="float">
            <text:p>142129.000</text:p>
          </table:table-cell>
          <table:table-cell table:formula="of:=[.C379]*[.C379]" office:value-type="float" office:value="4.47751745693687" calcext:value-type="float">
            <text:p>4.4775</text:p>
          </table:table-cell>
          <table:table-cell table:formula="of:=[.A379]*[.C379]" office:value-type="float" office:value="797.737474760325" calcext:value-type="float">
            <text:p>797.7375</text:p>
          </table:table-cell>
          <table:table-cell/>
        </table:table-row>
        <table:table-row table:style-name="ro1">
          <table:table-cell office:value-type="float" office:value="377.999" calcext:value-type="float">
            <text:p>377.999</text:p>
          </table:table-cell>
          <table:table-cell office:value-type="float" office:value="8.2868" calcext:value-type="float">
            <text:p>8.2868</text:p>
          </table:table-cell>
          <table:table-cell table:formula="of:=LOG([.B380]; EXP(1))" office:value-type="float" office:value="2.1146638873896" calcext:value-type="float">
            <text:p>2.115</text:p>
          </table:table-cell>
          <table:table-cell table:formula="of:=[.A380]*[.A380]" office:value-type="float" office:value="142883.244001" calcext:value-type="float">
            <text:p>142883.244</text:p>
          </table:table-cell>
          <table:table-cell table:formula="of:=[.C380]*[.C380]" office:value-type="float" office:value="4.47180335662968" calcext:value-type="float">
            <text:p>4.4718</text:p>
          </table:table-cell>
          <table:table-cell table:formula="of:=[.A380]*[.C380]" office:value-type="float" office:value="799.34083476938" calcext:value-type="float">
            <text:p>799.3408</text:p>
          </table:table-cell>
          <table:table-cell/>
        </table:table-row>
        <table:table-row table:style-name="ro1">
          <table:table-cell office:value-type="float" office:value="378.999" calcext:value-type="float">
            <text:p>378.999</text:p>
          </table:table-cell>
          <table:table-cell office:value-type="float" office:value="8.276" calcext:value-type="float">
            <text:p>8.276</text:p>
          </table:table-cell>
          <table:table-cell table:formula="of:=LOG([.B381]; EXP(1))" office:value-type="float" office:value="2.1133597598833" calcext:value-type="float">
            <text:p>2.113</text:p>
          </table:table-cell>
          <table:table-cell table:formula="of:=[.A381]*[.A381]" office:value-type="float" office:value="143640.242001" calcext:value-type="float">
            <text:p>143640.242</text:p>
          </table:table-cell>
          <table:table-cell table:formula="of:=[.C381]*[.C381]" office:value-type="float" office:value="4.46628947469399" calcext:value-type="float">
            <text:p>4.4663</text:p>
          </table:table-cell>
          <table:table-cell table:formula="of:=[.A381]*[.C381]" office:value-type="float" office:value="800.96123563601" calcext:value-type="float">
            <text:p>800.9612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2659" calcext:value-type="float">
            <text:p>8.2659</text:p>
          </table:table-cell>
          <table:table-cell table:formula="of:=LOG([.B382]; EXP(1))" office:value-type="float" office:value="2.11213861826654" calcext:value-type="float">
            <text:p>2.112</text:p>
          </table:table-cell>
          <table:table-cell table:formula="of:=[.A382]*[.A382]" office:value-type="float" office:value="144400" calcext:value-type="float">
            <text:p>144400.000</text:p>
          </table:table-cell>
          <table:table-cell table:formula="of:=[.C382]*[.C382]" office:value-type="float" office:value="4.4611295427729" calcext:value-type="float">
            <text:p>4.4611</text:p>
          </table:table-cell>
          <table:table-cell table:formula="of:=[.A382]*[.C382]" office:value-type="float" office:value="802.612674941287" calcext:value-type="float">
            <text:p>802.6127</text:p>
          </table:table-cell>
          <table:table-cell/>
        </table:table-row>
        <table:table-row table:style-name="ro1">
          <table:table-cell office:value-type="float" office:value="380.999" calcext:value-type="float">
            <text:p>380.999</text:p>
          </table:table-cell>
          <table:table-cell office:value-type="float" office:value="8.2553" calcext:value-type="float">
            <text:p>8.2553</text:p>
          </table:table-cell>
          <table:table-cell table:formula="of:=LOG([.B383]; EXP(1))" office:value-type="float" office:value="2.1108554183229" calcext:value-type="float">
            <text:p>2.111</text:p>
          </table:table-cell>
          <table:table-cell table:formula="of:=[.A383]*[.A383]" office:value-type="float" office:value="145160.238001" calcext:value-type="float">
            <text:p>145160.238</text:p>
          </table:table-cell>
          <table:table-cell table:formula="of:=[.C383]*[.C383]" office:value-type="float" office:value="4.45571059706313" calcext:value-type="float">
            <text:p>4.4557</text:p>
          </table:table-cell>
          <table:table-cell table:formula="of:=[.A383]*[.C383]" office:value-type="float" office:value="804.233803525605" calcext:value-type="float">
            <text:p>804.233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.2451" calcext:value-type="float">
            <text:p>8.2451</text:p>
          </table:table-cell>
          <table:table-cell table:formula="of:=LOG([.B384]; EXP(1))" office:value-type="float" office:value="2.10961908450078" calcext:value-type="float">
            <text:p>2.110</text:p>
          </table:table-cell>
          <table:table-cell table:formula="of:=[.A384]*[.A384]" office:value-type="float" office:value="145924" calcext:value-type="float">
            <text:p>145924.000</text:p>
          </table:table-cell>
          <table:table-cell table:formula="of:=[.C384]*[.C384]" office:value-type="float" office:value="4.4504926816899" calcext:value-type="float">
            <text:p>4.4505</text:p>
          </table:table-cell>
          <table:table-cell table:formula="of:=[.A384]*[.C384]" office:value-type="float" office:value="805.874490279297" calcext:value-type="float">
            <text:p>805.8745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.2343" calcext:value-type="float">
            <text:p>8.2343</text:p>
          </table:table-cell>
          <table:table-cell table:formula="of:=LOG([.B385]; EXP(1))" office:value-type="float" office:value="2.10830835698082" calcext:value-type="float">
            <text:p>2.108</text:p>
          </table:table-cell>
          <table:table-cell table:formula="of:=[.A385]*[.A385]" office:value-type="float" office:value="146689" calcext:value-type="float">
            <text:p>146689.000</text:p>
          </table:table-cell>
          <table:table-cell table:formula="of:=[.C385]*[.C385]" office:value-type="float" office:value="4.44496412811516" calcext:value-type="float">
            <text:p>4.4450</text:p>
          </table:table-cell>
          <table:table-cell table:formula="of:=[.A385]*[.C385]" office:value-type="float" office:value="807.482100723653" calcext:value-type="float">
            <text:p>807.4821</text:p>
          </table:table-cell>
          <table:table-cell/>
        </table:table-row>
        <table:table-row table:style-name="ro1">
          <table:table-cell office:value-type="float" office:value="383.999" calcext:value-type="float">
            <text:p>383.999</text:p>
          </table:table-cell>
          <table:table-cell office:value-type="float" office:value="8.2235" calcext:value-type="float">
            <text:p>8.2235</text:p>
          </table:table-cell>
          <table:table-cell table:formula="of:=LOG([.B386]; EXP(1))" office:value-type="float" office:value="2.10699590919919" calcext:value-type="float">
            <text:p>2.107</text:p>
          </table:table-cell>
          <table:table-cell table:formula="of:=[.A386]*[.A386]" office:value-type="float" office:value="147455.232001" calcext:value-type="float">
            <text:p>147455.232</text:p>
          </table:table-cell>
          <table:table-cell table:formula="of:=[.C386]*[.C386]" office:value-type="float" office:value="4.43943176138211" calcext:value-type="float">
            <text:p>4.4394</text:p>
          </table:table-cell>
          <table:table-cell table:formula="of:=[.A386]*[.C386]" office:value-type="float" office:value="809.084322136579" calcext:value-type="float">
            <text:p>809.0843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.2145" calcext:value-type="float">
            <text:p>8.2145</text:p>
          </table:table-cell>
          <table:table-cell table:formula="of:=LOG([.B387]; EXP(1))" office:value-type="float" office:value="2.10590088536425" calcext:value-type="float">
            <text:p>2.106</text:p>
          </table:table-cell>
          <table:table-cell table:formula="of:=[.A387]*[.A387]" office:value-type="float" office:value="148225" calcext:value-type="float">
            <text:p>148225.000</text:p>
          </table:table-cell>
          <table:table-cell table:formula="of:=[.C387]*[.C387]" office:value-type="float" office:value="4.43481853897795" calcext:value-type="float">
            <text:p>4.4348</text:p>
          </table:table-cell>
          <table:table-cell table:formula="of:=[.A387]*[.C387]" office:value-type="float" office:value="810.771840865238" calcext:value-type="float">
            <text:p>810.7718</text:p>
          </table:table-cell>
          <table:table-cell/>
        </table:table-row>
        <table:table-row table:style-name="ro1">
          <table:table-cell office:value-type="float" office:value="385.999" calcext:value-type="float">
            <text:p>385.999</text:p>
          </table:table-cell>
          <table:table-cell office:value-type="float" office:value="8.2044" calcext:value-type="float">
            <text:p>8.2044</text:p>
          </table:table-cell>
          <table:table-cell table:formula="of:=LOG([.B388]; EXP(1))" office:value-type="float" office:value="2.10467059572561" calcext:value-type="float">
            <text:p>2.105</text:p>
          </table:table-cell>
          <table:table-cell table:formula="of:=[.A388]*[.A388]" office:value-type="float" office:value="148995.228001" calcext:value-type="float">
            <text:p>148995.228</text:p>
          </table:table-cell>
          <table:table-cell table:formula="of:=[.C388]*[.C388]" office:value-type="float" office:value="4.429638316512" calcext:value-type="float">
            <text:p>4.4296</text:p>
          </table:table-cell>
          <table:table-cell table:formula="of:=[.A388]*[.C388]" office:value-type="float" office:value="812.40074527949" calcext:value-type="float">
            <text:p>812.4007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.1939" calcext:value-type="float">
            <text:p>8.1939</text:p>
          </table:table-cell>
          <table:table-cell table:formula="of:=LOG([.B389]; EXP(1))" office:value-type="float" office:value="2.10338997499846" calcext:value-type="float">
            <text:p>2.103</text:p>
          </table:table-cell>
          <table:table-cell table:formula="of:=[.A389]*[.A389]" office:value-type="float" office:value="149769" calcext:value-type="float">
            <text:p>149769.000</text:p>
          </table:table-cell>
          <table:table-cell table:formula="of:=[.C389]*[.C389]" office:value-type="float" office:value="4.42424938692404" calcext:value-type="float">
            <text:p>4.4242</text:p>
          </table:table-cell>
          <table:table-cell table:formula="of:=[.A389]*[.C389]" office:value-type="float" office:value="814.011920324406" calcext:value-type="float">
            <text:p>814.0119</text:p>
          </table:table-cell>
          <table:table-cell/>
        </table:table-row>
        <table:table-row table:style-name="ro1">
          <table:table-cell office:value-type="float" office:value="387.999" calcext:value-type="float">
            <text:p>387.999</text:p>
          </table:table-cell>
          <table:table-cell office:value-type="float" office:value="8.1835" calcext:value-type="float">
            <text:p>8.1835</text:p>
          </table:table-cell>
          <table:table-cell table:formula="of:=LOG([.B390]; EXP(1))" office:value-type="float" office:value="2.1021199319638" calcext:value-type="float">
            <text:p>2.102</text:p>
          </table:table-cell>
          <table:table-cell table:formula="of:=[.A390]*[.A390]" office:value-type="float" office:value="150543.224001" calcext:value-type="float">
            <text:p>150543.224</text:p>
          </table:table-cell>
          <table:table-cell table:formula="of:=[.C390]*[.C390]" office:value-type="float" office:value="4.4189082083595" calcext:value-type="float">
            <text:p>4.4189</text:p>
          </table:table-cell>
          <table:table-cell table:formula="of:=[.A390]*[.C390]" office:value-type="float" office:value="815.620431482023" calcext:value-type="float">
            <text:p>815.6204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1731" calcext:value-type="float">
            <text:p>8.1731</text:p>
          </table:table-cell>
          <table:table-cell table:formula="of:=LOG([.B391]; EXP(1))" office:value-type="float" office:value="2.10084827386841" calcext:value-type="float">
            <text:p>2.101</text:p>
          </table:table-cell>
          <table:table-cell table:formula="of:=[.A391]*[.A391]" office:value-type="float" office:value="151321" calcext:value-type="float">
            <text:p>151321.000</text:p>
          </table:table-cell>
          <table:table-cell table:formula="of:=[.C391]*[.C391]" office:value-type="float" office:value="4.4135634698159" calcext:value-type="float">
            <text:p>4.4136</text:p>
          </table:table-cell>
          <table:table-cell table:formula="of:=[.A391]*[.C391]" office:value-type="float" office:value="817.229978534813" calcext:value-type="float">
            <text:p>817.2300</text:p>
          </table:table-cell>
          <table:table-cell/>
        </table:table-row>
        <table:table-row table:style-name="ro1">
          <table:table-cell office:value-type="float" office:value="389.999" calcext:value-type="float">
            <text:p>389.999</text:p>
          </table:table-cell>
          <table:table-cell office:value-type="float" office:value="8.1631" calcext:value-type="float">
            <text:p>8.1631</text:p>
          </table:table-cell>
          <table:table-cell table:formula="of:=LOG([.B392]; EXP(1))" office:value-type="float" office:value="2.09962399879232" calcext:value-type="float">
            <text:p>2.100</text:p>
          </table:table-cell>
          <table:table-cell table:formula="of:=[.A392]*[.A392]" office:value-type="float" office:value="152099.220001" calcext:value-type="float">
            <text:p>152099.220</text:p>
          </table:table-cell>
          <table:table-cell table:formula="of:=[.C392]*[.C392]" office:value-type="float" office:value="4.40842093630466" calcext:value-type="float">
            <text:p>4.4084</text:p>
          </table:table-cell>
          <table:table-cell table:formula="of:=[.A392]*[.C392]" office:value-type="float" office:value="818.851259905007" calcext:value-type="float">
            <text:p>818.8513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1523" calcext:value-type="float">
            <text:p>8.1523</text:p>
          </table:table-cell>
          <table:table-cell table:formula="of:=LOG([.B393]; EXP(1))" office:value-type="float" office:value="2.09830009602837" calcext:value-type="float">
            <text:p>2.098</text:p>
          </table:table-cell>
          <table:table-cell table:formula="of:=[.A393]*[.A393]" office:value-type="float" office:value="152881" calcext:value-type="float">
            <text:p>152881.000</text:p>
          </table:table-cell>
          <table:table-cell table:formula="of:=[.C393]*[.C393]" office:value-type="float" office:value="4.40286329299269" calcext:value-type="float">
            <text:p>4.4029</text:p>
          </table:table-cell>
          <table:table-cell table:formula="of:=[.A393]*[.C393]" office:value-type="float" office:value="820.435337547095" calcext:value-type="float">
            <text:p>820.4353</text:p>
          </table:table-cell>
          <table:table-cell/>
        </table:table-row>
        <table:table-row table:style-name="ro1">
          <table:table-cell office:value-type="float" office:value="391.999" calcext:value-type="float">
            <text:p>391.999</text:p>
          </table:table-cell>
          <table:table-cell office:value-type="float" office:value="8.1425" calcext:value-type="float">
            <text:p>8.1425</text:p>
          </table:table-cell>
          <table:table-cell table:formula="of:=LOG([.B394]; EXP(1))" office:value-type="float" office:value="2.09709725816825" calcext:value-type="float">
            <text:p>2.097</text:p>
          </table:table-cell>
          <table:table-cell table:formula="of:=[.A394]*[.A394]" office:value-type="float" office:value="153663.216001" calcext:value-type="float">
            <text:p>153663.216</text:p>
          </table:table-cell>
          <table:table-cell table:formula="of:=[.C394]*[.C394]" office:value-type="float" office:value="4.3978169102168" calcext:value-type="float">
            <text:p>4.3978</text:p>
          </table:table-cell>
          <table:table-cell table:formula="of:=[.A394]*[.C394]" office:value-type="float" office:value="822.060028104696" calcext:value-type="float">
            <text:p>822.060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.1327" calcext:value-type="float">
            <text:p>8.1327</text:p>
          </table:table-cell>
          <table:table-cell table:formula="of:=LOG([.B395]; EXP(1))" office:value-type="float" office:value="2.09589297174665" calcext:value-type="float">
            <text:p>2.096</text:p>
          </table:table-cell>
          <table:table-cell table:formula="of:=[.A395]*[.A395]" office:value-type="float" office:value="154449" calcext:value-type="float">
            <text:p>154449.000</text:p>
          </table:table-cell>
          <table:table-cell table:formula="of:=[.C395]*[.C395]" office:value-type="float" office:value="4.39276734901701" calcext:value-type="float">
            <text:p>4.3928</text:p>
          </table:table-cell>
          <table:table-cell table:formula="of:=[.A395]*[.C395]" office:value-type="float" office:value="823.685937896434" calcext:value-type="float">
            <text:p>823.6859</text:p>
          </table:table-cell>
          <table:table-cell/>
        </table:table-row>
        <table:table-row table:style-name="ro1">
          <table:table-cell office:value-type="float" office:value="393.999" calcext:value-type="float">
            <text:p>393.999</text:p>
          </table:table-cell>
          <table:table-cell office:value-type="float" office:value="8.1232" calcext:value-type="float">
            <text:p>8.1232</text:p>
          </table:table-cell>
          <table:table-cell table:formula="of:=LOG([.B396]; EXP(1))" office:value-type="float" office:value="2.09472416521099" calcext:value-type="float">
            <text:p>2.095</text:p>
          </table:table-cell>
          <table:table-cell table:formula="of:=[.A396]*[.A396]" office:value-type="float" office:value="155235.212001" calcext:value-type="float">
            <text:p>155235.212</text:p>
          </table:table-cell>
          <table:table-cell table:formula="of:=[.C396]*[.C396]" office:value-type="float" office:value="4.38786932831889" calcext:value-type="float">
            <text:p>4.3879</text:p>
          </table:table-cell>
          <table:table-cell table:formula="of:=[.A396]*[.C396]" office:value-type="float" office:value="825.319226368966" calcext:value-type="float">
            <text:p>825.3192</text:p>
          </table:table-cell>
          <table:table-cell/>
        </table:table-row>
        <table:table-row table:style-name="ro1">
          <table:table-cell office:value-type="float" office:value="395.004" calcext:value-type="float">
            <text:p>395.004</text:p>
          </table:table-cell>
          <table:table-cell office:value-type="float" office:value="8.1118" calcext:value-type="float">
            <text:p>8.1118</text:p>
          </table:table-cell>
          <table:table-cell table:formula="of:=LOG([.B397]; EXP(1))" office:value-type="float" office:value="2.09331979171254" calcext:value-type="float">
            <text:p>2.093</text:p>
          </table:table-cell>
          <table:table-cell table:formula="of:=[.A397]*[.A397]" office:value-type="float" office:value="156028.160016" calcext:value-type="float">
            <text:p>156028.160</text:p>
          </table:table-cell>
          <table:table-cell table:formula="of:=[.C397]*[.C397]" office:value-type="float" office:value="4.38198775037545" calcext:value-type="float">
            <text:p>4.3820</text:p>
          </table:table-cell>
          <table:table-cell table:formula="of:=[.A397]*[.C397]" office:value-type="float" office:value="826.869691005622" calcext:value-type="float">
            <text:p>826.8697</text:p>
          </table:table-cell>
          <table:table-cell/>
        </table:table-row>
        <table:table-row table:style-name="ro1">
          <table:table-cell office:value-type="float" office:value="395.999" calcext:value-type="float">
            <text:p>395.999</text:p>
          </table:table-cell>
          <table:table-cell office:value-type="float" office:value="8.1024" calcext:value-type="float">
            <text:p>8.1024</text:p>
          </table:table-cell>
          <table:table-cell table:formula="of:=LOG([.B398]; EXP(1))" office:value-type="float" office:value="2.09216031408761" calcext:value-type="float">
            <text:p>2.092</text:p>
          </table:table-cell>
          <table:table-cell table:formula="of:=[.A398]*[.A398]" office:value-type="float" office:value="156815.208001" calcext:value-type="float">
            <text:p>156815.208</text:p>
          </table:table-cell>
          <table:table-cell table:formula="of:=[.C398]*[.C398]" office:value-type="float" office:value="4.37713477984317" calcext:value-type="float">
            <text:p>4.3771</text:p>
          </table:table-cell>
          <table:table-cell table:formula="of:=[.A398]*[.C398]" office:value-type="float" office:value="828.49339221838" calcext:value-type="float">
            <text:p>828.4934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.0924" calcext:value-type="float">
            <text:p>8.0924</text:p>
          </table:table-cell>
          <table:table-cell table:formula="of:=LOG([.B399]; EXP(1))" office:value-type="float" office:value="2.09092534962112" calcext:value-type="float">
            <text:p>2.091</text:p>
          </table:table-cell>
          <table:table-cell table:formula="of:=[.A399]*[.A399]" office:value-type="float" office:value="157609" calcext:value-type="float">
            <text:p>157609.000</text:p>
          </table:table-cell>
          <table:table-cell table:formula="of:=[.C399]*[.C399]" office:value-type="float" office:value="4.37196881768821" calcext:value-type="float">
            <text:p>4.3720</text:p>
          </table:table-cell>
          <table:table-cell table:formula="of:=[.A399]*[.C399]" office:value-type="float" office:value="830.097363799585" calcext:value-type="float">
            <text:p>830.0974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.0816" calcext:value-type="float">
            <text:p>8.0816</text:p>
          </table:table-cell>
          <table:table-cell table:formula="of:=LOG([.B400]; EXP(1))" office:value-type="float" office:value="2.08958987273165" calcext:value-type="float">
            <text:p>2.090</text:p>
          </table:table-cell>
          <table:table-cell table:formula="of:=[.A400]*[.A400]" office:value-type="float" office:value="158404" calcext:value-type="float">
            <text:p>158404.000</text:p>
          </table:table-cell>
          <table:table-cell table:formula="of:=[.C400]*[.C400]" office:value-type="float" office:value="4.36638583622268" calcext:value-type="float">
            <text:p>4.3664</text:p>
          </table:table-cell>
          <table:table-cell table:formula="of:=[.A400]*[.C400]" office:value-type="float" office:value="831.656769347197" calcext:value-type="float">
            <text:p>831.6568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.0715" calcext:value-type="float">
            <text:p>8.0715</text:p>
          </table:table-cell>
          <table:table-cell table:formula="of:=LOG([.B401]; EXP(1))" office:value-type="float" office:value="2.08833933861545" calcext:value-type="float">
            <text:p>2.088</text:p>
          </table:table-cell>
          <table:table-cell table:formula="of:=[.A401]*[.A401]" office:value-type="float" office:value="159201" calcext:value-type="float">
            <text:p>159201.000</text:p>
          </table:table-cell>
          <table:table-cell table:formula="of:=[.C401]*[.C401]" office:value-type="float" office:value="4.3611611932088" calcext:value-type="float">
            <text:p>4.3612</text:p>
          </table:table-cell>
          <table:table-cell table:formula="of:=[.A401]*[.C401]" office:value-type="float" office:value="833.247396107563" calcext:value-type="float">
            <text:p>833.247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0611" calcext:value-type="float">
            <text:p>8.0611</text:p>
          </table:table-cell>
          <table:table-cell table:formula="of:=LOG([.B402]; EXP(1))" office:value-type="float" office:value="2.08705002363328" calcext:value-type="float">
            <text:p>2.087</text:p>
          </table:table-cell>
          <table:table-cell table:formula="of:=[.A402]*[.A402]" office:value-type="float" office:value="160000" calcext:value-type="float">
            <text:p>160000.000</text:p>
          </table:table-cell>
          <table:table-cell table:formula="of:=[.C402]*[.C402]" office:value-type="float" office:value="4.35577780114766" calcext:value-type="float">
            <text:p>4.3558</text:p>
          </table:table-cell>
          <table:table-cell table:formula="of:=[.A402]*[.C402]" office:value-type="float" office:value="834.82000945331" calcext:value-type="float">
            <text:p>834.8200</text:p>
          </table:table-cell>
          <table:table-cell/>
        </table:table-row>
        <table:table-row table:style-name="ro1">
          <table:table-cell office:value-type="float" office:value="400.999" calcext:value-type="float">
            <text:p>400.999</text:p>
          </table:table-cell>
          <table:table-cell office:value-type="float" office:value="8.0512" calcext:value-type="float">
            <text:p>8.0512</text:p>
          </table:table-cell>
          <table:table-cell table:formula="of:=LOG([.B403]; EXP(1))" office:value-type="float" office:value="2.08582114864388" calcext:value-type="float">
            <text:p>2.086</text:p>
          </table:table-cell>
          <table:table-cell table:formula="of:=[.A403]*[.A403]" office:value-type="float" office:value="160800.198001" calcext:value-type="float">
            <text:p>160800.198</text:p>
          </table:table-cell>
          <table:table-cell table:formula="of:=[.C403]*[.C403]" office:value-type="float" office:value="4.35064986413005" calcext:value-type="float">
            <text:p>4.3506</text:p>
          </table:table-cell>
          <table:table-cell table:formula="of:=[.A403]*[.C403]" office:value-type="float" office:value="836.412194785045" calcext:value-type="float">
            <text:p>836.4122</text:p>
          </table:table-cell>
          <table:table-cell/>
        </table:table-row>
        <table:table-row table:style-name="ro1">
          <table:table-cell office:value-type="float" office:value="401.999" calcext:value-type="float">
            <text:p>401.999</text:p>
          </table:table-cell>
          <table:table-cell office:value-type="float" office:value="8.0415" calcext:value-type="float">
            <text:p>8.0415</text:p>
          </table:table-cell>
          <table:table-cell table:formula="of:=LOG([.B404]; EXP(1))" office:value-type="float" office:value="2.08461563295356" calcext:value-type="float">
            <text:p>2.085</text:p>
          </table:table-cell>
          <table:table-cell table:formula="of:=[.A404]*[.A404]" office:value-type="float" office:value="161603.196001" calcext:value-type="float">
            <text:p>161603.196</text:p>
          </table:table-cell>
          <table:table-cell table:formula="of:=[.C404]*[.C404]" office:value-type="float" office:value="4.34562233715439" calcext:value-type="float">
            <text:p>4.3456</text:p>
          </table:table-cell>
          <table:table-cell table:formula="of:=[.A404]*[.C404]" office:value-type="float" office:value="838.0133998317" calcext:value-type="float">
            <text:p>838.0134</text:p>
          </table:table-cell>
          <table:table-cell/>
        </table:table-row>
        <table:table-row table:style-name="ro1">
          <table:table-cell office:value-type="float" office:value="402.999" calcext:value-type="float">
            <text:p>402.999</text:p>
          </table:table-cell>
          <table:table-cell office:value-type="float" office:value="8.0308" calcext:value-type="float">
            <text:p>8.0308</text:p>
          </table:table-cell>
          <table:table-cell table:formula="of:=LOG([.B405]; EXP(1))" office:value-type="float" office:value="2.08328414939729" calcext:value-type="float">
            <text:p>2.083</text:p>
          </table:table-cell>
          <table:table-cell table:formula="of:=[.A405]*[.A405]" office:value-type="float" office:value="162408.194001" calcext:value-type="float">
            <text:p>162408.194</text:p>
          </table:table-cell>
          <table:table-cell table:formula="of:=[.C405]*[.C405]" office:value-type="float" office:value="4.34007284712997" calcext:value-type="float">
            <text:p>4.3401</text:p>
          </table:table-cell>
          <table:table-cell table:formula="of:=[.A405]*[.C405]" office:value-type="float" office:value="839.561428922957" calcext:value-type="float">
            <text:p>839.5614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.0216" calcext:value-type="float">
            <text:p>8.0216</text:p>
          </table:table-cell>
          <table:table-cell table:formula="of:=LOG([.B406]; EXP(1))" office:value-type="float" office:value="2.08213790322758" calcext:value-type="float">
            <text:p>2.082</text:p>
          </table:table-cell>
          <table:table-cell table:formula="of:=[.A406]*[.A406]" office:value-type="float" office:value="163216" calcext:value-type="float">
            <text:p>163216.000</text:p>
          </table:table-cell>
          <table:table-cell table:formula="of:=[.C406]*[.C406]" office:value-type="float" office:value="4.33529824805694" calcext:value-type="float">
            <text:p>4.3353</text:p>
          </table:table-cell>
          <table:table-cell table:formula="of:=[.A406]*[.C406]" office:value-type="float" office:value="841.183712903942" calcext:value-type="float">
            <text:p>841.1837</text:p>
          </table:table-cell>
          <table:table-cell/>
        </table:table-row>
        <table:table-row table:style-name="ro1">
          <table:table-cell office:value-type="float" office:value="404.999" calcext:value-type="float">
            <text:p>404.999</text:p>
          </table:table-cell>
          <table:table-cell office:value-type="float" office:value="8.0116" calcext:value-type="float">
            <text:p>8.0116</text:p>
          </table:table-cell>
          <table:table-cell table:formula="of:=LOG([.B407]; EXP(1))" office:value-type="float" office:value="2.08089049144494" calcext:value-type="float">
            <text:p>2.081</text:p>
          </table:table-cell>
          <table:table-cell table:formula="of:=[.A407]*[.A407]" office:value-type="float" office:value="164024.190001" calcext:value-type="float">
            <text:p>164024.190</text:p>
          </table:table-cell>
          <table:table-cell table:formula="of:=[.C407]*[.C407]" office:value-type="float" office:value="4.33010523738597" calcext:value-type="float">
            <text:p>4.3301</text:p>
          </table:table-cell>
          <table:table-cell table:formula="of:=[.A407]*[.C407]" office:value-type="float" office:value="842.75856814471" calcext:value-type="float">
            <text:p>842.7586</text:p>
          </table:table-cell>
          <table:table-cell/>
        </table:table-row>
        <table:table-row table:style-name="ro1">
          <table:table-cell office:value-type="float" office:value="405.999" calcext:value-type="float">
            <text:p>405.999</text:p>
          </table:table-cell>
          <table:table-cell office:value-type="float" office:value="8.0018" calcext:value-type="float">
            <text:p>8.0018</text:p>
          </table:table-cell>
          <table:table-cell table:formula="of:=LOG([.B408]; EXP(1))" office:value-type="float" office:value="2.07966651637113" calcext:value-type="float">
            <text:p>2.080</text:p>
          </table:table-cell>
          <table:table-cell table:formula="of:=[.A408]*[.A408]" office:value-type="float" office:value="164835.188001" calcext:value-type="float">
            <text:p>164835.188</text:p>
          </table:table-cell>
          <table:table-cell table:formula="of:=[.C408]*[.C408]" office:value-type="float" office:value="4.32501281931524" calcext:value-type="float">
            <text:p>4.3250</text:p>
          </table:table-cell>
          <table:table-cell table:formula="of:=[.A408]*[.C408]" office:value-type="float" office:value="844.342525980163" calcext:value-type="float">
            <text:p>844.3425</text:p>
          </table:table-cell>
          <table:table-cell/>
        </table:table-row>
        <table:table-row table:style-name="ro1">
          <table:table-cell office:value-type="float" office:value="406.999" calcext:value-type="float">
            <text:p>406.999</text:p>
          </table:table-cell>
          <table:table-cell office:value-type="float" office:value="7.9918" calcext:value-type="float">
            <text:p>7.9918</text:p>
          </table:table-cell>
          <table:table-cell table:formula="of:=LOG([.B409]; EXP(1))" office:value-type="float" office:value="2.0784160160081" calcext:value-type="float">
            <text:p>2.078</text:p>
          </table:table-cell>
          <table:table-cell table:formula="of:=[.A409]*[.A409]" office:value-type="float" office:value="165648.186001" calcext:value-type="float">
            <text:p>165648.186</text:p>
          </table:table-cell>
          <table:table-cell table:formula="of:=[.C409]*[.C409]" office:value-type="float" office:value="4.31981313559897" calcext:value-type="float">
            <text:p>4.3198</text:p>
          </table:table-cell>
          <table:table-cell table:formula="of:=[.A409]*[.C409]" office:value-type="float" office:value="845.913240099279" calcext:value-type="float">
            <text:p>845.9132</text:p>
          </table:table-cell>
          <table:table-cell/>
        </table:table-row>
        <table:table-row table:style-name="ro1">
          <table:table-cell office:value-type="float" office:value="407.999" calcext:value-type="float">
            <text:p>407.999</text:p>
          </table:table-cell>
          <table:table-cell office:value-type="float" office:value="7.9808" calcext:value-type="float">
            <text:p>7.9808</text:p>
          </table:table-cell>
          <table:table-cell table:formula="of:=LOG([.B410]; EXP(1))" office:value-type="float" office:value="2.07703865706353" calcext:value-type="float">
            <text:p>2.077</text:p>
          </table:table-cell>
          <table:table-cell table:formula="of:=[.A410]*[.A410]" office:value-type="float" office:value="166463.184001" calcext:value-type="float">
            <text:p>166463.184</text:p>
          </table:table-cell>
          <table:table-cell table:formula="of:=[.C410]*[.C410]" office:value-type="float" office:value="4.31408958293626" calcext:value-type="float">
            <text:p>4.3141</text:p>
          </table:table-cell>
          <table:table-cell table:formula="of:=[.A410]*[.C410]" office:value-type="float" office:value="847.429695043262" calcext:value-type="float">
            <text:p>847.4297</text:p>
          </table:table-cell>
          <table:table-cell/>
        </table:table-row>
        <table:table-row table:style-name="ro1">
          <table:table-cell office:value-type="float" office:value="408.999" calcext:value-type="float">
            <text:p>408.999</text:p>
          </table:table-cell>
          <table:table-cell office:value-type="float" office:value="7.9713" calcext:value-type="float">
            <text:p>7.9713</text:p>
          </table:table-cell>
          <table:table-cell table:formula="of:=LOG([.B411]; EXP(1))" office:value-type="float" office:value="2.07584759116962" calcext:value-type="float">
            <text:p>2.076</text:p>
          </table:table-cell>
          <table:table-cell table:formula="of:=[.A411]*[.A411]" office:value-type="float" office:value="167280.182001" calcext:value-type="float">
            <text:p>167280.182</text:p>
          </table:table-cell>
          <table:table-cell table:formula="of:=[.C411]*[.C411]" office:value-type="float" office:value="4.30914322176471" calcext:value-type="float">
            <text:p>4.3091</text:p>
          </table:table-cell>
          <table:table-cell table:formula="of:=[.A411]*[.C411]" office:value-type="float" office:value="849.019588940783" calcext:value-type="float">
            <text:p>849.0196</text:p>
          </table:table-cell>
          <table:table-cell/>
        </table:table-row>
        <table:table-row table:style-name="ro1">
          <table:table-cell office:value-type="float" office:value="409.999" calcext:value-type="float">
            <text:p>409.999</text:p>
          </table:table-cell>
          <table:table-cell office:value-type="float" office:value="7.9608" calcext:value-type="float">
            <text:p>7.9608</text:p>
          </table:table-cell>
          <table:table-cell table:formula="of:=LOG([.B412]; EXP(1))" office:value-type="float" office:value="2.07452949731881" calcext:value-type="float">
            <text:p>2.075</text:p>
          </table:table-cell>
          <table:table-cell table:formula="of:=[.A412]*[.A412]" office:value-type="float" office:value="168099.180001" calcext:value-type="float">
            <text:p>168099.180</text:p>
          </table:table-cell>
          <table:table-cell table:formula="of:=[.C412]*[.C412]" office:value-type="float" office:value="4.30367263524586" calcext:value-type="float">
            <text:p>4.3037</text:p>
          </table:table-cell>
          <table:table-cell table:formula="of:=[.A412]*[.C412]" office:value-type="float" office:value="850.555019371217" calcext:value-type="float">
            <text:p>850.555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9509" calcext:value-type="float">
            <text:p>7.9509</text:p>
          </table:table-cell>
          <table:table-cell table:formula="of:=LOG([.B413]; EXP(1))" office:value-type="float" office:value="2.07328512980592" calcext:value-type="float">
            <text:p>2.073</text:p>
          </table:table-cell>
          <table:table-cell table:formula="of:=[.A413]*[.A413]" office:value-type="float" office:value="168921" calcext:value-type="float">
            <text:p>168921.000</text:p>
          </table:table-cell>
          <table:table-cell table:formula="of:=[.C413]*[.C413]" office:value-type="float" office:value="4.29851122947435" calcext:value-type="float">
            <text:p>4.2985</text:p>
          </table:table-cell>
          <table:table-cell table:formula="of:=[.A413]*[.C413]" office:value-type="float" office:value="852.120188350233" calcext:value-type="float">
            <text:p>852.1202</text:p>
          </table:table-cell>
          <table:table-cell/>
        </table:table-row>
        <table:table-row table:style-name="ro1">
          <table:table-cell office:value-type="float" office:value="411.999" calcext:value-type="float">
            <text:p>411.999</text:p>
          </table:table-cell>
          <table:table-cell office:value-type="float" office:value="7.9414" calcext:value-type="float">
            <text:p>7.9414</text:p>
          </table:table-cell>
          <table:table-cell table:formula="of:=LOG([.B414]; EXP(1))" office:value-type="float" office:value="2.07208958213421" calcext:value-type="float">
            <text:p>2.072</text:p>
          </table:table-cell>
          <table:table-cell table:formula="of:=[.A414]*[.A414]" office:value-type="float" office:value="169743.176001" calcext:value-type="float">
            <text:p>169743.176</text:p>
          </table:table-cell>
          <table:table-cell table:formula="of:=[.C414]*[.C414]" office:value-type="float" office:value="4.29355523638912" calcext:value-type="float">
            <text:p>4.2936</text:p>
          </table:table-cell>
          <table:table-cell table:formula="of:=[.A414]*[.C414]" office:value-type="float" office:value="853.698835749712" calcext:value-type="float">
            <text:p>853.6988</text:p>
          </table:table-cell>
          <table:table-cell/>
        </table:table-row>
        <table:table-row table:style-name="ro1">
          <table:table-cell office:value-type="float" office:value="413.004" calcext:value-type="float">
            <text:p>413.004</text:p>
          </table:table-cell>
          <table:table-cell office:value-type="float" office:value="7.9309" calcext:value-type="float">
            <text:p>7.9309</text:p>
          </table:table-cell>
          <table:table-cell table:formula="of:=LOG([.B415]; EXP(1))" office:value-type="float" office:value="2.07076652227122" calcext:value-type="float">
            <text:p>2.071</text:p>
          </table:table-cell>
          <table:table-cell table:formula="of:=[.A415]*[.A415]" office:value-type="float" office:value="170572.304016" calcext:value-type="float">
            <text:p>170572.304</text:p>
          </table:table-cell>
          <table:table-cell table:formula="of:=[.C415]*[.C415]" office:value-type="float" office:value="4.28807398975924" calcext:value-type="float">
            <text:p>4.2881</text:p>
          </table:table-cell>
          <table:table-cell table:formula="of:=[.A415]*[.C415]" office:value-type="float" office:value="855.234856764102" calcext:value-type="float">
            <text:p>855.2349</text:p>
          </table:table-cell>
          <table:table-cell/>
        </table:table-row>
        <table:table-row table:style-name="ro1">
          <table:table-cell office:value-type="float" office:value="413.999" calcext:value-type="float">
            <text:p>413.999</text:p>
          </table:table-cell>
          <table:table-cell office:value-type="float" office:value="7.9213" calcext:value-type="float">
            <text:p>7.9213</text:p>
          </table:table-cell>
          <table:table-cell table:formula="of:=LOG([.B416]; EXP(1))" office:value-type="float" office:value="2.06955533377075" calcext:value-type="float">
            <text:p>2.070</text:p>
          </table:table-cell>
          <table:table-cell table:formula="of:=[.A416]*[.A416]" office:value-type="float" office:value="171395.172001" calcext:value-type="float">
            <text:p>171395.172</text:p>
          </table:table-cell>
          <table:table-cell table:formula="of:=[.C416]*[.C416]" office:value-type="float" office:value="4.28305927953895" calcext:value-type="float">
            <text:p>4.2831</text:p>
          </table:table-cell>
          <table:table-cell table:formula="of:=[.A416]*[.C416]" office:value-type="float" office:value="856.793838625756" calcext:value-type="float">
            <text:p>856.7938</text:p>
          </table:table-cell>
          <table:table-cell/>
        </table:table-row>
        <table:table-row table:style-name="ro1">
          <table:table-cell office:value-type="float" office:value="414.999" calcext:value-type="float">
            <text:p>414.999</text:p>
          </table:table-cell>
          <table:table-cell office:value-type="float" office:value="7.9122" calcext:value-type="float">
            <text:p>7.9122</text:p>
          </table:table-cell>
          <table:table-cell table:formula="of:=LOG([.B417]; EXP(1))" office:value-type="float" office:value="2.06840587205957" calcext:value-type="float">
            <text:p>2.068</text:p>
          </table:table-cell>
          <table:table-cell table:formula="of:=[.A417]*[.A417]" office:value-type="float" office:value="172224.170001" calcext:value-type="float">
            <text:p>172224.170</text:p>
          </table:table-cell>
          <table:table-cell table:formula="of:=[.C417]*[.C417]" office:value-type="float" office:value="4.27830285157052" calcext:value-type="float">
            <text:p>4.2783</text:p>
          </table:table-cell>
          <table:table-cell table:formula="of:=[.A417]*[.C417]" office:value-type="float" office:value="858.38636849885" calcext:value-type="float">
            <text:p>858.3864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9022" calcext:value-type="float">
            <text:p>7.9022</text:p>
          </table:table-cell>
          <table:table-cell table:formula="of:=LOG([.B418]; EXP(1))" office:value-type="float" office:value="2.06714120171699" calcext:value-type="float">
            <text:p>2.067</text:p>
          </table:table-cell>
          <table:table-cell table:formula="of:=[.A418]*[.A418]" office:value-type="float" office:value="173056" calcext:value-type="float">
            <text:p>173056.000</text:p>
          </table:table-cell>
          <table:table-cell table:formula="of:=[.C418]*[.C418]" office:value-type="float" office:value="4.27307274783598" calcext:value-type="float">
            <text:p>4.2731</text:p>
          </table:table-cell>
          <table:table-cell table:formula="of:=[.A418]*[.C418]" office:value-type="float" office:value="859.93073991427" calcext:value-type="float">
            <text:p>859.9307</text:p>
          </table:table-cell>
          <table:table-cell/>
        </table:table-row>
        <table:table-row table:style-name="ro1">
          <table:table-cell office:value-type="float" office:value="416.999" calcext:value-type="float">
            <text:p>416.999</text:p>
          </table:table-cell>
          <table:table-cell office:value-type="float" office:value="7.892" calcext:value-type="float">
            <text:p>7.892</text:p>
          </table:table-cell>
          <table:table-cell table:formula="of:=LOG([.B419]; EXP(1))" office:value-type="float" office:value="2.06584958816037" calcext:value-type="float">
            <text:p>2.066</text:p>
          </table:table-cell>
          <table:table-cell table:formula="of:=[.A419]*[.A419]" office:value-type="float" office:value="173888.166001" calcext:value-type="float">
            <text:p>173888.166</text:p>
          </table:table-cell>
          <table:table-cell table:formula="of:=[.C419]*[.C419]" office:value-type="float" office:value="4.26773452090237" calcext:value-type="float">
            <text:p>4.2677</text:p>
          </table:table-cell>
          <table:table-cell table:formula="of:=[.A419]*[.C419]" office:value-type="float" office:value="861.457212413286" calcext:value-type="float">
            <text:p>861.4572</text:p>
          </table:table-cell>
          <table:table-cell/>
        </table:table-row>
        <table:table-row table:style-name="ro1">
          <table:table-cell office:value-type="float" office:value="417.999" calcext:value-type="float">
            <text:p>417.999</text:p>
          </table:table-cell>
          <table:table-cell office:value-type="float" office:value="7.8822" calcext:value-type="float">
            <text:p>7.8822</text:p>
          </table:table-cell>
          <table:table-cell table:formula="of:=LOG([.B420]; EXP(1))" office:value-type="float" office:value="2.06460705272138" calcext:value-type="float">
            <text:p>2.065</text:p>
          </table:table-cell>
          <table:table-cell table:formula="of:=[.A420]*[.A420]" office:value-type="float" office:value="174723.164001" calcext:value-type="float">
            <text:p>174723.164</text:p>
          </table:table-cell>
          <table:table-cell table:formula="of:=[.C420]*[.C420]" office:value-type="float" office:value="4.26260228214686" calcext:value-type="float">
            <text:p>4.2626</text:p>
          </table:table-cell>
          <table:table-cell table:formula="of:=[.A420]*[.C420]" office:value-type="float" office:value="863.003683430484" calcext:value-type="float">
            <text:p>863.0037</text:p>
          </table:table-cell>
          <table:table-cell/>
        </table:table-row>
        <table:table-row table:style-name="ro1">
          <table:table-cell office:value-type="float" office:value="419.005" calcext:value-type="float">
            <text:p>419.005</text:p>
          </table:table-cell>
          <table:table-cell office:value-type="float" office:value="7.8711" calcext:value-type="float">
            <text:p>7.8711</text:p>
          </table:table-cell>
          <table:table-cell table:formula="of:=LOG([.B421]; EXP(1))" office:value-type="float" office:value="2.06319782394557" calcext:value-type="float">
            <text:p>2.063</text:p>
          </table:table-cell>
          <table:table-cell table:formula="of:=[.A421]*[.A421]" office:value-type="float" office:value="175565.190025" calcext:value-type="float">
            <text:p>175565.190</text:p>
          </table:table-cell>
          <table:table-cell table:formula="of:=[.C421]*[.C421]" office:value-type="float" office:value="4.25678526073374" calcext:value-type="float">
            <text:p>4.2568</text:p>
          </table:table-cell>
          <table:table-cell table:formula="of:=[.A421]*[.C421]" office:value-type="float" office:value="864.490204222314" calcext:value-type="float">
            <text:p>864.4902</text:p>
          </table:table-cell>
          <table:table-cell/>
        </table:table-row>
        <table:table-row table:style-name="ro1">
          <table:table-cell office:value-type="float" office:value="419.999" calcext:value-type="float">
            <text:p>419.999</text:p>
          </table:table-cell>
          <table:table-cell office:value-type="float" office:value="7.8621" calcext:value-type="float">
            <text:p>7.8621</text:p>
          </table:table-cell>
          <table:table-cell table:formula="of:=LOG([.B422]; EXP(1))" office:value-type="float" office:value="2.0620537463286" calcext:value-type="float">
            <text:p>2.062</text:p>
          </table:table-cell>
          <table:table-cell table:formula="of:=[.A422]*[.A422]" office:value-type="float" office:value="176399.160001" calcext:value-type="float">
            <text:p>176399.160</text:p>
          </table:table-cell>
          <table:table-cell table:formula="of:=[.C422]*[.C422]" office:value-type="float" office:value="4.2520656527478" calcext:value-type="float">
            <text:p>4.2521</text:p>
          </table:table-cell>
          <table:table-cell table:formula="of:=[.A422]*[.C422]" office:value-type="float" office:value="866.060511404264" calcext:value-type="float">
            <text:p>866.0605</text:p>
          </table:table-cell>
          <table:table-cell/>
        </table:table-row>
        <table:table-row table:style-name="ro1">
          <table:table-cell office:value-type="float" office:value="420.999" calcext:value-type="float">
            <text:p>420.999</text:p>
          </table:table-cell>
          <table:table-cell office:value-type="float" office:value="7.852" calcext:value-type="float">
            <text:p>7.852</text:p>
          </table:table-cell>
          <table:table-cell table:formula="of:=LOG([.B423]; EXP(1))" office:value-type="float" office:value="2.06076827641421" calcext:value-type="float">
            <text:p>2.061</text:p>
          </table:table-cell>
          <table:table-cell table:formula="of:=[.A423]*[.A423]" office:value-type="float" office:value="177240.158001" calcext:value-type="float">
            <text:p>177240.158</text:p>
          </table:table-cell>
          <table:table-cell table:formula="of:=[.C423]*[.C423]" office:value-type="float" office:value="4.24676588907521" calcext:value-type="float">
            <text:p>4.2468</text:p>
          </table:table-cell>
          <table:table-cell table:formula="of:=[.A423]*[.C423]" office:value-type="float" office:value="867.581383602108" calcext:value-type="float">
            <text:p>867.5814</text:p>
          </table:table-cell>
          <table:table-cell/>
        </table:table-row>
        <table:table-row table:style-name="ro1">
          <table:table-cell office:value-type="float" office:value="421.999" calcext:value-type="float">
            <text:p>421.999</text:p>
          </table:table-cell>
          <table:table-cell office:value-type="float" office:value="7.8433" calcext:value-type="float">
            <text:p>7.8433</text:p>
          </table:table-cell>
          <table:table-cell table:formula="of:=LOG([.B424]; EXP(1))" office:value-type="float" office:value="2.05965966416838" calcext:value-type="float">
            <text:p>2.060</text:p>
          </table:table-cell>
          <table:table-cell table:formula="of:=[.A424]*[.A424]" office:value-type="float" office:value="178083.156001" calcext:value-type="float">
            <text:p>178083.156</text:p>
          </table:table-cell>
          <table:table-cell table:formula="of:=[.C424]*[.C424]" office:value-type="float" office:value="4.2421979322022" calcext:value-type="float">
            <text:p>4.2422</text:p>
          </table:table-cell>
          <table:table-cell table:formula="of:=[.A424]*[.C424]" office:value-type="float" office:value="869.174318619391" calcext:value-type="float">
            <text:p>869.1743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.8331" calcext:value-type="float">
            <text:p>7.8331</text:p>
          </table:table-cell>
          <table:table-cell table:formula="of:=LOG([.B425]; EXP(1))" office:value-type="float" office:value="2.05835834480431" calcext:value-type="float">
            <text:p>2.058</text:p>
          </table:table-cell>
          <table:table-cell table:formula="of:=[.A425]*[.A425]" office:value-type="float" office:value="178929" calcext:value-type="float">
            <text:p>178929.000</text:p>
          </table:table-cell>
          <table:table-cell table:formula="of:=[.C425]*[.C425]" office:value-type="float" office:value="4.23683907562555" calcext:value-type="float">
            <text:p>4.2368</text:p>
          </table:table-cell>
          <table:table-cell table:formula="of:=[.A425]*[.C425]" office:value-type="float" office:value="870.685579852224" calcext:value-type="float">
            <text:p>870.6856</text:p>
          </table:table-cell>
          <table:table-cell/>
        </table:table-row>
        <table:table-row table:style-name="ro1">
          <table:table-cell office:value-type="float" office:value="423.999" calcext:value-type="float">
            <text:p>423.999</text:p>
          </table:table-cell>
          <table:table-cell office:value-type="float" office:value="7.8229" calcext:value-type="float">
            <text:p>7.8229</text:p>
          </table:table-cell>
          <table:table-cell table:formula="of:=LOG([.B426]; EXP(1))" office:value-type="float" office:value="2.05705532980135" calcext:value-type="float">
            <text:p>2.057</text:p>
          </table:table-cell>
          <table:table-cell table:formula="of:=[.A426]*[.A426]" office:value-type="float" office:value="179775.152001" calcext:value-type="float">
            <text:p>179775.152</text:p>
          </table:table-cell>
          <table:table-cell table:formula="of:=[.C426]*[.C426]" office:value-type="float" office:value="4.23147662986415" calcext:value-type="float">
            <text:p>4.2315</text:p>
          </table:table-cell>
          <table:table-cell table:formula="of:=[.A426]*[.C426]" office:value-type="float" office:value="872.189402780444" calcext:value-type="float">
            <text:p>872.1894</text:p>
          </table:table-cell>
          <table:table-cell/>
        </table:table-row>
        <table:table-row table:style-name="ro1">
          <table:table-cell office:value-type="float" office:value="424.999" calcext:value-type="float">
            <text:p>424.999</text:p>
          </table:table-cell>
          <table:table-cell office:value-type="float" office:value="7.8128" calcext:value-type="float">
            <text:p>7.8128</text:p>
          </table:table-cell>
          <table:table-cell table:formula="of:=LOG([.B427]; EXP(1))" office:value-type="float" office:value="2.05576341432526" calcext:value-type="float">
            <text:p>2.056</text:p>
          </table:table-cell>
          <table:table-cell table:formula="of:=[.A427]*[.A427]" office:value-type="float" office:value="180624.150001" calcext:value-type="float">
            <text:p>180624.150</text:p>
          </table:table-cell>
          <table:table-cell table:formula="of:=[.C427]*[.C427]" office:value-type="float" office:value="4.22616321567825" calcext:value-type="float">
            <text:p>4.2262</text:p>
          </table:table-cell>
          <table:table-cell table:formula="of:=[.A427]*[.C427]" office:value-type="float" office:value="873.697395324821" calcext:value-type="float">
            <text:p>873.6974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.8038" calcext:value-type="float">
            <text:p>7.8038</text:p>
          </table:table-cell>
          <table:table-cell table:formula="of:=LOG([.B428]; EXP(1))" office:value-type="float" office:value="2.05461079454933" calcext:value-type="float">
            <text:p>2.055</text:p>
          </table:table-cell>
          <table:table-cell table:formula="of:=[.A428]*[.A428]" office:value-type="float" office:value="181476" calcext:value-type="float">
            <text:p>181476.000</text:p>
          </table:table-cell>
          <table:table-cell table:formula="of:=[.C428]*[.C428]" office:value-type="float" office:value="4.22142551707862" calcext:value-type="float">
            <text:p>4.2214</text:p>
          </table:table-cell>
          <table:table-cell table:formula="of:=[.A428]*[.C428]" office:value-type="float" office:value="875.264198478014" calcext:value-type="float">
            <text:p>875.2642</text:p>
          </table:table-cell>
          <table:table-cell/>
        </table:table-row>
        <table:table-row table:style-name="ro1">
          <table:table-cell office:value-type="float" office:value="426.999" calcext:value-type="float">
            <text:p>426.999</text:p>
          </table:table-cell>
          <table:table-cell office:value-type="float" office:value="7.793" calcext:value-type="float">
            <text:p>7.793</text:p>
          </table:table-cell>
          <table:table-cell table:formula="of:=LOG([.B429]; EXP(1))" office:value-type="float" office:value="2.05322589486142" calcext:value-type="float">
            <text:p>2.053</text:p>
          </table:table-cell>
          <table:table-cell table:formula="of:=[.A429]*[.A429]" office:value-type="float" office:value="182328.146001" calcext:value-type="float">
            <text:p>182328.146</text:p>
          </table:table-cell>
          <table:table-cell table:formula="of:=[.C429]*[.C429]" office:value-type="float" office:value="4.2157365753295" calcext:value-type="float">
            <text:p>4.2157</text:p>
          </table:table-cell>
          <table:table-cell table:formula="of:=[.A429]*[.C429]" office:value-type="float" office:value="876.725403879933" calcext:value-type="float">
            <text:p>876.725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7827" calcext:value-type="float">
            <text:p>7.7827</text:p>
          </table:table-cell>
          <table:table-cell table:formula="of:=LOG([.B430]; EXP(1))" office:value-type="float" office:value="2.05190332168636" calcext:value-type="float">
            <text:p>2.052</text:p>
          </table:table-cell>
          <table:table-cell table:formula="of:=[.A430]*[.A430]" office:value-type="float" office:value="183184" calcext:value-type="float">
            <text:p>183184.000</text:p>
          </table:table-cell>
          <table:table-cell table:formula="of:=[.C430]*[.C430]" office:value-type="float" office:value="4.21030724154753" calcext:value-type="float">
            <text:p>4.2103</text:p>
          </table:table-cell>
          <table:table-cell table:formula="of:=[.A430]*[.C430]" office:value-type="float" office:value="878.214621681764" calcext:value-type="float">
            <text:p>878.2146</text:p>
          </table:table-cell>
          <table:table-cell/>
        </table:table-row>
        <table:table-row table:style-name="ro1">
          <table:table-cell office:value-type="float" office:value="428.999" calcext:value-type="float">
            <text:p>428.999</text:p>
          </table:table-cell>
          <table:table-cell office:value-type="float" office:value="7.7735" calcext:value-type="float">
            <text:p>7.7735</text:p>
          </table:table-cell>
          <table:table-cell table:formula="of:=LOG([.B431]; EXP(1))" office:value-type="float" office:value="2.05072051340766" calcext:value-type="float">
            <text:p>2.051</text:p>
          </table:table-cell>
          <table:table-cell table:formula="of:=[.A431]*[.A431]" office:value-type="float" office:value="184040.142001" calcext:value-type="float">
            <text:p>184040.142</text:p>
          </table:table-cell>
          <table:table-cell table:formula="of:=[.C431]*[.C431]" office:value-type="float" office:value="4.20545462411097" calcext:value-type="float">
            <text:p>4.2055</text:p>
          </table:table-cell>
          <table:table-cell table:formula="of:=[.A431]*[.C431]" office:value-type="float" office:value="879.757049531372" calcext:value-type="float">
            <text:p>879.7570</text:p>
          </table:table-cell>
          <table:table-cell/>
        </table:table-row>
        <table:table-row table:style-name="ro1">
          <table:table-cell office:value-type="float" office:value="429.999" calcext:value-type="float">
            <text:p>429.999</text:p>
          </table:table-cell>
          <table:table-cell office:value-type="float" office:value="7.7641" calcext:value-type="float">
            <text:p>7.7641</text:p>
          </table:table-cell>
          <table:table-cell table:formula="of:=LOG([.B432]; EXP(1))" office:value-type="float" office:value="2.0495105451826" calcext:value-type="float">
            <text:p>2.050</text:p>
          </table:table-cell>
          <table:table-cell table:formula="of:=[.A432]*[.A432]" office:value-type="float" office:value="184899.140001" calcext:value-type="float">
            <text:p>184899.140</text:p>
          </table:table-cell>
          <table:table-cell table:formula="of:=[.C432]*[.C432]" office:value-type="float" office:value="4.20049347481469" calcext:value-type="float">
            <text:p>4.2005</text:p>
          </table:table-cell>
          <table:table-cell table:formula="of:=[.A432]*[.C432]" office:value-type="float" office:value="881.287484917974" calcext:value-type="float">
            <text:p>881.2875</text:p>
          </table:table-cell>
          <table:table-cell/>
        </table:table-row>
        <table:table-row table:style-name="ro1">
          <table:table-cell office:value-type="float" office:value="430.999" calcext:value-type="float">
            <text:p>430.999</text:p>
          </table:table-cell>
          <table:table-cell office:value-type="float" office:value="7.7539" calcext:value-type="float">
            <text:p>7.7539</text:p>
          </table:table-cell>
          <table:table-cell table:formula="of:=LOG([.B433]; EXP(1))" office:value-type="float" office:value="2.04819594259606" calcext:value-type="float">
            <text:p>2.048</text:p>
          </table:table-cell>
          <table:table-cell table:formula="of:=[.A433]*[.A433]" office:value-type="float" office:value="185760.138001" calcext:value-type="float">
            <text:p>185760.138</text:p>
          </table:table-cell>
          <table:table-cell table:formula="of:=[.C433]*[.C433]" office:value-type="float" office:value="4.19510661926698" calcext:value-type="float">
            <text:p>4.1951</text:p>
          </table:table-cell>
          <table:table-cell table:formula="of:=[.A433]*[.C433]" office:value-type="float" office:value="882.770403062961" calcext:value-type="float">
            <text:p>882.7704</text:p>
          </table:table-cell>
          <table:table-cell/>
        </table:table-row>
        <table:table-row table:style-name="ro1">
          <table:table-cell office:value-type="float" office:value="431.999" calcext:value-type="float">
            <text:p>431.999</text:p>
          </table:table-cell>
          <table:table-cell office:value-type="float" office:value="7.7447" calcext:value-type="float">
            <text:p>7.7447</text:p>
          </table:table-cell>
          <table:table-cell table:formula="of:=LOG([.B434]; EXP(1))" office:value-type="float" office:value="2.0470087384511" calcext:value-type="float">
            <text:p>2.047</text:p>
          </table:table-cell>
          <table:table-cell table:formula="of:=[.A434]*[.A434]" office:value-type="float" office:value="186623.136001" calcext:value-type="float">
            <text:p>186623.136</text:p>
          </table:table-cell>
          <table:table-cell table:formula="of:=[.C434]*[.C434]" office:value-type="float" office:value="4.19024477529516" calcext:value-type="float">
            <text:p>4.1902</text:p>
          </table:table-cell>
          <table:table-cell table:formula="of:=[.A434]*[.C434]" office:value-type="float" office:value="884.305728002136" calcext:value-type="float">
            <text:p>884.3057</text:p>
          </table:table-cell>
          <table:table-cell/>
        </table:table-row>
        <table:table-row table:style-name="ro1">
          <table:table-cell office:value-type="float" office:value="432.999" calcext:value-type="float">
            <text:p>432.999</text:p>
          </table:table-cell>
          <table:table-cell office:value-type="float" office:value="7.7338" calcext:value-type="float">
            <text:p>7.7338</text:p>
          </table:table-cell>
          <table:table-cell table:formula="of:=LOG([.B435]; EXP(1))" office:value-type="float" office:value="2.04560033301106" calcext:value-type="float">
            <text:p>2.046</text:p>
          </table:table-cell>
          <table:table-cell table:formula="of:=[.A435]*[.A435]" office:value-type="float" office:value="187488.134001" calcext:value-type="float">
            <text:p>187488.134</text:p>
          </table:table-cell>
          <table:table-cell table:formula="of:=[.C435]*[.C435]" office:value-type="float" office:value="4.18448072241498" calcext:value-type="float">
            <text:p>4.1845</text:p>
          </table:table-cell>
          <table:table-cell table:formula="of:=[.A435]*[.C435]" office:value-type="float" office:value="885.742898593458" calcext:value-type="float">
            <text:p>885.7429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7254" calcext:value-type="float">
            <text:p>7.7254</text:p>
          </table:table-cell>
          <table:table-cell table:formula="of:=LOG([.B436]; EXP(1))" office:value-type="float" office:value="2.04451360137855" calcext:value-type="float">
            <text:p>2.045</text:p>
          </table:table-cell>
          <table:table-cell table:formula="of:=[.A436]*[.A436]" office:value-type="float" office:value="188356" calcext:value-type="float">
            <text:p>188356.000</text:p>
          </table:table-cell>
          <table:table-cell table:formula="of:=[.C436]*[.C436]" office:value-type="float" office:value="4.18003586622189" calcext:value-type="float">
            <text:p>4.1800</text:p>
          </table:table-cell>
          <table:table-cell table:formula="of:=[.A436]*[.C436]" office:value-type="float" office:value="887.318902998291" calcext:value-type="float">
            <text:p>887.3189</text:p>
          </table:table-cell>
          <table:table-cell/>
        </table:table-row>
        <table:table-row table:style-name="ro1">
          <table:table-cell office:value-type="float" office:value="434.999" calcext:value-type="float">
            <text:p>434.999</text:p>
          </table:table-cell>
          <table:table-cell office:value-type="float" office:value="7.7156" calcext:value-type="float">
            <text:p>7.7156</text:p>
          </table:table-cell>
          <table:table-cell table:formula="of:=LOG([.B437]; EXP(1))" office:value-type="float" office:value="2.04324425336795" calcext:value-type="float">
            <text:p>2.043</text:p>
          </table:table-cell>
          <table:table-cell table:formula="of:=[.A437]*[.A437]" office:value-type="float" office:value="189224.130001" calcext:value-type="float">
            <text:p>189224.130</text:p>
          </table:table-cell>
          <table:table-cell table:formula="of:=[.C437]*[.C437]" office:value-type="float" office:value="4.17484707892114" calcext:value-type="float">
            <text:p>4.1748</text:p>
          </table:table-cell>
          <table:table-cell table:formula="of:=[.A437]*[.C437]" office:value-type="float" office:value="888.809206970804" calcext:value-type="float">
            <text:p>888.8092</text:p>
          </table:table-cell>
          <table:table-cell/>
        </table:table-row>
        <table:table-row table:style-name="ro1">
          <table:table-cell office:value-type="float" office:value="435.999" calcext:value-type="float">
            <text:p>435.999</text:p>
          </table:table-cell>
          <table:table-cell office:value-type="float" office:value="7.706" calcext:value-type="float">
            <text:p>7.706</text:p>
          </table:table-cell>
          <table:table-cell table:formula="of:=LOG([.B438]; EXP(1))" office:value-type="float" office:value="2.04199924620397" calcext:value-type="float">
            <text:p>2.042</text:p>
          </table:table-cell>
          <table:table-cell table:formula="of:=[.A438]*[.A438]" office:value-type="float" office:value="190095.128001" calcext:value-type="float">
            <text:p>190095.128</text:p>
          </table:table-cell>
          <table:table-cell table:formula="of:=[.C438]*[.C438]" office:value-type="float" office:value="4.16976092149756" calcext:value-type="float">
            <text:p>4.1698</text:p>
          </table:table-cell>
          <table:table-cell table:formula="of:=[.A438]*[.C438]" office:value-type="float" office:value="890.309629345683" calcext:value-type="float">
            <text:p>890.3096</text:p>
          </table:table-cell>
          <table:table-cell/>
        </table:table-row>
        <table:table-row table:style-name="ro1">
          <table:table-cell office:value-type="float" office:value="436.999" calcext:value-type="float">
            <text:p>436.999</text:p>
          </table:table-cell>
          <table:table-cell office:value-type="float" office:value="7.696" calcext:value-type="float">
            <text:p>7.696</text:p>
          </table:table-cell>
          <table:table-cell table:formula="of:=LOG([.B439]; EXP(1))" office:value-type="float" office:value="2.04070071336341" calcext:value-type="float">
            <text:p>2.041</text:p>
          </table:table-cell>
          <table:table-cell table:formula="of:=[.A439]*[.A439]" office:value-type="float" office:value="190968.126001" calcext:value-type="float">
            <text:p>190968.126</text:p>
          </table:table-cell>
          <table:table-cell table:formula="of:=[.C439]*[.C439]" office:value-type="float" office:value="4.16445940152191" calcext:value-type="float">
            <text:p>4.1645</text:p>
          </table:table-cell>
          <table:table-cell table:formula="of:=[.A439]*[.C439]" office:value-type="float" office:value="891.784171039095" calcext:value-type="float">
            <text:p>891.7842</text:p>
          </table:table-cell>
          <table:table-cell/>
        </table:table-row>
        <table:table-row table:style-name="ro1">
          <table:table-cell office:value-type="float" office:value="437.999" calcext:value-type="float">
            <text:p>437.999</text:p>
          </table:table-cell>
          <table:table-cell office:value-type="float" office:value="7.6865" calcext:value-type="float">
            <text:p>7.6865</text:p>
          </table:table-cell>
          <table:table-cell table:formula="of:=LOG([.B440]; EXP(1))" office:value-type="float" office:value="2.03946554337052" calcext:value-type="float">
            <text:p>2.039</text:p>
          </table:table-cell>
          <table:table-cell table:formula="of:=[.A440]*[.A440]" office:value-type="float" office:value="191843.124001" calcext:value-type="float">
            <text:p>191843.124</text:p>
          </table:table-cell>
          <table:table-cell table:formula="of:=[.C440]*[.C440]" office:value-type="float" office:value="4.1594197025956" calcext:value-type="float">
            <text:p>4.1594</text:p>
          </table:table-cell>
          <table:table-cell table:formula="of:=[.A440]*[.C440]" office:value-type="float" office:value="893.283868530743" calcext:value-type="float">
            <text:p>893.2839</text:p>
          </table:table-cell>
          <table:table-cell/>
        </table:table-row>
        <table:table-row table:style-name="ro1">
          <table:table-cell office:value-type="float" office:value="438.999" calcext:value-type="float">
            <text:p>438.999</text:p>
          </table:table-cell>
          <table:table-cell office:value-type="float" office:value="7.6772" calcext:value-type="float">
            <text:p>7.6772</text:p>
          </table:table-cell>
          <table:table-cell table:formula="of:=LOG([.B441]; EXP(1))" office:value-type="float" office:value="2.03825489734959" calcext:value-type="float">
            <text:p>2.038</text:p>
          </table:table-cell>
          <table:table-cell table:formula="of:=[.A441]*[.A441]" office:value-type="float" office:value="192720.122001" calcext:value-type="float">
            <text:p>192720.122</text:p>
          </table:table-cell>
          <table:table-cell table:formula="of:=[.C441]*[.C441]" office:value-type="float" office:value="4.15448302656957" calcext:value-type="float">
            <text:p>4.1545</text:p>
          </table:table-cell>
          <table:table-cell table:formula="of:=[.A441]*[.C441]" office:value-type="float" office:value="894.791861681571" calcext:value-type="float">
            <text:p>894.7919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6674" calcext:value-type="float">
            <text:p>7.6674</text:p>
          </table:table-cell>
          <table:table-cell table:formula="of:=LOG([.B442]; EXP(1))" office:value-type="float" office:value="2.03697757486058" calcext:value-type="float">
            <text:p>2.037</text:p>
          </table:table-cell>
          <table:table-cell table:formula="of:=[.A442]*[.A442]" office:value-type="float" office:value="193600" calcext:value-type="float">
            <text:p>193600.000</text:p>
          </table:table-cell>
          <table:table-cell table:formula="of:=[.C442]*[.C442]" office:value-type="float" office:value="4.14927764048487" calcext:value-type="float">
            <text:p>4.1493</text:p>
          </table:table-cell>
          <table:table-cell table:formula="of:=[.A442]*[.C442]" office:value-type="float" office:value="896.270132938653" calcext:value-type="float">
            <text:p>896.2701</text:p>
          </table:table-cell>
          <table:table-cell/>
        </table:table-row>
        <table:table-row table:style-name="ro1">
          <table:table-cell office:value-type="float" office:value="440.999" calcext:value-type="float">
            <text:p>440.999</text:p>
          </table:table-cell>
          <table:table-cell office:value-type="float" office:value="7.6573" calcext:value-type="float">
            <text:p>7.6573</text:p>
          </table:table-cell>
          <table:table-cell table:formula="of:=LOG([.B443]; EXP(1))" office:value-type="float" office:value="2.03565944119892" calcext:value-type="float">
            <text:p>2.036</text:p>
          </table:table-cell>
          <table:table-cell table:formula="of:=[.A443]*[.A443]" office:value-type="float" office:value="194480.118001" calcext:value-type="float">
            <text:p>194480.118</text:p>
          </table:table-cell>
          <table:table-cell table:formula="of:=[.C443]*[.C443]" office:value-type="float" office:value="4.1439093605423" calcext:value-type="float">
            <text:p>4.1439</text:p>
          </table:table-cell>
          <table:table-cell table:formula="of:=[.A443]*[.C443]" office:value-type="float" office:value="897.723777909283" calcext:value-type="float">
            <text:p>897.723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.6487" calcext:value-type="float">
            <text:p>7.6487</text:p>
          </table:table-cell>
          <table:table-cell table:formula="of:=LOG([.B444]; EXP(1))" office:value-type="float" office:value="2.03453569875739" calcext:value-type="float">
            <text:p>2.035</text:p>
          </table:table-cell>
          <table:table-cell table:formula="of:=[.A444]*[.A444]" office:value-type="float" office:value="195364" calcext:value-type="float">
            <text:p>195364.000</text:p>
          </table:table-cell>
          <table:table-cell table:formula="of:=[.C444]*[.C444]" office:value-type="float" office:value="4.13933550951824" calcext:value-type="float">
            <text:p>4.1393</text:p>
          </table:table-cell>
          <table:table-cell table:formula="of:=[.A444]*[.C444]" office:value-type="float" office:value="899.264778850768" calcext:value-type="float">
            <text:p>899.2648</text:p>
          </table:table-cell>
          <table:table-cell/>
        </table:table-row>
        <table:table-row table:style-name="ro1">
          <table:table-cell office:value-type="float" office:value="442.999" calcext:value-type="float">
            <text:p>442.999</text:p>
          </table:table-cell>
          <table:table-cell office:value-type="float" office:value="7.6388" calcext:value-type="float">
            <text:p>7.6388</text:p>
          </table:table-cell>
          <table:table-cell table:formula="of:=LOG([.B445]; EXP(1))" office:value-type="float" office:value="2.03324052277912" calcext:value-type="float">
            <text:p>2.033</text:p>
          </table:table-cell>
          <table:table-cell table:formula="of:=[.A445]*[.A445]" office:value-type="float" office:value="196248.114001" calcext:value-type="float">
            <text:p>196248.114</text:p>
          </table:table-cell>
          <table:table-cell table:formula="of:=[.C445]*[.C445]" office:value-type="float" office:value="4.13406702347112" calcext:value-type="float">
            <text:p>4.1341</text:p>
          </table:table-cell>
          <table:table-cell table:formula="of:=[.A445]*[.C445]" office:value-type="float" office:value="900.723518350628" calcext:value-type="float">
            <text:p>900.7235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.6291" calcext:value-type="float">
            <text:p>7.6291</text:p>
          </table:table-cell>
          <table:table-cell table:formula="of:=LOG([.B446]; EXP(1))" office:value-type="float" office:value="2.03196988290002" calcext:value-type="float">
            <text:p>2.032</text:p>
          </table:table-cell>
          <table:table-cell table:formula="of:=[.A446]*[.A446]" office:value-type="float" office:value="197136" calcext:value-type="float">
            <text:p>197136.000</text:p>
          </table:table-cell>
          <table:table-cell table:formula="of:=[.C446]*[.C446]" office:value-type="float" office:value="4.12890160501272" calcext:value-type="float">
            <text:p>4.1289</text:p>
          </table:table-cell>
          <table:table-cell table:formula="of:=[.A446]*[.C446]" office:value-type="float" office:value="902.194628007609" calcext:value-type="float">
            <text:p>902.1946</text:p>
          </table:table-cell>
          <table:table-cell/>
        </table:table-row>
        <table:table-row table:style-name="ro1">
          <table:table-cell office:value-type="float" office:value="444.999" calcext:value-type="float">
            <text:p>444.999</text:p>
          </table:table-cell>
          <table:table-cell office:value-type="float" office:value="7.6185" calcext:value-type="float">
            <text:p>7.6185</text:p>
          </table:table-cell>
          <table:table-cell table:formula="of:=LOG([.B447]; EXP(1))" office:value-type="float" office:value="2.03057949992727" calcext:value-type="float">
            <text:p>2.031</text:p>
          </table:table-cell>
          <table:table-cell table:formula="of:=[.A447]*[.A447]" office:value-type="float" office:value="198024.110001" calcext:value-type="float">
            <text:p>198024.110</text:p>
          </table:table-cell>
          <table:table-cell table:formula="of:=[.C447]*[.C447]" office:value-type="float" office:value="4.12325310552489" calcext:value-type="float">
            <text:p>4.1233</text:p>
          </table:table-cell>
          <table:table-cell table:formula="of:=[.A447]*[.C447]" office:value-type="float" office:value="903.605846888136" calcext:value-type="float">
            <text:p>903.605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6103" calcext:value-type="float">
            <text:p>7.6103</text:p>
          </table:table-cell>
          <table:table-cell table:formula="of:=LOG([.B448]; EXP(1))" office:value-type="float" office:value="2.02950259290998" calcext:value-type="float">
            <text:p>2.030</text:p>
          </table:table-cell>
          <table:table-cell table:formula="of:=[.A448]*[.A448]" office:value-type="float" office:value="198916" calcext:value-type="float">
            <text:p>198916.000</text:p>
          </table:table-cell>
          <table:table-cell table:formula="of:=[.C448]*[.C448]" office:value-type="float" office:value="4.11888077462833" calcext:value-type="float">
            <text:p>4.1189</text:p>
          </table:table-cell>
          <table:table-cell table:formula="of:=[.A448]*[.C448]" office:value-type="float" office:value="905.15815643785" calcext:value-type="float">
            <text:p>905.1582</text:p>
          </table:table-cell>
          <table:table-cell/>
        </table:table-row>
        <table:table-row table:style-name="ro1">
          <table:table-cell office:value-type="float" office:value="446.999" calcext:value-type="float">
            <text:p>446.999</text:p>
          </table:table-cell>
          <table:table-cell office:value-type="float" office:value="7.5994" calcext:value-type="float">
            <text:p>7.5994</text:p>
          </table:table-cell>
          <table:table-cell table:formula="of:=LOG([.B449]; EXP(1))" office:value-type="float" office:value="2.02806929680736" calcext:value-type="float">
            <text:p>2.028</text:p>
          </table:table-cell>
          <table:table-cell table:formula="of:=[.A449]*[.A449]" office:value-type="float" office:value="199808.106001" calcext:value-type="float">
            <text:p>199808.106</text:p>
          </table:table-cell>
          <table:table-cell table:formula="of:=[.C449]*[.C449]" office:value-type="float" office:value="4.11306507265269" calcext:value-type="float">
            <text:p>4.1131</text:p>
          </table:table-cell>
          <table:table-cell table:formula="of:=[.A449]*[.C449]" office:value-type="float" office:value="906.544947603592" calcext:value-type="float">
            <text:p>906.5449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5907" calcext:value-type="float">
            <text:p>7.5907</text:p>
          </table:table-cell>
          <table:table-cell table:formula="of:=LOG([.B450]; EXP(1))" office:value-type="float" office:value="2.02692381376889" calcext:value-type="float">
            <text:p>2.027</text:p>
          </table:table-cell>
          <table:table-cell table:formula="of:=[.A450]*[.A450]" office:value-type="float" office:value="200704" calcext:value-type="float">
            <text:p>200704.000</text:p>
          </table:table-cell>
          <table:table-cell table:formula="of:=[.C450]*[.C450]" office:value-type="float" office:value="4.10842014682343" calcext:value-type="float">
            <text:p>4.1084</text:p>
          </table:table-cell>
          <table:table-cell table:formula="of:=[.A450]*[.C450]" office:value-type="float" office:value="908.061868568463" calcext:value-type="float">
            <text:p>908.0619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5821" calcext:value-type="float">
            <text:p>7.5821</text:p>
          </table:table-cell>
          <table:table-cell table:formula="of:=LOG([.B451]; EXP(1))" office:value-type="float" office:value="2.02579020613932" calcext:value-type="float">
            <text:p>2.026</text:p>
          </table:table-cell>
          <table:table-cell table:formula="of:=[.A451]*[.A451]" office:value-type="float" office:value="201601" calcext:value-type="float">
            <text:p>201601.000</text:p>
          </table:table-cell>
          <table:table-cell table:formula="of:=[.C451]*[.C451]" office:value-type="float" office:value="4.10382595929" calcext:value-type="float">
            <text:p>4.1038</text:p>
          </table:table-cell>
          <table:table-cell table:formula="of:=[.A451]*[.C451]" office:value-type="float" office:value="909.579802556556" calcext:value-type="float">
            <text:p>909.5798</text:p>
          </table:table-cell>
          <table:table-cell/>
        </table:table-row>
        <table:table-row table:style-name="ro1">
          <table:table-cell office:value-type="float" office:value="449.999" calcext:value-type="float">
            <text:p>449.999</text:p>
          </table:table-cell>
          <table:table-cell office:value-type="float" office:value="7.5721" calcext:value-type="float">
            <text:p>7.5721</text:p>
          </table:table-cell>
          <table:table-cell table:formula="of:=LOG([.B452]; EXP(1))" office:value-type="float" office:value="2.02447043981032" calcext:value-type="float">
            <text:p>2.024</text:p>
          </table:table-cell>
          <table:table-cell table:formula="of:=[.A452]*[.A452]" office:value-type="float" office:value="202499.100001" calcext:value-type="float">
            <text:p>202499.100</text:p>
          </table:table-cell>
          <table:table-cell table:formula="of:=[.C452]*[.C452]" office:value-type="float" office:value="4.09848056166579" calcext:value-type="float">
            <text:p>4.0985</text:p>
          </table:table-cell>
          <table:table-cell table:formula="of:=[.A452]*[.C452]" office:value-type="float" office:value="911.009673444204" calcext:value-type="float">
            <text:p>911.0097</text:p>
          </table:table-cell>
          <table:table-cell/>
        </table:table-row>
        <table:table-row table:style-name="ro1">
          <table:table-cell office:value-type="float" office:value="450.999" calcext:value-type="float">
            <text:p>450.999</text:p>
          </table:table-cell>
          <table:table-cell office:value-type="float" office:value="7.5627" calcext:value-type="float">
            <text:p>7.5627</text:p>
          </table:table-cell>
          <table:table-cell table:formula="of:=LOG([.B453]; EXP(1))" office:value-type="float" office:value="2.02322826928825" calcext:value-type="float">
            <text:p>2.023</text:p>
          </table:table-cell>
          <table:table-cell table:formula="of:=[.A453]*[.A453]" office:value-type="float" office:value="203400.098001" calcext:value-type="float">
            <text:p>203400.098</text:p>
          </table:table-cell>
          <table:table-cell table:formula="of:=[.C453]*[.C453]" office:value-type="float" office:value="4.09345262964715" calcext:value-type="float">
            <text:p>4.0935</text:p>
          </table:table-cell>
          <table:table-cell table:formula="of:=[.A453]*[.C453]" office:value-type="float" office:value="912.473926220734" calcext:value-type="float">
            <text:p>912.4739</text:p>
          </table:table-cell>
          <table:table-cell/>
        </table:table-row>
        <table:table-row table:style-name="ro1">
          <table:table-cell office:value-type="float" office:value="451.999" calcext:value-type="float">
            <text:p>451.999</text:p>
          </table:table-cell>
          <table:table-cell office:value-type="float" office:value="7.5536" calcext:value-type="float">
            <text:p>7.5536</text:p>
          </table:table-cell>
          <table:table-cell table:formula="of:=LOG([.B454]; EXP(1))" office:value-type="float" office:value="2.02202427080989" calcext:value-type="float">
            <text:p>2.022</text:p>
          </table:table-cell>
          <table:table-cell table:formula="of:=[.A454]*[.A454]" office:value-type="float" office:value="204303.096001" calcext:value-type="float">
            <text:p>204303.096</text:p>
          </table:table-cell>
          <table:table-cell table:formula="of:=[.C454]*[.C454]" office:value-type="float" office:value="4.08858215174425" calcext:value-type="float">
            <text:p>4.0886</text:p>
          </table:table-cell>
          <table:table-cell table:formula="of:=[.A454]*[.C454]" office:value-type="float" office:value="913.952948381797" calcext:value-type="float">
            <text:p>913.9529</text:p>
          </table:table-cell>
          <table:table-cell/>
        </table:table-row>
        <table:table-row table:style-name="ro1">
          <table:table-cell office:value-type="float" office:value="452.999" calcext:value-type="float">
            <text:p>452.999</text:p>
          </table:table-cell>
          <table:table-cell office:value-type="float" office:value="7.5434" calcext:value-type="float">
            <text:p>7.5434</text:p>
          </table:table-cell>
          <table:table-cell table:formula="of:=LOG([.B455]; EXP(1))" office:value-type="float" office:value="2.02067300876418" calcext:value-type="float">
            <text:p>2.021</text:p>
          </table:table-cell>
          <table:table-cell table:formula="of:=[.A455]*[.A455]" office:value-type="float" office:value="205208.094001" calcext:value-type="float">
            <text:p>205208.094</text:p>
          </table:table-cell>
          <table:table-cell table:formula="of:=[.C455]*[.C455]" office:value-type="float" office:value="4.08311940834807" calcext:value-type="float">
            <text:p>4.0831</text:p>
          </table:table-cell>
          <table:table-cell table:formula="of:=[.A455]*[.C455]" office:value-type="float" office:value="915.362852297164" calcext:value-type="float">
            <text:p>915.362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.5342" calcext:value-type="float">
            <text:p>7.5342</text:p>
          </table:table-cell>
          <table:table-cell table:formula="of:=LOG([.B456]; EXP(1))" office:value-type="float" office:value="2.01945265524084" calcext:value-type="float">
            <text:p>2.019</text:p>
          </table:table-cell>
          <table:table-cell table:formula="of:=[.A456]*[.A456]" office:value-type="float" office:value="206116" calcext:value-type="float">
            <text:p>206116.000</text:p>
          </table:table-cell>
          <table:table-cell table:formula="of:=[.C456]*[.C456]" office:value-type="float" office:value="4.07818902675926" calcext:value-type="float">
            <text:p>4.0782</text:p>
          </table:table-cell>
          <table:table-cell table:formula="of:=[.A456]*[.C456]" office:value-type="float" office:value="916.83150547934" calcext:value-type="float">
            <text:p>916.8315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5245" calcext:value-type="float">
            <text:p>7.5245</text:p>
          </table:table-cell>
          <table:table-cell table:formula="of:=LOG([.B457]; EXP(1))" office:value-type="float" office:value="2.01816436324464" calcext:value-type="float">
            <text:p>2.018</text:p>
          </table:table-cell>
          <table:table-cell table:formula="of:=[.A457]*[.A457]" office:value-type="float" office:value="207025" calcext:value-type="float">
            <text:p>207025.000</text:p>
          </table:table-cell>
          <table:table-cell table:formula="of:=[.C457]*[.C457]" office:value-type="float" office:value="4.07298739707063" calcext:value-type="float">
            <text:p>4.0730</text:p>
          </table:table-cell>
          <table:table-cell table:formula="of:=[.A457]*[.C457]" office:value-type="float" office:value="918.26478527631" calcext:value-type="float">
            <text:p>918.2648</text:p>
          </table:table-cell>
          <table:table-cell/>
        </table:table-row>
        <table:table-row table:style-name="ro1">
          <table:table-cell office:value-type="float" office:value="455.999" calcext:value-type="float">
            <text:p>455.999</text:p>
          </table:table-cell>
          <table:table-cell office:value-type="float" office:value="7.5157" calcext:value-type="float">
            <text:p>7.5157</text:p>
          </table:table-cell>
          <table:table-cell table:formula="of:=LOG([.B458]; EXP(1))" office:value-type="float" office:value="2.01699416590628" calcext:value-type="float">
            <text:p>2.017</text:p>
          </table:table-cell>
          <table:table-cell table:formula="of:=[.A458]*[.A458]" office:value-type="float" office:value="207935.088001" calcext:value-type="float">
            <text:p>207935.088</text:p>
          </table:table-cell>
          <table:table-cell table:formula="of:=[.C458]*[.C458]" office:value-type="float" office:value="4.06826546529996" calcext:value-type="float">
            <text:p>4.0683</text:p>
          </table:table-cell>
          <table:table-cell table:formula="of:=[.A458]*[.C458]" office:value-type="float" office:value="919.747322659096" calcext:value-type="float">
            <text:p>919.7473</text:p>
          </table:table-cell>
          <table:table-cell/>
        </table:table-row>
        <table:table-row table:style-name="ro1">
          <table:table-cell office:value-type="float" office:value="456.999" calcext:value-type="float">
            <text:p>456.999</text:p>
          </table:table-cell>
          <table:table-cell office:value-type="float" office:value="7.5083" calcext:value-type="float">
            <text:p>7.5083</text:p>
          </table:table-cell>
          <table:table-cell table:formula="of:=LOG([.B459]; EXP(1))" office:value-type="float" office:value="2.01600907530478" calcext:value-type="float">
            <text:p>2.016</text:p>
          </table:table-cell>
          <table:table-cell table:formula="of:=[.A459]*[.A459]" office:value-type="float" office:value="208848.086001" calcext:value-type="float">
            <text:p>208848.086</text:p>
          </table:table-cell>
          <table:table-cell table:formula="of:=[.C459]*[.C459]" office:value-type="float" office:value="4.06429259171125" calcext:value-type="float">
            <text:p>4.0643</text:p>
          </table:table-cell>
          <table:table-cell table:formula="of:=[.A459]*[.C459]" office:value-type="float" office:value="921.314131405211" calcext:value-type="float">
            <text:p>921.3141</text:p>
          </table:table-cell>
          <table:table-cell/>
        </table:table-row>
        <table:table-row table:style-name="ro1">
          <table:table-cell office:value-type="float" office:value="458.001" calcext:value-type="float">
            <text:p>458.001</text:p>
          </table:table-cell>
          <table:table-cell office:value-type="float" office:value="7.4998" calcext:value-type="float">
            <text:p>7.4998</text:p>
          </table:table-cell>
          <table:table-cell table:formula="of:=LOG([.B460]; EXP(1))" office:value-type="float" office:value="2.01487635352004" calcext:value-type="float">
            <text:p>2.015</text:p>
          </table:table-cell>
          <table:table-cell table:formula="of:=[.A460]*[.A460]" office:value-type="float" office:value="209764.916001" calcext:value-type="float">
            <text:p>209764.916</text:p>
          </table:table-cell>
          <table:table-cell table:formula="of:=[.C460]*[.C460]" office:value-type="float" office:value="4.0597267199742" calcext:value-type="float">
            <text:p>4.0597</text:p>
          </table:table-cell>
          <table:table-cell table:formula="of:=[.A460]*[.C460]" office:value-type="float" office:value="922.81538478853" calcext:value-type="float">
            <text:p>922.8154</text:p>
          </table:table-cell>
          <table:table-cell/>
        </table:table-row>
        <table:table-row table:style-name="ro1">
          <table:table-cell office:value-type="float" office:value="458.999" calcext:value-type="float">
            <text:p>458.999</text:p>
          </table:table-cell>
          <table:table-cell office:value-type="float" office:value="7.4881" calcext:value-type="float">
            <text:p>7.4881</text:p>
          </table:table-cell>
          <table:table-cell table:formula="of:=LOG([.B461]; EXP(1))" office:value-type="float" office:value="2.01331509378697" calcext:value-type="float">
            <text:p>2.013</text:p>
          </table:table-cell>
          <table:table-cell table:formula="of:=[.A461]*[.A461]" office:value-type="float" office:value="210680.082001" calcext:value-type="float">
            <text:p>210680.082</text:p>
          </table:table-cell>
          <table:table-cell table:formula="of:=[.C461]*[.C461]" office:value-type="float" office:value="4.05343766687045" calcext:value-type="float">
            <text:p>4.0534</text:p>
          </table:table-cell>
          <table:table-cell table:formula="of:=[.A461]*[.C461]" office:value-type="float" office:value="924.109614733127" calcext:value-type="float">
            <text:p>924.1096</text:p>
          </table:table-cell>
          <table:table-cell/>
        </table:table-row>
        <table:table-row table:style-name="ro1">
          <table:table-cell office:value-type="float" office:value="459.999" calcext:value-type="float">
            <text:p>459.999</text:p>
          </table:table-cell>
          <table:table-cell office:value-type="float" office:value="7.4793" calcext:value-type="float">
            <text:p>7.4793</text:p>
          </table:table-cell>
          <table:table-cell table:formula="of:=LOG([.B462]; EXP(1))" office:value-type="float" office:value="2.01213920471953" calcext:value-type="float">
            <text:p>2.012</text:p>
          </table:table-cell>
          <table:table-cell table:formula="of:=[.A462]*[.A462]" office:value-type="float" office:value="211599.080001" calcext:value-type="float">
            <text:p>211599.080</text:p>
          </table:table-cell>
          <table:table-cell table:formula="of:=[.C462]*[.C462]" office:value-type="float" office:value="4.04870417916936" calcext:value-type="float">
            <text:p>4.0487</text:p>
          </table:table-cell>
          <table:table-cell table:formula="of:=[.A462]*[.C462]" office:value-type="float" office:value="925.582022031781" calcext:value-type="float">
            <text:p>925.5820</text:p>
          </table:table-cell>
          <table:table-cell/>
        </table:table-row>
        <table:table-row table:style-name="ro1">
          <table:table-cell office:value-type="float" office:value="460.999" calcext:value-type="float">
            <text:p>460.999</text:p>
          </table:table-cell>
          <table:table-cell office:value-type="float" office:value="7.4697" calcext:value-type="float">
            <text:p>7.4697</text:p>
          </table:table-cell>
          <table:table-cell table:formula="of:=LOG([.B463]; EXP(1))" office:value-type="float" office:value="2.0108548376957" calcext:value-type="float">
            <text:p>2.011</text:p>
          </table:table-cell>
          <table:table-cell table:formula="of:=[.A463]*[.A463]" office:value-type="float" office:value="212520.078001" calcext:value-type="float">
            <text:p>212520.078</text:p>
          </table:table-cell>
          <table:table-cell table:formula="of:=[.C463]*[.C463]" office:value-type="float" office:value="4.04353717828418" calcext:value-type="float">
            <text:p>4.0435</text:p>
          </table:table-cell>
          <table:table-cell table:formula="of:=[.A463]*[.C463]" office:value-type="float" office:value="927.002069322878" calcext:value-type="float">
            <text:p>927.002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.4607" calcext:value-type="float">
            <text:p>7.4607</text:p>
          </table:table-cell>
          <table:table-cell table:formula="of:=LOG([.B464]; EXP(1))" office:value-type="float" office:value="2.00964924359372" calcext:value-type="float">
            <text:p>2.010</text:p>
          </table:table-cell>
          <table:table-cell table:formula="of:=[.A464]*[.A464]" office:value-type="float" office:value="213444" calcext:value-type="float">
            <text:p>213444.000</text:p>
          </table:table-cell>
          <table:table-cell table:formula="of:=[.C464]*[.C464]" office:value-type="float" office:value="4.0386900822768" calcext:value-type="float">
            <text:p>4.0387</text:p>
          </table:table-cell>
          <table:table-cell table:formula="of:=[.A464]*[.C464]" office:value-type="float" office:value="928.457950540297" calcext:value-type="float">
            <text:p>928.4580</text:p>
          </table:table-cell>
          <table:table-cell/>
        </table:table-row>
        <table:table-row table:style-name="ro1">
          <table:table-cell office:value-type="float" office:value="462.999" calcext:value-type="float">
            <text:p>462.999</text:p>
          </table:table-cell>
          <table:table-cell office:value-type="float" office:value="7.4517" calcext:value-type="float">
            <text:p>7.4517</text:p>
          </table:table-cell>
          <table:table-cell table:formula="of:=LOG([.B465]; EXP(1))" office:value-type="float" office:value="2.00844219428003" calcext:value-type="float">
            <text:p>2.008</text:p>
          </table:table-cell>
          <table:table-cell table:formula="of:=[.A465]*[.A465]" office:value-type="float" office:value="214368.074001" calcext:value-type="float">
            <text:p>214368.074</text:p>
          </table:table-cell>
          <table:table-cell table:formula="of:=[.C465]*[.C465]" office:value-type="float" office:value="4.03384004776437" calcext:value-type="float">
            <text:p>4.0338</text:p>
          </table:table-cell>
          <table:table-cell table:formula="of:=[.A465]*[.C465]" office:value-type="float" office:value="929.906727509459" calcext:value-type="float">
            <text:p>929.9067</text:p>
          </table:table-cell>
          <table:table-cell/>
        </table:table-row>
        <table:table-row table:style-name="ro1">
          <table:table-cell office:value-type="float" office:value="463.999" calcext:value-type="float">
            <text:p>463.999</text:p>
          </table:table-cell>
          <table:table-cell office:value-type="float" office:value="7.4421" calcext:value-type="float">
            <text:p>7.4421</text:p>
          </table:table-cell>
          <table:table-cell table:formula="of:=LOG([.B466]; EXP(1))" office:value-type="float" office:value="2.0071530670822" calcext:value-type="float">
            <text:p>2.007</text:p>
          </table:table-cell>
          <table:table-cell table:formula="of:=[.A466]*[.A466]" office:value-type="float" office:value="215295.072001" calcext:value-type="float">
            <text:p>215295.072</text:p>
          </table:table-cell>
          <table:table-cell table:formula="of:=[.C466]*[.C466]" office:value-type="float" office:value="4.0286634346975" calcext:value-type="float">
            <text:p>4.0287</text:p>
          </table:table-cell>
          <table:table-cell table:formula="of:=[.A466]*[.C466]" office:value-type="float" office:value="931.317015973075" calcext:value-type="float">
            <text:p>931.3170</text:p>
          </table:table-cell>
          <table:table-cell/>
        </table:table-row>
        <table:table-row table:style-name="ro1">
          <table:table-cell office:value-type="float" office:value="464.999" calcext:value-type="float">
            <text:p>464.999</text:p>
          </table:table-cell>
          <table:table-cell office:value-type="float" office:value="7.4332" calcext:value-type="float">
            <text:p>7.4332</text:p>
          </table:table-cell>
          <table:table-cell table:formula="of:=LOG([.B467]; EXP(1))" office:value-type="float" office:value="2.00595645241736" calcext:value-type="float">
            <text:p>2.006</text:p>
          </table:table-cell>
          <table:table-cell table:formula="of:=[.A467]*[.A467]" office:value-type="float" office:value="216224.070001" calcext:value-type="float">
            <text:p>216224.070</text:p>
          </table:table-cell>
          <table:table-cell table:formula="of:=[.C467]*[.C467]" office:value-type="float" office:value="4.02386128899483" calcext:value-type="float">
            <text:p>4.0239</text:p>
          </table:table-cell>
          <table:table-cell table:formula="of:=[.A467]*[.C467]" office:value-type="float" office:value="932.767744417619" calcext:value-type="float">
            <text:p>932.7677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4246" calcext:value-type="float">
            <text:p>7.4246</text:p>
          </table:table-cell>
          <table:table-cell table:formula="of:=LOG([.B468]; EXP(1))" office:value-type="float" office:value="2.00479881118374" calcext:value-type="float">
            <text:p>2.005</text:p>
          </table:table-cell>
          <table:table-cell table:formula="of:=[.A468]*[.A468]" office:value-type="float" office:value="217156" calcext:value-type="float">
            <text:p>217156.000</text:p>
          </table:table-cell>
          <table:table-cell table:formula="of:=[.C468]*[.C468]" office:value-type="float" office:value="4.01921827332374" calcext:value-type="float">
            <text:p>4.0192</text:p>
          </table:table-cell>
          <table:table-cell table:formula="of:=[.A468]*[.C468]" office:value-type="float" office:value="934.236246011623" calcext:value-type="float">
            <text:p>934.2362</text:p>
          </table:table-cell>
          <table:table-cell/>
        </table:table-row>
        <table:table-row table:style-name="ro1">
          <table:table-cell office:value-type="float" office:value="466.999" calcext:value-type="float">
            <text:p>466.999</text:p>
          </table:table-cell>
          <table:table-cell office:value-type="float" office:value="7.4144" calcext:value-type="float">
            <text:p>7.4144</text:p>
          </table:table-cell>
          <table:table-cell table:formula="of:=LOG([.B469]; EXP(1))" office:value-type="float" office:value="2.00342405525592" calcext:value-type="float">
            <text:p>2.003</text:p>
          </table:table-cell>
          <table:table-cell table:formula="of:=[.A469]*[.A469]" office:value-type="float" office:value="218088.066001" calcext:value-type="float">
            <text:p>218088.066</text:p>
          </table:table-cell>
          <table:table-cell table:formula="of:=[.C469]*[.C469]" office:value-type="float" office:value="4.01370794517808" calcext:value-type="float">
            <text:p>4.0137</text:p>
          </table:table-cell>
          <table:table-cell table:formula="of:=[.A469]*[.C469]" office:value-type="float" office:value="935.59703038046" calcext:value-type="float">
            <text:p>935.597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4054" calcext:value-type="float">
            <text:p>7.4054</text:p>
          </table:table-cell>
          <table:table-cell table:formula="of:=LOG([.B470]; EXP(1))" office:value-type="float" office:value="2.00220946381657" calcext:value-type="float">
            <text:p>2.002</text:p>
          </table:table-cell>
          <table:table-cell table:formula="of:=[.A470]*[.A470]" office:value-type="float" office:value="219024" calcext:value-type="float">
            <text:p>219024.000</text:p>
          </table:table-cell>
          <table:table-cell table:formula="of:=[.C470]*[.C470]" office:value-type="float" office:value="4.00884273699664" calcext:value-type="float">
            <text:p>4.0088</text:p>
          </table:table-cell>
          <table:table-cell table:formula="of:=[.A470]*[.C470]" office:value-type="float" office:value="937.034029066156" calcext:value-type="float">
            <text:p>937.0340</text:p>
          </table:table-cell>
          <table:table-cell/>
        </table:table-row>
        <table:table-row table:style-name="ro1">
          <table:table-cell office:value-type="float" office:value="468.999" calcext:value-type="float">
            <text:p>468.999</text:p>
          </table:table-cell>
          <table:table-cell office:value-type="float" office:value="7.396" calcext:value-type="float">
            <text:p>7.396</text:p>
          </table:table-cell>
          <table:table-cell table:formula="of:=LOG([.B471]; EXP(1))" office:value-type="float" office:value="2.00093931352488" calcext:value-type="float">
            <text:p>2.001</text:p>
          </table:table-cell>
          <table:table-cell table:formula="of:=[.A471]*[.A471]" office:value-type="float" office:value="219960.062001" calcext:value-type="float">
            <text:p>219960.062</text:p>
          </table:table-cell>
          <table:table-cell table:formula="of:=[.C471]*[.C471]" office:value-type="float" office:value="4.00375813640941" calcext:value-type="float">
            <text:p>4.0038</text:p>
          </table:table-cell>
          <table:table-cell table:formula="of:=[.A471]*[.C471]" office:value-type="float" office:value="938.438537103854" calcext:value-type="float">
            <text:p>938.4385</text:p>
          </table:table-cell>
          <table:table-cell/>
        </table:table-row>
        <table:table-row table:style-name="ro1">
          <table:table-cell office:value-type="float" office:value="469.999" calcext:value-type="float">
            <text:p>469.999</text:p>
          </table:table-cell>
          <table:table-cell office:value-type="float" office:value="7.3872" calcext:value-type="float">
            <text:p>7.3872</text:p>
          </table:table-cell>
          <table:table-cell table:formula="of:=LOG([.B472]; EXP(1))" office:value-type="float" office:value="1.99974877277059" calcext:value-type="float">
            <text:p>2.000</text:p>
          </table:table-cell>
          <table:table-cell table:formula="of:=[.A472]*[.A472]" office:value-type="float" office:value="220899.060001" calcext:value-type="float">
            <text:p>220899.060</text:p>
          </table:table-cell>
          <table:table-cell table:formula="of:=[.C472]*[.C472]" office:value-type="float" office:value="3.99899515419747" calcext:value-type="float">
            <text:p>3.9990</text:p>
          </table:table-cell>
          <table:table-cell table:formula="of:=[.A472]*[.C472]" office:value-type="float" office:value="939.879923453403" calcext:value-type="float">
            <text:p>939.8799</text:p>
          </table:table-cell>
          <table:table-cell/>
        </table:table-row>
        <table:table-row table:style-name="ro1">
          <table:table-cell office:value-type="float" office:value="470.999" calcext:value-type="float">
            <text:p>470.999</text:p>
          </table:table-cell>
          <table:table-cell office:value-type="float" office:value="7.3769" calcext:value-type="float">
            <text:p>7.3769</text:p>
          </table:table-cell>
          <table:table-cell table:formula="of:=LOG([.B473]; EXP(1))" office:value-type="float" office:value="1.99835349616436" calcext:value-type="float">
            <text:p>1.998</text:p>
          </table:table-cell>
          <table:table-cell table:formula="of:=[.A473]*[.A473]" office:value-type="float" office:value="221840.058001" calcext:value-type="float">
            <text:p>221840.058</text:p>
          </table:table-cell>
          <table:table-cell table:formula="of:=[.C473]*[.C473]" office:value-type="float" office:value="3.99341669563232" calcext:value-type="float">
            <text:p>3.9934</text:p>
          </table:table-cell>
          <table:table-cell table:formula="of:=[.A473]*[.C473]" office:value-type="float" office:value="941.222498339918" calcext:value-type="float">
            <text:p>941.2225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3685" calcext:value-type="float">
            <text:p>7.3685</text:p>
          </table:table-cell>
          <table:table-cell table:formula="of:=LOG([.B474]; EXP(1))" office:value-type="float" office:value="1.99721415767118" calcext:value-type="float">
            <text:p>1.997</text:p>
          </table:table-cell>
          <table:table-cell table:formula="of:=[.A474]*[.A474]" office:value-type="float" office:value="222784" calcext:value-type="float">
            <text:p>222784.000</text:p>
          </table:table-cell>
          <table:table-cell table:formula="of:=[.C474]*[.C474]" office:value-type="float" office:value="3.9888643916022" calcext:value-type="float">
            <text:p>3.9889</text:p>
          </table:table-cell>
          <table:table-cell table:formula="of:=[.A474]*[.C474]" office:value-type="float" office:value="942.685082420797" calcext:value-type="float">
            <text:p>942.685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3592" calcext:value-type="float">
            <text:p>7.3592</text:p>
          </table:table-cell>
          <table:table-cell table:formula="of:=LOG([.B475]; EXP(1))" office:value-type="float" office:value="1.99595123118081" calcext:value-type="float">
            <text:p>1.996</text:p>
          </table:table-cell>
          <table:table-cell table:formula="of:=[.A475]*[.A475]" office:value-type="float" office:value="223729" calcext:value-type="float">
            <text:p>223729.000</text:p>
          </table:table-cell>
          <table:table-cell table:formula="of:=[.C475]*[.C475]" office:value-type="float" office:value="3.98382131725219" calcext:value-type="float">
            <text:p>3.9838</text:p>
          </table:table-cell>
          <table:table-cell table:formula="of:=[.A475]*[.C475]" office:value-type="float" office:value="944.084932348523" calcext:value-type="float">
            <text:p>944.0849</text:p>
          </table:table-cell>
          <table:table-cell/>
        </table:table-row>
        <table:table-row table:style-name="ro1">
          <table:table-cell office:value-type="float" office:value="473.999" calcext:value-type="float">
            <text:p>473.999</text:p>
          </table:table-cell>
          <table:table-cell office:value-type="float" office:value="7.3505" calcext:value-type="float">
            <text:p>7.3505</text:p>
          </table:table-cell>
          <table:table-cell table:formula="of:=LOG([.B476]; EXP(1))" office:value-type="float" office:value="1.99476833812188" calcext:value-type="float">
            <text:p>1.995</text:p>
          </table:table-cell>
          <table:table-cell table:formula="of:=[.A476]*[.A476]" office:value-type="float" office:value="224675.052001" calcext:value-type="float">
            <text:p>224675.052</text:p>
          </table:table-cell>
          <table:table-cell table:formula="of:=[.C476]*[.C476]" office:value-type="float" office:value="3.97910072277354" calcext:value-type="float">
            <text:p>3.9791</text:p>
          </table:table-cell>
          <table:table-cell table:formula="of:=[.A476]*[.C476]" office:value-type="float" office:value="945.518197501435" calcext:value-type="float">
            <text:p>945.5182</text:p>
          </table:table-cell>
          <table:table-cell/>
        </table:table-row>
        <table:table-row table:style-name="ro1">
          <table:table-cell office:value-type="float" office:value="474.999" calcext:value-type="float">
            <text:p>474.999</text:p>
          </table:table-cell>
          <table:table-cell office:value-type="float" office:value="7.3415" calcext:value-type="float">
            <text:p>7.3415</text:p>
          </table:table-cell>
          <table:table-cell table:formula="of:=LOG([.B477]; EXP(1))" office:value-type="float" office:value="1.99354318142086" calcext:value-type="float">
            <text:p>1.994</text:p>
          </table:table-cell>
          <table:table-cell table:formula="of:=[.A477]*[.A477]" office:value-type="float" office:value="225624.050001" calcext:value-type="float">
            <text:p>225624.050</text:p>
          </table:table-cell>
          <table:table-cell table:formula="of:=[.C477]*[.C477]" office:value-type="float" office:value="3.97421441618959" calcext:value-type="float">
            <text:p>3.9742</text:p>
          </table:table-cell>
          <table:table-cell table:formula="of:=[.A477]*[.C477]" office:value-type="float" office:value="946.931017631725" calcext:value-type="float">
            <text:p>946.931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.3322" calcext:value-type="float">
            <text:p>7.3322</text:p>
          </table:table-cell>
          <table:table-cell table:formula="of:=LOG([.B478]; EXP(1))" office:value-type="float" office:value="1.99227560729228" calcext:value-type="float">
            <text:p>1.992</text:p>
          </table:table-cell>
          <table:table-cell table:formula="of:=[.A478]*[.A478]" office:value-type="float" office:value="226576" calcext:value-type="float">
            <text:p>226576.000</text:p>
          </table:table-cell>
          <table:table-cell table:formula="of:=[.C478]*[.C478]" office:value-type="float" office:value="3.96916209541183" calcext:value-type="float">
            <text:p>3.9692</text:p>
          </table:table-cell>
          <table:table-cell table:formula="of:=[.A478]*[.C478]" office:value-type="float" office:value="948.323189071126" calcext:value-type="float">
            <text:p>948.3232</text:p>
          </table:table-cell>
          <table:table-cell/>
        </table:table-row>
        <table:table-row table:style-name="ro1">
          <table:table-cell office:value-type="float" office:value="476.999" calcext:value-type="float">
            <text:p>476.999</text:p>
          </table:table-cell>
          <table:table-cell office:value-type="float" office:value="7.3235" calcext:value-type="float">
            <text:p>7.3235</text:p>
          </table:table-cell>
          <table:table-cell table:formula="of:=LOG([.B479]; EXP(1))" office:value-type="float" office:value="1.99108835577623" calcext:value-type="float">
            <text:p>1.991</text:p>
          </table:table-cell>
          <table:table-cell table:formula="of:=[.A479]*[.A479]" office:value-type="float" office:value="227528.046001" calcext:value-type="float">
            <text:p>227528.046</text:p>
          </table:table-cell>
          <table:table-cell table:formula="of:=[.C479]*[.C479]" office:value-type="float" office:value="3.96443284050767" calcext:value-type="float">
            <text:p>3.9644</text:p>
          </table:table-cell>
          <table:table-cell table:formula="of:=[.A479]*[.C479]" office:value-type="float" office:value="949.747154616904" calcext:value-type="float">
            <text:p>949.7472</text:p>
          </table:table-cell>
          <table:table-cell/>
        </table:table-row>
        <table:table-row table:style-name="ro1">
          <table:table-cell office:value-type="float" office:value="477.999" calcext:value-type="float">
            <text:p>477.999</text:p>
          </table:table-cell>
          <table:table-cell office:value-type="float" office:value="7.3147" calcext:value-type="float">
            <text:p>7.3147</text:p>
          </table:table-cell>
          <table:table-cell table:formula="of:=LOG([.B480]; EXP(1))" office:value-type="float" office:value="1.98988602201113" calcext:value-type="float">
            <text:p>1.990</text:p>
          </table:table-cell>
          <table:table-cell table:formula="of:=[.A480]*[.A480]" office:value-type="float" office:value="228483.044001" calcext:value-type="float">
            <text:p>228483.044</text:p>
          </table:table-cell>
          <table:table-cell table:formula="of:=[.C480]*[.C480]" office:value-type="float" office:value="3.95964638059528" calcext:value-type="float">
            <text:p>3.9596</text:p>
          </table:table-cell>
          <table:table-cell table:formula="of:=[.A480]*[.C480]" office:value-type="float" office:value="951.163528635298" calcext:value-type="float">
            <text:p>951.1635</text:p>
          </table:table-cell>
          <table:table-cell/>
        </table:table-row>
        <table:table-row table:style-name="ro1">
          <table:table-cell office:value-type="float" office:value="478.999" calcext:value-type="float">
            <text:p>478.999</text:p>
          </table:table-cell>
          <table:table-cell office:value-type="float" office:value="7.305" calcext:value-type="float">
            <text:p>7.305</text:p>
          </table:table-cell>
          <table:table-cell table:formula="of:=LOG([.B481]; EXP(1))" office:value-type="float" office:value="1.98855904520266" calcext:value-type="float">
            <text:p>1.989</text:p>
          </table:table-cell>
          <table:table-cell table:formula="of:=[.A481]*[.A481]" office:value-type="float" office:value="229440.042001" calcext:value-type="float">
            <text:p>229440.042</text:p>
          </table:table-cell>
          <table:table-cell table:formula="of:=[.C481]*[.C481]" office:value-type="float" office:value="3.95436707625733" calcext:value-type="float">
            <text:p>3.9544</text:p>
          </table:table-cell>
          <table:table-cell table:formula="of:=[.A481]*[.C481]" office:value-type="float" office:value="952.51779409303" calcext:value-type="float">
            <text:p>952.5178</text:p>
          </table:table-cell>
          <table:table-cell/>
        </table:table-row>
        <table:table-row table:style-name="ro1">
          <table:table-cell office:value-type="float" office:value="479.999" calcext:value-type="float">
            <text:p>479.999</text:p>
          </table:table-cell>
          <table:table-cell office:value-type="float" office:value="7.2967" calcext:value-type="float">
            <text:p>7.2967</text:p>
          </table:table-cell>
          <table:table-cell table:formula="of:=LOG([.B482]; EXP(1))" office:value-type="float" office:value="1.98742219115225" calcext:value-type="float">
            <text:p>1.987</text:p>
          </table:table-cell>
          <table:table-cell table:formula="of:=[.A482]*[.A482]" office:value-type="float" office:value="230399.040001" calcext:value-type="float">
            <text:p>230399.040</text:p>
          </table:table-cell>
          <table:table-cell table:formula="of:=[.C482]*[.C482]" office:value-type="float" office:value="3.94984696588442" calcext:value-type="float">
            <text:p>3.9498</text:p>
          </table:table-cell>
          <table:table-cell table:formula="of:=[.A482]*[.C482]" office:value-type="float" office:value="953.96066433089" calcext:value-type="float">
            <text:p>953.9607</text:p>
          </table:table-cell>
          <table:table-cell/>
        </table:table-row>
        <table:table-row table:style-name="ro1">
          <table:table-cell office:value-type="float" office:value="480.999" calcext:value-type="float">
            <text:p>480.999</text:p>
          </table:table-cell>
          <table:table-cell office:value-type="float" office:value="7.2866" calcext:value-type="float">
            <text:p>7.2866</text:p>
          </table:table-cell>
          <table:table-cell table:formula="of:=LOG([.B483]; EXP(1))" office:value-type="float" office:value="1.9860370449076" calcext:value-type="float">
            <text:p>1.986</text:p>
          </table:table-cell>
          <table:table-cell table:formula="of:=[.A483]*[.A483]" office:value-type="float" office:value="231360.038001" calcext:value-type="float">
            <text:p>231360.038</text:p>
          </table:table-cell>
          <table:table-cell table:formula="of:=[.C483]*[.C483]" office:value-type="float" office:value="3.9443431437453" calcext:value-type="float">
            <text:p>3.9443</text:p>
          </table:table-cell>
          <table:table-cell table:formula="of:=[.A483]*[.C483]" office:value-type="float" office:value="955.281832563509" calcext:value-type="float">
            <text:p>955.2818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2768" calcext:value-type="float">
            <text:p>7.2768</text:p>
          </table:table-cell>
          <table:table-cell table:formula="of:=LOG([.B484]; EXP(1))" office:value-type="float" office:value="1.98469120513403" calcext:value-type="float">
            <text:p>1.985</text:p>
          </table:table-cell>
          <table:table-cell table:formula="of:=[.A484]*[.A484]" office:value-type="float" office:value="232324" calcext:value-type="float">
            <text:p>232324.000</text:p>
          </table:table-cell>
          <table:table-cell table:formula="of:=[.C484]*[.C484]" office:value-type="float" office:value="3.93899917973635" calcext:value-type="float">
            <text:p>3.9390</text:p>
          </table:table-cell>
          <table:table-cell table:formula="of:=[.A484]*[.C484]" office:value-type="float" office:value="956.6211608746" calcext:value-type="float">
            <text:p>956.6212</text:p>
          </table:table-cell>
          <table:table-cell/>
        </table:table-row>
        <table:table-row table:style-name="ro1">
          <table:table-cell office:value-type="float" office:value="482.999" calcext:value-type="float">
            <text:p>482.999</text:p>
          </table:table-cell>
          <table:table-cell office:value-type="float" office:value="7.2695" calcext:value-type="float">
            <text:p>7.2695</text:p>
          </table:table-cell>
          <table:table-cell table:formula="of:=LOG([.B485]; EXP(1))" office:value-type="float" office:value="1.98368751338934" calcext:value-type="float">
            <text:p>1.984</text:p>
          </table:table-cell>
          <table:table-cell table:formula="of:=[.A485]*[.A485]" office:value-type="float" office:value="233288.034001" calcext:value-type="float">
            <text:p>233288.034</text:p>
          </table:table-cell>
          <table:table-cell table:formula="of:=[.C485]*[.C485]" office:value-type="float" office:value="3.9350161507768" calcext:value-type="float">
            <text:p>3.9350</text:p>
          </table:table-cell>
          <table:table-cell table:formula="of:=[.A485]*[.C485]" office:value-type="float" office:value="958.119085279539" calcext:value-type="float">
            <text:p>958.1191</text:p>
          </table:table-cell>
          <table:table-cell/>
        </table:table-row>
        <table:table-row table:style-name="ro1">
          <table:table-cell office:value-type="float" office:value="483.999" calcext:value-type="float">
            <text:p>483.999</text:p>
          </table:table-cell>
          <table:table-cell office:value-type="float" office:value="7.2605" calcext:value-type="float">
            <text:p>7.2605</text:p>
          </table:table-cell>
          <table:table-cell table:formula="of:=LOG([.B486]; EXP(1))" office:value-type="float" office:value="1.98244869698866" calcext:value-type="float">
            <text:p>1.982</text:p>
          </table:table-cell>
          <table:table-cell table:formula="of:=[.A486]*[.A486]" office:value-type="float" office:value="234255.032001" calcext:value-type="float">
            <text:p>234255.032</text:p>
          </table:table-cell>
          <table:table-cell table:formula="of:=[.C486]*[.C486]" office:value-type="float" office:value="3.93010283619202" calcext:value-type="float">
            <text:p>3.9301</text:p>
          </table:table-cell>
          <table:table-cell table:formula="of:=[.A486]*[.C486]" office:value-type="float" office:value="959.503186893812" calcext:value-type="float">
            <text:p>959.5032</text:p>
          </table:table-cell>
          <table:table-cell/>
        </table:table-row>
        <table:table-row table:style-name="ro1">
          <table:table-cell office:value-type="float" office:value="485.005" calcext:value-type="float">
            <text:p>485.005</text:p>
          </table:table-cell>
          <table:table-cell office:value-type="float" office:value="7.2499" calcext:value-type="float">
            <text:p>7.2499</text:p>
          </table:table-cell>
          <table:table-cell table:formula="of:=LOG([.B487]; EXP(1))" office:value-type="float" office:value="1.98098767566801" calcext:value-type="float">
            <text:p>1.981</text:p>
          </table:table-cell>
          <table:table-cell table:formula="of:=[.A487]*[.A487]" office:value-type="float" office:value="235229.850025" calcext:value-type="float">
            <text:p>235229.850</text:p>
          </table:table-cell>
          <table:table-cell table:formula="of:=[.C487]*[.C487]" office:value-type="float" office:value="3.92431217114854" calcext:value-type="float">
            <text:p>3.9243</text:p>
          </table:table-cell>
          <table:table-cell table:formula="of:=[.A487]*[.C487]" office:value-type="float" office:value="960.788927637363" calcext:value-type="float">
            <text:p>960.7889</text:p>
          </table:table-cell>
          <table:table-cell/>
        </table:table-row>
        <table:table-row table:style-name="ro1">
          <table:table-cell office:value-type="float" office:value="485.999" calcext:value-type="float">
            <text:p>485.999</text:p>
          </table:table-cell>
          <table:table-cell office:value-type="float" office:value="7.242" calcext:value-type="float">
            <text:p>7.242</text:p>
          </table:table-cell>
          <table:table-cell table:formula="of:=LOG([.B488]; EXP(1))" office:value-type="float" office:value="1.97989741134345" calcext:value-type="float">
            <text:p>1.980</text:p>
          </table:table-cell>
          <table:table-cell table:formula="of:=[.A488]*[.A488]" office:value-type="float" office:value="236195.028001" calcext:value-type="float">
            <text:p>236195.028</text:p>
          </table:table-cell>
          <table:table-cell table:formula="of:=[.C488]*[.C488]" office:value-type="float" office:value="3.91999375944449" calcext:value-type="float">
            <text:p>3.9200</text:p>
          </table:table-cell>
          <table:table-cell table:formula="of:=[.A488]*[.C488]" office:value-type="float" office:value="962.228162015505" calcext:value-type="float">
            <text:p>962.2282</text:p>
          </table:table-cell>
          <table:table-cell/>
        </table:table-row>
        <table:table-row table:style-name="ro1">
          <table:table-cell office:value-type="float" office:value="486.999" calcext:value-type="float">
            <text:p>486.999</text:p>
          </table:table-cell>
          <table:table-cell office:value-type="float" office:value="7.2333" calcext:value-type="float">
            <text:p>7.2333</text:p>
          </table:table-cell>
          <table:table-cell table:formula="of:=LOG([.B489]; EXP(1))" office:value-type="float" office:value="1.97869536357276" calcext:value-type="float">
            <text:p>1.979</text:p>
          </table:table-cell>
          <table:table-cell table:formula="of:=[.A489]*[.A489]" office:value-type="float" office:value="237168.026001" calcext:value-type="float">
            <text:p>237168.026</text:p>
          </table:table-cell>
          <table:table-cell table:formula="of:=[.C489]*[.C489]" office:value-type="float" office:value="3.91523534182432" calcext:value-type="float">
            <text:p>3.9152</text:p>
          </table:table-cell>
          <table:table-cell table:formula="of:=[.A489]*[.C489]" office:value-type="float" office:value="963.622663364568" calcext:value-type="float">
            <text:p>963.6227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.2241" calcext:value-type="float">
            <text:p>7.2241</text:p>
          </table:table-cell>
          <table:table-cell table:formula="of:=LOG([.B490]; EXP(1))" office:value-type="float" office:value="1.97742265876528" calcext:value-type="float">
            <text:p>1.977</text:p>
          </table:table-cell>
          <table:table-cell table:formula="of:=[.A490]*[.A490]" office:value-type="float" office:value="238144" calcext:value-type="float">
            <text:p>238144.000</text:p>
          </table:table-cell>
          <table:table-cell table:formula="of:=[.C490]*[.C490]" office:value-type="float" office:value="3.91020037139833" calcext:value-type="float">
            <text:p>3.9102</text:p>
          </table:table-cell>
          <table:table-cell table:formula="of:=[.A490]*[.C490]" office:value-type="float" office:value="964.982257477454" calcext:value-type="float">
            <text:p>964.9823</text:p>
          </table:table-cell>
          <table:table-cell/>
        </table:table-row>
        <table:table-row table:style-name="ro1">
          <table:table-cell office:value-type="float" office:value="488.999" calcext:value-type="float">
            <text:p>488.999</text:p>
          </table:table-cell>
          <table:table-cell office:value-type="float" office:value="7.2152" calcext:value-type="float">
            <text:p>7.2152</text:p>
          </table:table-cell>
          <table:table-cell table:formula="of:=LOG([.B491]; EXP(1))" office:value-type="float" office:value="1.97618991186936" calcext:value-type="float">
            <text:p>1.976</text:p>
          </table:table-cell>
          <table:table-cell table:formula="of:=[.A491]*[.A491]" office:value-type="float" office:value="239120.022001" calcext:value-type="float">
            <text:p>239120.022</text:p>
          </table:table-cell>
          <table:table-cell table:formula="of:=[.C491]*[.C491]" office:value-type="float" office:value="3.90532656777423" calcext:value-type="float">
            <text:p>3.9053</text:p>
          </table:table-cell>
          <table:table-cell table:formula="of:=[.A491]*[.C491]" office:value-type="float" office:value="966.354890714206" calcext:value-type="float">
            <text:p>966.3549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2064" calcext:value-type="float">
            <text:p>7.2064</text:p>
          </table:table-cell>
          <table:table-cell table:formula="of:=LOG([.B492]; EXP(1))" office:value-type="float" office:value="1.97496952008312" calcext:value-type="float">
            <text:p>1.975</text:p>
          </table:table-cell>
          <table:table-cell table:formula="of:=[.A492]*[.A492]" office:value-type="float" office:value="240100" calcext:value-type="float">
            <text:p>240100.000</text:p>
          </table:table-cell>
          <table:table-cell table:formula="of:=[.C492]*[.C492]" office:value-type="float" office:value="3.90050460525737" calcext:value-type="float">
            <text:p>3.9005</text:p>
          </table:table-cell>
          <table:table-cell table:formula="of:=[.A492]*[.C492]" office:value-type="float" office:value="967.735064840731" calcext:value-type="float">
            <text:p>967.7351</text:p>
          </table:table-cell>
          <table:table-cell/>
        </table:table-row>
        <table:table-row table:style-name="ro1">
          <table:table-cell office:value-type="float" office:value="490.999" calcext:value-type="float">
            <text:p>490.999</text:p>
          </table:table-cell>
          <table:table-cell office:value-type="float" office:value="7.1991" calcext:value-type="float">
            <text:p>7.1991</text:p>
          </table:table-cell>
          <table:table-cell table:formula="of:=LOG([.B493]; EXP(1))" office:value-type="float" office:value="1.97395601820886" calcext:value-type="float">
            <text:p>1.974</text:p>
          </table:table-cell>
          <table:table-cell table:formula="of:=[.A493]*[.A493]" office:value-type="float" office:value="241080.018001" calcext:value-type="float">
            <text:p>241080.018</text:p>
          </table:table-cell>
          <table:table-cell table:formula="of:=[.C493]*[.C493]" office:value-type="float" office:value="3.89650236182297" calcext:value-type="float">
            <text:p>3.8965</text:p>
          </table:table-cell>
          <table:table-cell table:formula="of:=[.A493]*[.C493]" office:value-type="float" office:value="969.210430984531" calcext:value-type="float">
            <text:p>969.210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1896" calcext:value-type="float">
            <text:p>7.1896</text:p>
          </table:table-cell>
          <table:table-cell table:formula="of:=LOG([.B494]; EXP(1))" office:value-type="float" office:value="1.97263553736203" calcext:value-type="float">
            <text:p>1.973</text:p>
          </table:table-cell>
          <table:table-cell table:formula="of:=[.A494]*[.A494]" office:value-type="float" office:value="242064" calcext:value-type="float">
            <text:p>242064.000</text:p>
          </table:table-cell>
          <table:table-cell table:formula="of:=[.C494]*[.C494]" office:value-type="float" office:value="3.89129096326357" calcext:value-type="float">
            <text:p>3.8913</text:p>
          </table:table-cell>
          <table:table-cell table:formula="of:=[.A494]*[.C494]" office:value-type="float" office:value="970.536684382117" calcext:value-type="float">
            <text:p>970.5367</text:p>
          </table:table-cell>
          <table:table-cell/>
        </table:table-row>
        <table:table-row table:style-name="ro1">
          <table:table-cell office:value-type="float" office:value="492.999" calcext:value-type="float">
            <text:p>492.999</text:p>
          </table:table-cell>
          <table:table-cell office:value-type="float" office:value="7.181" calcext:value-type="float">
            <text:p>7.181</text:p>
          </table:table-cell>
          <table:table-cell table:formula="of:=LOG([.B495]; EXP(1))" office:value-type="float" office:value="1.97143864912818" calcext:value-type="float">
            <text:p>1.971</text:p>
          </table:table-cell>
          <table:table-cell table:formula="of:=[.A495]*[.A495]" office:value-type="float" office:value="243048.014001" calcext:value-type="float">
            <text:p>243048.014</text:p>
          </table:table-cell>
          <table:table-cell table:formula="of:=[.C495]*[.C495]" office:value-type="float" office:value="3.88657034727635" calcext:value-type="float">
            <text:p>3.8866</text:p>
          </table:table-cell>
          <table:table-cell table:formula="of:=[.A495]*[.C495]" office:value-type="float" office:value="971.917282581544" calcext:value-type="float">
            <text:p>971.9173</text:p>
          </table:table-cell>
          <table:table-cell/>
        </table:table-row>
        <table:table-row table:style-name="ro1">
          <table:table-cell office:value-type="float" office:value="493.999" calcext:value-type="float">
            <text:p>493.999</text:p>
          </table:table-cell>
          <table:table-cell office:value-type="float" office:value="7.1722" calcext:value-type="float">
            <text:p>7.1722</text:p>
          </table:table-cell>
          <table:table-cell table:formula="of:=LOG([.B496]; EXP(1))" office:value-type="float" office:value="1.97021244157828" calcext:value-type="float">
            <text:p>1.970</text:p>
          </table:table-cell>
          <table:table-cell table:formula="of:=[.A496]*[.A496]" office:value-type="float" office:value="244035.012001" calcext:value-type="float">
            <text:p>244035.012</text:p>
          </table:table-cell>
          <table:table-cell table:formula="of:=[.C496]*[.C496]" office:value-type="float" office:value="3.88173706494984" calcext:value-type="float">
            <text:p>3.8817</text:p>
          </table:table-cell>
          <table:table-cell table:formula="of:=[.A496]*[.C496]" office:value-type="float" office:value="973.282975927228" calcext:value-type="float">
            <text:p>973.2830</text:p>
          </table:table-cell>
          <table:table-cell/>
        </table:table-row>
        <table:table-row table:style-name="ro1">
          <table:table-cell office:value-type="float" office:value="494.999" calcext:value-type="float">
            <text:p>494.999</text:p>
          </table:table-cell>
          <table:table-cell office:value-type="float" office:value="7.1634" calcext:value-type="float">
            <text:p>7.1634</text:p>
          </table:table-cell>
          <table:table-cell table:formula="of:=LOG([.B497]; EXP(1))" office:value-type="float" office:value="1.96898472859726" calcext:value-type="float">
            <text:p>1.969</text:p>
          </table:table-cell>
          <table:table-cell table:formula="of:=[.A497]*[.A497]" office:value-type="float" office:value="245024.010001" calcext:value-type="float">
            <text:p>245024.010</text:p>
          </table:table-cell>
          <table:table-cell table:formula="of:=[.C497]*[.C497]" office:value-type="float" office:value="3.87690086144923" calcext:value-type="float">
            <text:p>3.8769</text:p>
          </table:table-cell>
          <table:table-cell table:formula="of:=[.A497]*[.C497]" office:value-type="float" office:value="974.645471670915" calcext:value-type="float">
            <text:p>974.6455</text:p>
          </table:table-cell>
          <table:table-cell/>
        </table:table-row>
        <table:table-row table:style-name="ro1">
          <table:table-cell office:value-type="float" office:value="495.999" calcext:value-type="float">
            <text:p>495.999</text:p>
          </table:table-cell>
          <table:table-cell office:value-type="float" office:value="7.1543" calcext:value-type="float">
            <text:p>7.1543</text:p>
          </table:table-cell>
          <table:table-cell table:formula="of:=LOG([.B498]; EXP(1))" office:value-type="float" office:value="1.96771357453965" calcext:value-type="float">
            <text:p>1.968</text:p>
          </table:table-cell>
          <table:table-cell table:formula="of:=[.A498]*[.A498]" office:value-type="float" office:value="246015.008001" calcext:value-type="float">
            <text:p>246015.008</text:p>
          </table:table-cell>
          <table:table-cell table:formula="of:=[.C498]*[.C498]" office:value-type="float" office:value="3.8718967114276" calcext:value-type="float">
            <text:p>3.8719</text:p>
          </table:table-cell>
          <table:table-cell table:formula="of:=[.A498]*[.C498]" office:value-type="float" office:value="975.983965258091" calcext:value-type="float">
            <text:p>975.9840</text:p>
          </table:table-cell>
          <table:table-cell/>
        </table:table-row>
        <table:table-row table:style-name="ro1">
          <table:table-cell office:value-type="float" office:value="496.999" calcext:value-type="float">
            <text:p>496.999</text:p>
          </table:table-cell>
          <table:table-cell office:value-type="float" office:value="7.1462" calcext:value-type="float">
            <text:p>7.1462</text:p>
          </table:table-cell>
          <table:table-cell table:formula="of:=LOG([.B499]; EXP(1))" office:value-type="float" office:value="1.96658074689499" calcext:value-type="float">
            <text:p>1.967</text:p>
          </table:table-cell>
          <table:table-cell table:formula="of:=[.A499]*[.A499]" office:value-type="float" office:value="247008.006001" calcext:value-type="float">
            <text:p>247008.006</text:p>
          </table:table-cell>
          <table:table-cell table:formula="of:=[.C499]*[.C499]" office:value-type="float" office:value="3.86743983405805" calcext:value-type="float">
            <text:p>3.8674</text:p>
          </table:table-cell>
          <table:table-cell table:formula="of:=[.A499]*[.C499]" office:value-type="float" office:value="977.388664626062" calcext:value-type="float">
            <text:p>977.3887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137" calcext:value-type="float">
            <text:p>7.137</text:p>
          </table:table-cell>
          <table:table-cell table:formula="of:=LOG([.B500]; EXP(1))" office:value-type="float" office:value="1.96529251998893" calcext:value-type="float">
            <text:p>1.965</text:p>
          </table:table-cell>
          <table:table-cell table:formula="of:=[.A500]*[.A500]" office:value-type="float" office:value="248004" calcext:value-type="float">
            <text:p>248004.000</text:p>
          </table:table-cell>
          <table:table-cell table:formula="of:=[.C500]*[.C500]" office:value-type="float" office:value="3.86237468912444" calcext:value-type="float">
            <text:p>3.8624</text:p>
          </table:table-cell>
          <table:table-cell table:formula="of:=[.A500]*[.C500]" office:value-type="float" office:value="978.715674954487" calcext:value-type="float">
            <text:p>978.7157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1282" calcext:value-type="float">
            <text:p>7.1282</text:p>
          </table:table-cell>
          <table:table-cell table:formula="of:=LOG([.B501]; EXP(1))" office:value-type="float" office:value="1.96405874813627" calcext:value-type="float">
            <text:p>1.964</text:p>
          </table:table-cell>
          <table:table-cell table:formula="of:=[.A501]*[.A501]" office:value-type="float" office:value="249001" calcext:value-type="float">
            <text:p>249001.000</text:p>
          </table:table-cell>
          <table:table-cell table:formula="of:=[.C501]*[.C501]" office:value-type="float" office:value="3.85752676613062" calcext:value-type="float">
            <text:p>3.8575</text:p>
          </table:table-cell>
          <table:table-cell table:formula="of:=[.A501]*[.C501]" office:value-type="float" office:value="980.06531532" calcext:value-type="float">
            <text:p>980.065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1193" calcext:value-type="float">
            <text:p>7.1193</text:p>
          </table:table-cell>
          <table:table-cell table:formula="of:=LOG([.B502]; EXP(1))" office:value-type="float" office:value="1.96280940598395" calcext:value-type="float">
            <text:p>1.963</text:p>
          </table:table-cell>
          <table:table-cell table:formula="of:=[.A502]*[.A502]" office:value-type="float" office:value="250000" calcext:value-type="float">
            <text:p>250000.000</text:p>
          </table:table-cell>
          <table:table-cell table:formula="of:=[.C502]*[.C502]" office:value-type="float" office:value="3.85262076421905" calcext:value-type="float">
            <text:p>3.8526</text:p>
          </table:table-cell>
          <table:table-cell table:formula="of:=[.A502]*[.C502]" office:value-type="float" office:value="981.404702991973" calcext:value-type="float">
            <text:p>981.4047</text:p>
          </table:table-cell>
          <table:table-cell/>
        </table:table-row>
        <table:table-row table:style-name="ro1">
          <table:table-cell office:value-type="float" office:value="500.999" calcext:value-type="float">
            <text:p>500.999</text:p>
          </table:table-cell>
          <table:table-cell office:value-type="float" office:value="7.1109" calcext:value-type="float">
            <text:p>7.1109</text:p>
          </table:table-cell>
          <table:table-cell table:formula="of:=LOG([.B503]; EXP(1))" office:value-type="float" office:value="1.96162881808277" calcext:value-type="float">
            <text:p>1.962</text:p>
          </table:table-cell>
          <table:table-cell table:formula="of:=[.A503]*[.A503]" office:value-type="float" office:value="250999.998001" calcext:value-type="float">
            <text:p>250999.998</text:p>
          </table:table-cell>
          <table:table-cell table:formula="of:=[.C503]*[.C503]" office:value-type="float" office:value="3.8479876199328" calcext:value-type="float">
            <text:p>3.8480</text:p>
          </table:table-cell>
          <table:table-cell table:formula="of:=[.A503]*[.C503]" office:value-type="float" office:value="982.77407623065" calcext:value-type="float">
            <text:p>982.774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1027" calcext:value-type="float">
            <text:p>7.1027</text:p>
          </table:table-cell>
          <table:table-cell table:formula="of:=LOG([.B504]; EXP(1))" office:value-type="float" office:value="1.96047499344865" calcext:value-type="float">
            <text:p>1.960</text:p>
          </table:table-cell>
          <table:table-cell table:formula="of:=[.A504]*[.A504]" office:value-type="float" office:value="252004" calcext:value-type="float">
            <text:p>252004.000</text:p>
          </table:table-cell>
          <table:table-cell table:formula="of:=[.C504]*[.C504]" office:value-type="float" office:value="3.8434621999375" calcext:value-type="float">
            <text:p>3.8435</text:p>
          </table:table-cell>
          <table:table-cell table:formula="of:=[.A504]*[.C504]" office:value-type="float" office:value="984.158446711225" calcext:value-type="float">
            <text:p>984.1584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0938" calcext:value-type="float">
            <text:p>7.0938</text:p>
          </table:table-cell>
          <table:table-cell table:formula="of:=LOG([.B505]; EXP(1))" office:value-type="float" office:value="1.95922116311499" calcext:value-type="float">
            <text:p>1.959</text:p>
          </table:table-cell>
          <table:table-cell table:formula="of:=[.A505]*[.A505]" office:value-type="float" office:value="253009" calcext:value-type="float">
            <text:p>253009.000</text:p>
          </table:table-cell>
          <table:table-cell table:formula="of:=[.C505]*[.C505]" office:value-type="float" office:value="3.83854756599764" calcext:value-type="float">
            <text:p>3.8385</text:p>
          </table:table-cell>
          <table:table-cell table:formula="of:=[.A505]*[.C505]" office:value-type="float" office:value="985.488245046838" calcext:value-type="float">
            <text:p>985.4882</text:p>
          </table:table-cell>
          <table:table-cell/>
        </table:table-row>
        <table:table-row table:style-name="ro1">
          <table:table-cell office:value-type="float" office:value="503.999" calcext:value-type="float">
            <text:p>503.999</text:p>
          </table:table-cell>
          <table:table-cell office:value-type="float" office:value="7.0845" calcext:value-type="float">
            <text:p>7.0845</text:p>
          </table:table-cell>
          <table:table-cell table:formula="of:=LOG([.B506]; EXP(1))" office:value-type="float" office:value="1.95790929902214" calcext:value-type="float">
            <text:p>1.958</text:p>
          </table:table-cell>
          <table:table-cell table:formula="of:=[.A506]*[.A506]" office:value-type="float" office:value="254014.992001" calcext:value-type="float">
            <text:p>254014.992</text:p>
          </table:table-cell>
          <table:table-cell table:formula="of:=[.C506]*[.C506]" office:value-type="float" office:value="3.83340882319739" calcext:value-type="float">
            <text:p>3.8334</text:p>
          </table:table-cell>
          <table:table-cell table:formula="of:=[.A506]*[.C506]" office:value-type="float" office:value="986.784328797862" calcext:value-type="float">
            <text:p>986.7843</text:p>
          </table:table-cell>
          <table:table-cell/>
        </table:table-row>
        <table:table-row table:style-name="ro1">
          <table:table-cell office:value-type="float" office:value="504.999" calcext:value-type="float">
            <text:p>504.999</text:p>
          </table:table-cell>
          <table:table-cell office:value-type="float" office:value="7.0748" calcext:value-type="float">
            <text:p>7.0748</text:p>
          </table:table-cell>
          <table:table-cell table:formula="of:=LOG([.B507]; EXP(1))" office:value-type="float" office:value="1.9565391745785" calcext:value-type="float">
            <text:p>1.957</text:p>
          </table:table-cell>
          <table:table-cell table:formula="of:=[.A507]*[.A507]" office:value-type="float" office:value="255023.990001" calcext:value-type="float">
            <text:p>255023.990</text:p>
          </table:table-cell>
          <table:table-cell table:formula="of:=[.C507]*[.C507]" office:value-type="float" office:value="3.82804554166032" calcext:value-type="float">
            <text:p>3.8280</text:p>
          </table:table-cell>
          <table:table-cell table:formula="of:=[.A507]*[.C507]" office:value-type="float" office:value="988.050326622969" calcext:value-type="float">
            <text:p>988.050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0669" calcext:value-type="float">
            <text:p>7.0669</text:p>
          </table:table-cell>
          <table:table-cell table:formula="of:=LOG([.B508]; EXP(1))" office:value-type="float" office:value="1.95542191133267" calcext:value-type="float">
            <text:p>1.955</text:p>
          </table:table-cell>
          <table:table-cell table:formula="of:=[.A508]*[.A508]" office:value-type="float" office:value="256036" calcext:value-type="float">
            <text:p>256036.000</text:p>
          </table:table-cell>
          <table:table-cell table:formula="of:=[.C508]*[.C508]" office:value-type="float" office:value="3.82367485131991" calcext:value-type="float">
            <text:p>3.8237</text:p>
          </table:table-cell>
          <table:table-cell table:formula="of:=[.A508]*[.C508]" office:value-type="float" office:value="989.443487134331" calcext:value-type="float">
            <text:p>989.4435</text:p>
          </table:table-cell>
          <table:table-cell/>
        </table:table-row>
        <table:table-row table:style-name="ro1">
          <table:table-cell office:value-type="float" office:value="506.999" calcext:value-type="float">
            <text:p>506.999</text:p>
          </table:table-cell>
          <table:table-cell office:value-type="float" office:value="7.0572" calcext:value-type="float">
            <text:p>7.0572</text:p>
          </table:table-cell>
          <table:table-cell table:formula="of:=LOG([.B509]; EXP(1))" office:value-type="float" office:value="1.95404837227177" calcext:value-type="float">
            <text:p>1.954</text:p>
          </table:table-cell>
          <table:table-cell table:formula="of:=[.A509]*[.A509]" office:value-type="float" office:value="257047.986001" calcext:value-type="float">
            <text:p>257047.986</text:p>
          </table:table-cell>
          <table:table-cell table:formula="of:=[.C509]*[.C509]" office:value-type="float" office:value="3.81830504117797" calcext:value-type="float">
            <text:p>3.8183</text:p>
          </table:table-cell>
          <table:table-cell table:formula="of:=[.A509]*[.C509]" office:value-type="float" office:value="990.700570693417" calcext:value-type="float">
            <text:p>990.7006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0479" calcext:value-type="float">
            <text:p>7.0479</text:p>
          </table:table-cell>
          <table:table-cell table:formula="of:=LOG([.B510]; EXP(1))" office:value-type="float" office:value="1.95272970011097" calcext:value-type="float">
            <text:p>1.953</text:p>
          </table:table-cell>
          <table:table-cell table:formula="of:=[.A510]*[.A510]" office:value-type="float" office:value="258064" calcext:value-type="float">
            <text:p>258064.000</text:p>
          </table:table-cell>
          <table:table-cell table:formula="of:=[.C510]*[.C510]" office:value-type="float" office:value="3.8131532816955" calcext:value-type="float">
            <text:p>3.8132</text:p>
          </table:table-cell>
          <table:table-cell table:formula="of:=[.A510]*[.C510]" office:value-type="float" office:value="991.986687656375" calcext:value-type="float">
            <text:p>991.9867</text:p>
          </table:table-cell>
          <table:table-cell/>
        </table:table-row>
        <table:table-row table:style-name="ro1">
          <table:table-cell office:value-type="float" office:value="508.999" calcext:value-type="float">
            <text:p>508.999</text:p>
          </table:table-cell>
          <table:table-cell office:value-type="float" office:value="7.0398" calcext:value-type="float">
            <text:p>7.0398</text:p>
          </table:table-cell>
          <table:table-cell table:formula="of:=LOG([.B511]; EXP(1))" office:value-type="float" office:value="1.9515797606755" calcext:value-type="float">
            <text:p>1.952</text:p>
          </table:table-cell>
          <table:table-cell table:formula="of:=[.A511]*[.A511]" office:value-type="float" office:value="259079.982001" calcext:value-type="float">
            <text:p>259079.982</text:p>
          </table:table-cell>
          <table:table-cell table:formula="of:=[.C511]*[.C511]" office:value-type="float" office:value="3.80866356227823" calcext:value-type="float">
            <text:p>3.8087</text:p>
          </table:table-cell>
          <table:table-cell table:formula="of:=[.A511]*[.C511]" office:value-type="float" office:value="993.352146604067" calcext:value-type="float">
            <text:p>993.3521</text:p>
          </table:table-cell>
          <table:table-cell/>
        </table:table-row>
        <table:table-row table:style-name="ro1">
          <table:table-cell office:value-type="float" office:value="509.999" calcext:value-type="float">
            <text:p>509.999</text:p>
          </table:table-cell>
          <table:table-cell office:value-type="float" office:value="7.0311" calcext:value-type="float">
            <text:p>7.0311</text:p>
          </table:table-cell>
          <table:table-cell table:formula="of:=LOG([.B512]; EXP(1))" office:value-type="float" office:value="1.9503431658438" calcext:value-type="float">
            <text:p>1.950</text:p>
          </table:table-cell>
          <table:table-cell table:formula="of:=[.A512]*[.A512]" office:value-type="float" office:value="260098.980001" calcext:value-type="float">
            <text:p>260098.980</text:p>
          </table:table-cell>
          <table:table-cell table:formula="of:=[.C512]*[.C512]" office:value-type="float" office:value="3.80383846455362" calcext:value-type="float">
            <text:p>3.8038</text:p>
          </table:table-cell>
          <table:table-cell table:formula="of:=[.A512]*[.C512]" office:value-type="float" office:value="994.673064237173" calcext:value-type="float">
            <text:p>994.6731</text:p>
          </table:table-cell>
          <table:table-cell/>
        </table:table-row>
        <table:table-row table:style-name="ro1">
          <table:table-cell office:value-type="float" office:value="510.999" calcext:value-type="float">
            <text:p>510.999</text:p>
          </table:table-cell>
          <table:table-cell office:value-type="float" office:value="7.022" calcext:value-type="float">
            <text:p>7.022</text:p>
          </table:table-cell>
          <table:table-cell table:formula="of:=LOG([.B513]; EXP(1))" office:value-type="float" office:value="1.94904807774624" calcext:value-type="float">
            <text:p>1.949</text:p>
          </table:table-cell>
          <table:table-cell table:formula="of:=[.A513]*[.A513]" office:value-type="float" office:value="261119.978001" calcext:value-type="float">
            <text:p>261119.978</text:p>
          </table:table-cell>
          <table:table-cell table:formula="of:=[.C513]*[.C513]" office:value-type="float" office:value="3.79878840936632" calcext:value-type="float">
            <text:p>3.7988</text:p>
          </table:table-cell>
          <table:table-cell table:formula="of:=[.A513]*[.C513]" office:value-type="float" office:value="995.961618680251" calcext:value-type="float">
            <text:p>995.9616</text:p>
          </table:table-cell>
          <table:table-cell/>
        </table:table-row>
        <table:table-row table:style-name="ro1">
          <table:table-cell office:value-type="float" office:value="511.999" calcext:value-type="float">
            <text:p>511.999</text:p>
          </table:table-cell>
          <table:table-cell office:value-type="float" office:value="7.0133" calcext:value-type="float">
            <text:p>7.0133</text:p>
          </table:table-cell>
          <table:table-cell table:formula="of:=LOG([.B514]; EXP(1))" office:value-type="float" office:value="1.94780834633839" calcext:value-type="float">
            <text:p>1.948</text:p>
          </table:table-cell>
          <table:table-cell table:formula="of:=[.A514]*[.A514]" office:value-type="float" office:value="262142.976001" calcext:value-type="float">
            <text:p>262142.976</text:p>
          </table:table-cell>
          <table:table-cell table:formula="of:=[.C514]*[.C514]" office:value-type="float" office:value="3.79395735406551" calcext:value-type="float">
            <text:p>3.7940</text:p>
          </table:table-cell>
          <table:table-cell table:formula="of:=[.A514]*[.C514]" office:value-type="float" office:value="997.275925516911" calcext:value-type="float">
            <text:p>997.2759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.0054" calcext:value-type="float">
            <text:p>7.0054</text:p>
          </table:table-cell>
          <table:table-cell table:formula="of:=LOG([.B515]; EXP(1))" office:value-type="float" office:value="1.94668128022866" calcext:value-type="float">
            <text:p>1.947</text:p>
          </table:table-cell>
          <table:table-cell table:formula="of:=[.A515]*[.A515]" office:value-type="float" office:value="263169" calcext:value-type="float">
            <text:p>263169.000</text:p>
          </table:table-cell>
          <table:table-cell table:formula="of:=[.C515]*[.C515]" office:value-type="float" office:value="3.78956800679269" calcext:value-type="float">
            <text:p>3.7896</text:p>
          </table:table-cell>
          <table:table-cell table:formula="of:=[.A515]*[.C515]" office:value-type="float" office:value="998.647496757302" calcext:value-type="float">
            <text:p>998.6475</text:p>
          </table:table-cell>
          <table:table-cell/>
        </table:table-row>
        <table:table-row table:style-name="ro1">
          <table:table-cell office:value-type="float" office:value="513.999" calcext:value-type="float">
            <text:p>513.999</text:p>
          </table:table-cell>
          <table:table-cell office:value-type="float" office:value="6.9952" calcext:value-type="float">
            <text:p>6.9952</text:p>
          </table:table-cell>
          <table:table-cell table:formula="of:=LOG([.B516]; EXP(1))" office:value-type="float" office:value="1.94522419956003" calcext:value-type="float">
            <text:p>1.945</text:p>
          </table:table-cell>
          <table:table-cell table:formula="of:=[.A516]*[.A516]" office:value-type="float" office:value="264194.972001" calcext:value-type="float">
            <text:p>264194.972</text:p>
          </table:table-cell>
          <table:table-cell table:formula="of:=[.C516]*[.C516]" office:value-type="float" office:value="3.78389718655395" calcext:value-type="float">
            <text:p>3.7839</text:p>
          </table:table-cell>
          <table:table-cell table:formula="of:=[.A516]*[.C516]" office:value-type="float" office:value="999.843293349655" calcext:value-type="float">
            <text:p>999.8433</text:p>
          </table:table-cell>
          <table:table-cell/>
        </table:table-row>
        <table:table-row table:style-name="ro1">
          <table:table-cell office:value-type="float" office:value="514.999" calcext:value-type="float">
            <text:p>514.999</text:p>
          </table:table-cell>
          <table:table-cell office:value-type="float" office:value="6.9882" calcext:value-type="float">
            <text:p>6.9882</text:p>
          </table:table-cell>
          <table:table-cell table:formula="of:=LOG([.B517]; EXP(1))" office:value-type="float" office:value="1.94422301235452" calcext:value-type="float">
            <text:p>1.944</text:p>
          </table:table-cell>
          <table:table-cell table:formula="of:=[.A517]*[.A517]" office:value-type="float" office:value="265223.970001" calcext:value-type="float">
            <text:p>265223.970</text:p>
          </table:table-cell>
          <table:table-cell table:formula="of:=[.C517]*[.C517]" office:value-type="float" office:value="3.7800031217689" calcext:value-type="float">
            <text:p>3.7800</text:p>
          </table:table-cell>
          <table:table-cell table:formula="of:=[.A517]*[.C517]" office:value-type="float" office:value="1001.27290713957" calcext:value-type="float">
            <text:p>1001.2729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9792" calcext:value-type="float">
            <text:p>6.9792</text:p>
          </table:table-cell>
          <table:table-cell table:formula="of:=LOG([.B518]; EXP(1))" office:value-type="float" office:value="1.94293429702517" calcext:value-type="float">
            <text:p>1.943</text:p>
          </table:table-cell>
          <table:table-cell table:formula="of:=[.A518]*[.A518]" office:value-type="float" office:value="266256" calcext:value-type="float">
            <text:p>266256.000</text:p>
          </table:table-cell>
          <table:table-cell table:formula="of:=[.C518]*[.C518]" office:value-type="float" office:value="3.7749936825567" calcext:value-type="float">
            <text:p>3.7750</text:p>
          </table:table-cell>
          <table:table-cell table:formula="of:=[.A518]*[.C518]" office:value-type="float" office:value="1002.55409726499" calcext:value-type="float">
            <text:p>1002.5541</text:p>
          </table:table-cell>
          <table:table-cell/>
        </table:table-row>
        <table:table-row table:style-name="ro1">
          <table:table-cell office:value-type="float" office:value="516.999" calcext:value-type="float">
            <text:p>516.999</text:p>
          </table:table-cell>
          <table:table-cell office:value-type="float" office:value="6.9698" calcext:value-type="float">
            <text:p>6.9698</text:p>
          </table:table-cell>
          <table:table-cell table:formula="of:=LOG([.B519]; EXP(1))" office:value-type="float" office:value="1.94158652995615" calcext:value-type="float">
            <text:p>1.942</text:p>
          </table:table-cell>
          <table:table-cell table:formula="of:=[.A519]*[.A519]" office:value-type="float" office:value="267287.966001" calcext:value-type="float">
            <text:p>267287.966</text:p>
          </table:table-cell>
          <table:table-cell table:formula="of:=[.C519]*[.C519]" office:value-type="float" office:value="3.76975825330716" calcext:value-type="float">
            <text:p>3.7698</text:p>
          </table:table-cell>
          <table:table-cell table:formula="of:=[.A519]*[.C519]" office:value-type="float" office:value="1003.7982944008" calcext:value-type="float">
            <text:p>1003.7983</text:p>
          </table:table-cell>
          <table:table-cell/>
        </table:table-row>
        <table:table-row table:style-name="ro1">
          <table:table-cell office:value-type="float" office:value="517.999" calcext:value-type="float">
            <text:p>517.999</text:p>
          </table:table-cell>
          <table:table-cell office:value-type="float" office:value="6.9609" calcext:value-type="float">
            <text:p>6.9609</text:p>
          </table:table-cell>
          <table:table-cell table:formula="of:=LOG([.B520]; EXP(1))" office:value-type="float" office:value="1.94030877633129" calcext:value-type="float">
            <text:p>1.940</text:p>
          </table:table-cell>
          <table:table-cell table:formula="of:=[.A520]*[.A520]" office:value-type="float" office:value="268322.964001" calcext:value-type="float">
            <text:p>268322.964</text:p>
          </table:table-cell>
          <table:table-cell table:formula="of:=[.C520]*[.C520]" office:value-type="float" office:value="3.76479814750824" calcext:value-type="float">
            <text:p>3.7648</text:p>
          </table:table-cell>
          <table:table-cell table:formula="of:=[.A520]*[.C520]" office:value-type="float" office:value="1005.07800583083" calcext:value-type="float">
            <text:p>1005.0780</text:p>
          </table:table-cell>
          <table:table-cell/>
        </table:table-row>
        <table:table-row table:style-name="ro1">
          <table:table-cell office:value-type="float" office:value="518.999" calcext:value-type="float">
            <text:p>518.999</text:p>
          </table:table-cell>
          <table:table-cell office:value-type="float" office:value="6.9518" calcext:value-type="float">
            <text:p>6.9518</text:p>
          </table:table-cell>
          <table:table-cell table:formula="of:=LOG([.B521]; EXP(1))" office:value-type="float" office:value="1.93900061884961" calcext:value-type="float">
            <text:p>1.939</text:p>
          </table:table-cell>
          <table:table-cell table:formula="of:=[.A521]*[.A521]" office:value-type="float" office:value="269359.962001" calcext:value-type="float">
            <text:p>269359.962</text:p>
          </table:table-cell>
          <table:table-cell table:formula="of:=[.C521]*[.C521]" office:value-type="float" office:value="3.75972339989917" calcext:value-type="float">
            <text:p>3.7597</text:p>
          </table:table-cell>
          <table:table-cell table:formula="of:=[.A521]*[.C521]" office:value-type="float" office:value="1006.33938218233" calcext:value-type="float">
            <text:p>1006.3394</text:p>
          </table:table-cell>
          <table:table-cell/>
        </table:table-row>
        <table:table-row table:style-name="ro1">
          <table:table-cell office:value-type="float" office:value="519.999" calcext:value-type="float">
            <text:p>519.999</text:p>
          </table:table-cell>
          <table:table-cell office:value-type="float" office:value="6.9434" calcext:value-type="float">
            <text:p>6.9434</text:p>
          </table:table-cell>
          <table:table-cell table:formula="of:=LOG([.B522]; EXP(1))" office:value-type="float" office:value="1.93779156809492" calcext:value-type="float">
            <text:p>1.938</text:p>
          </table:table-cell>
          <table:table-cell table:formula="of:=[.A522]*[.A522]" office:value-type="float" office:value="270398.960001" calcext:value-type="float">
            <text:p>270398.960</text:p>
          </table:table-cell>
          <table:table-cell table:formula="of:=[.C522]*[.C522]" office:value-type="float" office:value="3.75503616137978" calcext:value-type="float">
            <text:p>3.7550</text:p>
          </table:table-cell>
          <table:table-cell table:formula="of:=[.A522]*[.C522]" office:value-type="float" office:value="1007.64967761779" calcext:value-type="float">
            <text:p>1007.6497</text:p>
          </table:table-cell>
          <table:table-cell/>
        </table:table-row>
        <table:table-row table:style-name="ro1">
          <table:table-cell office:value-type="float" office:value="521.004" calcext:value-type="float">
            <text:p>521.004</text:p>
          </table:table-cell>
          <table:table-cell office:value-type="float" office:value="6.9331" calcext:value-type="float">
            <text:p>6.9331</text:p>
          </table:table-cell>
          <table:table-cell table:formula="of:=LOG([.B523]; EXP(1))" office:value-type="float" office:value="1.93630704362671" calcext:value-type="float">
            <text:p>1.936</text:p>
          </table:table-cell>
          <table:table-cell table:formula="of:=[.A523]*[.A523]" office:value-type="float" office:value="271445.168016" calcext:value-type="float">
            <text:p>271445.168</text:p>
          </table:table-cell>
          <table:table-cell table:formula="of:=[.C523]*[.C523]" office:value-type="float" office:value="3.74928496719839" calcext:value-type="float">
            <text:p>3.7493</text:p>
          </table:table-cell>
          <table:table-cell table:formula="of:=[.A523]*[.C523]" office:value-type="float" office:value="1008.82371495769" calcext:value-type="float">
            <text:p>1008.8237</text:p>
          </table:table-cell>
          <table:table-cell/>
        </table:table-row>
        <table:table-row table:style-name="ro1">
          <table:table-cell office:value-type="float" office:value="521.999" calcext:value-type="float">
            <text:p>521.999</text:p>
          </table:table-cell>
          <table:table-cell office:value-type="float" office:value="6.9269" calcext:value-type="float">
            <text:p>6.9269</text:p>
          </table:table-cell>
          <table:table-cell table:formula="of:=LOG([.B524]; EXP(1))" office:value-type="float" office:value="1.93541238267237" calcext:value-type="float">
            <text:p>1.935</text:p>
          </table:table-cell>
          <table:table-cell table:formula="of:=[.A524]*[.A524]" office:value-type="float" office:value="272482.956001" calcext:value-type="float">
            <text:p>272482.956</text:p>
          </table:table-cell>
          <table:table-cell table:formula="of:=[.C524]*[.C524]" office:value-type="float" office:value="3.74582109100154" calcext:value-type="float">
            <text:p>3.7458</text:p>
          </table:table-cell>
          <table:table-cell table:formula="of:=[.A524]*[.C524]" office:value-type="float" office:value="1010.28332834259" calcext:value-type="float">
            <text:p>1010.2833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9175" calcext:value-type="float">
            <text:p>6.9175</text:p>
          </table:table-cell>
          <table:table-cell table:formula="of:=LOG([.B525]; EXP(1))" office:value-type="float" office:value="1.93405443267894" calcext:value-type="float">
            <text:p>1.934</text:p>
          </table:table-cell>
          <table:table-cell table:formula="of:=[.A525]*[.A525]" office:value-type="float" office:value="273529" calcext:value-type="float">
            <text:p>273529.000</text:p>
          </table:table-cell>
          <table:table-cell table:formula="of:=[.C525]*[.C525]" office:value-type="float" office:value="3.74056654856507" calcext:value-type="float">
            <text:p>3.7406</text:p>
          </table:table-cell>
          <table:table-cell table:formula="of:=[.A525]*[.C525]" office:value-type="float" office:value="1011.51046829109" calcext:value-type="float">
            <text:p>1011.5105</text:p>
          </table:table-cell>
          <table:table-cell/>
        </table:table-row>
        <table:table-row table:style-name="ro1">
          <table:table-cell office:value-type="float" office:value="523.999" calcext:value-type="float">
            <text:p>523.999</text:p>
          </table:table-cell>
          <table:table-cell office:value-type="float" office:value="6.9094" calcext:value-type="float">
            <text:p>6.9094</text:p>
          </table:table-cell>
          <table:table-cell table:formula="of:=LOG([.B526]; EXP(1))" office:value-type="float" office:value="1.9328828033294" calcext:value-type="float">
            <text:p>1.933</text:p>
          </table:table-cell>
          <table:table-cell table:formula="of:=[.A526]*[.A526]" office:value-type="float" office:value="274574.952001" calcext:value-type="float">
            <text:p>274574.952</text:p>
          </table:table-cell>
          <table:table-cell table:formula="of:=[.C526]*[.C526]" office:value-type="float" office:value="3.73603593140653" calcext:value-type="float">
            <text:p>3.7360</text:p>
          </table:table-cell>
          <table:table-cell table:formula="of:=[.A526]*[.C526]" office:value-type="float" office:value="1012.8286560618" calcext:value-type="float">
            <text:p>1012.8287</text:p>
          </table:table-cell>
          <table:table-cell/>
        </table:table-row>
        <table:table-row table:style-name="ro1">
          <table:table-cell office:value-type="float" office:value="524.999" calcext:value-type="float">
            <text:p>524.999</text:p>
          </table:table-cell>
          <table:table-cell office:value-type="float" office:value="6.9005" calcext:value-type="float">
            <text:p>6.9005</text:p>
          </table:table-cell>
          <table:table-cell table:formula="of:=LOG([.B527]; EXP(1))" office:value-type="float" office:value="1.93159387274596" calcext:value-type="float">
            <text:p>1.932</text:p>
          </table:table-cell>
          <table:table-cell table:formula="of:=[.A527]*[.A527]" office:value-type="float" office:value="275623.950001" calcext:value-type="float">
            <text:p>275623.950</text:p>
          </table:table-cell>
          <table:table-cell table:formula="of:=[.C527]*[.C527]" office:value-type="float" office:value="3.73105488922973" calcext:value-type="float">
            <text:p>3.7311</text:p>
          </table:table-cell>
          <table:table-cell table:formula="of:=[.A527]*[.C527]" office:value-type="float" office:value="1014.08485159776" calcext:value-type="float">
            <text:p>1014.0849</text:p>
          </table:table-cell>
          <table:table-cell/>
        </table:table-row>
        <table:table-row table:style-name="ro1">
          <table:table-cell office:value-type="float" office:value="525.999" calcext:value-type="float">
            <text:p>525.999</text:p>
          </table:table-cell>
          <table:table-cell office:value-type="float" office:value="6.8927" calcext:value-type="float">
            <text:p>6.8927</text:p>
          </table:table-cell>
          <table:table-cell table:formula="of:=LOG([.B528]; EXP(1))" office:value-type="float" office:value="1.93046288054234" calcext:value-type="float">
            <text:p>1.930</text:p>
          </table:table-cell>
          <table:table-cell table:formula="of:=[.A528]*[.A528]" office:value-type="float" office:value="276674.948001" calcext:value-type="float">
            <text:p>276674.948</text:p>
          </table:table-cell>
          <table:table-cell table:formula="of:=[.C528]*[.C528]" office:value-type="float" office:value="3.72668693315184" calcext:value-type="float">
            <text:p>3.7267</text:p>
          </table:table-cell>
          <table:table-cell table:formula="of:=[.A528]*[.C528]" office:value-type="float" office:value="1015.42154470239" calcext:value-type="float">
            <text:p>1015.4215</text:p>
          </table:table-cell>
          <table:table-cell/>
        </table:table-row>
        <table:table-row table:style-name="ro1">
          <table:table-cell office:value-type="float" office:value="526.999" calcext:value-type="float">
            <text:p>526.999</text:p>
          </table:table-cell>
          <table:table-cell office:value-type="float" office:value="6.8836" calcext:value-type="float">
            <text:p>6.8836</text:p>
          </table:table-cell>
          <table:table-cell table:formula="of:=LOG([.B529]; EXP(1))" office:value-type="float" office:value="1.92914177090862" calcext:value-type="float">
            <text:p>1.929</text:p>
          </table:table-cell>
          <table:table-cell table:formula="of:=[.A529]*[.A529]" office:value-type="float" office:value="277727.946001" calcext:value-type="float">
            <text:p>277727.946</text:p>
          </table:table-cell>
          <table:table-cell table:formula="of:=[.C529]*[.C529]" office:value-type="float" office:value="3.72158797226444" calcext:value-type="float">
            <text:p>3.7216</text:p>
          </table:table-cell>
          <table:table-cell table:formula="of:=[.A529]*[.C529]" office:value-type="float" office:value="1016.65578412707" calcext:value-type="float">
            <text:p>1016.6558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8743" calcext:value-type="float">
            <text:p>6.8743</text:p>
          </table:table-cell>
          <table:table-cell table:formula="of:=LOG([.B530]; EXP(1))" office:value-type="float" office:value="1.92778982018699" calcext:value-type="float">
            <text:p>1.928</text:p>
          </table:table-cell>
          <table:table-cell table:formula="of:=[.A530]*[.A530]" office:value-type="float" office:value="278784" calcext:value-type="float">
            <text:p>278784.000</text:p>
          </table:table-cell>
          <table:table-cell table:formula="of:=[.C530]*[.C530]" office:value-type="float" office:value="3.7163735908166" calcext:value-type="float">
            <text:p>3.7164</text:p>
          </table:table-cell>
          <table:table-cell table:formula="of:=[.A530]*[.C530]" office:value-type="float" office:value="1017.87302505873" calcext:value-type="float">
            <text:p>1017.8730</text:p>
          </table:table-cell>
          <table:table-cell/>
        </table:table-row>
        <table:table-row table:style-name="ro1">
          <table:table-cell office:value-type="float" office:value="528.999" calcext:value-type="float">
            <text:p>528.999</text:p>
          </table:table-cell>
          <table:table-cell office:value-type="float" office:value="6.8659" calcext:value-type="float">
            <text:p>6.8659</text:p>
          </table:table-cell>
          <table:table-cell table:formula="of:=LOG([.B531]; EXP(1))" office:value-type="float" office:value="1.92656713040861" calcext:value-type="float">
            <text:p>1.927</text:p>
          </table:table-cell>
          <table:table-cell table:formula="of:=[.A531]*[.A531]" office:value-type="float" office:value="279839.942001" calcext:value-type="float">
            <text:p>279839.942</text:p>
          </table:table-cell>
          <table:table-cell table:formula="of:=[.C531]*[.C531]" office:value-type="float" office:value="3.71166090797086" calcext:value-type="float">
            <text:p>3.7117</text:p>
          </table:table-cell>
          <table:table-cell table:formula="of:=[.A531]*[.C531]" office:value-type="float" office:value="1019.15208541902" calcext:value-type="float">
            <text:p>1019.1521</text:p>
          </table:table-cell>
          <table:table-cell/>
        </table:table-row>
        <table:table-row table:style-name="ro1">
          <table:table-cell office:value-type="float" office:value="529.999" calcext:value-type="float">
            <text:p>529.999</text:p>
          </table:table-cell>
          <table:table-cell office:value-type="float" office:value="6.858" calcext:value-type="float">
            <text:p>6.858</text:p>
          </table:table-cell>
          <table:table-cell table:formula="of:=LOG([.B532]; EXP(1))" office:value-type="float" office:value="1.92541585404073" calcext:value-type="float">
            <text:p>1.925</text:p>
          </table:table-cell>
          <table:table-cell table:formula="of:=[.A532]*[.A532]" office:value-type="float" office:value="280898.940001" calcext:value-type="float">
            <text:p>280898.940</text:p>
          </table:table-cell>
          <table:table-cell table:formula="of:=[.C532]*[.C532]" office:value-type="float" office:value="3.70722621099139" calcext:value-type="float">
            <text:p>3.7072</text:p>
          </table:table-cell>
          <table:table-cell table:formula="of:=[.A532]*[.C532]" office:value-type="float" office:value="1020.46847722573" calcext:value-type="float">
            <text:p>1020.4685</text:p>
          </table:table-cell>
          <table:table-cell/>
        </table:table-row>
        <table:table-row table:style-name="ro1">
          <table:table-cell office:value-type="float" office:value="530.999" calcext:value-type="float">
            <text:p>530.999</text:p>
          </table:table-cell>
          <table:table-cell office:value-type="float" office:value="6.8496" calcext:value-type="float">
            <text:p>6.8496</text:p>
          </table:table-cell>
          <table:table-cell table:formula="of:=LOG([.B533]; EXP(1))" office:value-type="float" office:value="1.92419025640854" calcext:value-type="float">
            <text:p>1.924</text:p>
          </table:table-cell>
          <table:table-cell table:formula="of:=[.A533]*[.A533]" office:value-type="float" office:value="281959.938001" calcext:value-type="float">
            <text:p>281959.938</text:p>
          </table:table-cell>
          <table:table-cell table:formula="of:=[.C533]*[.C533]" office:value-type="float" office:value="3.70250814285758" calcext:value-type="float">
            <text:p>3.7025</text:p>
          </table:table-cell>
          <table:table-cell table:formula="of:=[.A533]*[.C533]" office:value-type="float" office:value="1021.74310196268" calcext:value-type="float">
            <text:p>1021.7431</text:p>
          </table:table-cell>
          <table:table-cell/>
        </table:table-row>
        <table:table-row table:style-name="ro1">
          <table:table-cell office:value-type="float" office:value="531.999" calcext:value-type="float">
            <text:p>531.999</text:p>
          </table:table-cell>
          <table:table-cell office:value-type="float" office:value="6.841" calcext:value-type="float">
            <text:p>6.841</text:p>
          </table:table-cell>
          <table:table-cell table:formula="of:=LOG([.B534]; EXP(1))" office:value-type="float" office:value="1.92293391977886" calcext:value-type="float">
            <text:p>1.923</text:p>
          </table:table-cell>
          <table:table-cell table:formula="of:=[.A534]*[.A534]" office:value-type="float" office:value="283022.936001" calcext:value-type="float">
            <text:p>283022.936</text:p>
          </table:table-cell>
          <table:table-cell table:formula="of:=[.C534]*[.C534]" office:value-type="float" office:value="3.6976748598361" calcext:value-type="float">
            <text:p>3.6977</text:p>
          </table:table-cell>
          <table:table-cell table:formula="of:=[.A534]*[.C534]" office:value-type="float" office:value="1022.99892238843" calcext:value-type="float">
            <text:p>1022.9989</text:p>
          </table:table-cell>
          <table:table-cell/>
        </table:table-row>
        <table:table-row table:style-name="ro1">
          <table:table-cell office:value-type="float" office:value="533.003" calcext:value-type="float">
            <text:p>533.003</text:p>
          </table:table-cell>
          <table:table-cell office:value-type="float" office:value="6.8317" calcext:value-type="float">
            <text:p>6.8317</text:p>
          </table:table-cell>
          <table:table-cell table:formula="of:=LOG([.B535]; EXP(1))" office:value-type="float" office:value="1.92157354451513" calcext:value-type="float">
            <text:p>1.922</text:p>
          </table:table-cell>
          <table:table-cell table:formula="of:=[.A535]*[.A535]" office:value-type="float" office:value="284092.198009" calcext:value-type="float">
            <text:p>284092.198</text:p>
          </table:table-cell>
          <table:table-cell table:formula="of:=[.C535]*[.C535]" office:value-type="float" office:value="3.69244488698043" calcext:value-type="float">
            <text:p>3.6924</text:p>
          </table:table-cell>
          <table:table-cell table:formula="of:=[.A535]*[.C535]" office:value-type="float" office:value="1024.2044639472" calcext:value-type="float">
            <text:p>1024.2045</text:p>
          </table:table-cell>
          <table:table-cell/>
        </table:table-row>
        <table:table-row table:style-name="ro1">
          <table:table-cell office:value-type="float" office:value="533.999" calcext:value-type="float">
            <text:p>533.999</text:p>
          </table:table-cell>
          <table:table-cell office:value-type="float" office:value="6.8245" calcext:value-type="float">
            <text:p>6.8245</text:p>
          </table:table-cell>
          <table:table-cell table:formula="of:=LOG([.B536]; EXP(1))" office:value-type="float" office:value="1.92051907831411" calcext:value-type="float">
            <text:p>1.921</text:p>
          </table:table-cell>
          <table:table-cell table:formula="of:=[.A536]*[.A536]" office:value-type="float" office:value="285154.932001" calcext:value-type="float">
            <text:p>285154.932</text:p>
          </table:table-cell>
          <table:table-cell table:formula="of:=[.C536]*[.C536]" office:value-type="float" office:value="3.68839353016849" calcext:value-type="float">
            <text:p>3.6884</text:p>
          </table:table-cell>
          <table:table-cell table:formula="of:=[.A536]*[.C536]" office:value-type="float" office:value="1025.55526730066" calcext:value-type="float">
            <text:p>1025.5553</text:p>
          </table:table-cell>
          <table:table-cell/>
        </table:table-row>
        <table:table-row table:style-name="ro1">
          <table:table-cell office:value-type="float" office:value="534.999" calcext:value-type="float">
            <text:p>534.999</text:p>
          </table:table-cell>
          <table:table-cell office:value-type="float" office:value="6.8166" calcext:value-type="float">
            <text:p>6.8166</text:p>
          </table:table-cell>
          <table:table-cell table:formula="of:=LOG([.B537]; EXP(1))" office:value-type="float" office:value="1.91936081382178" calcext:value-type="float">
            <text:p>1.919</text:p>
          </table:table-cell>
          <table:table-cell table:formula="of:=[.A537]*[.A537]" office:value-type="float" office:value="286223.930001" calcext:value-type="float">
            <text:p>286223.930</text:p>
          </table:table-cell>
          <table:table-cell table:formula="of:=[.C537]*[.C537]" office:value-type="float" office:value="3.68394593363459" calcext:value-type="float">
            <text:p>3.6839</text:p>
          </table:table-cell>
          <table:table-cell table:formula="of:=[.A537]*[.C537]" office:value-type="float" office:value="1026.85611603384" calcext:value-type="float">
            <text:p>1026.856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8077" calcext:value-type="float">
            <text:p>6.8077</text:p>
          </table:table-cell>
          <table:table-cell table:formula="of:=LOG([.B538]; EXP(1))" office:value-type="float" office:value="1.91805432449521" calcext:value-type="float">
            <text:p>1.918</text:p>
          </table:table-cell>
          <table:table-cell table:formula="of:=[.A538]*[.A538]" office:value-type="float" office:value="287296" calcext:value-type="float">
            <text:p>287296.000</text:p>
          </table:table-cell>
          <table:table-cell table:formula="of:=[.C538]*[.C538]" office:value-type="float" office:value="3.67893239171478" calcext:value-type="float">
            <text:p>3.6789</text:p>
          </table:table-cell>
          <table:table-cell table:formula="of:=[.A538]*[.C538]" office:value-type="float" office:value="1028.07711792943" calcext:value-type="float">
            <text:p>1028.0771</text:p>
          </table:table-cell>
          <table:table-cell/>
        </table:table-row>
        <table:table-row table:style-name="ro1">
          <table:table-cell office:value-type="float" office:value="536.999" calcext:value-type="float">
            <text:p>536.999</text:p>
          </table:table-cell>
          <table:table-cell office:value-type="float" office:value="6.7995" calcext:value-type="float">
            <text:p>6.7995</text:p>
          </table:table-cell>
          <table:table-cell table:formula="of:=LOG([.B539]; EXP(1))" office:value-type="float" office:value="1.91684908006688" calcext:value-type="float">
            <text:p>1.917</text:p>
          </table:table-cell>
          <table:table-cell table:formula="of:=[.A539]*[.A539]" office:value-type="float" office:value="288367.926001" calcext:value-type="float">
            <text:p>288367.926</text:p>
          </table:table-cell>
          <table:table-cell table:formula="of:=[.C539]*[.C539]" office:value-type="float" office:value="3.67431039575323" calcext:value-type="float">
            <text:p>3.6743</text:p>
          </table:table-cell>
          <table:table-cell table:formula="of:=[.A539]*[.C539]" office:value-type="float" office:value="1029.34603914683" calcext:value-type="float">
            <text:p>1029.3460</text:p>
          </table:table-cell>
          <table:table-cell/>
        </table:table-row>
        <table:table-row table:style-name="ro1">
          <table:table-cell office:value-type="float" office:value="537.999" calcext:value-type="float">
            <text:p>537.999</text:p>
          </table:table-cell>
          <table:table-cell office:value-type="float" office:value="6.7911" calcext:value-type="float">
            <text:p>6.7911</text:p>
          </table:table-cell>
          <table:table-cell table:formula="of:=LOG([.B540]; EXP(1))" office:value-type="float" office:value="1.91561293139505" calcext:value-type="float">
            <text:p>1.916</text:p>
          </table:table-cell>
          <table:table-cell table:formula="of:=[.A540]*[.A540]" office:value-type="float" office:value="289442.924001" calcext:value-type="float">
            <text:p>289442.924</text:p>
          </table:table-cell>
          <table:table-cell table:formula="of:=[.C540]*[.C540]" office:value-type="float" office:value="3.66957290292795" calcext:value-type="float">
            <text:p>3.6696</text:p>
          </table:table-cell>
          <table:table-cell table:formula="of:=[.A540]*[.C540]" office:value-type="float" office:value="1030.59784147761" calcext:value-type="float">
            <text:p>1030.5978</text:p>
          </table:table-cell>
          <table:table-cell/>
        </table:table-row>
        <table:table-row table:style-name="ro1">
          <table:table-cell office:value-type="float" office:value="538.999" calcext:value-type="float">
            <text:p>538.999</text:p>
          </table:table-cell>
          <table:table-cell office:value-type="float" office:value="6.7821" calcext:value-type="float">
            <text:p>6.7821</text:p>
          </table:table-cell>
          <table:table-cell table:formula="of:=LOG([.B541]; EXP(1))" office:value-type="float" office:value="1.91428678850775" calcext:value-type="float">
            <text:p>1.914</text:p>
          </table:table-cell>
          <table:table-cell table:formula="of:=[.A541]*[.A541]" office:value-type="float" office:value="290519.922001" calcext:value-type="float">
            <text:p>290519.922</text:p>
          </table:table-cell>
          <table:table-cell table:formula="of:=[.C541]*[.C541]" office:value-type="float" office:value="3.6644939086553" calcext:value-type="float">
            <text:p>3.6645</text:p>
          </table:table-cell>
          <table:table-cell table:formula="of:=[.A541]*[.C541]" office:value-type="float" office:value="1031.79866471889" calcext:value-type="float">
            <text:p>1031.7987</text:p>
          </table:table-cell>
          <table:table-cell/>
        </table:table-row>
        <table:table-row table:style-name="ro1">
          <table:table-cell office:value-type="float" office:value="539.999" calcext:value-type="float">
            <text:p>539.999</text:p>
          </table:table-cell>
          <table:table-cell office:value-type="float" office:value="6.7741" calcext:value-type="float">
            <text:p>6.7741</text:p>
          </table:table-cell>
          <table:table-cell table:formula="of:=LOG([.B542]; EXP(1))" office:value-type="float" office:value="1.91310651661316" calcext:value-type="float">
            <text:p>1.913</text:p>
          </table:table-cell>
          <table:table-cell table:formula="of:=[.A542]*[.A542]" office:value-type="float" office:value="291598.920001" calcext:value-type="float">
            <text:p>291598.920</text:p>
          </table:table-cell>
          <table:table-cell table:formula="of:=[.C542]*[.C542]" office:value-type="float" office:value="3.65997654390774" calcext:value-type="float">
            <text:p>3.6600</text:p>
          </table:table-cell>
          <table:table-cell table:formula="of:=[.A542]*[.C542]" office:value-type="float" office:value="1033.07560586459" calcext:value-type="float">
            <text:p>1033.0756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667" calcext:value-type="float">
            <text:p>6.7667</text:p>
          </table:table-cell>
          <table:table-cell table:formula="of:=LOG([.B543]; EXP(1))" office:value-type="float" office:value="1.91201352347587" calcext:value-type="float">
            <text:p>1.912</text:p>
          </table:table-cell>
          <table:table-cell table:formula="of:=[.A543]*[.A543]" office:value-type="float" office:value="292681" calcext:value-type="float">
            <text:p>292681.000</text:p>
          </table:table-cell>
          <table:table-cell table:formula="of:=[.C543]*[.C543]" office:value-type="float" office:value="3.65579571395462" calcext:value-type="float">
            <text:p>3.6558</text:p>
          </table:table-cell>
          <table:table-cell table:formula="of:=[.A543]*[.C543]" office:value-type="float" office:value="1034.39931620045" calcext:value-type="float">
            <text:p>1034.3993</text:p>
          </table:table-cell>
          <table:table-cell/>
        </table:table-row>
        <table:table-row table:style-name="ro1">
          <table:table-cell office:value-type="float" office:value="541.999" calcext:value-type="float">
            <text:p>541.999</text:p>
          </table:table-cell>
          <table:table-cell office:value-type="float" office:value="6.7581" calcext:value-type="float">
            <text:p>6.7581</text:p>
          </table:table-cell>
          <table:table-cell table:formula="of:=LOG([.B544]; EXP(1))" office:value-type="float" office:value="1.91074178545992" calcext:value-type="float">
            <text:p>1.911</text:p>
          </table:table-cell>
          <table:table-cell table:formula="of:=[.A544]*[.A544]" office:value-type="float" office:value="293762.916001" calcext:value-type="float">
            <text:p>293762.916</text:p>
          </table:table-cell>
          <table:table-cell table:formula="of:=[.C544]*[.C544]" office:value-type="float" office:value="3.65093417070256" calcext:value-type="float">
            <text:p>3.6509</text:p>
          </table:table-cell>
          <table:table-cell table:formula="of:=[.A544]*[.C544]" office:value-type="float" office:value="1035.62013697749" calcext:value-type="float">
            <text:p>1035.620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491" calcext:value-type="float">
            <text:p>6.7491</text:p>
          </table:table-cell>
          <table:table-cell table:formula="of:=LOG([.B545]; EXP(1))" office:value-type="float" office:value="1.90940916266143" calcext:value-type="float">
            <text:p>1.909</text:p>
          </table:table-cell>
          <table:table-cell table:formula="of:=[.A545]*[.A545]" office:value-type="float" office:value="294849" calcext:value-type="float">
            <text:p>294849.000</text:p>
          </table:table-cell>
          <table:table-cell table:formula="of:=[.C545]*[.C545]" office:value-type="float" office:value="3.64584335045541" calcext:value-type="float">
            <text:p>3.6458</text:p>
          </table:table-cell>
          <table:table-cell table:formula="of:=[.A545]*[.C545]" office:value-type="float" office:value="1036.80917532515" calcext:value-type="float">
            <text:p>1036.8092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415" calcext:value-type="float">
            <text:p>6.7415</text:p>
          </table:table-cell>
          <table:table-cell table:formula="of:=LOG([.B546]; EXP(1))" office:value-type="float" office:value="1.90828245209199" calcext:value-type="float">
            <text:p>1.908</text:p>
          </table:table-cell>
          <table:table-cell table:formula="of:=[.A546]*[.A546]" office:value-type="float" office:value="295936" calcext:value-type="float">
            <text:p>295936.000</text:p>
          </table:table-cell>
          <table:table-cell table:formula="of:=[.C546]*[.C546]" office:value-type="float" office:value="3.64154191696223" calcext:value-type="float">
            <text:p>3.6415</text:p>
          </table:table-cell>
          <table:table-cell table:formula="of:=[.A546]*[.C546]" office:value-type="float" office:value="1038.10565393804" calcext:value-type="float">
            <text:p>1038.1057</text:p>
          </table:table-cell>
          <table:table-cell/>
        </table:table-row>
        <table:table-row table:style-name="ro1">
          <table:table-cell office:value-type="float" office:value="545.004" calcext:value-type="float">
            <text:p>545.004</text:p>
          </table:table-cell>
          <table:table-cell office:value-type="float" office:value="6.7324" calcext:value-type="float">
            <text:p>6.7324</text:p>
          </table:table-cell>
          <table:table-cell table:formula="of:=LOG([.B547]; EXP(1))" office:value-type="float" office:value="1.90693169226987" calcext:value-type="float">
            <text:p>1.907</text:p>
          </table:table-cell>
          <table:table-cell table:formula="of:=[.A547]*[.A547]" office:value-type="float" office:value="297029.360016" calcext:value-type="float">
            <text:p>297029.360</text:p>
          </table:table-cell>
          <table:table-cell table:formula="of:=[.C547]*[.C547]" office:value-type="float" office:value="3.63638847898325" calcext:value-type="float">
            <text:p>3.6364</text:p>
          </table:table-cell>
          <table:table-cell table:formula="of:=[.A547]*[.C547]" office:value-type="float" office:value="1039.28540001385" calcext:value-type="float">
            <text:p>1039.2854</text:p>
          </table:table-cell>
          <table:table-cell/>
        </table:table-row>
        <table:table-row table:style-name="ro1">
          <table:table-cell office:value-type="float" office:value="545.999" calcext:value-type="float">
            <text:p>545.999</text:p>
          </table:table-cell>
          <table:table-cell office:value-type="float" office:value="6.7249" calcext:value-type="float">
            <text:p>6.7249</text:p>
          </table:table-cell>
          <table:table-cell table:formula="of:=LOG([.B548]; EXP(1))" office:value-type="float" office:value="1.90581705548887" calcext:value-type="float">
            <text:p>1.906</text:p>
          </table:table-cell>
          <table:table-cell table:formula="of:=[.A548]*[.A548]" office:value-type="float" office:value="298114.908001" calcext:value-type="float">
            <text:p>298114.908</text:p>
          </table:table-cell>
          <table:table-cell table:formula="of:=[.C548]*[.C548]" office:value-type="float" office:value="3.63213864899226" calcext:value-type="float">
            <text:p>3.6321</text:p>
          </table:table-cell>
          <table:table-cell table:formula="of:=[.A548]*[.C548]" office:value-type="float" office:value="1040.57420647987" calcext:value-type="float">
            <text:p>1040.5742</text:p>
          </table:table-cell>
          <table:table-cell/>
        </table:table-row>
        <table:table-row table:style-name="ro1">
          <table:table-cell office:value-type="float" office:value="546.999" calcext:value-type="float">
            <text:p>546.999</text:p>
          </table:table-cell>
          <table:table-cell office:value-type="float" office:value="6.7169" calcext:value-type="float">
            <text:p>6.7169</text:p>
          </table:table-cell>
          <table:table-cell table:formula="of:=LOG([.B549]; EXP(1))" office:value-type="float" office:value="1.90462673857528" calcext:value-type="float">
            <text:p>1.905</text:p>
          </table:table-cell>
          <table:table-cell table:formula="of:=[.A549]*[.A549]" office:value-type="float" office:value="299207.906001" calcext:value-type="float">
            <text:p>299207.906</text:p>
          </table:table-cell>
          <table:table-cell table:formula="of:=[.C549]*[.C549]" office:value-type="float" office:value="3.62760301329589" calcext:value-type="float">
            <text:p>3.6276</text:p>
          </table:table-cell>
          <table:table-cell table:formula="of:=[.A549]*[.C549]" office:value-type="float" office:value="1041.82892137394" calcext:value-type="float">
            <text:p>1041.8289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091" calcext:value-type="float">
            <text:p>6.7091</text:p>
          </table:table-cell>
          <table:table-cell table:formula="of:=LOG([.B550]; EXP(1))" office:value-type="float" office:value="1.90346481382069" calcext:value-type="float">
            <text:p>1.903</text:p>
          </table:table-cell>
          <table:table-cell table:formula="of:=[.A550]*[.A550]" office:value-type="float" office:value="300304" calcext:value-type="float">
            <text:p>300304.000</text:p>
          </table:table-cell>
          <table:table-cell table:formula="of:=[.C550]*[.C550]" office:value-type="float" office:value="3.62317829745343" calcext:value-type="float">
            <text:p>3.6232</text:p>
          </table:table-cell>
          <table:table-cell table:formula="of:=[.A550]*[.C550]" office:value-type="float" office:value="1043.09871797374" calcext:value-type="float">
            <text:p>1043.0987</text:p>
          </table:table-cell>
          <table:table-cell/>
        </table:table-row>
        <table:table-row table:style-name="ro1">
          <table:table-cell office:value-type="float" office:value="548.999" calcext:value-type="float">
            <text:p>548.999</text:p>
          </table:table-cell>
          <table:table-cell office:value-type="float" office:value="6.7009" calcext:value-type="float">
            <text:p>6.7009</text:p>
          </table:table-cell>
          <table:table-cell table:formula="of:=LOG([.B551]; EXP(1))" office:value-type="float" office:value="1.90224184573388" calcext:value-type="float">
            <text:p>1.902</text:p>
          </table:table-cell>
          <table:table-cell table:formula="of:=[.A551]*[.A551]" office:value-type="float" office:value="301399.902001" calcext:value-type="float">
            <text:p>301399.902</text:p>
          </table:table-cell>
          <table:table-cell table:formula="of:=[.C551]*[.C551]" office:value-type="float" office:value="3.61852403966105" calcext:value-type="float">
            <text:p>3.6185</text:p>
          </table:table-cell>
          <table:table-cell table:formula="of:=[.A551]*[.C551]" office:value-type="float" office:value="1044.32887106606" calcext:value-type="float">
            <text:p>1044.328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6924" calcext:value-type="float">
            <text:p>6.6924</text:p>
          </table:table-cell>
          <table:table-cell table:formula="of:=LOG([.B552]; EXP(1))" office:value-type="float" office:value="1.90097255420137" calcext:value-type="float">
            <text:p>1.901</text:p>
          </table:table-cell>
          <table:table-cell table:formula="of:=[.A552]*[.A552]" office:value-type="float" office:value="302500" calcext:value-type="float">
            <text:p>302500.000</text:p>
          </table:table-cell>
          <table:table-cell table:formula="of:=[.C552]*[.C552]" office:value-type="float" office:value="3.61369665182689" calcext:value-type="float">
            <text:p>3.6137</text:p>
          </table:table-cell>
          <table:table-cell table:formula="of:=[.A552]*[.C552]" office:value-type="float" office:value="1045.53490481075" calcext:value-type="float">
            <text:p>1045.5349</text:p>
          </table:table-cell>
          <table:table-cell/>
        </table:table-row>
        <table:table-row table:style-name="ro1">
          <table:table-cell office:value-type="float" office:value="550.999" calcext:value-type="float">
            <text:p>550.999</text:p>
          </table:table-cell>
          <table:table-cell office:value-type="float" office:value="6.6848" calcext:value-type="float">
            <text:p>6.6848</text:p>
          </table:table-cell>
          <table:table-cell table:formula="of:=LOG([.B553]; EXP(1))" office:value-type="float" office:value="1.89983629238011" calcext:value-type="float">
            <text:p>1.900</text:p>
          </table:table-cell>
          <table:table-cell table:formula="of:=[.A553]*[.A553]" office:value-type="float" office:value="303599.898001" calcext:value-type="float">
            <text:p>303599.898</text:p>
          </table:table-cell>
          <table:table-cell table:formula="of:=[.C553]*[.C553]" office:value-type="float" office:value="3.6093779378446" calcext:value-type="float">
            <text:p>3.6094</text:p>
          </table:table-cell>
          <table:table-cell table:formula="of:=[.A553]*[.C553]" office:value-type="float" office:value="1046.80789726515" calcext:value-type="float">
            <text:p>1046.8079</text:p>
          </table:table-cell>
          <table:table-cell/>
        </table:table-row>
        <table:table-row table:style-name="ro1">
          <table:table-cell office:value-type="float" office:value="551.999" calcext:value-type="float">
            <text:p>551.999</text:p>
          </table:table-cell>
          <table:table-cell office:value-type="float" office:value="6.6762" calcext:value-type="float">
            <text:p>6.6762</text:p>
          </table:table-cell>
          <table:table-cell table:formula="of:=LOG([.B554]; EXP(1))" office:value-type="float" office:value="1.89854896340957" calcext:value-type="float">
            <text:p>1.899</text:p>
          </table:table-cell>
          <table:table-cell table:formula="of:=[.A554]*[.A554]" office:value-type="float" office:value="304702.896001" calcext:value-type="float">
            <text:p>304702.896</text:p>
          </table:table-cell>
          <table:table-cell table:formula="of:=[.C554]*[.C554]" office:value-type="float" office:value="3.60448816646356" calcext:value-type="float">
            <text:p>3.6045</text:p>
          </table:table-cell>
          <table:table-cell table:formula="of:=[.A554]*[.C554]" office:value-type="float" office:value="1047.99712925312" calcext:value-type="float">
            <text:p>1047.9971</text:p>
          </table:table-cell>
          <table:table-cell/>
        </table:table-row>
        <table:table-row table:style-name="ro1">
          <table:table-cell office:value-type="float" office:value="552.999" calcext:value-type="float">
            <text:p>552.999</text:p>
          </table:table-cell>
          <table:table-cell office:value-type="float" office:value="6.6682" calcext:value-type="float">
            <text:p>6.6682</text:p>
          </table:table-cell>
          <table:table-cell table:formula="of:=LOG([.B555]; EXP(1))" office:value-type="float" office:value="1.89734995843994" calcext:value-type="float">
            <text:p>1.897</text:p>
          </table:table-cell>
          <table:table-cell table:formula="of:=[.A555]*[.A555]" office:value-type="float" office:value="305807.894001" calcext:value-type="float">
            <text:p>305807.894</text:p>
          </table:table-cell>
          <table:table-cell table:formula="of:=[.C555]*[.C555]" office:value-type="float" office:value="3.59993686479203" calcext:value-type="float">
            <text:p>3.5999</text:p>
          </table:table-cell>
          <table:table-cell table:formula="of:=[.A555]*[.C555]" office:value-type="float" office:value="1049.23262966733" calcext:value-type="float">
            <text:p>1049.2326</text:p>
          </table:table-cell>
          <table:table-cell/>
        </table:table-row>
        <table:table-row table:style-name="ro1">
          <table:table-cell office:value-type="float" office:value="553.999" calcext:value-type="float">
            <text:p>553.999</text:p>
          </table:table-cell>
          <table:table-cell office:value-type="float" office:value="6.6599" calcext:value-type="float">
            <text:p>6.6599</text:p>
          </table:table-cell>
          <table:table-cell table:formula="of:=LOG([.B556]; EXP(1))" office:value-type="float" office:value="1.89610446942456" calcext:value-type="float">
            <text:p>1.896</text:p>
          </table:table-cell>
          <table:table-cell table:formula="of:=[.A556]*[.A556]" office:value-type="float" office:value="306914.892001" calcext:value-type="float">
            <text:p>306914.892</text:p>
          </table:table-cell>
          <table:table-cell table:formula="of:=[.C556]*[.C556]" office:value-type="float" office:value="3.59521215897178" calcext:value-type="float">
            <text:p>3.5952</text:p>
          </table:table-cell>
          <table:table-cell table:formula="of:=[.A556]*[.C556]" office:value-type="float" office:value="1050.43997995673" calcext:value-type="float">
            <text:p>1050.4400</text:p>
          </table:table-cell>
          <table:table-cell/>
        </table:table-row>
        <table:table-row table:style-name="ro1">
          <table:table-cell office:value-type="float" office:value="554.999" calcext:value-type="float">
            <text:p>554.999</text:p>
          </table:table-cell>
          <table:table-cell office:value-type="float" office:value="6.6515" calcext:value-type="float">
            <text:p>6.6515</text:p>
          </table:table-cell>
          <table:table-cell table:formula="of:=LOG([.B557]; EXP(1))" office:value-type="float" office:value="1.89484239314182" calcext:value-type="float">
            <text:p>1.895</text:p>
          </table:table-cell>
          <table:table-cell table:formula="of:=[.A557]*[.A557]" office:value-type="float" office:value="308023.890001" calcext:value-type="float">
            <text:p>308023.890</text:p>
          </table:table-cell>
          <table:table-cell table:formula="of:=[.C557]*[.C557]" office:value-type="float" office:value="3.59042769484743" calcext:value-type="float">
            <text:p>3.5904</text:p>
          </table:table-cell>
          <table:table-cell table:formula="of:=[.A557]*[.C557]" office:value-type="float" office:value="1051.63563335132" calcext:value-type="float">
            <text:p>1051.6356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435" calcext:value-type="float">
            <text:p>6.6435</text:p>
          </table:table-cell>
          <table:table-cell table:formula="of:=LOG([.B558]; EXP(1))" office:value-type="float" office:value="1.89363893304923" calcext:value-type="float">
            <text:p>1.894</text:p>
          </table:table-cell>
          <table:table-cell table:formula="of:=[.A558]*[.A558]" office:value-type="float" office:value="309136" calcext:value-type="float">
            <text:p>309136.000</text:p>
          </table:table-cell>
          <table:table-cell table:formula="of:=[.C558]*[.C558]" office:value-type="float" office:value="3.58586840875981" calcext:value-type="float">
            <text:p>3.5859</text:p>
          </table:table-cell>
          <table:table-cell table:formula="of:=[.A558]*[.C558]" office:value-type="float" office:value="1052.86324677537" calcext:value-type="float">
            <text:p>1052.8632</text:p>
          </table:table-cell>
          <table:table-cell/>
        </table:table-row>
        <table:table-row table:style-name="ro1">
          <table:table-cell office:value-type="float" office:value="556.999" calcext:value-type="float">
            <text:p>556.999</text:p>
          </table:table-cell>
          <table:table-cell office:value-type="float" office:value="6.6353" calcext:value-type="float">
            <text:p>6.6353</text:p>
          </table:table-cell>
          <table:table-cell table:formula="of:=LOG([.B559]; EXP(1))" office:value-type="float" office:value="1.89240388153217" calcext:value-type="float">
            <text:p>1.892</text:p>
          </table:table-cell>
          <table:table-cell table:formula="of:=[.A559]*[.A559]" office:value-type="float" office:value="310247.886001" calcext:value-type="float">
            <text:p>310247.886</text:p>
          </table:table-cell>
          <table:table-cell table:formula="of:=[.C559]*[.C559]" office:value-type="float" office:value="3.58119245083803" calcext:value-type="float">
            <text:p>3.5812</text:p>
          </table:table-cell>
          <table:table-cell table:formula="of:=[.A559]*[.C559]" office:value-type="float" office:value="1054.06706960954" calcext:value-type="float">
            <text:p>1054.0671</text:p>
          </table:table-cell>
          <table:table-cell/>
        </table:table-row>
      </table:table>
      <table:table table:name="120" table:style-name="ta1">
        <table:table-column table:style-name="co1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  <table:table-cell table:style-name="Default" office:value-type="string" calcext:value-type="string">
            <text:p>log(V)</text:p>
          </table:table-cell>
          <table:table-cell table:style-name="Default" office:value-type="string" calcext:value-type="string">
            <text:p>t*t</text:p>
          </table:table-cell>
          <table:table-cell table:style-name="Default" office:value-type="string" calcext:value-type="string">
            <text:p>log(V)*log(V)</text:p>
          </table:table-cell>
          <table:table-cell table:style-name="Default" office:value-type="string" calcext:value-type="string">
            <text:p>t*log(V)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542" calcext:value-type="float">
            <text:p>12.7542</text:p>
          </table:table-cell>
          <table:table-cell table:formula="of:=LOG([.B2]; EXP(1))" office:value-type="float" office:value="2.545860629125" calcext:value-type="float">
            <text:p>2.546</text:p>
          </table:table-cell>
          <table:table-cell table:formula="of:=[.A2]*[.A2]" office:value-type="float" office:value="0" calcext:value-type="float">
            <text:p>0.000</text:p>
          </table:table-cell>
          <table:table-cell table:formula="of:=[.C2]*[.C2]" office:value-type="float" office:value="6.48140634292873" calcext:value-type="float">
            <text:p>6.4814</text:p>
          </table:table-cell>
          <table:table-cell table:formula="of:=[.A2]*[.C2]" office:value-type="float" office:value="0" calcext:value-type="float">
            <text:p>0.0000</text:p>
          </table:table-cell>
          <table:table-cell table:formula="of:=COUNTIF([.A$1:.A$1048576]; &quot;&gt;&quot;&amp;&quot;-1&quot;)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12.7357" calcext:value-type="float">
            <text:p>12.7357</text:p>
          </table:table-cell>
          <table:table-cell table:formula="of:=LOG([.B3]; EXP(1))" office:value-type="float" office:value="2.54440907354822" calcext:value-type="float">
            <text:p>2.544</text:p>
          </table:table-cell>
          <table:table-cell table:formula="of:=[.A3]*[.A3]" office:value-type="float" office:value="0.998001" calcext:value-type="float">
            <text:p>0.998</text:p>
          </table:table-cell>
          <table:table-cell table:formula="of:=[.C3]*[.C3]" office:value-type="float" office:value="6.47401753355449" calcext:value-type="float">
            <text:p>6.4740</text:p>
          </table:table-cell>
          <table:table-cell table:formula="of:=[.A3]*[.C3]" office:value-type="float" office:value="2.54186466447467" calcext:value-type="float">
            <text:p>2.54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7142" calcext:value-type="float">
            <text:p>12.7142</text:p>
          </table:table-cell>
          <table:table-cell table:formula="of:=LOG([.B4]; EXP(1))" office:value-type="float" office:value="2.54271947908107" calcext:value-type="float">
            <text:p>2.543</text:p>
          </table:table-cell>
          <table:table-cell table:formula="of:=[.A4]*[.A4]" office:value-type="float" office:value="4" calcext:value-type="float">
            <text:p>4.000</text:p>
          </table:table-cell>
          <table:table-cell table:formula="of:=[.C4]*[.C4]" office:value-type="float" office:value="6.4654223492983" calcext:value-type="float">
            <text:p>6.4654</text:p>
          </table:table-cell>
          <table:table-cell table:formula="of:=[.A4]*[.C4]" office:value-type="float" office:value="5.08543895816214" calcext:value-type="float">
            <text:p>5.0854</text:p>
          </table:table-cell>
          <table:table-cell/>
        </table:table-row>
        <table:table-row table:style-name="ro1">
          <table:table-cell office:value-type="float" office:value="2.999" calcext:value-type="float">
            <text:p>2.999</text:p>
          </table:table-cell>
          <table:table-cell office:value-type="float" office:value="12.6912" calcext:value-type="float">
            <text:p>12.6912</text:p>
          </table:table-cell>
          <table:table-cell table:formula="of:=LOG([.B5]; EXP(1))" office:value-type="float" office:value="2.54090883990328" calcext:value-type="float">
            <text:p>2.541</text:p>
          </table:table-cell>
          <table:table-cell table:formula="of:=[.A5]*[.A5]" office:value-type="float" office:value="8.994001" calcext:value-type="float">
            <text:p>8.994</text:p>
          </table:table-cell>
          <table:table-cell table:formula="of:=[.C5]*[.C5]" office:value-type="float" office:value="6.45621773269866" calcext:value-type="float">
            <text:p>6.4562</text:p>
          </table:table-cell>
          <table:table-cell table:formula="of:=[.A5]*[.C5]" office:value-type="float" office:value="7.62018561086995" calcext:value-type="float">
            <text:p>7.6202</text:p>
          </table:table-cell>
          <table:table-cell/>
        </table:table-row>
        <table:table-row table:style-name="ro1">
          <table:table-cell office:value-type="float" office:value="3.999" calcext:value-type="float">
            <text:p>3.999</text:p>
          </table:table-cell>
          <table:table-cell office:value-type="float" office:value="12.669" calcext:value-type="float">
            <text:p>12.669</text:p>
          </table:table-cell>
          <table:table-cell table:formula="of:=LOG([.B6]; EXP(1))" office:value-type="float" office:value="2.53915806461992" calcext:value-type="float">
            <text:p>2.539</text:p>
          </table:table-cell>
          <table:table-cell table:formula="of:=[.A6]*[.A6]" office:value-type="float" office:value="15.992001" calcext:value-type="float">
            <text:p>15.992</text:p>
          </table:table-cell>
          <table:table-cell table:formula="of:=[.C6]*[.C6]" office:value-type="float" office:value="6.44732367712436" calcext:value-type="float">
            <text:p>6.4473</text:p>
          </table:table-cell>
          <table:table-cell table:formula="of:=[.A6]*[.C6]" office:value-type="float" office:value="10.154093100415" calcext:value-type="float">
            <text:p>10.15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6459" calcext:value-type="float">
            <text:p>12.6459</text:p>
          </table:table-cell>
          <table:table-cell table:formula="of:=LOG([.B7]; EXP(1))" office:value-type="float" office:value="2.53733305196638" calcext:value-type="float">
            <text:p>2.537</text:p>
          </table:table-cell>
          <table:table-cell table:formula="of:=[.A7]*[.A7]" office:value-type="float" office:value="25" calcext:value-type="float">
            <text:p>25.000</text:p>
          </table:table-cell>
          <table:table-cell table:formula="of:=[.C7]*[.C7]" office:value-type="float" office:value="6.43805901660101" calcext:value-type="float">
            <text:p>6.4381</text:p>
          </table:table-cell>
          <table:table-cell table:formula="of:=[.A7]*[.C7]" office:value-type="float" office:value="12.6866652598319" calcext:value-type="float">
            <text:p>12.686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623" calcext:value-type="float">
            <text:p>12.623</text:p>
          </table:table-cell>
          <table:table-cell table:formula="of:=LOG([.B8]; EXP(1))" office:value-type="float" office:value="2.53552054677072" calcext:value-type="float">
            <text:p>2.536</text:p>
          </table:table-cell>
          <table:table-cell table:formula="of:=[.A8]*[.A8]" office:value-type="float" office:value="36" calcext:value-type="float">
            <text:p>36.000</text:p>
          </table:table-cell>
          <table:table-cell table:formula="of:=[.C8]*[.C8]" office:value-type="float" office:value="6.42886444309652" calcext:value-type="float">
            <text:p>6.4289</text:p>
          </table:table-cell>
          <table:table-cell table:formula="of:=[.A8]*[.C8]" office:value-type="float" office:value="15.2131232806243" calcext:value-type="float">
            <text:p>15.213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5998" calcext:value-type="float">
            <text:p>12.5998</text:p>
          </table:table-cell>
          <table:table-cell table:formula="of:=LOG([.B9]; EXP(1))" office:value-type="float" office:value="2.53368094081558" calcext:value-type="float">
            <text:p>2.534</text:p>
          </table:table-cell>
          <table:table-cell table:formula="of:=[.A9]*[.A9]" office:value-type="float" office:value="49" calcext:value-type="float">
            <text:p>49.000</text:p>
          </table:table-cell>
          <table:table-cell table:formula="of:=[.C9]*[.C9]" office:value-type="float" office:value="6.41953910985213" calcext:value-type="float">
            <text:p>6.4195</text:p>
          </table:table-cell>
          <table:table-cell table:formula="of:=[.A9]*[.C9]" office:value-type="float" office:value="17.7357665857091" calcext:value-type="float">
            <text:p>17.73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5755" calcext:value-type="float">
            <text:p>12.5755</text:p>
          </table:table-cell>
          <table:table-cell table:formula="of:=LOG([.B10]; EXP(1))" office:value-type="float" office:value="2.53175047662675" calcext:value-type="float">
            <text:p>2.532</text:p>
          </table:table-cell>
          <table:table-cell table:formula="of:=[.A10]*[.A10]" office:value-type="float" office:value="64" calcext:value-type="float">
            <text:p>64.000</text:p>
          </table:table-cell>
          <table:table-cell table:formula="of:=[.C10]*[.C10]" office:value-type="float" office:value="6.40976047589978" calcext:value-type="float">
            <text:p>6.4098</text:p>
          </table:table-cell>
          <table:table-cell table:formula="of:=[.A10]*[.C10]" office:value-type="float" office:value="20.254003813014" calcext:value-type="float">
            <text:p>20.2540</text:p>
          </table:table-cell>
          <table:table-cell/>
        </table:table-row>
        <table:table-row table:style-name="ro1">
          <table:table-cell office:value-type="float" office:value="8.999" calcext:value-type="float">
            <text:p>8.999</text:p>
          </table:table-cell>
          <table:table-cell office:value-type="float" office:value="12.5526" calcext:value-type="float">
            <text:p>12.5526</text:p>
          </table:table-cell>
          <table:table-cell table:formula="of:=LOG([.B11]; EXP(1))" office:value-type="float" office:value="2.52992781543552" calcext:value-type="float">
            <text:p>2.530</text:p>
          </table:table-cell>
          <table:table-cell table:formula="of:=[.A11]*[.A11]" office:value-type="float" office:value="80.982001" calcext:value-type="float">
            <text:p>80.982</text:p>
          </table:table-cell>
          <table:table-cell table:formula="of:=[.C11]*[.C11]" office:value-type="float" office:value="6.40053475131435" calcext:value-type="float">
            <text:p>6.4005</text:p>
          </table:table-cell>
          <table:table-cell table:formula="of:=[.A11]*[.C11]" office:value-type="float" office:value="22.7668204111043" calcext:value-type="float">
            <text:p>22.766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5284" calcext:value-type="float">
            <text:p>12.5284</text:p>
          </table:table-cell>
          <table:table-cell table:formula="of:=LOG([.B12]; EXP(1))" office:value-type="float" office:value="2.52799806721895" calcext:value-type="float">
            <text:p>2.528</text:p>
          </table:table-cell>
          <table:table-cell table:formula="of:=[.A12]*[.A12]" office:value-type="float" office:value="100" calcext:value-type="float">
            <text:p>100.000</text:p>
          </table:table-cell>
          <table:table-cell table:formula="of:=[.C12]*[.C12]" office:value-type="float" office:value="6.39077422786274" calcext:value-type="float">
            <text:p>6.3908</text:p>
          </table:table-cell>
          <table:table-cell table:formula="of:=[.A12]*[.C12]" office:value-type="float" office:value="25.2799806721895" calcext:value-type="float">
            <text:p>25.2800</text:p>
          </table:table-cell>
          <table:table-cell/>
        </table:table-row>
        <table:table-row table:style-name="ro1">
          <table:table-cell office:value-type="float" office:value="10.999" calcext:value-type="float">
            <text:p>10.999</text:p>
          </table:table-cell>
          <table:table-cell office:value-type="float" office:value="12.5031" calcext:value-type="float">
            <text:p>12.5031</text:p>
          </table:table-cell>
          <table:table-cell table:formula="of:=LOG([.B13]; EXP(1))" office:value-type="float" office:value="2.52597661356134" calcext:value-type="float">
            <text:p>2.526</text:p>
          </table:table-cell>
          <table:table-cell table:formula="of:=[.A13]*[.A13]" office:value-type="float" office:value="120.978001" calcext:value-type="float">
            <text:p>120.978</text:p>
          </table:table-cell>
          <table:table-cell table:formula="of:=[.C13]*[.C13]" office:value-type="float" office:value="6.38055785225881" calcext:value-type="float">
            <text:p>6.3806</text:p>
          </table:table-cell>
          <table:table-cell table:formula="of:=[.A13]*[.C13]" office:value-type="float" office:value="27.7832167725612" calcext:value-type="float">
            <text:p>27.783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4797" calcext:value-type="float">
            <text:p>12.4797</text:p>
          </table:table-cell>
          <table:table-cell table:formula="of:=LOG([.B14]; EXP(1))" office:value-type="float" office:value="2.52410332419081" calcext:value-type="float">
            <text:p>2.524</text:p>
          </table:table-cell>
          <table:table-cell table:formula="of:=[.A14]*[.A14]" office:value-type="float" office:value="144" calcext:value-type="float">
            <text:p>144.000</text:p>
          </table:table-cell>
          <table:table-cell table:formula="of:=[.C14]*[.C14]" office:value-type="float" office:value="6.37109759119112" calcext:value-type="float">
            <text:p>6.3711</text:p>
          </table:table-cell>
          <table:table-cell table:formula="of:=[.A14]*[.C14]" office:value-type="float" office:value="30.2892398902898" calcext:value-type="float">
            <text:p>30.2892</text:p>
          </table:table-cell>
          <table:table-cell/>
        </table:table-row>
        <table:table-row table:style-name="ro1">
          <table:table-cell office:value-type="float" office:value="12.999" calcext:value-type="float">
            <text:p>12.999</text:p>
          </table:table-cell>
          <table:table-cell office:value-type="float" office:value="12.4541" calcext:value-type="float">
            <text:p>12.4541</text:p>
          </table:table-cell>
          <table:table-cell table:formula="of:=LOG([.B15]; EXP(1))" office:value-type="float" office:value="2.52204988596676" calcext:value-type="float">
            <text:p>2.522</text:p>
          </table:table-cell>
          <table:table-cell table:formula="of:=[.A15]*[.A15]" office:value-type="float" office:value="168.974001" calcext:value-type="float">
            <text:p>168.974</text:p>
          </table:table-cell>
          <table:table-cell table:formula="of:=[.C15]*[.C15]" office:value-type="float" office:value="6.36073562730496" calcext:value-type="float">
            <text:p>6.3607</text:p>
          </table:table-cell>
          <table:table-cell table:formula="of:=[.A15]*[.C15]" office:value-type="float" office:value="32.784126467682" calcext:value-type="float">
            <text:p>32.78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4303" calcext:value-type="float">
            <text:p>12.4303</text:p>
          </table:table-cell>
          <table:table-cell table:formula="of:=LOG([.B16]; EXP(1))" office:value-type="float" office:value="2.52013704038825" calcext:value-type="float">
            <text:p>2.520</text:p>
          </table:table-cell>
          <table:table-cell table:formula="of:=[.A16]*[.A16]" office:value-type="float" office:value="196" calcext:value-type="float">
            <text:p>196.000</text:p>
          </table:table-cell>
          <table:table-cell table:formula="of:=[.C16]*[.C16]" office:value-type="float" office:value="6.35109070233685" calcext:value-type="float">
            <text:p>6.3511</text:p>
          </table:table-cell>
          <table:table-cell table:formula="of:=[.A16]*[.C16]" office:value-type="float" office:value="35.2819185654355" calcext:value-type="float">
            <text:p>35.2819</text:p>
          </table:table-cell>
          <table:table-cell/>
        </table:table-row>
        <table:table-row table:style-name="ro1">
          <table:table-cell office:value-type="float" office:value="14.999" calcext:value-type="float">
            <text:p>14.999</text:p>
          </table:table-cell>
          <table:table-cell office:value-type="float" office:value="12.4056" calcext:value-type="float">
            <text:p>12.4056</text:p>
          </table:table-cell>
          <table:table-cell table:formula="of:=LOG([.B17]; EXP(1))" office:value-type="float" office:value="2.5181479835678" calcext:value-type="float">
            <text:p>2.518</text:p>
          </table:table-cell>
          <table:table-cell table:formula="of:=[.A17]*[.A17]" office:value-type="float" office:value="224.970001" calcext:value-type="float">
            <text:p>224.970</text:p>
          </table:table-cell>
          <table:table-cell table:formula="of:=[.C17]*[.C17]" office:value-type="float" office:value="6.34106926714659" calcext:value-type="float">
            <text:p>6.3411</text:p>
          </table:table-cell>
          <table:table-cell table:formula="of:=[.A17]*[.C17]" office:value-type="float" office:value="37.7697016055335" calcext:value-type="float">
            <text:p>37.769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3813" calcext:value-type="float">
            <text:p>12.3813</text:p>
          </table:table-cell>
          <table:table-cell table:formula="of:=LOG([.B18]; EXP(1))" office:value-type="float" office:value="2.51618726982103" calcext:value-type="float">
            <text:p>2.516</text:p>
          </table:table-cell>
          <table:table-cell table:formula="of:=[.A18]*[.A18]" office:value-type="float" office:value="256" calcext:value-type="float">
            <text:p>256.000</text:p>
          </table:table-cell>
          <table:table-cell table:formula="of:=[.C18]*[.C18]" office:value-type="float" office:value="6.33119837680942" calcext:value-type="float">
            <text:p>6.3312</text:p>
          </table:table-cell>
          <table:table-cell table:formula="of:=[.A18]*[.C18]" office:value-type="float" office:value="40.2589963171365" calcext:value-type="float">
            <text:p>40.259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3569" calcext:value-type="float">
            <text:p>12.3569</text:p>
          </table:table-cell>
          <table:table-cell table:formula="of:=LOG([.B19]; EXP(1))" office:value-type="float" office:value="2.5142146115102" calcext:value-type="float">
            <text:p>2.514</text:p>
          </table:table-cell>
          <table:table-cell table:formula="of:=[.A19]*[.A19]" office:value-type="float" office:value="289" calcext:value-type="float">
            <text:p>289.000</text:p>
          </table:table-cell>
          <table:table-cell table:formula="of:=[.C19]*[.C19]" office:value-type="float" office:value="6.3212751127314" calcext:value-type="float">
            <text:p>6.3213</text:p>
          </table:table-cell>
          <table:table-cell table:formula="of:=[.A19]*[.C19]" office:value-type="float" office:value="42.7416483956735" calcext:value-type="float">
            <text:p>42.7416</text:p>
          </table:table-cell>
          <table:table-cell/>
        </table:table-row>
        <table:table-row table:style-name="ro1">
          <table:table-cell office:value-type="float" office:value="17.999" calcext:value-type="float">
            <text:p>17.999</text:p>
          </table:table-cell>
          <table:table-cell office:value-type="float" office:value="12.3325" calcext:value-type="float">
            <text:p>12.3325</text:p>
          </table:table-cell>
          <table:table-cell table:formula="of:=LOG([.B20]; EXP(1))" office:value-type="float" office:value="2.51223805412576" calcext:value-type="float">
            <text:p>2.512</text:p>
          </table:table-cell>
          <table:table-cell table:formula="of:=[.A20]*[.A20]" office:value-type="float" office:value="323.964001" calcext:value-type="float">
            <text:p>323.964</text:p>
          </table:table-cell>
          <table:table-cell table:formula="of:=[.C20]*[.C20]" office:value-type="float" office:value="6.31134004059757" calcext:value-type="float">
            <text:p>6.3113</text:p>
          </table:table-cell>
          <table:table-cell table:formula="of:=[.A20]*[.C20]" office:value-type="float" office:value="45.2177727362095" calcext:value-type="float">
            <text:p>45.217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3091" calcext:value-type="float">
            <text:p>12.3091</text:p>
          </table:table-cell>
          <table:table-cell table:formula="of:=LOG([.B21]; EXP(1))" office:value-type="float" office:value="2.51033882623197" calcext:value-type="float">
            <text:p>2.510</text:p>
          </table:table-cell>
          <table:table-cell table:formula="of:=[.A21]*[.A21]" office:value-type="float" office:value="361" calcext:value-type="float">
            <text:p>361.000</text:p>
          </table:table-cell>
          <table:table-cell table:formula="of:=[.C21]*[.C21]" office:value-type="float" office:value="6.3018010224877" calcext:value-type="float">
            <text:p>6.3018</text:p>
          </table:table-cell>
          <table:table-cell table:formula="of:=[.A21]*[.C21]" office:value-type="float" office:value="47.6964376984074" calcext:value-type="float">
            <text:p>47.6964</text:p>
          </table:table-cell>
          <table:table-cell/>
        </table:table-row>
        <table:table-row table:style-name="ro1">
          <table:table-cell office:value-type="float" office:value="19.999" calcext:value-type="float">
            <text:p>19.999</text:p>
          </table:table-cell>
          <table:table-cell office:value-type="float" office:value="12.2839" calcext:value-type="float">
            <text:p>12.2839</text:p>
          </table:table-cell>
          <table:table-cell table:formula="of:=LOG([.B22]; EXP(1))" office:value-type="float" office:value="2.50828946187465" calcext:value-type="float">
            <text:p>2.508</text:p>
          </table:table-cell>
          <table:table-cell table:formula="of:=[.A22]*[.A22]" office:value-type="float" office:value="399.960001" calcext:value-type="float">
            <text:p>399.960</text:p>
          </table:table-cell>
          <table:table-cell table:formula="of:=[.C22]*[.C22]" office:value-type="float" office:value="6.29151602455142" calcext:value-type="float">
            <text:p>6.2915</text:p>
          </table:table-cell>
          <table:table-cell table:formula="of:=[.A22]*[.C22]" office:value-type="float" office:value="50.1632809480311" calcext:value-type="float">
            <text:p>50.1633</text:p>
          </table:table-cell>
          <table:table-cell/>
        </table:table-row>
        <table:table-row table:style-name="ro1">
          <table:table-cell office:value-type="float" office:value="20.999" calcext:value-type="float">
            <text:p>20.999</text:p>
          </table:table-cell>
          <table:table-cell office:value-type="float" office:value="12.2604" calcext:value-type="float">
            <text:p>12.2604</text:p>
          </table:table-cell>
          <table:table-cell table:formula="of:=LOG([.B23]; EXP(1))" office:value-type="float" office:value="2.50637455640324" calcext:value-type="float">
            <text:p>2.506</text:p>
          </table:table-cell>
          <table:table-cell table:formula="of:=[.A23]*[.A23]" office:value-type="float" office:value="440.958001" calcext:value-type="float">
            <text:p>440.958</text:p>
          </table:table-cell>
          <table:table-cell table:formula="of:=[.C23]*[.C23]" office:value-type="float" office:value="6.28191341698555" calcext:value-type="float">
            <text:p>6.2819</text:p>
          </table:table-cell>
          <table:table-cell table:formula="of:=[.A23]*[.C23]" office:value-type="float" office:value="52.6313593099117" calcext:value-type="float">
            <text:p>52.6314</text:p>
          </table:table-cell>
          <table:table-cell/>
        </table:table-row>
        <table:table-row table:style-name="ro1">
          <table:table-cell office:value-type="float" office:value="21.999" calcext:value-type="float">
            <text:p>21.999</text:p>
          </table:table-cell>
          <table:table-cell office:value-type="float" office:value="12.2352" calcext:value-type="float">
            <text:p>12.2352</text:p>
          </table:table-cell>
          <table:table-cell table:formula="of:=LOG([.B24]; EXP(1))" office:value-type="float" office:value="2.50431704330782" calcext:value-type="float">
            <text:p>2.504</text:p>
          </table:table-cell>
          <table:table-cell table:formula="of:=[.A24]*[.A24]" office:value-type="float" office:value="483.956001" calcext:value-type="float">
            <text:p>483.956</text:p>
          </table:table-cell>
          <table:table-cell table:formula="of:=[.C24]*[.C24]" office:value-type="float" office:value="6.27160385340204" calcext:value-type="float">
            <text:p>6.2716</text:p>
          </table:table-cell>
          <table:table-cell table:formula="of:=[.A24]*[.C24]" office:value-type="float" office:value="55.0924706357288" calcext:value-type="float">
            <text:p>55.0925</text:p>
          </table:table-cell>
          <table:table-cell/>
        </table:table-row>
        <table:table-row table:style-name="ro1">
          <table:table-cell office:value-type="float" office:value="22.999" calcext:value-type="float">
            <text:p>22.999</text:p>
          </table:table-cell>
          <table:table-cell office:value-type="float" office:value="12.2112" calcext:value-type="float">
            <text:p>12.2112</text:p>
          </table:table-cell>
          <table:table-cell table:formula="of:=LOG([.B25]; EXP(1))" office:value-type="float" office:value="2.50235356339172" calcext:value-type="float">
            <text:p>2.502</text:p>
          </table:table-cell>
          <table:table-cell table:formula="of:=[.A25]*[.A25]" office:value-type="float" office:value="528.954001" calcext:value-type="float">
            <text:p>528.954</text:p>
          </table:table-cell>
          <table:table-cell table:formula="of:=[.C25]*[.C25]" office:value-type="float" office:value="6.26177335621924" calcext:value-type="float">
            <text:p>6.2618</text:p>
          </table:table-cell>
          <table:table-cell table:formula="of:=[.A25]*[.C25]" office:value-type="float" office:value="57.5516296044462" calcext:value-type="float">
            <text:p>57.5516</text:p>
          </table:table-cell>
          <table:table-cell/>
        </table:table-row>
        <table:table-row table:style-name="ro1">
          <table:table-cell office:value-type="float" office:value="23.999" calcext:value-type="float">
            <text:p>23.999</text:p>
          </table:table-cell>
          <table:table-cell office:value-type="float" office:value="12.1871" calcext:value-type="float">
            <text:p>12.1871</text:p>
          </table:table-cell>
          <table:table-cell table:formula="of:=LOG([.B26]; EXP(1))" office:value-type="float" office:value="2.50037801527254" calcext:value-type="float">
            <text:p>2.500</text:p>
          </table:table-cell>
          <table:table-cell table:formula="of:=[.A26]*[.A26]" office:value-type="float" office:value="575.952001" calcext:value-type="float">
            <text:p>575.952</text:p>
          </table:table-cell>
          <table:table-cell table:formula="of:=[.C26]*[.C26]" office:value-type="float" office:value="6.25189021925825" calcext:value-type="float">
            <text:p>6.2519</text:p>
          </table:table-cell>
          <table:table-cell table:formula="of:=[.A26]*[.C26]" office:value-type="float" office:value="60.0065719885257" calcext:value-type="float">
            <text:p>60.006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1637" calcext:value-type="float">
            <text:p>12.1637</text:p>
          </table:table-cell>
          <table:table-cell table:formula="of:=LOG([.B27]; EXP(1))" office:value-type="float" office:value="2.49845610657116" calcext:value-type="float">
            <text:p>2.498</text:p>
          </table:table-cell>
          <table:table-cell table:formula="of:=[.A27]*[.A27]" office:value-type="float" office:value="625" calcext:value-type="float">
            <text:p>625.000</text:p>
          </table:table-cell>
          <table:table-cell table:formula="of:=[.C27]*[.C27]" office:value-type="float" office:value="6.24228291646272" calcext:value-type="float">
            <text:p>6.2423</text:p>
          </table:table-cell>
          <table:table-cell table:formula="of:=[.A27]*[.C27]" office:value-type="float" office:value="62.461402664279" calcext:value-type="float">
            <text:p>62.461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139" calcext:value-type="float">
            <text:p>12.139</text:p>
          </table:table-cell>
          <table:table-cell table:formula="of:=LOG([.B28]; EXP(1))" office:value-type="float" office:value="2.49642340991567" calcext:value-type="float">
            <text:p>2.496</text:p>
          </table:table-cell>
          <table:table-cell table:formula="of:=[.A28]*[.A28]" office:value-type="float" office:value="676" calcext:value-type="float">
            <text:p>676.000</text:p>
          </table:table-cell>
          <table:table-cell table:formula="of:=[.C28]*[.C28]" office:value-type="float" office:value="6.23212984157496" calcext:value-type="float">
            <text:p>6.2321</text:p>
          </table:table-cell>
          <table:table-cell table:formula="of:=[.A28]*[.C28]" office:value-type="float" office:value="64.9070086578073" calcext:value-type="float">
            <text:p>64.9070</text:p>
          </table:table-cell>
          <table:table-cell/>
        </table:table-row>
        <table:table-row table:style-name="ro1">
          <table:table-cell office:value-type="float" office:value="26.999" calcext:value-type="float">
            <text:p>26.999</text:p>
          </table:table-cell>
          <table:table-cell office:value-type="float" office:value="12.115" calcext:value-type="float">
            <text:p>12.115</text:p>
          </table:table-cell>
          <table:table-cell table:formula="of:=LOG([.B29]; EXP(1))" office:value-type="float" office:value="2.49444435426849" calcext:value-type="float">
            <text:p>2.494</text:p>
          </table:table-cell>
          <table:table-cell table:formula="of:=[.A29]*[.A29]" office:value-type="float" office:value="728.946001" calcext:value-type="float">
            <text:p>728.946</text:p>
          </table:table-cell>
          <table:table-cell table:formula="of:=[.C29]*[.C29]" office:value-type="float" office:value="6.22225263654194" calcext:value-type="float">
            <text:p>6.2223</text:p>
          </table:table-cell>
          <table:table-cell table:formula="of:=[.A29]*[.C29]" office:value-type="float" office:value="67.3475031208949" calcext:value-type="float">
            <text:p>67.3475</text:p>
          </table:table-cell>
          <table:table-cell/>
        </table:table-row>
        <table:table-row table:style-name="ro1">
          <table:table-cell office:value-type="float" office:value="27.999" calcext:value-type="float">
            <text:p>27.999</text:p>
          </table:table-cell>
          <table:table-cell office:value-type="float" office:value="12.0913" calcext:value-type="float">
            <text:p>12.0913</text:p>
          </table:table-cell>
          <table:table-cell table:formula="of:=LOG([.B30]; EXP(1))" office:value-type="float" office:value="2.49248618572782" calcext:value-type="float">
            <text:p>2.492</text:p>
          </table:table-cell>
          <table:table-cell table:formula="of:=[.A30]*[.A30]" office:value-type="float" office:value="783.944001" calcext:value-type="float">
            <text:p>783.944</text:p>
          </table:table-cell>
          <table:table-cell table:formula="of:=[.C30]*[.C30]" office:value-type="float" office:value="6.21248738604402" calcext:value-type="float">
            <text:p>6.2125</text:p>
          </table:table-cell>
          <table:table-cell table:formula="of:=[.A30]*[.C30]" office:value-type="float" office:value="69.7871207141933" calcext:value-type="float">
            <text:p>69.7871</text:p>
          </table:table-cell>
          <table:table-cell/>
        </table:table-row>
        <table:table-row table:style-name="ro1">
          <table:table-cell office:value-type="float" office:value="28.999" calcext:value-type="float">
            <text:p>28.999</text:p>
          </table:table-cell>
          <table:table-cell office:value-type="float" office:value="12.0673" calcext:value-type="float">
            <text:p>12.0673</text:p>
          </table:table-cell>
          <table:table-cell table:formula="of:=LOG([.B31]; EXP(1))" office:value-type="float" office:value="2.49049931497411" calcext:value-type="float">
            <text:p>2.490</text:p>
          </table:table-cell>
          <table:table-cell table:formula="of:=[.A31]*[.A31]" office:value-type="float" office:value="840.942001" calcext:value-type="float">
            <text:p>840.942</text:p>
          </table:table-cell>
          <table:table-cell table:formula="of:=[.C31]*[.C31]" office:value-type="float" office:value="6.20258683788651" calcext:value-type="float">
            <text:p>6.2026</text:p>
          </table:table-cell>
          <table:table-cell table:formula="of:=[.A31]*[.C31]" office:value-type="float" office:value="72.2219896349342" calcext:value-type="float">
            <text:p>72.22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0438" calcext:value-type="float">
            <text:p>12.0438</text:p>
          </table:table-cell>
          <table:table-cell table:formula="of:=LOG([.B32]; EXP(1))" office:value-type="float" office:value="2.4885500047028" calcext:value-type="float">
            <text:p>2.489</text:p>
          </table:table-cell>
          <table:table-cell table:formula="of:=[.A32]*[.A32]" office:value-type="float" office:value="900" calcext:value-type="float">
            <text:p>900.000</text:p>
          </table:table-cell>
          <table:table-cell table:formula="of:=[.C32]*[.C32]" office:value-type="float" office:value="6.1928811259063" calcext:value-type="float">
            <text:p>6.1929</text:p>
          </table:table-cell>
          <table:table-cell table:formula="of:=[.A32]*[.C32]" office:value-type="float" office:value="74.656500141084" calcext:value-type="float">
            <text:p>74.656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0196" calcext:value-type="float">
            <text:p>12.0196</text:p>
          </table:table-cell>
          <table:table-cell table:formula="of:=LOG([.B33]; EXP(1))" office:value-type="float" office:value="2.48653865068312" calcext:value-type="float">
            <text:p>2.487</text:p>
          </table:table-cell>
          <table:table-cell table:formula="of:=[.A33]*[.A33]" office:value-type="float" office:value="961" calcext:value-type="float">
            <text:p>961.000</text:p>
          </table:table-cell>
          <table:table-cell table:formula="of:=[.C33]*[.C33]" office:value-type="float" office:value="6.18287446134105" calcext:value-type="float">
            <text:p>6.1829</text:p>
          </table:table-cell>
          <table:table-cell table:formula="of:=[.A33]*[.C33]" office:value-type="float" office:value="77.0826981711769" calcext:value-type="float">
            <text:p>77.0827</text:p>
          </table:table-cell>
          <table:table-cell/>
        </table:table-row>
        <table:table-row table:style-name="ro1">
          <table:table-cell office:value-type="float" office:value="31.999" calcext:value-type="float">
            <text:p>31.999</text:p>
          </table:table-cell>
          <table:table-cell office:value-type="float" office:value="11.9964" calcext:value-type="float">
            <text:p>11.9964</text:p>
          </table:table-cell>
          <table:table-cell table:formula="of:=LOG([.B34]; EXP(1))" office:value-type="float" office:value="2.484606604779" calcext:value-type="float">
            <text:p>2.485</text:p>
          </table:table-cell>
          <table:table-cell table:formula="of:=[.A34]*[.A34]" office:value-type="float" office:value="1023.936001" calcext:value-type="float">
            <text:p>1023.936</text:p>
          </table:table-cell>
          <table:table-cell table:formula="of:=[.C34]*[.C34]" office:value-type="float" office:value="6.17326998051142" calcext:value-type="float">
            <text:p>6.1733</text:p>
          </table:table-cell>
          <table:table-cell table:formula="of:=[.A34]*[.C34]" office:value-type="float" office:value="79.5049267463232" calcext:value-type="float">
            <text:p>79.504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9738" calcext:value-type="float">
            <text:p>11.9738</text:p>
          </table:table-cell>
          <table:table-cell table:formula="of:=LOG([.B35]; EXP(1))" office:value-type="float" office:value="2.48272092950748" calcext:value-type="float">
            <text:p>2.483</text:p>
          </table:table-cell>
          <table:table-cell table:formula="of:=[.A35]*[.A35]" office:value-type="float" office:value="1089" calcext:value-type="float">
            <text:p>1089.000</text:p>
          </table:table-cell>
          <table:table-cell table:formula="of:=[.C35]*[.C35]" office:value-type="float" office:value="6.16390321381447" calcext:value-type="float">
            <text:p>6.1639</text:p>
          </table:table-cell>
          <table:table-cell table:formula="of:=[.A35]*[.C35]" office:value-type="float" office:value="81.9297906737468" calcext:value-type="float">
            <text:p>81.9298</text:p>
          </table:table-cell>
          <table:table-cell/>
        </table:table-row>
        <table:table-row table:style-name="ro1">
          <table:table-cell office:value-type="float" office:value="33.999" calcext:value-type="float">
            <text:p>33.999</text:p>
          </table:table-cell>
          <table:table-cell office:value-type="float" office:value="11.9507" calcext:value-type="float">
            <text:p>11.9507</text:p>
          </table:table-cell>
          <table:table-cell table:formula="of:=LOG([.B36]; EXP(1))" office:value-type="float" office:value="2.48078985406779" calcext:value-type="float">
            <text:p>2.481</text:p>
          </table:table-cell>
          <table:table-cell table:formula="of:=[.A36]*[.A36]" office:value-type="float" office:value="1155.932001" calcext:value-type="float">
            <text:p>1155.932</text:p>
          </table:table-cell>
          <table:table-cell table:formula="of:=[.C36]*[.C36]" office:value-type="float" office:value="6.15431830004568" calcext:value-type="float">
            <text:p>6.1543</text:p>
          </table:table-cell>
          <table:table-cell table:formula="of:=[.A36]*[.C36]" office:value-type="float" office:value="84.3443742484507" calcext:value-type="float">
            <text:p>84.344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927" calcext:value-type="float">
            <text:p>11.927</text:p>
          </table:table-cell>
          <table:table-cell table:formula="of:=LOG([.B37]; EXP(1))" office:value-type="float" office:value="2.47880473759653" calcext:value-type="float">
            <text:p>2.479</text:p>
          </table:table-cell>
          <table:table-cell table:formula="of:=[.A37]*[.A37]" office:value-type="float" office:value="1225" calcext:value-type="float">
            <text:p>1225.000</text:p>
          </table:table-cell>
          <table:table-cell table:formula="of:=[.C37]*[.C37]" office:value-type="float" office:value="6.14447292713101" calcext:value-type="float">
            <text:p>6.1445</text:p>
          </table:table-cell>
          <table:table-cell table:formula="of:=[.A37]*[.C37]" office:value-type="float" office:value="86.7581658158786" calcext:value-type="float">
            <text:p>86.758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9044" calcext:value-type="float">
            <text:p>11.9044</text:p>
          </table:table-cell>
          <table:table-cell table:formula="of:=LOG([.B38]; EXP(1))" office:value-type="float" office:value="2.47690807967673" calcext:value-type="float">
            <text:p>2.477</text:p>
          </table:table-cell>
          <table:table-cell table:formula="of:=[.A38]*[.A38]" office:value-type="float" office:value="1296" calcext:value-type="float">
            <text:p>1296.000</text:p>
          </table:table-cell>
          <table:table-cell table:formula="of:=[.C38]*[.C38]" office:value-type="float" office:value="6.13507363516789" calcext:value-type="float">
            <text:p>6.1351</text:p>
          </table:table-cell>
          <table:table-cell table:formula="of:=[.A38]*[.C38]" office:value-type="float" office:value="89.1686908683624" calcext:value-type="float">
            <text:p>89.1687</text:p>
          </table:table-cell>
          <table:table-cell/>
        </table:table-row>
        <table:table-row table:style-name="ro1">
          <table:table-cell office:value-type="float" office:value="36.999" calcext:value-type="float">
            <text:p>36.999</text:p>
          </table:table-cell>
          <table:table-cell office:value-type="float" office:value="11.8813" calcext:value-type="float">
            <text:p>11.8813</text:p>
          </table:table-cell>
          <table:table-cell table:formula="of:=LOG([.B39]; EXP(1))" office:value-type="float" office:value="2.47496573555716" calcext:value-type="float">
            <text:p>2.475</text:p>
          </table:table-cell>
          <table:table-cell table:formula="of:=[.A39]*[.A39]" office:value-type="float" office:value="1368.926001" calcext:value-type="float">
            <text:p>1368.926</text:p>
          </table:table-cell>
          <table:table-cell table:formula="of:=[.C39]*[.C39]" office:value-type="float" office:value="6.12545539218201" calcext:value-type="float">
            <text:p>6.1255</text:p>
          </table:table-cell>
          <table:table-cell table:formula="of:=[.A39]*[.C39]" office:value-type="float" office:value="91.5712572498795" calcext:value-type="float">
            <text:p>91.571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8574" calcext:value-type="float">
            <text:p>11.8574</text:p>
          </table:table-cell>
          <table:table-cell table:formula="of:=LOG([.B40]; EXP(1))" office:value-type="float" office:value="2.47295214525312" calcext:value-type="float">
            <text:p>2.473</text:p>
          </table:table-cell>
          <table:table-cell table:formula="of:=[.A40]*[.A40]" office:value-type="float" office:value="1444" calcext:value-type="float">
            <text:p>1444.000</text:p>
          </table:table-cell>
          <table:table-cell table:formula="of:=[.C40]*[.C40]" office:value-type="float" office:value="6.115492312712" calcext:value-type="float">
            <text:p>6.1155</text:p>
          </table:table-cell>
          <table:table-cell table:formula="of:=[.A40]*[.C40]" office:value-type="float" office:value="93.9721815196185" calcext:value-type="float">
            <text:p>93.9722</text:p>
          </table:table-cell>
          <table:table-cell/>
        </table:table-row>
        <table:table-row table:style-name="ro1">
          <table:table-cell office:value-type="float" office:value="38.999" calcext:value-type="float">
            <text:p>38.999</text:p>
          </table:table-cell>
          <table:table-cell office:value-type="float" office:value="11.834" calcext:value-type="float">
            <text:p>11.834</text:p>
          </table:table-cell>
          <table:table-cell table:formula="of:=LOG([.B41]; EXP(1))" office:value-type="float" office:value="2.4709767442545" calcext:value-type="float">
            <text:p>2.471</text:p>
          </table:table-cell>
          <table:table-cell table:formula="of:=[.A41]*[.A41]" office:value-type="float" office:value="1520.922001" calcext:value-type="float">
            <text:p>1520.922</text:p>
          </table:table-cell>
          <table:table-cell table:formula="of:=[.C41]*[.C41]" office:value-type="float" office:value="6.10572607064658" calcext:value-type="float">
            <text:p>6.1057</text:p>
          </table:table-cell>
          <table:table-cell table:formula="of:=[.A41]*[.C41]" office:value-type="float" office:value="96.3656220491813" calcext:value-type="float">
            <text:p>96.3656</text:p>
          </table:table-cell>
          <table:table-cell/>
        </table:table-row>
        <table:table-row table:style-name="ro1">
          <table:table-cell office:value-type="float" office:value="39.999" calcext:value-type="float">
            <text:p>39.999</text:p>
          </table:table-cell>
          <table:table-cell office:value-type="float" office:value="11.8122" calcext:value-type="float">
            <text:p>11.8122</text:p>
          </table:table-cell>
          <table:table-cell table:formula="of:=LOG([.B42]; EXP(1))" office:value-type="float" office:value="2.46913289567196" calcext:value-type="float">
            <text:p>2.469</text:p>
          </table:table-cell>
          <table:table-cell table:formula="of:=[.A42]*[.A42]" office:value-type="float" office:value="1599.920001" calcext:value-type="float">
            <text:p>1599.920</text:p>
          </table:table-cell>
          <table:table-cell table:formula="of:=[.C42]*[.C42]" office:value-type="float" office:value="6.0966172564894" calcext:value-type="float">
            <text:p>6.0966</text:p>
          </table:table-cell>
          <table:table-cell table:formula="of:=[.A42]*[.C42]" office:value-type="float" office:value="98.7628466939827" calcext:value-type="float">
            <text:p>98.762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7883" calcext:value-type="float">
            <text:p>11.7883</text:p>
          </table:table-cell>
          <table:table-cell table:formula="of:=LOG([.B43]; EXP(1))" office:value-type="float" office:value="2.46710751416138" calcext:value-type="float">
            <text:p>2.467</text:p>
          </table:table-cell>
          <table:table-cell table:formula="of:=[.A43]*[.A43]" office:value-type="float" office:value="1681" calcext:value-type="float">
            <text:p>1681.000</text:p>
          </table:table-cell>
          <table:table-cell table:formula="of:=[.C43]*[.C43]" office:value-type="float" office:value="6.08661948643157" calcext:value-type="float">
            <text:p>6.0866</text:p>
          </table:table-cell>
          <table:table-cell table:formula="of:=[.A43]*[.C43]" office:value-type="float" office:value="101.151408080617" calcext:value-type="float">
            <text:p>101.1514</text:p>
          </table:table-cell>
          <table:table-cell/>
        </table:table-row>
        <table:table-row table:style-name="ro1">
          <table:table-cell office:value-type="float" office:value="41.999" calcext:value-type="float">
            <text:p>41.999</text:p>
          </table:table-cell>
          <table:table-cell office:value-type="float" office:value="11.7661" calcext:value-type="float">
            <text:p>11.7661</text:p>
          </table:table-cell>
          <table:table-cell table:formula="of:=LOG([.B44]; EXP(1))" office:value-type="float" office:value="2.46522251547125" calcext:value-type="float">
            <text:p>2.465</text:p>
          </table:table-cell>
          <table:table-cell table:formula="of:=[.A44]*[.A44]" office:value-type="float" office:value="1763.916001" calcext:value-type="float">
            <text:p>1763.916</text:p>
          </table:table-cell>
          <table:table-cell table:formula="of:=[.C44]*[.C44]" office:value-type="float" office:value="6.0773220507864" calcext:value-type="float">
            <text:p>6.0773</text:p>
          </table:table-cell>
          <table:table-cell table:formula="of:=[.A44]*[.C44]" office:value-type="float" office:value="103.536880427277" calcext:value-type="float">
            <text:p>103.536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7428" calcext:value-type="float">
            <text:p>11.7428</text:p>
          </table:table-cell>
          <table:table-cell table:formula="of:=LOG([.B45]; EXP(1))" office:value-type="float" office:value="2.46324028681493" calcext:value-type="float">
            <text:p>2.463</text:p>
          </table:table-cell>
          <table:table-cell table:formula="of:=[.A45]*[.A45]" office:value-type="float" office:value="1849" calcext:value-type="float">
            <text:p>1849.000</text:p>
          </table:table-cell>
          <table:table-cell table:formula="of:=[.C45]*[.C45]" office:value-type="float" office:value="6.06755271058811" calcext:value-type="float">
            <text:p>6.0676</text:p>
          </table:table-cell>
          <table:table-cell table:formula="of:=[.A45]*[.C45]" office:value-type="float" office:value="105.919332333042" calcext:value-type="float">
            <text:p>105.9193</text:p>
          </table:table-cell>
          <table:table-cell/>
        </table:table-row>
        <table:table-row table:style-name="ro1">
          <table:table-cell office:value-type="float" office:value="43.999" calcext:value-type="float">
            <text:p>43.999</text:p>
          </table:table-cell>
          <table:table-cell office:value-type="float" office:value="11.7209" calcext:value-type="float">
            <text:p>11.7209</text:p>
          </table:table-cell>
          <table:table-cell table:formula="of:=LOG([.B46]; EXP(1))" office:value-type="float" office:value="2.4613735730094" calcext:value-type="float">
            <text:p>2.461</text:p>
          </table:table-cell>
          <table:table-cell table:formula="of:=[.A46]*[.A46]" office:value-type="float" office:value="1935.912001" calcext:value-type="float">
            <text:p>1935.912</text:p>
          </table:table-cell>
          <table:table-cell table:formula="of:=[.C46]*[.C46]" office:value-type="float" office:value="6.05835986590906" calcext:value-type="float">
            <text:p>6.0584</text:p>
          </table:table-cell>
          <table:table-cell table:formula="of:=[.A46]*[.C46]" office:value-type="float" office:value="108.297975838841" calcext:value-type="float">
            <text:p>108.2980</text:p>
          </table:table-cell>
          <table:table-cell/>
        </table:table-row>
        <table:table-row table:style-name="ro1">
          <table:table-cell office:value-type="float" office:value="44.999" calcext:value-type="float">
            <text:p>44.999</text:p>
          </table:table-cell>
          <table:table-cell office:value-type="float" office:value="11.6973" calcext:value-type="float">
            <text:p>11.6973</text:p>
          </table:table-cell>
          <table:table-cell table:formula="of:=LOG([.B47]; EXP(1))" office:value-type="float" office:value="2.45935804594162" calcext:value-type="float">
            <text:p>2.459</text:p>
          </table:table-cell>
          <table:table-cell table:formula="of:=[.A47]*[.A47]" office:value-type="float" office:value="2024.910001" calcext:value-type="float">
            <text:p>2024.910</text:p>
          </table:table-cell>
          <table:table-cell table:formula="of:=[.C47]*[.C47]" office:value-type="float" office:value="6.04844199813781" calcext:value-type="float">
            <text:p>6.0484</text:p>
          </table:table-cell>
          <table:table-cell table:formula="of:=[.A47]*[.C47]" office:value-type="float" office:value="110.668652709327" calcext:value-type="float">
            <text:p>110.6687</text:p>
          </table:table-cell>
          <table:table-cell/>
        </table:table-row>
        <table:table-row table:style-name="ro1">
          <table:table-cell office:value-type="float" office:value="45.999" calcext:value-type="float">
            <text:p>45.999</text:p>
          </table:table-cell>
          <table:table-cell office:value-type="float" office:value="11.6737" calcext:value-type="float">
            <text:p>11.6737</text:p>
          </table:table-cell>
          <table:table-cell table:formula="of:=LOG([.B48]; EXP(1))" office:value-type="float" office:value="2.45733844831879" calcext:value-type="float">
            <text:p>2.457</text:p>
          </table:table-cell>
          <table:table-cell table:formula="of:=[.A48]*[.A48]" office:value-type="float" office:value="2115.908001" calcext:value-type="float">
            <text:p>2115.908</text:p>
          </table:table-cell>
          <table:table-cell table:formula="of:=[.C48]*[.C48]" office:value-type="float" office:value="6.03851224958582" calcext:value-type="float">
            <text:p>6.0385</text:p>
          </table:table-cell>
          <table:table-cell table:formula="of:=[.A48]*[.C48]" office:value-type="float" office:value="113.035111284216" calcext:value-type="float">
            <text:p>113.0351</text:p>
          </table:table-cell>
          <table:table-cell/>
        </table:table-row>
        <table:table-row table:style-name="ro1">
          <table:table-cell office:value-type="float" office:value="46.999" calcext:value-type="float">
            <text:p>46.999</text:p>
          </table:table-cell>
          <table:table-cell office:value-type="float" office:value="11.6498" calcext:value-type="float">
            <text:p>11.6498</text:p>
          </table:table-cell>
          <table:table-cell table:formula="of:=LOG([.B49]; EXP(1))" office:value-type="float" office:value="2.45528901248237" calcext:value-type="float">
            <text:p>2.455</text:p>
          </table:table-cell>
          <table:table-cell table:formula="of:=[.A49]*[.A49]" office:value-type="float" office:value="2208.906001" calcext:value-type="float">
            <text:p>2208.906</text:p>
          </table:table-cell>
          <table:table-cell table:formula="of:=[.C49]*[.C49]" office:value-type="float" office:value="6.02844413481667" calcext:value-type="float">
            <text:p>6.0284</text:p>
          </table:table-cell>
          <table:table-cell table:formula="of:=[.A49]*[.C49]" office:value-type="float" office:value="115.396128297659" calcext:value-type="float">
            <text:p>115.396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6237" calcext:value-type="float">
            <text:p>11.6237</text:p>
          </table:table-cell>
          <table:table-cell table:formula="of:=LOG([.B50]; EXP(1))" office:value-type="float" office:value="2.45304611726322" calcext:value-type="float">
            <text:p>2.453</text:p>
          </table:table-cell>
          <table:table-cell table:formula="of:=[.A50]*[.A50]" office:value-type="float" office:value="2304" calcext:value-type="float">
            <text:p>2304.000</text:p>
          </table:table-cell>
          <table:table-cell table:formula="of:=[.C50]*[.C50]" office:value-type="float" office:value="6.01743525342015" calcext:value-type="float">
            <text:p>6.0174</text:p>
          </table:table-cell>
          <table:table-cell table:formula="of:=[.A50]*[.C50]" office:value-type="float" office:value="117.746213628635" calcext:value-type="float">
            <text:p>117.7462</text:p>
          </table:table-cell>
          <table:table-cell/>
        </table:table-row>
        <table:table-row table:style-name="ro1">
          <table:table-cell office:value-type="float" office:value="48.999" calcext:value-type="float">
            <text:p>48.999</text:p>
          </table:table-cell>
          <table:table-cell office:value-type="float" office:value="11.6043" calcext:value-type="float">
            <text:p>11.6043</text:p>
          </table:table-cell>
          <table:table-cell table:formula="of:=LOG([.B51]; EXP(1))" office:value-type="float" office:value="2.45137571907906" calcext:value-type="float">
            <text:p>2.451</text:p>
          </table:table-cell>
          <table:table-cell table:formula="of:=[.A51]*[.A51]" office:value-type="float" office:value="2400.902001" calcext:value-type="float">
            <text:p>2400.902</text:p>
          </table:table-cell>
          <table:table-cell table:formula="of:=[.C51]*[.C51]" office:value-type="float" office:value="6.00924291609036" calcext:value-type="float">
            <text:p>6.0092</text:p>
          </table:table-cell>
          <table:table-cell table:formula="of:=[.A51]*[.C51]" office:value-type="float" office:value="120.114958859155" calcext:value-type="float">
            <text:p>120.1150</text:p>
          </table:table-cell>
          <table:table-cell/>
        </table:table-row>
        <table:table-row table:style-name="ro1">
          <table:table-cell office:value-type="float" office:value="49.999" calcext:value-type="float">
            <text:p>49.999</text:p>
          </table:table-cell>
          <table:table-cell office:value-type="float" office:value="11.5814" calcext:value-type="float">
            <text:p>11.5814</text:p>
          </table:table-cell>
          <table:table-cell table:formula="of:=LOG([.B52]; EXP(1))" office:value-type="float" office:value="2.44940036293744" calcext:value-type="float">
            <text:p>2.449</text:p>
          </table:table-cell>
          <table:table-cell table:formula="of:=[.A52]*[.A52]" office:value-type="float" office:value="2499.900001" calcext:value-type="float">
            <text:p>2499.900</text:p>
          </table:table-cell>
          <table:table-cell table:formula="of:=[.C52]*[.C52]" office:value-type="float" office:value="5.99956213795804" calcext:value-type="float">
            <text:p>5.9996</text:p>
          </table:table-cell>
          <table:table-cell table:formula="of:=[.A52]*[.C52]" office:value-type="float" office:value="122.467568746509" calcext:value-type="float">
            <text:p>122.467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5598" calcext:value-type="float">
            <text:p>11.5598</text:p>
          </table:table-cell>
          <table:table-cell table:formula="of:=LOG([.B53]; EXP(1))" office:value-type="float" office:value="2.4475335620565" calcext:value-type="float">
            <text:p>2.448</text:p>
          </table:table-cell>
          <table:table-cell table:formula="of:=[.A53]*[.A53]" office:value-type="float" office:value="2601" calcext:value-type="float">
            <text:p>2601.000</text:p>
          </table:table-cell>
          <table:table-cell table:formula="of:=[.C53]*[.C53]" office:value-type="float" office:value="5.990420537393" calcext:value-type="float">
            <text:p>5.9904</text:p>
          </table:table-cell>
          <table:table-cell table:formula="of:=[.A53]*[.C53]" office:value-type="float" office:value="124.824211664882" calcext:value-type="float">
            <text:p>124.824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5373" calcext:value-type="float">
            <text:p>11.5373</text:p>
          </table:table-cell>
          <table:table-cell table:formula="of:=LOG([.B54]; EXP(1))" office:value-type="float" office:value="2.44558526490082" calcext:value-type="float">
            <text:p>2.446</text:p>
          </table:table-cell>
          <table:table-cell table:formula="of:=[.A54]*[.A54]" office:value-type="float" office:value="2704" calcext:value-type="float">
            <text:p>2704.000</text:p>
          </table:table-cell>
          <table:table-cell table:formula="of:=[.C54]*[.C54]" office:value-type="float" office:value="5.98088728790003" calcext:value-type="float">
            <text:p>5.9809</text:p>
          </table:table-cell>
          <table:table-cell table:formula="of:=[.A54]*[.C54]" office:value-type="float" office:value="127.170433774843" calcext:value-type="float">
            <text:p>127.170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5137" calcext:value-type="float">
            <text:p>11.5137</text:p>
          </table:table-cell>
          <table:table-cell table:formula="of:=LOG([.B55]; EXP(1))" office:value-type="float" office:value="2.44353763067707" calcext:value-type="float">
            <text:p>2.444</text:p>
          </table:table-cell>
          <table:table-cell table:formula="of:=[.A55]*[.A55]" office:value-type="float" office:value="2809" calcext:value-type="float">
            <text:p>2809.000</text:p>
          </table:table-cell>
          <table:table-cell table:formula="of:=[.C55]*[.C55]" office:value-type="float" office:value="5.97087615253492" calcext:value-type="float">
            <text:p>5.9709</text:p>
          </table:table-cell>
          <table:table-cell table:formula="of:=[.A55]*[.C55]" office:value-type="float" office:value="129.507494425885" calcext:value-type="float">
            <text:p>129.507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4935" calcext:value-type="float">
            <text:p>11.4935</text:p>
          </table:table-cell>
          <table:table-cell table:formula="of:=LOG([.B56]; EXP(1))" office:value-type="float" office:value="2.44178165818233" calcext:value-type="float">
            <text:p>2.442</text:p>
          </table:table-cell>
          <table:table-cell table:formula="of:=[.A56]*[.A56]" office:value-type="float" office:value="2916" calcext:value-type="float">
            <text:p>2916.000</text:p>
          </table:table-cell>
          <table:table-cell table:formula="of:=[.C56]*[.C56]" office:value-type="float" office:value="5.96229766623567" calcext:value-type="float">
            <text:p>5.9623</text:p>
          </table:table-cell>
          <table:table-cell table:formula="of:=[.A56]*[.C56]" office:value-type="float" office:value="131.856209541846" calcext:value-type="float">
            <text:p>131.8562</text:p>
          </table:table-cell>
          <table:table-cell/>
        </table:table-row>
        <table:table-row table:style-name="ro1">
          <table:table-cell office:value-type="float" office:value="54.999" calcext:value-type="float">
            <text:p>54.999</text:p>
          </table:table-cell>
          <table:table-cell office:value-type="float" office:value="11.4721" calcext:value-type="float">
            <text:p>11.4721</text:p>
          </table:table-cell>
          <table:table-cell table:formula="of:=LOG([.B57]; EXP(1))" office:value-type="float" office:value="2.43991800069514" calcext:value-type="float">
            <text:p>2.440</text:p>
          </table:table-cell>
          <table:table-cell table:formula="of:=[.A57]*[.A57]" office:value-type="float" office:value="3024.890001" calcext:value-type="float">
            <text:p>3024.890</text:p>
          </table:table-cell>
          <table:table-cell table:formula="of:=[.C57]*[.C57]" office:value-type="float" office:value="5.95319985011619" calcext:value-type="float">
            <text:p>5.9532</text:p>
          </table:table-cell>
          <table:table-cell table:formula="of:=[.A57]*[.C57]" office:value-type="float" office:value="134.193050120232" calcext:value-type="float">
            <text:p>134.1931</text:p>
          </table:table-cell>
          <table:table-cell/>
        </table:table-row>
        <table:table-row table:style-name="ro1">
          <table:table-cell office:value-type="float" office:value="55.999" calcext:value-type="float">
            <text:p>55.999</text:p>
          </table:table-cell>
          <table:table-cell office:value-type="float" office:value="11.4475" calcext:value-type="float">
            <text:p>11.4475</text:p>
          </table:table-cell>
          <table:table-cell table:formula="of:=LOG([.B58]; EXP(1))" office:value-type="float" office:value="2.43777136554911" calcext:value-type="float">
            <text:p>2.438</text:p>
          </table:table-cell>
          <table:table-cell table:formula="of:=[.A58]*[.A58]" office:value-type="float" office:value="3135.888001" calcext:value-type="float">
            <text:p>3135.888</text:p>
          </table:table-cell>
          <table:table-cell table:formula="of:=[.C58]*[.C58]" office:value-type="float" office:value="5.94272923069119" calcext:value-type="float">
            <text:p>5.9427</text:p>
          </table:table-cell>
          <table:table-cell table:formula="of:=[.A58]*[.C58]" office:value-type="float" office:value="136.512758699385" calcext:value-type="float">
            <text:p>136.512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.4225" calcext:value-type="float">
            <text:p>11.4225</text:p>
          </table:table-cell>
          <table:table-cell table:formula="of:=LOG([.B59]; EXP(1))" office:value-type="float" office:value="2.43558509445529" calcext:value-type="float">
            <text:p>2.436</text:p>
          </table:table-cell>
          <table:table-cell table:formula="of:=[.A59]*[.A59]" office:value-type="float" office:value="3249" calcext:value-type="float">
            <text:p>3249.000</text:p>
          </table:table-cell>
          <table:table-cell table:formula="of:=[.C59]*[.C59]" office:value-type="float" office:value="5.93207475233278" calcext:value-type="float">
            <text:p>5.9321</text:p>
          </table:table-cell>
          <table:table-cell table:formula="of:=[.A59]*[.C59]" office:value-type="float" office:value="138.828350383952" calcext:value-type="float">
            <text:p>138.8284</text:p>
          </table:table-cell>
          <table:table-cell/>
        </table:table-row>
        <table:table-row table:style-name="ro1">
          <table:table-cell office:value-type="float" office:value="57.999" calcext:value-type="float">
            <text:p>57.999</text:p>
          </table:table-cell>
          <table:table-cell office:value-type="float" office:value="11.4015" calcext:value-type="float">
            <text:p>11.4015</text:p>
          </table:table-cell>
          <table:table-cell table:formula="of:=LOG([.B60]; EXP(1))" office:value-type="float" office:value="2.43374492569207" calcext:value-type="float">
            <text:p>2.434</text:p>
          </table:table-cell>
          <table:table-cell table:formula="of:=[.A60]*[.A60]" office:value-type="float" office:value="3363.884001" calcext:value-type="float">
            <text:p>3363.884</text:p>
          </table:table-cell>
          <table:table-cell table:formula="of:=[.C60]*[.C60]" office:value-type="float" office:value="5.92311436333189" calcext:value-type="float">
            <text:p>5.9231</text:p>
          </table:table-cell>
          <table:table-cell table:formula="of:=[.A60]*[.C60]" office:value-type="float" office:value="141.154771945214" calcext:value-type="float">
            <text:p>141.1548</text:p>
          </table:table-cell>
          <table:table-cell/>
        </table:table-row>
        <table:table-row table:style-name="ro1">
          <table:table-cell office:value-type="float" office:value="58.999" calcext:value-type="float">
            <text:p>58.999</text:p>
          </table:table-cell>
          <table:table-cell office:value-type="float" office:value="11.3773" calcext:value-type="float">
            <text:p>11.3773</text:p>
          </table:table-cell>
          <table:table-cell table:formula="of:=LOG([.B61]; EXP(1))" office:value-type="float" office:value="2.43162014219999" calcext:value-type="float">
            <text:p>2.432</text:p>
          </table:table-cell>
          <table:table-cell table:formula="of:=[.A61]*[.A61]" office:value-type="float" office:value="3480.882001" calcext:value-type="float">
            <text:p>3480.882</text:p>
          </table:table-cell>
          <table:table-cell table:formula="of:=[.C61]*[.C61]" office:value-type="float" office:value="5.91277651595271" calcext:value-type="float">
            <text:p>5.9128</text:p>
          </table:table-cell>
          <table:table-cell table:formula="of:=[.A61]*[.C61]" office:value-type="float" office:value="143.463156769657" calcext:value-type="float">
            <text:p>143.463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3491" calcext:value-type="float">
            <text:p>11.3491</text:p>
          </table:table-cell>
          <table:table-cell table:formula="of:=LOG([.B62]; EXP(1))" office:value-type="float" office:value="2.4291384456292" calcext:value-type="float">
            <text:p>2.429</text:p>
          </table:table-cell>
          <table:table-cell table:formula="of:=[.A62]*[.A62]" office:value-type="float" office:value="3600" calcext:value-type="float">
            <text:p>3600.000</text:p>
          </table:table-cell>
          <table:table-cell table:formula="of:=[.C62]*[.C62]" office:value-type="float" office:value="5.90071358803384" calcext:value-type="float">
            <text:p>5.9007</text:p>
          </table:table-cell>
          <table:table-cell table:formula="of:=[.A62]*[.C62]" office:value-type="float" office:value="145.748306737752" calcext:value-type="float">
            <text:p>145.7483</text:p>
          </table:table-cell>
          <table:table-cell/>
        </table:table-row>
        <table:table-row table:style-name="ro1">
          <table:table-cell office:value-type="float" office:value="60.999" calcext:value-type="float">
            <text:p>60.999</text:p>
          </table:table-cell>
          <table:table-cell office:value-type="float" office:value="11.3302" calcext:value-type="float">
            <text:p>11.3302</text:p>
          </table:table-cell>
          <table:table-cell table:formula="of:=LOG([.B63]; EXP(1))" office:value-type="float" office:value="2.42747172713478" calcext:value-type="float">
            <text:p>2.427</text:p>
          </table:table-cell>
          <table:table-cell table:formula="of:=[.A63]*[.A63]" office:value-type="float" office:value="3720.878001" calcext:value-type="float">
            <text:p>3720.878</text:p>
          </table:table-cell>
          <table:table-cell table:formula="of:=[.C63]*[.C63]" office:value-type="float" office:value="5.8926189860387" calcext:value-type="float">
            <text:p>5.8926</text:p>
          </table:table-cell>
          <table:table-cell table:formula="of:=[.A63]*[.C63]" office:value-type="float" office:value="148.073347883494" calcext:value-type="float">
            <text:p>148.073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3005" calcext:value-type="float">
            <text:p>11.3005</text:p>
          </table:table-cell>
          <table:table-cell table:formula="of:=LOG([.B64]; EXP(1))" office:value-type="float" office:value="2.424846972527" calcext:value-type="float">
            <text:p>2.425</text:p>
          </table:table-cell>
          <table:table-cell table:formula="of:=[.A64]*[.A64]" office:value-type="float" office:value="3844" calcext:value-type="float">
            <text:p>3844.000</text:p>
          </table:table-cell>
          <table:table-cell table:formula="of:=[.C64]*[.C64]" office:value-type="float" office:value="5.87988284017336" calcext:value-type="float">
            <text:p>5.8799</text:p>
          </table:table-cell>
          <table:table-cell table:formula="of:=[.A64]*[.C64]" office:value-type="float" office:value="150.340512296674" calcext:value-type="float">
            <text:p>150.3405</text:p>
          </table:table-cell>
          <table:table-cell/>
        </table:table-row>
        <table:table-row table:style-name="ro1">
          <table:table-cell office:value-type="float" office:value="62.999" calcext:value-type="float">
            <text:p>62.999</text:p>
          </table:table-cell>
          <table:table-cell office:value-type="float" office:value="11.2838" calcext:value-type="float">
            <text:p>11.2838</text:p>
          </table:table-cell>
          <table:table-cell table:formula="of:=LOG([.B65]; EXP(1))" office:value-type="float" office:value="2.4233680687714" calcext:value-type="float">
            <text:p>2.423</text:p>
          </table:table-cell>
          <table:table-cell table:formula="of:=[.A65]*[.A65]" office:value-type="float" office:value="3968.874001" calcext:value-type="float">
            <text:p>3968.874</text:p>
          </table:table-cell>
          <table:table-cell table:formula="of:=[.C65]*[.C65]" office:value-type="float" office:value="5.87271279674083" calcext:value-type="float">
            <text:p>5.8727</text:p>
          </table:table-cell>
          <table:table-cell table:formula="of:=[.A65]*[.C65]" office:value-type="float" office:value="152.66976496453" calcext:value-type="float">
            <text:p>152.669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2639" calcext:value-type="float">
            <text:p>11.2639</text:p>
          </table:table-cell>
          <table:table-cell table:formula="of:=LOG([.B66]; EXP(1))" office:value-type="float" office:value="2.42160292153537" calcext:value-type="float">
            <text:p>2.422</text:p>
          </table:table-cell>
          <table:table-cell table:formula="of:=[.A66]*[.A66]" office:value-type="float" office:value="4096" calcext:value-type="float">
            <text:p>4096.000</text:p>
          </table:table-cell>
          <table:table-cell table:formula="of:=[.C66]*[.C66]" office:value-type="float" office:value="5.86416070958864" calcext:value-type="float">
            <text:p>5.8642</text:p>
          </table:table-cell>
          <table:table-cell table:formula="of:=[.A66]*[.C66]" office:value-type="float" office:value="154.982586978264" calcext:value-type="float">
            <text:p>154.9826</text:p>
          </table:table-cell>
          <table:table-cell/>
        </table:table-row>
        <table:table-row table:style-name="ro1">
          <table:table-cell office:value-type="float" office:value="64.999" calcext:value-type="float">
            <text:p>64.999</text:p>
          </table:table-cell>
          <table:table-cell office:value-type="float" office:value="11.2429" calcext:value-type="float">
            <text:p>11.2429</text:p>
          </table:table-cell>
          <table:table-cell table:formula="of:=LOG([.B67]; EXP(1))" office:value-type="float" office:value="2.41973681830487" calcext:value-type="float">
            <text:p>2.420</text:p>
          </table:table-cell>
          <table:table-cell table:formula="of:=[.A67]*[.A67]" office:value-type="float" office:value="4224.870001" calcext:value-type="float">
            <text:p>4224.870</text:p>
          </table:table-cell>
          <table:table-cell table:formula="of:=[.C67]*[.C67]" office:value-type="float" office:value="5.85512626986018" calcext:value-type="float">
            <text:p>5.8551</text:p>
          </table:table-cell>
          <table:table-cell table:formula="of:=[.A67]*[.C67]" office:value-type="float" office:value="157.280473452998" calcext:value-type="float">
            <text:p>157.280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2199" calcext:value-type="float">
            <text:p>11.2199</text:p>
          </table:table-cell>
          <table:table-cell table:formula="of:=LOG([.B68]; EXP(1))" office:value-type="float" office:value="2.41768898739886" calcext:value-type="float">
            <text:p>2.418</text:p>
          </table:table-cell>
          <table:table-cell table:formula="of:=[.A68]*[.A68]" office:value-type="float" office:value="4356" calcext:value-type="float">
            <text:p>4356.000</text:p>
          </table:table-cell>
          <table:table-cell table:formula="of:=[.C68]*[.C68]" office:value-type="float" office:value="5.84522003978973" calcext:value-type="float">
            <text:p>5.8452</text:p>
          </table:table-cell>
          <table:table-cell table:formula="of:=[.A68]*[.C68]" office:value-type="float" office:value="159.567473168325" calcext:value-type="float">
            <text:p>159.5675</text:p>
          </table:table-cell>
          <table:table-cell/>
        </table:table-row>
        <table:table-row table:style-name="ro1">
          <table:table-cell office:value-type="float" office:value="66.999" calcext:value-type="float">
            <text:p>66.999</text:p>
          </table:table-cell>
          <table:table-cell office:value-type="float" office:value="11.1962" calcext:value-type="float">
            <text:p>11.1962</text:p>
          </table:table-cell>
          <table:table-cell table:formula="of:=LOG([.B69]; EXP(1))" office:value-type="float" office:value="2.41557443501634" calcext:value-type="float">
            <text:p>2.416</text:p>
          </table:table-cell>
          <table:table-cell table:formula="of:=[.A69]*[.A69]" office:value-type="float" office:value="4488.866001" calcext:value-type="float">
            <text:p>4488.866</text:p>
          </table:table-cell>
          <table:table-cell table:formula="of:=[.C69]*[.C69]" office:value-type="float" office:value="5.83499985110452" calcext:value-type="float">
            <text:p>5.8350</text:p>
          </table:table-cell>
          <table:table-cell table:formula="of:=[.A69]*[.C69]" office:value-type="float" office:value="161.84107157166" calcext:value-type="float">
            <text:p>161.8411</text:p>
          </table:table-cell>
          <table:table-cell/>
        </table:table-row>
        <table:table-row table:style-name="ro1">
          <table:table-cell office:value-type="float" office:value="67.999" calcext:value-type="float">
            <text:p>67.999</text:p>
          </table:table-cell>
          <table:table-cell office:value-type="float" office:value="11.1738" calcext:value-type="float">
            <text:p>11.1738</text:p>
          </table:table-cell>
          <table:table-cell table:formula="of:=LOG([.B70]; EXP(1))" office:value-type="float" office:value="2.41357175218338" calcext:value-type="float">
            <text:p>2.414</text:p>
          </table:table-cell>
          <table:table-cell table:formula="of:=[.A70]*[.A70]" office:value-type="float" office:value="4623.864001" calcext:value-type="float">
            <text:p>4623.864</text:p>
          </table:table-cell>
          <table:table-cell table:formula="of:=[.C70]*[.C70]" office:value-type="float" office:value="5.82532860293754" calcext:value-type="float">
            <text:p>5.8253</text:p>
          </table:table-cell>
          <table:table-cell table:formula="of:=[.A70]*[.C70]" office:value-type="float" office:value="164.120465576718" calcext:value-type="float">
            <text:p>164.1205</text:p>
          </table:table-cell>
          <table:table-cell/>
        </table:table-row>
        <table:table-row table:style-name="ro1">
          <table:table-cell office:value-type="float" office:value="68.999" calcext:value-type="float">
            <text:p>68.999</text:p>
          </table:table-cell>
          <table:table-cell office:value-type="float" office:value="11.1547" calcext:value-type="float">
            <text:p>11.1547</text:p>
          </table:table-cell>
          <table:table-cell table:formula="of:=LOG([.B71]; EXP(1))" office:value-type="float" office:value="2.41186093375324" calcext:value-type="float">
            <text:p>2.412</text:p>
          </table:table-cell>
          <table:table-cell table:formula="of:=[.A71]*[.A71]" office:value-type="float" office:value="4760.862001" calcext:value-type="float">
            <text:p>4760.862</text:p>
          </table:table-cell>
          <table:table-cell table:formula="of:=[.C71]*[.C71]" office:value-type="float" office:value="5.81707316376506" calcext:value-type="float">
            <text:p>5.8171</text:p>
          </table:table-cell>
          <table:table-cell table:formula="of:=[.A71]*[.C71]" office:value-type="float" office:value="166.41599256804" calcext:value-type="float">
            <text:p>166.416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1342" calcext:value-type="float">
            <text:p>11.1342</text:p>
          </table:table-cell>
          <table:table-cell table:formula="of:=LOG([.B72]; EXP(1))" office:value-type="float" office:value="2.41002145259621" calcext:value-type="float">
            <text:p>2.410</text:p>
          </table:table-cell>
          <table:table-cell table:formula="of:=[.A72]*[.A72]" office:value-type="float" office:value="4900" calcext:value-type="float">
            <text:p>4900.000</text:p>
          </table:table-cell>
          <table:table-cell table:formula="of:=[.C72]*[.C72]" office:value-type="float" office:value="5.80820340197395" calcext:value-type="float">
            <text:p>5.8082</text:p>
          </table:table-cell>
          <table:table-cell table:formula="of:=[.A72]*[.C72]" office:value-type="float" office:value="168.701501681735" calcext:value-type="float">
            <text:p>168.7015</text:p>
          </table:table-cell>
          <table:table-cell/>
        </table:table-row>
        <table:table-row table:style-name="ro1">
          <table:table-cell office:value-type="float" office:value="70.999" calcext:value-type="float">
            <text:p>70.999</text:p>
          </table:table-cell>
          <table:table-cell office:value-type="float" office:value="11.1149" calcext:value-type="float">
            <text:p>11.1149</text:p>
          </table:table-cell>
          <table:table-cell table:formula="of:=LOG([.B73]; EXP(1))" office:value-type="float" office:value="2.40828655052459" calcext:value-type="float">
            <text:p>2.408</text:p>
          </table:table-cell>
          <table:table-cell table:formula="of:=[.A73]*[.A73]" office:value-type="float" office:value="5040.858001" calcext:value-type="float">
            <text:p>5040.858</text:p>
          </table:table-cell>
          <table:table-cell table:formula="of:=[.C73]*[.C73]" office:value-type="float" office:value="5.79984410943761" calcext:value-type="float">
            <text:p>5.7998</text:p>
          </table:table-cell>
          <table:table-cell table:formula="of:=[.A73]*[.C73]" office:value-type="float" office:value="170.985936800695" calcext:value-type="float">
            <text:p>170.985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.0918" calcext:value-type="float">
            <text:p>11.0918</text:p>
          </table:table-cell>
          <table:table-cell table:formula="of:=LOG([.B74]; EXP(1))" office:value-type="float" office:value="2.40620609657763" calcext:value-type="float">
            <text:p>2.406</text:p>
          </table:table-cell>
          <table:table-cell table:formula="of:=[.A74]*[.A74]" office:value-type="float" office:value="5184" calcext:value-type="float">
            <text:p>5184.000</text:p>
          </table:table-cell>
          <table:table-cell table:formula="of:=[.C74]*[.C74]" office:value-type="float" office:value="5.78982777920734" calcext:value-type="float">
            <text:p>5.7898</text:p>
          </table:table-cell>
          <table:table-cell table:formula="of:=[.A74]*[.C74]" office:value-type="float" office:value="173.246838953589" calcext:value-type="float">
            <text:p>173.2468</text:p>
          </table:table-cell>
          <table:table-cell/>
        </table:table-row>
        <table:table-row table:style-name="ro1">
          <table:table-cell office:value-type="float" office:value="72.999" calcext:value-type="float">
            <text:p>72.999</text:p>
          </table:table-cell>
          <table:table-cell office:value-type="float" office:value="11.0702" calcext:value-type="float">
            <text:p>11.0702</text:p>
          </table:table-cell>
          <table:table-cell table:formula="of:=LOG([.B75]; EXP(1))" office:value-type="float" office:value="2.40425681340468" calcext:value-type="float">
            <text:p>2.404</text:p>
          </table:table-cell>
          <table:table-cell table:formula="of:=[.A75]*[.A75]" office:value-type="float" office:value="5328.854001" calcext:value-type="float">
            <text:p>5328.854</text:p>
          </table:table-cell>
          <table:table-cell table:formula="of:=[.C75]*[.C75]" office:value-type="float" office:value="5.78045082480281" calcext:value-type="float">
            <text:p>5.7805</text:p>
          </table:table-cell>
          <table:table-cell table:formula="of:=[.A75]*[.C75]" office:value-type="float" office:value="175.508343121728" calcext:value-type="float">
            <text:p>175.508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055" calcext:value-type="float">
            <text:p>11.055</text:p>
          </table:table-cell>
          <table:table-cell table:formula="of:=LOG([.B76]; EXP(1))" office:value-type="float" office:value="2.40288281430941" calcext:value-type="float">
            <text:p>2.403</text:p>
          </table:table-cell>
          <table:table-cell table:formula="of:=[.A76]*[.A76]" office:value-type="float" office:value="5476" calcext:value-type="float">
            <text:p>5476.000</text:p>
          </table:table-cell>
          <table:table-cell table:formula="of:=[.C76]*[.C76]" office:value-type="float" office:value="5.77384581930351" calcext:value-type="float">
            <text:p>5.7738</text:p>
          </table:table-cell>
          <table:table-cell table:formula="of:=[.A76]*[.C76]" office:value-type="float" office:value="177.813328258896" calcext:value-type="float">
            <text:p>177.8133</text:p>
          </table:table-cell>
          <table:table-cell/>
        </table:table-row>
        <table:table-row table:style-name="ro1">
          <table:table-cell office:value-type="float" office:value="74.999" calcext:value-type="float">
            <text:p>74.999</text:p>
          </table:table-cell>
          <table:table-cell office:value-type="float" office:value="11.0359" calcext:value-type="float">
            <text:p>11.0359</text:p>
          </table:table-cell>
          <table:table-cell table:formula="of:=LOG([.B77]; EXP(1))" office:value-type="float" office:value="2.40115359505991" calcext:value-type="float">
            <text:p>2.401</text:p>
          </table:table-cell>
          <table:table-cell table:formula="of:=[.A77]*[.A77]" office:value-type="float" office:value="5624.850001" calcext:value-type="float">
            <text:p>5624.850</text:p>
          </table:table-cell>
          <table:table-cell table:formula="of:=[.C77]*[.C77]" office:value-type="float" office:value="5.76553858706912" calcext:value-type="float">
            <text:p>5.7655</text:p>
          </table:table-cell>
          <table:table-cell table:formula="of:=[.A77]*[.C77]" office:value-type="float" office:value="180.084118475898" calcext:value-type="float">
            <text:p>180.0841</text:p>
          </table:table-cell>
          <table:table-cell/>
        </table:table-row>
        <table:table-row table:style-name="ro1">
          <table:table-cell office:value-type="float" office:value="75.999" calcext:value-type="float">
            <text:p>75.999</text:p>
          </table:table-cell>
          <table:table-cell office:value-type="float" office:value="11.0149" calcext:value-type="float">
            <text:p>11.0149</text:p>
          </table:table-cell>
          <table:table-cell table:formula="of:=LOG([.B78]; EXP(1))" office:value-type="float" office:value="2.39924890168382" calcext:value-type="float">
            <text:p>2.399</text:p>
          </table:table-cell>
          <table:table-cell table:formula="of:=[.A78]*[.A78]" office:value-type="float" office:value="5775.848001" calcext:value-type="float">
            <text:p>5775.848</text:p>
          </table:table-cell>
          <table:table-cell table:formula="of:=[.C78]*[.C78]" office:value-type="float" office:value="5.75639529223101" calcext:value-type="float">
            <text:p>5.7564</text:p>
          </table:table-cell>
          <table:table-cell table:formula="of:=[.A78]*[.C78]" office:value-type="float" office:value="182.340517279069" calcext:value-type="float">
            <text:p>182.3405</text:p>
          </table:table-cell>
          <table:table-cell/>
        </table:table-row>
        <table:table-row table:style-name="ro1">
          <table:table-cell office:value-type="float" office:value="76.999" calcext:value-type="float">
            <text:p>76.999</text:p>
          </table:table-cell>
          <table:table-cell office:value-type="float" office:value="10.9905" calcext:value-type="float">
            <text:p>10.9905</text:p>
          </table:table-cell>
          <table:table-cell table:formula="of:=LOG([.B79]; EXP(1))" office:value-type="float" office:value="2.39703126328599" calcext:value-type="float">
            <text:p>2.397</text:p>
          </table:table-cell>
          <table:table-cell table:formula="of:=[.A79]*[.A79]" office:value-type="float" office:value="5928.846001" calcext:value-type="float">
            <text:p>5928.846</text:p>
          </table:table-cell>
          <table:table-cell table:formula="of:=[.C79]*[.C79]" office:value-type="float" office:value="5.74575887717044" calcext:value-type="float">
            <text:p>5.7458</text:p>
          </table:table-cell>
          <table:table-cell table:formula="of:=[.A79]*[.C79]" office:value-type="float" office:value="184.569010241758" calcext:value-type="float">
            <text:p>184.569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9679" calcext:value-type="float">
            <text:p>10.9679</text:p>
          </table:table-cell>
          <table:table-cell table:formula="of:=LOG([.B80]; EXP(1))" office:value-type="float" office:value="2.39497282478592" calcext:value-type="float">
            <text:p>2.395</text:p>
          </table:table-cell>
          <table:table-cell table:formula="of:=[.A80]*[.A80]" office:value-type="float" office:value="6084" calcext:value-type="float">
            <text:p>6084.000</text:p>
          </table:table-cell>
          <table:table-cell table:formula="of:=[.C80]*[.C80]" office:value-type="float" office:value="5.73589483146304" calcext:value-type="float">
            <text:p>5.7359</text:p>
          </table:table-cell>
          <table:table-cell table:formula="of:=[.A80]*[.C80]" office:value-type="float" office:value="186.807880333302" calcext:value-type="float">
            <text:p>186.8079</text:p>
          </table:table-cell>
          <table:table-cell/>
        </table:table-row>
        <table:table-row table:style-name="ro1">
          <table:table-cell office:value-type="float" office:value="78.999" calcext:value-type="float">
            <text:p>78.999</text:p>
          </table:table-cell>
          <table:table-cell office:value-type="float" office:value="10.9492" calcext:value-type="float">
            <text:p>10.9492</text:p>
          </table:table-cell>
          <table:table-cell table:formula="of:=LOG([.B81]; EXP(1))" office:value-type="float" office:value="2.39326639423281" calcext:value-type="float">
            <text:p>2.393</text:p>
          </table:table-cell>
          <table:table-cell table:formula="of:=[.A81]*[.A81]" office:value-type="float" office:value="6240.842001" calcext:value-type="float">
            <text:p>6240.842</text:p>
          </table:table-cell>
          <table:table-cell table:formula="of:=[.C81]*[.C81]" office:value-type="float" office:value="5.72772403376414" calcext:value-type="float">
            <text:p>5.7277</text:p>
          </table:table-cell>
          <table:table-cell table:formula="of:=[.A81]*[.C81]" office:value-type="float" office:value="189.065651877998" calcext:value-type="float">
            <text:p>189.0657</text:p>
          </table:table-cell>
          <table:table-cell/>
        </table:table-row>
        <table:table-row table:style-name="ro1">
          <table:table-cell office:value-type="float" office:value="79.999" calcext:value-type="float">
            <text:p>79.999</text:p>
          </table:table-cell>
          <table:table-cell office:value-type="float" office:value="10.9286" calcext:value-type="float">
            <text:p>10.9286</text:p>
          </table:table-cell>
          <table:table-cell table:formula="of:=LOG([.B82]; EXP(1))" office:value-type="float" office:value="2.39138320615284" calcext:value-type="float">
            <text:p>2.391</text:p>
          </table:table-cell>
          <table:table-cell table:formula="of:=[.A82]*[.A82]" office:value-type="float" office:value="6399.840001" calcext:value-type="float">
            <text:p>6399.840</text:p>
          </table:table-cell>
          <table:table-cell table:formula="of:=[.C82]*[.C82]" office:value-type="float" office:value="5.71871363866986" calcext:value-type="float">
            <text:p>5.7187</text:p>
          </table:table-cell>
          <table:table-cell table:formula="of:=[.A82]*[.C82]" office:value-type="float" office:value="191.308265109021" calcext:value-type="float">
            <text:p>191.308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909" calcext:value-type="float">
            <text:p>10.909</text:p>
          </table:table-cell>
          <table:table-cell table:formula="of:=LOG([.B83]; EXP(1))" office:value-type="float" office:value="2.38958813661562" calcext:value-type="float">
            <text:p>2.390</text:p>
          </table:table-cell>
          <table:table-cell table:formula="of:=[.A83]*[.A83]" office:value-type="float" office:value="6561" calcext:value-type="float">
            <text:p>6561.000</text:p>
          </table:table-cell>
          <table:table-cell table:formula="of:=[.C83]*[.C83]" office:value-type="float" office:value="5.71013146265411" calcext:value-type="float">
            <text:p>5.7101</text:p>
          </table:table-cell>
          <table:table-cell table:formula="of:=[.A83]*[.C83]" office:value-type="float" office:value="193.556639065865" calcext:value-type="float">
            <text:p>193.5566</text:p>
          </table:table-cell>
          <table:table-cell/>
        </table:table-row>
        <table:table-row table:style-name="ro1">
          <table:table-cell office:value-type="float" office:value="81.999" calcext:value-type="float">
            <text:p>81.999</text:p>
          </table:table-cell>
          <table:table-cell office:value-type="float" office:value="10.8898" calcext:value-type="float">
            <text:p>10.8898</text:p>
          </table:table-cell>
          <table:table-cell table:formula="of:=LOG([.B84]; EXP(1))" office:value-type="float" office:value="2.38782657130331" calcext:value-type="float">
            <text:p>2.388</text:p>
          </table:table-cell>
          <table:table-cell table:formula="of:=[.A84]*[.A84]" office:value-type="float" office:value="6723.836001" calcext:value-type="float">
            <text:p>6723.836</text:p>
          </table:table-cell>
          <table:table-cell table:formula="of:=[.C84]*[.C84]" office:value-type="float" office:value="5.70171573462213" calcext:value-type="float">
            <text:p>5.7017</text:p>
          </table:table-cell>
          <table:table-cell table:formula="of:=[.A84]*[.C84]" office:value-type="float" office:value="195.7993910203" calcext:value-type="float">
            <text:p>195.799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8741" calcext:value-type="float">
            <text:p>10.8741</text:p>
          </table:table-cell>
          <table:table-cell table:formula="of:=LOG([.B85]; EXP(1))" office:value-type="float" office:value="2.38638381492937" calcext:value-type="float">
            <text:p>2.386</text:p>
          </table:table-cell>
          <table:table-cell table:formula="of:=[.A85]*[.A85]" office:value-type="float" office:value="6889" calcext:value-type="float">
            <text:p>6889.000</text:p>
          </table:table-cell>
          <table:table-cell table:formula="of:=[.C85]*[.C85]" office:value-type="float" office:value="5.69482771215688" calcext:value-type="float">
            <text:p>5.6948</text:p>
          </table:table-cell>
          <table:table-cell table:formula="of:=[.A85]*[.C85]" office:value-type="float" office:value="198.069856639138" calcext:value-type="float">
            <text:p>198.0699</text:p>
          </table:table-cell>
          <table:table-cell/>
        </table:table-row>
        <table:table-row table:style-name="ro1">
          <table:table-cell office:value-type="float" office:value="83.999" calcext:value-type="float">
            <text:p>83.999</text:p>
          </table:table-cell>
          <table:table-cell office:value-type="float" office:value="10.8525" calcext:value-type="float">
            <text:p>10.8525</text:p>
          </table:table-cell>
          <table:table-cell table:formula="of:=LOG([.B86]; EXP(1))" office:value-type="float" office:value="2.38439546819161" calcext:value-type="float">
            <text:p>2.384</text:p>
          </table:table-cell>
          <table:table-cell table:formula="of:=[.A86]*[.A86]" office:value-type="float" office:value="7055.832001" calcext:value-type="float">
            <text:p>7055.832</text:p>
          </table:table-cell>
          <table:table-cell table:formula="of:=[.C86]*[.C86]" office:value-type="float" office:value="5.68534174873269" calcext:value-type="float">
            <text:p>5.6853</text:p>
          </table:table-cell>
          <table:table-cell table:formula="of:=[.A86]*[.C86]" office:value-type="float" office:value="200.286834932627" calcext:value-type="float">
            <text:p>200.2868</text:p>
          </table:table-cell>
          <table:table-cell/>
        </table:table-row>
        <table:table-row table:style-name="ro1">
          <table:table-cell office:value-type="float" office:value="84.999" calcext:value-type="float">
            <text:p>84.999</text:p>
          </table:table-cell>
          <table:table-cell office:value-type="float" office:value="10.8344" calcext:value-type="float">
            <text:p>10.8344</text:p>
          </table:table-cell>
          <table:table-cell table:formula="of:=LOG([.B87]; EXP(1))" office:value-type="float" office:value="2.38272625735902" calcext:value-type="float">
            <text:p>2.383</text:p>
          </table:table-cell>
          <table:table-cell table:formula="of:=[.A87]*[.A87]" office:value-type="float" office:value="7224.830001" calcext:value-type="float">
            <text:p>7224.830</text:p>
          </table:table-cell>
          <table:table-cell table:formula="of:=[.C87]*[.C87]" office:value-type="float" office:value="5.67738441750815" calcext:value-type="float">
            <text:p>5.6774</text:p>
          </table:table-cell>
          <table:table-cell table:formula="of:=[.A87]*[.C87]" office:value-type="float" office:value="202.52934914926" calcext:value-type="float">
            <text:p>202.529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8129" calcext:value-type="float">
            <text:p>10.8129</text:p>
          </table:table-cell>
          <table:table-cell table:formula="of:=LOG([.B88]; EXP(1))" office:value-type="float" office:value="2.38073986579338" calcext:value-type="float">
            <text:p>2.381</text:p>
          </table:table-cell>
          <table:table-cell table:formula="of:=[.A88]*[.A88]" office:value-type="float" office:value="7396" calcext:value-type="float">
            <text:p>7396.000</text:p>
          </table:table-cell>
          <table:table-cell table:formula="of:=[.C88]*[.C88]" office:value-type="float" office:value="5.66792230857789" calcext:value-type="float">
            <text:p>5.6679</text:p>
          </table:table-cell>
          <table:table-cell table:formula="of:=[.A88]*[.C88]" office:value-type="float" office:value="204.743628458231" calcext:value-type="float">
            <text:p>204.7436</text:p>
          </table:table-cell>
          <table:table-cell/>
        </table:table-row>
        <table:table-row table:style-name="ro1">
          <table:table-cell office:value-type="float" office:value="86.999" calcext:value-type="float">
            <text:p>86.999</text:p>
          </table:table-cell>
          <table:table-cell office:value-type="float" office:value="10.7911" calcext:value-type="float">
            <text:p>10.7911</text:p>
          </table:table-cell>
          <table:table-cell table:formula="of:=LOG([.B89]; EXP(1))" office:value-type="float" office:value="2.3787217203204" calcext:value-type="float">
            <text:p>2.379</text:p>
          </table:table-cell>
          <table:table-cell table:formula="of:=[.A89]*[.A89]" office:value-type="float" office:value="7568.826001" calcext:value-type="float">
            <text:p>7568.826</text:p>
          </table:table-cell>
          <table:table-cell table:formula="of:=[.C89]*[.C89]" office:value-type="float" office:value="5.65831702272406" calcext:value-type="float">
            <text:p>5.6583</text:p>
          </table:table-cell>
          <table:table-cell table:formula="of:=[.A89]*[.C89]" office:value-type="float" office:value="206.946410946155" calcext:value-type="float">
            <text:p>206.946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7711" calcext:value-type="float">
            <text:p>10.7711</text:p>
          </table:table-cell>
          <table:table-cell table:formula="of:=LOG([.B90]; EXP(1))" office:value-type="float" office:value="2.37686662151456" calcext:value-type="float">
            <text:p>2.377</text:p>
          </table:table-cell>
          <table:table-cell table:formula="of:=[.A90]*[.A90]" office:value-type="float" office:value="7744" calcext:value-type="float">
            <text:p>7744.000</text:p>
          </table:table-cell>
          <table:table-cell table:formula="of:=[.C90]*[.C90]" office:value-type="float" office:value="5.64949493647004" calcext:value-type="float">
            <text:p>5.6495</text:p>
          </table:table-cell>
          <table:table-cell table:formula="of:=[.A90]*[.C90]" office:value-type="float" office:value="209.164262693281" calcext:value-type="float">
            <text:p>209.1643</text:p>
          </table:table-cell>
          <table:table-cell/>
        </table:table-row>
        <table:table-row table:style-name="ro1">
          <table:table-cell office:value-type="float" office:value="88.999" calcext:value-type="float">
            <text:p>88.999</text:p>
          </table:table-cell>
          <table:table-cell office:value-type="float" office:value="10.752" calcext:value-type="float">
            <text:p>10.752</text:p>
          </table:table-cell>
          <table:table-cell table:formula="of:=LOG([.B91]; EXP(1))" office:value-type="float" office:value="2.37509178378079" calcext:value-type="float">
            <text:p>2.375</text:p>
          </table:table-cell>
          <table:table-cell table:formula="of:=[.A91]*[.A91]" office:value-type="float" office:value="7920.822001" calcext:value-type="float">
            <text:p>7920.822</text:p>
          </table:table-cell>
          <table:table-cell table:formula="of:=[.C91]*[.C91]" office:value-type="float" office:value="5.64106098138303" calcext:value-type="float">
            <text:p>5.6411</text:p>
          </table:table-cell>
          <table:table-cell table:formula="of:=[.A91]*[.C91]" office:value-type="float" office:value="211.380793664707" calcext:value-type="float">
            <text:p>211.3808</text:p>
          </table:table-cell>
          <table:table-cell/>
        </table:table-row>
        <table:table-row table:style-name="ro1">
          <table:table-cell office:value-type="float" office:value="89.999" calcext:value-type="float">
            <text:p>89.999</text:p>
          </table:table-cell>
          <table:table-cell office:value-type="float" office:value="10.7343" calcext:value-type="float">
            <text:p>10.7343</text:p>
          </table:table-cell>
          <table:table-cell table:formula="of:=LOG([.B92]; EXP(1))" office:value-type="float" office:value="2.37344422193871" calcext:value-type="float">
            <text:p>2.373</text:p>
          </table:table-cell>
          <table:table-cell table:formula="of:=[.A92]*[.A92]" office:value-type="float" office:value="8099.820001" calcext:value-type="float">
            <text:p>8099.820</text:p>
          </table:table-cell>
          <table:table-cell table:formula="of:=[.C92]*[.C92]" office:value-type="float" office:value="5.63323747465423" calcext:value-type="float">
            <text:p>5.6332</text:p>
          </table:table-cell>
          <table:table-cell table:formula="of:=[.A92]*[.C92]" office:value-type="float" office:value="213.607606530262" calcext:value-type="float">
            <text:p>213.607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7099" calcext:value-type="float">
            <text:p>10.7099</text:p>
          </table:table-cell>
          <table:table-cell table:formula="of:=LOG([.B93]; EXP(1))" office:value-type="float" office:value="2.37116854734791" calcext:value-type="float">
            <text:p>2.371</text:p>
          </table:table-cell>
          <table:table-cell table:formula="of:=[.A93]*[.A93]" office:value-type="float" office:value="8281" calcext:value-type="float">
            <text:p>8281.000</text:p>
          </table:table-cell>
          <table:table-cell table:formula="of:=[.C93]*[.C93]" office:value-type="float" office:value="5.62244027993198" calcext:value-type="float">
            <text:p>5.6224</text:p>
          </table:table-cell>
          <table:table-cell table:formula="of:=[.A93]*[.C93]" office:value-type="float" office:value="215.776337808659" calcext:value-type="float">
            <text:p>215.776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6943" calcext:value-type="float">
            <text:p>10.6943</text:p>
          </table:table-cell>
          <table:table-cell table:formula="of:=LOG([.B94]; EXP(1))" office:value-type="float" office:value="2.36971088924695" calcext:value-type="float">
            <text:p>2.370</text:p>
          </table:table-cell>
          <table:table-cell table:formula="of:=[.A94]*[.A94]" office:value-type="float" office:value="8464" calcext:value-type="float">
            <text:p>8464.000</text:p>
          </table:table-cell>
          <table:table-cell table:formula="of:=[.C94]*[.C94]" office:value-type="float" office:value="5.61552969861559" calcext:value-type="float">
            <text:p>5.6155</text:p>
          </table:table-cell>
          <table:table-cell table:formula="of:=[.A94]*[.C94]" office:value-type="float" office:value="218.01340181072" calcext:value-type="float">
            <text:p>218.0134</text:p>
          </table:table-cell>
          <table:table-cell/>
        </table:table-row>
        <table:table-row table:style-name="ro1">
          <table:table-cell office:value-type="float" office:value="92.999" calcext:value-type="float">
            <text:p>92.999</text:p>
          </table:table-cell>
          <table:table-cell office:value-type="float" office:value="10.6785" calcext:value-type="float">
            <text:p>10.6785</text:p>
          </table:table-cell>
          <table:table-cell table:formula="of:=LOG([.B95]; EXP(1))" office:value-type="float" office:value="2.3682323742299" calcext:value-type="float">
            <text:p>2.368</text:p>
          </table:table-cell>
          <table:table-cell table:formula="of:=[.A95]*[.A95]" office:value-type="float" office:value="8648.814001" calcext:value-type="float">
            <text:p>8648.814</text:p>
          </table:table-cell>
          <table:table-cell table:formula="of:=[.C95]*[.C95]" office:value-type="float" office:value="5.60852457835059" calcext:value-type="float">
            <text:p>5.6085</text:p>
          </table:table-cell>
          <table:table-cell table:formula="of:=[.A95]*[.C95]" office:value-type="float" office:value="220.243242571007" calcext:value-type="float">
            <text:p>220.2432</text:p>
          </table:table-cell>
          <table:table-cell/>
        </table:table-row>
        <table:table-row table:style-name="ro1">
          <table:table-cell office:value-type="float" office:value="93.999" calcext:value-type="float">
            <text:p>93.999</text:p>
          </table:table-cell>
          <table:table-cell office:value-type="float" office:value="10.661" calcext:value-type="float">
            <text:p>10.661</text:p>
          </table:table-cell>
          <table:table-cell table:formula="of:=LOG([.B96]; EXP(1))" office:value-type="float" office:value="2.36659222296834" calcext:value-type="float">
            <text:p>2.367</text:p>
          </table:table-cell>
          <table:table-cell table:formula="of:=[.A96]*[.A96]" office:value-type="float" office:value="8835.812001" calcext:value-type="float">
            <text:p>8835.812</text:p>
          </table:table-cell>
          <table:table-cell table:formula="of:=[.C96]*[.C96]" office:value-type="float" office:value="5.60075874981422" calcext:value-type="float">
            <text:p>5.6008</text:p>
          </table:table-cell>
          <table:table-cell table:formula="of:=[.A96]*[.C96]" office:value-type="float" office:value="222.457302366801" calcext:value-type="float">
            <text:p>222.457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.6341" calcext:value-type="float">
            <text:p>10.6341</text:p>
          </table:table-cell>
          <table:table-cell table:formula="of:=LOG([.B97]; EXP(1))" office:value-type="float" office:value="2.36406581883707" calcext:value-type="float">
            <text:p>2.364</text:p>
          </table:table-cell>
          <table:table-cell table:formula="of:=[.A97]*[.A97]" office:value-type="float" office:value="9025" calcext:value-type="float">
            <text:p>9025.000</text:p>
          </table:table-cell>
          <table:table-cell table:formula="of:=[.C97]*[.C97]" office:value-type="float" office:value="5.58880719579377" calcext:value-type="float">
            <text:p>5.5888</text:p>
          </table:table-cell>
          <table:table-cell table:formula="of:=[.A97]*[.C97]" office:value-type="float" office:value="224.586252789521" calcext:value-type="float">
            <text:p>224.5863</text:p>
          </table:table-cell>
          <table:table-cell/>
        </table:table-row>
        <table:table-row table:style-name="ro1">
          <table:table-cell office:value-type="float" office:value="95.999" calcext:value-type="float">
            <text:p>95.999</text:p>
          </table:table-cell>
          <table:table-cell office:value-type="float" office:value="10.617" calcext:value-type="float">
            <text:p>10.617</text:p>
          </table:table-cell>
          <table:table-cell table:formula="of:=LOG([.B98]; EXP(1))" office:value-type="float" office:value="2.36245649003144" calcext:value-type="float">
            <text:p>2.362</text:p>
          </table:table-cell>
          <table:table-cell table:formula="of:=[.A98]*[.A98]" office:value-type="float" office:value="9215.808001" calcext:value-type="float">
            <text:p>9215.808</text:p>
          </table:table-cell>
          <table:table-cell table:formula="of:=[.C98]*[.C98]" office:value-type="float" office:value="5.58120066729165" calcext:value-type="float">
            <text:p>5.5812</text:p>
          </table:table-cell>
          <table:table-cell table:formula="of:=[.A98]*[.C98]" office:value-type="float" office:value="226.793460586528" calcext:value-type="float">
            <text:p>226.7935</text:p>
          </table:table-cell>
          <table:table-cell/>
        </table:table-row>
        <table:table-row table:style-name="ro1">
          <table:table-cell office:value-type="float" office:value="96.999" calcext:value-type="float">
            <text:p>96.999</text:p>
          </table:table-cell>
          <table:table-cell office:value-type="float" office:value="10.6044" calcext:value-type="float">
            <text:p>10.6044</text:p>
          </table:table-cell>
          <table:table-cell table:formula="of:=LOG([.B99]; EXP(1))" office:value-type="float" office:value="2.36126900932982" calcext:value-type="float">
            <text:p>2.361</text:p>
          </table:table-cell>
          <table:table-cell table:formula="of:=[.A99]*[.A99]" office:value-type="float" office:value="9408.806001" calcext:value-type="float">
            <text:p>9408.806</text:p>
          </table:table-cell>
          <table:table-cell table:formula="of:=[.C99]*[.C99]" office:value-type="float" office:value="5.57559133442144" calcext:value-type="float">
            <text:p>5.5756</text:p>
          </table:table-cell>
          <table:table-cell table:formula="of:=[.A99]*[.C99]" office:value-type="float" office:value="229.040732635983" calcext:value-type="float">
            <text:p>229.0407</text:p>
          </table:table-cell>
          <table:table-cell/>
        </table:table-row>
        <table:table-row table:style-name="ro1">
          <table:table-cell office:value-type="float" office:value="97.998" calcext:value-type="float">
            <text:p>97.998</text:p>
          </table:table-cell>
          <table:table-cell office:value-type="float" office:value="10.5849" calcext:value-type="float">
            <text:p>10.5849</text:p>
          </table:table-cell>
          <table:table-cell table:formula="of:=LOG([.B100]; EXP(1))" office:value-type="float" office:value="2.35942845721107" calcext:value-type="float">
            <text:p>2.359</text:p>
          </table:table-cell>
          <table:table-cell table:formula="of:=[.A100]*[.A100]" office:value-type="float" office:value="9603.608004" calcext:value-type="float">
            <text:p>9603.608</text:p>
          </table:table-cell>
          <table:table-cell table:formula="of:=[.C100]*[.C100]" office:value-type="float" office:value="5.56690264469743" calcext:value-type="float">
            <text:p>5.5669</text:p>
          </table:table-cell>
          <table:table-cell table:formula="of:=[.A100]*[.C100]" office:value-type="float" office:value="231.219269949771" calcext:value-type="float">
            <text:p>231.2193</text:p>
          </table:table-cell>
          <table:table-cell/>
        </table:table-row>
        <table:table-row table:style-name="ro1">
          <table:table-cell office:value-type="float" office:value="98.998" calcext:value-type="float">
            <text:p>98.998</text:p>
          </table:table-cell>
          <table:table-cell office:value-type="float" office:value="10.5673" calcext:value-type="float">
            <text:p>10.5673</text:p>
          </table:table-cell>
          <table:table-cell table:formula="of:=LOG([.B101]; EXP(1))" office:value-type="float" office:value="2.3577643273275" calcext:value-type="float">
            <text:p>2.358</text:p>
          </table:table-cell>
          <table:table-cell table:formula="of:=[.A101]*[.A101]" office:value-type="float" office:value="9800.604004" calcext:value-type="float">
            <text:p>9800.604</text:p>
          </table:table-cell>
          <table:table-cell table:formula="of:=[.C101]*[.C101]" office:value-type="float" office:value="5.55905262321809" calcext:value-type="float">
            <text:p>5.5591</text:p>
          </table:table-cell>
          <table:table-cell table:formula="of:=[.A101]*[.C101]" office:value-type="float" office:value="233.413952876768" calcext:value-type="float">
            <text:p>233.4140</text:p>
          </table:table-cell>
          <table:table-cell/>
        </table:table-row>
        <table:table-row table:style-name="ro1">
          <table:table-cell office:value-type="float" office:value="99.999" calcext:value-type="float">
            <text:p>99.999</text:p>
          </table:table-cell>
          <table:table-cell office:value-type="float" office:value="10.5483" calcext:value-type="float">
            <text:p>10.5483</text:p>
          </table:table-cell>
          <table:table-cell table:formula="of:=LOG([.B102]; EXP(1))" office:value-type="float" office:value="2.35596470949728" calcext:value-type="float">
            <text:p>2.356</text:p>
          </table:table-cell>
          <table:table-cell table:formula="of:=[.A102]*[.A102]" office:value-type="float" office:value="9999.800001" calcext:value-type="float">
            <text:p>9999.800</text:p>
          </table:table-cell>
          <table:table-cell table:formula="of:=[.C102]*[.C102]" office:value-type="float" office:value="5.55056971239663" calcext:value-type="float">
            <text:p>5.5506</text:p>
          </table:table-cell>
          <table:table-cell table:formula="of:=[.A102]*[.C102]" office:value-type="float" office:value="235.594114985019" calcext:value-type="float">
            <text:p>235.5941</text:p>
          </table:table-cell>
          <table:table-cell/>
        </table:table-row>
        <table:table-row table:style-name="ro1">
          <table:table-cell office:value-type="float" office:value="100.999" calcext:value-type="float">
            <text:p>100.999</text:p>
          </table:table-cell>
          <table:table-cell office:value-type="float" office:value="10.5277" calcext:value-type="float">
            <text:p>10.5277</text:p>
          </table:table-cell>
          <table:table-cell table:formula="of:=LOG([.B103]; EXP(1))" office:value-type="float" office:value="2.35400987873623" calcext:value-type="float">
            <text:p>2.354</text:p>
          </table:table-cell>
          <table:table-cell table:formula="of:=[.A103]*[.A103]" office:value-type="float" office:value="10200.798001" calcext:value-type="float">
            <text:p>10200.798</text:p>
          </table:table-cell>
          <table:table-cell table:formula="of:=[.C103]*[.C103]" office:value-type="float" office:value="5.54136250918776" calcext:value-type="float">
            <text:p>5.5414</text:p>
          </table:table-cell>
          <table:table-cell table:formula="of:=[.A103]*[.C103]" office:value-type="float" office:value="237.75264374248" calcext:value-type="float">
            <text:p>237.7526</text:p>
          </table:table-cell>
          <table:table-cell/>
        </table:table-row>
        <table:table-row table:style-name="ro1">
          <table:table-cell office:value-type="float" office:value="101.998" calcext:value-type="float">
            <text:p>101.998</text:p>
          </table:table-cell>
          <table:table-cell office:value-type="float" office:value="10.5091" calcext:value-type="float">
            <text:p>10.5091</text:p>
          </table:table-cell>
          <table:table-cell table:formula="of:=LOG([.B104]; EXP(1))" office:value-type="float" office:value="2.35224154849144" calcext:value-type="float">
            <text:p>2.352</text:p>
          </table:table-cell>
          <table:table-cell table:formula="of:=[.A104]*[.A104]" office:value-type="float" office:value="10403.592004" calcext:value-type="float">
            <text:p>10403.592</text:p>
          </table:table-cell>
          <table:table-cell table:formula="of:=[.C104]*[.C104]" office:value-type="float" office:value="5.53304030244939" calcext:value-type="float">
            <text:p>5.5330</text:p>
          </table:table-cell>
          <table:table-cell table:formula="of:=[.A104]*[.C104]" office:value-type="float" office:value="239.923933463029" calcext:value-type="float">
            <text:p>239.9239</text:p>
          </table:table-cell>
          <table:table-cell/>
        </table:table-row>
        <table:table-row table:style-name="ro1">
          <table:table-cell office:value-type="float" office:value="102.998" calcext:value-type="float">
            <text:p>102.998</text:p>
          </table:table-cell>
          <table:table-cell office:value-type="float" office:value="10.4896" calcext:value-type="float">
            <text:p>10.4896</text:p>
          </table:table-cell>
          <table:table-cell table:formula="of:=LOG([.B105]; EXP(1))" office:value-type="float" office:value="2.35038429012732" calcext:value-type="float">
            <text:p>2.350</text:p>
          </table:table-cell>
          <table:table-cell table:formula="of:=[.A105]*[.A105]" office:value-type="float" office:value="10608.588004" calcext:value-type="float">
            <text:p>10608.588</text:p>
          </table:table-cell>
          <table:table-cell table:formula="of:=[.C105]*[.C105]" office:value-type="float" office:value="5.5243063112773" calcext:value-type="float">
            <text:p>5.5243</text:p>
          </table:table-cell>
          <table:table-cell table:formula="of:=[.A105]*[.C105]" office:value-type="float" office:value="242.084881114534" calcext:value-type="float">
            <text:p>242.0849</text:p>
          </table:table-cell>
          <table:table-cell/>
        </table:table-row>
        <table:table-row table:style-name="ro1">
          <table:table-cell office:value-type="float" office:value="103.998" calcext:value-type="float">
            <text:p>103.998</text:p>
          </table:table-cell>
          <table:table-cell office:value-type="float" office:value="10.4702" calcext:value-type="float">
            <text:p>10.4702</text:p>
          </table:table-cell>
          <table:table-cell table:formula="of:=LOG([.B106]; EXP(1))" office:value-type="float" office:value="2.34853312689675" calcext:value-type="float">
            <text:p>2.349</text:p>
          </table:table-cell>
          <table:table-cell table:formula="of:=[.A106]*[.A106]" office:value-type="float" office:value="10815.584004" calcext:value-type="float">
            <text:p>10815.584</text:p>
          </table:table-cell>
          <table:table-cell table:formula="of:=[.C106]*[.C106]" office:value-type="float" office:value="5.51560784813144" calcext:value-type="float">
            <text:p>5.5156</text:p>
          </table:table-cell>
          <table:table-cell table:formula="of:=[.A106]*[.C106]" office:value-type="float" office:value="244.242748131009" calcext:value-type="float">
            <text:p>244.2427</text:p>
          </table:table-cell>
          <table:table-cell/>
        </table:table-row>
        <table:table-row table:style-name="ro1">
          <table:table-cell office:value-type="float" office:value="104.999" calcext:value-type="float">
            <text:p>104.999</text:p>
          </table:table-cell>
          <table:table-cell office:value-type="float" office:value="10.4511" calcext:value-type="float">
            <text:p>10.4511</text:p>
          </table:table-cell>
          <table:table-cell table:formula="of:=LOG([.B107]; EXP(1))" office:value-type="float" office:value="2.34670723602894" calcext:value-type="float">
            <text:p>2.347</text:p>
          </table:table-cell>
          <table:table-cell table:formula="of:=[.A107]*[.A107]" office:value-type="float" office:value="11024.790001" calcext:value-type="float">
            <text:p>11024.790</text:p>
          </table:table-cell>
          <table:table-cell table:formula="of:=[.C107]*[.C107]" office:value-type="float" office:value="5.50703485163057" calcext:value-type="float">
            <text:p>5.5070</text:p>
          </table:table-cell>
          <table:table-cell table:formula="of:=[.A107]*[.C107]" office:value-type="float" office:value="246.401913075802" calcext:value-type="float">
            <text:p>246.4019</text:p>
          </table:table-cell>
          <table:table-cell/>
        </table:table-row>
        <table:table-row table:style-name="ro1">
          <table:table-cell office:value-type="float" office:value="105.999" calcext:value-type="float">
            <text:p>105.999</text:p>
          </table:table-cell>
          <table:table-cell office:value-type="float" office:value="10.4319" calcext:value-type="float">
            <text:p>10.4319</text:p>
          </table:table-cell>
          <table:table-cell table:formula="of:=LOG([.B108]; EXP(1))" office:value-type="float" office:value="2.34486841924878" calcext:value-type="float">
            <text:p>2.345</text:p>
          </table:table-cell>
          <table:table-cell table:formula="of:=[.A108]*[.A108]" office:value-type="float" office:value="11235.788001" calcext:value-type="float">
            <text:p>11235.788</text:p>
          </table:table-cell>
          <table:table-cell table:formula="of:=[.C108]*[.C108]" office:value-type="float" office:value="5.49840790359028" calcext:value-type="float">
            <text:p>5.4984</text:p>
          </table:table-cell>
          <table:table-cell table:formula="of:=[.A108]*[.C108]" office:value-type="float" office:value="248.553707571952" calcext:value-type="float">
            <text:p>248.5537</text:p>
          </table:table-cell>
          <table:table-cell/>
        </table:table-row>
        <table:table-row table:style-name="ro1">
          <table:table-cell office:value-type="float" office:value="106.998" calcext:value-type="float">
            <text:p>106.998</text:p>
          </table:table-cell>
          <table:table-cell office:value-type="float" office:value="10.4128" calcext:value-type="float">
            <text:p>10.4128</text:p>
          </table:table-cell>
          <table:table-cell table:formula="of:=LOG([.B109]; EXP(1))" office:value-type="float" office:value="2.34303581860253" calcext:value-type="float">
            <text:p>2.343</text:p>
          </table:table-cell>
          <table:table-cell table:formula="of:=[.A109]*[.A109]" office:value-type="float" office:value="11448.572004" calcext:value-type="float">
            <text:p>11448.572</text:p>
          </table:table-cell>
          <table:table-cell table:formula="of:=[.C109]*[.C109]" office:value-type="float" office:value="5.48981684725441" calcext:value-type="float">
            <text:p>5.4898</text:p>
          </table:table-cell>
          <table:table-cell table:formula="of:=[.A109]*[.C109]" office:value-type="float" office:value="250.700146518833" calcext:value-type="float">
            <text:p>250.7001</text:p>
          </table:table-cell>
          <table:table-cell/>
        </table:table-row>
        <table:table-row table:style-name="ro1">
          <table:table-cell office:value-type="float" office:value="107.998" calcext:value-type="float">
            <text:p>107.998</text:p>
          </table:table-cell>
          <table:table-cell office:value-type="float" office:value="10.3941" calcext:value-type="float">
            <text:p>10.3941</text:p>
          </table:table-cell>
          <table:table-cell table:formula="of:=LOG([.B110]; EXP(1))" office:value-type="float" office:value="2.34123833747512" calcext:value-type="float">
            <text:p>2.341</text:p>
          </table:table-cell>
          <table:table-cell table:formula="of:=[.A110]*[.A110]" office:value-type="float" office:value="11663.568004" calcext:value-type="float">
            <text:p>11663.568</text:p>
          </table:table-cell>
          <table:table-cell table:formula="of:=[.C110]*[.C110]" office:value-type="float" office:value="5.48139695286328" calcext:value-type="float">
            <text:p>5.4814</text:p>
          </table:table-cell>
          <table:table-cell table:formula="of:=[.A110]*[.C110]" office:value-type="float" office:value="252.849057970638" calcext:value-type="float">
            <text:p>252.8491</text:p>
          </table:table-cell>
          <table:table-cell/>
        </table:table-row>
        <table:table-row table:style-name="ro1">
          <table:table-cell office:value-type="float" office:value="108.998" calcext:value-type="float">
            <text:p>108.998</text:p>
          </table:table-cell>
          <table:table-cell office:value-type="float" office:value="10.3759" calcext:value-type="float">
            <text:p>10.3759</text:p>
          </table:table-cell>
          <table:table-cell table:formula="of:=LOG([.B111]; EXP(1))" office:value-type="float" office:value="2.33948580934241" calcext:value-type="float">
            <text:p>2.339</text:p>
          </table:table-cell>
          <table:table-cell table:formula="of:=[.A111]*[.A111]" office:value-type="float" office:value="11880.564004" calcext:value-type="float">
            <text:p>11880.564</text:p>
          </table:table-cell>
          <table:table-cell table:formula="of:=[.C111]*[.C111]" office:value-type="float" office:value="5.47319385211452" calcext:value-type="float">
            <text:p>5.4732</text:p>
          </table:table-cell>
          <table:table-cell table:formula="of:=[.A111]*[.C111]" office:value-type="float" office:value="254.999274246704" calcext:value-type="float">
            <text:p>254.9993</text:p>
          </table:table-cell>
          <table:table-cell/>
        </table:table-row>
        <table:table-row table:style-name="ro1">
          <table:table-cell office:value-type="float" office:value="109.998" calcext:value-type="float">
            <text:p>109.998</text:p>
          </table:table-cell>
          <table:table-cell office:value-type="float" office:value="10.3569" calcext:value-type="float">
            <text:p>10.3569</text:p>
          </table:table-cell>
          <table:table-cell table:formula="of:=LOG([.B112]; EXP(1))" office:value-type="float" office:value="2.33765296425454" calcext:value-type="float">
            <text:p>2.338</text:p>
          </table:table-cell>
          <table:table-cell table:formula="of:=[.A112]*[.A112]" office:value-type="float" office:value="12099.560004" calcext:value-type="float">
            <text:p>12099.560</text:p>
          </table:table-cell>
          <table:table-cell table:formula="of:=[.C112]*[.C112]" office:value-type="float" office:value="5.46462138128803" calcext:value-type="float">
            <text:p>5.4646</text:p>
          </table:table-cell>
          <table:table-cell table:formula="of:=[.A112]*[.C112]" office:value-type="float" office:value="257.137150762071" calcext:value-type="float">
            <text:p>257.1372</text:p>
          </table:table-cell>
          <table:table-cell/>
        </table:table-row>
        <table:table-row table:style-name="ro1">
          <table:table-cell office:value-type="float" office:value="110.998" calcext:value-type="float">
            <text:p>110.998</text:p>
          </table:table-cell>
          <table:table-cell office:value-type="float" office:value="10.338" calcext:value-type="float">
            <text:p>10.338</text:p>
          </table:table-cell>
          <table:table-cell table:formula="of:=LOG([.B113]; EXP(1))" office:value-type="float" office:value="2.33582642677385" calcext:value-type="float">
            <text:p>2.336</text:p>
          </table:table-cell>
          <table:table-cell table:formula="of:=[.A113]*[.A113]" office:value-type="float" office:value="12320.556004" calcext:value-type="float">
            <text:p>12320.556</text:p>
          </table:table-cell>
          <table:table-cell table:formula="of:=[.C113]*[.C113]" office:value-type="float" office:value="5.45608509601508" calcext:value-type="float">
            <text:p>5.4561</text:p>
          </table:table-cell>
          <table:table-cell table:formula="of:=[.A113]*[.C113]" office:value-type="float" office:value="259.272061719044" calcext:value-type="float">
            <text:p>259.2721</text:p>
          </table:table-cell>
          <table:table-cell/>
        </table:table-row>
        <table:table-row table:style-name="ro1">
          <table:table-cell office:value-type="float" office:value="111.998" calcext:value-type="float">
            <text:p>111.998</text:p>
          </table:table-cell>
          <table:table-cell office:value-type="float" office:value="10.3197" calcext:value-type="float">
            <text:p>10.3197</text:p>
          </table:table-cell>
          <table:table-cell table:formula="of:=LOG([.B114]; EXP(1))" office:value-type="float" office:value="2.33405468986344" calcext:value-type="float">
            <text:p>2.334</text:p>
          </table:table-cell>
          <table:table-cell table:formula="of:=[.A114]*[.A114]" office:value-type="float" office:value="12543.552004" calcext:value-type="float">
            <text:p>12543.552</text:p>
          </table:table-cell>
          <table:table-cell table:formula="of:=[.C114]*[.C114]" office:value-type="float" office:value="5.44781129527352" calcext:value-type="float">
            <text:p>5.4478</text:p>
          </table:table-cell>
          <table:table-cell table:formula="of:=[.A114]*[.C114]" office:value-type="float" office:value="261.409457155326" calcext:value-type="float">
            <text:p>261.4095</text:p>
          </table:table-cell>
          <table:table-cell/>
        </table:table-row>
        <table:table-row table:style-name="ro1">
          <table:table-cell office:value-type="float" office:value="112.998" calcext:value-type="float">
            <text:p>112.998</text:p>
          </table:table-cell>
          <table:table-cell office:value-type="float" office:value="10.3162" calcext:value-type="float">
            <text:p>10.3162</text:p>
          </table:table-cell>
          <table:table-cell table:formula="of:=LOG([.B115]; EXP(1))" office:value-type="float" office:value="2.33371547519061" calcext:value-type="float">
            <text:p>2.334</text:p>
          </table:table-cell>
          <table:table-cell table:formula="of:=[.A115]*[.A115]" office:value-type="float" office:value="12768.548004" calcext:value-type="float">
            <text:p>12768.548</text:p>
          </table:table-cell>
          <table:table-cell table:formula="of:=[.C115]*[.C115]" office:value-type="float" office:value="5.44622791914412" calcext:value-type="float">
            <text:p>5.4462</text:p>
          </table:table-cell>
          <table:table-cell table:formula="of:=[.A115]*[.C115]" office:value-type="float" office:value="263.705181265588" calcext:value-type="float">
            <text:p>263.7052</text:p>
          </table:table-cell>
          <table:table-cell/>
        </table:table-row>
        <table:table-row table:style-name="ro1">
          <table:table-cell office:value-type="float" office:value="113.999" calcext:value-type="float">
            <text:p>113.999</text:p>
          </table:table-cell>
          <table:table-cell office:value-type="float" office:value="10.2996" calcext:value-type="float">
            <text:p>10.2996</text:p>
          </table:table-cell>
          <table:table-cell table:formula="of:=LOG([.B116]; EXP(1))" office:value-type="float" office:value="2.33210505953004" calcext:value-type="float">
            <text:p>2.332</text:p>
          </table:table-cell>
          <table:table-cell table:formula="of:=[.A116]*[.A116]" office:value-type="float" office:value="12995.772001" calcext:value-type="float">
            <text:p>12995.772</text:p>
          </table:table-cell>
          <table:table-cell table:formula="of:=[.C116]*[.C116]" office:value-type="float" office:value="5.4387140086856" calcext:value-type="float">
            <text:p>5.4387</text:p>
          </table:table-cell>
          <table:table-cell table:formula="of:=[.A116]*[.C116]" office:value-type="float" office:value="265.857644681365" calcext:value-type="float">
            <text:p>265.8576</text:p>
          </table:table-cell>
          <table:table-cell/>
        </table:table-row>
        <table:table-row table:style-name="ro1">
          <table:table-cell office:value-type="float" office:value="114.998" calcext:value-type="float">
            <text:p>114.998</text:p>
          </table:table-cell>
          <table:table-cell office:value-type="float" office:value="10.2818" calcext:value-type="float">
            <text:p>10.2818</text:p>
          </table:table-cell>
          <table:table-cell table:formula="of:=LOG([.B117]; EXP(1))" office:value-type="float" office:value="2.33037534197554" calcext:value-type="float">
            <text:p>2.330</text:p>
          </table:table-cell>
          <table:table-cell table:formula="of:=[.A117]*[.A117]" office:value-type="float" office:value="13224.540004" calcext:value-type="float">
            <text:p>13224.540</text:p>
          </table:table-cell>
          <table:table-cell table:formula="of:=[.C117]*[.C117]" office:value-type="float" office:value="5.43064923448764" calcext:value-type="float">
            <text:p>5.4306</text:p>
          </table:table-cell>
          <table:table-cell table:formula="of:=[.A117]*[.C117]" office:value-type="float" office:value="267.988503576504" calcext:value-type="float">
            <text:p>267.9885</text:p>
          </table:table-cell>
          <table:table-cell/>
        </table:table-row>
        <table:table-row table:style-name="ro1">
          <table:table-cell office:value-type="float" office:value="115.998" calcext:value-type="float">
            <text:p>115.998</text:p>
          </table:table-cell>
          <table:table-cell office:value-type="float" office:value="10.2627" calcext:value-type="float">
            <text:p>10.2627</text:p>
          </table:table-cell>
          <table:table-cell table:formula="of:=LOG([.B118]; EXP(1))" office:value-type="float" office:value="2.32851596301739" calcext:value-type="float">
            <text:p>2.329</text:p>
          </table:table-cell>
          <table:table-cell table:formula="of:=[.A118]*[.A118]" office:value-type="float" office:value="13455.536004" calcext:value-type="float">
            <text:p>13455.536</text:p>
          </table:table-cell>
          <table:table-cell table:formula="of:=[.C118]*[.C118]" office:value-type="float" office:value="5.42198659002683" calcext:value-type="float">
            <text:p>5.4220</text:p>
          </table:table-cell>
          <table:table-cell table:formula="of:=[.A118]*[.C118]" office:value-type="float" office:value="270.103194678092" calcext:value-type="float">
            <text:p>270.1032</text:p>
          </table:table-cell>
          <table:table-cell/>
        </table:table-row>
        <table:table-row table:style-name="ro1">
          <table:table-cell office:value-type="float" office:value="116.998" calcext:value-type="float">
            <text:p>116.998</text:p>
          </table:table-cell>
          <table:table-cell office:value-type="float" office:value="10.2445" calcext:value-type="float">
            <text:p>10.2445</text:p>
          </table:table-cell>
          <table:table-cell table:formula="of:=LOG([.B119]; EXP(1))" office:value-type="float" office:value="2.32674097620512" calcext:value-type="float">
            <text:p>2.327</text:p>
          </table:table-cell>
          <table:table-cell table:formula="of:=[.A119]*[.A119]" office:value-type="float" office:value="13688.532004" calcext:value-type="float">
            <text:p>13688.532</text:p>
          </table:table-cell>
          <table:table-cell table:formula="of:=[.C119]*[.C119]" office:value-type="float" office:value="5.41372357035194" calcext:value-type="float">
            <text:p>5.4137</text:p>
          </table:table-cell>
          <table:table-cell table:formula="of:=[.A119]*[.C119]" office:value-type="float" office:value="272.224040734046" calcext:value-type="float">
            <text:p>272.2240</text:p>
          </table:table-cell>
          <table:table-cell/>
        </table:table-row>
        <table:table-row table:style-name="ro1">
          <table:table-cell office:value-type="float" office:value="117.998" calcext:value-type="float">
            <text:p>117.998</text:p>
          </table:table-cell>
          <table:table-cell office:value-type="float" office:value="10.2253" calcext:value-type="float">
            <text:p>10.2253</text:p>
          </table:table-cell>
          <table:table-cell table:formula="of:=LOG([.B120]; EXP(1))" office:value-type="float" office:value="2.32486504135176" calcext:value-type="float">
            <text:p>2.325</text:p>
          </table:table-cell>
          <table:table-cell table:formula="of:=[.A120]*[.A120]" office:value-type="float" office:value="13923.528004" calcext:value-type="float">
            <text:p>13923.528</text:p>
          </table:table-cell>
          <table:table-cell table:formula="of:=[.C120]*[.C120]" office:value-type="float" office:value="5.40499746049953" calcext:value-type="float">
            <text:p>5.4050</text:p>
          </table:table-cell>
          <table:table-cell table:formula="of:=[.A120]*[.C120]" office:value-type="float" office:value="274.329425149425" calcext:value-type="float">
            <text:p>274.3294</text:p>
          </table:table-cell>
          <table:table-cell/>
        </table:table-row>
        <table:table-row table:style-name="ro1">
          <table:table-cell office:value-type="float" office:value="118.999" calcext:value-type="float">
            <text:p>118.999</text:p>
          </table:table-cell>
          <table:table-cell office:value-type="float" office:value="10.2083" calcext:value-type="float">
            <text:p>10.2083</text:p>
          </table:table-cell>
          <table:table-cell table:formula="of:=LOG([.B121]; EXP(1))" office:value-type="float" office:value="2.32320111488533" calcext:value-type="float">
            <text:p>2.323</text:p>
          </table:table-cell>
          <table:table-cell table:formula="of:=[.A121]*[.A121]" office:value-type="float" office:value="14160.762001" calcext:value-type="float">
            <text:p>14160.762</text:p>
          </table:table-cell>
          <table:table-cell table:formula="of:=[.C121]*[.C121]" office:value-type="float" office:value="5.39726342020443" calcext:value-type="float">
            <text:p>5.3973</text:p>
          </table:table-cell>
          <table:table-cell table:formula="of:=[.A121]*[.C121]" office:value-type="float" office:value="276.458609470239" calcext:value-type="float">
            <text:p>276.4586</text:p>
          </table:table-cell>
          <table:table-cell/>
        </table:table-row>
        <table:table-row table:style-name="ro1">
          <table:table-cell office:value-type="float" office:value="119.998" calcext:value-type="float">
            <text:p>119.998</text:p>
          </table:table-cell>
          <table:table-cell office:value-type="float" office:value="10.1896" calcext:value-type="float">
            <text:p>10.1896</text:p>
          </table:table-cell>
          <table:table-cell table:formula="of:=LOG([.B122]; EXP(1))" office:value-type="float" office:value="2.32136759229341" calcext:value-type="float">
            <text:p>2.321</text:p>
          </table:table-cell>
          <table:table-cell table:formula="of:=[.A122]*[.A122]" office:value-type="float" office:value="14399.520004" calcext:value-type="float">
            <text:p>14399.520</text:p>
          </table:table-cell>
          <table:table-cell table:formula="of:=[.C122]*[.C122]" office:value-type="float" office:value="5.38874749855012" calcext:value-type="float">
            <text:p>5.3887</text:p>
          </table:table-cell>
          <table:table-cell table:formula="of:=[.A122]*[.C122]" office:value-type="float" office:value="278.559468340025" calcext:value-type="float">
            <text:p>278.5595</text:p>
          </table:table-cell>
          <table:table-cell/>
        </table:table-row>
        <table:table-row table:style-name="ro1">
          <table:table-cell office:value-type="float" office:value="120.998" calcext:value-type="float">
            <text:p>120.998</text:p>
          </table:table-cell>
          <table:table-cell office:value-type="float" office:value="10.1725" calcext:value-type="float">
            <text:p>10.1725</text:p>
          </table:table-cell>
          <table:table-cell table:formula="of:=LOG([.B123]; EXP(1))" office:value-type="float" office:value="2.31968800089371" calcext:value-type="float">
            <text:p>2.320</text:p>
          </table:table-cell>
          <table:table-cell table:formula="of:=[.A123]*[.A123]" office:value-type="float" office:value="14640.516004" calcext:value-type="float">
            <text:p>14640.516</text:p>
          </table:table-cell>
          <table:table-cell table:formula="of:=[.C123]*[.C123]" office:value-type="float" office:value="5.38095242149025" calcext:value-type="float">
            <text:p>5.3810</text:p>
          </table:table-cell>
          <table:table-cell table:formula="of:=[.A123]*[.C123]" office:value-type="float" office:value="280.677608732137" calcext:value-type="float">
            <text:p>280.6776</text:p>
          </table:table-cell>
          <table:table-cell/>
        </table:table-row>
        <table:table-row table:style-name="ro1">
          <table:table-cell office:value-type="float" office:value="121.998" calcext:value-type="float">
            <text:p>121.998</text:p>
          </table:table-cell>
          <table:table-cell office:value-type="float" office:value="10.1537" calcext:value-type="float">
            <text:p>10.1537</text:p>
          </table:table-cell>
          <table:table-cell table:formula="of:=LOG([.B124]; EXP(1))" office:value-type="float" office:value="2.31783817108185" calcext:value-type="float">
            <text:p>2.318</text:p>
          </table:table-cell>
          <table:table-cell table:formula="of:=[.A124]*[.A124]" office:value-type="float" office:value="14883.512004" calcext:value-type="float">
            <text:p>14883.512</text:p>
          </table:table-cell>
          <table:table-cell table:formula="of:=[.C124]*[.C124]" office:value-type="float" office:value="5.37237378732404" calcext:value-type="float">
            <text:p>5.3724</text:p>
          </table:table-cell>
          <table:table-cell table:formula="of:=[.A124]*[.C124]" office:value-type="float" office:value="282.771621195643" calcext:value-type="float">
            <text:p>282.7716</text:p>
          </table:table-cell>
          <table:table-cell/>
        </table:table-row>
        <table:table-row table:style-name="ro1">
          <table:table-cell office:value-type="float" office:value="122.999" calcext:value-type="float">
            <text:p>122.999</text:p>
          </table:table-cell>
          <table:table-cell office:value-type="float" office:value="10.1348" calcext:value-type="float">
            <text:p>10.1348</text:p>
          </table:table-cell>
          <table:table-cell table:formula="of:=LOG([.B125]; EXP(1))" office:value-type="float" office:value="2.31597504611281" calcext:value-type="float">
            <text:p>2.316</text:p>
          </table:table-cell>
          <table:table-cell table:formula="of:=[.A125]*[.A125]" office:value-type="float" office:value="15128.754001" calcext:value-type="float">
            <text:p>15128.754</text:p>
          </table:table-cell>
          <table:table-cell table:formula="of:=[.C125]*[.C125]" office:value-type="float" office:value="5.36374041421721" calcext:value-type="float">
            <text:p>5.3637</text:p>
          </table:table-cell>
          <table:table-cell table:formula="of:=[.A125]*[.C125]" office:value-type="float" office:value="284.862614696829" calcext:value-type="float">
            <text:p>284.8626</text:p>
          </table:table-cell>
          <table:table-cell/>
        </table:table-row>
        <table:table-row table:style-name="ro1">
          <table:table-cell office:value-type="float" office:value="123.999" calcext:value-type="float">
            <text:p>123.999</text:p>
          </table:table-cell>
          <table:table-cell office:value-type="float" office:value="10.1168" calcext:value-type="float">
            <text:p>10.1168</text:p>
          </table:table-cell>
          <table:table-cell table:formula="of:=LOG([.B126]; EXP(1))" office:value-type="float" office:value="2.31419740832221" calcext:value-type="float">
            <text:p>2.314</text:p>
          </table:table-cell>
          <table:table-cell table:formula="of:=[.A126]*[.A126]" office:value-type="float" office:value="15375.752001" calcext:value-type="float">
            <text:p>15375.752</text:p>
          </table:table-cell>
          <table:table-cell table:formula="of:=[.C126]*[.C126]" office:value-type="float" office:value="5.35550964468524" calcext:value-type="float">
            <text:p>5.3555</text:p>
          </table:table-cell>
          <table:table-cell table:formula="of:=[.A126]*[.C126]" office:value-type="float" office:value="286.958164434546" calcext:value-type="float">
            <text:p>286.9582</text:p>
          </table:table-cell>
          <table:table-cell/>
        </table:table-row>
        <table:table-row table:style-name="ro1">
          <table:table-cell office:value-type="float" office:value="124.999" calcext:value-type="float">
            <text:p>124.999</text:p>
          </table:table-cell>
          <table:table-cell office:value-type="float" office:value="10.0984" calcext:value-type="float">
            <text:p>10.0984</text:p>
          </table:table-cell>
          <table:table-cell table:formula="of:=LOG([.B127]; EXP(1))" office:value-type="float" office:value="2.31237699545651" calcext:value-type="float">
            <text:p>2.312</text:p>
          </table:table-cell>
          <table:table-cell table:formula="of:=[.A127]*[.A127]" office:value-type="float" office:value="15624.750001" calcext:value-type="float">
            <text:p>15624.750</text:p>
          </table:table-cell>
          <table:table-cell table:formula="of:=[.C127]*[.C127]" office:value-type="float" office:value="5.3470873691165" calcext:value-type="float">
            <text:p>5.3471</text:p>
          </table:table-cell>
          <table:table-cell table:formula="of:=[.A127]*[.C127]" office:value-type="float" office:value="289.044812055069" calcext:value-type="float">
            <text:p>289.0448</text:p>
          </table:table-cell>
          <table:table-cell/>
        </table:table-row>
        <table:table-row table:style-name="ro1">
          <table:table-cell office:value-type="float" office:value="125.998" calcext:value-type="float">
            <text:p>125.998</text:p>
          </table:table-cell>
          <table:table-cell office:value-type="float" office:value="10.08" calcext:value-type="float">
            <text:p>10.08</text:p>
          </table:table-cell>
          <table:table-cell table:formula="of:=LOG([.B128]; EXP(1))" office:value-type="float" office:value="2.31055326264322" calcext:value-type="float">
            <text:p>2.311</text:p>
          </table:table-cell>
          <table:table-cell table:formula="of:=[.A128]*[.A128]" office:value-type="float" office:value="15875.496004" calcext:value-type="float">
            <text:p>15875.496</text:p>
          </table:table-cell>
          <table:table-cell table:formula="of:=[.C128]*[.C128]" office:value-type="float" office:value="5.33865637951124" calcext:value-type="float">
            <text:p>5.3387</text:p>
          </table:table-cell>
          <table:table-cell table:formula="of:=[.A128]*[.C128]" office:value-type="float" office:value="291.125089986521" calcext:value-type="float">
            <text:p>291.1251</text:p>
          </table:table-cell>
          <table:table-cell/>
        </table:table-row>
        <table:table-row table:style-name="ro1">
          <table:table-cell office:value-type="float" office:value="126.998" calcext:value-type="float">
            <text:p>126.998</text:p>
          </table:table-cell>
          <table:table-cell office:value-type="float" office:value="10.0626" calcext:value-type="float">
            <text:p>10.0626</text:p>
          </table:table-cell>
          <table:table-cell table:formula="of:=LOG([.B129]; EXP(1))" office:value-type="float" office:value="2.3088255805835" calcext:value-type="float">
            <text:p>2.309</text:p>
          </table:table-cell>
          <table:table-cell table:formula="of:=[.A129]*[.A129]" office:value-type="float" office:value="16128.492004" calcext:value-type="float">
            <text:p>16128.492</text:p>
          </table:table-cell>
          <table:table-cell table:formula="of:=[.C129]*[.C129]" office:value-type="float" office:value="5.33067556155674" calcext:value-type="float">
            <text:p>5.3307</text:p>
          </table:table-cell>
          <table:table-cell table:formula="of:=[.A129]*[.C129]" office:value-type="float" office:value="293.216231082943" calcext:value-type="float">
            <text:p>293.2162</text:p>
          </table:table-cell>
          <table:table-cell/>
        </table:table-row>
        <table:table-row table:style-name="ro1">
          <table:table-cell office:value-type="float" office:value="127.998" calcext:value-type="float">
            <text:p>127.998</text:p>
          </table:table-cell>
          <table:table-cell office:value-type="float" office:value="10.0438" calcext:value-type="float">
            <text:p>10.0438</text:p>
          </table:table-cell>
          <table:table-cell table:formula="of:=LOG([.B130]; EXP(1))" office:value-type="float" office:value="2.30695552871158" calcext:value-type="float">
            <text:p>2.307</text:p>
          </table:table-cell>
          <table:table-cell table:formula="of:=[.A130]*[.A130]" office:value-type="float" office:value="16383.488004" calcext:value-type="float">
            <text:p>16383.488</text:p>
          </table:table-cell>
          <table:table-cell table:formula="of:=[.C130]*[.C130]" office:value-type="float" office:value="5.32204381145293" calcext:value-type="float">
            <text:p>5.3220</text:p>
          </table:table-cell>
          <table:table-cell table:formula="of:=[.A130]*[.C130]" office:value-type="float" office:value="295.285693764025" calcext:value-type="float">
            <text:p>295.2857</text:p>
          </table:table-cell>
          <table:table-cell/>
        </table:table-row>
        <table:table-row table:style-name="ro1">
          <table:table-cell office:value-type="float" office:value="128.998" calcext:value-type="float">
            <text:p>128.998</text:p>
          </table:table-cell>
          <table:table-cell office:value-type="float" office:value="10.0263" calcext:value-type="float">
            <text:p>10.0263</text:p>
          </table:table-cell>
          <table:table-cell table:formula="of:=LOG([.B131]; EXP(1))" office:value-type="float" office:value="2.30521164059593" calcext:value-type="float">
            <text:p>2.305</text:p>
          </table:table-cell>
          <table:table-cell table:formula="of:=[.A131]*[.A131]" office:value-type="float" office:value="16640.484004" calcext:value-type="float">
            <text:p>16640.484</text:p>
          </table:table-cell>
          <table:table-cell table:formula="of:=[.C131]*[.C131]" office:value-type="float" office:value="5.31400070793896" calcext:value-type="float">
            <text:p>5.3140</text:p>
          </table:table-cell>
          <table:table-cell table:formula="of:=[.A131]*[.C131]" office:value-type="float" office:value="297.367691213593" calcext:value-type="float">
            <text:p>297.3677</text:p>
          </table:table-cell>
          <table:table-cell/>
        </table:table-row>
        <table:table-row table:style-name="ro1">
          <table:table-cell office:value-type="float" office:value="129.999" calcext:value-type="float">
            <text:p>129.999</text:p>
          </table:table-cell>
          <table:table-cell office:value-type="float" office:value="10.0086" calcext:value-type="float">
            <text:p>10.0086</text:p>
          </table:table-cell>
          <table:table-cell table:formula="of:=LOG([.B132]; EXP(1))" office:value-type="float" office:value="2.30344472340593" calcext:value-type="float">
            <text:p>2.303</text:p>
          </table:table-cell>
          <table:table-cell table:formula="of:=[.A132]*[.A132]" office:value-type="float" office:value="16899.740001" calcext:value-type="float">
            <text:p>16899.740</text:p>
          </table:table-cell>
          <table:table-cell table:formula="of:=[.C132]*[.C132]" office:value-type="float" office:value="5.30585759378661" calcext:value-type="float">
            <text:p>5.3059</text:p>
          </table:table-cell>
          <table:table-cell table:formula="of:=[.A132]*[.C132]" office:value-type="float" office:value="299.445510598047" calcext:value-type="float">
            <text:p>299.4455</text:p>
          </table:table-cell>
          <table:table-cell/>
        </table:table-row>
        <table:table-row table:style-name="ro1">
          <table:table-cell office:value-type="float" office:value="130.999" calcext:value-type="float">
            <text:p>130.999</text:p>
          </table:table-cell>
          <table:table-cell office:value-type="float" office:value="9.9901" calcext:value-type="float">
            <text:p>9.9901</text:p>
          </table:table-cell>
          <table:table-cell table:formula="of:=LOG([.B133]; EXP(1))" office:value-type="float" office:value="2.30159460262037" calcext:value-type="float">
            <text:p>2.302</text:p>
          </table:table-cell>
          <table:table-cell table:formula="of:=[.A133]*[.A133]" office:value-type="float" office:value="17160.738001" calcext:value-type="float">
            <text:p>17160.738</text:p>
          </table:table-cell>
          <table:table-cell table:formula="of:=[.C133]*[.C133]" office:value-type="float" office:value="5.29733771481123" calcext:value-type="float">
            <text:p>5.2973</text:p>
          </table:table-cell>
          <table:table-cell table:formula="of:=[.A133]*[.C133]" office:value-type="float" office:value="301.506591348666" calcext:value-type="float">
            <text:p>301.5066</text:p>
          </table:table-cell>
          <table:table-cell/>
        </table:table-row>
        <table:table-row table:style-name="ro1">
          <table:table-cell office:value-type="float" office:value="131.999" calcext:value-type="float">
            <text:p>131.999</text:p>
          </table:table-cell>
          <table:table-cell office:value-type="float" office:value="9.9727" calcext:value-type="float">
            <text:p>9.9727</text:p>
          </table:table-cell>
          <table:table-cell table:formula="of:=LOG([.B134]; EXP(1))" office:value-type="float" office:value="2.29985135974799" calcext:value-type="float">
            <text:p>2.300</text:p>
          </table:table-cell>
          <table:table-cell table:formula="of:=[.A134]*[.A134]" office:value-type="float" office:value="17423.736001" calcext:value-type="float">
            <text:p>17423.736</text:p>
          </table:table-cell>
          <table:table-cell table:formula="of:=[.C134]*[.C134]" office:value-type="float" office:value="5.28931627693468" calcext:value-type="float">
            <text:p>5.2893</text:p>
          </table:table-cell>
          <table:table-cell table:formula="of:=[.A134]*[.C134]" office:value-type="float" office:value="303.578079635375" calcext:value-type="float">
            <text:p>303.578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.9526" calcext:value-type="float">
            <text:p>9.9526</text:p>
          </table:table-cell>
          <table:table-cell table:formula="of:=LOG([.B135]; EXP(1))" office:value-type="float" office:value="2.29783382356856" calcext:value-type="float">
            <text:p>2.298</text:p>
          </table:table-cell>
          <table:table-cell table:formula="of:=[.A135]*[.A135]" office:value-type="float" office:value="17689" calcext:value-type="float">
            <text:p>17689.000</text:p>
          </table:table-cell>
          <table:table-cell table:formula="of:=[.C135]*[.C135]" office:value-type="float" office:value="5.2800402807357" calcext:value-type="float">
            <text:p>5.2800</text:p>
          </table:table-cell>
          <table:table-cell table:formula="of:=[.A135]*[.C135]" office:value-type="float" office:value="305.611898534618" calcext:value-type="float">
            <text:p>305.6119</text:p>
          </table:table-cell>
          <table:table-cell/>
        </table:table-row>
        <table:table-row table:style-name="ro1">
          <table:table-cell office:value-type="float" office:value="133.999" calcext:value-type="float">
            <text:p>133.999</text:p>
          </table:table-cell>
          <table:table-cell office:value-type="float" office:value="9.9369" calcext:value-type="float">
            <text:p>9.9369</text:p>
          </table:table-cell>
          <table:table-cell table:formula="of:=LOG([.B136]; EXP(1))" office:value-type="float" office:value="2.29625510079917" calcext:value-type="float">
            <text:p>2.296</text:p>
          </table:table-cell>
          <table:table-cell table:formula="of:=[.A136]*[.A136]" office:value-type="float" office:value="17955.732001" calcext:value-type="float">
            <text:p>17955.732</text:p>
          </table:table-cell>
          <table:table-cell table:formula="of:=[.C136]*[.C136]" office:value-type="float" office:value="5.27278748794622" calcext:value-type="float">
            <text:p>5.2728</text:p>
          </table:table-cell>
          <table:table-cell table:formula="of:=[.A136]*[.C136]" office:value-type="float" office:value="307.695887251988" calcext:value-type="float">
            <text:p>307.695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.9199" calcext:value-type="float">
            <text:p>9.9199</text:p>
          </table:table-cell>
          <table:table-cell table:formula="of:=LOG([.B137]; EXP(1))" office:value-type="float" office:value="2.29454284060081" calcext:value-type="float">
            <text:p>2.295</text:p>
          </table:table-cell>
          <table:table-cell table:formula="of:=[.A137]*[.A137]" office:value-type="float" office:value="18225" calcext:value-type="float">
            <text:p>18225.000</text:p>
          </table:table-cell>
          <table:table-cell table:formula="of:=[.C137]*[.C137]" office:value-type="float" office:value="5.26492684735243" calcext:value-type="float">
            <text:p>5.2649</text:p>
          </table:table-cell>
          <table:table-cell table:formula="of:=[.A137]*[.C137]" office:value-type="float" office:value="309.763283481109" calcext:value-type="float">
            <text:p>309.7633</text:p>
          </table:table-cell>
          <table:table-cell/>
        </table:table-row>
        <table:table-row table:style-name="ro1">
          <table:table-cell office:value-type="float" office:value="135.999" calcext:value-type="float">
            <text:p>135.999</text:p>
          </table:table-cell>
          <table:table-cell office:value-type="float" office:value="9.9011" calcext:value-type="float">
            <text:p>9.9011</text:p>
          </table:table-cell>
          <table:table-cell table:formula="of:=LOG([.B138]; EXP(1))" office:value-type="float" office:value="2.29264586207927" calcext:value-type="float">
            <text:p>2.293</text:p>
          </table:table-cell>
          <table:table-cell table:formula="of:=[.A138]*[.A138]" office:value-type="float" office:value="18495.728001" calcext:value-type="float">
            <text:p>18495.728</text:p>
          </table:table-cell>
          <table:table-cell table:formula="of:=[.C138]*[.C138]" office:value-type="float" office:value="5.25622504890921" calcext:value-type="float">
            <text:p>5.2562</text:p>
          </table:table-cell>
          <table:table-cell table:formula="of:=[.A138]*[.C138]" office:value-type="float" office:value="311.797544596919" calcext:value-type="float">
            <text:p>311.797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.8838" calcext:value-type="float">
            <text:p>9.8838</text:p>
          </table:table-cell>
          <table:table-cell table:formula="of:=LOG([.B139]; EXP(1))" office:value-type="float" office:value="2.29089705319885" calcext:value-type="float">
            <text:p>2.291</text:p>
          </table:table-cell>
          <table:table-cell table:formula="of:=[.A139]*[.A139]" office:value-type="float" office:value="18769" calcext:value-type="float">
            <text:p>18769.000</text:p>
          </table:table-cell>
          <table:table-cell table:formula="of:=[.C139]*[.C139]" office:value-type="float" office:value="5.2482093083552" calcext:value-type="float">
            <text:p>5.2482</text:p>
          </table:table-cell>
          <table:table-cell table:formula="of:=[.A139]*[.C139]" office:value-type="float" office:value="313.852896288243" calcext:value-type="float">
            <text:p>313.8529</text:p>
          </table:table-cell>
          <table:table-cell/>
        </table:table-row>
        <table:table-row table:style-name="ro1">
          <table:table-cell office:value-type="float" office:value="137.999" calcext:value-type="float">
            <text:p>137.999</text:p>
          </table:table-cell>
          <table:table-cell office:value-type="float" office:value="9.8675" calcext:value-type="float">
            <text:p>9.8675</text:p>
          </table:table-cell>
          <table:table-cell table:formula="of:=LOG([.B140]; EXP(1))" office:value-type="float" office:value="2.28924652855486" calcext:value-type="float">
            <text:p>2.289</text:p>
          </table:table-cell>
          <table:table-cell table:formula="of:=[.A140]*[.A140]" office:value-type="float" office:value="19043.724001" calcext:value-type="float">
            <text:p>19043.724</text:p>
          </table:table-cell>
          <table:table-cell table:formula="of:=[.C140]*[.C140]" office:value-type="float" office:value="5.2406496685005" calcext:value-type="float">
            <text:p>5.2406</text:p>
          </table:table-cell>
          <table:table-cell table:formula="of:=[.A140]*[.C140]" office:value-type="float" office:value="315.913731694043" calcext:value-type="float">
            <text:p>315.9137</text:p>
          </table:table-cell>
          <table:table-cell/>
        </table:table-row>
        <table:table-row table:style-name="ro1">
          <table:table-cell office:value-type="float" office:value="138.999" calcext:value-type="float">
            <text:p>138.999</text:p>
          </table:table-cell>
          <table:table-cell office:value-type="float" office:value="9.8499" calcext:value-type="float">
            <text:p>9.8499</text:p>
          </table:table-cell>
          <table:table-cell table:formula="of:=LOG([.B141]; EXP(1))" office:value-type="float" office:value="2.2874613028482" calcext:value-type="float">
            <text:p>2.287</text:p>
          </table:table-cell>
          <table:table-cell table:formula="of:=[.A141]*[.A141]" office:value-type="float" office:value="19320.722001" calcext:value-type="float">
            <text:p>19320.722</text:p>
          </table:table-cell>
          <table:table-cell table:formula="of:=[.C141]*[.C141]" office:value-type="float" office:value="5.23247921202798" calcext:value-type="float">
            <text:p>5.2325</text:p>
          </table:table-cell>
          <table:table-cell table:formula="of:=[.A141]*[.C141]" office:value-type="float" office:value="317.954833634597" calcext:value-type="float">
            <text:p>317.9548</text:p>
          </table:table-cell>
          <table:table-cell/>
        </table:table-row>
        <table:table-row table:style-name="ro1">
          <table:table-cell office:value-type="float" office:value="139.999" calcext:value-type="float">
            <text:p>139.999</text:p>
          </table:table-cell>
          <table:table-cell office:value-type="float" office:value="9.8315" calcext:value-type="float">
            <text:p>9.8315</text:p>
          </table:table-cell>
          <table:table-cell table:formula="of:=LOG([.B142]; EXP(1))" office:value-type="float" office:value="2.28559151661747" calcext:value-type="float">
            <text:p>2.286</text:p>
          </table:table-cell>
          <table:table-cell table:formula="of:=[.A142]*[.A142]" office:value-type="float" office:value="19599.720001" calcext:value-type="float">
            <text:p>19599.720</text:p>
          </table:table-cell>
          <table:table-cell table:formula="of:=[.C142]*[.C142]" office:value-type="float" office:value="5.22392858083377" calcext:value-type="float">
            <text:p>5.2239</text:p>
          </table:table-cell>
          <table:table-cell table:formula="of:=[.A142]*[.C142]" office:value-type="float" office:value="319.98052673493" calcext:value-type="float">
            <text:p>319.980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.8134" calcext:value-type="float">
            <text:p>9.8134</text:p>
          </table:table-cell>
          <table:table-cell table:formula="of:=LOG([.B143]; EXP(1))" office:value-type="float" office:value="2.28374879864775" calcext:value-type="float">
            <text:p>2.284</text:p>
          </table:table-cell>
          <table:table-cell table:formula="of:=[.A143]*[.A143]" office:value-type="float" office:value="19881" calcext:value-type="float">
            <text:p>19881.000</text:p>
          </table:table-cell>
          <table:table-cell table:formula="of:=[.C143]*[.C143]" office:value-type="float" office:value="5.21550857532505" calcext:value-type="float">
            <text:p>5.2155</text:p>
          </table:table-cell>
          <table:table-cell table:formula="of:=[.A143]*[.C143]" office:value-type="float" office:value="322.008580609333" calcext:value-type="float">
            <text:p>322.008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.7966" calcext:value-type="float">
            <text:p>9.7966</text:p>
          </table:table-cell>
          <table:table-cell table:formula="of:=LOG([.B144]; EXP(1))" office:value-type="float" office:value="2.28203538670384" calcext:value-type="float">
            <text:p>2.282</text:p>
          </table:table-cell>
          <table:table-cell table:formula="of:=[.A144]*[.A144]" office:value-type="float" office:value="20164" calcext:value-type="float">
            <text:p>20164.000</text:p>
          </table:table-cell>
          <table:table-cell table:formula="of:=[.C144]*[.C144]" office:value-type="float" office:value="5.20768550616852" calcext:value-type="float">
            <text:p>5.2077</text:p>
          </table:table-cell>
          <table:table-cell table:formula="of:=[.A144]*[.C144]" office:value-type="float" office:value="324.049024911945" calcext:value-type="float">
            <text:p>324.0490</text:p>
          </table:table-cell>
          <table:table-cell/>
        </table:table-row>
        <table:table-row table:style-name="ro1">
          <table:table-cell office:value-type="float" office:value="142.999" calcext:value-type="float">
            <text:p>142.999</text:p>
          </table:table-cell>
          <table:table-cell office:value-type="float" office:value="9.7792" calcext:value-type="float">
            <text:p>9.7792</text:p>
          </table:table-cell>
          <table:table-cell table:formula="of:=LOG([.B145]; EXP(1))" office:value-type="float" office:value="2.28025768110995" calcext:value-type="float">
            <text:p>2.280</text:p>
          </table:table-cell>
          <table:table-cell table:formula="of:=[.A145]*[.A145]" office:value-type="float" office:value="20448.714001" calcext:value-type="float">
            <text:p>20448.714</text:p>
          </table:table-cell>
          <table:table-cell table:formula="of:=[.C145]*[.C145]" office:value-type="float" office:value="5.19957509226095" calcext:value-type="float">
            <text:p>5.1996</text:p>
          </table:table-cell>
          <table:table-cell table:formula="of:=[.A145]*[.C145]" office:value-type="float" office:value="326.074568141042" calcext:value-type="float">
            <text:p>326.0746</text:p>
          </table:table-cell>
          <table:table-cell/>
        </table:table-row>
        <table:table-row table:style-name="ro1">
          <table:table-cell office:value-type="float" office:value="143.999" calcext:value-type="float">
            <text:p>143.999</text:p>
          </table:table-cell>
          <table:table-cell office:value-type="float" office:value="9.7617" calcext:value-type="float">
            <text:p>9.7617</text:p>
          </table:table-cell>
          <table:table-cell table:formula="of:=LOG([.B146]; EXP(1))" office:value-type="float" office:value="2.27846656558524" calcext:value-type="float">
            <text:p>2.278</text:p>
          </table:table-cell>
          <table:table-cell table:formula="of:=[.A146]*[.A146]" office:value-type="float" office:value="20735.712001" calcext:value-type="float">
            <text:p>20735.712</text:p>
          </table:table-cell>
          <table:table-cell table:formula="of:=[.C146]*[.C146]" office:value-type="float" office:value="5.19140989048979" calcext:value-type="float">
            <text:p>5.1914</text:p>
          </table:table-cell>
          <table:table-cell table:formula="of:=[.A146]*[.C146]" office:value-type="float" office:value="328.096906977709" calcext:value-type="float">
            <text:p>328.0969</text:p>
          </table:table-cell>
          <table:table-cell/>
        </table:table-row>
        <table:table-row table:style-name="ro1">
          <table:table-cell office:value-type="float" office:value="144.999" calcext:value-type="float">
            <text:p>144.999</text:p>
          </table:table-cell>
          <table:table-cell office:value-type="float" office:value="9.7429" calcext:value-type="float">
            <text:p>9.7429</text:p>
          </table:table-cell>
          <table:table-cell table:formula="of:=LOG([.B147]; EXP(1))" office:value-type="float" office:value="2.27653881461141" calcext:value-type="float">
            <text:p>2.277</text:p>
          </table:table-cell>
          <table:table-cell table:formula="of:=[.A147]*[.A147]" office:value-type="float" office:value="21024.710001" calcext:value-type="float">
            <text:p>21024.710</text:p>
          </table:table-cell>
          <table:table-cell table:formula="of:=[.C147]*[.C147]" office:value-type="float" office:value="5.18262897443231" calcext:value-type="float">
            <text:p>5.1826</text:p>
          </table:table-cell>
          <table:table-cell table:formula="of:=[.A147]*[.C147]" office:value-type="float" office:value="330.095851579839" calcext:value-type="float">
            <text:p>330.0959</text:p>
          </table:table-cell>
          <table:table-cell/>
        </table:table-row>
        <table:table-row table:style-name="ro1">
          <table:table-cell office:value-type="float" office:value="145.999" calcext:value-type="float">
            <text:p>145.999</text:p>
          </table:table-cell>
          <table:table-cell office:value-type="float" office:value="9.7247" calcext:value-type="float">
            <text:p>9.7247</text:p>
          </table:table-cell>
          <table:table-cell table:formula="of:=LOG([.B148]; EXP(1))" office:value-type="float" office:value="2.27466904069964" calcext:value-type="float">
            <text:p>2.275</text:p>
          </table:table-cell>
          <table:table-cell table:formula="of:=[.A148]*[.A148]" office:value-type="float" office:value="21315.708001" calcext:value-type="float">
            <text:p>21315.708</text:p>
          </table:table-cell>
          <table:table-cell table:formula="of:=[.C148]*[.C148]" office:value-type="float" office:value="5.17411924471743" calcext:value-type="float">
            <text:p>5.1741</text:p>
          </table:table-cell>
          <table:table-cell table:formula="of:=[.A148]*[.C148]" office:value-type="float" office:value="332.099405273107" calcext:value-type="float">
            <text:p>332.099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.7085" calcext:value-type="float">
            <text:p>9.7085</text:p>
          </table:table-cell>
          <table:table-cell table:formula="of:=LOG([.B149]; EXP(1))" office:value-type="float" office:value="2.27300179045237" calcext:value-type="float">
            <text:p>2.273</text:p>
          </table:table-cell>
          <table:table-cell table:formula="of:=[.A149]*[.A149]" office:value-type="float" office:value="21609" calcext:value-type="float">
            <text:p>21609.000</text:p>
          </table:table-cell>
          <table:table-cell table:formula="of:=[.C149]*[.C149]" office:value-type="float" office:value="5.16653713939969" calcext:value-type="float">
            <text:p>5.1665</text:p>
          </table:table-cell>
          <table:table-cell table:formula="of:=[.A149]*[.C149]" office:value-type="float" office:value="334.131263196499" calcext:value-type="float">
            <text:p>334.1313</text:p>
          </table:table-cell>
          <table:table-cell/>
        </table:table-row>
        <table:table-row table:style-name="ro1">
          <table:table-cell office:value-type="float" office:value="147.999" calcext:value-type="float">
            <text:p>147.999</text:p>
          </table:table-cell>
          <table:table-cell office:value-type="float" office:value="9.6913" calcext:value-type="float">
            <text:p>9.6913</text:p>
          </table:table-cell>
          <table:table-cell table:formula="of:=LOG([.B150]; EXP(1))" office:value-type="float" office:value="2.2712285758309" calcext:value-type="float">
            <text:p>2.271</text:p>
          </table:table-cell>
          <table:table-cell table:formula="of:=[.A150]*[.A150]" office:value-type="float" office:value="21903.704001" calcext:value-type="float">
            <text:p>21903.704</text:p>
          </table:table-cell>
          <table:table-cell table:formula="of:=[.C150]*[.C150]" office:value-type="float" office:value="5.15847924367086" calcext:value-type="float">
            <text:p>5.1585</text:p>
          </table:table-cell>
          <table:table-cell table:formula="of:=[.A150]*[.C150]" office:value-type="float" office:value="336.139557994397" calcext:value-type="float">
            <text:p>336.139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.674" calcext:value-type="float">
            <text:p>9.674</text:p>
          </table:table-cell>
          <table:table-cell table:formula="of:=LOG([.B151]; EXP(1))" office:value-type="float" office:value="2.26944187440079" calcext:value-type="float">
            <text:p>2.269</text:p>
          </table:table-cell>
          <table:table-cell table:formula="of:=[.A151]*[.A151]" office:value-type="float" office:value="22201" calcext:value-type="float">
            <text:p>22201.000</text:p>
          </table:table-cell>
          <table:table-cell table:formula="of:=[.C151]*[.C151]" office:value-type="float" office:value="5.15036642128378" calcext:value-type="float">
            <text:p>5.1504</text:p>
          </table:table-cell>
          <table:table-cell table:formula="of:=[.A151]*[.C151]" office:value-type="float" office:value="338.146839285718" calcext:value-type="float">
            <text:p>338.146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6577" calcext:value-type="float">
            <text:p>9.6577</text:p>
          </table:table-cell>
          <table:table-cell table:formula="of:=LOG([.B152]; EXP(1))" office:value-type="float" office:value="2.26775552463716" calcext:value-type="float">
            <text:p>2.268</text:p>
          </table:table-cell>
          <table:table-cell table:formula="of:=[.A152]*[.A152]" office:value-type="float" office:value="22500" calcext:value-type="float">
            <text:p>22500.000</text:p>
          </table:table-cell>
          <table:table-cell table:formula="of:=[.C152]*[.C152]" office:value-type="float" office:value="5.14271511952236" calcext:value-type="float">
            <text:p>5.1427</text:p>
          </table:table-cell>
          <table:table-cell table:formula="of:=[.A152]*[.C152]" office:value-type="float" office:value="340.163328695574" calcext:value-type="float">
            <text:p>340.1633</text:p>
          </table:table-cell>
          <table:table-cell/>
        </table:table-row>
        <table:table-row table:style-name="ro1">
          <table:table-cell office:value-type="float" office:value="150.999" calcext:value-type="float">
            <text:p>150.999</text:p>
          </table:table-cell>
          <table:table-cell office:value-type="float" office:value="9.6401" calcext:value-type="float">
            <text:p>9.6401</text:p>
          </table:table-cell>
          <table:table-cell table:formula="of:=LOG([.B153]; EXP(1))" office:value-type="float" office:value="2.26593148201263" calcext:value-type="float">
            <text:p>2.266</text:p>
          </table:table-cell>
          <table:table-cell table:formula="of:=[.A153]*[.A153]" office:value-type="float" office:value="22800.698001" calcext:value-type="float">
            <text:p>22800.698</text:p>
          </table:table-cell>
          <table:table-cell table:formula="of:=[.C153]*[.C153]" office:value-type="float" office:value="5.13444548117597" calcext:value-type="float">
            <text:p>5.1344</text:p>
          </table:table-cell>
          <table:table-cell table:formula="of:=[.A153]*[.C153]" office:value-type="float" office:value="342.153387852426" calcext:value-type="float">
            <text:p>342.1534</text:p>
          </table:table-cell>
          <table:table-cell/>
        </table:table-row>
        <table:table-row table:style-name="ro1">
          <table:table-cell office:value-type="float" office:value="151.999" calcext:value-type="float">
            <text:p>151.999</text:p>
          </table:table-cell>
          <table:table-cell office:value-type="float" office:value="9.6237" calcext:value-type="float">
            <text:p>9.6237</text:p>
          </table:table-cell>
          <table:table-cell table:formula="of:=LOG([.B154]; EXP(1))" office:value-type="float" office:value="2.26422880611669" calcext:value-type="float">
            <text:p>2.264</text:p>
          </table:table-cell>
          <table:table-cell table:formula="of:=[.A154]*[.A154]" office:value-type="float" office:value="23103.696001" calcext:value-type="float">
            <text:p>23103.696</text:p>
          </table:table-cell>
          <table:table-cell table:formula="of:=[.C154]*[.C154]" office:value-type="float" office:value="5.12673208644863" calcext:value-type="float">
            <text:p>5.1267</text:p>
          </table:table-cell>
          <table:table-cell table:formula="of:=[.A154]*[.C154]" office:value-type="float" office:value="344.160514300931" calcext:value-type="float">
            <text:p>344.160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.6065" calcext:value-type="float">
            <text:p>9.6065</text:p>
          </table:table-cell>
          <table:table-cell table:formula="of:=LOG([.B155]; EXP(1))" office:value-type="float" office:value="2.26243995268962" calcext:value-type="float">
            <text:p>2.262</text:p>
          </table:table-cell>
          <table:table-cell table:formula="of:=[.A155]*[.A155]" office:value-type="float" office:value="23409" calcext:value-type="float">
            <text:p>23409.000</text:p>
          </table:table-cell>
          <table:table-cell table:formula="of:=[.C155]*[.C155]" office:value-type="float" office:value="5.11863453952621" calcext:value-type="float">
            <text:p>5.1186</text:p>
          </table:table-cell>
          <table:table-cell table:formula="of:=[.A155]*[.C155]" office:value-type="float" office:value="346.153312761512" calcext:value-type="float">
            <text:p>346.153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.5896" calcext:value-type="float">
            <text:p>9.5896</text:p>
          </table:table-cell>
          <table:table-cell table:formula="of:=LOG([.B156]; EXP(1))" office:value-type="float" office:value="2.26067917791075" calcext:value-type="float">
            <text:p>2.261</text:p>
          </table:table-cell>
          <table:table-cell table:formula="of:=[.A156]*[.A156]" office:value-type="float" office:value="23716" calcext:value-type="float">
            <text:p>23716.000</text:p>
          </table:table-cell>
          <table:table-cell table:formula="of:=[.C156]*[.C156]" office:value-type="float" office:value="5.11067034543924" calcext:value-type="float">
            <text:p>5.1107</text:p>
          </table:table-cell>
          <table:table-cell table:formula="of:=[.A156]*[.C156]" office:value-type="float" office:value="348.144593398256" calcext:value-type="float">
            <text:p>348.144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.5732" calcext:value-type="float">
            <text:p>9.5732</text:p>
          </table:table-cell>
          <table:table-cell table:formula="of:=LOG([.B157]; EXP(1))" office:value-type="float" office:value="2.25896752783832" calcext:value-type="float">
            <text:p>2.259</text:p>
          </table:table-cell>
          <table:table-cell table:formula="of:=[.A157]*[.A157]" office:value-type="float" office:value="24025" calcext:value-type="float">
            <text:p>24025.000</text:p>
          </table:table-cell>
          <table:table-cell table:formula="of:=[.C157]*[.C157]" office:value-type="float" office:value="5.10293429182798" calcext:value-type="float">
            <text:p>5.1029</text:p>
          </table:table-cell>
          <table:table-cell table:formula="of:=[.A157]*[.C157]" office:value-type="float" office:value="350.13996681494" calcext:value-type="float">
            <text:p>350.140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5562" calcext:value-type="float">
            <text:p>9.5562</text:p>
          </table:table-cell>
          <table:table-cell table:formula="of:=LOG([.B158]; EXP(1))" office:value-type="float" office:value="2.25719015850365" calcext:value-type="float">
            <text:p>2.257</text:p>
          </table:table-cell>
          <table:table-cell table:formula="of:=[.A158]*[.A158]" office:value-type="float" office:value="24336" calcext:value-type="float">
            <text:p>24336.000</text:p>
          </table:table-cell>
          <table:table-cell table:formula="of:=[.C158]*[.C158]" office:value-type="float" office:value="5.09490741164575" calcext:value-type="float">
            <text:p>5.0949</text:p>
          </table:table-cell>
          <table:table-cell table:formula="of:=[.A158]*[.C158]" office:value-type="float" office:value="352.12166472657" calcext:value-type="float">
            <text:p>352.1217</text:p>
          </table:table-cell>
          <table:table-cell/>
        </table:table-row>
        <table:table-row table:style-name="ro1">
          <table:table-cell office:value-type="float" office:value="156.999" calcext:value-type="float">
            <text:p>156.999</text:p>
          </table:table-cell>
          <table:table-cell office:value-type="float" office:value="9.539" calcext:value-type="float">
            <text:p>9.539</text:p>
          </table:table-cell>
          <table:table-cell table:formula="of:=LOG([.B159]; EXP(1))" office:value-type="float" office:value="2.25538865816307" calcext:value-type="float">
            <text:p>2.255</text:p>
          </table:table-cell>
          <table:table-cell table:formula="of:=[.A159]*[.A159]" office:value-type="float" office:value="24648.686001" calcext:value-type="float">
            <text:p>24648.686</text:p>
          </table:table-cell>
          <table:table-cell table:formula="of:=[.C159]*[.C159]" office:value-type="float" office:value="5.08677799937062" calcext:value-type="float">
            <text:p>5.0868</text:p>
          </table:table-cell>
          <table:table-cell table:formula="of:=[.A159]*[.C159]" office:value-type="float" office:value="354.093763942944" calcext:value-type="float">
            <text:p>354.0938</text:p>
          </table:table-cell>
          <table:table-cell/>
        </table:table-row>
        <table:table-row table:style-name="ro1">
          <table:table-cell office:value-type="float" office:value="157.999" calcext:value-type="float">
            <text:p>157.999</text:p>
          </table:table-cell>
          <table:table-cell office:value-type="float" office:value="9.5214" calcext:value-type="float">
            <text:p>9.5214</text:p>
          </table:table-cell>
          <table:table-cell table:formula="of:=LOG([.B160]; EXP(1))" office:value-type="float" office:value="2.25354189681471" calcext:value-type="float">
            <text:p>2.254</text:p>
          </table:table-cell>
          <table:table-cell table:formula="of:=[.A160]*[.A160]" office:value-type="float" office:value="24963.684001" calcext:value-type="float">
            <text:p>24963.684</text:p>
          </table:table-cell>
          <table:table-cell table:formula="of:=[.C160]*[.C160]" office:value-type="float" office:value="5.07845108069926" calcext:value-type="float">
            <text:p>5.0785</text:p>
          </table:table-cell>
          <table:table-cell table:formula="of:=[.A160]*[.C160]" office:value-type="float" office:value="356.057366154828" calcext:value-type="float">
            <text:p>356.0574</text:p>
          </table:table-cell>
          <table:table-cell/>
        </table:table-row>
        <table:table-row table:style-name="ro1">
          <table:table-cell office:value-type="float" office:value="158.999" calcext:value-type="float">
            <text:p>158.999</text:p>
          </table:table-cell>
          <table:table-cell office:value-type="float" office:value="9.5047" calcext:value-type="float">
            <text:p>9.5047</text:p>
          </table:table-cell>
          <table:table-cell table:formula="of:=LOG([.B161]; EXP(1))" office:value-type="float" office:value="2.25178641310668" calcext:value-type="float">
            <text:p>2.252</text:p>
          </table:table-cell>
          <table:table-cell table:formula="of:=[.A161]*[.A161]" office:value-type="float" office:value="25280.682001" calcext:value-type="float">
            <text:p>25280.682</text:p>
          </table:table-cell>
          <table:table-cell table:formula="of:=[.C161]*[.C161]" office:value-type="float" office:value="5.07054205025184" calcext:value-type="float">
            <text:p>5.0705</text:p>
          </table:table-cell>
          <table:table-cell table:formula="of:=[.A161]*[.C161]" office:value-type="float" office:value="358.031787897549" calcext:value-type="float">
            <text:p>358.0318</text:p>
          </table:table-cell>
          <table:table-cell/>
        </table:table-row>
        <table:table-row table:style-name="ro1">
          <table:table-cell office:value-type="float" office:value="159.999" calcext:value-type="float">
            <text:p>159.999</text:p>
          </table:table-cell>
          <table:table-cell office:value-type="float" office:value="9.4888" calcext:value-type="float">
            <text:p>9.4888</text:p>
          </table:table-cell>
          <table:table-cell table:formula="of:=LOG([.B162]; EXP(1))" office:value-type="float" office:value="2.25011215573293" calcext:value-type="float">
            <text:p>2.250</text:p>
          </table:table-cell>
          <table:table-cell table:formula="of:=[.A162]*[.A162]" office:value-type="float" office:value="25599.680001" calcext:value-type="float">
            <text:p>25599.680</text:p>
          </table:table-cell>
          <table:table-cell table:formula="of:=[.C162]*[.C162]" office:value-type="float" office:value="5.06300471337709" calcext:value-type="float">
            <text:p>5.0630</text:p>
          </table:table-cell>
          <table:table-cell table:formula="of:=[.A162]*[.C162]" office:value-type="float" office:value="360.015694805113" calcext:value-type="float">
            <text:p>360.0157</text:p>
          </table:table-cell>
          <table:table-cell/>
        </table:table-row>
        <table:table-row table:style-name="ro1">
          <table:table-cell office:value-type="float" office:value="160.999" calcext:value-type="float">
            <text:p>160.999</text:p>
          </table:table-cell>
          <table:table-cell office:value-type="float" office:value="9.4713" calcext:value-type="float">
            <text:p>9.4713</text:p>
          </table:table-cell>
          <table:table-cell table:formula="of:=LOG([.B163]; EXP(1))" office:value-type="float" office:value="2.24826617338373" calcext:value-type="float">
            <text:p>2.248</text:p>
          </table:table-cell>
          <table:table-cell table:formula="of:=[.A163]*[.A163]" office:value-type="float" office:value="25920.678001" calcext:value-type="float">
            <text:p>25920.678</text:p>
          </table:table-cell>
          <table:table-cell table:formula="of:=[.C163]*[.C163]" office:value-type="float" office:value="5.05470078638153" calcext:value-type="float">
            <text:p>5.0547</text:p>
          </table:table-cell>
          <table:table-cell table:formula="of:=[.A163]*[.C163]" office:value-type="float" office:value="361.968605648608" calcext:value-type="float">
            <text:p>361.9686</text:p>
          </table:table-cell>
          <table:table-cell/>
        </table:table-row>
        <table:table-row table:style-name="ro1">
          <table:table-cell office:value-type="float" office:value="161.999" calcext:value-type="float">
            <text:p>161.999</text:p>
          </table:table-cell>
          <table:table-cell office:value-type="float" office:value="9.4551" calcext:value-type="float">
            <text:p>9.4551</text:p>
          </table:table-cell>
          <table:table-cell table:formula="of:=LOG([.B164]; EXP(1))" office:value-type="float" office:value="2.24655427846909" calcext:value-type="float">
            <text:p>2.247</text:p>
          </table:table-cell>
          <table:table-cell table:formula="of:=[.A164]*[.A164]" office:value-type="float" office:value="26243.676001" calcext:value-type="float">
            <text:p>26243.676</text:p>
          </table:table-cell>
          <table:table-cell table:formula="of:=[.C164]*[.C164]" office:value-type="float" office:value="5.04700612610776" calcext:value-type="float">
            <text:p>5.0470</text:p>
          </table:table-cell>
          <table:table-cell table:formula="of:=[.A164]*[.C164]" office:value-type="float" office:value="363.939546557713" calcext:value-type="float">
            <text:p>363.939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.4386" calcext:value-type="float">
            <text:p>9.4386</text:p>
          </table:table-cell>
          <table:table-cell table:formula="of:=LOG([.B165]; EXP(1))" office:value-type="float" office:value="2.24480766407438" calcext:value-type="float">
            <text:p>2.245</text:p>
          </table:table-cell>
          <table:table-cell table:formula="of:=[.A165]*[.A165]" office:value-type="float" office:value="26569" calcext:value-type="float">
            <text:p>26569.000</text:p>
          </table:table-cell>
          <table:table-cell table:formula="of:=[.C165]*[.C165]" office:value-type="float" office:value="5.03916144868706" calcext:value-type="float">
            <text:p>5.0392</text:p>
          </table:table-cell>
          <table:table-cell table:formula="of:=[.A165]*[.C165]" office:value-type="float" office:value="365.903649244123" calcext:value-type="float">
            <text:p>365.9036</text:p>
          </table:table-cell>
          <table:table-cell/>
        </table:table-row>
        <table:table-row table:style-name="ro1">
          <table:table-cell office:value-type="float" office:value="163.999" calcext:value-type="float">
            <text:p>163.999</text:p>
          </table:table-cell>
          <table:table-cell office:value-type="float" office:value="9.4225" calcext:value-type="float">
            <text:p>9.4225</text:p>
          </table:table-cell>
          <table:table-cell table:formula="of:=LOG([.B166]; EXP(1))" office:value-type="float" office:value="2.24310044615915" calcext:value-type="float">
            <text:p>2.243</text:p>
          </table:table-cell>
          <table:table-cell table:formula="of:=[.A166]*[.A166]" office:value-type="float" office:value="26895.672001" calcext:value-type="float">
            <text:p>26895.672</text:p>
          </table:table-cell>
          <table:table-cell table:formula="of:=[.C166]*[.C166]" office:value-type="float" office:value="5.03149961155939" calcext:value-type="float">
            <text:p>5.0315</text:p>
          </table:table-cell>
          <table:table-cell table:formula="of:=[.A166]*[.C166]" office:value-type="float" office:value="367.866230069655" calcext:value-type="float">
            <text:p>367.866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.4054" calcext:value-type="float">
            <text:p>9.4054</text:p>
          </table:table-cell>
          <table:table-cell table:formula="of:=LOG([.B167]; EXP(1))" office:value-type="float" office:value="2.24128399241744" calcext:value-type="float">
            <text:p>2.241</text:p>
          </table:table-cell>
          <table:table-cell table:formula="of:=[.A167]*[.A167]" office:value-type="float" office:value="27225" calcext:value-type="float">
            <text:p>27225.000</text:p>
          </table:table-cell>
          <table:table-cell table:formula="of:=[.C167]*[.C167]" office:value-type="float" office:value="5.02335393466667" calcext:value-type="float">
            <text:p>5.0234</text:p>
          </table:table-cell>
          <table:table-cell table:formula="of:=[.A167]*[.C167]" office:value-type="float" office:value="369.811858748878" calcext:value-type="float">
            <text:p>369.8119</text:p>
          </table:table-cell>
          <table:table-cell/>
        </table:table-row>
        <table:table-row table:style-name="ro1">
          <table:table-cell office:value-type="float" office:value="165.999" calcext:value-type="float">
            <text:p>165.999</text:p>
          </table:table-cell>
          <table:table-cell office:value-type="float" office:value="9.3886" calcext:value-type="float">
            <text:p>9.3886</text:p>
          </table:table-cell>
          <table:table-cell table:formula="of:=LOG([.B168]; EXP(1))" office:value-type="float" office:value="2.23949618732276" calcext:value-type="float">
            <text:p>2.239</text:p>
          </table:table-cell>
          <table:table-cell table:formula="of:=[.A168]*[.A168]" office:value-type="float" office:value="27555.668001" calcext:value-type="float">
            <text:p>27555.668</text:p>
          </table:table-cell>
          <table:table-cell table:formula="of:=[.C168]*[.C168]" office:value-type="float" office:value="5.01534317303317" calcext:value-type="float">
            <text:p>5.0153</text:p>
          </table:table-cell>
          <table:table-cell table:formula="of:=[.A168]*[.C168]" office:value-type="float" office:value="371.75412759939" calcext:value-type="float">
            <text:p>371.754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372" calcext:value-type="float">
            <text:p>9.372</text:p>
          </table:table-cell>
          <table:table-cell table:formula="of:=LOG([.B169]; EXP(1))" office:value-type="float" office:value="2.23772652064555" calcext:value-type="float">
            <text:p>2.238</text:p>
          </table:table-cell>
          <table:table-cell table:formula="of:=[.A169]*[.A169]" office:value-type="float" office:value="27889" calcext:value-type="float">
            <text:p>27889.000</text:p>
          </table:table-cell>
          <table:table-cell table:formula="of:=[.C169]*[.C169]" office:value-type="float" office:value="5.00741998120044" calcext:value-type="float">
            <text:p>5.0074</text:p>
          </table:table-cell>
          <table:table-cell table:formula="of:=[.A169]*[.C169]" office:value-type="float" office:value="373.700328947807" calcext:value-type="float">
            <text:p>373.7003</text:p>
          </table:table-cell>
          <table:table-cell/>
        </table:table-row>
        <table:table-row table:style-name="ro1">
          <table:table-cell office:value-type="float" office:value="167.999" calcext:value-type="float">
            <text:p>167.999</text:p>
          </table:table-cell>
          <table:table-cell office:value-type="float" office:value="9.356" calcext:value-type="float">
            <text:p>9.356</text:p>
          </table:table-cell>
          <table:table-cell table:formula="of:=LOG([.B170]; EXP(1))" office:value-type="float" office:value="2.23601784872193" calcext:value-type="float">
            <text:p>2.236</text:p>
          </table:table-cell>
          <table:table-cell table:formula="of:=[.A170]*[.A170]" office:value-type="float" office:value="28223.664001" calcext:value-type="float">
            <text:p>28223.664</text:p>
          </table:table-cell>
          <table:table-cell table:formula="of:=[.C170]*[.C170]" office:value-type="float" office:value="4.99977581980306" calcext:value-type="float">
            <text:p>4.9998</text:p>
          </table:table-cell>
          <table:table-cell table:formula="of:=[.A170]*[.C170]" office:value-type="float" office:value="375.648762567436" calcext:value-type="float">
            <text:p>375.6488</text:p>
          </table:table-cell>
          <table:table-cell/>
        </table:table-row>
        <table:table-row table:style-name="ro1">
          <table:table-cell office:value-type="float" office:value="168.999" calcext:value-type="float">
            <text:p>168.999</text:p>
          </table:table-cell>
          <table:table-cell office:value-type="float" office:value="9.3397" calcext:value-type="float">
            <text:p>9.3397</text:p>
          </table:table-cell>
          <table:table-cell table:formula="of:=LOG([.B171]; EXP(1))" office:value-type="float" office:value="2.23427413181055" calcext:value-type="float">
            <text:p>2.234</text:p>
          </table:table-cell>
          <table:table-cell table:formula="of:=[.A171]*[.A171]" office:value-type="float" office:value="28560.662001" calcext:value-type="float">
            <text:p>28560.662</text:p>
          </table:table-cell>
          <table:table-cell table:formula="of:=[.C171]*[.C171]" office:value-type="float" office:value="4.99198089607778" calcext:value-type="float">
            <text:p>4.9920</text:p>
          </table:table-cell>
          <table:table-cell table:formula="of:=[.A171]*[.C171]" office:value-type="float" office:value="377.590094001851" calcext:value-type="float">
            <text:p>377.5901</text:p>
          </table:table-cell>
          <table:table-cell/>
        </table:table-row>
        <table:table-row table:style-name="ro1">
          <table:table-cell office:value-type="float" office:value="169.999" calcext:value-type="float">
            <text:p>169.999</text:p>
          </table:table-cell>
          <table:table-cell office:value-type="float" office:value="9.324" calcext:value-type="float">
            <text:p>9.324</text:p>
          </table:table-cell>
          <table:table-cell table:formula="of:=LOG([.B172]; EXP(1))" office:value-type="float" office:value="2.23259172117351" calcext:value-type="float">
            <text:p>2.233</text:p>
          </table:table-cell>
          <table:table-cell table:formula="of:=[.A172]*[.A172]" office:value-type="float" office:value="28899.660001" calcext:value-type="float">
            <text:p>28899.660</text:p>
          </table:table-cell>
          <table:table-cell table:formula="of:=[.C172]*[.C172]" office:value-type="float" office:value="4.9844657934525" calcext:value-type="float">
            <text:p>4.9845</text:p>
          </table:table-cell>
          <table:table-cell table:formula="of:=[.A172]*[.C172]" office:value-type="float" office:value="379.538360007776" calcext:value-type="float">
            <text:p>379.5384</text:p>
          </table:table-cell>
          <table:table-cell/>
        </table:table-row>
        <table:table-row table:style-name="ro1">
          <table:table-cell office:value-type="float" office:value="170.999" calcext:value-type="float">
            <text:p>170.999</text:p>
          </table:table-cell>
          <table:table-cell office:value-type="float" office:value="9.307" calcext:value-type="float">
            <text:p>9.307</text:p>
          </table:table-cell>
          <table:table-cell table:formula="of:=LOG([.B173]; EXP(1))" office:value-type="float" office:value="2.23076680520357" calcext:value-type="float">
            <text:p>2.231</text:p>
          </table:table-cell>
          <table:table-cell table:formula="of:=[.A173]*[.A173]" office:value-type="float" office:value="29240.658001" calcext:value-type="float">
            <text:p>29240.658</text:p>
          </table:table-cell>
          <table:table-cell table:formula="of:=[.C173]*[.C173]" office:value-type="float" office:value="4.97632053919816" calcext:value-type="float">
            <text:p>4.9763</text:p>
          </table:table-cell>
          <table:table-cell table:formula="of:=[.A173]*[.C173]" office:value-type="float" office:value="381.458892923006" calcext:value-type="float">
            <text:p>381.4589</text:p>
          </table:table-cell>
          <table:table-cell/>
        </table:table-row>
        <table:table-row table:style-name="ro1">
          <table:table-cell office:value-type="float" office:value="171.999" calcext:value-type="float">
            <text:p>171.999</text:p>
          </table:table-cell>
          <table:table-cell office:value-type="float" office:value="9.291" calcext:value-type="float">
            <text:p>9.291</text:p>
          </table:table-cell>
          <table:table-cell table:formula="of:=LOG([.B174]; EXP(1))" office:value-type="float" office:value="2.22904618965918" calcext:value-type="float">
            <text:p>2.229</text:p>
          </table:table-cell>
          <table:table-cell table:formula="of:=[.A174]*[.A174]" office:value-type="float" office:value="29583.656001" calcext:value-type="float">
            <text:p>29583.656</text:p>
          </table:table-cell>
          <table:table-cell table:formula="of:=[.C174]*[.C174]" office:value-type="float" office:value="4.96864691563409" calcext:value-type="float">
            <text:p>4.9686</text:p>
          </table:table-cell>
          <table:table-cell table:formula="of:=[.A174]*[.C174]" office:value-type="float" office:value="383.393715575188" calcext:value-type="float">
            <text:p>383.3937</text:p>
          </table:table-cell>
          <table:table-cell/>
        </table:table-row>
        <table:table-row table:style-name="ro1">
          <table:table-cell office:value-type="float" office:value="172.999" calcext:value-type="float">
            <text:p>172.999</text:p>
          </table:table-cell>
          <table:table-cell office:value-type="float" office:value="9.2737" calcext:value-type="float">
            <text:p>9.2737</text:p>
          </table:table-cell>
          <table:table-cell table:formula="of:=LOG([.B175]; EXP(1))" office:value-type="float" office:value="2.22718243694486" calcext:value-type="float">
            <text:p>2.227</text:p>
          </table:table-cell>
          <table:table-cell table:formula="of:=[.A175]*[.A175]" office:value-type="float" office:value="29928.654001" calcext:value-type="float">
            <text:p>29928.654</text:p>
          </table:table-cell>
          <table:table-cell table:formula="of:=[.C175]*[.C175]" office:value-type="float" office:value="4.96034160743564" calcext:value-type="float">
            <text:p>4.9603</text:p>
          </table:table-cell>
          <table:table-cell table:formula="of:=[.A175]*[.C175]" office:value-type="float" office:value="385.300334409024" calcext:value-type="float">
            <text:p>385.300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.2584" calcext:value-type="float">
            <text:p>9.2584</text:p>
          </table:table-cell>
          <table:table-cell table:formula="of:=LOG([.B176]; EXP(1))" office:value-type="float" office:value="2.22553124755173" calcext:value-type="float">
            <text:p>2.226</text:p>
          </table:table-cell>
          <table:table-cell table:formula="of:=[.A176]*[.A176]" office:value-type="float" office:value="30276" calcext:value-type="float">
            <text:p>30276.000</text:p>
          </table:table-cell>
          <table:table-cell table:formula="of:=[.C176]*[.C176]" office:value-type="float" office:value="4.95298933382916" calcext:value-type="float">
            <text:p>4.9530</text:p>
          </table:table-cell>
          <table:table-cell table:formula="of:=[.A176]*[.C176]" office:value-type="float" office:value="387.242437074001" calcext:value-type="float">
            <text:p>387.2424</text:p>
          </table:table-cell>
          <table:table-cell/>
        </table:table-row>
        <table:table-row table:style-name="ro1">
          <table:table-cell office:value-type="float" office:value="174.999" calcext:value-type="float">
            <text:p>174.999</text:p>
          </table:table-cell>
          <table:table-cell office:value-type="float" office:value="9.2428" calcext:value-type="float">
            <text:p>9.2428</text:p>
          </table:table-cell>
          <table:table-cell table:formula="of:=LOG([.B177]; EXP(1))" office:value-type="float" office:value="2.22384487005221" calcext:value-type="float">
            <text:p>2.224</text:p>
          </table:table-cell>
          <table:table-cell table:formula="of:=[.A177]*[.A177]" office:value-type="float" office:value="30624.650001" calcext:value-type="float">
            <text:p>30624.650</text:p>
          </table:table-cell>
          <table:table-cell table:formula="of:=[.C177]*[.C177]" office:value-type="float" office:value="4.94548600605755" calcext:value-type="float">
            <text:p>4.9455</text:p>
          </table:table-cell>
          <table:table-cell table:formula="of:=[.A177]*[.C177]" office:value-type="float" office:value="389.170628414267" calcext:value-type="float">
            <text:p>389.170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.226" calcext:value-type="float">
            <text:p>9.226</text:p>
          </table:table-cell>
          <table:table-cell table:formula="of:=LOG([.B178]; EXP(1))" office:value-type="float" office:value="2.22202558513563" calcext:value-type="float">
            <text:p>2.222</text:p>
          </table:table-cell>
          <table:table-cell table:formula="of:=[.A178]*[.A178]" office:value-type="float" office:value="30976" calcext:value-type="float">
            <text:p>30976.000</text:p>
          </table:table-cell>
          <table:table-cell table:formula="of:=[.C178]*[.C178]" office:value-type="float" office:value="4.93739770099733" calcext:value-type="float">
            <text:p>4.9374</text:p>
          </table:table-cell>
          <table:table-cell table:formula="of:=[.A178]*[.C178]" office:value-type="float" office:value="391.076502983871" calcext:value-type="float">
            <text:p>391.0765</text:p>
          </table:table-cell>
          <table:table-cell/>
        </table:table-row>
        <table:table-row table:style-name="ro1">
          <table:table-cell office:value-type="float" office:value="176.999" calcext:value-type="float">
            <text:p>176.999</text:p>
          </table:table-cell>
          <table:table-cell office:value-type="float" office:value="9.21" calcext:value-type="float">
            <text:p>9.21</text:p>
          </table:table-cell>
          <table:table-cell table:formula="of:=LOG([.B179]; EXP(1))" office:value-type="float" office:value="2.22028985026722" calcext:value-type="float">
            <text:p>2.220</text:p>
          </table:table-cell>
          <table:table-cell table:formula="of:=[.A179]*[.A179]" office:value-type="float" office:value="31328.646001" calcext:value-type="float">
            <text:p>31328.646</text:p>
          </table:table-cell>
          <table:table-cell table:formula="of:=[.C179]*[.C179]" office:value-type="float" office:value="4.92968701919961" calcext:value-type="float">
            <text:p>4.9297</text:p>
          </table:table-cell>
          <table:table-cell table:formula="of:=[.A179]*[.C179]" office:value-type="float" office:value="392.989083207447" calcext:value-type="float">
            <text:p>392.9891</text:p>
          </table:table-cell>
          <table:table-cell/>
        </table:table-row>
        <table:table-row table:style-name="ro1">
          <table:table-cell office:value-type="float" office:value="177.999" calcext:value-type="float">
            <text:p>177.999</text:p>
          </table:table-cell>
          <table:table-cell office:value-type="float" office:value="9.1942" calcext:value-type="float">
            <text:p>9.1942</text:p>
          </table:table-cell>
          <table:table-cell table:formula="of:=LOG([.B180]; EXP(1))" office:value-type="float" office:value="2.21857285046482" calcext:value-type="float">
            <text:p>2.219</text:p>
          </table:table-cell>
          <table:table-cell table:formula="of:=[.A180]*[.A180]" office:value-type="float" office:value="31683.644001" calcext:value-type="float">
            <text:p>31683.644</text:p>
          </table:table-cell>
          <table:table-cell table:formula="of:=[.C180]*[.C180]" office:value-type="float" office:value="4.92206549281958" calcext:value-type="float">
            <text:p>4.9221</text:p>
          </table:table-cell>
          <table:table-cell table:formula="of:=[.A180]*[.C180]" office:value-type="float" office:value="394.903748809887" calcext:value-type="float">
            <text:p>394.903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.1785" calcext:value-type="float">
            <text:p>9.1785</text:p>
          </table:table-cell>
          <table:table-cell table:formula="of:=LOG([.B181]; EXP(1))" office:value-type="float" office:value="2.21686379258857" calcext:value-type="float">
            <text:p>2.217</text:p>
          </table:table-cell>
          <table:table-cell table:formula="of:=[.A181]*[.A181]" office:value-type="float" office:value="32041" calcext:value-type="float">
            <text:p>32041.000</text:p>
          </table:table-cell>
          <table:table-cell table:formula="of:=[.C181]*[.C181]" office:value-type="float" office:value="4.91448507489017" calcext:value-type="float">
            <text:p>4.9145</text:p>
          </table:table-cell>
          <table:table-cell table:formula="of:=[.A181]*[.C181]" office:value-type="float" office:value="396.818618873354" calcext:value-type="float">
            <text:p>396.8186</text:p>
          </table:table-cell>
          <table:table-cell/>
        </table:table-row>
        <table:table-row table:style-name="ro1">
          <table:table-cell office:value-type="float" office:value="179.999" calcext:value-type="float">
            <text:p>179.999</text:p>
          </table:table-cell>
          <table:table-cell office:value-type="float" office:value="9.1624" calcext:value-type="float">
            <text:p>9.1624</text:p>
          </table:table-cell>
          <table:table-cell table:formula="of:=LOG([.B182]; EXP(1))" office:value-type="float" office:value="2.21510815310137" calcext:value-type="float">
            <text:p>2.215</text:p>
          </table:table-cell>
          <table:table-cell table:formula="of:=[.A182]*[.A182]" office:value-type="float" office:value="32399.640001" calcext:value-type="float">
            <text:p>32399.640</text:p>
          </table:table-cell>
          <table:table-cell table:formula="of:=[.C182]*[.C182]" office:value-type="float" office:value="4.90670412993616" calcext:value-type="float">
            <text:p>4.9067</text:p>
          </table:table-cell>
          <table:table-cell table:formula="of:=[.A182]*[.C182]" office:value-type="float" office:value="398.717252450093" calcext:value-type="float">
            <text:p>398.717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1464" calcext:value-type="float">
            <text:p>9.1464</text:p>
          </table:table-cell>
          <table:table-cell table:formula="of:=LOG([.B183]; EXP(1))" office:value-type="float" office:value="2.21336035924562" calcext:value-type="float">
            <text:p>2.213</text:p>
          </table:table-cell>
          <table:table-cell table:formula="of:=[.A183]*[.A183]" office:value-type="float" office:value="32761" calcext:value-type="float">
            <text:p>32761.000</text:p>
          </table:table-cell>
          <table:table-cell table:formula="of:=[.C183]*[.C183]" office:value-type="float" office:value="4.89896407987991" calcext:value-type="float">
            <text:p>4.8990</text:p>
          </table:table-cell>
          <table:table-cell table:formula="of:=[.A183]*[.C183]" office:value-type="float" office:value="400.618225023458" calcext:value-type="float">
            <text:p>400.618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1314" calcext:value-type="float">
            <text:p>9.1314</text:p>
          </table:table-cell>
          <table:table-cell table:formula="of:=LOG([.B184]; EXP(1))" office:value-type="float" office:value="2.21171902348667" calcext:value-type="float">
            <text:p>2.212</text:p>
          </table:table-cell>
          <table:table-cell table:formula="of:=[.A184]*[.A184]" office:value-type="float" office:value="33124" calcext:value-type="float">
            <text:p>33124.000</text:p>
          </table:table-cell>
          <table:table-cell table:formula="of:=[.C184]*[.C184]" office:value-type="float" office:value="4.89170103885284" calcext:value-type="float">
            <text:p>4.8917</text:p>
          </table:table-cell>
          <table:table-cell table:formula="of:=[.A184]*[.C184]" office:value-type="float" office:value="402.532862274574" calcext:value-type="float">
            <text:p>402.5329</text:p>
          </table:table-cell>
          <table:table-cell/>
        </table:table-row>
        <table:table-row table:style-name="ro1">
          <table:table-cell office:value-type="float" office:value="182.999" calcext:value-type="float">
            <text:p>182.999</text:p>
          </table:table-cell>
          <table:table-cell office:value-type="float" office:value="9.1142" calcext:value-type="float">
            <text:p>9.1142</text:p>
          </table:table-cell>
          <table:table-cell table:formula="of:=LOG([.B185]; EXP(1))" office:value-type="float" office:value="2.20983363686249" calcext:value-type="float">
            <text:p>2.210</text:p>
          </table:table-cell>
          <table:table-cell table:formula="of:=[.A185]*[.A185]" office:value-type="float" office:value="33488.634001" calcext:value-type="float">
            <text:p>33488.634</text:p>
          </table:table-cell>
          <table:table-cell table:formula="of:=[.C185]*[.C185]" office:value-type="float" office:value="4.88336470260892" calcext:value-type="float">
            <text:p>4.8834</text:p>
          </table:table-cell>
          <table:table-cell table:formula="of:=[.A185]*[.C185]" office:value-type="float" office:value="404.3973457122" calcext:value-type="float">
            <text:p>404.397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098" calcext:value-type="float">
            <text:p>9.098</text:p>
          </table:table-cell>
          <table:table-cell table:formula="of:=LOG([.B186]; EXP(1))" office:value-type="float" office:value="2.20805460914781" calcext:value-type="float">
            <text:p>2.208</text:p>
          </table:table-cell>
          <table:table-cell table:formula="of:=[.A186]*[.A186]" office:value-type="float" office:value="33856" calcext:value-type="float">
            <text:p>33856.000</text:p>
          </table:table-cell>
          <table:table-cell table:formula="of:=[.C186]*[.C186]" office:value-type="float" office:value="4.8755051569789" calcext:value-type="float">
            <text:p>4.8755</text:p>
          </table:table-cell>
          <table:table-cell table:formula="of:=[.A186]*[.C186]" office:value-type="float" office:value="406.282048083197" calcext:value-type="float">
            <text:p>406.2820</text:p>
          </table:table-cell>
          <table:table-cell/>
        </table:table-row>
        <table:table-row table:style-name="ro1">
          <table:table-cell office:value-type="float" office:value="184.999" calcext:value-type="float">
            <text:p>184.999</text:p>
          </table:table-cell>
          <table:table-cell office:value-type="float" office:value="9.0813" calcext:value-type="float">
            <text:p>9.0813</text:p>
          </table:table-cell>
          <table:table-cell table:formula="of:=LOG([.B187]; EXP(1))" office:value-type="float" office:value="2.20621735417126" calcext:value-type="float">
            <text:p>2.206</text:p>
          </table:table-cell>
          <table:table-cell table:formula="of:=[.A187]*[.A187]" office:value-type="float" office:value="34224.630001" calcext:value-type="float">
            <text:p>34224.630</text:p>
          </table:table-cell>
          <table:table-cell table:formula="of:=[.C187]*[.C187]" office:value-type="float" office:value="4.86739501384646" calcext:value-type="float">
            <text:p>4.8674</text:p>
          </table:table-cell>
          <table:table-cell table:formula="of:=[.A187]*[.C187]" office:value-type="float" office:value="408.14800430433" calcext:value-type="float">
            <text:p>408.1480</text:p>
          </table:table-cell>
          <table:table-cell/>
        </table:table-row>
        <table:table-row table:style-name="ro1">
          <table:table-cell office:value-type="float" office:value="185.999" calcext:value-type="float">
            <text:p>185.999</text:p>
          </table:table-cell>
          <table:table-cell office:value-type="float" office:value="9.0662" calcext:value-type="float">
            <text:p>9.0662</text:p>
          </table:table-cell>
          <table:table-cell table:formula="of:=LOG([.B188]; EXP(1))" office:value-type="float" office:value="2.20455321272095" calcext:value-type="float">
            <text:p>2.205</text:p>
          </table:table-cell>
          <table:table-cell table:formula="of:=[.A188]*[.A188]" office:value-type="float" office:value="34595.628001" calcext:value-type="float">
            <text:p>34595.628</text:p>
          </table:table-cell>
          <table:table-cell table:formula="of:=[.C188]*[.C188]" office:value-type="float" office:value="4.86005486771826" calcext:value-type="float">
            <text:p>4.8601</text:p>
          </table:table-cell>
          <table:table-cell table:formula="of:=[.A188]*[.C188]" office:value-type="float" office:value="410.044693012884" calcext:value-type="float">
            <text:p>410.044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0503" calcext:value-type="float">
            <text:p>9.0503</text:p>
          </table:table-cell>
          <table:table-cell table:formula="of:=LOG([.B189]; EXP(1))" office:value-type="float" office:value="2.20279790633368" calcext:value-type="float">
            <text:p>2.203</text:p>
          </table:table-cell>
          <table:table-cell table:formula="of:=[.A189]*[.A189]" office:value-type="float" office:value="34969" calcext:value-type="float">
            <text:p>34969.000</text:p>
          </table:table-cell>
          <table:table-cell table:formula="of:=[.C189]*[.C189]" office:value-type="float" office:value="4.85231861614806" calcext:value-type="float">
            <text:p>4.8523</text:p>
          </table:table-cell>
          <table:table-cell table:formula="of:=[.A189]*[.C189]" office:value-type="float" office:value="411.923208484399" calcext:value-type="float">
            <text:p>411.9232</text:p>
          </table:table-cell>
          <table:table-cell/>
        </table:table-row>
        <table:table-row table:style-name="ro1">
          <table:table-cell office:value-type="float" office:value="187.999" calcext:value-type="float">
            <text:p>187.999</text:p>
          </table:table-cell>
          <table:table-cell office:value-type="float" office:value="9.0349" calcext:value-type="float">
            <text:p>9.0349</text:p>
          </table:table-cell>
          <table:table-cell table:formula="of:=LOG([.B190]; EXP(1))" office:value-type="float" office:value="2.20109485591432" calcext:value-type="float">
            <text:p>2.201</text:p>
          </table:table-cell>
          <table:table-cell table:formula="of:=[.A190]*[.A190]" office:value-type="float" office:value="35343.624001" calcext:value-type="float">
            <text:p>35343.624</text:p>
          </table:table-cell>
          <table:table-cell table:formula="of:=[.C190]*[.C190]" office:value-type="float" office:value="4.84481856473247" calcext:value-type="float">
            <text:p>4.8448</text:p>
          </table:table-cell>
          <table:table-cell table:formula="of:=[.A190]*[.C190]" office:value-type="float" office:value="413.803631817036" calcext:value-type="float">
            <text:p>413.803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0183" calcext:value-type="float">
            <text:p>9.0183</text:p>
          </table:table-cell>
          <table:table-cell table:formula="of:=LOG([.B191]; EXP(1))" office:value-type="float" office:value="2.1992558462453" calcext:value-type="float">
            <text:p>2.199</text:p>
          </table:table-cell>
          <table:table-cell table:formula="of:=[.A191]*[.A191]" office:value-type="float" office:value="35721" calcext:value-type="float">
            <text:p>35721.000</text:p>
          </table:table-cell>
          <table:table-cell table:formula="of:=[.C191]*[.C191]" office:value-type="float" office:value="4.83672627724413" calcext:value-type="float">
            <text:p>4.8367</text:p>
          </table:table-cell>
          <table:table-cell table:formula="of:=[.A191]*[.C191]" office:value-type="float" office:value="415.659354940361" calcext:value-type="float">
            <text:p>415.6594</text:p>
          </table:table-cell>
          <table:table-cell/>
        </table:table-row>
        <table:table-row table:style-name="ro1">
          <table:table-cell office:value-type="float" office:value="189.999" calcext:value-type="float">
            <text:p>189.999</text:p>
          </table:table-cell>
          <table:table-cell office:value-type="float" office:value="9.0029" calcext:value-type="float">
            <text:p>9.0029</text:p>
          </table:table-cell>
          <table:table-cell table:formula="of:=LOG([.B192]; EXP(1))" office:value-type="float" office:value="2.19754674765601" calcext:value-type="float">
            <text:p>2.198</text:p>
          </table:table-cell>
          <table:table-cell table:formula="of:=[.A192]*[.A192]" office:value-type="float" office:value="36099.620001" calcext:value-type="float">
            <text:p>36099.620</text:p>
          </table:table-cell>
          <table:table-cell table:formula="of:=[.C192]*[.C192]" office:value-type="float" office:value="4.82921170813351" calcext:value-type="float">
            <text:p>4.8292</text:p>
          </table:table-cell>
          <table:table-cell table:formula="of:=[.A192]*[.C192]" office:value-type="float" office:value="417.531684507894" calcext:value-type="float">
            <text:p>417.5317</text:p>
          </table:table-cell>
          <table:table-cell/>
        </table:table-row>
        <table:table-row table:style-name="ro1">
          <table:table-cell office:value-type="float" office:value="190.999" calcext:value-type="float">
            <text:p>190.999</text:p>
          </table:table-cell>
          <table:table-cell office:value-type="float" office:value="8.9879" calcext:value-type="float">
            <text:p>8.9879</text:p>
          </table:table-cell>
          <table:table-cell table:formula="of:=LOG([.B193]; EXP(1))" office:value-type="float" office:value="2.19587922831548" calcext:value-type="float">
            <text:p>2.196</text:p>
          </table:table-cell>
          <table:table-cell table:formula="of:=[.A193]*[.A193]" office:value-type="float" office:value="36480.618001" calcext:value-type="float">
            <text:p>36480.618</text:p>
          </table:table-cell>
          <table:table-cell table:formula="of:=[.C193]*[.C193]" office:value-type="float" office:value="4.8218855853474" calcext:value-type="float">
            <text:p>4.8219</text:p>
          </table:table-cell>
          <table:table-cell table:formula="of:=[.A193]*[.C193]" office:value-type="float" office:value="419.410736729029" calcext:value-type="float">
            <text:p>419.410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9713" calcext:value-type="float">
            <text:p>8.9713</text:p>
          </table:table-cell>
          <table:table-cell table:formula="of:=LOG([.B194]; EXP(1))" office:value-type="float" office:value="2.19403059310596" calcext:value-type="float">
            <text:p>2.194</text:p>
          </table:table-cell>
          <table:table-cell table:formula="of:=[.A194]*[.A194]" office:value-type="float" office:value="36864" calcext:value-type="float">
            <text:p>36864.000</text:p>
          </table:table-cell>
          <table:table-cell table:formula="of:=[.C194]*[.C194]" office:value-type="float" office:value="4.81377024348487" calcext:value-type="float">
            <text:p>4.8138</text:p>
          </table:table-cell>
          <table:table-cell table:formula="of:=[.A194]*[.C194]" office:value-type="float" office:value="421.253873876344" calcext:value-type="float">
            <text:p>421.2539</text:p>
          </table:table-cell>
          <table:table-cell/>
        </table:table-row>
        <table:table-row table:style-name="ro1">
          <table:table-cell office:value-type="float" office:value="192.999" calcext:value-type="float">
            <text:p>192.999</text:p>
          </table:table-cell>
          <table:table-cell office:value-type="float" office:value="8.9567" calcext:value-type="float">
            <text:p>8.9567</text:p>
          </table:table-cell>
          <table:table-cell table:formula="of:=LOG([.B195]; EXP(1))" office:value-type="float" office:value="2.19240185557499" calcext:value-type="float">
            <text:p>2.192</text:p>
          </table:table-cell>
          <table:table-cell table:formula="of:=[.A195]*[.A195]" office:value-type="float" office:value="37248.614001" calcext:value-type="float">
            <text:p>37248.614</text:p>
          </table:table-cell>
          <table:table-cell table:formula="of:=[.C195]*[.C195]" office:value-type="float" office:value="4.80662589632867" calcext:value-type="float">
            <text:p>4.8066</text:p>
          </table:table-cell>
          <table:table-cell table:formula="of:=[.A195]*[.C195]" office:value-type="float" office:value="423.131365724118" calcext:value-type="float">
            <text:p>423.1314</text:p>
          </table:table-cell>
          <table:table-cell/>
        </table:table-row>
        <table:table-row table:style-name="ro1">
          <table:table-cell office:value-type="float" office:value="193.999" calcext:value-type="float">
            <text:p>193.999</text:p>
          </table:table-cell>
          <table:table-cell office:value-type="float" office:value="8.9412" calcext:value-type="float">
            <text:p>8.9412</text:p>
          </table:table-cell>
          <table:table-cell table:formula="of:=LOG([.B196]; EXP(1))" office:value-type="float" office:value="2.19066980836554" calcext:value-type="float">
            <text:p>2.191</text:p>
          </table:table-cell>
          <table:table-cell table:formula="of:=[.A196]*[.A196]" office:value-type="float" office:value="37635.612001" calcext:value-type="float">
            <text:p>37635.612</text:p>
          </table:table-cell>
          <table:table-cell table:formula="of:=[.C196]*[.C196]" office:value-type="float" office:value="4.79903420928433" calcext:value-type="float">
            <text:p>4.7990</text:p>
          </table:table-cell>
          <table:table-cell table:formula="of:=[.A196]*[.C196]" office:value-type="float" office:value="424.987752153107" calcext:value-type="float">
            <text:p>424.987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.9258" calcext:value-type="float">
            <text:p>8.9258</text:p>
          </table:table-cell>
          <table:table-cell table:formula="of:=LOG([.B197]; EXP(1))" office:value-type="float" office:value="2.18894595950299" calcext:value-type="float">
            <text:p>2.189</text:p>
          </table:table-cell>
          <table:table-cell table:formula="of:=[.A197]*[.A197]" office:value-type="float" office:value="38025" calcext:value-type="float">
            <text:p>38025.000</text:p>
          </table:table-cell>
          <table:table-cell table:formula="of:=[.C197]*[.C197]" office:value-type="float" office:value="4.79148441362447" calcext:value-type="float">
            <text:p>4.7915</text:p>
          </table:table-cell>
          <table:table-cell table:formula="of:=[.A197]*[.C197]" office:value-type="float" office:value="426.844462103083" calcext:value-type="float">
            <text:p>426.8445</text:p>
          </table:table-cell>
          <table:table-cell/>
        </table:table-row>
        <table:table-row table:style-name="ro1">
          <table:table-cell office:value-type="float" office:value="195.999" calcext:value-type="float">
            <text:p>195.999</text:p>
          </table:table-cell>
          <table:table-cell office:value-type="float" office:value="8.9107" calcext:value-type="float">
            <text:p>8.9107</text:p>
          </table:table-cell>
          <table:table-cell table:formula="of:=LOG([.B198]; EXP(1))" office:value-type="float" office:value="2.18725280180867" calcext:value-type="float">
            <text:p>2.187</text:p>
          </table:table-cell>
          <table:table-cell table:formula="of:=[.A198]*[.A198]" office:value-type="float" office:value="38415.608001" calcext:value-type="float">
            <text:p>38415.608</text:p>
          </table:table-cell>
          <table:table-cell table:formula="of:=[.C198]*[.C198]" office:value-type="float" office:value="4.78407481901988" calcext:value-type="float">
            <text:p>4.7841</text:p>
          </table:table-cell>
          <table:table-cell table:formula="of:=[.A198]*[.C198]" office:value-type="float" office:value="428.699361901698" calcext:value-type="float">
            <text:p>428.6994</text:p>
          </table:table-cell>
          <table:table-cell/>
        </table:table-row>
        <table:table-row table:style-name="ro1">
          <table:table-cell office:value-type="float" office:value="196.999" calcext:value-type="float">
            <text:p>196.999</text:p>
          </table:table-cell>
          <table:table-cell office:value-type="float" office:value="8.8957" calcext:value-type="float">
            <text:p>8.8957</text:p>
          </table:table-cell>
          <table:table-cell table:formula="of:=LOG([.B199]; EXP(1))" office:value-type="float" office:value="2.18556801391801" calcext:value-type="float">
            <text:p>2.186</text:p>
          </table:table-cell>
          <table:table-cell table:formula="of:=[.A199]*[.A199]" office:value-type="float" office:value="38808.606001" calcext:value-type="float">
            <text:p>38808.606</text:p>
          </table:table-cell>
          <table:table-cell table:formula="of:=[.C199]*[.C199]" office:value-type="float" office:value="4.77670754346151" calcext:value-type="float">
            <text:p>4.7767</text:p>
          </table:table-cell>
          <table:table-cell table:formula="of:=[.A199]*[.C199]" office:value-type="float" office:value="430.554713173834" calcext:value-type="float">
            <text:p>430.554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.8799" calcext:value-type="float">
            <text:p>8.8799</text:p>
          </table:table-cell>
          <table:table-cell table:formula="of:=LOG([.B200]; EXP(1))" office:value-type="float" office:value="2.18379029567941" calcext:value-type="float">
            <text:p>2.184</text:p>
          </table:table-cell>
          <table:table-cell table:formula="of:=[.A200]*[.A200]" office:value-type="float" office:value="39204" calcext:value-type="float">
            <text:p>39204.000</text:p>
          </table:table-cell>
          <table:table-cell table:formula="of:=[.C200]*[.C200]" office:value-type="float" office:value="4.76894005550356" calcext:value-type="float">
            <text:p>4.7689</text:p>
          </table:table-cell>
          <table:table-cell table:formula="of:=[.A200]*[.C200]" office:value-type="float" office:value="432.390478544523" calcext:value-type="float">
            <text:p>432.390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.8647" calcext:value-type="float">
            <text:p>8.8647</text:p>
          </table:table-cell>
          <table:table-cell table:formula="of:=LOG([.B201]; EXP(1))" office:value-type="float" office:value="2.18207709800601" calcext:value-type="float">
            <text:p>2.182</text:p>
          </table:table-cell>
          <table:table-cell table:formula="of:=[.A201]*[.A201]" office:value-type="float" office:value="39601" calcext:value-type="float">
            <text:p>39601.000</text:p>
          </table:table-cell>
          <table:table-cell table:formula="of:=[.C201]*[.C201]" office:value-type="float" office:value="4.76146046164232" calcext:value-type="float">
            <text:p>4.7615</text:p>
          </table:table-cell>
          <table:table-cell table:formula="of:=[.A201]*[.C201]" office:value-type="float" office:value="434.233342503195" calcext:value-type="float">
            <text:p>434.2333</text:p>
          </table:table-cell>
          <table:table-cell/>
        </table:table-row>
        <table:table-row table:style-name="ro1">
          <table:table-cell office:value-type="float" office:value="199.999" calcext:value-type="float">
            <text:p>199.999</text:p>
          </table:table-cell>
          <table:table-cell office:value-type="float" office:value="8.8507" calcext:value-type="float">
            <text:p>8.8507</text:p>
          </table:table-cell>
          <table:table-cell table:formula="of:=LOG([.B202]; EXP(1))" office:value-type="float" office:value="2.18049655193711" calcext:value-type="float">
            <text:p>2.180</text:p>
          </table:table-cell>
          <table:table-cell table:formula="of:=[.A202]*[.A202]" office:value-type="float" office:value="39999.600001" calcext:value-type="float">
            <text:p>39999.600</text:p>
          </table:table-cell>
          <table:table-cell table:formula="of:=[.C202]*[.C202]" office:value-type="float" office:value="4.75456521300962" calcext:value-type="float">
            <text:p>4.7546</text:p>
          </table:table-cell>
          <table:table-cell table:formula="of:=[.A202]*[.C202]" office:value-type="float" office:value="436.09712989087" calcext:value-type="float">
            <text:p>436.0971</text:p>
          </table:table-cell>
          <table:table-cell/>
        </table:table-row>
        <table:table-row table:style-name="ro1">
          <table:table-cell office:value-type="float" office:value="200.999" calcext:value-type="float">
            <text:p>200.999</text:p>
          </table:table-cell>
          <table:table-cell office:value-type="float" office:value="8.8349" calcext:value-type="float">
            <text:p>8.8349</text:p>
          </table:table-cell>
          <table:table-cell table:formula="of:=LOG([.B203]; EXP(1))" office:value-type="float" office:value="2.17870978708848" calcext:value-type="float">
            <text:p>2.179</text:p>
          </table:table-cell>
          <table:table-cell table:formula="of:=[.A203]*[.A203]" office:value-type="float" office:value="40400.598001" calcext:value-type="float">
            <text:p>40400.598</text:p>
          </table:table-cell>
          <table:table-cell table:formula="of:=[.C203]*[.C203]" office:value-type="float" office:value="4.74677633635511" calcext:value-type="float">
            <text:p>4.7468</text:p>
          </table:table-cell>
          <table:table-cell table:formula="of:=[.A203]*[.C203]" office:value-type="float" office:value="437.918488494996" calcext:value-type="float">
            <text:p>437.918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.8182" calcext:value-type="float">
            <text:p>8.8182</text:p>
          </table:table-cell>
          <table:table-cell table:formula="of:=LOG([.B204]; EXP(1))" office:value-type="float" office:value="2.17681776755856" calcext:value-type="float">
            <text:p>2.177</text:p>
          </table:table-cell>
          <table:table-cell table:formula="of:=[.A204]*[.A204]" office:value-type="float" office:value="40804" calcext:value-type="float">
            <text:p>40804.000</text:p>
          </table:table-cell>
          <table:table-cell table:formula="of:=[.C204]*[.C204]" office:value-type="float" office:value="4.73853559315862" calcext:value-type="float">
            <text:p>4.7385</text:p>
          </table:table-cell>
          <table:table-cell table:formula="of:=[.A204]*[.C204]" office:value-type="float" office:value="439.717189046828" calcext:value-type="float">
            <text:p>439.7172</text:p>
          </table:table-cell>
          <table:table-cell/>
        </table:table-row>
        <table:table-row table:style-name="ro1">
          <table:table-cell office:value-type="float" office:value="202.999" calcext:value-type="float">
            <text:p>202.999</text:p>
          </table:table-cell>
          <table:table-cell office:value-type="float" office:value="8.8026" calcext:value-type="float">
            <text:p>8.8026</text:p>
          </table:table-cell>
          <table:table-cell table:formula="of:=LOG([.B205]; EXP(1))" office:value-type="float" office:value="2.17504713239152" calcext:value-type="float">
            <text:p>2.175</text:p>
          </table:table-cell>
          <table:table-cell table:formula="of:=[.A205]*[.A205]" office:value-type="float" office:value="41208.594001" calcext:value-type="float">
            <text:p>41208.594</text:p>
          </table:table-cell>
          <table:table-cell table:formula="of:=[.C205]*[.C205]" office:value-type="float" office:value="4.73083002812456" calcext:value-type="float">
            <text:p>4.7308</text:p>
          </table:table-cell>
          <table:table-cell table:formula="of:=[.A205]*[.C205]" office:value-type="float" office:value="441.532392828345" calcext:value-type="float">
            <text:p>441.5324</text:p>
          </table:table-cell>
          <table:table-cell/>
        </table:table-row>
        <table:table-row table:style-name="ro1">
          <table:table-cell office:value-type="float" office:value="203.999" calcext:value-type="float">
            <text:p>203.999</text:p>
          </table:table-cell>
          <table:table-cell office:value-type="float" office:value="8.7872" calcext:value-type="float">
            <text:p>8.7872</text:p>
          </table:table-cell>
          <table:table-cell table:formula="of:=LOG([.B206]; EXP(1))" office:value-type="float" office:value="2.17329611715146" calcext:value-type="float">
            <text:p>2.173</text:p>
          </table:table-cell>
          <table:table-cell table:formula="of:=[.A206]*[.A206]" office:value-type="float" office:value="41615.592001" calcext:value-type="float">
            <text:p>41615.592</text:p>
          </table:table-cell>
          <table:table-cell table:formula="of:=[.C206]*[.C206]" office:value-type="float" office:value="4.72321601282561" calcext:value-type="float">
            <text:p>4.7232</text:p>
          </table:table-cell>
          <table:table-cell table:formula="of:=[.A206]*[.C206]" office:value-type="float" office:value="443.350234602781" calcext:value-type="float">
            <text:p>443.3502</text:p>
          </table:table-cell>
          <table:table-cell/>
        </table:table-row>
        <table:table-row table:style-name="ro1">
          <table:table-cell office:value-type="float" office:value="204.999" calcext:value-type="float">
            <text:p>204.999</text:p>
          </table:table-cell>
          <table:table-cell office:value-type="float" office:value="8.7747" calcext:value-type="float">
            <text:p>8.7747</text:p>
          </table:table-cell>
          <table:table-cell table:formula="of:=LOG([.B207]; EXP(1))" office:value-type="float" office:value="2.17187258073332" calcext:value-type="float">
            <text:p>2.172</text:p>
          </table:table-cell>
          <table:table-cell table:formula="of:=[.A207]*[.A207]" office:value-type="float" office:value="42024.590001" calcext:value-type="float">
            <text:p>42024.590</text:p>
          </table:table-cell>
          <table:table-cell table:formula="of:=[.C207]*[.C207]" office:value-type="float" office:value="4.7170305069412" calcext:value-type="float">
            <text:p>4.7170</text:p>
          </table:table-cell>
          <table:table-cell table:formula="of:=[.A207]*[.C207]" office:value-type="float" office:value="445.231707177749" calcext:value-type="float">
            <text:p>445.2317</text:p>
          </table:table-cell>
          <table:table-cell/>
        </table:table-row>
        <table:table-row table:style-name="ro1">
          <table:table-cell office:value-type="float" office:value="205.999" calcext:value-type="float">
            <text:p>205.999</text:p>
          </table:table-cell>
          <table:table-cell office:value-type="float" office:value="8.7593" calcext:value-type="float">
            <text:p>8.7593</text:p>
          </table:table-cell>
          <table:table-cell table:formula="of:=LOG([.B208]; EXP(1))" office:value-type="float" office:value="2.17011599307963" calcext:value-type="float">
            <text:p>2.170</text:p>
          </table:table-cell>
          <table:table-cell table:formula="of:=[.A208]*[.A208]" office:value-type="float" office:value="42435.588001" calcext:value-type="float">
            <text:p>42435.588</text:p>
          </table:table-cell>
          <table:table-cell table:formula="of:=[.C208]*[.C208]" office:value-type="float" office:value="4.70940342342" calcext:value-type="float">
            <text:p>4.7094</text:p>
          </table:table-cell>
          <table:table-cell table:formula="of:=[.A208]*[.C208]" office:value-type="float" office:value="447.041724458411" calcext:value-type="float">
            <text:p>447.0417</text:p>
          </table:table-cell>
          <table:table-cell/>
        </table:table-row>
        <table:table-row table:style-name="ro1">
          <table:table-cell office:value-type="float" office:value="206.999" calcext:value-type="float">
            <text:p>206.999</text:p>
          </table:table-cell>
          <table:table-cell office:value-type="float" office:value="8.7454" calcext:value-type="float">
            <text:p>8.7454</text:p>
          </table:table-cell>
          <table:table-cell table:formula="of:=LOG([.B209]; EXP(1))" office:value-type="float" office:value="2.1685278478476" calcext:value-type="float">
            <text:p>2.169</text:p>
          </table:table-cell>
          <table:table-cell table:formula="of:=[.A209]*[.A209]" office:value-type="float" office:value="42848.586001" calcext:value-type="float">
            <text:p>42848.586</text:p>
          </table:table-cell>
          <table:table-cell table:formula="of:=[.C209]*[.C209]" office:value-type="float" office:value="4.70251302689056" calcext:value-type="float">
            <text:p>4.7025</text:p>
          </table:table-cell>
          <table:table-cell table:formula="of:=[.A209]*[.C209]" office:value-type="float" office:value="448.883095976606" calcext:value-type="float">
            <text:p>448.8831</text:p>
          </table:table-cell>
          <table:table-cell/>
        </table:table-row>
        <table:table-row table:style-name="ro1">
          <table:table-cell office:value-type="float" office:value="207.999" calcext:value-type="float">
            <text:p>207.999</text:p>
          </table:table-cell>
          <table:table-cell office:value-type="float" office:value="8.7295" calcext:value-type="float">
            <text:p>8.7295</text:p>
          </table:table-cell>
          <table:table-cell table:formula="of:=LOG([.B210]; EXP(1))" office:value-type="float" office:value="2.16670809444269" calcext:value-type="float">
            <text:p>2.167</text:p>
          </table:table-cell>
          <table:table-cell table:formula="of:=[.A210]*[.A210]" office:value-type="float" office:value="43263.584001" calcext:value-type="float">
            <text:p>43263.584</text:p>
          </table:table-cell>
          <table:table-cell table:formula="of:=[.C210]*[.C210]" office:value-type="float" office:value="4.69462396652348" calcext:value-type="float">
            <text:p>4.6946</text:p>
          </table:table-cell>
          <table:table-cell table:formula="of:=[.A210]*[.C210]" office:value-type="float" office:value="450.673116935985" calcext:value-type="float">
            <text:p>450.6731</text:p>
          </table:table-cell>
          <table:table-cell/>
        </table:table-row>
        <table:table-row table:style-name="ro1">
          <table:table-cell office:value-type="float" office:value="208.999" calcext:value-type="float">
            <text:p>208.999</text:p>
          </table:table-cell>
          <table:table-cell office:value-type="float" office:value="8.7151" calcext:value-type="float">
            <text:p>8.7151</text:p>
          </table:table-cell>
          <table:table-cell table:formula="of:=LOG([.B211]; EXP(1))" office:value-type="float" office:value="2.16505715337546" calcext:value-type="float">
            <text:p>2.165</text:p>
          </table:table-cell>
          <table:table-cell table:formula="of:=[.A211]*[.A211]" office:value-type="float" office:value="43680.582001" calcext:value-type="float">
            <text:p>43680.582</text:p>
          </table:table-cell>
          <table:table-cell table:formula="of:=[.C211]*[.C211]" office:value-type="float" office:value="4.68747247738224" calcext:value-type="float">
            <text:p>4.6875</text:p>
          </table:table-cell>
          <table:table-cell table:formula="of:=[.A211]*[.C211]" office:value-type="float" office:value="452.494779998317" calcext:value-type="float">
            <text:p>452.4948</text:p>
          </table:table-cell>
          <table:table-cell/>
        </table:table-row>
        <table:table-row table:style-name="ro1">
          <table:table-cell office:value-type="float" office:value="209.999" calcext:value-type="float">
            <text:p>209.999</text:p>
          </table:table-cell>
          <table:table-cell office:value-type="float" office:value="8.7009" calcext:value-type="float">
            <text:p>8.7009</text:p>
          </table:table-cell>
          <table:table-cell table:formula="of:=LOG([.B212]; EXP(1))" office:value-type="float" office:value="2.163426468586" calcext:value-type="float">
            <text:p>2.163</text:p>
          </table:table-cell>
          <table:table-cell table:formula="of:=[.A212]*[.A212]" office:value-type="float" office:value="44099.580001" calcext:value-type="float">
            <text:p>44099.580</text:p>
          </table:table-cell>
          <table:table-cell table:formula="of:=[.C212]*[.C212]" office:value-type="float" office:value="4.68041408497847" calcext:value-type="float">
            <text:p>4.6804</text:p>
          </table:table-cell>
          <table:table-cell table:formula="of:=[.A212]*[.C212]" office:value-type="float" office:value="454.317394976591" calcext:value-type="float">
            <text:p>454.3174</text:p>
          </table:table-cell>
          <table:table-cell/>
        </table:table-row>
        <table:table-row table:style-name="ro1">
          <table:table-cell office:value-type="float" office:value="210.999" calcext:value-type="float">
            <text:p>210.999</text:p>
          </table:table-cell>
          <table:table-cell office:value-type="float" office:value="8.685" calcext:value-type="float">
            <text:p>8.685</text:p>
          </table:table-cell>
          <table:table-cell table:formula="of:=LOG([.B213]; EXP(1))" office:value-type="float" office:value="2.16159739969307" calcext:value-type="float">
            <text:p>2.162</text:p>
          </table:table-cell>
          <table:table-cell table:formula="of:=[.A213]*[.A213]" office:value-type="float" office:value="44520.578001" calcext:value-type="float">
            <text:p>44520.578</text:p>
          </table:table-cell>
          <table:table-cell table:formula="of:=[.C213]*[.C213]" office:value-type="float" office:value="4.67250331835984" calcext:value-type="float">
            <text:p>4.6725</text:p>
          </table:table-cell>
          <table:table-cell table:formula="of:=[.A213]*[.C213]" office:value-type="float" office:value="456.094889737838" calcext:value-type="float">
            <text:p>456.0949</text:p>
          </table:table-cell>
          <table:table-cell/>
        </table:table-row>
        <table:table-row table:style-name="ro1">
          <table:table-cell office:value-type="float" office:value="211.999" calcext:value-type="float">
            <text:p>211.999</text:p>
          </table:table-cell>
          <table:table-cell office:value-type="float" office:value="8.6695" calcext:value-type="float">
            <text:p>8.6695</text:p>
          </table:table-cell>
          <table:table-cell table:formula="of:=LOG([.B214]; EXP(1))" office:value-type="float" office:value="2.15981111900259" calcext:value-type="float">
            <text:p>2.160</text:p>
          </table:table-cell>
          <table:table-cell table:formula="of:=[.A214]*[.A214]" office:value-type="float" office:value="44943.576001" calcext:value-type="float">
            <text:p>44943.576</text:p>
          </table:table-cell>
          <table:table-cell table:formula="of:=[.C214]*[.C214]" office:value-type="float" office:value="4.66478406976722" calcext:value-type="float">
            <text:p>4.6648</text:p>
          </table:table-cell>
          <table:table-cell table:formula="of:=[.A214]*[.C214]" office:value-type="float" office:value="457.87779741743" calcext:value-type="float">
            <text:p>457.877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.6549" calcext:value-type="float">
            <text:p>8.6549</text:p>
          </table:table-cell>
          <table:table-cell table:formula="of:=LOG([.B215]; EXP(1))" office:value-type="float" office:value="2.1581256345464" calcext:value-type="float">
            <text:p>2.158</text:p>
          </table:table-cell>
          <table:table-cell table:formula="of:=[.A215]*[.A215]" office:value-type="float" office:value="45369" calcext:value-type="float">
            <text:p>45369.000</text:p>
          </table:table-cell>
          <table:table-cell table:formula="of:=[.C215]*[.C215]" office:value-type="float" office:value="4.65750625448632" calcext:value-type="float">
            <text:p>4.6575</text:p>
          </table:table-cell>
          <table:table-cell table:formula="of:=[.A215]*[.C215]" office:value-type="float" office:value="459.680760158384" calcext:value-type="float">
            <text:p>459.6808</text:p>
          </table:table-cell>
          <table:table-cell/>
        </table:table-row>
        <table:table-row table:style-name="ro1">
          <table:table-cell office:value-type="float" office:value="213.999" calcext:value-type="float">
            <text:p>213.999</text:p>
          </table:table-cell>
          <table:table-cell office:value-type="float" office:value="8.6414" calcext:value-type="float">
            <text:p>8.6414</text:p>
          </table:table-cell>
          <table:table-cell table:formula="of:=LOG([.B216]; EXP(1))" office:value-type="float" office:value="2.15656460672642" calcext:value-type="float">
            <text:p>2.157</text:p>
          </table:table-cell>
          <table:table-cell table:formula="of:=[.A216]*[.A216]" office:value-type="float" office:value="45795.572001" calcext:value-type="float">
            <text:p>45795.572</text:p>
          </table:table-cell>
          <table:table-cell table:formula="of:=[.C216]*[.C216]" office:value-type="float" office:value="4.65077090298507" calcext:value-type="float">
            <text:p>4.6508</text:p>
          </table:table-cell>
          <table:table-cell table:formula="of:=[.A216]*[.C216]" office:value-type="float" office:value="461.502669274847" calcext:value-type="float">
            <text:p>461.5027</text:p>
          </table:table-cell>
          <table:table-cell/>
        </table:table-row>
        <table:table-row table:style-name="ro1">
          <table:table-cell office:value-type="float" office:value="214.999" calcext:value-type="float">
            <text:p>214.999</text:p>
          </table:table-cell>
          <table:table-cell office:value-type="float" office:value="8.6255" calcext:value-type="float">
            <text:p>8.6255</text:p>
          </table:table-cell>
          <table:table-cell table:formula="of:=LOG([.B217]; EXP(1))" office:value-type="float" office:value="2.15472293225166" calcext:value-type="float">
            <text:p>2.155</text:p>
          </table:table-cell>
          <table:table-cell table:formula="of:=[.A217]*[.A217]" office:value-type="float" office:value="46224.570001" calcext:value-type="float">
            <text:p>46224.570</text:p>
          </table:table-cell>
          <table:table-cell table:formula="of:=[.C217]*[.C217]" office:value-type="float" office:value="4.6428309147712" calcext:value-type="float">
            <text:p>4.6428</text:p>
          </table:table-cell>
          <table:table-cell table:formula="of:=[.A217]*[.C217]" office:value-type="float" office:value="463.263275711175" calcext:value-type="float">
            <text:p>463.2633</text:p>
          </table:table-cell>
          <table:table-cell/>
        </table:table-row>
        <table:table-row table:style-name="ro1">
          <table:table-cell office:value-type="float" office:value="215.999" calcext:value-type="float">
            <text:p>215.999</text:p>
          </table:table-cell>
          <table:table-cell office:value-type="float" office:value="8.6106" calcext:value-type="float">
            <text:p>8.6106</text:p>
          </table:table-cell>
          <table:table-cell table:formula="of:=LOG([.B218]; EXP(1))" office:value-type="float" office:value="2.1529940024228" calcext:value-type="float">
            <text:p>2.153</text:p>
          </table:table-cell>
          <table:table-cell table:formula="of:=[.A218]*[.A218]" office:value-type="float" office:value="46655.568001" calcext:value-type="float">
            <text:p>46655.568</text:p>
          </table:table-cell>
          <table:table-cell table:formula="of:=[.C218]*[.C218]" office:value-type="float" office:value="4.63538317446857" calcext:value-type="float">
            <text:p>4.6354</text:p>
          </table:table-cell>
          <table:table-cell table:formula="of:=[.A218]*[.C218]" office:value-type="float" office:value="465.044551529323" calcext:value-type="float">
            <text:p>465.0446</text:p>
          </table:table-cell>
          <table:table-cell/>
        </table:table-row>
        <table:table-row table:style-name="ro1">
          <table:table-cell office:value-type="float" office:value="216.999" calcext:value-type="float">
            <text:p>216.999</text:p>
          </table:table-cell>
          <table:table-cell office:value-type="float" office:value="8.5958" calcext:value-type="float">
            <text:p>8.5958</text:p>
          </table:table-cell>
          <table:table-cell table:formula="of:=LOG([.B219]; EXP(1))" office:value-type="float" office:value="2.15127371187395" calcext:value-type="float">
            <text:p>2.151</text:p>
          </table:table-cell>
          <table:table-cell table:formula="of:=[.A219]*[.A219]" office:value-type="float" office:value="47088.566001" calcext:value-type="float">
            <text:p>47088.566</text:p>
          </table:table-cell>
          <table:table-cell table:formula="of:=[.C219]*[.C219]" office:value-type="float" office:value="4.62797858339991" calcext:value-type="float">
            <text:p>4.6280</text:p>
          </table:table-cell>
          <table:table-cell table:formula="of:=[.A219]*[.C219]" office:value-type="float" office:value="466.824244202935" calcext:value-type="float">
            <text:p>466.824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.5812" calcext:value-type="float">
            <text:p>8.5812</text:p>
          </table:table-cell>
          <table:table-cell table:formula="of:=LOG([.B220]; EXP(1))" office:value-type="float" office:value="2.14957376386021" calcext:value-type="float">
            <text:p>2.150</text:p>
          </table:table-cell>
          <table:table-cell table:formula="of:=[.A220]*[.A220]" office:value-type="float" office:value="47524" calcext:value-type="float">
            <text:p>47524.000</text:p>
          </table:table-cell>
          <table:table-cell table:formula="of:=[.C220]*[.C220]" office:value-type="float" office:value="4.62066736627617" calcext:value-type="float">
            <text:p>4.6207</text:p>
          </table:table-cell>
          <table:table-cell table:formula="of:=[.A220]*[.C220]" office:value-type="float" office:value="468.607080521527" calcext:value-type="float">
            <text:p>468.6071</text:p>
          </table:table-cell>
          <table:table-cell/>
        </table:table-row>
        <table:table-row table:style-name="ro1">
          <table:table-cell office:value-type="float" office:value="218.999" calcext:value-type="float">
            <text:p>218.999</text:p>
          </table:table-cell>
          <table:table-cell office:value-type="float" office:value="8.5666" calcext:value-type="float">
            <text:p>8.5666</text:p>
          </table:table-cell>
          <table:table-cell table:formula="of:=LOG([.B221]; EXP(1))" office:value-type="float" office:value="2.14787092110162" calcext:value-type="float">
            <text:p>2.148</text:p>
          </table:table-cell>
          <table:table-cell table:formula="of:=[.A221]*[.A221]" office:value-type="float" office:value="47960.562001" calcext:value-type="float">
            <text:p>47960.562</text:p>
          </table:table-cell>
          <table:table-cell table:formula="of:=[.C221]*[.C221]" office:value-type="float" office:value="4.61334949371391" calcext:value-type="float">
            <text:p>4.6133</text:p>
          </table:table-cell>
          <table:table-cell table:formula="of:=[.A221]*[.C221]" office:value-type="float" office:value="470.381583850333" calcext:value-type="float">
            <text:p>470.3816</text:p>
          </table:table-cell>
          <table:table-cell/>
        </table:table-row>
        <table:table-row table:style-name="ro1">
          <table:table-cell office:value-type="float" office:value="219.999" calcext:value-type="float">
            <text:p>219.999</text:p>
          </table:table-cell>
          <table:table-cell office:value-type="float" office:value="8.5522" calcext:value-type="float">
            <text:p>8.5522</text:p>
          </table:table-cell>
          <table:table-cell table:formula="of:=LOG([.B222]; EXP(1))" office:value-type="float" office:value="2.14618855979166" calcext:value-type="float">
            <text:p>2.146</text:p>
          </table:table-cell>
          <table:table-cell table:formula="of:=[.A222]*[.A222]" office:value-type="float" office:value="48399.560001" calcext:value-type="float">
            <text:p>48399.560</text:p>
          </table:table-cell>
          <table:table-cell table:formula="of:=[.C222]*[.C222]" office:value-type="float" office:value="4.60612533418062" calcext:value-type="float">
            <text:p>4.6061</text:p>
          </table:table-cell>
          <table:table-cell table:formula="of:=[.A222]*[.C222]" office:value-type="float" office:value="472.159336965606" calcext:value-type="float">
            <text:p>472.1593</text:p>
          </table:table-cell>
          <table:table-cell/>
        </table:table-row>
        <table:table-row table:style-name="ro1">
          <table:table-cell office:value-type="float" office:value="220.999" calcext:value-type="float">
            <text:p>220.999</text:p>
          </table:table-cell>
          <table:table-cell office:value-type="float" office:value="8.5378" calcext:value-type="float">
            <text:p>8.5378</text:p>
          </table:table-cell>
          <table:table-cell table:formula="of:=LOG([.B223]; EXP(1))" office:value-type="float" office:value="2.14450336337179" calcext:value-type="float">
            <text:p>2.145</text:p>
          </table:table-cell>
          <table:table-cell table:formula="of:=[.A223]*[.A223]" office:value-type="float" office:value="48840.558001" calcext:value-type="float">
            <text:p>48840.558</text:p>
          </table:table-cell>
          <table:table-cell table:formula="of:=[.C223]*[.C223]" office:value-type="float" office:value="4.5988946755129" calcext:value-type="float">
            <text:p>4.5989</text:p>
          </table:table-cell>
          <table:table-cell table:formula="of:=[.A223]*[.C223]" office:value-type="float" office:value="473.933098801801" calcext:value-type="float">
            <text:p>473.933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.5231" calcext:value-type="float">
            <text:p>8.5231</text:p>
          </table:table-cell>
          <table:table-cell table:formula="of:=LOG([.B224]; EXP(1))" office:value-type="float" office:value="2.14278012442921" calcext:value-type="float">
            <text:p>2.143</text:p>
          </table:table-cell>
          <table:table-cell table:formula="of:=[.A224]*[.A224]" office:value-type="float" office:value="49284" calcext:value-type="float">
            <text:p>49284.000</text:p>
          </table:table-cell>
          <table:table-cell table:formula="of:=[.C224]*[.C224]" office:value-type="float" office:value="4.59150666164885" calcext:value-type="float">
            <text:p>4.5915</text:p>
          </table:table-cell>
          <table:table-cell table:formula="of:=[.A224]*[.C224]" office:value-type="float" office:value="475.697187623284" calcext:value-type="float">
            <text:p>475.6972</text:p>
          </table:table-cell>
          <table:table-cell/>
        </table:table-row>
        <table:table-row table:style-name="ro1">
          <table:table-cell office:value-type="float" office:value="222.999" calcext:value-type="float">
            <text:p>222.999</text:p>
          </table:table-cell>
          <table:table-cell office:value-type="float" office:value="8.5078" calcext:value-type="float">
            <text:p>8.5078</text:p>
          </table:table-cell>
          <table:table-cell table:formula="of:=LOG([.B225]; EXP(1))" office:value-type="float" office:value="2.14098338977443" calcext:value-type="float">
            <text:p>2.141</text:p>
          </table:table-cell>
          <table:table-cell table:formula="of:=[.A225]*[.A225]" office:value-type="float" office:value="49728.554001" calcext:value-type="float">
            <text:p>49728.554</text:p>
          </table:table-cell>
          <table:table-cell table:formula="of:=[.C225]*[.C225]" office:value-type="float" office:value="4.58380987529001" calcext:value-type="float">
            <text:p>4.5838</text:p>
          </table:table-cell>
          <table:table-cell table:formula="of:=[.A225]*[.C225]" office:value-type="float" office:value="477.437154936308" calcext:value-type="float">
            <text:p>477.4372</text:p>
          </table:table-cell>
          <table:table-cell/>
        </table:table-row>
        <table:table-row table:style-name="ro1">
          <table:table-cell office:value-type="float" office:value="223.999" calcext:value-type="float">
            <text:p>223.999</text:p>
          </table:table-cell>
          <table:table-cell office:value-type="float" office:value="8.4924" calcext:value-type="float">
            <text:p>8.4924</text:p>
          </table:table-cell>
          <table:table-cell table:formula="of:=LOG([.B226]; EXP(1))" office:value-type="float" office:value="2.1391716458876" calcext:value-type="float">
            <text:p>2.139</text:p>
          </table:table-cell>
          <table:table-cell table:formula="of:=[.A226]*[.A226]" office:value-type="float" office:value="50175.552001" calcext:value-type="float">
            <text:p>50175.552</text:p>
          </table:table-cell>
          <table:table-cell table:formula="of:=[.C226]*[.C226]" office:value-type="float" office:value="4.57605533056947" calcext:value-type="float">
            <text:p>4.5761</text:p>
          </table:table-cell>
          <table:table-cell table:formula="of:=[.A226]*[.C226]" office:value-type="float" office:value="479.172309507177" calcext:value-type="float">
            <text:p>479.172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.4781" calcext:value-type="float">
            <text:p>8.4781</text:p>
          </table:table-cell>
          <table:table-cell table:formula="of:=LOG([.B227]; EXP(1))" office:value-type="float" office:value="2.13748636809561" calcext:value-type="float">
            <text:p>2.137</text:p>
          </table:table-cell>
          <table:table-cell table:formula="of:=[.A227]*[.A227]" office:value-type="float" office:value="50625" calcext:value-type="float">
            <text:p>50625.000</text:p>
          </table:table-cell>
          <table:table-cell table:formula="of:=[.C227]*[.C227]" office:value-type="float" office:value="4.56884797379455" calcext:value-type="float">
            <text:p>4.5688</text:p>
          </table:table-cell>
          <table:table-cell table:formula="of:=[.A227]*[.C227]" office:value-type="float" office:value="480.934432821512" calcext:value-type="float">
            <text:p>480.9344</text:p>
          </table:table-cell>
          <table:table-cell/>
        </table:table-row>
        <table:table-row table:style-name="ro1">
          <table:table-cell office:value-type="float" office:value="225.999" calcext:value-type="float">
            <text:p>225.999</text:p>
          </table:table-cell>
          <table:table-cell office:value-type="float" office:value="8.4641" calcext:value-type="float">
            <text:p>8.4641</text:p>
          </table:table-cell>
          <table:table-cell table:formula="of:=LOG([.B228]; EXP(1))" office:value-type="float" office:value="2.13583368979095" calcext:value-type="float">
            <text:p>2.136</text:p>
          </table:table-cell>
          <table:table-cell table:formula="of:=[.A228]*[.A228]" office:value-type="float" office:value="51075.548001" calcext:value-type="float">
            <text:p>51075.548</text:p>
          </table:table-cell>
          <table:table-cell table:formula="of:=[.C228]*[.C228]" office:value-type="float" office:value="4.56178555044603" calcext:value-type="float">
            <text:p>4.5618</text:p>
          </table:table-cell>
          <table:table-cell table:formula="of:=[.A228]*[.C228]" office:value-type="float" office:value="482.696278059065" calcext:value-type="float">
            <text:p>482.6963</text:p>
          </table:table-cell>
          <table:table-cell/>
        </table:table-row>
        <table:table-row table:style-name="ro1">
          <table:table-cell office:value-type="float" office:value="226.999" calcext:value-type="float">
            <text:p>226.999</text:p>
          </table:table-cell>
          <table:table-cell office:value-type="float" office:value="8.4479" calcext:value-type="float">
            <text:p>8.4479</text:p>
          </table:table-cell>
          <table:table-cell table:formula="of:=LOG([.B229]; EXP(1))" office:value-type="float" office:value="2.13391788977263" calcext:value-type="float">
            <text:p>2.134</text:p>
          </table:table-cell>
          <table:table-cell table:formula="of:=[.A229]*[.A229]" office:value-type="float" office:value="51528.546001" calcext:value-type="float">
            <text:p>51528.546</text:p>
          </table:table-cell>
          <table:table-cell table:formula="of:=[.C229]*[.C229]" office:value-type="float" office:value="4.55360556029169" calcext:value-type="float">
            <text:p>4.5536</text:p>
          </table:table-cell>
          <table:table-cell table:formula="of:=[.A229]*[.C229]" office:value-type="float" office:value="484.397227060498" calcext:value-type="float">
            <text:p>484.397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.4349" calcext:value-type="float">
            <text:p>8.4349</text:p>
          </table:table-cell>
          <table:table-cell table:formula="of:=LOG([.B230]; EXP(1))" office:value-type="float" office:value="2.1323778605631" calcext:value-type="float">
            <text:p>2.132</text:p>
          </table:table-cell>
          <table:table-cell table:formula="of:=[.A230]*[.A230]" office:value-type="float" office:value="51984" calcext:value-type="float">
            <text:p>51984.000</text:p>
          </table:table-cell>
          <table:table-cell table:formula="of:=[.C230]*[.C230]" office:value-type="float" office:value="4.54703534021968" calcext:value-type="float">
            <text:p>4.5470</text:p>
          </table:table-cell>
          <table:table-cell table:formula="of:=[.A230]*[.C230]" office:value-type="float" office:value="486.182152208388" calcext:value-type="float">
            <text:p>486.182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.4194" calcext:value-type="float">
            <text:p>8.4194</text:p>
          </table:table-cell>
          <table:table-cell table:formula="of:=LOG([.B231]; EXP(1))" office:value-type="float" office:value="2.13053856680784" calcext:value-type="float">
            <text:p>2.131</text:p>
          </table:table-cell>
          <table:table-cell table:formula="of:=[.A231]*[.A231]" office:value-type="float" office:value="52441" calcext:value-type="float">
            <text:p>52441.000</text:p>
          </table:table-cell>
          <table:table-cell table:formula="of:=[.C231]*[.C231]" office:value-type="float" office:value="4.53919458465559" calcext:value-type="float">
            <text:p>4.5392</text:p>
          </table:table-cell>
          <table:table-cell table:formula="of:=[.A231]*[.C231]" office:value-type="float" office:value="487.893331798994" calcext:value-type="float">
            <text:p>487.8933</text:p>
          </table:table-cell>
          <table:table-cell/>
        </table:table-row>
        <table:table-row table:style-name="ro1">
          <table:table-cell office:value-type="float" office:value="229.999" calcext:value-type="float">
            <text:p>229.999</text:p>
          </table:table-cell>
          <table:table-cell office:value-type="float" office:value="8.4039" calcext:value-type="float">
            <text:p>8.4039</text:p>
          </table:table-cell>
          <table:table-cell table:formula="of:=LOG([.B232]; EXP(1))" office:value-type="float" office:value="2.12869588381629" calcext:value-type="float">
            <text:p>2.129</text:p>
          </table:table-cell>
          <table:table-cell table:formula="of:=[.A232]*[.A232]" office:value-type="float" office:value="52899.540001" calcext:value-type="float">
            <text:p>52899.540</text:p>
          </table:table-cell>
          <table:table-cell table:formula="of:=[.C232]*[.C232]" office:value-type="float" office:value="4.53134616577642" calcext:value-type="float">
            <text:p>4.5313</text:p>
          </table:table-cell>
          <table:table-cell table:formula="of:=[.A232]*[.C232]" office:value-type="float" office:value="489.597924581863" calcext:value-type="float">
            <text:p>489.5979</text:p>
          </table:table-cell>
          <table:table-cell/>
        </table:table-row>
        <table:table-row table:style-name="ro1">
          <table:table-cell office:value-type="float" office:value="230.999" calcext:value-type="float">
            <text:p>230.999</text:p>
          </table:table-cell>
          <table:table-cell office:value-type="float" office:value="8.3899" calcext:value-type="float">
            <text:p>8.3899</text:p>
          </table:table-cell>
          <table:table-cell table:formula="of:=LOG([.B233]; EXP(1))" office:value-type="float" office:value="2.12702860145695" calcext:value-type="float">
            <text:p>2.127</text:p>
          </table:table-cell>
          <table:table-cell table:formula="of:=[.A233]*[.A233]" office:value-type="float" office:value="53360.538001" calcext:value-type="float">
            <text:p>53360.538</text:p>
          </table:table-cell>
          <table:table-cell table:formula="of:=[.C233]*[.C233]" office:value-type="float" office:value="4.52425067141592" calcext:value-type="float">
            <text:p>4.5243</text:p>
          </table:table-cell>
          <table:table-cell table:formula="of:=[.A233]*[.C233]" office:value-type="float" office:value="491.341479907954" calcext:value-type="float">
            <text:p>491.3415</text:p>
          </table:table-cell>
          <table:table-cell/>
        </table:table-row>
        <table:table-row table:style-name="ro1">
          <table:table-cell office:value-type="float" office:value="231.999" calcext:value-type="float">
            <text:p>231.999</text:p>
          </table:table-cell>
          <table:table-cell office:value-type="float" office:value="8.3755" calcext:value-type="float">
            <text:p>8.3755</text:p>
          </table:table-cell>
          <table:table-cell table:formula="of:=LOG([.B234]; EXP(1))" office:value-type="float" office:value="2.1253107774216" calcext:value-type="float">
            <text:p>2.125</text:p>
          </table:table-cell>
          <table:table-cell table:formula="of:=[.A234]*[.A234]" office:value-type="float" office:value="53823.536001" calcext:value-type="float">
            <text:p>53823.536</text:p>
          </table:table-cell>
          <table:table-cell table:formula="of:=[.C234]*[.C234]" office:value-type="float" office:value="4.51694590062442" calcext:value-type="float">
            <text:p>4.5169</text:p>
          </table:table-cell>
          <table:table-cell table:formula="of:=[.A234]*[.C234]" office:value-type="float" office:value="493.069975051035" calcext:value-type="float">
            <text:p>493.070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.3606" calcext:value-type="float">
            <text:p>8.3606</text:p>
          </table:table-cell>
          <table:table-cell table:formula="of:=LOG([.B235]; EXP(1))" office:value-type="float" office:value="2.12353019485617" calcext:value-type="float">
            <text:p>2.124</text:p>
          </table:table-cell>
          <table:table-cell table:formula="of:=[.A235]*[.A235]" office:value-type="float" office:value="54289" calcext:value-type="float">
            <text:p>54289.000</text:p>
          </table:table-cell>
          <table:table-cell table:formula="of:=[.C235]*[.C235]" office:value-type="float" office:value="4.50938048846589" calcext:value-type="float">
            <text:p>4.5094</text:p>
          </table:table-cell>
          <table:table-cell table:formula="of:=[.A235]*[.C235]" office:value-type="float" office:value="494.782535401488" calcext:value-type="float">
            <text:p>494.7825</text:p>
          </table:table-cell>
          <table:table-cell/>
        </table:table-row>
        <table:table-row table:style-name="ro1">
          <table:table-cell office:value-type="float" office:value="233.999" calcext:value-type="float">
            <text:p>233.999</text:p>
          </table:table-cell>
          <table:table-cell office:value-type="float" office:value="8.3458" calcext:value-type="float">
            <text:p>8.3458</text:p>
          </table:table-cell>
          <table:table-cell table:formula="of:=LOG([.B236]; EXP(1))" office:value-type="float" office:value="2.12175841830686" calcext:value-type="float">
            <text:p>2.122</text:p>
          </table:table-cell>
          <table:table-cell table:formula="of:=[.A236]*[.A236]" office:value-type="float" office:value="54755.532001" calcext:value-type="float">
            <text:p>54755.532</text:p>
          </table:table-cell>
          <table:table-cell table:formula="of:=[.C236]*[.C236]" office:value-type="float" office:value="4.50185878565605" calcext:value-type="float">
            <text:p>4.5019</text:p>
          </table:table-cell>
          <table:table-cell table:formula="of:=[.A236]*[.C236]" office:value-type="float" office:value="496.489348125388" calcext:value-type="float">
            <text:p>496.4893</text:p>
          </table:table-cell>
          <table:table-cell/>
        </table:table-row>
        <table:table-row table:style-name="ro1">
          <table:table-cell office:value-type="float" office:value="234.999" calcext:value-type="float">
            <text:p>234.999</text:p>
          </table:table-cell>
          <table:table-cell office:value-type="float" office:value="8.331" calcext:value-type="float">
            <text:p>8.331</text:p>
          </table:table-cell>
          <table:table-cell table:formula="of:=LOG([.B237]; EXP(1))" office:value-type="float" office:value="2.11998349699277" calcext:value-type="float">
            <text:p>2.120</text:p>
          </table:table-cell>
          <table:table-cell table:formula="of:=[.A237]*[.A237]" office:value-type="float" office:value="55224.530001" calcext:value-type="float">
            <text:p>55224.530</text:p>
          </table:table-cell>
          <table:table-cell table:formula="of:=[.C237]*[.C237]" office:value-type="float" office:value="4.4943300275217" calcext:value-type="float">
            <text:p>4.4943</text:p>
          </table:table-cell>
          <table:table-cell table:formula="of:=[.A237]*[.C237]" office:value-type="float" office:value="498.194001809804" calcext:value-type="float">
            <text:p>498.1940</text:p>
          </table:table-cell>
          <table:table-cell/>
        </table:table-row>
        <table:table-row table:style-name="ro1">
          <table:table-cell office:value-type="float" office:value="235.999" calcext:value-type="float">
            <text:p>235.999</text:p>
          </table:table-cell>
          <table:table-cell office:value-type="float" office:value="8.3171" calcext:value-type="float">
            <text:p>8.3171</text:p>
          </table:table-cell>
          <table:table-cell table:formula="of:=LOG([.B238]; EXP(1))" office:value-type="float" office:value="2.11831363638046" calcext:value-type="float">
            <text:p>2.118</text:p>
          </table:table-cell>
          <table:table-cell table:formula="of:=[.A238]*[.A238]" office:value-type="float" office:value="55695.528001" calcext:value-type="float">
            <text:p>55695.528</text:p>
          </table:table-cell>
          <table:table-cell table:formula="of:=[.C238]*[.C238]" office:value-type="float" office:value="4.4872526620754" calcext:value-type="float">
            <text:p>4.4873</text:p>
          </table:table-cell>
          <table:table-cell table:formula="of:=[.A238]*[.C238]" office:value-type="float" office:value="499.919899872152" calcext:value-type="float">
            <text:p>499.9199</text:p>
          </table:table-cell>
          <table:table-cell/>
        </table:table-row>
        <table:table-row table:style-name="ro1">
          <table:table-cell office:value-type="float" office:value="236.999" calcext:value-type="float">
            <text:p>236.999</text:p>
          </table:table-cell>
          <table:table-cell office:value-type="float" office:value="8.3036" calcext:value-type="float">
            <text:p>8.3036</text:p>
          </table:table-cell>
          <table:table-cell table:formula="of:=LOG([.B239]; EXP(1))" office:value-type="float" office:value="2.1166891557065" calcext:value-type="float">
            <text:p>2.117</text:p>
          </table:table-cell>
          <table:table-cell table:formula="of:=[.A239]*[.A239]" office:value-type="float" office:value="56168.526001" calcext:value-type="float">
            <text:p>56168.526</text:p>
          </table:table-cell>
          <table:table-cell table:formula="of:=[.C239]*[.C239]" office:value-type="float" office:value="4.48037298188551" calcext:value-type="float">
            <text:p>4.4804</text:p>
          </table:table-cell>
          <table:table-cell table:formula="of:=[.A239]*[.C239]" office:value-type="float" office:value="501.653213213285" calcext:value-type="float">
            <text:p>501.6532</text:p>
          </table:table-cell>
          <table:table-cell/>
        </table:table-row>
        <table:table-row table:style-name="ro1">
          <table:table-cell office:value-type="float" office:value="237.999" calcext:value-type="float">
            <text:p>237.999</text:p>
          </table:table-cell>
          <table:table-cell office:value-type="float" office:value="8.2889" calcext:value-type="float">
            <text:p>8.2889</text:p>
          </table:table-cell>
          <table:table-cell table:formula="of:=LOG([.B240]; EXP(1))" office:value-type="float" office:value="2.11491727035517" calcext:value-type="float">
            <text:p>2.115</text:p>
          </table:table-cell>
          <table:table-cell table:formula="of:=[.A240]*[.A240]" office:value-type="float" office:value="56643.524001" calcext:value-type="float">
            <text:p>56643.524</text:p>
          </table:table-cell>
          <table:table-cell table:formula="of:=[.C240]*[.C240]" office:value-type="float" office:value="4.47287506044657" calcext:value-type="float">
            <text:p>4.4729</text:p>
          </table:table-cell>
          <table:table-cell table:formula="of:=[.A240]*[.C240]" office:value-type="float" office:value="503.34819542726" calcext:value-type="float">
            <text:p>503.3482</text:p>
          </table:table-cell>
          <table:table-cell/>
        </table:table-row>
        <table:table-row table:style-name="ro1">
          <table:table-cell office:value-type="float" office:value="238.999" calcext:value-type="float">
            <text:p>238.999</text:p>
          </table:table-cell>
          <table:table-cell office:value-type="float" office:value="8.275" calcext:value-type="float">
            <text:p>8.275</text:p>
          </table:table-cell>
          <table:table-cell table:formula="of:=LOG([.B241]; EXP(1))" office:value-type="float" office:value="2.11323892126313" calcext:value-type="float">
            <text:p>2.113</text:p>
          </table:table-cell>
          <table:table-cell table:formula="of:=[.A241]*[.A241]" office:value-type="float" office:value="57120.522001" calcext:value-type="float">
            <text:p>57120.522</text:p>
          </table:table-cell>
          <table:table-cell table:formula="of:=[.C241]*[.C241]" office:value-type="float" office:value="4.46577873834134" calcext:value-type="float">
            <text:p>4.4658</text:p>
          </table:table-cell>
          <table:table-cell table:formula="of:=[.A241]*[.C241]" office:value-type="float" office:value="505.061988942966" calcext:value-type="float">
            <text:p>505.0620</text:p>
          </table:table-cell>
          <table:table-cell/>
        </table:table-row>
        <table:table-row table:style-name="ro1">
          <table:table-cell office:value-type="float" office:value="239.999" calcext:value-type="float">
            <text:p>239.999</text:p>
          </table:table-cell>
          <table:table-cell office:value-type="float" office:value="8.2606" calcext:value-type="float">
            <text:p>8.2606</text:p>
          </table:table-cell>
          <table:table-cell table:formula="of:=LOG([.B242]; EXP(1))" office:value-type="float" office:value="2.11149722411997" calcext:value-type="float">
            <text:p>2.111</text:p>
          </table:table-cell>
          <table:table-cell table:formula="of:=[.A242]*[.A242]" office:value-type="float" office:value="57599.520001" calcext:value-type="float">
            <text:p>57599.520</text:p>
          </table:table-cell>
          <table:table-cell table:formula="of:=[.C242]*[.C242]" office:value-type="float" office:value="4.45842052746633" calcext:value-type="float">
            <text:p>4.4584</text:p>
          </table:table-cell>
          <table:table-cell table:formula="of:=[.A242]*[.C242]" office:value-type="float" office:value="506.757222291568" calcext:value-type="float">
            <text:p>506.7572</text:p>
          </table:table-cell>
          <table:table-cell/>
        </table:table-row>
        <table:table-row table:style-name="ro1">
          <table:table-cell office:value-type="float" office:value="240.999" calcext:value-type="float">
            <text:p>240.999</text:p>
          </table:table-cell>
          <table:table-cell office:value-type="float" office:value="8.2463" calcext:value-type="float">
            <text:p>8.2463</text:p>
          </table:table-cell>
          <table:table-cell table:formula="of:=LOG([.B243]; EXP(1))" office:value-type="float" office:value="2.1097646148987" calcext:value-type="float">
            <text:p>2.110</text:p>
          </table:table-cell>
          <table:table-cell table:formula="of:=[.A243]*[.A243]" office:value-type="float" office:value="58080.518001" calcext:value-type="float">
            <text:p>58080.518</text:p>
          </table:table-cell>
          <table:table-cell table:formula="of:=[.C243]*[.C243]" office:value-type="float" office:value="4.45110673027864" calcext:value-type="float">
            <text:p>4.4511</text:p>
          </table:table-cell>
          <table:table-cell table:formula="of:=[.A243]*[.C243]" office:value-type="float" office:value="508.451162425971" calcext:value-type="float">
            <text:p>508.4512</text:p>
          </table:table-cell>
          <table:table-cell/>
        </table:table-row>
        <table:table-row table:style-name="ro1">
          <table:table-cell office:value-type="float" office:value="241.999" calcext:value-type="float">
            <text:p>241.999</text:p>
          </table:table-cell>
          <table:table-cell office:value-type="float" office:value="8.2332" calcext:value-type="float">
            <text:p>8.2332</text:p>
          </table:table-cell>
          <table:table-cell table:formula="of:=LOG([.B244]; EXP(1))" office:value-type="float" office:value="2.10817476050271" calcext:value-type="float">
            <text:p>2.108</text:p>
          </table:table-cell>
          <table:table-cell table:formula="of:=[.A244]*[.A244]" office:value-type="float" office:value="58563.516001" calcext:value-type="float">
            <text:p>58563.516</text:p>
          </table:table-cell>
          <table:table-cell table:formula="of:=[.C244]*[.C244]" office:value-type="float" office:value="4.44440082082065" calcext:value-type="float">
            <text:p>4.4444</text:p>
          </table:table-cell>
          <table:table-cell table:formula="of:=[.A244]*[.C244]" office:value-type="float" office:value="510.176183866895" calcext:value-type="float">
            <text:p>510.1762</text:p>
          </table:table-cell>
          <table:table-cell/>
        </table:table-row>
        <table:table-row table:style-name="ro1">
          <table:table-cell office:value-type="float" office:value="242.999" calcext:value-type="float">
            <text:p>242.999</text:p>
          </table:table-cell>
          <table:table-cell office:value-type="float" office:value="8.219" calcext:value-type="float">
            <text:p>8.219</text:p>
          </table:table-cell>
          <table:table-cell table:formula="of:=LOG([.B245]; EXP(1))" office:value-type="float" office:value="2.10644854716636" calcext:value-type="float">
            <text:p>2.106</text:p>
          </table:table-cell>
          <table:table-cell table:formula="of:=[.A245]*[.A245]" office:value-type="float" office:value="59048.514001" calcext:value-type="float">
            <text:p>59048.514</text:p>
          </table:table-cell>
          <table:table-cell table:formula="of:=[.C245]*[.C245]" office:value-type="float" office:value="4.43712548185928" calcext:value-type="float">
            <text:p>4.4371</text:p>
          </table:table-cell>
          <table:table-cell table:formula="of:=[.A245]*[.C245]" office:value-type="float" office:value="511.864890512879" calcext:value-type="float">
            <text:p>511.864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2048" calcext:value-type="float">
            <text:p>8.2048</text:p>
          </table:table-cell>
          <table:table-cell table:formula="of:=LOG([.B246]; EXP(1))" office:value-type="float" office:value="2.1047193488641" calcext:value-type="float">
            <text:p>2.105</text:p>
          </table:table-cell>
          <table:table-cell table:formula="of:=[.A246]*[.A246]" office:value-type="float" office:value="59536" calcext:value-type="float">
            <text:p>59536.000</text:p>
          </table:table-cell>
          <table:table-cell table:formula="of:=[.C246]*[.C246]" office:value-type="float" office:value="4.42984353748294" calcext:value-type="float">
            <text:p>4.4298</text:p>
          </table:table-cell>
          <table:table-cell table:formula="of:=[.A246]*[.C246]" office:value-type="float" office:value="513.551521122841" calcext:value-type="float">
            <text:p>513.5515</text:p>
          </table:table-cell>
          <table:table-cell/>
        </table:table-row>
        <table:table-row table:style-name="ro1">
          <table:table-cell office:value-type="float" office:value="244.999" calcext:value-type="float">
            <text:p>244.999</text:p>
          </table:table-cell>
          <table:table-cell office:value-type="float" office:value="8.1886" calcext:value-type="float">
            <text:p>8.1886</text:p>
          </table:table-cell>
          <table:table-cell table:formula="of:=LOG([.B247]; EXP(1))" office:value-type="float" office:value="2.1027429430821" calcext:value-type="float">
            <text:p>2.103</text:p>
          </table:table-cell>
          <table:table-cell table:formula="of:=[.A247]*[.A247]" office:value-type="float" office:value="60024.510001" calcext:value-type="float">
            <text:p>60024.510</text:p>
          </table:table-cell>
          <table:table-cell table:formula="of:=[.C247]*[.C247]" office:value-type="float" office:value="4.42152788468158" calcext:value-type="float">
            <text:p>4.4215</text:p>
          </table:table-cell>
          <table:table-cell table:formula="of:=[.A247]*[.C247]" office:value-type="float" office:value="515.169918312172" calcext:value-type="float">
            <text:p>515.1699</text:p>
          </table:table-cell>
          <table:table-cell/>
        </table:table-row>
        <table:table-row table:style-name="ro1">
          <table:table-cell office:value-type="float" office:value="245.999" calcext:value-type="float">
            <text:p>245.999</text:p>
          </table:table-cell>
          <table:table-cell office:value-type="float" office:value="8.1763" calcext:value-type="float">
            <text:p>8.1763</text:p>
          </table:table-cell>
          <table:table-cell table:formula="of:=LOG([.B248]; EXP(1))" office:value-type="float" office:value="2.10123972554748" calcext:value-type="float">
            <text:p>2.101</text:p>
          </table:table-cell>
          <table:table-cell table:formula="of:=[.A248]*[.A248]" office:value-type="float" office:value="60515.508001" calcext:value-type="float">
            <text:p>60515.508</text:p>
          </table:table-cell>
          <table:table-cell table:formula="of:=[.C248]*[.C248]" office:value-type="float" office:value="4.41520838421886" calcext:value-type="float">
            <text:p>4.4152</text:p>
          </table:table-cell>
          <table:table-cell table:formula="of:=[.A248]*[.C248]" office:value-type="float" office:value="516.902871244955" calcext:value-type="float">
            <text:p>516.902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.1616" calcext:value-type="float">
            <text:p>8.1616</text:p>
          </table:table-cell>
          <table:table-cell table:formula="of:=LOG([.B249]; EXP(1))" office:value-type="float" office:value="2.09944022818653" calcext:value-type="float">
            <text:p>2.099</text:p>
          </table:table-cell>
          <table:table-cell table:formula="of:=[.A249]*[.A249]" office:value-type="float" office:value="61009" calcext:value-type="float">
            <text:p>61009.000</text:p>
          </table:table-cell>
          <table:table-cell table:formula="of:=[.C249]*[.C249]" office:value-type="float" office:value="4.40764927172789" calcext:value-type="float">
            <text:p>4.4076</text:p>
          </table:table-cell>
          <table:table-cell table:formula="of:=[.A249]*[.C249]" office:value-type="float" office:value="518.561736362072" calcext:value-type="float">
            <text:p>518.5617</text:p>
          </table:table-cell>
          <table:table-cell/>
        </table:table-row>
        <table:table-row table:style-name="ro1">
          <table:table-cell office:value-type="float" office:value="247.999" calcext:value-type="float">
            <text:p>247.999</text:p>
          </table:table-cell>
          <table:table-cell office:value-type="float" office:value="8.1406" calcext:value-type="float">
            <text:p>8.1406</text:p>
          </table:table-cell>
          <table:table-cell table:formula="of:=LOG([.B250]; EXP(1))" office:value-type="float" office:value="2.0968638873717" calcext:value-type="float">
            <text:p>2.097</text:p>
          </table:table-cell>
          <table:table-cell table:formula="of:=[.A250]*[.A250]" office:value-type="float" office:value="61503.504001" calcext:value-type="float">
            <text:p>61503.504</text:p>
          </table:table-cell>
          <table:table-cell table:formula="of:=[.C250]*[.C250]" office:value-type="float" office:value="4.39683816216358" calcext:value-type="float">
            <text:p>4.3968</text:p>
          </table:table-cell>
          <table:table-cell table:formula="of:=[.A250]*[.C250]" office:value-type="float" office:value="520.020147204295" calcext:value-type="float">
            <text:p>520.020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.1246" calcext:value-type="float">
            <text:p>8.1246</text:p>
          </table:table-cell>
          <table:table-cell table:formula="of:=LOG([.B251]; EXP(1))" office:value-type="float" office:value="2.0948964962347" calcext:value-type="float">
            <text:p>2.095</text:p>
          </table:table-cell>
          <table:table-cell table:formula="of:=[.A251]*[.A251]" office:value-type="float" office:value="62001" calcext:value-type="float">
            <text:p>62001.000</text:p>
          </table:table-cell>
          <table:table-cell table:formula="of:=[.C251]*[.C251]" office:value-type="float" office:value="4.38859132993641" calcext:value-type="float">
            <text:p>4.3886</text:p>
          </table:table-cell>
          <table:table-cell table:formula="of:=[.A251]*[.C251]" office:value-type="float" office:value="521.629227562439" calcext:value-type="float">
            <text:p>521.6292</text:p>
          </table:table-cell>
          <table:table-cell/>
        </table:table-row>
        <table:table-row table:style-name="ro1">
          <table:table-cell office:value-type="float" office:value="249.999" calcext:value-type="float">
            <text:p>249.999</text:p>
          </table:table-cell>
          <table:table-cell office:value-type="float" office:value="8.111" calcext:value-type="float">
            <text:p>8.111</text:p>
          </table:table-cell>
          <table:table-cell table:formula="of:=LOG([.B252]; EXP(1))" office:value-type="float" office:value="2.09322116508821" calcext:value-type="float">
            <text:p>2.093</text:p>
          </table:table-cell>
          <table:table-cell table:formula="of:=[.A252]*[.A252]" office:value-type="float" office:value="62499.500001" calcext:value-type="float">
            <text:p>62499.500</text:p>
          </table:table-cell>
          <table:table-cell table:formula="of:=[.C252]*[.C252]" office:value-type="float" office:value="4.38157484597323" calcext:value-type="float">
            <text:p>4.3816</text:p>
          </table:table-cell>
          <table:table-cell table:formula="of:=[.A252]*[.C252]" office:value-type="float" office:value="523.303198050887" calcext:value-type="float">
            <text:p>523.303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.1026" calcext:value-type="float">
            <text:p>8.1026</text:p>
          </table:table-cell>
          <table:table-cell table:formula="of:=LOG([.B253]; EXP(1))" office:value-type="float" office:value="2.0921849978272" calcext:value-type="float">
            <text:p>2.092</text:p>
          </table:table-cell>
          <table:table-cell table:formula="of:=[.A253]*[.A253]" office:value-type="float" office:value="63001" calcext:value-type="float">
            <text:p>63001.000</text:p>
          </table:table-cell>
          <table:table-cell table:formula="of:=[.C253]*[.C253]" office:value-type="float" office:value="4.3772380651332" calcext:value-type="float">
            <text:p>4.3772</text:p>
          </table:table-cell>
          <table:table-cell table:formula="of:=[.A253]*[.C253]" office:value-type="float" office:value="525.138434454627" calcext:value-type="float">
            <text:p>525.1384</text:p>
          </table:table-cell>
          <table:table-cell/>
        </table:table-row>
        <table:table-row table:style-name="ro1">
          <table:table-cell office:value-type="float" office:value="251.999" calcext:value-type="float">
            <text:p>251.999</text:p>
          </table:table-cell>
          <table:table-cell office:value-type="float" office:value="8.0899" calcext:value-type="float">
            <text:p>8.0899</text:p>
          </table:table-cell>
          <table:table-cell table:formula="of:=LOG([.B254]; EXP(1))" office:value-type="float" office:value="2.09061637005457" calcext:value-type="float">
            <text:p>2.091</text:p>
          </table:table-cell>
          <table:table-cell table:formula="of:=[.A254]*[.A254]" office:value-type="float" office:value="63503.496001" calcext:value-type="float">
            <text:p>63503.496</text:p>
          </table:table-cell>
          <table:table-cell table:formula="of:=[.C254]*[.C254]" office:value-type="float" office:value="4.37067680674015" calcext:value-type="float">
            <text:p>4.3707</text:p>
          </table:table-cell>
          <table:table-cell table:formula="of:=[.A254]*[.C254]" office:value-type="float" office:value="526.833234637382" calcext:value-type="float">
            <text:p>526.8332</text:p>
          </table:table-cell>
          <table:table-cell/>
        </table:table-row>
        <table:table-row table:style-name="ro1">
          <table:table-cell office:value-type="float" office:value="252.999" calcext:value-type="float">
            <text:p>252.999</text:p>
          </table:table-cell>
          <table:table-cell office:value-type="float" office:value="8.079" calcext:value-type="float">
            <text:p>8.079</text:p>
          </table:table-cell>
          <table:table-cell table:formula="of:=LOG([.B255]; EXP(1))" office:value-type="float" office:value="2.08926810249757" calcext:value-type="float">
            <text:p>2.089</text:p>
          </table:table-cell>
          <table:table-cell table:formula="of:=[.A255]*[.A255]" office:value-type="float" office:value="64008.494001" calcext:value-type="float">
            <text:p>64008.494</text:p>
          </table:table-cell>
          <table:table-cell table:formula="of:=[.C255]*[.C255]" office:value-type="float" office:value="4.3650412041138" calcext:value-type="float">
            <text:p>4.3650</text:p>
          </table:table-cell>
          <table:table-cell table:formula="of:=[.A255]*[.C255]" office:value-type="float" office:value="528.582740663783" calcext:value-type="float">
            <text:p>528.582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.0657" calcext:value-type="float">
            <text:p>8.0657</text:p>
          </table:table-cell>
          <table:table-cell table:formula="of:=LOG([.B256]; EXP(1))" office:value-type="float" office:value="2.08762050260303" calcext:value-type="float">
            <text:p>2.088</text:p>
          </table:table-cell>
          <table:table-cell table:formula="of:=[.A256]*[.A256]" office:value-type="float" office:value="64516" calcext:value-type="float">
            <text:p>64516.000</text:p>
          </table:table-cell>
          <table:table-cell table:formula="of:=[.C256]*[.C256]" office:value-type="float" office:value="4.35815936288855" calcext:value-type="float">
            <text:p>4.3582</text:p>
          </table:table-cell>
          <table:table-cell table:formula="of:=[.A256]*[.C256]" office:value-type="float" office:value="530.255607661171" calcext:value-type="float">
            <text:p>530.255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.0533" calcext:value-type="float">
            <text:p>8.0533</text:p>
          </table:table-cell>
          <table:table-cell table:formula="of:=LOG([.B257]; EXP(1))" office:value-type="float" office:value="2.08608194531709" calcext:value-type="float">
            <text:p>2.086</text:p>
          </table:table-cell>
          <table:table-cell table:formula="of:=[.A257]*[.A257]" office:value-type="float" office:value="65025" calcext:value-type="float">
            <text:p>65025.000</text:p>
          </table:table-cell>
          <table:table-cell table:formula="of:=[.C257]*[.C257]" office:value-type="float" office:value="4.35173788257794" calcext:value-type="float">
            <text:p>4.3517</text:p>
          </table:table-cell>
          <table:table-cell table:formula="of:=[.A257]*[.C257]" office:value-type="float" office:value="531.950896055858" calcext:value-type="float">
            <text:p>531.950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0387" calcext:value-type="float">
            <text:p>8.0387</text:p>
          </table:table-cell>
          <table:table-cell table:formula="of:=LOG([.B258]; EXP(1))" office:value-type="float" office:value="2.0842673785751" calcext:value-type="float">
            <text:p>2.084</text:p>
          </table:table-cell>
          <table:table-cell table:formula="of:=[.A258]*[.A258]" office:value-type="float" office:value="65536" calcext:value-type="float">
            <text:p>65536.000</text:p>
          </table:table-cell>
          <table:table-cell table:formula="of:=[.C258]*[.C258]" office:value-type="float" office:value="4.34417050539232" calcext:value-type="float">
            <text:p>4.3442</text:p>
          </table:table-cell>
          <table:table-cell table:formula="of:=[.A258]*[.C258]" office:value-type="float" office:value="533.572448915226" calcext:value-type="float">
            <text:p>533.572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.0254" calcext:value-type="float">
            <text:p>8.0254</text:p>
          </table:table-cell>
          <table:table-cell table:formula="of:=LOG([.B259]; EXP(1))" office:value-type="float" office:value="2.08261151201066" calcext:value-type="float">
            <text:p>2.083</text:p>
          </table:table-cell>
          <table:table-cell table:formula="of:=[.A259]*[.A259]" office:value-type="float" office:value="66049" calcext:value-type="float">
            <text:p>66049.000</text:p>
          </table:table-cell>
          <table:table-cell table:formula="of:=[.C259]*[.C259]" office:value-type="float" office:value="4.33727070995931" calcext:value-type="float">
            <text:p>4.3373</text:p>
          </table:table-cell>
          <table:table-cell table:formula="of:=[.A259]*[.C259]" office:value-type="float" office:value="535.231158586739" calcext:value-type="float">
            <text:p>535.231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.0125" calcext:value-type="float">
            <text:p>8.0125</text:p>
          </table:table-cell>
          <table:table-cell table:formula="of:=LOG([.B260]; EXP(1))" office:value-type="float" office:value="2.08100282224679" calcext:value-type="float">
            <text:p>2.081</text:p>
          </table:table-cell>
          <table:table-cell table:formula="of:=[.A260]*[.A260]" office:value-type="float" office:value="66564" calcext:value-type="float">
            <text:p>66564.000</text:p>
          </table:table-cell>
          <table:table-cell table:formula="of:=[.C260]*[.C260]" office:value-type="float" office:value="4.3305727461991" calcext:value-type="float">
            <text:p>4.3306</text:p>
          </table:table-cell>
          <table:table-cell table:formula="of:=[.A260]*[.C260]" office:value-type="float" office:value="536.898728139671" calcext:value-type="float">
            <text:p>536.898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.9954" calcext:value-type="float">
            <text:p>7.9954</text:p>
          </table:table-cell>
          <table:table-cell table:formula="of:=LOG([.B261]; EXP(1))" office:value-type="float" office:value="2.07886637630394" calcext:value-type="float">
            <text:p>2.079</text:p>
          </table:table-cell>
          <table:table-cell table:formula="of:=[.A261]*[.A261]" office:value-type="float" office:value="67081" calcext:value-type="float">
            <text:p>67081.000</text:p>
          </table:table-cell>
          <table:table-cell table:formula="of:=[.C261]*[.C261]" office:value-type="float" office:value="4.32168541052707" calcext:value-type="float">
            <text:p>4.3217</text:p>
          </table:table-cell>
          <table:table-cell table:formula="of:=[.A261]*[.C261]" office:value-type="float" office:value="538.42639146272" calcext:value-type="float">
            <text:p>538.4264</text:p>
          </table:table-cell>
          <table:table-cell/>
        </table:table-row>
        <table:table-row table:style-name="ro1">
          <table:table-cell office:value-type="float" office:value="259.999" calcext:value-type="float">
            <text:p>259.999</text:p>
          </table:table-cell>
          <table:table-cell office:value-type="float" office:value="7.9837" calcext:value-type="float">
            <text:p>7.9837</text:p>
          </table:table-cell>
          <table:table-cell table:formula="of:=LOG([.B262]; EXP(1))" office:value-type="float" office:value="2.0774019631529" calcext:value-type="float">
            <text:p>2.077</text:p>
          </table:table-cell>
          <table:table-cell table:formula="of:=[.A262]*[.A262]" office:value-type="float" office:value="67599.480001" calcext:value-type="float">
            <text:p>67599.480</text:p>
          </table:table-cell>
          <table:table-cell table:formula="of:=[.C262]*[.C262]" office:value-type="float" office:value="4.31559891651152" calcext:value-type="float">
            <text:p>4.3156</text:p>
          </table:table-cell>
          <table:table-cell table:formula="of:=[.A262]*[.C262]" office:value-type="float" office:value="540.122433017791" calcext:value-type="float">
            <text:p>540.1224</text:p>
          </table:table-cell>
          <table:table-cell/>
        </table:table-row>
        <table:table-row table:style-name="ro1">
          <table:table-cell office:value-type="float" office:value="260.999" calcext:value-type="float">
            <text:p>260.999</text:p>
          </table:table-cell>
          <table:table-cell office:value-type="float" office:value="7.9712" calcext:value-type="float">
            <text:p>7.9712</text:p>
          </table:table-cell>
          <table:table-cell table:formula="of:=LOG([.B263]; EXP(1))" office:value-type="float" office:value="2.07583504608572" calcext:value-type="float">
            <text:p>2.076</text:p>
          </table:table-cell>
          <table:table-cell table:formula="of:=[.A263]*[.A263]" office:value-type="float" office:value="68120.478001" calcext:value-type="float">
            <text:p>68120.478</text:p>
          </table:table-cell>
          <table:table-cell table:formula="of:=[.C263]*[.C263]" office:value-type="float" office:value="4.30909113855772" calcext:value-type="float">
            <text:p>4.3091</text:p>
          </table:table-cell>
          <table:table-cell table:formula="of:=[.A263]*[.C263]" office:value-type="float" office:value="541.790871193328" calcext:value-type="float">
            <text:p>541.790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.9562" calcext:value-type="float">
            <text:p>7.9562</text:p>
          </table:table-cell>
          <table:table-cell table:formula="of:=LOG([.B264]; EXP(1))" office:value-type="float" office:value="2.0739514989362" calcext:value-type="float">
            <text:p>2.074</text:p>
          </table:table-cell>
          <table:table-cell table:formula="of:=[.A264]*[.A264]" office:value-type="float" office:value="68644" calcext:value-type="float">
            <text:p>68644.000</text:p>
          </table:table-cell>
          <table:table-cell table:formula="of:=[.C264]*[.C264]" office:value-type="float" office:value="4.3012748199397" calcext:value-type="float">
            <text:p>4.3013</text:p>
          </table:table-cell>
          <table:table-cell table:formula="of:=[.A264]*[.C264]" office:value-type="float" office:value="543.375292721284" calcext:value-type="float">
            <text:p>543.3753</text:p>
          </table:table-cell>
          <table:table-cell/>
        </table:table-row>
        <table:table-row table:style-name="ro1">
          <table:table-cell office:value-type="float" office:value="262.999" calcext:value-type="float">
            <text:p>262.999</text:p>
          </table:table-cell>
          <table:table-cell office:value-type="float" office:value="7.9421" calcext:value-type="float">
            <text:p>7.9421</text:p>
          </table:table-cell>
          <table:table-cell table:formula="of:=LOG([.B265]; EXP(1))" office:value-type="float" office:value="2.07217772391662" calcext:value-type="float">
            <text:p>2.072</text:p>
          </table:table-cell>
          <table:table-cell table:formula="of:=[.A265]*[.A265]" office:value-type="float" office:value="69168.474001" calcext:value-type="float">
            <text:p>69168.474</text:p>
          </table:table-cell>
          <table:table-cell table:formula="of:=[.C265]*[.C265]" office:value-type="float" office:value="4.29392051949626" calcext:value-type="float">
            <text:p>4.2939</text:p>
          </table:table-cell>
          <table:table-cell table:formula="of:=[.A265]*[.C265]" office:value-type="float" office:value="544.980669212347" calcext:value-type="float">
            <text:p>544.9807</text:p>
          </table:table-cell>
          <table:table-cell/>
        </table:table-row>
        <table:table-row table:style-name="ro1">
          <table:table-cell office:value-type="float" office:value="263.999" calcext:value-type="float">
            <text:p>263.999</text:p>
          </table:table-cell>
          <table:table-cell office:value-type="float" office:value="7.9288" calcext:value-type="float">
            <text:p>7.9288</text:p>
          </table:table-cell>
          <table:table-cell table:formula="of:=LOG([.B266]; EXP(1))" office:value-type="float" office:value="2.07050170011036" calcext:value-type="float">
            <text:p>2.071</text:p>
          </table:table-cell>
          <table:table-cell table:formula="of:=[.A266]*[.A266]" office:value-type="float" office:value="69695.472001" calcext:value-type="float">
            <text:p>69695.472</text:p>
          </table:table-cell>
          <table:table-cell table:formula="of:=[.C266]*[.C266]" office:value-type="float" office:value="4.2869772901599" calcext:value-type="float">
            <text:p>4.2870</text:p>
          </table:table-cell>
          <table:table-cell table:formula="of:=[.A266]*[.C266]" office:value-type="float" office:value="546.610378327435" calcext:value-type="float">
            <text:p>546.610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.9148" calcext:value-type="float">
            <text:p>7.9148</text:p>
          </table:table-cell>
          <table:table-cell table:formula="of:=LOG([.B267]; EXP(1))" office:value-type="float" office:value="2.06873442453615" calcext:value-type="float">
            <text:p>2.069</text:p>
          </table:table-cell>
          <table:table-cell table:formula="of:=[.A267]*[.A267]" office:value-type="float" office:value="70225" calcext:value-type="float">
            <text:p>70225.000</text:p>
          </table:table-cell>
          <table:table-cell table:formula="of:=[.C267]*[.C267]" office:value-type="float" office:value="4.27966211926091" calcext:value-type="float">
            <text:p>4.2797</text:p>
          </table:table-cell>
          <table:table-cell table:formula="of:=[.A267]*[.C267]" office:value-type="float" office:value="548.214622502079" calcext:value-type="float">
            <text:p>548.2146</text:p>
          </table:table-cell>
          <table:table-cell/>
        </table:table-row>
        <table:table-row table:style-name="ro1">
          <table:table-cell office:value-type="float" office:value="265.999" calcext:value-type="float">
            <text:p>265.999</text:p>
          </table:table-cell>
          <table:table-cell office:value-type="float" office:value="7.9017" calcext:value-type="float">
            <text:p>7.9017</text:p>
          </table:table-cell>
          <table:table-cell table:formula="of:=LOG([.B268]; EXP(1))" office:value-type="float" office:value="2.06707792619637" calcext:value-type="float">
            <text:p>2.067</text:p>
          </table:table-cell>
          <table:table-cell table:formula="of:=[.A268]*[.A268]" office:value-type="float" office:value="70755.468001" calcext:value-type="float">
            <text:p>70755.468</text:p>
          </table:table-cell>
          <table:table-cell table:formula="of:=[.C268]*[.C268]" office:value-type="float" office:value="4.2728111529683" calcext:value-type="float">
            <text:p>4.2728</text:p>
          </table:table-cell>
          <table:table-cell table:formula="of:=[.A268]*[.C268]" office:value-type="float" office:value="549.840661290309" calcext:value-type="float">
            <text:p>549.8407</text:p>
          </table:table-cell>
          <table:table-cell/>
        </table:table-row>
        <table:table-row table:style-name="ro1">
          <table:table-cell office:value-type="float" office:value="266.999" calcext:value-type="float">
            <text:p>266.999</text:p>
          </table:table-cell>
          <table:table-cell office:value-type="float" office:value="7.8882" calcext:value-type="float">
            <text:p>7.8882</text:p>
          </table:table-cell>
          <table:table-cell table:formula="of:=LOG([.B269]; EXP(1))" office:value-type="float" office:value="2.06536797194848" calcext:value-type="float">
            <text:p>2.065</text:p>
          </table:table-cell>
          <table:table-cell table:formula="of:=[.A269]*[.A269]" office:value-type="float" office:value="71288.466001" calcext:value-type="float">
            <text:p>71288.466</text:p>
          </table:table-cell>
          <table:table-cell table:formula="of:=[.C269]*[.C269]" office:value-type="float" office:value="4.26574485955056" calcext:value-type="float">
            <text:p>4.2657</text:p>
          </table:table-cell>
          <table:table-cell table:formula="of:=[.A269]*[.C269]" office:value-type="float" office:value="551.451183142271" calcext:value-type="float">
            <text:p>551.451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.8741" calcext:value-type="float">
            <text:p>7.8741</text:p>
          </table:table-cell>
          <table:table-cell table:formula="of:=LOG([.B270]; EXP(1))" office:value-type="float" office:value="2.0635788924663" calcext:value-type="float">
            <text:p>2.064</text:p>
          </table:table-cell>
          <table:table-cell table:formula="of:=[.A270]*[.A270]" office:value-type="float" office:value="71824" calcext:value-type="float">
            <text:p>71824.000</text:p>
          </table:table-cell>
          <table:table-cell table:formula="of:=[.C270]*[.C270]" office:value-type="float" office:value="4.25835784543245" calcext:value-type="float">
            <text:p>4.2584</text:p>
          </table:table-cell>
          <table:table-cell table:formula="of:=[.A270]*[.C270]" office:value-type="float" office:value="553.039143180969" calcext:value-type="float">
            <text:p>553.0391</text:p>
          </table:table-cell>
          <table:table-cell/>
        </table:table-row>
        <table:table-row table:style-name="ro1">
          <table:table-cell office:value-type="float" office:value="268.999" calcext:value-type="float">
            <text:p>268.999</text:p>
          </table:table-cell>
          <table:table-cell office:value-type="float" office:value="7.8609" calcext:value-type="float">
            <text:p>7.8609</text:p>
          </table:table-cell>
          <table:table-cell table:formula="of:=LOG([.B271]; EXP(1))" office:value-type="float" office:value="2.06190110370285" calcext:value-type="float">
            <text:p>2.062</text:p>
          </table:table-cell>
          <table:table-cell table:formula="of:=[.A271]*[.A271]" office:value-type="float" office:value="72360.462001" calcext:value-type="float">
            <text:p>72360.462</text:p>
          </table:table-cell>
          <table:table-cell table:formula="of:=[.C271]*[.C271]" office:value-type="float" office:value="4.25143616145102" calcext:value-type="float">
            <text:p>4.2514</text:p>
          </table:table-cell>
          <table:table-cell table:formula="of:=[.A271]*[.C271]" office:value-type="float" office:value="554.649334994962" calcext:value-type="float">
            <text:p>554.6493</text:p>
          </table:table-cell>
          <table:table-cell/>
        </table:table-row>
        <table:table-row table:style-name="ro1">
          <table:table-cell office:value-type="float" office:value="269.999" calcext:value-type="float">
            <text:p>269.999</text:p>
          </table:table-cell>
          <table:table-cell office:value-type="float" office:value="7.8474" calcext:value-type="float">
            <text:p>7.8474</text:p>
          </table:table-cell>
          <table:table-cell table:formula="of:=LOG([.B272]; EXP(1))" office:value-type="float" office:value="2.06018226674102" calcext:value-type="float">
            <text:p>2.060</text:p>
          </table:table-cell>
          <table:table-cell table:formula="of:=[.A272]*[.A272]" office:value-type="float" office:value="72899.460001" calcext:value-type="float">
            <text:p>72899.460</text:p>
          </table:table-cell>
          <table:table-cell table:formula="of:=[.C272]*[.C272]" office:value-type="float" office:value="4.24435097219419" calcext:value-type="float">
            <text:p>4.2444</text:p>
          </table:table-cell>
          <table:table-cell table:formula="of:=[.A272]*[.C272]" office:value-type="float" office:value="556.24715183781" calcext:value-type="float">
            <text:p>556.247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8345" calcext:value-type="float">
            <text:p>7.8345</text:p>
          </table:table-cell>
          <table:table-cell table:formula="of:=LOG([.B273]; EXP(1))" office:value-type="float" office:value="2.05853705756233" calcext:value-type="float">
            <text:p>2.059</text:p>
          </table:table-cell>
          <table:table-cell table:formula="of:=[.A273]*[.A273]" office:value-type="float" office:value="73441" calcext:value-type="float">
            <text:p>73441.000</text:p>
          </table:table-cell>
          <table:table-cell table:formula="of:=[.C273]*[.C273]" office:value-type="float" office:value="4.23757481735736" calcext:value-type="float">
            <text:p>4.2376</text:p>
          </table:table-cell>
          <table:table-cell table:formula="of:=[.A273]*[.C273]" office:value-type="float" office:value="557.86354259939" calcext:value-type="float">
            <text:p>557.8635</text:p>
          </table:table-cell>
          <table:table-cell/>
        </table:table-row>
        <table:table-row table:style-name="ro1">
          <table:table-cell office:value-type="float" office:value="271.999" calcext:value-type="float">
            <text:p>271.999</text:p>
          </table:table-cell>
          <table:table-cell office:value-type="float" office:value="7.8224" calcext:value-type="float">
            <text:p>7.8224</text:p>
          </table:table-cell>
          <table:table-cell table:formula="of:=LOG([.B274]; EXP(1))" office:value-type="float" office:value="2.05699141284224" calcext:value-type="float">
            <text:p>2.057</text:p>
          </table:table-cell>
          <table:table-cell table:formula="of:=[.A274]*[.A274]" office:value-type="float" office:value="73983.456001" calcext:value-type="float">
            <text:p>73983.456</text:p>
          </table:table-cell>
          <table:table-cell table:formula="of:=[.C274]*[.C274]" office:value-type="float" office:value="4.23121367250673" calcext:value-type="float">
            <text:p>4.2312</text:p>
          </table:table-cell>
          <table:table-cell table:formula="of:=[.A274]*[.C274]" office:value-type="float" office:value="559.499607301678" calcext:value-type="float">
            <text:p>559.499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8082" calcext:value-type="float">
            <text:p>7.8082</text:p>
          </table:table-cell>
          <table:table-cell table:formula="of:=LOG([.B275]; EXP(1))" office:value-type="float" office:value="2.05517446353684" calcext:value-type="float">
            <text:p>2.055</text:p>
          </table:table-cell>
          <table:table-cell table:formula="of:=[.A275]*[.A275]" office:value-type="float" office:value="74529" calcext:value-type="float">
            <text:p>74529.000</text:p>
          </table:table-cell>
          <table:table-cell table:formula="of:=[.C275]*[.C275]" office:value-type="float" office:value="4.22374207557393" calcext:value-type="float">
            <text:p>4.2237</text:p>
          </table:table-cell>
          <table:table-cell table:formula="of:=[.A275]*[.C275]" office:value-type="float" office:value="561.062628545557" calcext:value-type="float">
            <text:p>561.0626</text:p>
          </table:table-cell>
          <table:table-cell/>
        </table:table-row>
        <table:table-row table:style-name="ro1">
          <table:table-cell office:value-type="float" office:value="273.999" calcext:value-type="float">
            <text:p>273.999</text:p>
          </table:table-cell>
          <table:table-cell office:value-type="float" office:value="7.7949" calcext:value-type="float">
            <text:p>7.7949</text:p>
          </table:table-cell>
          <table:table-cell table:formula="of:=LOG([.B276]; EXP(1))" office:value-type="float" office:value="2.05346967369108" calcext:value-type="float">
            <text:p>2.053</text:p>
          </table:table-cell>
          <table:table-cell table:formula="of:=[.A276]*[.A276]" office:value-type="float" office:value="75075.452001" calcext:value-type="float">
            <text:p>75075.452</text:p>
          </table:table-cell>
          <table:table-cell table:formula="of:=[.C276]*[.C276]" office:value-type="float" office:value="4.21673770076896" calcext:value-type="float">
            <text:p>4.2167</text:p>
          </table:table-cell>
          <table:table-cell table:formula="of:=[.A276]*[.C276]" office:value-type="float" office:value="562.648637121683" calcext:value-type="float">
            <text:p>562.6486</text:p>
          </table:table-cell>
          <table:table-cell/>
        </table:table-row>
        <table:table-row table:style-name="ro1">
          <table:table-cell office:value-type="float" office:value="274.999" calcext:value-type="float">
            <text:p>274.999</text:p>
          </table:table-cell>
          <table:table-cell office:value-type="float" office:value="7.7815" calcext:value-type="float">
            <text:p>7.7815</text:p>
          </table:table-cell>
          <table:table-cell table:formula="of:=LOG([.B277]; EXP(1))" office:value-type="float" office:value="2.05174912166293" calcext:value-type="float">
            <text:p>2.052</text:p>
          </table:table-cell>
          <table:table-cell table:formula="of:=[.A277]*[.A277]" office:value-type="float" office:value="75624.450001" calcext:value-type="float">
            <text:p>75624.450</text:p>
          </table:table-cell>
          <table:table-cell table:formula="of:=[.C277]*[.C277]" office:value-type="float" office:value="4.2096744582446" calcext:value-type="float">
            <text:p>4.2097</text:p>
          </table:table-cell>
          <table:table-cell table:formula="of:=[.A277]*[.C277]" office:value-type="float" office:value="564.228956708184" calcext:value-type="float">
            <text:p>564.229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.7675" calcext:value-type="float">
            <text:p>7.7675</text:p>
          </table:table-cell>
          <table:table-cell table:formula="of:=LOG([.B278]; EXP(1))" office:value-type="float" office:value="2.04994836228507" calcext:value-type="float">
            <text:p>2.050</text:p>
          </table:table-cell>
          <table:table-cell table:formula="of:=[.A278]*[.A278]" office:value-type="float" office:value="76176" calcext:value-type="float">
            <text:p>76176.000</text:p>
          </table:table-cell>
          <table:table-cell table:formula="of:=[.C278]*[.C278]" office:value-type="float" office:value="4.20228828803522" calcext:value-type="float">
            <text:p>4.2023</text:p>
          </table:table-cell>
          <table:table-cell table:formula="of:=[.A278]*[.C278]" office:value-type="float" office:value="565.785747990678" calcext:value-type="float">
            <text:p>565.7857</text:p>
          </table:table-cell>
          <table:table-cell/>
        </table:table-row>
        <table:table-row table:style-name="ro1">
          <table:table-cell office:value-type="float" office:value="276.999" calcext:value-type="float">
            <text:p>276.999</text:p>
          </table:table-cell>
          <table:table-cell office:value-type="float" office:value="7.755" calcext:value-type="float">
            <text:p>7.755</text:p>
          </table:table-cell>
          <table:table-cell table:formula="of:=LOG([.B279]; EXP(1))" office:value-type="float" office:value="2.0483377966285" calcext:value-type="float">
            <text:p>2.048</text:p>
          </table:table-cell>
          <table:table-cell table:formula="of:=[.A279]*[.A279]" office:value-type="float" office:value="76728.446001" calcext:value-type="float">
            <text:p>76728.446</text:p>
          </table:table-cell>
          <table:table-cell table:formula="of:=[.C279]*[.C279]" office:value-type="float" office:value="4.19568772909691" calcext:value-type="float">
            <text:p>4.1957</text:p>
          </table:table-cell>
          <table:table-cell table:formula="of:=[.A279]*[.C279]" office:value-type="float" office:value="567.387521328299" calcext:value-type="float">
            <text:p>567.3875</text:p>
          </table:table-cell>
          <table:table-cell/>
        </table:table-row>
        <table:table-row table:style-name="ro1">
          <table:table-cell office:value-type="float" office:value="277.999" calcext:value-type="float">
            <text:p>277.999</text:p>
          </table:table-cell>
          <table:table-cell office:value-type="float" office:value="7.7413" calcext:value-type="float">
            <text:p>7.7413</text:p>
          </table:table-cell>
          <table:table-cell table:formula="of:=LOG([.B280]; EXP(1))" office:value-type="float" office:value="2.04656963215449" calcext:value-type="float">
            <text:p>2.047</text:p>
          </table:table-cell>
          <table:table-cell table:formula="of:=[.A280]*[.A280]" office:value-type="float" office:value="77283.444001" calcext:value-type="float">
            <text:p>77283.444</text:p>
          </table:table-cell>
          <table:table-cell table:formula="of:=[.C280]*[.C280]" office:value-type="float" office:value="4.18844725925697" calcext:value-type="float">
            <text:p>4.1884</text:p>
          </table:table-cell>
          <table:table-cell table:formula="of:=[.A280]*[.C280]" office:value-type="float" office:value="568.944311169316" calcext:value-type="float">
            <text:p>568.944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728" calcext:value-type="float">
            <text:p>7.728</text:p>
          </table:table-cell>
          <table:table-cell table:formula="of:=LOG([.B281]; EXP(1))" office:value-type="float" office:value="2.04485009691022" calcext:value-type="float">
            <text:p>2.045</text:p>
          </table:table-cell>
          <table:table-cell table:formula="of:=[.A281]*[.A281]" office:value-type="float" office:value="77841" calcext:value-type="float">
            <text:p>77841.000</text:p>
          </table:table-cell>
          <table:table-cell table:formula="of:=[.C281]*[.C281]" office:value-type="float" office:value="4.18141191883372" calcext:value-type="float">
            <text:p>4.1814</text:p>
          </table:table-cell>
          <table:table-cell table:formula="of:=[.A281]*[.C281]" office:value-type="float" office:value="570.513177037951" calcext:value-type="float">
            <text:p>570.5132</text:p>
          </table:table-cell>
          <table:table-cell/>
        </table:table-row>
        <table:table-row table:style-name="ro1">
          <table:table-cell office:value-type="float" office:value="279.999" calcext:value-type="float">
            <text:p>279.999</text:p>
          </table:table-cell>
          <table:table-cell office:value-type="float" office:value="7.7153" calcext:value-type="float">
            <text:p>7.7153</text:p>
          </table:table-cell>
          <table:table-cell table:formula="of:=LOG([.B282]; EXP(1))" office:value-type="float" office:value="2.04320537034751" calcext:value-type="float">
            <text:p>2.043</text:p>
          </table:table-cell>
          <table:table-cell table:formula="of:=[.A282]*[.A282]" office:value-type="float" office:value="78399.440001" calcext:value-type="float">
            <text:p>78399.440</text:p>
          </table:table-cell>
          <table:table-cell table:formula="of:=[.C282]*[.C282]" office:value-type="float" office:value="4.17468818541691" calcext:value-type="float">
            <text:p>4.1747</text:p>
          </table:table-cell>
          <table:table-cell table:formula="of:=[.A282]*[.C282]" office:value-type="float" office:value="572.095460491933" calcext:value-type="float">
            <text:p>572.0955</text:p>
          </table:table-cell>
          <table:table-cell/>
        </table:table-row>
        <table:table-row table:style-name="ro1">
          <table:table-cell office:value-type="float" office:value="280.999" calcext:value-type="float">
            <text:p>280.999</text:p>
          </table:table-cell>
          <table:table-cell office:value-type="float" office:value="7.7013" calcext:value-type="float">
            <text:p>7.7013</text:p>
          </table:table-cell>
          <table:table-cell table:formula="of:=LOG([.B283]; EXP(1))" office:value-type="float" office:value="2.04138914577809" calcext:value-type="float">
            <text:p>2.041</text:p>
          </table:table-cell>
          <table:table-cell table:formula="of:=[.A283]*[.A283]" office:value-type="float" office:value="78960.438001" calcext:value-type="float">
            <text:p>78960.438</text:p>
          </table:table-cell>
          <table:table-cell table:formula="of:=[.C283]*[.C283]" office:value-type="float" office:value="4.16726964450061" calcext:value-type="float">
            <text:p>4.1673</text:p>
          </table:table-cell>
          <table:table-cell table:formula="of:=[.A283]*[.C283]" office:value-type="float" office:value="573.628308574498" calcext:value-type="float">
            <text:p>573.6283</text:p>
          </table:table-cell>
          <table:table-cell/>
        </table:table-row>
        <table:table-row table:style-name="ro1">
          <table:table-cell office:value-type="float" office:value="281.999" calcext:value-type="float">
            <text:p>281.999</text:p>
          </table:table-cell>
          <table:table-cell office:value-type="float" office:value="7.688" calcext:value-type="float">
            <text:p>7.688</text:p>
          </table:table-cell>
          <table:table-cell table:formula="of:=LOG([.B284]; EXP(1))" office:value-type="float" office:value="2.03966067166799" calcext:value-type="float">
            <text:p>2.040</text:p>
          </table:table-cell>
          <table:table-cell table:formula="of:=[.A284]*[.A284]" office:value-type="float" office:value="79523.436001" calcext:value-type="float">
            <text:p>79523.436</text:p>
          </table:table-cell>
          <table:table-cell table:formula="of:=[.C284]*[.C284]" office:value-type="float" office:value="4.16021565554912" calcext:value-type="float">
            <text:p>4.1602</text:p>
          </table:table-cell>
          <table:table-cell table:formula="of:=[.A284]*[.C284]" office:value-type="float" office:value="575.182269749702" calcext:value-type="float">
            <text:p>575.1823</text:p>
          </table:table-cell>
          <table:table-cell/>
        </table:table-row>
        <table:table-row table:style-name="ro1">
          <table:table-cell office:value-type="float" office:value="282.999" calcext:value-type="float">
            <text:p>282.999</text:p>
          </table:table-cell>
          <table:table-cell office:value-type="float" office:value="7.6754" calcext:value-type="float">
            <text:p>7.6754</text:p>
          </table:table-cell>
          <table:table-cell table:formula="of:=LOG([.B285]; EXP(1))" office:value-type="float" office:value="2.03802040937905" calcext:value-type="float">
            <text:p>2.038</text:p>
          </table:table-cell>
          <table:table-cell table:formula="of:=[.A285]*[.A285]" office:value-type="float" office:value="80088.434001" calcext:value-type="float">
            <text:p>80088.434</text:p>
          </table:table-cell>
          <table:table-cell table:formula="of:=[.C285]*[.C285]" office:value-type="float" office:value="4.15352718904554" calcext:value-type="float">
            <text:p>4.1535</text:p>
          </table:table-cell>
          <table:table-cell table:formula="of:=[.A285]*[.C285]" office:value-type="float" office:value="576.757737833861" calcext:value-type="float">
            <text:p>576.7577</text:p>
          </table:table-cell>
          <table:table-cell/>
        </table:table-row>
        <table:table-row table:style-name="ro1">
          <table:table-cell office:value-type="float" office:value="283.999" calcext:value-type="float">
            <text:p>283.999</text:p>
          </table:table-cell>
          <table:table-cell office:value-type="float" office:value="7.6621" calcext:value-type="float">
            <text:p>7.6621</text:p>
          </table:table-cell>
          <table:table-cell table:formula="of:=LOG([.B286]; EXP(1))" office:value-type="float" office:value="2.03628609761589" calcext:value-type="float">
            <text:p>2.036</text:p>
          </table:table-cell>
          <table:table-cell table:formula="of:=[.A286]*[.A286]" office:value-type="float" office:value="80655.432001" calcext:value-type="float">
            <text:p>80655.432</text:p>
          </table:table-cell>
          <table:table-cell table:formula="of:=[.C286]*[.C286]" office:value-type="float" office:value="4.14646107134376" calcext:value-type="float">
            <text:p>4.1465</text:p>
          </table:table-cell>
          <table:table-cell table:formula="of:=[.A286]*[.C286]" office:value-type="float" office:value="578.303215436816" calcext:value-type="float">
            <text:p>578.3032</text:p>
          </table:table-cell>
          <table:table-cell/>
        </table:table-row>
        <table:table-row table:style-name="ro1">
          <table:table-cell office:value-type="float" office:value="284.999" calcext:value-type="float">
            <text:p>284.999</text:p>
          </table:table-cell>
          <table:table-cell office:value-type="float" office:value="7.6486" calcext:value-type="float">
            <text:p>7.6486</text:p>
          </table:table-cell>
          <table:table-cell table:formula="of:=LOG([.B287]; EXP(1))" office:value-type="float" office:value="2.03452262455476" calcext:value-type="float">
            <text:p>2.035</text:p>
          </table:table-cell>
          <table:table-cell table:formula="of:=[.A287]*[.A287]" office:value-type="float" office:value="81224.430001" calcext:value-type="float">
            <text:p>81224.430</text:p>
          </table:table-cell>
          <table:table-cell table:formula="of:=[.C287]*[.C287]" office:value-type="float" office:value="4.13928230982518" calcext:value-type="float">
            <text:p>4.1393</text:p>
          </table:table-cell>
          <table:table-cell table:formula="of:=[.A287]*[.C287]" office:value-type="float" office:value="579.836913475481" calcext:value-type="float">
            <text:p>579.8369</text:p>
          </table:table-cell>
          <table:table-cell/>
        </table:table-row>
        <table:table-row table:style-name="ro1">
          <table:table-cell office:value-type="float" office:value="285.999" calcext:value-type="float">
            <text:p>285.999</text:p>
          </table:table-cell>
          <table:table-cell office:value-type="float" office:value="7.636" calcext:value-type="float">
            <text:p>7.636</text:p>
          </table:table-cell>
          <table:table-cell table:formula="of:=LOG([.B288]; EXP(1))" office:value-type="float" office:value="2.0328739058635" calcext:value-type="float">
            <text:p>2.033</text:p>
          </table:table-cell>
          <table:table-cell table:formula="of:=[.A288]*[.A288]" office:value-type="float" office:value="81795.428001" calcext:value-type="float">
            <text:p>81795.428</text:p>
          </table:table-cell>
          <table:table-cell table:formula="of:=[.C288]*[.C288]" office:value-type="float" office:value="4.13257631714073" calcext:value-type="float">
            <text:p>4.1326</text:p>
          </table:table-cell>
          <table:table-cell table:formula="of:=[.A288]*[.C288]" office:value-type="float" office:value="581.399904203056" calcext:value-type="float">
            <text:p>581.399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6229" calcext:value-type="float">
            <text:p>7.6229</text:p>
          </table:table-cell>
          <table:table-cell table:formula="of:=LOG([.B289]; EXP(1))" office:value-type="float" office:value="2.03115687472516" calcext:value-type="float">
            <text:p>2.031</text:p>
          </table:table-cell>
          <table:table-cell table:formula="of:=[.A289]*[.A289]" office:value-type="float" office:value="82369" calcext:value-type="float">
            <text:p>82369.000</text:p>
          </table:table-cell>
          <table:table-cell table:formula="of:=[.C289]*[.C289]" office:value-type="float" office:value="4.12559824974326" calcext:value-type="float">
            <text:p>4.1256</text:p>
          </table:table-cell>
          <table:table-cell table:formula="of:=[.A289]*[.C289]" office:value-type="float" office:value="582.94202304612" calcext:value-type="float">
            <text:p>582.9420</text:p>
          </table:table-cell>
          <table:table-cell/>
        </table:table-row>
        <table:table-row table:style-name="ro1">
          <table:table-cell office:value-type="float" office:value="287.999" calcext:value-type="float">
            <text:p>287.999</text:p>
          </table:table-cell>
          <table:table-cell office:value-type="float" office:value="7.6105" calcext:value-type="float">
            <text:p>7.6105</text:p>
          </table:table-cell>
          <table:table-cell table:formula="of:=LOG([.B290]; EXP(1))" office:value-type="float" office:value="2.02952887273758" calcext:value-type="float">
            <text:p>2.030</text:p>
          </table:table-cell>
          <table:table-cell table:formula="of:=[.A290]*[.A290]" office:value-type="float" office:value="82943.424001" calcext:value-type="float">
            <text:p>82943.424</text:p>
          </table:table-cell>
          <table:table-cell table:formula="of:=[.C290]*[.C290]" office:value-type="float" office:value="4.11898744527549" calcext:value-type="float">
            <text:p>4.1190</text:p>
          </table:table-cell>
          <table:table-cell table:formula="of:=[.A290]*[.C290]" office:value-type="float" office:value="584.502285819552" calcext:value-type="float">
            <text:p>584.5023</text:p>
          </table:table-cell>
          <table:table-cell/>
        </table:table-row>
        <table:table-row table:style-name="ro1">
          <table:table-cell office:value-type="float" office:value="288.999" calcext:value-type="float">
            <text:p>288.999</text:p>
          </table:table-cell>
          <table:table-cell office:value-type="float" office:value="7.5967" calcext:value-type="float">
            <text:p>7.5967</text:p>
          </table:table-cell>
          <table:table-cell table:formula="of:=LOG([.B291]; EXP(1))" office:value-type="float" office:value="2.02771394246928" calcext:value-type="float">
            <text:p>2.028</text:p>
          </table:table-cell>
          <table:table-cell table:formula="of:=[.A291]*[.A291]" office:value-type="float" office:value="83520.422001" calcext:value-type="float">
            <text:p>83520.422</text:p>
          </table:table-cell>
          <table:table-cell table:formula="of:=[.C291]*[.C291]" office:value-type="float" office:value="4.11162383248432" calcext:value-type="float">
            <text:p>4.1116</text:p>
          </table:table-cell>
          <table:table-cell table:formula="of:=[.A291]*[.C291]" office:value-type="float" office:value="586.00730165968" calcext:value-type="float">
            <text:p>586.0073</text:p>
          </table:table-cell>
          <table:table-cell/>
        </table:table-row>
        <table:table-row table:style-name="ro1">
          <table:table-cell office:value-type="float" office:value="289.999" calcext:value-type="float">
            <text:p>289.999</text:p>
          </table:table-cell>
          <table:table-cell office:value-type="float" office:value="7.5839" calcext:value-type="float">
            <text:p>7.5839</text:p>
          </table:table-cell>
          <table:table-cell table:formula="of:=LOG([.B292]; EXP(1))" office:value-type="float" office:value="2.02602757921178" calcext:value-type="float">
            <text:p>2.026</text:p>
          </table:table-cell>
          <table:table-cell table:formula="of:=[.A292]*[.A292]" office:value-type="float" office:value="84099.420001" calcext:value-type="float">
            <text:p>84099.420</text:p>
          </table:table-cell>
          <table:table-cell table:formula="of:=[.C292]*[.C292]" office:value-type="float" office:value="4.10478775172675" calcext:value-type="float">
            <text:p>4.1048</text:p>
          </table:table-cell>
          <table:table-cell table:formula="of:=[.A292]*[.C292]" office:value-type="float" office:value="587.545971943837" calcext:value-type="float">
            <text:p>587.5460</text:p>
          </table:table-cell>
          <table:table-cell/>
        </table:table-row>
        <table:table-row table:style-name="ro1">
          <table:table-cell office:value-type="float" office:value="290.999" calcext:value-type="float">
            <text:p>290.999</text:p>
          </table:table-cell>
          <table:table-cell office:value-type="float" office:value="7.571" calcext:value-type="float">
            <text:p>7.571</text:p>
          </table:table-cell>
          <table:table-cell table:formula="of:=LOG([.B293]; EXP(1))" office:value-type="float" office:value="2.02432515912117" calcext:value-type="float">
            <text:p>2.024</text:p>
          </table:table-cell>
          <table:table-cell table:formula="of:=[.A293]*[.A293]" office:value-type="float" office:value="84680.418001" calcext:value-type="float">
            <text:p>84680.418</text:p>
          </table:table-cell>
          <table:table-cell table:formula="of:=[.C293]*[.C293]" office:value-type="float" office:value="4.09789234985095" calcext:value-type="float">
            <text:p>4.0979</text:p>
          </table:table-cell>
          <table:table-cell table:formula="of:=[.A293]*[.C293]" office:value-type="float" office:value="589.076596979101" calcext:value-type="float">
            <text:p>589.0766</text:p>
          </table:table-cell>
          <table:table-cell/>
        </table:table-row>
        <table:table-row table:style-name="ro1">
          <table:table-cell office:value-type="float" office:value="291.999" calcext:value-type="float">
            <text:p>291.999</text:p>
          </table:table-cell>
          <table:table-cell office:value-type="float" office:value="7.5584" calcext:value-type="float">
            <text:p>7.5584</text:p>
          </table:table-cell>
          <table:table-cell table:formula="of:=LOG([.B294]; EXP(1))" office:value-type="float" office:value="2.02265952758085" calcext:value-type="float">
            <text:p>2.023</text:p>
          </table:table-cell>
          <table:table-cell table:formula="of:=[.A294]*[.A294]" office:value-type="float" office:value="85263.416001" calcext:value-type="float">
            <text:p>85263.416</text:p>
          </table:table-cell>
          <table:table-cell table:formula="of:=[.C294]*[.C294]" office:value-type="float" office:value="4.09115156451359" calcext:value-type="float">
            <text:p>4.0912</text:p>
          </table:table-cell>
          <table:table-cell table:formula="of:=[.A294]*[.C294]" office:value-type="float" office:value="590.614559394081" calcext:value-type="float">
            <text:p>590.614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.5451" calcext:value-type="float">
            <text:p>7.5451</text:p>
          </table:table-cell>
          <table:table-cell table:formula="of:=LOG([.B295]; EXP(1))" office:value-type="float" office:value="2.02089834594245" calcext:value-type="float">
            <text:p>2.021</text:p>
          </table:table-cell>
          <table:table-cell table:formula="of:=[.A295]*[.A295]" office:value-type="float" office:value="85849" calcext:value-type="float">
            <text:p>85849.000</text:p>
          </table:table-cell>
          <table:table-cell table:formula="of:=[.C295]*[.C295]" office:value-type="float" office:value="4.08403012463294" calcext:value-type="float">
            <text:p>4.0840</text:p>
          </table:table-cell>
          <table:table-cell table:formula="of:=[.A295]*[.C295]" office:value-type="float" office:value="592.123215361138" calcext:value-type="float">
            <text:p>592.123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5322" calcext:value-type="float">
            <text:p>7.5322</text:p>
          </table:table-cell>
          <table:table-cell table:formula="of:=LOG([.B296]; EXP(1))" office:value-type="float" office:value="2.01918716381465" calcext:value-type="float">
            <text:p>2.019</text:p>
          </table:table-cell>
          <table:table-cell table:formula="of:=[.A296]*[.A296]" office:value-type="float" office:value="86436" calcext:value-type="float">
            <text:p>86436.000</text:p>
          </table:table-cell>
          <table:table-cell table:formula="of:=[.C296]*[.C296]" office:value-type="float" office:value="4.07711680251385" calcext:value-type="float">
            <text:p>4.0771</text:p>
          </table:table-cell>
          <table:table-cell table:formula="of:=[.A296]*[.C296]" office:value-type="float" office:value="593.641026161507" calcext:value-type="float">
            <text:p>593.6410</text:p>
          </table:table-cell>
          <table:table-cell/>
        </table:table-row>
        <table:table-row table:style-name="ro1">
          <table:table-cell office:value-type="float" office:value="294.999" calcext:value-type="float">
            <text:p>294.999</text:p>
          </table:table-cell>
          <table:table-cell office:value-type="float" office:value="7.519" calcext:value-type="float">
            <text:p>7.519</text:p>
          </table:table-cell>
          <table:table-cell table:formula="of:=LOG([.B297]; EXP(1))" office:value-type="float" office:value="2.01743315039589" calcext:value-type="float">
            <text:p>2.017</text:p>
          </table:table-cell>
          <table:table-cell table:formula="of:=[.A297]*[.A297]" office:value-type="float" office:value="87024.410001" calcext:value-type="float">
            <text:p>87024.410</text:p>
          </table:table-cell>
          <table:table-cell table:formula="of:=[.C297]*[.C297]" office:value-type="float" office:value="4.07003651631629" calcext:value-type="float">
            <text:p>4.0700</text:p>
          </table:table-cell>
          <table:table-cell table:formula="of:=[.A297]*[.C297]" office:value-type="float" office:value="595.140761933637" calcext:value-type="float">
            <text:p>595.1408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5065" calcext:value-type="float">
            <text:p>7.5065</text:p>
          </table:table-cell>
          <table:table-cell table:formula="of:=LOG([.B298]; EXP(1))" office:value-type="float" office:value="2.01576931187022" calcext:value-type="float">
            <text:p>2.016</text:p>
          </table:table-cell>
          <table:table-cell table:formula="of:=[.A298]*[.A298]" office:value-type="float" office:value="87616" calcext:value-type="float">
            <text:p>87616.000</text:p>
          </table:table-cell>
          <table:table-cell table:formula="of:=[.C298]*[.C298]" office:value-type="float" office:value="4.06332591867775" calcext:value-type="float">
            <text:p>4.0633</text:p>
          </table:table-cell>
          <table:table-cell table:formula="of:=[.A298]*[.C298]" office:value-type="float" office:value="596.667716313586" calcext:value-type="float">
            <text:p>596.6677</text:p>
          </table:table-cell>
          <table:table-cell/>
        </table:table-row>
        <table:table-row table:style-name="ro1">
          <table:table-cell office:value-type="float" office:value="296.999" calcext:value-type="float">
            <text:p>296.999</text:p>
          </table:table-cell>
          <table:table-cell office:value-type="float" office:value="7.4939" calcext:value-type="float">
            <text:p>7.4939</text:p>
          </table:table-cell>
          <table:table-cell table:formula="of:=LOG([.B299]; EXP(1))" office:value-type="float" office:value="2.01408935627392" calcext:value-type="float">
            <text:p>2.014</text:p>
          </table:table-cell>
          <table:table-cell table:formula="of:=[.A299]*[.A299]" office:value-type="float" office:value="88208.406001" calcext:value-type="float">
            <text:p>88208.406</text:p>
          </table:table-cell>
          <table:table-cell table:formula="of:=[.C299]*[.C299]" office:value-type="float" office:value="4.05655593505591" calcext:value-type="float">
            <text:p>4.0566</text:p>
          </table:table-cell>
          <table:table-cell table:formula="of:=[.A299]*[.C299]" office:value-type="float" office:value="598.182524723999" calcext:value-type="float">
            <text:p>598.182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4812" calcext:value-type="float">
            <text:p>7.4812</text:p>
          </table:table-cell>
          <table:table-cell table:formula="of:=LOG([.B300]; EXP(1))" office:value-type="float" office:value="2.01239320692671" calcext:value-type="float">
            <text:p>2.012</text:p>
          </table:table-cell>
          <table:table-cell table:formula="of:=[.A300]*[.A300]" office:value-type="float" office:value="88804" calcext:value-type="float">
            <text:p>88804.000</text:p>
          </table:table-cell>
          <table:table-cell table:formula="of:=[.C300]*[.C300]" office:value-type="float" office:value="4.04972641928476" calcext:value-type="float">
            <text:p>4.0497</text:p>
          </table:table-cell>
          <table:table-cell table:formula="of:=[.A300]*[.C300]" office:value-type="float" office:value="599.693175664159" calcext:value-type="float">
            <text:p>599.6932</text:p>
          </table:table-cell>
          <table:table-cell/>
        </table:table-row>
        <table:table-row table:style-name="ro1">
          <table:table-cell office:value-type="float" office:value="298.999" calcext:value-type="float">
            <text:p>298.999</text:p>
          </table:table-cell>
          <table:table-cell office:value-type="float" office:value="7.4684" calcext:value-type="float">
            <text:p>7.4684</text:p>
          </table:table-cell>
          <table:table-cell table:formula="of:=LOG([.B301]; EXP(1))" office:value-type="float" office:value="2.01068078610904" calcext:value-type="float">
            <text:p>2.011</text:p>
          </table:table-cell>
          <table:table-cell table:formula="of:=[.A301]*[.A301]" office:value-type="float" office:value="89400.402001" calcext:value-type="float">
            <text:p>89400.402</text:p>
          </table:table-cell>
          <table:table-cell table:formula="of:=[.C301]*[.C301]" office:value-type="float" office:value="4.04283722362808" calcext:value-type="float">
            <text:p>4.0428</text:p>
          </table:table-cell>
          <table:table-cell table:formula="of:=[.A301]*[.C301]" office:value-type="float" office:value="601.191544365818" calcext:value-type="float">
            <text:p>601.191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4553" calcext:value-type="float">
            <text:p>7.4553</text:p>
          </table:table-cell>
          <table:table-cell table:formula="of:=LOG([.B302]; EXP(1))" office:value-type="float" office:value="2.00892518885573" calcext:value-type="float">
            <text:p>2.009</text:p>
          </table:table-cell>
          <table:table-cell table:formula="of:=[.A302]*[.A302]" office:value-type="float" office:value="90000" calcext:value-type="float">
            <text:p>90000.000</text:p>
          </table:table-cell>
          <table:table-cell table:formula="of:=[.C302]*[.C302]" office:value-type="float" office:value="4.03578041441902" calcext:value-type="float">
            <text:p>4.0358</text:p>
          </table:table-cell>
          <table:table-cell table:formula="of:=[.A302]*[.C302]" office:value-type="float" office:value="602.677556656719" calcext:value-type="float">
            <text:p>602.677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.4421" calcext:value-type="float">
            <text:p>7.4421</text:p>
          </table:table-cell>
          <table:table-cell table:formula="of:=LOG([.B303]; EXP(1))" office:value-type="float" office:value="2.0071530670822" calcext:value-type="float">
            <text:p>2.007</text:p>
          </table:table-cell>
          <table:table-cell table:formula="of:=[.A303]*[.A303]" office:value-type="float" office:value="90601" calcext:value-type="float">
            <text:p>90601.000</text:p>
          </table:table-cell>
          <table:table-cell table:formula="of:=[.C303]*[.C303]" office:value-type="float" office:value="4.0286634346975" calcext:value-type="float">
            <text:p>4.0287</text:p>
          </table:table-cell>
          <table:table-cell table:formula="of:=[.A303]*[.C303]" office:value-type="float" office:value="604.153073191743" calcext:value-type="float">
            <text:p>604.1531</text:p>
          </table:table-cell>
          <table:table-cell/>
        </table:table-row>
        <table:table-row table:style-name="ro1">
          <table:table-cell office:value-type="float" office:value="301.999" calcext:value-type="float">
            <text:p>301.999</text:p>
          </table:table-cell>
          <table:table-cell office:value-type="float" office:value="7.429" calcext:value-type="float">
            <text:p>7.429</text:p>
          </table:table-cell>
          <table:table-cell table:formula="of:=LOG([.B304]; EXP(1))" office:value-type="float" office:value="2.00539126016967" calcext:value-type="float">
            <text:p>2.005</text:p>
          </table:table-cell>
          <table:table-cell table:formula="of:=[.A304]*[.A304]" office:value-type="float" office:value="91203.396001" calcext:value-type="float">
            <text:p>91203.396</text:p>
          </table:table-cell>
          <table:table-cell table:formula="of:=[.C304]*[.C304]" office:value-type="float" office:value="4.02159410636489" calcext:value-type="float">
            <text:p>4.0216</text:p>
          </table:table-cell>
          <table:table-cell table:formula="of:=[.A304]*[.C304]" office:value-type="float" office:value="605.62615517998" calcext:value-type="float">
            <text:p>605.6262</text:p>
          </table:table-cell>
          <table:table-cell/>
        </table:table-row>
        <table:table-row table:style-name="ro1">
          <table:table-cell office:value-type="float" office:value="302.999" calcext:value-type="float">
            <text:p>302.999</text:p>
          </table:table-cell>
          <table:table-cell office:value-type="float" office:value="7.4173" calcext:value-type="float">
            <text:p>7.4173</text:p>
          </table:table-cell>
          <table:table-cell table:formula="of:=LOG([.B305]; EXP(1))" office:value-type="float" office:value="2.00381510955677" calcext:value-type="float">
            <text:p>2.004</text:p>
          </table:table-cell>
          <table:table-cell table:formula="of:=[.A305]*[.A305]" office:value-type="float" office:value="91808.394001" calcext:value-type="float">
            <text:p>91808.394</text:p>
          </table:table-cell>
          <table:table-cell table:formula="of:=[.C305]*[.C305]" office:value-type="float" office:value="4.01527499328801" calcext:value-type="float">
            <text:p>4.0153</text:p>
          </table:table-cell>
          <table:table-cell table:formula="of:=[.A305]*[.C305]" office:value-type="float" office:value="607.153974380592" calcext:value-type="float">
            <text:p>607.154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4055" calcext:value-type="float">
            <text:p>7.4055</text:p>
          </table:table-cell>
          <table:table-cell table:formula="of:=LOG([.B306]; EXP(1))" office:value-type="float" office:value="2.00222296738489" calcext:value-type="float">
            <text:p>2.002</text:p>
          </table:table-cell>
          <table:table-cell table:formula="of:=[.A306]*[.A306]" office:value-type="float" office:value="92416" calcext:value-type="float">
            <text:p>92416.000</text:p>
          </table:table-cell>
          <table:table-cell table:formula="of:=[.C306]*[.C306]" office:value-type="float" office:value="4.00889681112356" calcext:value-type="float">
            <text:p>4.0089</text:p>
          </table:table-cell>
          <table:table-cell table:formula="of:=[.A306]*[.C306]" office:value-type="float" office:value="608.675782085007" calcext:value-type="float">
            <text:p>608.6758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3916" calcext:value-type="float">
            <text:p>7.3916</text:p>
          </table:table-cell>
          <table:table-cell table:formula="of:=LOG([.B307]; EXP(1))" office:value-type="float" office:value="2.00034422032113" calcext:value-type="float">
            <text:p>2.000</text:p>
          </table:table-cell>
          <table:table-cell table:formula="of:=[.A307]*[.A307]" office:value-type="float" office:value="93025" calcext:value-type="float">
            <text:p>93025.000</text:p>
          </table:table-cell>
          <table:table-cell table:formula="of:=[.C307]*[.C307]" office:value-type="float" office:value="4.00137699977216" calcext:value-type="float">
            <text:p>4.0014</text:p>
          </table:table-cell>
          <table:table-cell table:formula="of:=[.A307]*[.C307]" office:value-type="float" office:value="610.104987197946" calcext:value-type="float">
            <text:p>610.105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3807" calcext:value-type="float">
            <text:p>7.3807</text:p>
          </table:table-cell>
          <table:table-cell table:formula="of:=LOG([.B308]; EXP(1))" office:value-type="float" office:value="1.99886848506282" calcext:value-type="float">
            <text:p>1.999</text:p>
          </table:table-cell>
          <table:table-cell table:formula="of:=[.A308]*[.A308]" office:value-type="float" office:value="93636" calcext:value-type="float">
            <text:p>93636.000</text:p>
          </table:table-cell>
          <table:table-cell table:formula="of:=[.C308]*[.C308]" office:value-type="float" office:value="3.99547522057735" calcext:value-type="float">
            <text:p>3.9955</text:p>
          </table:table-cell>
          <table:table-cell table:formula="of:=[.A308]*[.C308]" office:value-type="float" office:value="611.653756429224" calcext:value-type="float">
            <text:p>611.653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3675" calcext:value-type="float">
            <text:p>7.3675</text:p>
          </table:table-cell>
          <table:table-cell table:formula="of:=LOG([.B309]; EXP(1))" office:value-type="float" office:value="1.99707843562971" calcext:value-type="float">
            <text:p>1.997</text:p>
          </table:table-cell>
          <table:table-cell table:formula="of:=[.A309]*[.A309]" office:value-type="float" office:value="94249" calcext:value-type="float">
            <text:p>94249.000</text:p>
          </table:table-cell>
          <table:table-cell table:formula="of:=[.C309]*[.C309]" office:value-type="float" office:value="3.98832227805722" calcext:value-type="float">
            <text:p>3.9883</text:p>
          </table:table-cell>
          <table:table-cell table:formula="of:=[.A309]*[.C309]" office:value-type="float" office:value="613.103079738322" calcext:value-type="float">
            <text:p>613.103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3551" calcext:value-type="float">
            <text:p>7.3551</text:p>
          </table:table-cell>
          <table:table-cell table:formula="of:=LOG([.B310]; EXP(1))" office:value-type="float" office:value="1.99539395015404" calcext:value-type="float">
            <text:p>1.995</text:p>
          </table:table-cell>
          <table:table-cell table:formula="of:=[.A310]*[.A310]" office:value-type="float" office:value="94864" calcext:value-type="float">
            <text:p>94864.000</text:p>
          </table:table-cell>
          <table:table-cell table:formula="of:=[.C310]*[.C310]" office:value-type="float" office:value="3.98159701631134" calcext:value-type="float">
            <text:p>3.9816</text:p>
          </table:table-cell>
          <table:table-cell table:formula="of:=[.A310]*[.C310]" office:value-type="float" office:value="614.581336647444" calcext:value-type="float">
            <text:p>614.5813</text:p>
          </table:table-cell>
          <table:table-cell/>
        </table:table-row>
        <table:table-row table:style-name="ro1">
          <table:table-cell office:value-type="float" office:value="308.999" calcext:value-type="float">
            <text:p>308.999</text:p>
          </table:table-cell>
          <table:table-cell office:value-type="float" office:value="7.3424" calcext:value-type="float">
            <text:p>7.3424</text:p>
          </table:table-cell>
          <table:table-cell table:formula="of:=LOG([.B311]; EXP(1))" office:value-type="float" office:value="1.99366576465843" calcext:value-type="float">
            <text:p>1.994</text:p>
          </table:table-cell>
          <table:table-cell table:formula="of:=[.A311]*[.A311]" office:value-type="float" office:value="95480.382001" calcext:value-type="float">
            <text:p>95480.382</text:p>
          </table:table-cell>
          <table:table-cell table:formula="of:=[.C311]*[.C311]" office:value-type="float" office:value="3.97470318117109" calcext:value-type="float">
            <text:p>3.9747</text:p>
          </table:table-cell>
          <table:table-cell table:formula="of:=[.A311]*[.C311]" office:value-type="float" office:value="616.040727613691" calcext:value-type="float">
            <text:p>616.0407</text:p>
          </table:table-cell>
          <table:table-cell/>
        </table:table-row>
        <table:table-row table:style-name="ro1">
          <table:table-cell office:value-type="float" office:value="309.999" calcext:value-type="float">
            <text:p>309.999</text:p>
          </table:table-cell>
          <table:table-cell office:value-type="float" office:value="7.3295" calcext:value-type="float">
            <text:p>7.3295</text:p>
          </table:table-cell>
          <table:table-cell table:formula="of:=LOG([.B312]; EXP(1))" office:value-type="float" office:value="1.99190730074795" calcext:value-type="float">
            <text:p>1.992</text:p>
          </table:table-cell>
          <table:table-cell table:formula="of:=[.A312]*[.A312]" office:value-type="float" office:value="96099.380001" calcext:value-type="float">
            <text:p>96099.380</text:p>
          </table:table-cell>
          <table:table-cell table:formula="of:=[.C312]*[.C312]" office:value-type="float" office:value="3.96769469477298" calcext:value-type="float">
            <text:p>3.9677</text:p>
          </table:table-cell>
          <table:table-cell table:formula="of:=[.A312]*[.C312]" office:value-type="float" office:value="617.489271324564" calcext:value-type="float">
            <text:p>617.4893</text:p>
          </table:table-cell>
          <table:table-cell/>
        </table:table-row>
        <table:table-row table:style-name="ro1">
          <table:table-cell office:value-type="float" office:value="310.999" calcext:value-type="float">
            <text:p>310.999</text:p>
          </table:table-cell>
          <table:table-cell office:value-type="float" office:value="7.3176" calcext:value-type="float">
            <text:p>7.3176</text:p>
          </table:table-cell>
          <table:table-cell table:formula="of:=LOG([.B313]; EXP(1))" office:value-type="float" office:value="1.99028240536002" calcext:value-type="float">
            <text:p>1.990</text:p>
          </table:table-cell>
          <table:table-cell table:formula="of:=[.A313]*[.A313]" office:value-type="float" office:value="96720.378001" calcext:value-type="float">
            <text:p>96720.378</text:p>
          </table:table-cell>
          <table:table-cell table:formula="of:=[.C313]*[.C313]" office:value-type="float" office:value="3.96122405308566" calcext:value-type="float">
            <text:p>3.9612</text:p>
          </table:table-cell>
          <table:table-cell table:formula="of:=[.A313]*[.C313]" office:value-type="float" office:value="618.97583778456" calcext:value-type="float">
            <text:p>618.9758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.305" calcext:value-type="float">
            <text:p>7.305</text:p>
          </table:table-cell>
          <table:table-cell table:formula="of:=LOG([.B314]; EXP(1))" office:value-type="float" office:value="1.98855904520266" calcext:value-type="float">
            <text:p>1.989</text:p>
          </table:table-cell>
          <table:table-cell table:formula="of:=[.A314]*[.A314]" office:value-type="float" office:value="97344" calcext:value-type="float">
            <text:p>97344.000</text:p>
          </table:table-cell>
          <table:table-cell table:formula="of:=[.C314]*[.C314]" office:value-type="float" office:value="3.95436707625733" calcext:value-type="float">
            <text:p>3.9544</text:p>
          </table:table-cell>
          <table:table-cell table:formula="of:=[.A314]*[.C314]" office:value-type="float" office:value="620.430422103231" calcext:value-type="float">
            <text:p>620.4304</text:p>
          </table:table-cell>
          <table:table-cell/>
        </table:table-row>
        <table:table-row table:style-name="ro1">
          <table:table-cell office:value-type="float" office:value="312.999" calcext:value-type="float">
            <text:p>312.999</text:p>
          </table:table-cell>
          <table:table-cell office:value-type="float" office:value="7.2925" calcext:value-type="float">
            <text:p>7.2925</text:p>
          </table:table-cell>
          <table:table-cell table:formula="of:=LOG([.B315]; EXP(1))" office:value-type="float" office:value="1.98684642275974" calcext:value-type="float">
            <text:p>1.987</text:p>
          </table:table-cell>
          <table:table-cell table:formula="of:=[.A315]*[.A315]" office:value-type="float" office:value="97968.374001" calcext:value-type="float">
            <text:p>97968.374</text:p>
          </table:table-cell>
          <table:table-cell table:formula="of:=[.C315]*[.C315]" office:value-type="float" office:value="3.94755870763317" calcext:value-type="float">
            <text:p>3.9476</text:p>
          </table:table-cell>
          <table:table-cell table:formula="of:=[.A315]*[.C315]" office:value-type="float" office:value="621.880943477376" calcext:value-type="float">
            <text:p>621.8809</text:p>
          </table:table-cell>
          <table:table-cell/>
        </table:table-row>
        <table:table-row table:style-name="ro1">
          <table:table-cell office:value-type="float" office:value="313.999" calcext:value-type="float">
            <text:p>313.999</text:p>
          </table:table-cell>
          <table:table-cell office:value-type="float" office:value="7.2801" calcext:value-type="float">
            <text:p>7.2801</text:p>
          </table:table-cell>
          <table:table-cell table:formula="of:=LOG([.B316]; EXP(1))" office:value-type="float" office:value="1.98514459837799" calcext:value-type="float">
            <text:p>1.985</text:p>
          </table:table-cell>
          <table:table-cell table:formula="of:=[.A316]*[.A316]" office:value-type="float" office:value="98595.372001" calcext:value-type="float">
            <text:p>98595.372</text:p>
          </table:table-cell>
          <table:table-cell table:formula="of:=[.C316]*[.C316]" office:value-type="float" office:value="3.94079907646931" calcext:value-type="float">
            <text:p>3.9408</text:p>
          </table:table-cell>
          <table:table-cell table:formula="of:=[.A316]*[.C316]" office:value-type="float" office:value="623.33341874609" calcext:value-type="float">
            <text:p>623.333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2684" calcext:value-type="float">
            <text:p>7.2684</text:p>
          </table:table-cell>
          <table:table-cell table:formula="of:=LOG([.B317]; EXP(1))" office:value-type="float" office:value="1.98353618479277" calcext:value-type="float">
            <text:p>1.984</text:p>
          </table:table-cell>
          <table:table-cell table:formula="of:=[.A317]*[.A317]" office:value-type="float" office:value="99225" calcext:value-type="float">
            <text:p>99225.000</text:p>
          </table:table-cell>
          <table:table-cell table:formula="of:=[.C317]*[.C317]" office:value-type="float" office:value="3.93441579638224" calcext:value-type="float">
            <text:p>3.9344</text:p>
          </table:table-cell>
          <table:table-cell table:formula="of:=[.A317]*[.C317]" office:value-type="float" office:value="624.813898209721" calcext:value-type="float">
            <text:p>624.8139</text:p>
          </table:table-cell>
          <table:table-cell/>
        </table:table-row>
        <table:table-row table:style-name="ro1">
          <table:table-cell office:value-type="float" office:value="315.999" calcext:value-type="float">
            <text:p>315.999</text:p>
          </table:table-cell>
          <table:table-cell office:value-type="float" office:value="7.2562" calcext:value-type="float">
            <text:p>7.2562</text:p>
          </table:table-cell>
          <table:table-cell table:formula="of:=LOG([.B318]; EXP(1))" office:value-type="float" office:value="1.98185627582878" calcext:value-type="float">
            <text:p>1.982</text:p>
          </table:table-cell>
          <table:table-cell table:formula="of:=[.A318]*[.A318]" office:value-type="float" office:value="99855.368001" calcext:value-type="float">
            <text:p>99855.368</text:p>
          </table:table-cell>
          <table:table-cell table:formula="of:=[.C318]*[.C318]" office:value-type="float" office:value="3.92775429804193" calcext:value-type="float">
            <text:p>3.9278</text:p>
          </table:table-cell>
          <table:table-cell table:formula="of:=[.A318]*[.C318]" office:value-type="float" office:value="626.264601305619" calcext:value-type="float">
            <text:p>626.264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.2441" calcext:value-type="float">
            <text:p>7.2441</text:p>
          </table:table-cell>
          <table:table-cell table:formula="of:=LOG([.B319]; EXP(1))" office:value-type="float" office:value="1.98018734445377" calcext:value-type="float">
            <text:p>1.980</text:p>
          </table:table-cell>
          <table:table-cell table:formula="of:=[.A319]*[.A319]" office:value-type="float" office:value="100489" calcext:value-type="float">
            <text:p>100489.000</text:p>
          </table:table-cell>
          <table:table-cell table:formula="of:=[.C319]*[.C319]" office:value-type="float" office:value="3.92114191913488" calcext:value-type="float">
            <text:p>3.9211</text:p>
          </table:table-cell>
          <table:table-cell table:formula="of:=[.A319]*[.C319]" office:value-type="float" office:value="627.719388191845" calcext:value-type="float">
            <text:p>627.7194</text:p>
          </table:table-cell>
          <table:table-cell/>
        </table:table-row>
        <table:table-row table:style-name="ro1">
          <table:table-cell office:value-type="float" office:value="317.999" calcext:value-type="float">
            <text:p>317.999</text:p>
          </table:table-cell>
          <table:table-cell office:value-type="float" office:value="7.2311" calcext:value-type="float">
            <text:p>7.2311</text:p>
          </table:table-cell>
          <table:table-cell table:formula="of:=LOG([.B320]; EXP(1))" office:value-type="float" office:value="1.97839116844306" calcext:value-type="float">
            <text:p>1.978</text:p>
          </table:table-cell>
          <table:table-cell table:formula="of:=[.A320]*[.A320]" office:value-type="float" office:value="101123.364001" calcext:value-type="float">
            <text:p>101123.364</text:p>
          </table:table-cell>
          <table:table-cell table:formula="of:=[.C320]*[.C320]" office:value-type="float" office:value="3.9140316153735" calcext:value-type="float">
            <text:p>3.9140</text:p>
          </table:table-cell>
          <table:table-cell table:formula="of:=[.A320]*[.C320]" office:value-type="float" office:value="629.126413173725" calcext:value-type="float">
            <text:p>629.126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.2191" calcext:value-type="float">
            <text:p>7.2191</text:p>
          </table:table-cell>
          <table:table-cell table:formula="of:=LOG([.B321]; EXP(1))" office:value-type="float" office:value="1.9767302913952" calcext:value-type="float">
            <text:p>1.977</text:p>
          </table:table-cell>
          <table:table-cell table:formula="of:=[.A321]*[.A321]" office:value-type="float" office:value="101761" calcext:value-type="float">
            <text:p>101761.000</text:p>
          </table:table-cell>
          <table:table-cell table:formula="of:=[.C321]*[.C321]" office:value-type="float" office:value="3.90746264491935" calcext:value-type="float">
            <text:p>3.9075</text:p>
          </table:table-cell>
          <table:table-cell table:formula="of:=[.A321]*[.C321]" office:value-type="float" office:value="630.576962955069" calcext:value-type="float">
            <text:p>630.5770</text:p>
          </table:table-cell>
          <table:table-cell/>
        </table:table-row>
        <table:table-row table:style-name="ro1">
          <table:table-cell office:value-type="float" office:value="319.999" calcext:value-type="float">
            <text:p>319.999</text:p>
          </table:table-cell>
          <table:table-cell office:value-type="float" office:value="7.2075" calcext:value-type="float">
            <text:p>7.2075</text:p>
          </table:table-cell>
          <table:table-cell table:formula="of:=LOG([.B322]; EXP(1))" office:value-type="float" office:value="1.97512215053042" calcext:value-type="float">
            <text:p>1.975</text:p>
          </table:table-cell>
          <table:table-cell table:formula="of:=[.A322]*[.A322]" office:value-type="float" office:value="102399.360001" calcext:value-type="float">
            <text:p>102399.360</text:p>
          </table:table-cell>
          <table:table-cell table:formula="of:=[.C322]*[.C322]" office:value-type="float" office:value="3.90110750951591" calcext:value-type="float">
            <text:p>3.9011</text:p>
          </table:table-cell>
          <table:table-cell table:formula="of:=[.A322]*[.C322]" office:value-type="float" office:value="632.037113047584" calcext:value-type="float">
            <text:p>632.0371</text:p>
          </table:table-cell>
          <table:table-cell/>
        </table:table-row>
        <table:table-row table:style-name="ro1">
          <table:table-cell office:value-type="float" office:value="320.999" calcext:value-type="float">
            <text:p>320.999</text:p>
          </table:table-cell>
          <table:table-cell office:value-type="float" office:value="7.1951" calcext:value-type="float">
            <text:p>7.1951</text:p>
          </table:table-cell>
          <table:table-cell table:formula="of:=LOG([.B323]; EXP(1))" office:value-type="float" office:value="1.9734002387834" calcext:value-type="float">
            <text:p>1.973</text:p>
          </table:table-cell>
          <table:table-cell table:formula="of:=[.A323]*[.A323]" office:value-type="float" office:value="103040.358001" calcext:value-type="float">
            <text:p>103040.358</text:p>
          </table:table-cell>
          <table:table-cell table:formula="of:=[.C323]*[.C323]" office:value-type="float" office:value="3.89430850243038" calcext:value-type="float">
            <text:p>3.8943</text:p>
          </table:table-cell>
          <table:table-cell table:formula="of:=[.A323]*[.C323]" office:value-type="float" office:value="633.459503249233" calcext:value-type="float">
            <text:p>633.459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.1821" calcext:value-type="float">
            <text:p>7.1821</text:p>
          </table:table-cell>
          <table:table-cell table:formula="of:=LOG([.B324]; EXP(1))" office:value-type="float" office:value="1.97159181940509" calcext:value-type="float">
            <text:p>1.972</text:p>
          </table:table-cell>
          <table:table-cell table:formula="of:=[.A324]*[.A324]" office:value-type="float" office:value="103684" calcext:value-type="float">
            <text:p>103684.000</text:p>
          </table:table-cell>
          <table:table-cell table:formula="of:=[.C324]*[.C324]" office:value-type="float" office:value="3.88717430234508" calcext:value-type="float">
            <text:p>3.8872</text:p>
          </table:table-cell>
          <table:table-cell table:formula="of:=[.A324]*[.C324]" office:value-type="float" office:value="634.85256584844" calcext:value-type="float">
            <text:p>634.8526</text:p>
          </table:table-cell>
          <table:table-cell/>
        </table:table-row>
        <table:table-row table:style-name="ro1">
          <table:table-cell office:value-type="float" office:value="322.999" calcext:value-type="float">
            <text:p>322.999</text:p>
          </table:table-cell>
          <table:table-cell office:value-type="float" office:value="7.1708" calcext:value-type="float">
            <text:p>7.1708</text:p>
          </table:table-cell>
          <table:table-cell table:formula="of:=LOG([.B325]; EXP(1))" office:value-type="float" office:value="1.97001722439855" calcext:value-type="float">
            <text:p>1.970</text:p>
          </table:table-cell>
          <table:table-cell table:formula="of:=[.A325]*[.A325]" office:value-type="float" office:value="104328.354001" calcext:value-type="float">
            <text:p>104328.354</text:p>
          </table:table-cell>
          <table:table-cell table:formula="of:=[.C325]*[.C325]" office:value-type="float" office:value="3.88096786442695" calcext:value-type="float">
            <text:p>3.8810</text:p>
          </table:table-cell>
          <table:table-cell table:formula="of:=[.A325]*[.C325]" office:value-type="float" office:value="636.313593463506" calcext:value-type="float">
            <text:p>636.313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.1589" calcext:value-type="float">
            <text:p>7.1589</text:p>
          </table:table-cell>
          <table:table-cell table:formula="of:=LOG([.B326]; EXP(1))" office:value-type="float" office:value="1.96835633788514" calcext:value-type="float">
            <text:p>1.968</text:p>
          </table:table-cell>
          <table:table-cell table:formula="of:=[.A326]*[.A326]" office:value-type="float" office:value="104976" calcext:value-type="float">
            <text:p>104976.000</text:p>
          </table:table-cell>
          <table:table-cell table:formula="of:=[.C326]*[.C326]" office:value-type="float" office:value="3.87442667289261" calcext:value-type="float">
            <text:p>3.8744</text:p>
          </table:table-cell>
          <table:table-cell table:formula="of:=[.A326]*[.C326]" office:value-type="float" office:value="637.747453474786" calcext:value-type="float">
            <text:p>637.7475</text:p>
          </table:table-cell>
          <table:table-cell/>
        </table:table-row>
        <table:table-row table:style-name="ro1">
          <table:table-cell office:value-type="float" office:value="324.999" calcext:value-type="float">
            <text:p>324.999</text:p>
          </table:table-cell>
          <table:table-cell office:value-type="float" office:value="7.1468" calcext:value-type="float">
            <text:p>7.1468</text:p>
          </table:table-cell>
          <table:table-cell table:formula="of:=LOG([.B327]; EXP(1))" office:value-type="float" office:value="1.96666470407688" calcext:value-type="float">
            <text:p>1.967</text:p>
          </table:table-cell>
          <table:table-cell table:formula="of:=[.A327]*[.A327]" office:value-type="float" office:value="105624.350001" calcext:value-type="float">
            <text:p>105624.350</text:p>
          </table:table-cell>
          <table:table-cell table:formula="of:=[.C327]*[.C327]" office:value-type="float" office:value="3.86777005826178" calcext:value-type="float">
            <text:p>3.8678</text:p>
          </table:table-cell>
          <table:table-cell table:formula="of:=[.A327]*[.C327]" office:value-type="float" office:value="639.16406216028" calcext:value-type="float">
            <text:p>639.1641</text:p>
          </table:table-cell>
          <table:table-cell/>
        </table:table-row>
        <table:table-row table:style-name="ro1">
          <table:table-cell office:value-type="float" office:value="325.999" calcext:value-type="float">
            <text:p>325.999</text:p>
          </table:table-cell>
          <table:table-cell office:value-type="float" office:value="7.1349" calcext:value-type="float">
            <text:p>7.1349</text:p>
          </table:table-cell>
          <table:table-cell table:formula="of:=LOG([.B328]; EXP(1))" office:value-type="float" office:value="1.96499823541362" calcext:value-type="float">
            <text:p>1.965</text:p>
          </table:table-cell>
          <table:table-cell table:formula="of:=[.A328]*[.A328]" office:value-type="float" office:value="106275.348001" calcext:value-type="float">
            <text:p>106275.348</text:p>
          </table:table-cell>
          <table:table-cell table:formula="of:=[.C328]*[.C328]" office:value-type="float" office:value="3.86121806517866" calcext:value-type="float">
            <text:p>3.8612</text:p>
          </table:table-cell>
          <table:table-cell table:formula="of:=[.A328]*[.C328]" office:value-type="float" office:value="640.587459746606" calcext:value-type="float">
            <text:p>640.5875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1228" calcext:value-type="float">
            <text:p>7.1228</text:p>
          </table:table-cell>
          <table:table-cell table:formula="of:=LOG([.B329]; EXP(1))" office:value-type="float" office:value="1.96330090654502" calcext:value-type="float">
            <text:p>1.963</text:p>
          </table:table-cell>
          <table:table-cell table:formula="of:=[.A329]*[.A329]" office:value-type="float" office:value="106929" calcext:value-type="float">
            <text:p>106929.000</text:p>
          </table:table-cell>
          <table:table-cell table:formula="of:=[.C329]*[.C329]" office:value-type="float" office:value="3.85455044964051" calcext:value-type="float">
            <text:p>3.8546</text:p>
          </table:table-cell>
          <table:table-cell table:formula="of:=[.A329]*[.C329]" office:value-type="float" office:value="641.999396440222" calcext:value-type="float">
            <text:p>641.9994</text:p>
          </table:table-cell>
          <table:table-cell/>
        </table:table-row>
        <table:table-row table:style-name="ro1">
          <table:table-cell office:value-type="float" office:value="327.999" calcext:value-type="float">
            <text:p>327.999</text:p>
          </table:table-cell>
          <table:table-cell office:value-type="float" office:value="7.1108" calcext:value-type="float">
            <text:p>7.1108</text:p>
          </table:table-cell>
          <table:table-cell table:formula="of:=LOG([.B330]; EXP(1))" office:value-type="float" office:value="1.96161475506639" calcext:value-type="float">
            <text:p>1.962</text:p>
          </table:table-cell>
          <table:table-cell table:formula="of:=[.A330]*[.A330]" office:value-type="float" office:value="107583.344001" calcext:value-type="float">
            <text:p>107583.344</text:p>
          </table:table-cell>
          <table:table-cell table:formula="of:=[.C330]*[.C330]" office:value-type="float" office:value="3.84793244729419" calcext:value-type="float">
            <text:p>3.8479</text:p>
          </table:table-cell>
          <table:table-cell table:formula="of:=[.A330]*[.C330]" office:value-type="float" office:value="643.407678047022" calcext:value-type="float">
            <text:p>643.4077</text:p>
          </table:table-cell>
          <table:table-cell/>
        </table:table-row>
        <table:table-row table:style-name="ro1">
          <table:table-cell office:value-type="float" office:value="328.999" calcext:value-type="float">
            <text:p>328.999</text:p>
          </table:table-cell>
          <table:table-cell office:value-type="float" office:value="7.0991" calcext:value-type="float">
            <text:p>7.0991</text:p>
          </table:table-cell>
          <table:table-cell table:formula="of:=LOG([.B331]; EXP(1))" office:value-type="float" office:value="1.95996801544909" calcext:value-type="float">
            <text:p>1.960</text:p>
          </table:table-cell>
          <table:table-cell table:formula="of:=[.A331]*[.A331]" office:value-type="float" office:value="108240.342001" calcext:value-type="float">
            <text:p>108240.342</text:p>
          </table:table-cell>
          <table:table-cell table:formula="of:=[.C331]*[.C331]" office:value-type="float" office:value="3.84147462158344" calcext:value-type="float">
            <text:p>3.8415</text:p>
          </table:table-cell>
          <table:table-cell table:formula="of:=[.A331]*[.C331]" office:value-type="float" office:value="644.827517114735" calcext:value-type="float">
            <text:p>644.8275</text:p>
          </table:table-cell>
          <table:table-cell/>
        </table:table-row>
        <table:table-row table:style-name="ro1">
          <table:table-cell office:value-type="float" office:value="329.999" calcext:value-type="float">
            <text:p>329.999</text:p>
          </table:table-cell>
          <table:table-cell office:value-type="float" office:value="7.0865" calcext:value-type="float">
            <text:p>7.0865</text:p>
          </table:table-cell>
          <table:table-cell table:formula="of:=LOG([.B332]; EXP(1))" office:value-type="float" office:value="1.95819156562482" calcext:value-type="float">
            <text:p>1.958</text:p>
          </table:table-cell>
          <table:table-cell table:formula="of:=[.A332]*[.A332]" office:value-type="float" office:value="108899.340001" calcext:value-type="float">
            <text:p>108899.340</text:p>
          </table:table-cell>
          <table:table-cell table:formula="of:=[.C332]*[.C332]" office:value-type="float" office:value="3.8345142076842" calcext:value-type="float">
            <text:p>3.8345</text:p>
          </table:table-cell>
          <table:table-cell table:formula="of:=[.A332]*[.C332]" office:value-type="float" office:value="646.201258464626" calcext:value-type="float">
            <text:p>646.2013</text:p>
          </table:table-cell>
          <table:table-cell/>
        </table:table-row>
        <table:table-row table:style-name="ro1">
          <table:table-cell office:value-type="float" office:value="330.999" calcext:value-type="float">
            <text:p>330.999</text:p>
          </table:table-cell>
          <table:table-cell office:value-type="float" office:value="7.0752" calcext:value-type="float">
            <text:p>7.0752</text:p>
          </table:table-cell>
          <table:table-cell table:formula="of:=LOG([.B333]; EXP(1))" office:value-type="float" office:value="1.95659571168099" calcext:value-type="float">
            <text:p>1.957</text:p>
          </table:table-cell>
          <table:table-cell table:formula="of:=[.A333]*[.A333]" office:value-type="float" office:value="109560.338001" calcext:value-type="float">
            <text:p>109560.338</text:p>
          </table:table-cell>
          <table:table-cell table:formula="of:=[.C333]*[.C333]" office:value-type="float" office:value="3.82826677896844" calcext:value-type="float">
            <text:p>3.8283</text:p>
          </table:table-cell>
          <table:table-cell table:formula="of:=[.A333]*[.C333]" office:value-type="float" office:value="647.631223970696" calcext:value-type="float">
            <text:p>647.6312</text:p>
          </table:table-cell>
          <table:table-cell/>
        </table:table-row>
        <table:table-row table:style-name="ro1">
          <table:table-cell office:value-type="float" office:value="331.999" calcext:value-type="float">
            <text:p>331.999</text:p>
          </table:table-cell>
          <table:table-cell office:value-type="float" office:value="7.0637" calcext:value-type="float">
            <text:p>7.0637</text:p>
          </table:table-cell>
          <table:table-cell table:formula="of:=LOG([.B334]; EXP(1))" office:value-type="float" office:value="1.95496899354366" calcext:value-type="float">
            <text:p>1.955</text:p>
          </table:table-cell>
          <table:table-cell table:formula="of:=[.A334]*[.A334]" office:value-type="float" office:value="110223.336001" calcext:value-type="float">
            <text:p>110223.336</text:p>
          </table:table-cell>
          <table:table-cell table:formula="of:=[.C334]*[.C334]" office:value-type="float" office:value="3.82190376571711" calcext:value-type="float">
            <text:p>3.8219</text:p>
          </table:table-cell>
          <table:table-cell table:formula="of:=[.A334]*[.C334]" office:value-type="float" office:value="649.047750887501" calcext:value-type="float">
            <text:p>649.0478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.0508" calcext:value-type="float">
            <text:p>7.0508</text:p>
          </table:table-cell>
          <table:table-cell table:formula="of:=LOG([.B335]; EXP(1))" office:value-type="float" office:value="1.95314108556366" calcext:value-type="float">
            <text:p>1.953</text:p>
          </table:table-cell>
          <table:table-cell table:formula="of:=[.A335]*[.A335]" office:value-type="float" office:value="110889" calcext:value-type="float">
            <text:p>110889.000</text:p>
          </table:table-cell>
          <table:table-cell table:formula="of:=[.C335]*[.C335]" office:value-type="float" office:value="3.8147601001168" calcext:value-type="float">
            <text:p>3.8148</text:p>
          </table:table-cell>
          <table:table-cell table:formula="of:=[.A335]*[.C335]" office:value-type="float" office:value="650.395981492699" calcext:value-type="float">
            <text:p>650.3960</text:p>
          </table:table-cell>
          <table:table-cell/>
        </table:table-row>
        <table:table-row table:style-name="ro1">
          <table:table-cell office:value-type="float" office:value="333.999" calcext:value-type="float">
            <text:p>333.999</text:p>
          </table:table-cell>
          <table:table-cell office:value-type="float" office:value="7.0387" calcext:value-type="float">
            <text:p>7.0387</text:p>
          </table:table-cell>
          <table:table-cell table:formula="of:=LOG([.B336]; EXP(1))" office:value-type="float" office:value="1.95142349402745" calcext:value-type="float">
            <text:p>1.951</text:p>
          </table:table-cell>
          <table:table-cell table:formula="of:=[.A336]*[.A336]" office:value-type="float" office:value="111555.332001" calcext:value-type="float">
            <text:p>111555.332</text:p>
          </table:table-cell>
          <table:table-cell table:formula="of:=[.C336]*[.C336]" office:value-type="float" office:value="3.80805365304231" calcext:value-type="float">
            <text:p>3.8081</text:p>
          </table:table-cell>
          <table:table-cell table:formula="of:=[.A336]*[.C336]" office:value-type="float" office:value="651.773495581675" calcext:value-type="float">
            <text:p>651.7735</text:p>
          </table:table-cell>
          <table:table-cell/>
        </table:table-row>
        <table:table-row table:style-name="ro1">
          <table:table-cell office:value-type="float" office:value="334.999" calcext:value-type="float">
            <text:p>334.999</text:p>
          </table:table-cell>
          <table:table-cell office:value-type="float" office:value="7.0275" calcext:value-type="float">
            <text:p>7.0275</text:p>
          </table:table-cell>
          <table:table-cell table:formula="of:=LOG([.B337]; EXP(1))" office:value-type="float" office:value="1.94983102379855" calcext:value-type="float">
            <text:p>1.950</text:p>
          </table:table-cell>
          <table:table-cell table:formula="of:=[.A337]*[.A337]" office:value-type="float" office:value="112224.330001" calcext:value-type="float">
            <text:p>112224.330</text:p>
          </table:table-cell>
          <table:table-cell table:formula="of:=[.C337]*[.C337]" office:value-type="float" office:value="3.8018410213673" calcext:value-type="float">
            <text:p>3.8018</text:p>
          </table:table-cell>
          <table:table-cell table:formula="of:=[.A337]*[.C337]" office:value-type="float" office:value="653.191443141491" calcext:value-type="float">
            <text:p>653.1914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0155" calcext:value-type="float">
            <text:p>7.0155</text:p>
          </table:table-cell>
          <table:table-cell table:formula="of:=LOG([.B338]; EXP(1))" office:value-type="float" office:value="1.94812198685191" calcext:value-type="float">
            <text:p>1.948</text:p>
          </table:table-cell>
          <table:table-cell table:formula="of:=[.A338]*[.A338]" office:value-type="float" office:value="112896" calcext:value-type="float">
            <text:p>112896.000</text:p>
          </table:table-cell>
          <table:table-cell table:formula="of:=[.C338]*[.C338]" office:value-type="float" office:value="3.79517927565585" calcext:value-type="float">
            <text:p>3.7952</text:p>
          </table:table-cell>
          <table:table-cell table:formula="of:=[.A338]*[.C338]" office:value-type="float" office:value="654.568987582243" calcext:value-type="float">
            <text:p>654.5690</text:p>
          </table:table-cell>
          <table:table-cell/>
        </table:table-row>
        <table:table-row table:style-name="ro1">
          <table:table-cell office:value-type="float" office:value="336.999" calcext:value-type="float">
            <text:p>336.999</text:p>
          </table:table-cell>
          <table:table-cell office:value-type="float" office:value="7.0049" calcext:value-type="float">
            <text:p>7.0049</text:p>
          </table:table-cell>
          <table:table-cell table:formula="of:=LOG([.B339]; EXP(1))" office:value-type="float" office:value="1.94660990416959" calcext:value-type="float">
            <text:p>1.947</text:p>
          </table:table-cell>
          <table:table-cell table:formula="of:=[.A339]*[.A339]" office:value-type="float" office:value="113568.326001" calcext:value-type="float">
            <text:p>113568.326</text:p>
          </table:table-cell>
          <table:table-cell table:formula="of:=[.C339]*[.C339]" office:value-type="float" office:value="3.78929011901113" calcext:value-type="float">
            <text:p>3.7893</text:p>
          </table:table-cell>
          <table:table-cell table:formula="of:=[.A339]*[.C339]" office:value-type="float" office:value="656.005591095247" calcext:value-type="float">
            <text:p>656.0056</text:p>
          </table:table-cell>
          <table:table-cell/>
        </table:table-row>
        <table:table-row table:style-name="ro1">
          <table:table-cell office:value-type="float" office:value="337.999" calcext:value-type="float">
            <text:p>337.999</text:p>
          </table:table-cell>
          <table:table-cell office:value-type="float" office:value="6.992" calcext:value-type="float">
            <text:p>6.992</text:p>
          </table:table-cell>
          <table:table-cell table:formula="of:=LOG([.B340]; EXP(1))" office:value-type="float" office:value="1.94476663835323" calcext:value-type="float">
            <text:p>1.945</text:p>
          </table:table-cell>
          <table:table-cell table:formula="of:=[.A340]*[.A340]" office:value-type="float" office:value="114243.324001" calcext:value-type="float">
            <text:p>114243.324</text:p>
          </table:table-cell>
          <table:table-cell table:formula="of:=[.C340]*[.C340]" office:value-type="float" office:value="3.78211727765174" calcext:value-type="float">
            <text:p>3.7821</text:p>
          </table:table-cell>
          <table:table-cell table:formula="of:=[.A340]*[.C340]" office:value-type="float" office:value="657.329178996755" calcext:value-type="float">
            <text:p>657.329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9813" calcext:value-type="float">
            <text:p>6.9813</text:p>
          </table:table-cell>
          <table:table-cell table:formula="of:=LOG([.B341]; EXP(1))" office:value-type="float" office:value="1.94323514585091" calcext:value-type="float">
            <text:p>1.943</text:p>
          </table:table-cell>
          <table:table-cell table:formula="of:=[.A341]*[.A341]" office:value-type="float" office:value="114921" calcext:value-type="float">
            <text:p>114921.000</text:p>
          </table:table-cell>
          <table:table-cell table:formula="of:=[.C341]*[.C341]" office:value-type="float" office:value="3.7761628320702" calcext:value-type="float">
            <text:p>3.7762</text:p>
          </table:table-cell>
          <table:table-cell table:formula="of:=[.A341]*[.C341]" office:value-type="float" office:value="658.756714443458" calcext:value-type="float">
            <text:p>658.7567</text:p>
          </table:table-cell>
          <table:table-cell/>
        </table:table-row>
        <table:table-row table:style-name="ro1">
          <table:table-cell office:value-type="float" office:value="339.999" calcext:value-type="float">
            <text:p>339.999</text:p>
          </table:table-cell>
          <table:table-cell office:value-type="float" office:value="6.9694" calcext:value-type="float">
            <text:p>6.9694</text:p>
          </table:table-cell>
          <table:table-cell table:formula="of:=LOG([.B342]; EXP(1))" office:value-type="float" office:value="1.94152913785329" calcext:value-type="float">
            <text:p>1.942</text:p>
          </table:table-cell>
          <table:table-cell table:formula="of:=[.A342]*[.A342]" office:value-type="float" office:value="115599.320001" calcext:value-type="float">
            <text:p>115599.320</text:p>
          </table:table-cell>
          <table:table-cell table:formula="of:=[.C342]*[.C342]" office:value-type="float" office:value="3.76953539313333" calcext:value-type="float">
            <text:p>3.7695</text:p>
          </table:table-cell>
          <table:table-cell table:formula="of:=[.A342]*[.C342]" office:value-type="float" office:value="660.11796534098" calcext:value-type="float">
            <text:p>660.1180</text:p>
          </table:table-cell>
          <table:table-cell/>
        </table:table-row>
        <table:table-row table:style-name="ro1">
          <table:table-cell office:value-type="float" office:value="340.999" calcext:value-type="float">
            <text:p>340.999</text:p>
          </table:table-cell>
          <table:table-cell office:value-type="float" office:value="6.9576" calcext:value-type="float">
            <text:p>6.9576</text:p>
          </table:table-cell>
          <table:table-cell table:formula="of:=LOG([.B343]; EXP(1))" office:value-type="float" office:value="1.93983458729342" calcext:value-type="float">
            <text:p>1.940</text:p>
          </table:table-cell>
          <table:table-cell table:formula="of:=[.A343]*[.A343]" office:value-type="float" office:value="116280.318001" calcext:value-type="float">
            <text:p>116280.318</text:p>
          </table:table-cell>
          <table:table-cell table:formula="of:=[.C343]*[.C343]" office:value-type="float" office:value="3.76295822605983" calcext:value-type="float">
            <text:p>3.7630</text:p>
          </table:table-cell>
          <table:table-cell table:formula="of:=[.A343]*[.C343]" office:value-type="float" office:value="661.481654432468" calcext:value-type="float">
            <text:p>661.4817</text:p>
          </table:table-cell>
          <table:table-cell/>
        </table:table-row>
        <table:table-row table:style-name="ro1">
          <table:table-cell office:value-type="float" office:value="341.999" calcext:value-type="float">
            <text:p>341.999</text:p>
          </table:table-cell>
          <table:table-cell office:value-type="float" office:value="6.9452" calcext:value-type="float">
            <text:p>6.9452</text:p>
          </table:table-cell>
          <table:table-cell table:formula="of:=LOG([.B344]; EXP(1))" office:value-type="float" office:value="1.93805077348785" calcext:value-type="float">
            <text:p>1.938</text:p>
          </table:table-cell>
          <table:table-cell table:formula="of:=[.A344]*[.A344]" office:value-type="float" office:value="116963.316001" calcext:value-type="float">
            <text:p>116963.316</text:p>
          </table:table-cell>
          <table:table-cell table:formula="of:=[.C344]*[.C344]" office:value-type="float" office:value="3.75604080061684" calcext:value-type="float">
            <text:p>3.7560</text:p>
          </table:table-cell>
          <table:table-cell table:formula="of:=[.A344]*[.C344]" office:value-type="float" office:value="662.81142648207" calcext:value-type="float">
            <text:p>662.811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9333" calcext:value-type="float">
            <text:p>6.9333</text:p>
          </table:table-cell>
          <table:table-cell table:formula="of:=LOG([.B345]; EXP(1))" office:value-type="float" office:value="1.9363358903353" calcext:value-type="float">
            <text:p>1.936</text:p>
          </table:table-cell>
          <table:table-cell table:formula="of:=[.A345]*[.A345]" office:value-type="float" office:value="117649" calcext:value-type="float">
            <text:p>117649.000</text:p>
          </table:table-cell>
          <table:table-cell table:formula="of:=[.C345]*[.C345]" office:value-type="float" office:value="3.74939668020059" calcext:value-type="float">
            <text:p>3.7494</text:p>
          </table:table-cell>
          <table:table-cell table:formula="of:=[.A345]*[.C345]" office:value-type="float" office:value="664.163210385007" calcext:value-type="float">
            <text:p>664.1632</text:p>
          </table:table-cell>
          <table:table-cell/>
        </table:table-row>
        <table:table-row table:style-name="ro1">
          <table:table-cell office:value-type="float" office:value="343.999" calcext:value-type="float">
            <text:p>343.999</text:p>
          </table:table-cell>
          <table:table-cell office:value-type="float" office:value="6.9222" calcext:value-type="float">
            <text:p>6.9222</text:p>
          </table:table-cell>
          <table:table-cell table:formula="of:=LOG([.B346]; EXP(1))" office:value-type="float" office:value="1.93473363817916" calcext:value-type="float">
            <text:p>1.935</text:p>
          </table:table-cell>
          <table:table-cell table:formula="of:=[.A346]*[.A346]" office:value-type="float" office:value="118335.312001" calcext:value-type="float">
            <text:p>118335.312</text:p>
          </table:table-cell>
          <table:table-cell table:formula="of:=[.C346]*[.C346]" office:value-type="float" office:value="3.74319425070198" calcext:value-type="float">
            <text:p>3.7432</text:p>
          </table:table-cell>
          <table:table-cell table:formula="of:=[.A346]*[.C346]" office:value-type="float" office:value="665.546436799994" calcext:value-type="float">
            <text:p>665.546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9111" calcext:value-type="float">
            <text:p>6.9111</text:p>
          </table:table-cell>
          <table:table-cell table:formula="of:=LOG([.B347]; EXP(1))" office:value-type="float" office:value="1.93312881469058" calcext:value-type="float">
            <text:p>1.933</text:p>
          </table:table-cell>
          <table:table-cell table:formula="of:=[.A347]*[.A347]" office:value-type="float" office:value="119025" calcext:value-type="float">
            <text:p>119025.000</text:p>
          </table:table-cell>
          <table:table-cell table:formula="of:=[.C347]*[.C347]" office:value-type="float" office:value="3.73698701418701" calcext:value-type="float">
            <text:p>3.7370</text:p>
          </table:table-cell>
          <table:table-cell table:formula="of:=[.A347]*[.C347]" office:value-type="float" office:value="666.92944106825" calcext:value-type="float">
            <text:p>666.9294</text:p>
          </table:table-cell>
          <table:table-cell/>
        </table:table-row>
        <table:table-row table:style-name="ro1">
          <table:table-cell office:value-type="float" office:value="345.999" calcext:value-type="float">
            <text:p>345.999</text:p>
          </table:table-cell>
          <table:table-cell office:value-type="float" office:value="6.8993" calcext:value-type="float">
            <text:p>6.8993</text:p>
          </table:table-cell>
          <table:table-cell table:formula="of:=LOG([.B348]; EXP(1))" office:value-type="float" office:value="1.93141995718153" calcext:value-type="float">
            <text:p>1.931</text:p>
          </table:table-cell>
          <table:table-cell table:formula="of:=[.A348]*[.A348]" office:value-type="float" office:value="119715.308001" calcext:value-type="float">
            <text:p>119715.308</text:p>
          </table:table-cell>
          <table:table-cell table:formula="of:=[.C348]*[.C348]" office:value-type="float" office:value="3.73038305099909" calcext:value-type="float">
            <text:p>3.7304</text:p>
          </table:table-cell>
          <table:table-cell table:formula="of:=[.A348]*[.C348]" office:value-type="float" office:value="668.269373764851" calcext:value-type="float">
            <text:p>668.2694</text:p>
          </table:table-cell>
          <table:table-cell/>
        </table:table-row>
        <table:table-row table:style-name="ro1">
          <table:table-cell office:value-type="float" office:value="346.999" calcext:value-type="float">
            <text:p>346.999</text:p>
          </table:table-cell>
          <table:table-cell office:value-type="float" office:value="6.8877" calcext:value-type="float">
            <text:p>6.8877</text:p>
          </table:table-cell>
          <table:table-cell table:formula="of:=LOG([.B349]; EXP(1))" office:value-type="float" office:value="1.92973721216996" calcext:value-type="float">
            <text:p>1.930</text:p>
          </table:table-cell>
          <table:table-cell table:formula="of:=[.A349]*[.A349]" office:value-type="float" office:value="120408.306001" calcext:value-type="float">
            <text:p>120408.306</text:p>
          </table:table-cell>
          <table:table-cell table:formula="of:=[.C349]*[.C349]" office:value-type="float" office:value="3.72388570803348" calcext:value-type="float">
            <text:p>3.7239</text:p>
          </table:table-cell>
          <table:table-cell table:formula="of:=[.A349]*[.C349]" office:value-type="float" office:value="669.616882885763" calcext:value-type="float">
            <text:p>669.6169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8768" calcext:value-type="float">
            <text:p>6.8768</text:p>
          </table:table-cell>
          <table:table-cell table:formula="of:=LOG([.B350]; EXP(1))" office:value-type="float" office:value="1.92815342746605" calcext:value-type="float">
            <text:p>1.928</text:p>
          </table:table-cell>
          <table:table-cell table:formula="of:=[.A350]*[.A350]" office:value-type="float" office:value="121104" calcext:value-type="float">
            <text:p>121104.000</text:p>
          </table:table-cell>
          <table:table-cell table:formula="of:=[.C350]*[.C350]" office:value-type="float" office:value="3.71777563984909" calcext:value-type="float">
            <text:p>3.7178</text:p>
          </table:table-cell>
          <table:table-cell table:formula="of:=[.A350]*[.C350]" office:value-type="float" office:value="670.997392758187" calcext:value-type="float">
            <text:p>670.9974</text:p>
          </table:table-cell>
          <table:table-cell/>
        </table:table-row>
        <table:table-row table:style-name="ro1">
          <table:table-cell office:value-type="float" office:value="348.999" calcext:value-type="float">
            <text:p>348.999</text:p>
          </table:table-cell>
          <table:table-cell office:value-type="float" office:value="6.8657" calcext:value-type="float">
            <text:p>6.8657</text:p>
          </table:table-cell>
          <table:table-cell table:formula="of:=LOG([.B351]; EXP(1))" office:value-type="float" office:value="1.92653800051843" calcext:value-type="float">
            <text:p>1.927</text:p>
          </table:table-cell>
          <table:table-cell table:formula="of:=[.A351]*[.A351]" office:value-type="float" office:value="121800.302001" calcext:value-type="float">
            <text:p>121800.302</text:p>
          </table:table-cell>
          <table:table-cell table:formula="of:=[.C351]*[.C351]" office:value-type="float" office:value="3.71154866744154" calcext:value-type="float">
            <text:p>3.7115</text:p>
          </table:table-cell>
          <table:table-cell table:formula="of:=[.A351]*[.C351]" office:value-type="float" office:value="672.359835642931" calcext:value-type="float">
            <text:p>672.359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8542" calcext:value-type="float">
            <text:p>6.8542</text:p>
          </table:table-cell>
          <table:table-cell table:formula="of:=LOG([.B352]; EXP(1))" office:value-type="float" office:value="1.92486160306754" calcext:value-type="float">
            <text:p>1.925</text:p>
          </table:table-cell>
          <table:table-cell table:formula="of:=[.A352]*[.A352]" office:value-type="float" office:value="122500" calcext:value-type="float">
            <text:p>122500.000</text:p>
          </table:table-cell>
          <table:table-cell table:formula="of:=[.C352]*[.C352]" office:value-type="float" office:value="3.70509219096374" calcext:value-type="float">
            <text:p>3.7051</text:p>
          </table:table-cell>
          <table:table-cell table:formula="of:=[.A352]*[.C352]" office:value-type="float" office:value="673.701561073639" calcext:value-type="float">
            <text:p>673.7016</text:p>
          </table:table-cell>
          <table:table-cell/>
        </table:table-row>
        <table:table-row table:style-name="ro1">
          <table:table-cell office:value-type="float" office:value="350.999" calcext:value-type="float">
            <text:p>350.999</text:p>
          </table:table-cell>
          <table:table-cell office:value-type="float" office:value="6.8422" calcext:value-type="float">
            <text:p>6.8422</text:p>
          </table:table-cell>
          <table:table-cell table:formula="of:=LOG([.B353]; EXP(1))" office:value-type="float" office:value="1.92310931734713" calcext:value-type="float">
            <text:p>1.923</text:p>
          </table:table-cell>
          <table:table-cell table:formula="of:=[.A353]*[.A353]" office:value-type="float" office:value="123200.298001" calcext:value-type="float">
            <text:p>123200.298</text:p>
          </table:table-cell>
          <table:table-cell table:formula="of:=[.C353]*[.C353]" office:value-type="float" office:value="3.69834944646735" calcext:value-type="float">
            <text:p>3.6983</text:p>
          </table:table-cell>
          <table:table-cell table:formula="of:=[.A353]*[.C353]" office:value-type="float" office:value="675.009447279526" calcext:value-type="float">
            <text:p>675.0094</text:p>
          </table:table-cell>
          <table:table-cell/>
        </table:table-row>
        <table:table-row table:style-name="ro1">
          <table:table-cell office:value-type="float" office:value="351.999" calcext:value-type="float">
            <text:p>351.999</text:p>
          </table:table-cell>
          <table:table-cell office:value-type="float" office:value="6.83" calcext:value-type="float">
            <text:p>6.83</text:p>
          </table:table-cell>
          <table:table-cell table:formula="of:=LOG([.B354]; EXP(1))" office:value-type="float" office:value="1.9213246735827" calcext:value-type="float">
            <text:p>1.921</text:p>
          </table:table-cell>
          <table:table-cell table:formula="of:=[.A354]*[.A354]" office:value-type="float" office:value="123903.296001" calcext:value-type="float">
            <text:p>123903.296</text:p>
          </table:table-cell>
          <table:table-cell table:formula="of:=[.C354]*[.C354]" office:value-type="float" office:value="3.69148850131766" calcext:value-type="float">
            <text:p>3.6915</text:p>
          </table:table-cell>
          <table:table-cell table:formula="of:=[.A354]*[.C354]" office:value-type="float" office:value="676.304363776436" calcext:value-type="float">
            <text:p>676.3044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8186" calcext:value-type="float">
            <text:p>6.8186</text:p>
          </table:table-cell>
          <table:table-cell table:formula="of:=LOG([.B355]; EXP(1))" office:value-type="float" office:value="1.91965417219046" calcext:value-type="float">
            <text:p>1.920</text:p>
          </table:table-cell>
          <table:table-cell table:formula="of:=[.A355]*[.A355]" office:value-type="float" office:value="124609" calcext:value-type="float">
            <text:p>124609.000</text:p>
          </table:table-cell>
          <table:table-cell table:formula="of:=[.C355]*[.C355]" office:value-type="float" office:value="3.68507214080824" calcext:value-type="float">
            <text:p>3.6851</text:p>
          </table:table-cell>
          <table:table-cell table:formula="of:=[.A355]*[.C355]" office:value-type="float" office:value="677.637922783233" calcext:value-type="float">
            <text:p>677.6379</text:p>
          </table:table-cell>
          <table:table-cell/>
        </table:table-row>
        <table:table-row table:style-name="ro1">
          <table:table-cell office:value-type="float" office:value="353.999" calcext:value-type="float">
            <text:p>353.999</text:p>
          </table:table-cell>
          <table:table-cell office:value-type="float" office:value="6.8076" calcext:value-type="float">
            <text:p>6.8076</text:p>
          </table:table-cell>
          <table:table-cell table:formula="of:=LOG([.B356]; EXP(1))" office:value-type="float" office:value="1.91803963513838" calcext:value-type="float">
            <text:p>1.918</text:p>
          </table:table-cell>
          <table:table-cell table:formula="of:=[.A356]*[.A356]" office:value-type="float" office:value="125315.292001" calcext:value-type="float">
            <text:p>125315.292</text:p>
          </table:table-cell>
          <table:table-cell table:formula="of:=[.C356]*[.C356]" office:value-type="float" office:value="3.67887604196179" calcext:value-type="float">
            <text:p>3.6789</text:p>
          </table:table-cell>
          <table:table-cell table:formula="of:=[.A356]*[.C356]" office:value-type="float" office:value="678.984112799353" calcext:value-type="float">
            <text:p>678.9841</text:p>
          </table:table-cell>
          <table:table-cell/>
        </table:table-row>
        <table:table-row table:style-name="ro1">
          <table:table-cell office:value-type="float" office:value="354.999" calcext:value-type="float">
            <text:p>354.999</text:p>
          </table:table-cell>
          <table:table-cell office:value-type="float" office:value="6.7966" calcext:value-type="float">
            <text:p>6.7966</text:p>
          </table:table-cell>
          <table:table-cell table:formula="of:=LOG([.B357]; EXP(1))" office:value-type="float" office:value="1.91642248714038" calcext:value-type="float">
            <text:p>1.916</text:p>
          </table:table-cell>
          <table:table-cell table:formula="of:=[.A357]*[.A357]" office:value-type="float" office:value="126024.290001" calcext:value-type="float">
            <text:p>126024.290</text:p>
          </table:table-cell>
          <table:table-cell table:formula="of:=[.C357]*[.C357]" office:value-type="float" office:value="3.67267514921732" calcext:value-type="float">
            <text:p>3.6727</text:p>
          </table:table-cell>
          <table:table-cell table:formula="of:=[.A357]*[.C357]" office:value-type="float" office:value="680.328066512347" calcext:value-type="float">
            <text:p>680.328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861" calcext:value-type="float">
            <text:p>6.7861</text:p>
          </table:table-cell>
          <table:table-cell table:formula="of:=LOG([.B358]; EXP(1))" office:value-type="float" office:value="1.91487640247509" calcext:value-type="float">
            <text:p>1.915</text:p>
          </table:table-cell>
          <table:table-cell table:formula="of:=[.A358]*[.A358]" office:value-type="float" office:value="126736" calcext:value-type="float">
            <text:p>126736.000</text:p>
          </table:table-cell>
          <table:table-cell table:formula="of:=[.C358]*[.C358]" office:value-type="float" office:value="3.66675163675596" calcext:value-type="float">
            <text:p>3.6668</text:p>
          </table:table-cell>
          <table:table-cell table:formula="of:=[.A358]*[.C358]" office:value-type="float" office:value="681.695999281134" calcext:value-type="float">
            <text:p>681.696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739" calcext:value-type="float">
            <text:p>6.7739</text:p>
          </table:table-cell>
          <table:table-cell table:formula="of:=LOG([.B359]; EXP(1))" office:value-type="float" office:value="1.91307699196007" calcext:value-type="float">
            <text:p>1.913</text:p>
          </table:table-cell>
          <table:table-cell table:formula="of:=[.A359]*[.A359]" office:value-type="float" office:value="127449" calcext:value-type="float">
            <text:p>127449.000</text:p>
          </table:table-cell>
          <table:table-cell table:formula="of:=[.C359]*[.C359]" office:value-type="float" office:value="3.659863577167" calcext:value-type="float">
            <text:p>3.6599</text:p>
          </table:table-cell>
          <table:table-cell table:formula="of:=[.A359]*[.C359]" office:value-type="float" office:value="682.968486129746" calcext:value-type="float">
            <text:p>682.9685</text:p>
          </table:table-cell>
          <table:table-cell/>
        </table:table-row>
        <table:table-row table:style-name="ro1">
          <table:table-cell office:value-type="float" office:value="357.999" calcext:value-type="float">
            <text:p>357.999</text:p>
          </table:table-cell>
          <table:table-cell office:value-type="float" office:value="6.7629" calcext:value-type="float">
            <text:p>6.7629</text:p>
          </table:table-cell>
          <table:table-cell table:formula="of:=LOG([.B360]; EXP(1))" office:value-type="float" office:value="1.91145179214606" calcext:value-type="float">
            <text:p>1.911</text:p>
          </table:table-cell>
          <table:table-cell table:formula="of:=[.A360]*[.A360]" office:value-type="float" office:value="128163.284001" calcext:value-type="float">
            <text:p>128163.284</text:p>
          </table:table-cell>
          <table:table-cell table:formula="of:=[.C360]*[.C360]" office:value-type="float" office:value="3.65364795369838" calcext:value-type="float">
            <text:p>3.6536</text:p>
          </table:table-cell>
          <table:table-cell table:formula="of:=[.A360]*[.C360]" office:value-type="float" office:value="684.297830136497" calcext:value-type="float">
            <text:p>684.2978</text:p>
          </table:table-cell>
          <table:table-cell/>
        </table:table-row>
        <table:table-row table:style-name="ro1">
          <table:table-cell office:value-type="float" office:value="358.999" calcext:value-type="float">
            <text:p>358.999</text:p>
          </table:table-cell>
          <table:table-cell office:value-type="float" office:value="6.7506" calcext:value-type="float">
            <text:p>6.7506</text:p>
          </table:table-cell>
          <table:table-cell table:formula="of:=LOG([.B361]; EXP(1))" office:value-type="float" office:value="1.90963138982294" calcext:value-type="float">
            <text:p>1.910</text:p>
          </table:table-cell>
          <table:table-cell table:formula="of:=[.A361]*[.A361]" office:value-type="float" office:value="128880.282001" calcext:value-type="float">
            <text:p>128880.282</text:p>
          </table:table-cell>
          <table:table-cell table:formula="of:=[.C361]*[.C361]" office:value-type="float" office:value="3.64669204499711" calcext:value-type="float">
            <text:p>3.6467</text:p>
          </table:table-cell>
          <table:table-cell table:formula="of:=[.A361]*[.C361]" office:value-type="float" office:value="685.555759315047" calcext:value-type="float">
            <text:p>685.5558</text:p>
          </table:table-cell>
          <table:table-cell/>
        </table:table-row>
        <table:table-row table:style-name="ro1">
          <table:table-cell office:value-type="float" office:value="359.999" calcext:value-type="float">
            <text:p>359.999</text:p>
          </table:table-cell>
          <table:table-cell office:value-type="float" office:value="6.7405" calcext:value-type="float">
            <text:p>6.7405</text:p>
          </table:table-cell>
          <table:table-cell table:formula="of:=LOG([.B362]; EXP(1))" office:value-type="float" office:value="1.90813410614898" calcext:value-type="float">
            <text:p>1.908</text:p>
          </table:table-cell>
          <table:table-cell table:formula="of:=[.A362]*[.A362]" office:value-type="float" office:value="129599.280001" calcext:value-type="float">
            <text:p>129599.280</text:p>
          </table:table-cell>
          <table:table-cell table:formula="of:=[.C362]*[.C362]" office:value-type="float" office:value="3.64097576704897" calcext:value-type="float">
            <text:p>3.6410</text:p>
          </table:table-cell>
          <table:table-cell table:formula="of:=[.A362]*[.C362]" office:value-type="float" office:value="686.926370079527" calcext:value-type="float">
            <text:p>686.9264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7287" calcext:value-type="float">
            <text:p>6.7287</text:p>
          </table:table-cell>
          <table:table-cell table:formula="of:=LOG([.B363]; EXP(1))" office:value-type="float" office:value="1.90638196006475" calcext:value-type="float">
            <text:p>1.906</text:p>
          </table:table-cell>
          <table:table-cell table:formula="of:=[.A363]*[.A363]" office:value-type="float" office:value="130321" calcext:value-type="float">
            <text:p>130321.000</text:p>
          </table:table-cell>
          <table:table-cell table:formula="of:=[.C363]*[.C363]" office:value-type="float" office:value="3.63429217766033" calcext:value-type="float">
            <text:p>3.6343</text:p>
          </table:table-cell>
          <table:table-cell table:formula="of:=[.A363]*[.C363]" office:value-type="float" office:value="688.203887583376" calcext:value-type="float">
            <text:p>688.2039</text:p>
          </table:table-cell>
          <table:table-cell/>
        </table:table-row>
        <table:table-row table:style-name="ro1">
          <table:table-cell office:value-type="float" office:value="361.999" calcext:value-type="float">
            <text:p>361.999</text:p>
          </table:table-cell>
          <table:table-cell office:value-type="float" office:value="6.7173" calcext:value-type="float">
            <text:p>6.7173</text:p>
          </table:table-cell>
          <table:table-cell table:formula="of:=LOG([.B364]; EXP(1))" office:value-type="float" office:value="1.90468628808327" calcext:value-type="float">
            <text:p>1.905</text:p>
          </table:table-cell>
          <table:table-cell table:formula="of:=[.A364]*[.A364]" office:value-type="float" office:value="131043.276001" calcext:value-type="float">
            <text:p>131043.276</text:p>
          </table:table-cell>
          <table:table-cell table:formula="of:=[.C364]*[.C364]" office:value-type="float" office:value="3.62782985601241" calcext:value-type="float">
            <text:p>3.6278</text:p>
          </table:table-cell>
          <table:table-cell table:formula="of:=[.A364]*[.C364]" office:value-type="float" office:value="689.494531599854" calcext:value-type="float">
            <text:p>689.494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06" calcext:value-type="float">
            <text:p>6.706</text:p>
          </table:table-cell>
          <table:table-cell table:formula="of:=LOG([.B365]; EXP(1))" office:value-type="float" office:value="1.90300264804404" calcext:value-type="float">
            <text:p>1.903</text:p>
          </table:table-cell>
          <table:table-cell table:formula="of:=[.A365]*[.A365]" office:value-type="float" office:value="131769" calcext:value-type="float">
            <text:p>131769.000</text:p>
          </table:table-cell>
          <table:table-cell table:formula="of:=[.C365]*[.C365]" office:value-type="float" office:value="3.62141907846262" calcext:value-type="float">
            <text:p>3.6214</text:p>
          </table:table-cell>
          <table:table-cell table:formula="of:=[.A365]*[.C365]" office:value-type="float" office:value="690.789961239985" calcext:value-type="float">
            <text:p>690.7900</text:p>
          </table:table-cell>
          <table:table-cell/>
        </table:table-row>
        <table:table-row table:style-name="ro1">
          <table:table-cell office:value-type="float" office:value="363.999" calcext:value-type="float">
            <text:p>363.999</text:p>
          </table:table-cell>
          <table:table-cell office:value-type="float" office:value="6.6953" calcext:value-type="float">
            <text:p>6.6953</text:p>
          </table:table-cell>
          <table:table-cell table:formula="of:=LOG([.B366]; EXP(1))" office:value-type="float" office:value="1.90140578769859" calcext:value-type="float">
            <text:p>1.901</text:p>
          </table:table-cell>
          <table:table-cell table:formula="of:=[.A366]*[.A366]" office:value-type="float" office:value="132495.272001" calcext:value-type="float">
            <text:p>132495.272</text:p>
          </table:table-cell>
          <table:table-cell table:formula="of:=[.C366]*[.C366]" office:value-type="float" office:value="3.6153439694937" calcext:value-type="float">
            <text:p>3.6153</text:p>
          </table:table-cell>
          <table:table-cell table:formula="of:=[.A366]*[.C366]" office:value-type="float" office:value="692.109805316499" calcext:value-type="float">
            <text:p>692.1098</text:p>
          </table:table-cell>
          <table:table-cell/>
        </table:table-row>
        <table:table-row table:style-name="ro1">
          <table:table-cell office:value-type="float" office:value="364.999" calcext:value-type="float">
            <text:p>364.999</text:p>
          </table:table-cell>
          <table:table-cell office:value-type="float" office:value="6.6848" calcext:value-type="float">
            <text:p>6.6848</text:p>
          </table:table-cell>
          <table:table-cell table:formula="of:=LOG([.B367]; EXP(1))" office:value-type="float" office:value="1.89983629238011" calcext:value-type="float">
            <text:p>1.900</text:p>
          </table:table-cell>
          <table:table-cell table:formula="of:=[.A367]*[.A367]" office:value-type="float" office:value="133224.270001" calcext:value-type="float">
            <text:p>133224.270</text:p>
          </table:table-cell>
          <table:table-cell table:formula="of:=[.C367]*[.C367]" office:value-type="float" office:value="3.6093779378446" calcext:value-type="float">
            <text:p>3.6094</text:p>
          </table:table-cell>
          <table:table-cell table:formula="of:=[.A367]*[.C367]" office:value-type="float" office:value="693.438346882448" calcext:value-type="float">
            <text:p>693.4383</text:p>
          </table:table-cell>
          <table:table-cell/>
        </table:table-row>
        <table:table-row table:style-name="ro1">
          <table:table-cell office:value-type="float" office:value="365.999" calcext:value-type="float">
            <text:p>365.999</text:p>
          </table:table-cell>
          <table:table-cell office:value-type="float" office:value="6.6727" calcext:value-type="float">
            <text:p>6.6727</text:p>
          </table:table-cell>
          <table:table-cell table:formula="of:=LOG([.B368]; EXP(1))" office:value-type="float" office:value="1.89802457562029" calcext:value-type="float">
            <text:p>1.898</text:p>
          </table:table-cell>
          <table:table-cell table:formula="of:=[.A368]*[.A368]" office:value-type="float" office:value="133955.268001" calcext:value-type="float">
            <text:p>133955.268</text:p>
          </table:table-cell>
          <table:table-cell table:formula="of:=[.C368]*[.C368]" office:value-type="float" office:value="3.60249728965857" calcext:value-type="float">
            <text:p>3.6025</text:p>
          </table:table-cell>
          <table:table-cell table:formula="of:=[.A368]*[.C368]" office:value-type="float" office:value="694.675096652449" calcext:value-type="float">
            <text:p>694.6751</text:p>
          </table:table-cell>
          <table:table-cell/>
        </table:table-row>
        <table:table-row table:style-name="ro1">
          <table:table-cell office:value-type="float" office:value="366.999" calcext:value-type="float">
            <text:p>366.999</text:p>
          </table:table-cell>
          <table:table-cell office:value-type="float" office:value="6.6612" calcext:value-type="float">
            <text:p>6.6612</text:p>
          </table:table-cell>
          <table:table-cell table:formula="of:=LOG([.B369]; EXP(1))" office:value-type="float" office:value="1.89629964850198" calcext:value-type="float">
            <text:p>1.896</text:p>
          </table:table-cell>
          <table:table-cell table:formula="of:=[.A369]*[.A369]" office:value-type="float" office:value="134688.266001" calcext:value-type="float">
            <text:p>134688.266</text:p>
          </table:table-cell>
          <table:table-cell table:formula="of:=[.C369]*[.C369]" office:value-type="float" office:value="3.59595235690873" calcext:value-type="float">
            <text:p>3.5960</text:p>
          </table:table-cell>
          <table:table-cell table:formula="of:=[.A369]*[.C369]" office:value-type="float" office:value="695.940074700578" calcext:value-type="float">
            <text:p>695.9401</text:p>
          </table:table-cell>
          <table:table-cell/>
        </table:table-row>
        <table:table-row table:style-name="ro1">
          <table:table-cell office:value-type="float" office:value="367.999" calcext:value-type="float">
            <text:p>367.999</text:p>
          </table:table-cell>
          <table:table-cell office:value-type="float" office:value="6.6508" calcext:value-type="float">
            <text:p>6.6508</text:p>
          </table:table-cell>
          <table:table-cell table:formula="of:=LOG([.B370]; EXP(1))" office:value-type="float" office:value="1.89473714818409" calcext:value-type="float">
            <text:p>1.895</text:p>
          </table:table-cell>
          <table:table-cell table:formula="of:=[.A370]*[.A370]" office:value-type="float" office:value="135423.264001" calcext:value-type="float">
            <text:p>135423.264</text:p>
          </table:table-cell>
          <table:table-cell table:formula="of:=[.C370]*[.C370]" office:value-type="float" office:value="3.59002886070877" calcext:value-type="float">
            <text:p>3.5900</text:p>
          </table:table-cell>
          <table:table-cell table:formula="of:=[.A370]*[.C370]" office:value-type="float" office:value="697.261375794596" calcext:value-type="float">
            <text:p>697.2614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6396" calcext:value-type="float">
            <text:p>6.6396</text:p>
          </table:table-cell>
          <table:table-cell table:formula="of:=LOG([.B371]; EXP(1))" office:value-type="float" office:value="1.89305172070993" calcext:value-type="float">
            <text:p>1.893</text:p>
          </table:table-cell>
          <table:table-cell table:formula="of:=[.A371]*[.A371]" office:value-type="float" office:value="136161" calcext:value-type="float">
            <text:p>136161.000</text:p>
          </table:table-cell>
          <table:table-cell table:formula="of:=[.C371]*[.C371]" office:value-type="float" office:value="3.58364481728282" calcext:value-type="float">
            <text:p>3.5836</text:p>
          </table:table-cell>
          <table:table-cell table:formula="of:=[.A371]*[.C371]" office:value-type="float" office:value="698.536084941963" calcext:value-type="float">
            <text:p>698.5361</text:p>
          </table:table-cell>
          <table:table-cell/>
        </table:table-row>
        <table:table-row table:style-name="ro1">
          <table:table-cell office:value-type="float" office:value="369.999" calcext:value-type="float">
            <text:p>369.999</text:p>
          </table:table-cell>
          <table:table-cell office:value-type="float" office:value="6.6286" calcext:value-type="float">
            <text:p>6.6286</text:p>
          </table:table-cell>
          <table:table-cell table:formula="of:=LOG([.B372]; EXP(1))" office:value-type="float" office:value="1.89139362051243" calcext:value-type="float">
            <text:p>1.891</text:p>
          </table:table-cell>
          <table:table-cell table:formula="of:=[.A372]*[.A372]" office:value-type="float" office:value="136899.260001" calcext:value-type="float">
            <text:p>136899.260</text:p>
          </table:table-cell>
          <table:table-cell table:formula="of:=[.C372]*[.C372]" office:value-type="float" office:value="3.57736982771513" calcext:value-type="float">
            <text:p>3.5774</text:p>
          </table:table-cell>
          <table:table-cell table:formula="of:=[.A372]*[.C372]" office:value-type="float" office:value="699.81374819598" calcext:value-type="float">
            <text:p>699.8137</text:p>
          </table:table-cell>
          <table:table-cell/>
        </table:table-row>
        <table:table-row table:style-name="ro1">
          <table:table-cell office:value-type="float" office:value="370.999" calcext:value-type="float">
            <text:p>370.999</text:p>
          </table:table-cell>
          <table:table-cell office:value-type="float" office:value="6.6171" calcext:value-type="float">
            <text:p>6.6171</text:p>
          </table:table-cell>
          <table:table-cell table:formula="of:=LOG([.B373]; EXP(1))" office:value-type="float" office:value="1.88965720750451" calcext:value-type="float">
            <text:p>1.890</text:p>
          </table:table-cell>
          <table:table-cell table:formula="of:=[.A373]*[.A373]" office:value-type="float" office:value="137640.258001" calcext:value-type="float">
            <text:p>137640.258</text:p>
          </table:table-cell>
          <table:table-cell table:formula="of:=[.C373]*[.C373]" office:value-type="float" office:value="3.57080436187376" calcext:value-type="float">
            <text:p>3.5708</text:p>
          </table:table-cell>
          <table:table-cell table:formula="of:=[.A373]*[.C373]" office:value-type="float" office:value="701.060934326968" calcext:value-type="float">
            <text:p>701.0609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062" calcext:value-type="float">
            <text:p>6.6062</text:p>
          </table:table-cell>
          <table:table-cell table:formula="of:=LOG([.B374]; EXP(1))" office:value-type="float" office:value="1.88800860201742" calcext:value-type="float">
            <text:p>1.888</text:p>
          </table:table-cell>
          <table:table-cell table:formula="of:=[.A374]*[.A374]" office:value-type="float" office:value="138384" calcext:value-type="float">
            <text:p>138384.000</text:p>
          </table:table-cell>
          <table:table-cell table:formula="of:=[.C374]*[.C374]" office:value-type="float" office:value="3.56457648129177" calcext:value-type="float">
            <text:p>3.5646</text:p>
          </table:table-cell>
          <table:table-cell table:formula="of:=[.A374]*[.C374]" office:value-type="float" office:value="702.33919995048" calcext:value-type="float">
            <text:p>702.3392</text:p>
          </table:table-cell>
          <table:table-cell/>
        </table:table-row>
        <table:table-row table:style-name="ro1">
          <table:table-cell office:value-type="float" office:value="372.999" calcext:value-type="float">
            <text:p>372.999</text:p>
          </table:table-cell>
          <table:table-cell office:value-type="float" office:value="6.5954" calcext:value-type="float">
            <text:p>6.5954</text:p>
          </table:table-cell>
          <table:table-cell table:formula="of:=LOG([.B375]; EXP(1))" office:value-type="float" office:value="1.88637243633912" calcext:value-type="float">
            <text:p>1.886</text:p>
          </table:table-cell>
          <table:table-cell table:formula="of:=[.A375]*[.A375]" office:value-type="float" office:value="139128.254001" calcext:value-type="float">
            <text:p>139128.254</text:p>
          </table:table-cell>
          <table:table-cell table:formula="of:=[.C375]*[.C375]" office:value-type="float" office:value="3.55840096857998" calcext:value-type="float">
            <text:p>3.5584</text:p>
          </table:table-cell>
          <table:table-cell table:formula="of:=[.A375]*[.C375]" office:value-type="float" office:value="703.615032382054" calcext:value-type="float">
            <text:p>703.615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5852" calcext:value-type="float">
            <text:p>6.5852</text:p>
          </table:table-cell>
          <table:table-cell table:formula="of:=LOG([.B376]; EXP(1))" office:value-type="float" office:value="1.88482470679173" calcext:value-type="float">
            <text:p>1.885</text:p>
          </table:table-cell>
          <table:table-cell table:formula="of:=[.A376]*[.A376]" office:value-type="float" office:value="139876" calcext:value-type="float">
            <text:p>139876.000</text:p>
          </table:table-cell>
          <table:table-cell table:formula="of:=[.C376]*[.C376]" office:value-type="float" office:value="3.55256417533253" calcext:value-type="float">
            <text:p>3.5526</text:p>
          </table:table-cell>
          <table:table-cell table:formula="of:=[.A376]*[.C376]" office:value-type="float" office:value="704.924440340107" calcext:value-type="float">
            <text:p>704.9244</text:p>
          </table:table-cell>
          <table:table-cell/>
        </table:table-row>
        <table:table-row table:style-name="ro1">
          <table:table-cell office:value-type="float" office:value="374.999" calcext:value-type="float">
            <text:p>374.999</text:p>
          </table:table-cell>
          <table:table-cell office:value-type="float" office:value="6.5742" calcext:value-type="float">
            <text:p>6.5742</text:p>
          </table:table-cell>
          <table:table-cell table:formula="of:=LOG([.B377]; EXP(1))" office:value-type="float" office:value="1.88315289765727" calcext:value-type="float">
            <text:p>1.883</text:p>
          </table:table-cell>
          <table:table-cell table:formula="of:=[.A377]*[.A377]" office:value-type="float" office:value="140624.250001" calcext:value-type="float">
            <text:p>140624.250</text:p>
          </table:table-cell>
          <table:table-cell table:formula="of:=[.C377]*[.C377]" office:value-type="float" office:value="3.54626483595496" calcext:value-type="float">
            <text:p>3.5463</text:p>
          </table:table-cell>
          <table:table-cell table:formula="of:=[.A377]*[.C377]" office:value-type="float" office:value="706.180453468577" calcext:value-type="float">
            <text:p>706.1805</text:p>
          </table:table-cell>
          <table:table-cell/>
        </table:table-row>
        <table:table-row table:style-name="ro1">
          <table:table-cell office:value-type="float" office:value="375.999" calcext:value-type="float">
            <text:p>375.999</text:p>
          </table:table-cell>
          <table:table-cell office:value-type="float" office:value="6.5626" calcext:value-type="float">
            <text:p>6.5626</text:p>
          </table:table-cell>
          <table:table-cell table:formula="of:=LOG([.B378]; EXP(1))" office:value-type="float" office:value="1.88138686589688" calcext:value-type="float">
            <text:p>1.881</text:p>
          </table:table-cell>
          <table:table-cell table:formula="of:=[.A378]*[.A378]" office:value-type="float" office:value="141375.248001" calcext:value-type="float">
            <text:p>141375.248</text:p>
          </table:table-cell>
          <table:table-cell table:formula="of:=[.C378]*[.C378]" office:value-type="float" office:value="3.53961653916929" calcext:value-type="float">
            <text:p>3.5396</text:p>
          </table:table-cell>
          <table:table-cell table:formula="of:=[.A378]*[.C378]" office:value-type="float" office:value="707.399580190362" calcext:value-type="float">
            <text:p>707.399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5512" calcext:value-type="float">
            <text:p>6.5512</text:p>
          </table:table-cell>
          <table:table-cell table:formula="of:=LOG([.B379]; EXP(1))" office:value-type="float" office:value="1.87964823897384" calcext:value-type="float">
            <text:p>1.880</text:p>
          </table:table-cell>
          <table:table-cell table:formula="of:=[.A379]*[.A379]" office:value-type="float" office:value="142129" calcext:value-type="float">
            <text:p>142129.000</text:p>
          </table:table-cell>
          <table:table-cell table:formula="of:=[.C379]*[.C379]" office:value-type="float" office:value="3.53307750227746" calcext:value-type="float">
            <text:p>3.5331</text:p>
          </table:table-cell>
          <table:table-cell table:formula="of:=[.A379]*[.C379]" office:value-type="float" office:value="708.627386093138" calcext:value-type="float">
            <text:p>708.627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5406" calcext:value-type="float">
            <text:p>6.5406</text:p>
          </table:table-cell>
          <table:table-cell table:formula="of:=LOG([.B380]; EXP(1))" office:value-type="float" office:value="1.87802890438023" calcext:value-type="float">
            <text:p>1.878</text:p>
          </table:table-cell>
          <table:table-cell table:formula="of:=[.A380]*[.A380]" office:value-type="float" office:value="142884" calcext:value-type="float">
            <text:p>142884.000</text:p>
          </table:table-cell>
          <table:table-cell table:formula="of:=[.C380]*[.C380]" office:value-type="float" office:value="3.52699256568761" calcext:value-type="float">
            <text:p>3.5270</text:p>
          </table:table-cell>
          <table:table-cell table:formula="of:=[.A380]*[.C380]" office:value-type="float" office:value="709.894925855727" calcext:value-type="float">
            <text:p>709.8949</text:p>
          </table:table-cell>
          <table:table-cell/>
        </table:table-row>
        <table:table-row table:style-name="ro1">
          <table:table-cell office:value-type="float" office:value="378.999" calcext:value-type="float">
            <text:p>378.999</text:p>
          </table:table-cell>
          <table:table-cell office:value-type="float" office:value="6.5291" calcext:value-type="float">
            <text:p>6.5291</text:p>
          </table:table-cell>
          <table:table-cell table:formula="of:=LOG([.B381]; EXP(1))" office:value-type="float" office:value="1.87626910836841" calcext:value-type="float">
            <text:p>1.876</text:p>
          </table:table-cell>
          <table:table-cell table:formula="of:=[.A381]*[.A381]" office:value-type="float" office:value="143640.242001" calcext:value-type="float">
            <text:p>143640.242</text:p>
          </table:table-cell>
          <table:table-cell table:formula="of:=[.C381]*[.C381]" office:value-type="float" office:value="3.52038576701759" calcext:value-type="float">
            <text:p>3.5204</text:p>
          </table:table-cell>
          <table:table-cell table:formula="of:=[.A381]*[.C381]" office:value-type="float" office:value="711.104115802519" calcext:value-type="float">
            <text:p>711.1041</text:p>
          </table:table-cell>
          <table:table-cell/>
        </table:table-row>
        <table:table-row table:style-name="ro1">
          <table:table-cell office:value-type="float" office:value="379.999" calcext:value-type="float">
            <text:p>379.999</text:p>
          </table:table-cell>
          <table:table-cell office:value-type="float" office:value="6.5177" calcext:value-type="float">
            <text:p>6.5177</text:p>
          </table:table-cell>
          <table:table-cell table:formula="of:=LOG([.B382]; EXP(1))" office:value-type="float" office:value="1.87452155296766" calcext:value-type="float">
            <text:p>1.875</text:p>
          </table:table-cell>
          <table:table-cell table:formula="of:=[.A382]*[.A382]" office:value-type="float" office:value="144399.240001" calcext:value-type="float">
            <text:p>144399.240</text:p>
          </table:table-cell>
          <table:table-cell table:formula="of:=[.C382]*[.C382]" office:value-type="float" office:value="3.51383105254029" calcext:value-type="float">
            <text:p>3.5138</text:p>
          </table:table-cell>
          <table:table-cell table:formula="of:=[.A382]*[.C382]" office:value-type="float" office:value="712.316315606158" calcext:value-type="float">
            <text:p>712.3163</text:p>
          </table:table-cell>
          <table:table-cell/>
        </table:table-row>
        <table:table-row table:style-name="ro1">
          <table:table-cell office:value-type="float" office:value="380.999" calcext:value-type="float">
            <text:p>380.999</text:p>
          </table:table-cell>
          <table:table-cell office:value-type="float" office:value="6.5063" calcext:value-type="float">
            <text:p>6.5063</text:p>
          </table:table-cell>
          <table:table-cell table:formula="of:=LOG([.B383]; EXP(1))" office:value-type="float" office:value="1.87277093826996" calcext:value-type="float">
            <text:p>1.873</text:p>
          </table:table-cell>
          <table:table-cell table:formula="of:=[.A383]*[.A383]" office:value-type="float" office:value="145160.238001" calcext:value-type="float">
            <text:p>145160.238</text:p>
          </table:table-cell>
          <table:table-cell table:formula="of:=[.C383]*[.C383]" office:value-type="float" office:value="3.50727098722855" calcext:value-type="float">
            <text:p>3.5073</text:p>
          </table:table-cell>
          <table:table-cell table:formula="of:=[.A383]*[.C383]" office:value-type="float" office:value="713.523854709917" calcext:value-type="float">
            <text:p>713.5239</text:p>
          </table:table-cell>
          <table:table-cell/>
        </table:table-row>
      </table:table>
      <table:table table:name="82_5" table:style-name="ta1">
        <table:table-column table:style-name="co1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  <table:table-cell table:style-name="Default" office:value-type="string" calcext:value-type="string">
            <text:p>log(V)</text:p>
          </table:table-cell>
          <table:table-cell table:style-name="Default" office:value-type="string" calcext:value-type="string">
            <text:p>t*t</text:p>
          </table:table-cell>
          <table:table-cell table:style-name="Default" office:value-type="string" calcext:value-type="string">
            <text:p>log(V)*log(V)</text:p>
          </table:table-cell>
          <table:table-cell table:style-name="Default" office:value-type="string" calcext:value-type="string">
            <text:p>t*log(V)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941" calcext:value-type="float">
            <text:p>11.9941</text:p>
          </table:table-cell>
          <table:table-cell table:formula="of:=LOG([.B2]; EXP(1))" office:value-type="float" office:value="2.48441486221365" calcext:value-type="float">
            <text:p>2.484</text:p>
          </table:table-cell>
          <table:table-cell table:formula="of:=[.A2]*[.A2]" office:value-type="float" office:value="0" calcext:value-type="float">
            <text:p>0.000</text:p>
          </table:table-cell>
          <table:table-cell table:formula="of:=[.C2]*[.C2]" office:value-type="float" office:value="6.17231720758805" calcext:value-type="float">
            <text:p>6.1723</text:p>
          </table:table-cell>
          <table:table-cell table:formula="of:=[.A2]*[.C2]" office:value-type="float" office:value="0" calcext:value-type="float">
            <text:p>0.0000</text:p>
          </table:table-cell>
          <table:table-cell table:formula="of:=COUNTIF([.A$1:.A$1048576]; &quot;&gt;&quot;&amp;&quot;-1&quot;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.049" calcext:value-type="float">
            <text:p>1.049</text:p>
          </table:table-cell>
          <table:table-cell office:value-type="float" office:value="11.9702" calcext:value-type="float">
            <text:p>11.9702</text:p>
          </table:table-cell>
          <table:table-cell table:formula="of:=LOG([.B3]; EXP(1))" office:value-type="float" office:value="2.48242022786806" calcext:value-type="float">
            <text:p>2.482</text:p>
          </table:table-cell>
          <table:table-cell table:formula="of:=[.A3]*[.A3]" office:value-type="float" office:value="1.100401" calcext:value-type="float">
            <text:p>1.100</text:p>
          </table:table-cell>
          <table:table-cell table:formula="of:=[.C3]*[.C3]" office:value-type="float" office:value="6.1624101877285" calcext:value-type="float">
            <text:p>6.1624</text:p>
          </table:table-cell>
          <table:table-cell table:formula="of:=[.A3]*[.C3]" office:value-type="float" office:value="2.60405881903359" calcext:value-type="float">
            <text:p>2.6041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1.9445" calcext:value-type="float">
            <text:p>11.9445</text:p>
          </table:table-cell>
          <table:table-cell table:formula="of:=LOG([.B4]; EXP(1))" office:value-type="float" office:value="2.48027092138347" calcext:value-type="float">
            <text:p>2.480</text:p>
          </table:table-cell>
          <table:table-cell table:formula="of:=[.A4]*[.A4]" office:value-type="float" office:value="4.41" calcext:value-type="float">
            <text:p>4.410</text:p>
          </table:table-cell>
          <table:table-cell table:formula="of:=[.C4]*[.C4]" office:value-type="float" office:value="6.15174384346042" calcext:value-type="float">
            <text:p>6.1517</text:p>
          </table:table-cell>
          <table:table-cell table:formula="of:=[.A4]*[.C4]" office:value-type="float" office:value="5.20856893490529" calcext:value-type="float">
            <text:p>5.2086</text:p>
          </table:table-cell>
          <table:table-cell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1.9186" calcext:value-type="float">
            <text:p>11.9186</text:p>
          </table:table-cell>
          <table:table-cell table:formula="of:=LOG([.B5]; EXP(1))" office:value-type="float" office:value="2.47810020507502" calcext:value-type="float">
            <text:p>2.478</text:p>
          </table:table-cell>
          <table:table-cell table:formula="of:=[.A5]*[.A5]" office:value-type="float" office:value="9.9225" calcext:value-type="float">
            <text:p>9.923</text:p>
          </table:table-cell>
          <table:table-cell table:formula="of:=[.C5]*[.C5]" office:value-type="float" office:value="6.14098062639287" calcext:value-type="float">
            <text:p>6.1410</text:p>
          </table:table-cell>
          <table:table-cell table:formula="of:=[.A5]*[.C5]" office:value-type="float" office:value="7.80601564598632" calcext:value-type="float">
            <text:p>7.8060</text:p>
          </table:table-cell>
          <table:table-cell/>
        </table:table-row>
        <table:table-row table:style-name="ro1">
          <table:table-cell office:value-type="float" office:value="4.179" calcext:value-type="float">
            <text:p>4.179</text:p>
          </table:table-cell>
          <table:table-cell office:value-type="float" office:value="11.8891" calcext:value-type="float">
            <text:p>11.8891</text:p>
          </table:table-cell>
          <table:table-cell table:formula="of:=LOG([.B6]; EXP(1))" office:value-type="float" office:value="2.47562201397738" calcext:value-type="float">
            <text:p>2.476</text:p>
          </table:table-cell>
          <table:table-cell table:formula="of:=[.A6]*[.A6]" office:value-type="float" office:value="17.464041" calcext:value-type="float">
            <text:p>17.464</text:p>
          </table:table-cell>
          <table:table-cell table:formula="of:=[.C6]*[.C6]" office:value-type="float" office:value="6.12870435608941" calcext:value-type="float">
            <text:p>6.1287</text:p>
          </table:table-cell>
          <table:table-cell table:formula="of:=[.A6]*[.C6]" office:value-type="float" office:value="10.3456243964115" calcext:value-type="float">
            <text:p>10.3456</text:p>
          </table:table-cell>
          <table:table-cell/>
        </table:table-row>
        <table:table-row table:style-name="ro1">
          <table:table-cell office:value-type="float" office:value="5.174" calcext:value-type="float">
            <text:p>5.174</text:p>
          </table:table-cell>
          <table:table-cell office:value-type="float" office:value="11.8609" calcext:value-type="float">
            <text:p>11.8609</text:p>
          </table:table-cell>
          <table:table-cell table:formula="of:=LOG([.B7]; EXP(1))" office:value-type="float" office:value="2.47324727601927" calcext:value-type="float">
            <text:p>2.473</text:p>
          </table:table-cell>
          <table:table-cell table:formula="of:=[.A7]*[.A7]" office:value-type="float" office:value="26.770276" calcext:value-type="float">
            <text:p>26.770</text:p>
          </table:table-cell>
          <table:table-cell table:formula="of:=[.C7]*[.C7]" office:value-type="float" office:value="6.11695208833674" calcext:value-type="float">
            <text:p>6.1170</text:p>
          </table:table-cell>
          <table:table-cell table:formula="of:=[.A7]*[.C7]" office:value-type="float" office:value="12.7965814061237" calcext:value-type="float">
            <text:p>12.7966</text:p>
          </table:table-cell>
          <table:table-cell/>
        </table:table-row>
        <table:table-row table:style-name="ro1">
          <table:table-cell office:value-type="float" office:value="6.174" calcext:value-type="float">
            <text:p>6.174</text:p>
          </table:table-cell>
          <table:table-cell office:value-type="float" office:value="11.8329" calcext:value-type="float">
            <text:p>11.8329</text:p>
          </table:table-cell>
          <table:table-cell table:formula="of:=LOG([.B8]; EXP(1))" office:value-type="float" office:value="2.47088378742443" calcext:value-type="float">
            <text:p>2.471</text:p>
          </table:table-cell>
          <table:table-cell table:formula="of:=[.A8]*[.A8]" office:value-type="float" office:value="38.118276" calcext:value-type="float">
            <text:p>38.118</text:p>
          </table:table-cell>
          <table:table-cell table:formula="of:=[.C8]*[.C8]" office:value-type="float" office:value="6.10526669095691" calcext:value-type="float">
            <text:p>6.1053</text:p>
          </table:table-cell>
          <table:table-cell table:formula="of:=[.A8]*[.C8]" office:value-type="float" office:value="15.2552365035584" calcext:value-type="float">
            <text:p>15.2552</text:p>
          </table:table-cell>
          <table:table-cell/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1.8025" calcext:value-type="float">
            <text:p>11.8025</text:p>
          </table:table-cell>
          <table:table-cell table:formula="of:=LOG([.B9]; EXP(1))" office:value-type="float" office:value="2.4683113734383" calcext:value-type="float">
            <text:p>2.468</text:p>
          </table:table-cell>
          <table:table-cell table:formula="of:=[.A9]*[.A9]" office:value-type="float" office:value="51.494976" calcext:value-type="float">
            <text:p>51.495</text:p>
          </table:table-cell>
          <table:table-cell table:formula="of:=[.C9]*[.C9]" office:value-type="float" office:value="6.09256103624489" calcext:value-type="float">
            <text:p>6.0926</text:p>
          </table:table-cell>
          <table:table-cell table:formula="of:=[.A9]*[.C9]" office:value-type="float" office:value="17.7126024157933" calcext:value-type="float">
            <text:p>17.7126</text:p>
          </table:table-cell>
          <table:table-cell/>
        </table:table-row>
        <table:table-row table:style-name="ro1">
          <table:table-cell office:value-type="float" office:value="8.174" calcext:value-type="float">
            <text:p>8.174</text:p>
          </table:table-cell>
          <table:table-cell office:value-type="float" office:value="11.7746" calcext:value-type="float">
            <text:p>11.7746</text:p>
          </table:table-cell>
          <table:table-cell table:formula="of:=LOG([.B10]; EXP(1))" office:value-type="float" office:value="2.46594466904947" calcext:value-type="float">
            <text:p>2.466</text:p>
          </table:table-cell>
          <table:table-cell table:formula="of:=[.A10]*[.A10]" office:value-type="float" office:value="66.814276" calcext:value-type="float">
            <text:p>66.814</text:p>
          </table:table-cell>
          <table:table-cell table:formula="of:=[.C10]*[.C10]" office:value-type="float" office:value="6.0808831108135" calcext:value-type="float">
            <text:p>6.0809</text:p>
          </table:table-cell>
          <table:table-cell table:formula="of:=[.A10]*[.C10]" office:value-type="float" office:value="20.1566317248104" calcext:value-type="float">
            <text:p>20.1566</text:p>
          </table:table-cell>
          <table:table-cell/>
        </table:table-row>
        <table:table-row table:style-name="ro1">
          <table:table-cell office:value-type="float" office:value="9.174" calcext:value-type="float">
            <text:p>9.174</text:p>
          </table:table-cell>
          <table:table-cell office:value-type="float" office:value="11.7457" calcext:value-type="float">
            <text:p>11.7457</text:p>
          </table:table-cell>
          <table:table-cell table:formula="of:=LOG([.B11]; EXP(1))" office:value-type="float" office:value="2.46348721616459" calcext:value-type="float">
            <text:p>2.463</text:p>
          </table:table-cell>
          <table:table-cell table:formula="of:=[.A11]*[.A11]" office:value-type="float" office:value="84.162276" calcext:value-type="float">
            <text:p>84.162</text:p>
          </table:table-cell>
          <table:table-cell table:formula="of:=[.C11]*[.C11]" office:value-type="float" office:value="6.06876926420637" calcext:value-type="float">
            <text:p>6.0688</text:p>
          </table:table-cell>
          <table:table-cell table:formula="of:=[.A11]*[.C11]" office:value-type="float" office:value="22.600031721094" calcext:value-type="float">
            <text:p>22.6000</text:p>
          </table:table-cell>
          <table:table-cell/>
        </table:table-row>
        <table:table-row table:style-name="ro1">
          <table:table-cell office:value-type="float" office:value="10.179" calcext:value-type="float">
            <text:p>10.179</text:p>
          </table:table-cell>
          <table:table-cell office:value-type="float" office:value="11.7162" calcext:value-type="float">
            <text:p>11.7162</text:p>
          </table:table-cell>
          <table:table-cell table:formula="of:=LOG([.B12]; EXP(1))" office:value-type="float" office:value="2.46097249949237" calcext:value-type="float">
            <text:p>2.461</text:p>
          </table:table-cell>
          <table:table-cell table:formula="of:=[.A12]*[.A12]" office:value-type="float" office:value="103.612041" calcext:value-type="float">
            <text:p>103.612</text:p>
          </table:table-cell>
          <table:table-cell table:formula="of:=[.C12]*[.C12]" office:value-type="float" office:value="6.05638564325772" calcext:value-type="float">
            <text:p>6.0564</text:p>
          </table:table-cell>
          <table:table-cell table:formula="of:=[.A12]*[.C12]" office:value-type="float" office:value="25.0502390723328" calcext:value-type="float">
            <text:p>25.0502</text:p>
          </table:table-cell>
          <table:table-cell/>
        </table:table-row>
        <table:table-row table:style-name="ro1">
          <table:table-cell office:value-type="float" office:value="11.175" calcext:value-type="float">
            <text:p>11.175</text:p>
          </table:table-cell>
          <table:table-cell office:value-type="float" office:value="11.6883" calcext:value-type="float">
            <text:p>11.6883</text:p>
          </table:table-cell>
          <table:table-cell table:formula="of:=LOG([.B13]; EXP(1))" office:value-type="float" office:value="2.45858834147013" calcext:value-type="float">
            <text:p>2.459</text:p>
          </table:table-cell>
          <table:table-cell table:formula="of:=[.A13]*[.A13]" office:value-type="float" office:value="124.880625" calcext:value-type="float">
            <text:p>124.881</text:p>
          </table:table-cell>
          <table:table-cell table:formula="of:=[.C13]*[.C13]" office:value-type="float" office:value="6.04465663281283" calcext:value-type="float">
            <text:p>6.0447</text:p>
          </table:table-cell>
          <table:table-cell table:formula="of:=[.A13]*[.C13]" office:value-type="float" office:value="27.4747247159287" calcext:value-type="float">
            <text:p>27.4747</text:p>
          </table:table-cell>
          <table:table-cell/>
        </table:table-row>
        <table:table-row table:style-name="ro1">
          <table:table-cell office:value-type="float" office:value="12.174" calcext:value-type="float">
            <text:p>12.174</text:p>
          </table:table-cell>
          <table:table-cell office:value-type="float" office:value="11.6587" calcext:value-type="float">
            <text:p>11.6587</text:p>
          </table:table-cell>
          <table:table-cell table:formula="of:=LOG([.B14]; EXP(1))" office:value-type="float" office:value="2.45605268242532" calcext:value-type="float">
            <text:p>2.456</text:p>
          </table:table-cell>
          <table:table-cell table:formula="of:=[.A14]*[.A14]" office:value-type="float" office:value="148.206276" calcext:value-type="float">
            <text:p>148.206</text:p>
          </table:table-cell>
          <table:table-cell table:formula="of:=[.C14]*[.C14]" office:value-type="float" office:value="6.03219477884859" calcext:value-type="float">
            <text:p>6.0322</text:p>
          </table:table-cell>
          <table:table-cell table:formula="of:=[.A14]*[.C14]" office:value-type="float" office:value="29.8999853558458" calcext:value-type="float">
            <text:p>29.9000</text:p>
          </table:table-cell>
          <table:table-cell/>
        </table:table-row>
        <table:table-row table:style-name="ro1">
          <table:table-cell office:value-type="float" office:value="13.174" calcext:value-type="float">
            <text:p>13.174</text:p>
          </table:table-cell>
          <table:table-cell office:value-type="float" office:value="11.6286" calcext:value-type="float">
            <text:p>11.6286</text:p>
          </table:table-cell>
          <table:table-cell table:formula="of:=LOG([.B15]; EXP(1))" office:value-type="float" office:value="2.45346758095262" calcext:value-type="float">
            <text:p>2.453</text:p>
          </table:table-cell>
          <table:table-cell table:formula="of:=[.A15]*[.A15]" office:value-type="float" office:value="173.554276" calcext:value-type="float">
            <text:p>173.554</text:p>
          </table:table-cell>
          <table:table-cell table:formula="of:=[.C15]*[.C15]" office:value-type="float" office:value="6.0195031707855" calcext:value-type="float">
            <text:p>6.0195</text:p>
          </table:table-cell>
          <table:table-cell table:formula="of:=[.A15]*[.C15]" office:value-type="float" office:value="32.3219819114698" calcext:value-type="float">
            <text:p>32.3220</text:p>
          </table:table-cell>
          <table:table-cell/>
        </table:table-row>
        <table:table-row table:style-name="ro1">
          <table:table-cell office:value-type="float" office:value="14.174" calcext:value-type="float">
            <text:p>14.174</text:p>
          </table:table-cell>
          <table:table-cell office:value-type="float" office:value="11.6005" calcext:value-type="float">
            <text:p>11.6005</text:p>
          </table:table-cell>
          <table:table-cell table:formula="of:=LOG([.B16]; EXP(1))" office:value-type="float" office:value="2.45104820063167" calcext:value-type="float">
            <text:p>2.451</text:p>
          </table:table-cell>
          <table:table-cell table:formula="of:=[.A16]*[.A16]" office:value-type="float" office:value="200.902276" calcext:value-type="float">
            <text:p>200.902</text:p>
          </table:table-cell>
          <table:table-cell table:formula="of:=[.C16]*[.C16]" office:value-type="float" office:value="6.00763728181974" calcext:value-type="float">
            <text:p>6.0076</text:p>
          </table:table-cell>
          <table:table-cell table:formula="of:=[.A16]*[.C16]" office:value-type="float" office:value="34.7411571957533" calcext:value-type="float">
            <text:p>34.7412</text:p>
          </table:table-cell>
          <table:table-cell/>
        </table:table-row>
        <table:table-row table:style-name="ro1">
          <table:table-cell office:value-type="float" office:value="15.175" calcext:value-type="float">
            <text:p>15.175</text:p>
          </table:table-cell>
          <table:table-cell office:value-type="float" office:value="11.5706" calcext:value-type="float">
            <text:p>11.5706</text:p>
          </table:table-cell>
          <table:table-cell table:formula="of:=LOG([.B17]; EXP(1))" office:value-type="float" office:value="2.4484673981151" calcext:value-type="float">
            <text:p>2.448</text:p>
          </table:table-cell>
          <table:table-cell table:formula="of:=[.A17]*[.A17]" office:value-type="float" office:value="230.280625" calcext:value-type="float">
            <text:p>230.281</text:p>
          </table:table-cell>
          <table:table-cell table:formula="of:=[.C17]*[.C17]" office:value-type="float" office:value="5.99499259963252" calcext:value-type="float">
            <text:p>5.9950</text:p>
          </table:table-cell>
          <table:table-cell table:formula="of:=[.A17]*[.C17]" office:value-type="float" office:value="37.1554927663966" calcext:value-type="float">
            <text:p>37.1555</text:p>
          </table:table-cell>
          <table:table-cell/>
        </table:table-row>
        <table:table-row table:style-name="ro1">
          <table:table-cell office:value-type="float" office:value="16.174" calcext:value-type="float">
            <text:p>16.174</text:p>
          </table:table-cell>
          <table:table-cell office:value-type="float" office:value="11.5415" calcext:value-type="float">
            <text:p>11.5415</text:p>
          </table:table-cell>
          <table:table-cell table:formula="of:=LOG([.B18]; EXP(1))" office:value-type="float" office:value="2.44594923530192" calcext:value-type="float">
            <text:p>2.446</text:p>
          </table:table-cell>
          <table:table-cell table:formula="of:=[.A18]*[.A18]" office:value-type="float" office:value="261.598276" calcext:value-type="float">
            <text:p>261.598</text:p>
          </table:table-cell>
          <table:table-cell table:formula="of:=[.C18]*[.C18]" office:value-type="float" office:value="5.98266766167403" calcext:value-type="float">
            <text:p>5.9827</text:p>
          </table:table-cell>
          <table:table-cell table:formula="of:=[.A18]*[.C18]" office:value-type="float" office:value="39.5607829317732" calcext:value-type="float">
            <text:p>39.5608</text:p>
          </table:table-cell>
          <table:table-cell/>
        </table:table-row>
        <table:table-row table:style-name="ro1">
          <table:table-cell office:value-type="float" office:value="17.174" calcext:value-type="float">
            <text:p>17.174</text:p>
          </table:table-cell>
          <table:table-cell office:value-type="float" office:value="11.5126" calcext:value-type="float">
            <text:p>11.5126</text:p>
          </table:table-cell>
          <table:table-cell table:formula="of:=LOG([.B19]; EXP(1))" office:value-type="float" office:value="2.44344208775434" calcext:value-type="float">
            <text:p>2.443</text:p>
          </table:table-cell>
          <table:table-cell table:formula="of:=[.A19]*[.A19]" office:value-type="float" office:value="294.946276" calcext:value-type="float">
            <text:p>294.946</text:p>
          </table:table-cell>
          <table:table-cell table:formula="of:=[.C19]*[.C19]" office:value-type="float" office:value="5.97040923620929" calcext:value-type="float">
            <text:p>5.9704</text:p>
          </table:table-cell>
          <table:table-cell table:formula="of:=[.A19]*[.C19]" office:value-type="float" office:value="41.963674415093" calcext:value-type="float">
            <text:p>41.9637</text:p>
          </table:table-cell>
          <table:table-cell/>
        </table:table-row>
        <table:table-row table:style-name="ro1">
          <table:table-cell office:value-type="float" office:value="18.174" calcext:value-type="float">
            <text:p>18.174</text:p>
          </table:table-cell>
          <table:table-cell office:value-type="float" office:value="11.4843" calcext:value-type="float">
            <text:p>11.4843</text:p>
          </table:table-cell>
          <table:table-cell table:formula="of:=LOG([.B20]; EXP(1))" office:value-type="float" office:value="2.44098088521959" calcext:value-type="float">
            <text:p>2.441</text:p>
          </table:table-cell>
          <table:table-cell table:formula="of:=[.A20]*[.A20]" office:value-type="float" office:value="330.294276" calcext:value-type="float">
            <text:p>330.294</text:p>
          </table:table-cell>
          <table:table-cell table:formula="of:=[.C20]*[.C20]" office:value-type="float" office:value="5.95838768200744" calcext:value-type="float">
            <text:p>5.9584</text:p>
          </table:table-cell>
          <table:table-cell table:formula="of:=[.A20]*[.C20]" office:value-type="float" office:value="44.3623866079809" calcext:value-type="float">
            <text:p>44.3624</text:p>
          </table:table-cell>
          <table:table-cell/>
        </table:table-row>
        <table:table-row table:style-name="ro1">
          <table:table-cell office:value-type="float" office:value="19.174" calcext:value-type="float">
            <text:p>19.174</text:p>
          </table:table-cell>
          <table:table-cell office:value-type="float" office:value="11.4553" calcext:value-type="float">
            <text:p>11.4553</text:p>
          </table:table-cell>
          <table:table-cell table:formula="of:=LOG([.B21]; EXP(1))" office:value-type="float" office:value="2.43845250499945" calcext:value-type="float">
            <text:p>2.438</text:p>
          </table:table-cell>
          <table:table-cell table:formula="of:=[.A21]*[.A21]" office:value-type="float" office:value="367.642276" calcext:value-type="float">
            <text:p>367.642</text:p>
          </table:table-cell>
          <table:table-cell table:formula="of:=[.C21]*[.C21]" office:value-type="float" office:value="5.94605061913809" calcext:value-type="float">
            <text:p>5.9461</text:p>
          </table:table-cell>
          <table:table-cell table:formula="of:=[.A21]*[.C21]" office:value-type="float" office:value="46.7548883308594" calcext:value-type="float">
            <text:p>46.7549</text:p>
          </table:table-cell>
          <table:table-cell/>
        </table:table-row>
        <table:table-row table:style-name="ro1">
          <table:table-cell office:value-type="float" office:value="20.175" calcext:value-type="float">
            <text:p>20.175</text:p>
          </table:table-cell>
          <table:table-cell office:value-type="float" office:value="11.4262" calcext:value-type="float">
            <text:p>11.4262</text:p>
          </table:table-cell>
          <table:table-cell table:formula="of:=LOG([.B22]; EXP(1))" office:value-type="float" office:value="2.43590896408746" calcext:value-type="float">
            <text:p>2.436</text:p>
          </table:table-cell>
          <table:table-cell table:formula="of:=[.A22]*[.A22]" office:value-type="float" office:value="407.030625" calcext:value-type="float">
            <text:p>407.031</text:p>
          </table:table-cell>
          <table:table-cell table:formula="of:=[.C22]*[.C22]" office:value-type="float" office:value="5.93365248132167" calcext:value-type="float">
            <text:p>5.9337</text:p>
          </table:table-cell>
          <table:table-cell table:formula="of:=[.A22]*[.C22]" office:value-type="float" office:value="49.1444633504646" calcext:value-type="float">
            <text:p>49.1445</text:p>
          </table:table-cell>
          <table:table-cell/>
        </table:table-row>
        <table:table-row table:style-name="ro1">
          <table:table-cell office:value-type="float" office:value="21.175" calcext:value-type="float">
            <text:p>21.175</text:p>
          </table:table-cell>
          <table:table-cell office:value-type="float" office:value="11.3977" calcext:value-type="float">
            <text:p>11.3977</text:p>
          </table:table-cell>
          <table:table-cell table:formula="of:=LOG([.B23]; EXP(1))" office:value-type="float" office:value="2.43341158065933" calcext:value-type="float">
            <text:p>2.433</text:p>
          </table:table-cell>
          <table:table-cell table:formula="of:=[.A23]*[.A23]" office:value-type="float" office:value="448.380625" calcext:value-type="float">
            <text:p>448.381</text:p>
          </table:table-cell>
          <table:table-cell table:formula="of:=[.C23]*[.C23]" office:value-type="float" office:value="5.92149192088694" calcext:value-type="float">
            <text:p>5.9215</text:p>
          </table:table-cell>
          <table:table-cell table:formula="of:=[.A23]*[.C23]" office:value-type="float" office:value="51.5274902204613" calcext:value-type="float">
            <text:p>51.5275</text:p>
          </table:table-cell>
          <table:table-cell/>
        </table:table-row>
        <table:table-row table:style-name="ro1">
          <table:table-cell office:value-type="float" office:value="22.174" calcext:value-type="float">
            <text:p>22.174</text:p>
          </table:table-cell>
          <table:table-cell office:value-type="float" office:value="11.3698" calcext:value-type="float">
            <text:p>11.3698</text:p>
          </table:table-cell>
          <table:table-cell table:formula="of:=LOG([.B24]; EXP(1))" office:value-type="float" office:value="2.43096071745822" calcext:value-type="float">
            <text:p>2.431</text:p>
          </table:table-cell>
          <table:table-cell table:formula="of:=[.A24]*[.A24]" office:value-type="float" office:value="491.686276" calcext:value-type="float">
            <text:p>491.686</text:p>
          </table:table-cell>
          <table:table-cell table:formula="of:=[.C24]*[.C24]" office:value-type="float" office:value="5.90957000982498" calcext:value-type="float">
            <text:p>5.9096</text:p>
          </table:table-cell>
          <table:table-cell table:formula="of:=[.A24]*[.C24]" office:value-type="float" office:value="53.9041229489186" calcext:value-type="float">
            <text:p>53.9041</text:p>
          </table:table-cell>
          <table:table-cell/>
        </table:table-row>
        <table:table-row table:style-name="ro1">
          <table:table-cell office:value-type="float" office:value="23.174" calcext:value-type="float">
            <text:p>23.174</text:p>
          </table:table-cell>
          <table:table-cell office:value-type="float" office:value="11.3413" calcext:value-type="float">
            <text:p>11.3413</text:p>
          </table:table-cell>
          <table:table-cell table:formula="of:=LOG([.B25]; EXP(1))" office:value-type="float" office:value="2.42845093017709" calcext:value-type="float">
            <text:p>2.428</text:p>
          </table:table-cell>
          <table:table-cell table:formula="of:=[.A25]*[.A25]" office:value-type="float" office:value="537.034276" calcext:value-type="float">
            <text:p>537.034</text:p>
          </table:table-cell>
          <table:table-cell table:formula="of:=[.C25]*[.C25]" office:value-type="float" office:value="5.89737392027799" calcext:value-type="float">
            <text:p>5.8974</text:p>
          </table:table-cell>
          <table:table-cell table:formula="of:=[.A25]*[.C25]" office:value-type="float" office:value="56.276921855924" calcext:value-type="float">
            <text:p>56.2769</text:p>
          </table:table-cell>
          <table:table-cell/>
        </table:table-row>
        <table:table-row table:style-name="ro1">
          <table:table-cell office:value-type="float" office:value="24.175" calcext:value-type="float">
            <text:p>24.175</text:p>
          </table:table-cell>
          <table:table-cell office:value-type="float" office:value="11.3124" calcext:value-type="float">
            <text:p>11.3124</text:p>
          </table:table-cell>
          <table:table-cell table:formula="of:=LOG([.B26]; EXP(1))" office:value-type="float" office:value="2.42589946920797" calcext:value-type="float">
            <text:p>2.426</text:p>
          </table:table-cell>
          <table:table-cell table:formula="of:=[.A26]*[.A26]" office:value-type="float" office:value="584.430625" calcext:value-type="float">
            <text:p>584.431</text:p>
          </table:table-cell>
          <table:table-cell table:formula="of:=[.C26]*[.C26]" office:value-type="float" office:value="5.8849882347035" calcext:value-type="float">
            <text:p>5.8850</text:p>
          </table:table-cell>
          <table:table-cell table:formula="of:=[.A26]*[.C26]" office:value-type="float" office:value="58.6461196681026" calcext:value-type="float">
            <text:p>58.6461</text:p>
          </table:table-cell>
          <table:table-cell/>
        </table:table-row>
        <table:table-row table:style-name="ro1">
          <table:table-cell office:value-type="float" office:value="25.175" calcext:value-type="float">
            <text:p>25.175</text:p>
          </table:table-cell>
          <table:table-cell office:value-type="float" office:value="11.2842" calcext:value-type="float">
            <text:p>11.2842</text:p>
          </table:table-cell>
          <table:table-cell table:formula="of:=LOG([.B27]; EXP(1))" office:value-type="float" office:value="2.42340351719395" calcext:value-type="float">
            <text:p>2.423</text:p>
          </table:table-cell>
          <table:table-cell table:formula="of:=[.A27]*[.A27]" office:value-type="float" office:value="633.780625" calcext:value-type="float">
            <text:p>633.781</text:p>
          </table:table-cell>
          <table:table-cell table:formula="of:=[.C27]*[.C27]" office:value-type="float" office:value="5.87288460714801" calcext:value-type="float">
            <text:p>5.8729</text:p>
          </table:table-cell>
          <table:table-cell table:formula="of:=[.A27]*[.C27]" office:value-type="float" office:value="61.0091835453577" calcext:value-type="float">
            <text:p>61.0092</text:p>
          </table:table-cell>
          <table:table-cell/>
        </table:table-row>
        <table:table-row table:style-name="ro1">
          <table:table-cell office:value-type="float" office:value="26.174" calcext:value-type="float">
            <text:p>26.174</text:p>
          </table:table-cell>
          <table:table-cell office:value-type="float" office:value="11.255" calcext:value-type="float">
            <text:p>11.255</text:p>
          </table:table-cell>
          <table:table-cell table:formula="of:=LOG([.B28]; EXP(1))" office:value-type="float" office:value="2.4208124743587" calcext:value-type="float">
            <text:p>2.421</text:p>
          </table:table-cell>
          <table:table-cell table:formula="of:=[.A28]*[.A28]" office:value-type="float" office:value="685.078276" calcext:value-type="float">
            <text:p>685.078</text:p>
          </table:table-cell>
          <table:table-cell table:formula="of:=[.C28]*[.C28]" office:value-type="float" office:value="5.86033303601067" calcext:value-type="float">
            <text:p>5.8603</text:p>
          </table:table-cell>
          <table:table-cell table:formula="of:=[.A28]*[.C28]" office:value-type="float" office:value="63.3623457038645" calcext:value-type="float">
            <text:p>63.3623</text:p>
          </table:table-cell>
          <table:table-cell/>
        </table:table-row>
        <table:table-row table:style-name="ro1">
          <table:table-cell office:value-type="float" office:value="27.174" calcext:value-type="float">
            <text:p>27.174</text:p>
          </table:table-cell>
          <table:table-cell office:value-type="float" office:value="11.2269" calcext:value-type="float">
            <text:p>11.2269</text:p>
          </table:table-cell>
          <table:table-cell table:formula="of:=LOG([.B29]; EXP(1))" office:value-type="float" office:value="2.41831268433802" calcext:value-type="float">
            <text:p>2.418</text:p>
          </table:table-cell>
          <table:table-cell table:formula="of:=[.A29]*[.A29]" office:value-type="float" office:value="738.426276" calcext:value-type="float">
            <text:p>738.426</text:p>
          </table:table-cell>
          <table:table-cell table:formula="of:=[.C29]*[.C29]" office:value-type="float" office:value="5.84823623923014" calcext:value-type="float">
            <text:p>5.8482</text:p>
          </table:table-cell>
          <table:table-cell table:formula="of:=[.A29]*[.C29]" office:value-type="float" office:value="65.7152288842013" calcext:value-type="float">
            <text:p>65.7152</text:p>
          </table:table-cell>
          <table:table-cell/>
        </table:table-row>
        <table:table-row table:style-name="ro1">
          <table:table-cell office:value-type="float" office:value="28.174" calcext:value-type="float">
            <text:p>28.174</text:p>
          </table:table-cell>
          <table:table-cell office:value-type="float" office:value="11.1998" calcext:value-type="float">
            <text:p>11.1998</text:p>
          </table:table-cell>
          <table:table-cell table:formula="of:=LOG([.B30]; EXP(1))" office:value-type="float" office:value="2.41589592099875" calcext:value-type="float">
            <text:p>2.416</text:p>
          </table:table-cell>
          <table:table-cell table:formula="of:=[.A30]*[.A30]" office:value-type="float" office:value="793.774276" calcext:value-type="float">
            <text:p>793.774</text:p>
          </table:table-cell>
          <table:table-cell table:formula="of:=[.C30]*[.C30]" office:value-type="float" office:value="5.8365531010984" calcext:value-type="float">
            <text:p>5.8366</text:p>
          </table:table-cell>
          <table:table-cell table:formula="of:=[.A30]*[.C30]" office:value-type="float" office:value="68.0654516782188" calcext:value-type="float">
            <text:p>68.0655</text:p>
          </table:table-cell>
          <table:table-cell/>
        </table:table-row>
        <table:table-row table:style-name="ro1">
          <table:table-cell office:value-type="float" office:value="29.175" calcext:value-type="float">
            <text:p>29.175</text:p>
          </table:table-cell>
          <table:table-cell office:value-type="float" office:value="11.1719" calcext:value-type="float">
            <text:p>11.1719</text:p>
          </table:table-cell>
          <table:table-cell table:formula="of:=LOG([.B31]; EXP(1))" office:value-type="float" office:value="2.41340169709407" calcext:value-type="float">
            <text:p>2.413</text:p>
          </table:table-cell>
          <table:table-cell table:formula="of:=[.A31]*[.A31]" office:value-type="float" office:value="851.180625" calcext:value-type="float">
            <text:p>851.181</text:p>
          </table:table-cell>
          <table:table-cell table:formula="of:=[.C31]*[.C31]" office:value-type="float" office:value="5.82450775153654" calcext:value-type="float">
            <text:p>5.8245</text:p>
          </table:table-cell>
          <table:table-cell table:formula="of:=[.A31]*[.C31]" office:value-type="float" office:value="70.4109945127195" calcext:value-type="float">
            <text:p>70.4110</text:p>
          </table:table-cell>
          <table:table-cell/>
        </table:table-row>
        <table:table-row table:style-name="ro1">
          <table:table-cell office:value-type="float" office:value="30.175" calcext:value-type="float">
            <text:p>30.175</text:p>
          </table:table-cell>
          <table:table-cell office:value-type="float" office:value="11.1433" calcext:value-type="float">
            <text:p>11.1433</text:p>
          </table:table-cell>
          <table:table-cell table:formula="of:=LOG([.B32]; EXP(1))" office:value-type="float" office:value="2.41083842043427" calcext:value-type="float">
            <text:p>2.411</text:p>
          </table:table-cell>
          <table:table-cell table:formula="of:=[.A32]*[.A32]" office:value-type="float" office:value="910.530625" calcext:value-type="float">
            <text:p>910.531</text:p>
          </table:table-cell>
          <table:table-cell table:formula="of:=[.C32]*[.C32]" office:value-type="float" office:value="5.81214188944199" calcext:value-type="float">
            <text:p>5.8121</text:p>
          </table:table-cell>
          <table:table-cell table:formula="of:=[.A32]*[.C32]" office:value-type="float" office:value="72.747049336604" calcext:value-type="float">
            <text:p>72.7470</text:p>
          </table:table-cell>
          <table:table-cell/>
        </table:table-row>
        <table:table-row table:style-name="ro1">
          <table:table-cell office:value-type="float" office:value="31.174" calcext:value-type="float">
            <text:p>31.174</text:p>
          </table:table-cell>
          <table:table-cell office:value-type="float" office:value="11.1164" calcext:value-type="float">
            <text:p>11.1164</text:p>
          </table:table-cell>
          <table:table-cell table:formula="of:=LOG([.B33]; EXP(1))" office:value-type="float" office:value="2.40842149539981" calcext:value-type="float">
            <text:p>2.408</text:p>
          </table:table-cell>
          <table:table-cell table:formula="of:=[.A33]*[.A33]" office:value-type="float" office:value="971.818276" calcext:value-type="float">
            <text:p>971.818</text:p>
          </table:table-cell>
          <table:table-cell table:formula="of:=[.C33]*[.C33]" office:value-type="float" office:value="5.80049409950385" calcext:value-type="float">
            <text:p>5.8005</text:p>
          </table:table-cell>
          <table:table-cell table:formula="of:=[.A33]*[.C33]" office:value-type="float" office:value="75.0801316975937" calcext:value-type="float">
            <text:p>75.0801</text:p>
          </table:table-cell>
          <table:table-cell/>
        </table:table-row>
        <table:table-row table:style-name="ro1">
          <table:table-cell office:value-type="float" office:value="32.175" calcext:value-type="float">
            <text:p>32.175</text:p>
          </table:table-cell>
          <table:table-cell office:value-type="float" office:value="11.089" calcext:value-type="float">
            <text:p>11.089</text:p>
          </table:table-cell>
          <table:table-cell table:formula="of:=LOG([.B34]; EXP(1))" office:value-type="float" office:value="2.40595362597108" calcext:value-type="float">
            <text:p>2.406</text:p>
          </table:table-cell>
          <table:table-cell table:formula="of:=[.A34]*[.A34]" office:value-type="float" office:value="1035.230625" calcext:value-type="float">
            <text:p>1035.231</text:p>
          </table:table-cell>
          <table:table-cell table:formula="of:=[.C34]*[.C34]" office:value-type="float" office:value="5.78861285032338" calcext:value-type="float">
            <text:p>5.7886</text:p>
          </table:table-cell>
          <table:table-cell table:formula="of:=[.A34]*[.C34]" office:value-type="float" office:value="77.4115579156195" calcext:value-type="float">
            <text:p>77.4116</text:p>
          </table:table-cell>
          <table:table-cell/>
        </table:table-row>
        <table:table-row table:style-name="ro1">
          <table:table-cell office:value-type="float" office:value="33.174" calcext:value-type="float">
            <text:p>33.174</text:p>
          </table:table-cell>
          <table:table-cell office:value-type="float" office:value="11.0608" calcext:value-type="float">
            <text:p>11.0608</text:p>
          </table:table-cell>
          <table:table-cell table:formula="of:=LOG([.B35]; EXP(1))" office:value-type="float" office:value="2.40340732620886" calcext:value-type="float">
            <text:p>2.403</text:p>
          </table:table-cell>
          <table:table-cell table:formula="of:=[.A35]*[.A35]" office:value-type="float" office:value="1100.514276" calcext:value-type="float">
            <text:p>1100.514</text:p>
          </table:table-cell>
          <table:table-cell table:formula="of:=[.C35]*[.C35]" office:value-type="float" office:value="5.77636677567444" calcext:value-type="float">
            <text:p>5.7764</text:p>
          </table:table-cell>
          <table:table-cell table:formula="of:=[.A35]*[.C35]" office:value-type="float" office:value="79.7306346396528" calcext:value-type="float">
            <text:p>79.7306</text:p>
          </table:table-cell>
          <table:table-cell/>
        </table:table-row>
        <table:table-row table:style-name="ro1">
          <table:table-cell office:value-type="float" office:value="34.174" calcext:value-type="float">
            <text:p>34.174</text:p>
          </table:table-cell>
          <table:table-cell office:value-type="float" office:value="11.0336" calcext:value-type="float">
            <text:p>11.0336</text:p>
          </table:table-cell>
          <table:table-cell table:formula="of:=LOG([.B36]; EXP(1))" office:value-type="float" office:value="2.40094516260713" calcext:value-type="float">
            <text:p>2.401</text:p>
          </table:table-cell>
          <table:table-cell table:formula="of:=[.A36]*[.A36]" office:value-type="float" office:value="1167.862276" calcext:value-type="float">
            <text:p>1167.862</text:p>
          </table:table-cell>
          <table:table-cell table:formula="of:=[.C36]*[.C36]" office:value-type="float" office:value="5.76453767384657" calcext:value-type="float">
            <text:p>5.7645</text:p>
          </table:table-cell>
          <table:table-cell table:formula="of:=[.A36]*[.C36]" office:value-type="float" office:value="82.049899986936" calcext:value-type="float">
            <text:p>82.0499</text:p>
          </table:table-cell>
          <table:table-cell/>
        </table:table-row>
        <table:table-row table:style-name="ro1">
          <table:table-cell office:value-type="float" office:value="35.175" calcext:value-type="float">
            <text:p>35.175</text:p>
          </table:table-cell>
          <table:table-cell office:value-type="float" office:value="11.0054" calcext:value-type="float">
            <text:p>11.0054</text:p>
          </table:table-cell>
          <table:table-cell table:formula="of:=LOG([.B37]; EXP(1))" office:value-type="float" office:value="2.39838606143283" calcext:value-type="float">
            <text:p>2.398</text:p>
          </table:table-cell>
          <table:table-cell table:formula="of:=[.A37]*[.A37]" office:value-type="float" office:value="1237.280625" calcext:value-type="float">
            <text:p>1237.281</text:p>
          </table:table-cell>
          <table:table-cell table:formula="of:=[.C37]*[.C37]" office:value-type="float" office:value="5.75225569967529" calcext:value-type="float">
            <text:p>5.7523</text:p>
          </table:table-cell>
          <table:table-cell table:formula="of:=[.A37]*[.C37]" office:value-type="float" office:value="84.3632297108999" calcext:value-type="float">
            <text:p>84.3632</text:p>
          </table:table-cell>
          <table:table-cell/>
        </table:table-row>
        <table:table-row table:style-name="ro1">
          <table:table-cell office:value-type="float" office:value="36.174" calcext:value-type="float">
            <text:p>36.174</text:p>
          </table:table-cell>
          <table:table-cell office:value-type="float" office:value="10.9801" calcext:value-type="float">
            <text:p>10.9801</text:p>
          </table:table-cell>
          <table:table-cell table:formula="of:=LOG([.B38]; EXP(1))" office:value-type="float" office:value="2.39608454350804" calcext:value-type="float">
            <text:p>2.396</text:p>
          </table:table-cell>
          <table:table-cell table:formula="of:=[.A38]*[.A38]" office:value-type="float" office:value="1308.558276" calcext:value-type="float">
            <text:p>1308.558</text:p>
          </table:table-cell>
          <table:table-cell table:formula="of:=[.C38]*[.C38]" office:value-type="float" office:value="5.74122113963811" calcext:value-type="float">
            <text:p>5.7412</text:p>
          </table:table-cell>
          <table:table-cell table:formula="of:=[.A38]*[.C38]" office:value-type="float" office:value="86.6759622768597" calcext:value-type="float">
            <text:p>86.6760</text:p>
          </table:table-cell>
          <table:table-cell/>
        </table:table-row>
        <table:table-row table:style-name="ro1">
          <table:table-cell office:value-type="float" office:value="37.175" calcext:value-type="float">
            <text:p>37.175</text:p>
          </table:table-cell>
          <table:table-cell office:value-type="float" office:value="10.9515" calcext:value-type="float">
            <text:p>10.9515</text:p>
          </table:table-cell>
          <table:table-cell table:formula="of:=LOG([.B39]; EXP(1))" office:value-type="float" office:value="2.39347643318211" calcext:value-type="float">
            <text:p>2.393</text:p>
          </table:table-cell>
          <table:table-cell table:formula="of:=[.A39]*[.A39]" office:value-type="float" office:value="1381.980625" calcext:value-type="float">
            <text:p>1381.981</text:p>
          </table:table-cell>
          <table:table-cell table:formula="of:=[.C39]*[.C39]" office:value-type="float" office:value="5.72872943619817" calcext:value-type="float">
            <text:p>5.7287</text:p>
          </table:table-cell>
          <table:table-cell table:formula="of:=[.A39]*[.C39]" office:value-type="float" office:value="88.977486403545" calcext:value-type="float">
            <text:p>88.9775</text:p>
          </table:table-cell>
          <table:table-cell/>
        </table:table-row>
        <table:table-row table:style-name="ro1">
          <table:table-cell office:value-type="float" office:value="38.174" calcext:value-type="float">
            <text:p>38.174</text:p>
          </table:table-cell>
          <table:table-cell office:value-type="float" office:value="10.9244" calcext:value-type="float">
            <text:p>10.9244</text:p>
          </table:table-cell>
          <table:table-cell table:formula="of:=LOG([.B40]; EXP(1))" office:value-type="float" office:value="2.39099881956503" calcext:value-type="float">
            <text:p>2.391</text:p>
          </table:table-cell>
          <table:table-cell table:formula="of:=[.A40]*[.A40]" office:value-type="float" office:value="1457.254276" calcext:value-type="float">
            <text:p>1457.254</text:p>
          </table:table-cell>
          <table:table-cell table:formula="of:=[.C40]*[.C40]" office:value-type="float" office:value="5.71687535516139" calcext:value-type="float">
            <text:p>5.7169</text:p>
          </table:table-cell>
          <table:table-cell table:formula="of:=[.A40]*[.C40]" office:value-type="float" office:value="91.2739889380756" calcext:value-type="float">
            <text:p>91.2740</text:p>
          </table:table-cell>
          <table:table-cell/>
        </table:table-row>
        <table:table-row table:style-name="ro1">
          <table:table-cell office:value-type="float" office:value="39.174" calcext:value-type="float">
            <text:p>39.174</text:p>
          </table:table-cell>
          <table:table-cell office:value-type="float" office:value="10.8986" calcext:value-type="float">
            <text:p>10.8986</text:p>
          </table:table-cell>
          <table:table-cell table:formula="of:=LOG([.B41]; EXP(1))" office:value-type="float" office:value="2.38863434061896" calcext:value-type="float">
            <text:p>2.389</text:p>
          </table:table-cell>
          <table:table-cell table:formula="of:=[.A41]*[.A41]" office:value-type="float" office:value="1534.602276" calcext:value-type="float">
            <text:p>1534.602</text:p>
          </table:table-cell>
          <table:table-cell table:formula="of:=[.C41]*[.C41]" office:value-type="float" office:value="5.70557401318415" calcext:value-type="float">
            <text:p>5.7056</text:p>
          </table:table-cell>
          <table:table-cell table:formula="of:=[.A41]*[.C41]" office:value-type="float" office:value="93.5723616594069" calcext:value-type="float">
            <text:p>93.5724</text:p>
          </table:table-cell>
          <table:table-cell/>
        </table:table-row>
        <table:table-row table:style-name="ro1">
          <table:table-cell office:value-type="float" office:value="40.174" calcext:value-type="float">
            <text:p>40.174</text:p>
          </table:table-cell>
          <table:table-cell office:value-type="float" office:value="10.8722" calcext:value-type="float">
            <text:p>10.8722</text:p>
          </table:table-cell>
          <table:table-cell table:formula="of:=LOG([.B42]; EXP(1))" office:value-type="float" office:value="2.38620907255896" calcext:value-type="float">
            <text:p>2.386</text:p>
          </table:table-cell>
          <table:table-cell table:formula="of:=[.A42]*[.A42]" office:value-type="float" office:value="1613.950276" calcext:value-type="float">
            <text:p>1613.950</text:p>
          </table:table-cell>
          <table:table-cell table:formula="of:=[.C42]*[.C42]" office:value-type="float" office:value="5.69399373796271" calcext:value-type="float">
            <text:p>5.6940</text:p>
          </table:table-cell>
          <table:table-cell table:formula="of:=[.A42]*[.C42]" office:value-type="float" office:value="95.8635632809838" calcext:value-type="float">
            <text:p>95.8636</text:p>
          </table:table-cell>
          <table:table-cell/>
        </table:table-row>
        <table:table-row table:style-name="ro1">
          <table:table-cell office:value-type="float" office:value="41.175" calcext:value-type="float">
            <text:p>41.175</text:p>
          </table:table-cell>
          <table:table-cell office:value-type="float" office:value="10.8434" calcext:value-type="float">
            <text:p>10.8434</text:p>
          </table:table-cell>
          <table:table-cell table:formula="of:=LOG([.B43]; EXP(1))" office:value-type="float" office:value="2.38355659996917" calcext:value-type="float">
            <text:p>2.384</text:p>
          </table:table-cell>
          <table:table-cell table:formula="of:=[.A43]*[.A43]" office:value-type="float" office:value="1695.380625" calcext:value-type="float">
            <text:p>1695.381</text:p>
          </table:table-cell>
          <table:table-cell table:formula="of:=[.C43]*[.C43]" office:value-type="float" office:value="5.68134206525659" calcext:value-type="float">
            <text:p>5.6813</text:p>
          </table:table-cell>
          <table:table-cell table:formula="of:=[.A43]*[.C43]" office:value-type="float" office:value="98.1429430037306" calcext:value-type="float">
            <text:p>98.1429</text:p>
          </table:table-cell>
          <table:table-cell/>
        </table:table-row>
        <table:table-row table:style-name="ro1">
          <table:table-cell office:value-type="float" office:value="42.174" calcext:value-type="float">
            <text:p>42.174</text:p>
          </table:table-cell>
          <table:table-cell office:value-type="float" office:value="10.8185" calcext:value-type="float">
            <text:p>10.8185</text:p>
          </table:table-cell>
          <table:table-cell table:formula="of:=LOG([.B44]; EXP(1))" office:value-type="float" office:value="2.38125763164535" calcext:value-type="float">
            <text:p>2.381</text:p>
          </table:table-cell>
          <table:table-cell table:formula="of:=[.A44]*[.A44]" office:value-type="float" office:value="1778.646276" calcext:value-type="float">
            <text:p>1778.646</text:p>
          </table:table-cell>
          <table:table-cell table:formula="of:=[.C44]*[.C44]" office:value-type="float" office:value="5.67038790826921" calcext:value-type="float">
            <text:p>5.6704</text:p>
          </table:table-cell>
          <table:table-cell table:formula="of:=[.A44]*[.C44]" office:value-type="float" office:value="100.427159357011" calcext:value-type="float">
            <text:p>100.4272</text:p>
          </table:table-cell>
          <table:table-cell/>
        </table:table-row>
        <table:table-row table:style-name="ro1">
          <table:table-cell office:value-type="float" office:value="43.174" calcext:value-type="float">
            <text:p>43.174</text:p>
          </table:table-cell>
          <table:table-cell office:value-type="float" office:value="10.7926" calcext:value-type="float">
            <text:p>10.7926</text:p>
          </table:table-cell>
          <table:table-cell table:formula="of:=LOG([.B45]; EXP(1))" office:value-type="float" office:value="2.37886071409834" calcext:value-type="float">
            <text:p>2.379</text:p>
          </table:table-cell>
          <table:table-cell table:formula="of:=[.A45]*[.A45]" office:value-type="float" office:value="1863.994276" calcext:value-type="float">
            <text:p>1863.994</text:p>
          </table:table-cell>
          <table:table-cell table:formula="of:=[.C45]*[.C45]" office:value-type="float" office:value="5.65897829708046" calcext:value-type="float">
            <text:p>5.6590</text:p>
          </table:table-cell>
          <table:table-cell table:formula="of:=[.A45]*[.C45]" office:value-type="float" office:value="102.704932470482" calcext:value-type="float">
            <text:p>102.7049</text:p>
          </table:table-cell>
          <table:table-cell/>
        </table:table-row>
        <table:table-row table:style-name="ro1">
          <table:table-cell office:value-type="float" office:value="44.175" calcext:value-type="float">
            <text:p>44.175</text:p>
          </table:table-cell>
          <table:table-cell office:value-type="float" office:value="10.764" calcext:value-type="float">
            <text:p>10.764</text:p>
          </table:table-cell>
          <table:table-cell table:formula="of:=LOG([.B46]; EXP(1))" office:value-type="float" office:value="2.37620723286466" calcext:value-type="float">
            <text:p>2.376</text:p>
          </table:table-cell>
          <table:table-cell table:formula="of:=[.A46]*[.A46]" office:value-type="float" office:value="1951.430625" calcext:value-type="float">
            <text:p>1951.431</text:p>
          </table:table-cell>
          <table:table-cell table:formula="of:=[.C46]*[.C46]" office:value-type="float" office:value="5.64636081351832" calcext:value-type="float">
            <text:p>5.6464</text:p>
          </table:table-cell>
          <table:table-cell table:formula="of:=[.A46]*[.C46]" office:value-type="float" office:value="104.968954511796" calcext:value-type="float">
            <text:p>104.9690</text:p>
          </table:table-cell>
          <table:table-cell/>
        </table:table-row>
        <table:table-row table:style-name="ro1">
          <table:table-cell office:value-type="float" office:value="45.175" calcext:value-type="float">
            <text:p>45.175</text:p>
          </table:table-cell>
          <table:table-cell office:value-type="float" office:value="10.7383" calcext:value-type="float">
            <text:p>10.7383</text:p>
          </table:table-cell>
          <table:table-cell table:formula="of:=LOG([.B47]; EXP(1))" office:value-type="float" office:value="2.37381678977365" calcext:value-type="float">
            <text:p>2.374</text:p>
          </table:table-cell>
          <table:table-cell table:formula="of:=[.A47]*[.A47]" office:value-type="float" office:value="2040.780625" calcext:value-type="float">
            <text:p>2040.781</text:p>
          </table:table-cell>
          <table:table-cell table:formula="of:=[.C47]*[.C47]" office:value-type="float" office:value="5.63500615141126" calcext:value-type="float">
            <text:p>5.6350</text:p>
          </table:table-cell>
          <table:table-cell table:formula="of:=[.A47]*[.C47]" office:value-type="float" office:value="107.237173478024" calcext:value-type="float">
            <text:p>107.2372</text:p>
          </table:table-cell>
          <table:table-cell/>
        </table:table-row>
        <table:table-row table:style-name="ro1">
          <table:table-cell office:value-type="float" office:value="46.174" calcext:value-type="float">
            <text:p>46.174</text:p>
          </table:table-cell>
          <table:table-cell office:value-type="float" office:value="10.7131" calcext:value-type="float">
            <text:p>10.7131</text:p>
          </table:table-cell>
          <table:table-cell table:formula="of:=LOG([.B48]; EXP(1))" office:value-type="float" office:value="2.37146729169032" calcext:value-type="float">
            <text:p>2.371</text:p>
          </table:table-cell>
          <table:table-cell table:formula="of:=[.A48]*[.A48]" office:value-type="float" office:value="2132.038276" calcext:value-type="float">
            <text:p>2132.038</text:p>
          </table:table-cell>
          <table:table-cell table:formula="of:=[.C48]*[.C48]" office:value-type="float" office:value="5.62385711555704" calcext:value-type="float">
            <text:p>5.6239</text:p>
          </table:table-cell>
          <table:table-cell table:formula="of:=[.A48]*[.C48]" office:value-type="float" office:value="109.500130726509" calcext:value-type="float">
            <text:p>109.5001</text:p>
          </table:table-cell>
          <table:table-cell/>
        </table:table-row>
        <table:table-row table:style-name="ro1">
          <table:table-cell office:value-type="float" office:value="47.174" calcext:value-type="float">
            <text:p>47.174</text:p>
          </table:table-cell>
          <table:table-cell office:value-type="float" office:value="10.6866" calcext:value-type="float">
            <text:p>10.6866</text:p>
          </table:table-cell>
          <table:table-cell table:formula="of:=LOG([.B49]; EXP(1))" office:value-type="float" office:value="2.36899062019066" calcext:value-type="float">
            <text:p>2.369</text:p>
          </table:table-cell>
          <table:table-cell table:formula="of:=[.A49]*[.A49]" office:value-type="float" office:value="2225.386276" calcext:value-type="float">
            <text:p>2225.386</text:p>
          </table:table-cell>
          <table:table-cell table:formula="of:=[.C49]*[.C49]" office:value-type="float" office:value="5.61211655855132" calcext:value-type="float">
            <text:p>5.6121</text:p>
          </table:table-cell>
          <table:table-cell table:formula="of:=[.A49]*[.C49]" office:value-type="float" office:value="111.754763516874" calcext:value-type="float">
            <text:p>111.7548</text:p>
          </table:table-cell>
          <table:table-cell/>
        </table:table-row>
        <table:table-row table:style-name="ro1">
          <table:table-cell office:value-type="float" office:value="48.174" calcext:value-type="float">
            <text:p>48.174</text:p>
          </table:table-cell>
          <table:table-cell office:value-type="float" office:value="10.6606" calcext:value-type="float">
            <text:p>10.6606</text:p>
          </table:table-cell>
          <table:table-cell table:formula="of:=LOG([.B50]; EXP(1))" office:value-type="float" office:value="2.36655470233198" calcext:value-type="float">
            <text:p>2.367</text:p>
          </table:table-cell>
          <table:table-cell table:formula="of:=[.A50]*[.A50]" office:value-type="float" office:value="2320.734276" calcext:value-type="float">
            <text:p>2320.734</text:p>
          </table:table-cell>
          <table:table-cell table:formula="of:=[.C50]*[.C50]" office:value-type="float" office:value="5.60058115912962" calcext:value-type="float">
            <text:p>5.6006</text:p>
          </table:table-cell>
          <table:table-cell table:formula="of:=[.A50]*[.C50]" office:value-type="float" office:value="114.006406230141" calcext:value-type="float">
            <text:p>114.0064</text:p>
          </table:table-cell>
          <table:table-cell/>
        </table:table-row>
        <table:table-row table:style-name="ro1">
          <table:table-cell office:value-type="float" office:value="49.175" calcext:value-type="float">
            <text:p>49.175</text:p>
          </table:table-cell>
          <table:table-cell office:value-type="float" office:value="10.6335" calcext:value-type="float">
            <text:p>10.6335</text:p>
          </table:table-cell>
          <table:table-cell table:formula="of:=LOG([.B51]; EXP(1))" office:value-type="float" office:value="2.36400939498104" calcext:value-type="float">
            <text:p>2.364</text:p>
          </table:table-cell>
          <table:table-cell table:formula="of:=[.A51]*[.A51]" office:value-type="float" office:value="2418.180625" calcext:value-type="float">
            <text:p>2418.181</text:p>
          </table:table-cell>
          <table:table-cell table:formula="of:=[.C51]*[.C51]" office:value-type="float" office:value="5.58854041955865" calcext:value-type="float">
            <text:p>5.5885</text:p>
          </table:table-cell>
          <table:table-cell table:formula="of:=[.A51]*[.C51]" office:value-type="float" office:value="116.250161998193" calcext:value-type="float">
            <text:p>116.2502</text:p>
          </table:table-cell>
          <table:table-cell/>
        </table:table-row>
        <table:table-row table:style-name="ro1">
          <table:table-cell office:value-type="float" office:value="50.175" calcext:value-type="float">
            <text:p>50.175</text:p>
          </table:table-cell>
          <table:table-cell office:value-type="float" office:value="10.6076" calcext:value-type="float">
            <text:p>10.6076</text:p>
          </table:table-cell>
          <table:table-cell table:formula="of:=LOG([.B52]; EXP(1))" office:value-type="float" office:value="2.36157072534192" calcext:value-type="float">
            <text:p>2.362</text:p>
          </table:table-cell>
          <table:table-cell table:formula="of:=[.A52]*[.A52]" office:value-type="float" office:value="2517.530625" calcext:value-type="float">
            <text:p>2517.531</text:p>
          </table:table-cell>
          <table:table-cell table:formula="of:=[.C52]*[.C52]" office:value-type="float" office:value="5.57701629079195" calcext:value-type="float">
            <text:p>5.5770</text:p>
          </table:table-cell>
          <table:table-cell table:formula="of:=[.A52]*[.C52]" office:value-type="float" office:value="118.491811144031" calcext:value-type="float">
            <text:p>118.4918</text:p>
          </table:table-cell>
          <table:table-cell/>
        </table:table-row>
        <table:table-row table:style-name="ro1">
          <table:table-cell office:value-type="float" office:value="51.174" calcext:value-type="float">
            <text:p>51.174</text:p>
          </table:table-cell>
          <table:table-cell office:value-type="float" office:value="10.5816" calcext:value-type="float">
            <text:p>10.5816</text:p>
          </table:table-cell>
          <table:table-cell table:formula="of:=LOG([.B53]; EXP(1))" office:value-type="float" office:value="2.3591166437297" calcext:value-type="float">
            <text:p>2.359</text:p>
          </table:table-cell>
          <table:table-cell table:formula="of:=[.A53]*[.A53]" office:value-type="float" office:value="2618.778276" calcext:value-type="float">
            <text:p>2618.778</text:p>
          </table:table-cell>
          <table:table-cell table:formula="of:=[.C53]*[.C53]" office:value-type="float" office:value="5.56543133872249" calcext:value-type="float">
            <text:p>5.5654</text:p>
          </table:table-cell>
          <table:table-cell table:formula="of:=[.A53]*[.C53]" office:value-type="float" office:value="120.725435126224" calcext:value-type="float">
            <text:p>120.7254</text:p>
          </table:table-cell>
          <table:table-cell/>
        </table:table-row>
        <table:table-row table:style-name="ro1">
          <table:table-cell office:value-type="float" office:value="52.173" calcext:value-type="float">
            <text:p>52.173</text:p>
          </table:table-cell>
          <table:table-cell office:value-type="float" office:value="10.5554" calcext:value-type="float">
            <text:p>10.5554</text:p>
          </table:table-cell>
          <table:table-cell table:formula="of:=LOG([.B54]; EXP(1))" office:value-type="float" office:value="2.35663757731363" calcext:value-type="float">
            <text:p>2.357</text:p>
          </table:table-cell>
          <table:table-cell table:formula="of:=[.A54]*[.A54]" office:value-type="float" office:value="2722.021929" calcext:value-type="float">
            <text:p>2722.022</text:p>
          </table:table-cell>
          <table:table-cell table:formula="of:=[.C54]*[.C54]" office:value-type="float" office:value="5.55374067080665" calcext:value-type="float">
            <text:p>5.5537</text:p>
          </table:table-cell>
          <table:table-cell table:formula="of:=[.A54]*[.C54]" office:value-type="float" office:value="122.952852321184" calcext:value-type="float">
            <text:p>122.9529</text:p>
          </table:table-cell>
          <table:table-cell/>
        </table:table-row>
        <table:table-row table:style-name="ro1">
          <table:table-cell office:value-type="float" office:value="53.173" calcext:value-type="float">
            <text:p>53.173</text:p>
          </table:table-cell>
          <table:table-cell office:value-type="float" office:value="10.5285" calcext:value-type="float">
            <text:p>10.5285</text:p>
          </table:table-cell>
          <table:table-cell table:formula="of:=LOG([.B55]; EXP(1))" office:value-type="float" office:value="2.35408586585645" calcext:value-type="float">
            <text:p>2.354</text:p>
          </table:table-cell>
          <table:table-cell table:formula="of:=[.A55]*[.A55]" office:value-type="float" office:value="2827.367929" calcext:value-type="float">
            <text:p>2827.368</text:p>
          </table:table-cell>
          <table:table-cell table:formula="of:=[.C55]*[.C55]" office:value-type="float" office:value="5.54172026382511" calcext:value-type="float">
            <text:p>5.5417</text:p>
          </table:table-cell>
          <table:table-cell table:formula="of:=[.A55]*[.C55]" office:value-type="float" office:value="125.173807745185" calcext:value-type="float">
            <text:p>125.1738</text:p>
          </table:table-cell>
          <table:table-cell/>
        </table:table-row>
        <table:table-row table:style-name="ro1">
          <table:table-cell office:value-type="float" office:value="54.174" calcext:value-type="float">
            <text:p>54.174</text:p>
          </table:table-cell>
          <table:table-cell office:value-type="float" office:value="10.5022" calcext:value-type="float">
            <text:p>10.5022</text:p>
          </table:table-cell>
          <table:table-cell table:formula="of:=LOG([.B56]; EXP(1))" office:value-type="float" office:value="2.35158475902595" calcext:value-type="float">
            <text:p>2.352</text:p>
          </table:table-cell>
          <table:table-cell table:formula="of:=[.A56]*[.A56]" office:value-type="float" office:value="2934.822276" calcext:value-type="float">
            <text:p>2934.822</text:p>
          </table:table-cell>
          <table:table-cell table:formula="of:=[.C56]*[.C56]" office:value-type="float" office:value="5.52995087888315" calcext:value-type="float">
            <text:p>5.5300</text:p>
          </table:table-cell>
          <table:table-cell table:formula="of:=[.A56]*[.C56]" office:value-type="float" office:value="127.394752735472" calcext:value-type="float">
            <text:p>127.3948</text:p>
          </table:table-cell>
          <table:table-cell/>
        </table:table-row>
        <table:table-row table:style-name="ro1">
          <table:table-cell office:value-type="float" office:value="55.173" calcext:value-type="float">
            <text:p>55.173</text:p>
          </table:table-cell>
          <table:table-cell office:value-type="float" office:value="10.4772" calcext:value-type="float">
            <text:p>10.4772</text:p>
          </table:table-cell>
          <table:table-cell table:formula="of:=LOG([.B57]; EXP(1))" office:value-type="float" office:value="2.34920146762263" calcext:value-type="float">
            <text:p>2.349</text:p>
          </table:table-cell>
          <table:table-cell table:formula="of:=[.A57]*[.A57]" office:value-type="float" office:value="3044.059929" calcext:value-type="float">
            <text:p>3044.060</text:p>
          </table:table-cell>
          <table:table-cell table:formula="of:=[.C57]*[.C57]" office:value-type="float" office:value="5.5187475354803" calcext:value-type="float">
            <text:p>5.5187</text:p>
          </table:table-cell>
          <table:table-cell table:formula="of:=[.A57]*[.C57]" office:value-type="float" office:value="129.612492573143" calcext:value-type="float">
            <text:p>129.6125</text:p>
          </table:table-cell>
          <table:table-cell/>
        </table:table-row>
        <table:table-row table:style-name="ro1">
          <table:table-cell office:value-type="float" office:value="56.173" calcext:value-type="float">
            <text:p>56.173</text:p>
          </table:table-cell>
          <table:table-cell office:value-type="float" office:value="10.4518" calcext:value-type="float">
            <text:p>10.4518</text:p>
          </table:table-cell>
          <table:table-cell table:formula="of:=LOG([.B58]; EXP(1))" office:value-type="float" office:value="2.34677421238153" calcext:value-type="float">
            <text:p>2.347</text:p>
          </table:table-cell>
          <table:table-cell table:formula="of:=[.A58]*[.A58]" office:value-type="float" office:value="3155.405929" calcext:value-type="float">
            <text:p>3155.406</text:p>
          </table:table-cell>
          <table:table-cell table:formula="of:=[.C58]*[.C58]" office:value-type="float" office:value="5.50734920389893" calcext:value-type="float">
            <text:p>5.5073</text:p>
          </table:table-cell>
          <table:table-cell table:formula="of:=[.A58]*[.C58]" office:value-type="float" office:value="131.825347832107" calcext:value-type="float">
            <text:p>131.8253</text:p>
          </table:table-cell>
          <table:table-cell/>
        </table:table-row>
        <table:table-row table:style-name="ro1">
          <table:table-cell office:value-type="float" office:value="57.173" calcext:value-type="float">
            <text:p>57.173</text:p>
          </table:table-cell>
          <table:table-cell office:value-type="float" office:value="10.4247" calcext:value-type="float">
            <text:p>10.4247</text:p>
          </table:table-cell>
          <table:table-cell table:formula="of:=LOG([.B59]; EXP(1))" office:value-type="float" office:value="2.34417799029238" calcext:value-type="float">
            <text:p>2.344</text:p>
          </table:table-cell>
          <table:table-cell table:formula="of:=[.A59]*[.A59]" office:value-type="float" office:value="3268.751929" calcext:value-type="float">
            <text:p>3268.752</text:p>
          </table:table-cell>
          <table:table-cell table:formula="of:=[.C59]*[.C59]" office:value-type="float" office:value="5.49517045017123" calcext:value-type="float">
            <text:p>5.4952</text:p>
          </table:table-cell>
          <table:table-cell table:formula="of:=[.A59]*[.C59]" office:value-type="float" office:value="134.023688238986" calcext:value-type="float">
            <text:p>134.0237</text:p>
          </table:table-cell>
          <table:table-cell/>
        </table:table-row>
        <table:table-row table:style-name="ro1">
          <table:table-cell office:value-type="float" office:value="58.174" calcext:value-type="float">
            <text:p>58.174</text:p>
          </table:table-cell>
          <table:table-cell office:value-type="float" office:value="10.3993" calcext:value-type="float">
            <text:p>10.3993</text:p>
          </table:table-cell>
          <table:table-cell table:formula="of:=LOG([.B60]; EXP(1))" office:value-type="float" office:value="2.34173849618975" calcext:value-type="float">
            <text:p>2.342</text:p>
          </table:table-cell>
          <table:table-cell table:formula="of:=[.A60]*[.A60]" office:value-type="float" office:value="3384.214276" calcext:value-type="float">
            <text:p>3384.214</text:p>
          </table:table-cell>
          <table:table-cell table:formula="of:=[.C60]*[.C60]" office:value-type="float" office:value="5.48373918453706" calcext:value-type="float">
            <text:p>5.4837</text:p>
          </table:table-cell>
          <table:table-cell table:formula="of:=[.A60]*[.C60]" office:value-type="float" office:value="136.228295277343" calcext:value-type="float">
            <text:p>136.2283</text:p>
          </table:table-cell>
          <table:table-cell/>
        </table:table-row>
        <table:table-row table:style-name="ro1">
          <table:table-cell office:value-type="float" office:value="59.173" calcext:value-type="float">
            <text:p>59.173</text:p>
          </table:table-cell>
          <table:table-cell office:value-type="float" office:value="10.3742" calcext:value-type="float">
            <text:p>10.3742</text:p>
          </table:table-cell>
          <table:table-cell table:formula="of:=LOG([.B61]; EXP(1))" office:value-type="float" office:value="2.33932195471002" calcext:value-type="float">
            <text:p>2.339</text:p>
          </table:table-cell>
          <table:table-cell table:formula="of:=[.A61]*[.A61]" office:value-type="float" office:value="3501.443929" calcext:value-type="float">
            <text:p>3501.444</text:p>
          </table:table-cell>
          <table:table-cell table:formula="of:=[.C61]*[.C61]" office:value-type="float" office:value="5.4724272077883" calcext:value-type="float">
            <text:p>5.4724</text:p>
          </table:table-cell>
          <table:table-cell table:formula="of:=[.A61]*[.C61]" office:value-type="float" office:value="138.424698026056" calcext:value-type="float">
            <text:p>138.4247</text:p>
          </table:table-cell>
          <table:table-cell/>
        </table:table-row>
        <table:table-row table:style-name="ro1">
          <table:table-cell office:value-type="float" office:value="60.174" calcext:value-type="float">
            <text:p>60.174</text:p>
          </table:table-cell>
          <table:table-cell office:value-type="float" office:value="10.3497" calcext:value-type="float">
            <text:p>10.3497</text:p>
          </table:table-cell>
          <table:table-cell table:formula="of:=LOG([.B62]; EXP(1))" office:value-type="float" office:value="2.33695753378404" calcext:value-type="float">
            <text:p>2.337</text:p>
          </table:table-cell>
          <table:table-cell table:formula="of:=[.A62]*[.A62]" office:value-type="float" office:value="3620.910276" calcext:value-type="float">
            <text:p>3620.910</text:p>
          </table:table-cell>
          <table:table-cell table:formula="of:=[.C62]*[.C62]" office:value-type="float" office:value="5.46137051471" calcext:value-type="float">
            <text:p>5.4614</text:p>
          </table:table-cell>
          <table:table-cell table:formula="of:=[.A62]*[.C62]" office:value-type="float" office:value="140.624082637921" calcext:value-type="float">
            <text:p>140.6241</text:p>
          </table:table-cell>
          <table:table-cell/>
        </table:table-row>
        <table:table-row table:style-name="ro1">
          <table:table-cell office:value-type="float" office:value="61.173" calcext:value-type="float">
            <text:p>61.173</text:p>
          </table:table-cell>
          <table:table-cell office:value-type="float" office:value="10.3239" calcext:value-type="float">
            <text:p>10.3239</text:p>
          </table:table-cell>
          <table:table-cell table:formula="of:=LOG([.B63]; EXP(1))" office:value-type="float" office:value="2.3344615956413" calcext:value-type="float">
            <text:p>2.334</text:p>
          </table:table-cell>
          <table:table-cell table:formula="of:=[.A63]*[.A63]" office:value-type="float" office:value="3742.135929" calcext:value-type="float">
            <text:p>3742.136</text:p>
          </table:table-cell>
          <table:table-cell table:formula="of:=[.C63]*[.C63]" office:value-type="float" office:value="5.44971094152415" calcext:value-type="float">
            <text:p>5.4497</text:p>
          </table:table-cell>
          <table:table-cell table:formula="of:=[.A63]*[.C63]" office:value-type="float" office:value="142.806019190166" calcext:value-type="float">
            <text:p>142.8060</text:p>
          </table:table-cell>
          <table:table-cell/>
        </table:table-row>
        <table:table-row table:style-name="ro1">
          <table:table-cell office:value-type="float" office:value="62.173" calcext:value-type="float">
            <text:p>62.173</text:p>
          </table:table-cell>
          <table:table-cell office:value-type="float" office:value="10.2983" calcext:value-type="float">
            <text:p>10.2983</text:p>
          </table:table-cell>
          <table:table-cell table:formula="of:=LOG([.B64]; EXP(1))" office:value-type="float" office:value="2.33197883306989" calcext:value-type="float">
            <text:p>2.332</text:p>
          </table:table-cell>
          <table:table-cell table:formula="of:=[.A64]*[.A64]" office:value-type="float" office:value="3865.481929" calcext:value-type="float">
            <text:p>3865.482</text:p>
          </table:table-cell>
          <table:table-cell table:formula="of:=[.C64]*[.C64]" office:value-type="float" office:value="5.43812527788601" calcext:value-type="float">
            <text:p>5.4381</text:p>
          </table:table-cell>
          <table:table-cell table:formula="of:=[.A64]*[.C64]" office:value-type="float" office:value="144.986119988454" calcext:value-type="float">
            <text:p>144.9861</text:p>
          </table:table-cell>
          <table:table-cell/>
        </table:table-row>
        <table:table-row table:style-name="ro1">
          <table:table-cell office:value-type="float" office:value="63.173" calcext:value-type="float">
            <text:p>63.173</text:p>
          </table:table-cell>
          <table:table-cell office:value-type="float" office:value="10.2733" calcext:value-type="float">
            <text:p>10.2733</text:p>
          </table:table-cell>
          <table:table-cell table:formula="of:=LOG([.B65]; EXP(1))" office:value-type="float" office:value="2.32954829657226" calcext:value-type="float">
            <text:p>2.330</text:p>
          </table:table-cell>
          <table:table-cell table:formula="of:=[.A65]*[.A65]" office:value-type="float" office:value="3990.827929" calcext:value-type="float">
            <text:p>3990.828</text:p>
          </table:table-cell>
          <table:table-cell table:formula="of:=[.C65]*[.C65]" office:value-type="float" office:value="5.42679526606273" calcext:value-type="float">
            <text:p>5.4268</text:p>
          </table:table-cell>
          <table:table-cell table:formula="of:=[.A65]*[.C65]" office:value-type="float" office:value="147.16455453936" calcext:value-type="float">
            <text:p>147.1646</text:p>
          </table:table-cell>
          <table:table-cell/>
        </table:table-row>
        <table:table-row table:style-name="ro1">
          <table:table-cell office:value-type="float" office:value="64.173" calcext:value-type="float">
            <text:p>64.173</text:p>
          </table:table-cell>
          <table:table-cell office:value-type="float" office:value="10.2481" calcext:value-type="float">
            <text:p>10.2481</text:p>
          </table:table-cell>
          <table:table-cell table:formula="of:=LOG([.B66]; EXP(1))" office:value-type="float" office:value="2.32709232254839" calcext:value-type="float">
            <text:p>2.327</text:p>
          </table:table-cell>
          <table:table-cell table:formula="of:=[.A66]*[.A66]" office:value-type="float" office:value="4118.173929" calcext:value-type="float">
            <text:p>4118.174</text:p>
          </table:table-cell>
          <table:table-cell table:formula="of:=[.C66]*[.C66]" office:value-type="float" office:value="5.41535867766364" calcext:value-type="float">
            <text:p>5.4154</text:p>
          </table:table-cell>
          <table:table-cell table:formula="of:=[.A66]*[.C66]" office:value-type="float" office:value="149.336495614898" calcext:value-type="float">
            <text:p>149.3365</text:p>
          </table:table-cell>
          <table:table-cell/>
        </table:table-row>
        <table:table-row table:style-name="ro1">
          <table:table-cell office:value-type="float" office:value="65.173" calcext:value-type="float">
            <text:p>65.173</text:p>
          </table:table-cell>
          <table:table-cell office:value-type="float" office:value="10.2233" calcext:value-type="float">
            <text:p>10.2233</text:p>
          </table:table-cell>
          <table:table-cell table:formula="of:=LOG([.B67]; EXP(1))" office:value-type="float" office:value="2.32466942893757" calcext:value-type="float">
            <text:p>2.325</text:p>
          </table:table-cell>
          <table:table-cell table:formula="of:=[.A67]*[.A67]" office:value-type="float" office:value="4247.519929" calcext:value-type="float">
            <text:p>4247.520</text:p>
          </table:table-cell>
          <table:table-cell table:formula="of:=[.C67]*[.C67]" office:value-type="float" office:value="5.40408795383694" calcext:value-type="float">
            <text:p>5.4041</text:p>
          </table:table-cell>
          <table:table-cell table:formula="of:=[.A67]*[.C67]" office:value-type="float" office:value="151.505680692148" calcext:value-type="float">
            <text:p>151.5057</text:p>
          </table:table-cell>
          <table:table-cell/>
        </table:table-row>
        <table:table-row table:style-name="ro1">
          <table:table-cell office:value-type="float" office:value="66.174" calcext:value-type="float">
            <text:p>66.174</text:p>
          </table:table-cell>
          <table:table-cell office:value-type="float" office:value="10.1975" calcext:value-type="float">
            <text:p>10.1975</text:p>
          </table:table-cell>
          <table:table-cell table:formula="of:=LOG([.B68]; EXP(1))" office:value-type="float" office:value="2.32214259220958" calcext:value-type="float">
            <text:p>2.322</text:p>
          </table:table-cell>
          <table:table-cell table:formula="of:=[.A68]*[.A68]" office:value-type="float" office:value="4378.998276" calcext:value-type="float">
            <text:p>4378.998</text:p>
          </table:table-cell>
          <table:table-cell table:formula="of:=[.C68]*[.C68]" office:value-type="float" office:value="5.39234621855381" calcext:value-type="float">
            <text:p>5.3923</text:p>
          </table:table-cell>
          <table:table-cell table:formula="of:=[.A68]*[.C68]" office:value-type="float" office:value="153.665463896877" calcext:value-type="float">
            <text:p>153.6655</text:p>
          </table:table-cell>
          <table:table-cell/>
        </table:table-row>
        <table:table-row table:style-name="ro1">
          <table:table-cell office:value-type="float" office:value="67.173" calcext:value-type="float">
            <text:p>67.173</text:p>
          </table:table-cell>
          <table:table-cell office:value-type="float" office:value="10.1739" calcext:value-type="float">
            <text:p>10.1739</text:p>
          </table:table-cell>
          <table:table-cell table:formula="of:=LOG([.B69]; EXP(1))" office:value-type="float" office:value="2.31982561737645" calcext:value-type="float">
            <text:p>2.320</text:p>
          </table:table-cell>
          <table:table-cell table:formula="of:=[.A69]*[.A69]" office:value-type="float" office:value="4512.211929" calcext:value-type="float">
            <text:p>4512.212</text:p>
          </table:table-cell>
          <table:table-cell table:formula="of:=[.C69]*[.C69]" office:value-type="float" office:value="5.38159089503602" calcext:value-type="float">
            <text:p>5.3816</text:p>
          </table:table-cell>
          <table:table-cell table:formula="of:=[.A69]*[.C69]" office:value-type="float" office:value="155.829646196028" calcext:value-type="float">
            <text:p>155.8296</text:p>
          </table:table-cell>
          <table:table-cell/>
        </table:table-row>
        <table:table-row table:style-name="ro1">
          <table:table-cell office:value-type="float" office:value="68.174" calcext:value-type="float">
            <text:p>68.174</text:p>
          </table:table-cell>
          <table:table-cell office:value-type="float" office:value="10.1485" calcext:value-type="float">
            <text:p>10.1485</text:p>
          </table:table-cell>
          <table:table-cell table:formula="of:=LOG([.B70]; EXP(1))" office:value-type="float" office:value="2.31732591131554" calcext:value-type="float">
            <text:p>2.317</text:p>
          </table:table-cell>
          <table:table-cell table:formula="of:=[.A70]*[.A70]" office:value-type="float" office:value="4647.694276" calcext:value-type="float">
            <text:p>4647.694</text:p>
          </table:table-cell>
          <table:table-cell table:formula="of:=[.C70]*[.C70]" office:value-type="float" office:value="5.36999937925442" calcext:value-type="float">
            <text:p>5.3700</text:p>
          </table:table-cell>
          <table:table-cell table:formula="of:=[.A70]*[.C70]" office:value-type="float" office:value="157.981376678026" calcext:value-type="float">
            <text:p>157.9814</text:p>
          </table:table-cell>
          <table:table-cell/>
        </table:table-row>
        <table:table-row table:style-name="ro1">
          <table:table-cell office:value-type="float" office:value="69.173" calcext:value-type="float">
            <text:p>69.173</text:p>
          </table:table-cell>
          <table:table-cell office:value-type="float" office:value="10.124" calcext:value-type="float">
            <text:p>10.124</text:p>
          </table:table-cell>
          <table:table-cell table:formula="of:=LOG([.B71]; EXP(1))" office:value-type="float" office:value="2.31490884268288" calcext:value-type="float">
            <text:p>2.315</text:p>
          </table:table-cell>
          <table:table-cell table:formula="of:=[.A71]*[.A71]" office:value-type="float" office:value="4784.903929" calcext:value-type="float">
            <text:p>4784.904</text:p>
          </table:table-cell>
          <table:table-cell table:formula="of:=[.C71]*[.C71]" office:value-type="float" office:value="5.35880294993138" calcext:value-type="float">
            <text:p>5.3588</text:p>
          </table:table-cell>
          <table:table-cell table:formula="of:=[.A71]*[.C71]" office:value-type="float" office:value="160.129189374903" calcext:value-type="float">
            <text:p>160.1292</text:p>
          </table:table-cell>
          <table:table-cell/>
        </table:table-row>
        <table:table-row table:style-name="ro1">
          <table:table-cell office:value-type="float" office:value="70.173" calcext:value-type="float">
            <text:p>70.173</text:p>
          </table:table-cell>
          <table:table-cell office:value-type="float" office:value="10.0991" calcext:value-type="float">
            <text:p>10.0991</text:p>
          </table:table-cell>
          <table:table-cell table:formula="of:=LOG([.B72]; EXP(1))" office:value-type="float" office:value="2.31244631096589" calcext:value-type="float">
            <text:p>2.312</text:p>
          </table:table-cell>
          <table:table-cell table:formula="of:=[.A72]*[.A72]" office:value-type="float" office:value="4924.249929" calcext:value-type="float">
            <text:p>4924.250</text:p>
          </table:table-cell>
          <table:table-cell table:formula="of:=[.C72]*[.C72]" office:value-type="float" office:value="5.34740794109974" calcext:value-type="float">
            <text:p>5.3474</text:p>
          </table:table-cell>
          <table:table-cell table:formula="of:=[.A72]*[.C72]" office:value-type="float" office:value="162.271294979409" calcext:value-type="float">
            <text:p>162.2713</text:p>
          </table:table-cell>
          <table:table-cell/>
        </table:table-row>
        <table:table-row table:style-name="ro1">
          <table:table-cell office:value-type="float" office:value="71.173" calcext:value-type="float">
            <text:p>71.173</text:p>
          </table:table-cell>
          <table:table-cell office:value-type="float" office:value="10.0756" calcext:value-type="float">
            <text:p>10.0756</text:p>
          </table:table-cell>
          <table:table-cell table:formula="of:=LOG([.B73]; EXP(1))" office:value-type="float" office:value="2.31011665940939" calcext:value-type="float">
            <text:p>2.310</text:p>
          </table:table-cell>
          <table:table-cell table:formula="of:=[.A73]*[.A73]" office:value-type="float" office:value="5065.595929" calcext:value-type="float">
            <text:p>5065.596</text:p>
          </table:table-cell>
          <table:table-cell table:formula="of:=[.C73]*[.C73]" office:value-type="float" office:value="5.33663898008081" calcext:value-type="float">
            <text:p>5.3366</text:p>
          </table:table-cell>
          <table:table-cell table:formula="of:=[.A73]*[.C73]" office:value-type="float" office:value="164.417933000145" calcext:value-type="float">
            <text:p>164.4179</text:p>
          </table:table-cell>
          <table:table-cell/>
        </table:table-row>
        <table:table-row table:style-name="ro1">
          <table:table-cell office:value-type="float" office:value="72.173" calcext:value-type="float">
            <text:p>72.173</text:p>
          </table:table-cell>
          <table:table-cell office:value-type="float" office:value="10.0505" calcext:value-type="float">
            <text:p>10.0505</text:p>
          </table:table-cell>
          <table:table-cell table:formula="of:=LOG([.B74]; EXP(1))" office:value-type="float" office:value="2.30762238451131" calcext:value-type="float">
            <text:p>2.308</text:p>
          </table:table-cell>
          <table:table-cell table:formula="of:=[.A74]*[.A74]" office:value-type="float" office:value="5208.941929" calcext:value-type="float">
            <text:p>5208.942</text:p>
          </table:table-cell>
          <table:table-cell table:formula="of:=[.C74]*[.C74]" office:value-type="float" office:value="5.32512106949768" calcext:value-type="float">
            <text:p>5.3251</text:p>
          </table:table-cell>
          <table:table-cell table:formula="of:=[.A74]*[.C74]" office:value-type="float" office:value="166.548030357335" calcext:value-type="float">
            <text:p>166.5480</text:p>
          </table:table-cell>
          <table:table-cell/>
        </table:table-row>
        <table:table-row table:style-name="ro1">
          <table:table-cell office:value-type="float" office:value="73.174" calcext:value-type="float">
            <text:p>73.174</text:p>
          </table:table-cell>
          <table:table-cell office:value-type="float" office:value="10.0259" calcext:value-type="float">
            <text:p>10.0259</text:p>
          </table:table-cell>
          <table:table-cell table:formula="of:=LOG([.B75]; EXP(1))" office:value-type="float" office:value="2.30517174472415" calcext:value-type="float">
            <text:p>2.305</text:p>
          </table:table-cell>
          <table:table-cell table:formula="of:=[.A75]*[.A75]" office:value-type="float" office:value="5354.434276" calcext:value-type="float">
            <text:p>5354.434</text:p>
          </table:table-cell>
          <table:table-cell table:formula="of:=[.C75]*[.C75]" office:value-type="float" office:value="5.31381677267456" calcext:value-type="float">
            <text:p>5.3138</text:p>
          </table:table-cell>
          <table:table-cell table:formula="of:=[.A75]*[.C75]" office:value-type="float" office:value="168.678637248445" calcext:value-type="float">
            <text:p>168.6786</text:p>
          </table:table-cell>
          <table:table-cell/>
        </table:table-row>
        <table:table-row table:style-name="ro1">
          <table:table-cell office:value-type="float" office:value="74.173" calcext:value-type="float">
            <text:p>74.173</text:p>
          </table:table-cell>
          <table:table-cell office:value-type="float" office:value="10.0022" calcext:value-type="float">
            <text:p>10.0022</text:p>
          </table:table-cell>
          <table:table-cell table:formula="of:=LOG([.B76]; EXP(1))" office:value-type="float" office:value="2.30280506879759" calcext:value-type="float">
            <text:p>2.303</text:p>
          </table:table-cell>
          <table:table-cell table:formula="of:=[.A76]*[.A76]" office:value-type="float" office:value="5501.633929" calcext:value-type="float">
            <text:p>5501.634</text:p>
          </table:table-cell>
          <table:table-cell table:formula="of:=[.C76]*[.C76]" office:value-type="float" office:value="5.30291118487989" calcext:value-type="float">
            <text:p>5.3029</text:p>
          </table:table-cell>
          <table:table-cell table:formula="of:=[.A76]*[.C76]" office:value-type="float" office:value="170.805960367924" calcext:value-type="float">
            <text:p>170.8060</text:p>
          </table:table-cell>
          <table:table-cell/>
        </table:table-row>
        <table:table-row table:style-name="ro1">
          <table:table-cell office:value-type="float" office:value="75.174" calcext:value-type="float">
            <text:p>75.174</text:p>
          </table:table-cell>
          <table:table-cell office:value-type="float" office:value="9.9772" calcext:value-type="float">
            <text:p>9.9772</text:p>
          </table:table-cell>
          <table:table-cell table:formula="of:=LOG([.B77]; EXP(1))" office:value-type="float" office:value="2.30030248983649" calcext:value-type="float">
            <text:p>2.300</text:p>
          </table:table-cell>
          <table:table-cell table:formula="of:=[.A77]*[.A77]" office:value-type="float" office:value="5651.130276" calcext:value-type="float">
            <text:p>5651.130</text:p>
          </table:table-cell>
          <table:table-cell table:formula="of:=[.C77]*[.C77]" office:value-type="float" office:value="5.29139154474797" calcext:value-type="float">
            <text:p>5.2914</text:p>
          </table:table-cell>
          <table:table-cell table:formula="of:=[.A77]*[.C77]" office:value-type="float" office:value="172.922939370969" calcext:value-type="float">
            <text:p>172.9229</text:p>
          </table:table-cell>
          <table:table-cell/>
        </table:table-row>
        <table:table-row table:style-name="ro1">
          <table:table-cell office:value-type="float" office:value="76.174" calcext:value-type="float">
            <text:p>76.174</text:p>
          </table:table-cell>
          <table:table-cell office:value-type="float" office:value="9.9533" calcext:value-type="float">
            <text:p>9.9533</text:p>
          </table:table-cell>
          <table:table-cell table:formula="of:=LOG([.B78]; EXP(1))" office:value-type="float" office:value="2.29790415447551" calcext:value-type="float">
            <text:p>2.298</text:p>
          </table:table-cell>
          <table:table-cell table:formula="of:=[.A78]*[.A78]" office:value-type="float" office:value="5802.478276" calcext:value-type="float">
            <text:p>5802.478</text:p>
          </table:table-cell>
          <table:table-cell table:formula="of:=[.C78]*[.C78]" office:value-type="float" office:value="5.28036350315579" calcext:value-type="float">
            <text:p>5.2804</text:p>
          </table:table-cell>
          <table:table-cell table:formula="of:=[.A78]*[.C78]" office:value-type="float" office:value="175.040551063017" calcext:value-type="float">
            <text:p>175.0406</text:p>
          </table:table-cell>
          <table:table-cell/>
        </table:table-row>
        <table:table-row table:style-name="ro1">
          <table:table-cell office:value-type="float" office:value="77.175" calcext:value-type="float">
            <text:p>77.175</text:p>
          </table:table-cell>
          <table:table-cell office:value-type="float" office:value="9.9287" calcext:value-type="float">
            <text:p>9.9287</text:p>
          </table:table-cell>
          <table:table-cell table:formula="of:=LOG([.B79]; EXP(1))" office:value-type="float" office:value="2.29542955307187" calcext:value-type="float">
            <text:p>2.295</text:p>
          </table:table-cell>
          <table:table-cell table:formula="of:=[.A79]*[.A79]" office:value-type="float" office:value="5955.980625" calcext:value-type="float">
            <text:p>5955.981</text:p>
          </table:table-cell>
          <table:table-cell table:formula="of:=[.C79]*[.C79]" office:value-type="float" office:value="5.26899683311575" calcext:value-type="float">
            <text:p>5.2690</text:p>
          </table:table-cell>
          <table:table-cell table:formula="of:=[.A79]*[.C79]" office:value-type="float" office:value="177.149775758322" calcext:value-type="float">
            <text:p>177.1498</text:p>
          </table:table-cell>
          <table:table-cell/>
        </table:table-row>
        <table:table-row table:style-name="ro1">
          <table:table-cell office:value-type="float" office:value="78.174" calcext:value-type="float">
            <text:p>78.174</text:p>
          </table:table-cell>
          <table:table-cell office:value-type="float" office:value="9.9043" calcext:value-type="float">
            <text:p>9.9043</text:p>
          </table:table-cell>
          <table:table-cell table:formula="of:=LOG([.B80]; EXP(1))" office:value-type="float" office:value="2.29296900627508" calcext:value-type="float">
            <text:p>2.293</text:p>
          </table:table-cell>
          <table:table-cell table:formula="of:=[.A80]*[.A80]" office:value-type="float" office:value="6111.174276" calcext:value-type="float">
            <text:p>6111.174</text:p>
          </table:table-cell>
          <table:table-cell table:formula="of:=[.C80]*[.C80]" office:value-type="float" office:value="5.25770686373814" calcext:value-type="float">
            <text:p>5.2577</text:p>
          </table:table-cell>
          <table:table-cell table:formula="of:=[.A80]*[.C80]" office:value-type="float" office:value="179.250559096548" calcext:value-type="float">
            <text:p>179.2506</text:p>
          </table:table-cell>
          <table:table-cell/>
        </table:table-row>
        <table:table-row table:style-name="ro1">
          <table:table-cell office:value-type="float" office:value="79.174" calcext:value-type="float">
            <text:p>79.174</text:p>
          </table:table-cell>
          <table:table-cell office:value-type="float" office:value="9.88" calcext:value-type="float">
            <text:p>9.88</text:p>
          </table:table-cell>
          <table:table-cell table:formula="of:=LOG([.B81]; EXP(1))" office:value-type="float" office:value="2.29051251175978" calcext:value-type="float">
            <text:p>2.291</text:p>
          </table:table-cell>
          <table:table-cell table:formula="of:=[.A81]*[.A81]" office:value-type="float" office:value="6268.522276" calcext:value-type="float">
            <text:p>6268.522</text:p>
          </table:table-cell>
          <table:table-cell table:formula="of:=[.C81]*[.C81]" office:value-type="float" office:value="5.24644756652808" calcext:value-type="float">
            <text:p>5.2464</text:p>
          </table:table-cell>
          <table:table-cell table:formula="of:=[.A81]*[.C81]" office:value-type="float" office:value="181.349037606069" calcext:value-type="float">
            <text:p>181.3490</text:p>
          </table:table-cell>
          <table:table-cell/>
        </table:table-row>
        <table:table-row table:style-name="ro1">
          <table:table-cell office:value-type="float" office:value="80.174" calcext:value-type="float">
            <text:p>80.174</text:p>
          </table:table-cell>
          <table:table-cell office:value-type="float" office:value="9.8559" calcext:value-type="float">
            <text:p>9.8559</text:p>
          </table:table-cell>
          <table:table-cell table:formula="of:=LOG([.B82]; EXP(1))" office:value-type="float" office:value="2.2880702606358" calcext:value-type="float">
            <text:p>2.288</text:p>
          </table:table-cell>
          <table:table-cell table:formula="of:=[.A82]*[.A82]" office:value-type="float" office:value="6427.870276" calcext:value-type="float">
            <text:p>6427.870</text:p>
          </table:table-cell>
          <table:table-cell table:formula="of:=[.C82]*[.C82]" office:value-type="float" office:value="5.23526551760596" calcext:value-type="float">
            <text:p>5.2353</text:p>
          </table:table-cell>
          <table:table-cell table:formula="of:=[.A82]*[.C82]" office:value-type="float" office:value="183.443745076214" calcext:value-type="float">
            <text:p>183.4437</text:p>
          </table:table-cell>
          <table:table-cell/>
        </table:table-row>
        <table:table-row table:style-name="ro1">
          <table:table-cell office:value-type="float" office:value="81.175" calcext:value-type="float">
            <text:p>81.175</text:p>
          </table:table-cell>
          <table:table-cell office:value-type="float" office:value="9.8318" calcext:value-type="float">
            <text:p>9.8318</text:p>
          </table:table-cell>
          <table:table-cell table:formula="of:=LOG([.B83]; EXP(1))" office:value-type="float" office:value="2.28562203031558" calcext:value-type="float">
            <text:p>2.286</text:p>
          </table:table-cell>
          <table:table-cell table:formula="of:=[.A83]*[.A83]" office:value-type="float" office:value="6589.380625" calcext:value-type="float">
            <text:p>6589.381</text:p>
          </table:table-cell>
          <table:table-cell table:formula="of:=[.C83]*[.C83]" office:value-type="float" office:value="5.22406806546394" calcext:value-type="float">
            <text:p>5.2241</text:p>
          </table:table-cell>
          <table:table-cell table:formula="of:=[.A83]*[.C83]" office:value-type="float" office:value="185.535368310868" calcext:value-type="float">
            <text:p>185.5354</text:p>
          </table:table-cell>
          <table:table-cell/>
        </table:table-row>
        <table:table-row table:style-name="ro1">
          <table:table-cell office:value-type="float" office:value="82.174" calcext:value-type="float">
            <text:p>82.174</text:p>
          </table:table-cell>
          <table:table-cell office:value-type="float" office:value="9.8083" calcext:value-type="float">
            <text:p>9.8083</text:p>
          </table:table-cell>
          <table:table-cell table:formula="of:=LOG([.B84]; EXP(1))" office:value-type="float" office:value="2.28322896600177" calcext:value-type="float">
            <text:p>2.283</text:p>
          </table:table-cell>
          <table:table-cell table:formula="of:=[.A84]*[.A84]" office:value-type="float" office:value="6752.566276" calcext:value-type="float">
            <text:p>6752.566</text:p>
          </table:table-cell>
          <table:table-cell table:formula="of:=[.C84]*[.C84]" office:value-type="float" office:value="5.2131345111895" calcext:value-type="float">
            <text:p>5.2131</text:p>
          </table:table-cell>
          <table:table-cell table:formula="of:=[.A84]*[.C84]" office:value-type="float" office:value="187.622057052229" calcext:value-type="float">
            <text:p>187.6221</text:p>
          </table:table-cell>
          <table:table-cell/>
        </table:table-row>
        <table:table-row table:style-name="ro1">
          <table:table-cell office:value-type="float" office:value="83.174" calcext:value-type="float">
            <text:p>83.174</text:p>
          </table:table-cell>
          <table:table-cell office:value-type="float" office:value="9.7834" calcext:value-type="float">
            <text:p>9.7834</text:p>
          </table:table-cell>
          <table:table-cell table:formula="of:=LOG([.B85]; EXP(1))" office:value-type="float" office:value="2.28068707189283" calcext:value-type="float">
            <text:p>2.281</text:p>
          </table:table-cell>
          <table:table-cell table:formula="of:=[.A85]*[.A85]" office:value-type="float" office:value="6917.914276" calcext:value-type="float">
            <text:p>6917.914</text:p>
          </table:table-cell>
          <table:table-cell table:formula="of:=[.C85]*[.C85]" office:value-type="float" office:value="5.20153351989909" calcext:value-type="float">
            <text:p>5.2015</text:p>
          </table:table-cell>
          <table:table-cell table:formula="of:=[.A85]*[.C85]" office:value-type="float" office:value="189.693866517614" calcext:value-type="float">
            <text:p>189.6939</text:p>
          </table:table-cell>
          <table:table-cell/>
        </table:table-row>
        <table:table-row table:style-name="ro1">
          <table:table-cell office:value-type="float" office:value="84.174" calcext:value-type="float">
            <text:p>84.174</text:p>
          </table:table-cell>
          <table:table-cell office:value-type="float" office:value="9.7604" calcext:value-type="float">
            <text:p>9.7604</text:p>
          </table:table-cell>
          <table:table-cell table:formula="of:=LOG([.B86]; EXP(1))" office:value-type="float" office:value="2.27833338319175" calcext:value-type="float">
            <text:p>2.278</text:p>
          </table:table-cell>
          <table:table-cell table:formula="of:=[.A86]*[.A86]" office:value-type="float" office:value="7085.262276" calcext:value-type="float">
            <text:p>7085.262</text:p>
          </table:table-cell>
          <table:table-cell table:formula="of:=[.C86]*[.C86]" office:value-type="float" office:value="5.19080300496598" calcext:value-type="float">
            <text:p>5.1908</text:p>
          </table:table-cell>
          <table:table-cell table:formula="of:=[.A86]*[.C86]" office:value-type="float" office:value="191.776434196783" calcext:value-type="float">
            <text:p>191.7764</text:p>
          </table:table-cell>
          <table:table-cell/>
        </table:table-row>
        <table:table-row table:style-name="ro1">
          <table:table-cell office:value-type="float" office:value="85.175" calcext:value-type="float">
            <text:p>85.175</text:p>
          </table:table-cell>
          <table:table-cell office:value-type="float" office:value="9.7355" calcext:value-type="float">
            <text:p>9.7355</text:p>
          </table:table-cell>
          <table:table-cell table:formula="of:=LOG([.B87]; EXP(1))" office:value-type="float" office:value="2.27577899857354" calcext:value-type="float">
            <text:p>2.276</text:p>
          </table:table-cell>
          <table:table-cell table:formula="of:=[.A87]*[.A87]" office:value-type="float" office:value="7254.780625" calcext:value-type="float">
            <text:p>7254.781</text:p>
          </table:table-cell>
          <table:table-cell table:formula="of:=[.C87]*[.C87]" office:value-type="float" office:value="5.17917005034838" calcext:value-type="float">
            <text:p>5.1792</text:p>
          </table:table-cell>
          <table:table-cell table:formula="of:=[.A87]*[.C87]" office:value-type="float" office:value="193.839476203501" calcext:value-type="float">
            <text:p>193.8395</text:p>
          </table:table-cell>
          <table:table-cell/>
        </table:table-row>
        <table:table-row table:style-name="ro1">
          <table:table-cell office:value-type="float" office:value="86.175" calcext:value-type="float">
            <text:p>86.175</text:p>
          </table:table-cell>
          <table:table-cell office:value-type="float" office:value="9.7118" calcext:value-type="float">
            <text:p>9.7118</text:p>
          </table:table-cell>
          <table:table-cell table:formula="of:=LOG([.B88]; EXP(1))" office:value-type="float" office:value="2.27334164102438" calcext:value-type="float">
            <text:p>2.273</text:p>
          </table:table-cell>
          <table:table-cell table:formula="of:=[.A88]*[.A88]" office:value-type="float" office:value="7426.130625" calcext:value-type="float">
            <text:p>7426.131</text:p>
          </table:table-cell>
          <table:table-cell table:formula="of:=[.C88]*[.C88]" office:value-type="float" office:value="5.16808221681541" calcext:value-type="float">
            <text:p>5.1681</text:p>
          </table:table-cell>
          <table:table-cell table:formula="of:=[.A88]*[.C88]" office:value-type="float" office:value="195.905215915276" calcext:value-type="float">
            <text:p>195.9052</text:p>
          </table:table-cell>
          <table:table-cell/>
        </table:table-row>
        <table:table-row table:style-name="ro1">
          <table:table-cell office:value-type="float" office:value="87.174" calcext:value-type="float">
            <text:p>87.174</text:p>
          </table:table-cell>
          <table:table-cell office:value-type="float" office:value="9.6888" calcext:value-type="float">
            <text:p>9.6888</text:p>
          </table:table-cell>
          <table:table-cell table:formula="of:=LOG([.B89]; EXP(1))" office:value-type="float" office:value="2.2709705792247" calcext:value-type="float">
            <text:p>2.271</text:p>
          </table:table-cell>
          <table:table-cell table:formula="of:=[.A89]*[.A89]" office:value-type="float" office:value="7599.306276" calcext:value-type="float">
            <text:p>7599.306</text:p>
          </table:table-cell>
          <table:table-cell table:formula="of:=[.C89]*[.C89]" office:value-type="float" office:value="5.15730737170419" calcext:value-type="float">
            <text:p>5.1573</text:p>
          </table:table-cell>
          <table:table-cell table:formula="of:=[.A89]*[.C89]" office:value-type="float" office:value="197.969589273334" calcext:value-type="float">
            <text:p>197.9696</text:p>
          </table:table-cell>
          <table:table-cell/>
        </table:table-row>
        <table:table-row table:style-name="ro1">
          <table:table-cell office:value-type="float" office:value="88.179" calcext:value-type="float">
            <text:p>88.179</text:p>
          </table:table-cell>
          <table:table-cell office:value-type="float" office:value="9.6643" calcext:value-type="float">
            <text:p>9.6643</text:p>
          </table:table-cell>
          <table:table-cell table:formula="of:=LOG([.B90]; EXP(1))" office:value-type="float" office:value="2.26843868375699" calcext:value-type="float">
            <text:p>2.268</text:p>
          </table:table-cell>
          <table:table-cell table:formula="of:=[.A90]*[.A90]" office:value-type="float" office:value="7775.536041" calcext:value-type="float">
            <text:p>7775.536</text:p>
          </table:table-cell>
          <table:table-cell table:formula="of:=[.C90]*[.C90]" office:value-type="float" office:value="5.14581406196515" calcext:value-type="float">
            <text:p>5.1458</text:p>
          </table:table-cell>
          <table:table-cell table:formula="of:=[.A90]*[.C90]" office:value-type="float" office:value="200.028654695008" calcext:value-type="float">
            <text:p>200.0287</text:p>
          </table:table-cell>
          <table:table-cell/>
        </table:table-row>
        <table:table-row table:style-name="ro1">
          <table:table-cell office:value-type="float" office:value="89.174" calcext:value-type="float">
            <text:p>89.174</text:p>
          </table:table-cell>
          <table:table-cell office:value-type="float" office:value="9.642" calcext:value-type="float">
            <text:p>9.642</text:p>
          </table:table-cell>
          <table:table-cell table:formula="of:=LOG([.B91]; EXP(1))" office:value-type="float" office:value="2.26612855598343" calcext:value-type="float">
            <text:p>2.266</text:p>
          </table:table-cell>
          <table:table-cell table:formula="of:=[.A91]*[.A91]" office:value-type="float" office:value="7952.002276" calcext:value-type="float">
            <text:p>7952.002</text:p>
          </table:table-cell>
          <table:table-cell table:formula="of:=[.C91]*[.C91]" office:value-type="float" office:value="5.13533863224355" calcext:value-type="float">
            <text:p>5.1353</text:p>
          </table:table-cell>
          <table:table-cell table:formula="of:=[.A91]*[.C91]" office:value-type="float" office:value="202.079747851266" calcext:value-type="float">
            <text:p>202.0797</text:p>
          </table:table-cell>
          <table:table-cell/>
        </table:table-row>
        <table:table-row table:style-name="ro1">
          <table:table-cell office:value-type="float" office:value="90.174" calcext:value-type="float">
            <text:p>90.174</text:p>
          </table:table-cell>
          <table:table-cell office:value-type="float" office:value="9.6174" calcext:value-type="float">
            <text:p>9.6174</text:p>
          </table:table-cell>
          <table:table-cell table:formula="of:=LOG([.B92]; EXP(1))" office:value-type="float" office:value="2.26357395787775" calcext:value-type="float">
            <text:p>2.264</text:p>
          </table:table-cell>
          <table:table-cell table:formula="of:=[.A92]*[.A92]" office:value-type="float" office:value="8131.350276" calcext:value-type="float">
            <text:p>8131.350</text:p>
          </table:table-cell>
          <table:table-cell table:formula="of:=[.C92]*[.C92]" office:value-type="float" office:value="5.12376706278236" calcext:value-type="float">
            <text:p>5.1238</text:p>
          </table:table-cell>
          <table:table-cell table:formula="of:=[.A92]*[.C92]" office:value-type="float" office:value="204.115518077669" calcext:value-type="float">
            <text:p>204.1155</text:p>
          </table:table-cell>
          <table:table-cell/>
        </table:table-row>
        <table:table-row table:style-name="ro1">
          <table:table-cell office:value-type="float" office:value="91.174" calcext:value-type="float">
            <text:p>91.174</text:p>
          </table:table-cell>
          <table:table-cell office:value-type="float" office:value="9.5945" calcext:value-type="float">
            <text:p>9.5945</text:p>
          </table:table-cell>
          <table:table-cell table:formula="of:=LOG([.B93]; EXP(1))" office:value-type="float" office:value="2.26119001762766" calcext:value-type="float">
            <text:p>2.261</text:p>
          </table:table-cell>
          <table:table-cell table:formula="of:=[.A93]*[.A93]" office:value-type="float" office:value="8312.698276" calcext:value-type="float">
            <text:p>8312.698</text:p>
          </table:table-cell>
          <table:table-cell table:formula="of:=[.C93]*[.C93]" office:value-type="float" office:value="5.11298029581898" calcext:value-type="float">
            <text:p>5.1130</text:p>
          </table:table-cell>
          <table:table-cell table:formula="of:=[.A93]*[.C93]" office:value-type="float" office:value="206.161738667184" calcext:value-type="float">
            <text:p>206.1617</text:p>
          </table:table-cell>
          <table:table-cell/>
        </table:table-row>
        <table:table-row table:style-name="ro1">
          <table:table-cell office:value-type="float" office:value="92.174" calcext:value-type="float">
            <text:p>92.174</text:p>
          </table:table-cell>
          <table:table-cell office:value-type="float" office:value="9.5697" calcext:value-type="float">
            <text:p>9.5697</text:p>
          </table:table-cell>
          <table:table-cell table:formula="of:=LOG([.B94]; EXP(1))" office:value-type="float" office:value="2.25860185701112" calcext:value-type="float">
            <text:p>2.259</text:p>
          </table:table-cell>
          <table:table-cell table:formula="of:=[.A94]*[.A94]" office:value-type="float" office:value="8496.046276" calcext:value-type="float">
            <text:p>8496.046</text:p>
          </table:table-cell>
          <table:table-cell table:formula="of:=[.C94]*[.C94]" office:value-type="float" office:value="5.10128234849409" calcext:value-type="float">
            <text:p>5.1013</text:p>
          </table:table-cell>
          <table:table-cell table:formula="of:=[.A94]*[.C94]" office:value-type="float" office:value="208.184367568143" calcext:value-type="float">
            <text:p>208.1844</text:p>
          </table:table-cell>
          <table:table-cell/>
        </table:table-row>
        <table:table-row table:style-name="ro1">
          <table:table-cell office:value-type="float" office:value="93.174" calcext:value-type="float">
            <text:p>93.174</text:p>
          </table:table-cell>
          <table:table-cell office:value-type="float" office:value="9.5472" calcext:value-type="float">
            <text:p>9.5472</text:p>
          </table:table-cell>
          <table:table-cell table:formula="of:=LOG([.B95]; EXP(1))" office:value-type="float" office:value="2.25624791778568" calcext:value-type="float">
            <text:p>2.256</text:p>
          </table:table-cell>
          <table:table-cell table:formula="of:=[.A95]*[.A95]" office:value-type="float" office:value="8681.394276" calcext:value-type="float">
            <text:p>8681.394</text:p>
          </table:table-cell>
          <table:table-cell table:formula="of:=[.C95]*[.C95]" office:value-type="float" office:value="5.09065466651222" calcext:value-type="float">
            <text:p>5.0907</text:p>
          </table:table-cell>
          <table:table-cell table:formula="of:=[.A95]*[.C95]" office:value-type="float" office:value="210.223643491763" calcext:value-type="float">
            <text:p>210.2236</text:p>
          </table:table-cell>
          <table:table-cell/>
        </table:table-row>
        <table:table-row table:style-name="ro1">
          <table:table-cell office:value-type="float" office:value="94.179" calcext:value-type="float">
            <text:p>94.179</text:p>
          </table:table-cell>
          <table:table-cell office:value-type="float" office:value="9.5233" calcext:value-type="float">
            <text:p>9.5233</text:p>
          </table:table-cell>
          <table:table-cell table:formula="of:=LOG([.B96]; EXP(1))" office:value-type="float" office:value="2.25374142739344" calcext:value-type="float">
            <text:p>2.254</text:p>
          </table:table-cell>
          <table:table-cell table:formula="of:=[.A96]*[.A96]" office:value-type="float" office:value="8869.684041" calcext:value-type="float">
            <text:p>8869.684</text:p>
          </table:table-cell>
          <table:table-cell table:formula="of:=[.C96]*[.C96]" office:value-type="float" office:value="5.07935042154941" calcext:value-type="float">
            <text:p>5.0794</text:p>
          </table:table-cell>
          <table:table-cell table:formula="of:=[.A96]*[.C96]" office:value-type="float" office:value="212.255113890487" calcext:value-type="float">
            <text:p>212.2551</text:p>
          </table:table-cell>
          <table:table-cell/>
        </table:table-row>
        <table:table-row table:style-name="ro1">
          <table:table-cell office:value-type="float" office:value="95.175" calcext:value-type="float">
            <text:p>95.175</text:p>
          </table:table-cell>
          <table:table-cell office:value-type="float" office:value="9.5014" calcext:value-type="float">
            <text:p>9.5014</text:p>
          </table:table-cell>
          <table:table-cell table:formula="of:=LOG([.B97]; EXP(1))" office:value-type="float" office:value="2.25143915616989" calcext:value-type="float">
            <text:p>2.251</text:p>
          </table:table-cell>
          <table:table-cell table:formula="of:=[.A97]*[.A97]" office:value-type="float" office:value="9058.280625" calcext:value-type="float">
            <text:p>9058.281</text:p>
          </table:table-cell>
          <table:table-cell table:formula="of:=[.C97]*[.C97]" office:value-type="float" office:value="5.06897827393498" calcext:value-type="float">
            <text:p>5.0690</text:p>
          </table:table-cell>
          <table:table-cell table:formula="of:=[.A97]*[.C97]" office:value-type="float" office:value="214.280721688469" calcext:value-type="float">
            <text:p>214.2807</text:p>
          </table:table-cell>
          <table:table-cell/>
        </table:table-row>
        <table:table-row table:style-name="ro1">
          <table:table-cell office:value-type="float" office:value="96.175" calcext:value-type="float">
            <text:p>96.175</text:p>
          </table:table-cell>
          <table:table-cell office:value-type="float" office:value="9.4783" calcext:value-type="float">
            <text:p>9.4783</text:p>
          </table:table-cell>
          <table:table-cell table:formula="of:=LOG([.B98]; EXP(1))" office:value-type="float" office:value="2.24900497529178" calcext:value-type="float">
            <text:p>2.249</text:p>
          </table:table-cell>
          <table:table-cell table:formula="of:=[.A98]*[.A98]" office:value-type="float" office:value="9249.630625" calcext:value-type="float">
            <text:p>9249.631</text:p>
          </table:table-cell>
          <table:table-cell table:formula="of:=[.C98]*[.C98]" office:value-type="float" office:value="5.0580233788872" calcext:value-type="float">
            <text:p>5.0580</text:p>
          </table:table-cell>
          <table:table-cell table:formula="of:=[.A98]*[.C98]" office:value-type="float" office:value="216.298053498687" calcext:value-type="float">
            <text:p>216.2981</text:p>
          </table:table-cell>
          <table:table-cell/>
        </table:table-row>
        <table:table-row table:style-name="ro1">
          <table:table-cell office:value-type="float" office:value="97.174" calcext:value-type="float">
            <text:p>97.174</text:p>
          </table:table-cell>
          <table:table-cell office:value-type="float" office:value="9.4558" calcext:value-type="float">
            <text:p>9.4558</text:p>
          </table:table-cell>
          <table:table-cell table:formula="of:=LOG([.B99]; EXP(1))" office:value-type="float" office:value="2.24662830984785" calcext:value-type="float">
            <text:p>2.247</text:p>
          </table:table-cell>
          <table:table-cell table:formula="of:=[.A99]*[.A99]" office:value-type="float" office:value="9442.786276" calcext:value-type="float">
            <text:p>9442.786</text:p>
          </table:table-cell>
          <table:table-cell table:formula="of:=[.C99]*[.C99]" office:value-type="float" office:value="5.0473387626098" calcext:value-type="float">
            <text:p>5.0473</text:p>
          </table:table-cell>
          <table:table-cell table:formula="of:=[.A99]*[.C99]" office:value-type="float" office:value="218.313859381155" calcext:value-type="float">
            <text:p>218.3139</text:p>
          </table:table-cell>
          <table:table-cell/>
        </table:table-row>
        <table:table-row table:style-name="ro1">
          <table:table-cell office:value-type="float" office:value="98.174" calcext:value-type="float">
            <text:p>98.174</text:p>
          </table:table-cell>
          <table:table-cell office:value-type="float" office:value="9.4317" calcext:value-type="float">
            <text:p>9.4317</text:p>
          </table:table-cell>
          <table:table-cell table:formula="of:=LOG([.B100]; EXP(1))" office:value-type="float" office:value="2.24407635611345" calcext:value-type="float">
            <text:p>2.244</text:p>
          </table:table-cell>
          <table:table-cell table:formula="of:=[.A100]*[.A100]" office:value-type="float" office:value="9638.134276" calcext:value-type="float">
            <text:p>9638.134</text:p>
          </table:table-cell>
          <table:table-cell table:formula="of:=[.C100]*[.C100]" office:value-type="float" office:value="5.03587869206743" calcext:value-type="float">
            <text:p>5.0359</text:p>
          </table:table-cell>
          <table:table-cell table:formula="of:=[.A100]*[.C100]" office:value-type="float" office:value="220.309952185082" calcext:value-type="float">
            <text:p>220.3100</text:p>
          </table:table-cell>
          <table:table-cell/>
        </table:table-row>
        <table:table-row table:style-name="ro1">
          <table:table-cell office:value-type="float" office:value="99.174" calcext:value-type="float">
            <text:p>99.174</text:p>
          </table:table-cell>
          <table:table-cell office:value-type="float" office:value="9.4088" calcext:value-type="float">
            <text:p>9.4088</text:p>
          </table:table-cell>
          <table:table-cell table:formula="of:=LOG([.B101]; EXP(1))" office:value-type="float" office:value="2.24164542155469" calcext:value-type="float">
            <text:p>2.242</text:p>
          </table:table-cell>
          <table:table-cell table:formula="of:=[.A101]*[.A101]" office:value-type="float" office:value="9835.482276" calcext:value-type="float">
            <text:p>9835.482</text:p>
          </table:table-cell>
          <table:table-cell table:formula="of:=[.C101]*[.C101]" office:value-type="float" office:value="5.0249741959771" calcext:value-type="float">
            <text:p>5.0250</text:p>
          </table:table-cell>
          <table:table-cell table:formula="of:=[.A101]*[.C101]" office:value-type="float" office:value="222.312943037265" calcext:value-type="float">
            <text:p>222.3129</text:p>
          </table:table-cell>
          <table:table-cell/>
        </table:table-row>
        <table:table-row table:style-name="ro1">
          <table:table-cell office:value-type="float" office:value="100.175" calcext:value-type="float">
            <text:p>100.175</text:p>
          </table:table-cell>
          <table:table-cell office:value-type="float" office:value="9.3855" calcext:value-type="float">
            <text:p>9.3855</text:p>
          </table:table-cell>
          <table:table-cell table:formula="of:=LOG([.B102]; EXP(1))" office:value-type="float" office:value="2.23916594512439" calcext:value-type="float">
            <text:p>2.239</text:p>
          </table:table-cell>
          <table:table-cell table:formula="of:=[.A102]*[.A102]" office:value-type="float" office:value="10035.030625" calcext:value-type="float">
            <text:p>10035.031</text:p>
          </table:table-cell>
          <table:table-cell table:formula="of:=[.C102]*[.C102]" office:value-type="float" office:value="5.01386412980481" calcext:value-type="float">
            <text:p>5.0139</text:p>
          </table:table-cell>
          <table:table-cell table:formula="of:=[.A102]*[.C102]" office:value-type="float" office:value="224.308448552836" calcext:value-type="float">
            <text:p>224.3084</text:p>
          </table:table-cell>
          <table:table-cell/>
        </table:table-row>
        <table:table-row table:style-name="ro1">
          <table:table-cell office:value-type="float" office:value="101.174" calcext:value-type="float">
            <text:p>101.174</text:p>
          </table:table-cell>
          <table:table-cell office:value-type="float" office:value="9.3632" calcext:value-type="float">
            <text:p>9.3632</text:p>
          </table:table-cell>
          <table:table-cell table:formula="of:=LOG([.B103]; EXP(1))" office:value-type="float" office:value="2.23678711240361" calcext:value-type="float">
            <text:p>2.237</text:p>
          </table:table-cell>
          <table:table-cell table:formula="of:=[.A103]*[.A103]" office:value-type="float" office:value="10236.178276" calcext:value-type="float">
            <text:p>10236.178</text:p>
          </table:table-cell>
          <table:table-cell table:formula="of:=[.C103]*[.C103]" office:value-type="float" office:value="5.0032165862149" calcext:value-type="float">
            <text:p>5.0032</text:p>
          </table:table-cell>
          <table:table-cell table:formula="of:=[.A103]*[.C103]" office:value-type="float" office:value="226.304699310323" calcext:value-type="float">
            <text:p>226.3047</text:p>
          </table:table-cell>
          <table:table-cell/>
        </table:table-row>
        <table:table-row table:style-name="ro1">
          <table:table-cell office:value-type="float" office:value="102.175" calcext:value-type="float">
            <text:p>102.175</text:p>
          </table:table-cell>
          <table:table-cell office:value-type="float" office:value="9.3401" calcext:value-type="float">
            <text:p>9.3401</text:p>
          </table:table-cell>
          <table:table-cell table:formula="of:=LOG([.B104]; EXP(1))" office:value-type="float" office:value="2.23431695882155" calcext:value-type="float">
            <text:p>2.234</text:p>
          </table:table-cell>
          <table:table-cell table:formula="of:=[.A104]*[.A104]" office:value-type="float" office:value="10439.730625" calcext:value-type="float">
            <text:p>10439.731</text:p>
          </table:table-cell>
          <table:table-cell table:formula="of:=[.C104]*[.C104]" office:value-type="float" office:value="4.99217227247759" calcext:value-type="float">
            <text:p>4.9922</text:p>
          </table:table-cell>
          <table:table-cell table:formula="of:=[.A104]*[.C104]" office:value-type="float" office:value="228.291335267592" calcext:value-type="float">
            <text:p>228.2913</text:p>
          </table:table-cell>
          <table:table-cell/>
        </table:table-row>
        <table:table-row table:style-name="ro1">
          <table:table-cell office:value-type="float" office:value="103.174" calcext:value-type="float">
            <text:p>103.174</text:p>
          </table:table-cell>
          <table:table-cell office:value-type="float" office:value="9.3176" calcext:value-type="float">
            <text:p>9.3176</text:p>
          </table:table-cell>
          <table:table-cell table:formula="of:=LOG([.B105]; EXP(1))" office:value-type="float" office:value="2.2319050848063" calcext:value-type="float">
            <text:p>2.232</text:p>
          </table:table-cell>
          <table:table-cell table:formula="of:=[.A105]*[.A105]" office:value-type="float" office:value="10644.874276" calcext:value-type="float">
            <text:p>10644.874</text:p>
          </table:table-cell>
          <table:table-cell table:formula="of:=[.C105]*[.C105]" office:value-type="float" office:value="4.98140030758424" calcext:value-type="float">
            <text:p>4.9814</text:p>
          </table:table-cell>
          <table:table-cell table:formula="of:=[.A105]*[.C105]" office:value-type="float" office:value="230.274575219806" calcext:value-type="float">
            <text:p>230.2746</text:p>
          </table:table-cell>
          <table:table-cell/>
        </table:table-row>
        <table:table-row table:style-name="ro1">
          <table:table-cell office:value-type="float" office:value="104.175" calcext:value-type="float">
            <text:p>104.175</text:p>
          </table:table-cell>
          <table:table-cell office:value-type="float" office:value="9.2947" calcext:value-type="float">
            <text:p>9.2947</text:p>
          </table:table-cell>
          <table:table-cell table:formula="of:=LOG([.B106]; EXP(1))" office:value-type="float" office:value="2.22944434523565" calcext:value-type="float">
            <text:p>2.229</text:p>
          </table:table-cell>
          <table:table-cell table:formula="of:=[.A106]*[.A106]" office:value-type="float" office:value="10852.430625" calcext:value-type="float">
            <text:p>10852.431</text:p>
          </table:table-cell>
          <table:table-cell table:formula="of:=[.C106]*[.C106]" office:value-type="float" office:value="4.97042208850324" calcext:value-type="float">
            <text:p>4.9704</text:p>
          </table:table-cell>
          <table:table-cell table:formula="of:=[.A106]*[.C106]" office:value-type="float" office:value="232.252364664924" calcext:value-type="float">
            <text:p>232.2524</text:p>
          </table:table-cell>
          <table:table-cell/>
        </table:table-row>
        <table:table-row table:style-name="ro1">
          <table:table-cell office:value-type="float" office:value="105.174" calcext:value-type="float">
            <text:p>105.174</text:p>
          </table:table-cell>
          <table:table-cell office:value-type="float" office:value="9.2716" calcext:value-type="float">
            <text:p>9.2716</text:p>
          </table:table-cell>
          <table:table-cell table:formula="of:=LOG([.B107]; EXP(1))" office:value-type="float" office:value="2.22695596446838" calcext:value-type="float">
            <text:p>2.227</text:p>
          </table:table-cell>
          <table:table-cell table:formula="of:=[.A107]*[.A107]" office:value-type="float" office:value="11061.570276" calcext:value-type="float">
            <text:p>11061.570</text:p>
          </table:table-cell>
          <table:table-cell table:formula="of:=[.C107]*[.C107]" office:value-type="float" office:value="4.95933286768131" calcext:value-type="float">
            <text:p>4.9593</text:p>
          </table:table-cell>
          <table:table-cell table:formula="of:=[.A107]*[.C107]" office:value-type="float" office:value="234.217866606998" calcext:value-type="float">
            <text:p>234.2179</text:p>
          </table:table-cell>
          <table:table-cell/>
        </table:table-row>
        <table:table-row table:style-name="ro1">
          <table:table-cell office:value-type="float" office:value="106.175" calcext:value-type="float">
            <text:p>106.175</text:p>
          </table:table-cell>
          <table:table-cell office:value-type="float" office:value="9.2496" calcext:value-type="float">
            <text:p>9.2496</text:p>
          </table:table-cell>
          <table:table-cell table:formula="of:=LOG([.B108]; EXP(1))" office:value-type="float" office:value="2.22458030734607" calcext:value-type="float">
            <text:p>2.225</text:p>
          </table:table-cell>
          <table:table-cell table:formula="of:=[.A108]*[.A108]" office:value-type="float" office:value="11273.130625" calcext:value-type="float">
            <text:p>11273.131</text:p>
          </table:table-cell>
          <table:table-cell table:formula="of:=[.C108]*[.C108]" office:value-type="float" office:value="4.94875754383196" calcext:value-type="float">
            <text:p>4.9488</text:p>
          </table:table-cell>
          <table:table-cell table:formula="of:=[.A108]*[.C108]" office:value-type="float" office:value="236.194814132469" calcext:value-type="float">
            <text:p>236.1948</text:p>
          </table:table-cell>
          <table:table-cell/>
        </table:table-row>
        <table:table-row table:style-name="ro1">
          <table:table-cell office:value-type="float" office:value="107.174" calcext:value-type="float">
            <text:p>107.174</text:p>
          </table:table-cell>
          <table:table-cell office:value-type="float" office:value="9.2264" calcext:value-type="float">
            <text:p>9.2264</text:p>
          </table:table-cell>
          <table:table-cell table:formula="of:=LOG([.B109]; EXP(1))" office:value-type="float" office:value="2.22206893992959" calcext:value-type="float">
            <text:p>2.222</text:p>
          </table:table-cell>
          <table:table-cell table:formula="of:=[.A109]*[.A109]" office:value-type="float" office:value="11486.266276" calcext:value-type="float">
            <text:p>11486.266</text:p>
          </table:table-cell>
          <table:table-cell table:formula="of:=[.C109]*[.C109]" office:value-type="float" office:value="4.93759037379982" calcext:value-type="float">
            <text:p>4.9376</text:p>
          </table:table-cell>
          <table:table-cell table:formula="of:=[.A109]*[.C109]" office:value-type="float" office:value="238.148016568014" calcext:value-type="float">
            <text:p>238.1480</text:p>
          </table:table-cell>
          <table:table-cell/>
        </table:table-row>
        <table:table-row table:style-name="ro1">
          <table:table-cell office:value-type="float" office:value="108.174" calcext:value-type="float">
            <text:p>108.174</text:p>
          </table:table-cell>
          <table:table-cell office:value-type="float" office:value="9.2055" calcext:value-type="float">
            <text:p>9.2055</text:p>
          </table:table-cell>
          <table:table-cell table:formula="of:=LOG([.B110]; EXP(1))" office:value-type="float" office:value="2.21980113151512" calcext:value-type="float">
            <text:p>2.220</text:p>
          </table:table-cell>
          <table:table-cell table:formula="of:=[.A110]*[.A110]" office:value-type="float" office:value="11701.614276" calcext:value-type="float">
            <text:p>11701.614</text:p>
          </table:table-cell>
          <table:table-cell table:formula="of:=[.C110]*[.C110]" office:value-type="float" office:value="4.92751706347583" calcext:value-type="float">
            <text:p>4.9275</text:p>
          </table:table-cell>
          <table:table-cell table:formula="of:=[.A110]*[.C110]" office:value-type="float" office:value="240.124767600517" calcext:value-type="float">
            <text:p>240.1248</text:p>
          </table:table-cell>
          <table:table-cell/>
        </table:table-row>
        <table:table-row table:style-name="ro1">
          <table:table-cell office:value-type="float" office:value="109.174" calcext:value-type="float">
            <text:p>109.174</text:p>
          </table:table-cell>
          <table:table-cell office:value-type="float" office:value="9.181" calcext:value-type="float">
            <text:p>9.181</text:p>
          </table:table-cell>
          <table:table-cell table:formula="of:=LOG([.B111]; EXP(1))" office:value-type="float" office:value="2.21713613116156" calcext:value-type="float">
            <text:p>2.217</text:p>
          </table:table-cell>
          <table:table-cell table:formula="of:=[.A111]*[.A111]" office:value-type="float" office:value="11918.962276" calcext:value-type="float">
            <text:p>11918.962</text:p>
          </table:table-cell>
          <table:table-cell table:formula="of:=[.C111]*[.C111]" office:value-type="float" office:value="4.91569262410206" calcext:value-type="float">
            <text:p>4.9157</text:p>
          </table:table-cell>
          <table:table-cell table:formula="of:=[.A111]*[.C111]" office:value-type="float" office:value="242.053619983432" calcext:value-type="float">
            <text:p>242.0536</text:p>
          </table:table-cell>
          <table:table-cell/>
        </table:table-row>
        <table:table-row table:style-name="ro1">
          <table:table-cell office:value-type="float" office:value="110.174" calcext:value-type="float">
            <text:p>110.174</text:p>
          </table:table-cell>
          <table:table-cell office:value-type="float" office:value="9.1579" calcext:value-type="float">
            <text:p>9.1579</text:p>
          </table:table-cell>
          <table:table-cell table:formula="of:=LOG([.B112]; EXP(1))" office:value-type="float" office:value="2.21461689476057" calcext:value-type="float">
            <text:p>2.215</text:p>
          </table:table-cell>
          <table:table-cell table:formula="of:=[.A112]*[.A112]" office:value-type="float" office:value="12138.310276" calcext:value-type="float">
            <text:p>12138.310</text:p>
          </table:table-cell>
          <table:table-cell table:formula="of:=[.C112]*[.C112]" office:value-type="float" office:value="4.90452799055894" calcext:value-type="float">
            <text:p>4.9045</text:p>
          </table:table-cell>
          <table:table-cell table:formula="of:=[.A112]*[.C112]" office:value-type="float" office:value="243.993201763351" calcext:value-type="float">
            <text:p>243.9932</text:p>
          </table:table-cell>
          <table:table-cell/>
        </table:table-row>
        <table:table-row table:style-name="ro1">
          <table:table-cell office:value-type="float" office:value="111.175" calcext:value-type="float">
            <text:p>111.175</text:p>
          </table:table-cell>
          <table:table-cell office:value-type="float" office:value="9.1353" calcext:value-type="float">
            <text:p>9.1353</text:p>
          </table:table-cell>
          <table:table-cell table:formula="of:=LOG([.B113]; EXP(1))" office:value-type="float" office:value="2.21214603001322" calcext:value-type="float">
            <text:p>2.212</text:p>
          </table:table-cell>
          <table:table-cell table:formula="of:=[.A113]*[.A113]" office:value-type="float" office:value="12359.880625" calcext:value-type="float">
            <text:p>12359.881</text:p>
          </table:table-cell>
          <table:table-cell table:formula="of:=[.C113]*[.C113]" office:value-type="float" office:value="4.89359005810326" calcext:value-type="float">
            <text:p>4.8936</text:p>
          </table:table-cell>
          <table:table-cell table:formula="of:=[.A113]*[.C113]" office:value-type="float" office:value="245.93533488672" calcext:value-type="float">
            <text:p>245.9353</text:p>
          </table:table-cell>
          <table:table-cell/>
        </table:table-row>
        <table:table-row table:style-name="ro1">
          <table:table-cell office:value-type="float" office:value="112.174" calcext:value-type="float">
            <text:p>112.174</text:p>
          </table:table-cell>
          <table:table-cell office:value-type="float" office:value="9.1134" calcext:value-type="float">
            <text:p>9.1134</text:p>
          </table:table-cell>
          <table:table-cell table:formula="of:=LOG([.B114]; EXP(1))" office:value-type="float" office:value="2.20974585788989" calcext:value-type="float">
            <text:p>2.210</text:p>
          </table:table-cell>
          <table:table-cell table:formula="of:=[.A114]*[.A114]" office:value-type="float" office:value="12583.006276" calcext:value-type="float">
            <text:p>12583.006</text:p>
          </table:table-cell>
          <table:table-cell table:formula="of:=[.C114]*[.C114]" office:value-type="float" office:value="4.88297675646153" calcext:value-type="float">
            <text:p>4.8830</text:p>
          </table:table-cell>
          <table:table-cell table:formula="of:=[.A114]*[.C114]" office:value-type="float" office:value="247.876031862941" calcext:value-type="float">
            <text:p>247.8760</text:p>
          </table:table-cell>
          <table:table-cell/>
        </table:table-row>
        <table:table-row table:style-name="ro1">
          <table:table-cell office:value-type="float" office:value="113.175" calcext:value-type="float">
            <text:p>113.175</text:p>
          </table:table-cell>
          <table:table-cell office:value-type="float" office:value="9.0908" calcext:value-type="float">
            <text:p>9.0908</text:p>
          </table:table-cell>
          <table:table-cell table:formula="of:=LOG([.B115]; EXP(1))" office:value-type="float" office:value="2.20726291311772" calcext:value-type="float">
            <text:p>2.207</text:p>
          </table:table-cell>
          <table:table-cell table:formula="of:=[.A115]*[.A115]" office:value-type="float" office:value="12808.580625" calcext:value-type="float">
            <text:p>12808.581</text:p>
          </table:table-cell>
          <table:table-cell table:formula="of:=[.C115]*[.C115]" office:value-type="float" office:value="4.87200956762492" calcext:value-type="float">
            <text:p>4.8720</text:p>
          </table:table-cell>
          <table:table-cell table:formula="of:=[.A115]*[.C115]" office:value-type="float" office:value="249.806980192098" calcext:value-type="float">
            <text:p>249.8070</text:p>
          </table:table-cell>
          <table:table-cell/>
        </table:table-row>
        <table:table-row table:style-name="ro1">
          <table:table-cell office:value-type="float" office:value="114.174" calcext:value-type="float">
            <text:p>114.174</text:p>
          </table:table-cell>
          <table:table-cell office:value-type="float" office:value="9.0683" calcext:value-type="float">
            <text:p>9.0683</text:p>
          </table:table-cell>
          <table:table-cell table:formula="of:=LOG([.B116]; EXP(1))" office:value-type="float" office:value="2.20478481546813" calcext:value-type="float">
            <text:p>2.205</text:p>
          </table:table-cell>
          <table:table-cell table:formula="of:=[.A116]*[.A116]" office:value-type="float" office:value="13035.702276" calcext:value-type="float">
            <text:p>13035.702</text:p>
          </table:table-cell>
          <table:table-cell table:formula="of:=[.C116]*[.C116]" office:value-type="float" office:value="4.86107608251885" calcext:value-type="float">
            <text:p>4.8611</text:p>
          </table:table-cell>
          <table:table-cell table:formula="of:=[.A116]*[.C116]" office:value-type="float" office:value="251.729101521259" calcext:value-type="float">
            <text:p>251.7291</text:p>
          </table:table-cell>
          <table:table-cell/>
        </table:table-row>
        <table:table-row table:style-name="ro1">
          <table:table-cell office:value-type="float" office:value="115.174" calcext:value-type="float">
            <text:p>115.174</text:p>
          </table:table-cell>
          <table:table-cell office:value-type="float" office:value="9.046" calcext:value-type="float">
            <text:p>9.046</text:p>
          </table:table-cell>
          <table:table-cell table:formula="of:=LOG([.B117]; EXP(1))" office:value-type="float" office:value="2.20232267105565" calcext:value-type="float">
            <text:p>2.202</text:p>
          </table:table-cell>
          <table:table-cell table:formula="of:=[.A117]*[.A117]" office:value-type="float" office:value="13265.050276" calcext:value-type="float">
            <text:p>13265.050</text:p>
          </table:table-cell>
          <table:table-cell table:formula="of:=[.C117]*[.C117]" office:value-type="float" office:value="4.8502251474457" calcext:value-type="float">
            <text:p>4.8502</text:p>
          </table:table-cell>
          <table:table-cell table:formula="of:=[.A117]*[.C117]" office:value-type="float" office:value="253.650311316164" calcext:value-type="float">
            <text:p>253.6503</text:p>
          </table:table-cell>
          <table:table-cell/>
        </table:table-row>
        <table:table-row table:style-name="ro1">
          <table:table-cell office:value-type="float" office:value="116.175" calcext:value-type="float">
            <text:p>116.175</text:p>
          </table:table-cell>
          <table:table-cell office:value-type="float" office:value="9.0235" calcext:value-type="float">
            <text:p>9.0235</text:p>
          </table:table-cell>
          <table:table-cell table:formula="of:=LOG([.B118]; EXP(1))" office:value-type="float" office:value="2.19983228541922" calcext:value-type="float">
            <text:p>2.200</text:p>
          </table:table-cell>
          <table:table-cell table:formula="of:=[.A118]*[.A118]" office:value-type="float" office:value="13496.630625" calcext:value-type="float">
            <text:p>13496.631</text:p>
          </table:table-cell>
          <table:table-cell table:formula="of:=[.C118]*[.C118]" office:value-type="float" office:value="4.83926208397273" calcext:value-type="float">
            <text:p>4.8393</text:p>
          </table:table-cell>
          <table:table-cell table:formula="of:=[.A118]*[.C118]" office:value-type="float" office:value="255.565515758577" calcext:value-type="float">
            <text:p>255.5655</text:p>
          </table:table-cell>
          <table:table-cell/>
        </table:table-row>
        <table:table-row table:style-name="ro1">
          <table:table-cell office:value-type="float" office:value="117.174" calcext:value-type="float">
            <text:p>117.174</text:p>
          </table:table-cell>
          <table:table-cell office:value-type="float" office:value="9.0003" calcext:value-type="float">
            <text:p>9.0003</text:p>
          </table:table-cell>
          <table:table-cell table:formula="of:=LOG([.B119]; EXP(1))" office:value-type="float" office:value="2.19725791011401" calcext:value-type="float">
            <text:p>2.197</text:p>
          </table:table-cell>
          <table:table-cell table:formula="of:=[.A119]*[.A119]" office:value-type="float" office:value="13729.746276" calcext:value-type="float">
            <text:p>13729.746</text:p>
          </table:table-cell>
          <table:table-cell table:formula="of:=[.C119]*[.C119]" office:value-type="float" office:value="4.82794232355858" calcext:value-type="float">
            <text:p>4.8279</text:p>
          </table:table-cell>
          <table:table-cell table:formula="of:=[.A119]*[.C119]" office:value-type="float" office:value="257.461498359699" calcext:value-type="float">
            <text:p>257.4615</text:p>
          </table:table-cell>
          <table:table-cell/>
        </table:table-row>
        <table:table-row table:style-name="ro1">
          <table:table-cell office:value-type="float" office:value="118.179" calcext:value-type="float">
            <text:p>118.179</text:p>
          </table:table-cell>
          <table:table-cell office:value-type="float" office:value="8.9778" calcext:value-type="float">
            <text:p>8.9778</text:p>
          </table:table-cell>
          <table:table-cell table:formula="of:=LOG([.B120]; EXP(1))" office:value-type="float" office:value="2.19475486343529" calcext:value-type="float">
            <text:p>2.195</text:p>
          </table:table-cell>
          <table:table-cell table:formula="of:=[.A120]*[.A120]" office:value-type="float" office:value="13966.276041" calcext:value-type="float">
            <text:p>13966.276</text:p>
          </table:table-cell>
          <table:table-cell table:formula="of:=[.C120]*[.C120]" office:value-type="float" office:value="4.81694891057287" calcext:value-type="float">
            <text:p>4.8169</text:p>
          </table:table-cell>
          <table:table-cell table:formula="of:=[.A120]*[.C120]" office:value-type="float" office:value="259.373935005919" calcext:value-type="float">
            <text:p>259.3739</text:p>
          </table:table-cell>
          <table:table-cell/>
        </table:table-row>
        <table:table-row table:style-name="ro1">
          <table:table-cell office:value-type="float" office:value="119.174" calcext:value-type="float">
            <text:p>119.174</text:p>
          </table:table-cell>
          <table:table-cell office:value-type="float" office:value="8.9552" calcext:value-type="float">
            <text:p>8.9552</text:p>
          </table:table-cell>
          <table:table-cell table:formula="of:=LOG([.B121]; EXP(1))" office:value-type="float" office:value="2.19223436915496" calcext:value-type="float">
            <text:p>2.192</text:p>
          </table:table-cell>
          <table:table-cell table:formula="of:=[.A121]*[.A121]" office:value-type="float" office:value="14202.442276" calcext:value-type="float">
            <text:p>14202.442</text:p>
          </table:table-cell>
          <table:table-cell table:formula="of:=[.C121]*[.C121]" office:value-type="float" office:value="4.80589152930424" calcext:value-type="float">
            <text:p>4.8059</text:p>
          </table:table-cell>
          <table:table-cell table:formula="of:=[.A121]*[.C121]" office:value-type="float" office:value="261.257338709673" calcext:value-type="float">
            <text:p>261.2573</text:p>
          </table:table-cell>
          <table:table-cell/>
        </table:table-row>
        <table:table-row table:style-name="ro1">
          <table:table-cell office:value-type="float" office:value="120.175" calcext:value-type="float">
            <text:p>120.175</text:p>
          </table:table-cell>
          <table:table-cell office:value-type="float" office:value="8.9331" calcext:value-type="float">
            <text:p>8.9331</text:p>
          </table:table-cell>
          <table:table-cell table:formula="of:=LOG([.B122]; EXP(1))" office:value-type="float" office:value="2.1897634791046" calcext:value-type="float">
            <text:p>2.190</text:p>
          </table:table-cell>
          <table:table-cell table:formula="of:=[.A122]*[.A122]" office:value-type="float" office:value="14442.030625" calcext:value-type="float">
            <text:p>14442.031</text:p>
          </table:table-cell>
          <table:table-cell table:formula="of:=[.C122]*[.C122]" office:value-type="float" office:value="4.79506409442028" calcext:value-type="float">
            <text:p>4.7951</text:p>
          </table:table-cell>
          <table:table-cell table:formula="of:=[.A122]*[.C122]" office:value-type="float" office:value="263.154826101395" calcext:value-type="float">
            <text:p>263.1548</text:p>
          </table:table-cell>
          <table:table-cell/>
        </table:table-row>
        <table:table-row table:style-name="ro1">
          <table:table-cell office:value-type="float" office:value="121.174" calcext:value-type="float">
            <text:p>121.174</text:p>
          </table:table-cell>
          <table:table-cell office:value-type="float" office:value="8.9105" calcext:value-type="float">
            <text:p>8.9105</text:p>
          </table:table-cell>
          <table:table-cell table:formula="of:=LOG([.B123]; EXP(1))" office:value-type="float" office:value="2.18723035663102" calcext:value-type="float">
            <text:p>2.187</text:p>
          </table:table-cell>
          <table:table-cell table:formula="of:=[.A123]*[.A123]" office:value-type="float" office:value="14683.138276" calcext:value-type="float">
            <text:p>14683.138</text:p>
          </table:table-cell>
          <table:table-cell table:formula="of:=[.C123]*[.C123]" office:value-type="float" office:value="4.78397663296825" calcext:value-type="float">
            <text:p>4.7840</text:p>
          </table:table-cell>
          <table:table-cell table:formula="of:=[.A123]*[.C123]" office:value-type="float" office:value="265.035451234407" calcext:value-type="float">
            <text:p>265.0355</text:p>
          </table:table-cell>
          <table:table-cell/>
        </table:table-row>
        <table:table-row table:style-name="ro1">
          <table:table-cell office:value-type="float" office:value="122.175" calcext:value-type="float">
            <text:p>122.175</text:p>
          </table:table-cell>
          <table:table-cell office:value-type="float" office:value="8.8896" calcext:value-type="float">
            <text:p>8.8896</text:p>
          </table:table-cell>
          <table:table-cell table:formula="of:=LOG([.B124]; EXP(1))" office:value-type="float" office:value="2.18488205413783" calcext:value-type="float">
            <text:p>2.185</text:p>
          </table:table-cell>
          <table:table-cell table:formula="of:=[.A124]*[.A124]" office:value-type="float" office:value="14926.730625" calcext:value-type="float">
            <text:p>14926.731</text:p>
          </table:table-cell>
          <table:table-cell table:formula="of:=[.C124]*[.C124]" office:value-type="float" office:value="4.77370959049356" calcext:value-type="float">
            <text:p>4.7737</text:p>
          </table:table-cell>
          <table:table-cell table:formula="of:=[.A124]*[.C124]" office:value-type="float" office:value="266.93796496429" calcext:value-type="float">
            <text:p>266.9380</text:p>
          </table:table-cell>
          <table:table-cell/>
        </table:table-row>
        <table:table-row table:style-name="ro1">
          <table:table-cell office:value-type="float" office:value="123.174" calcext:value-type="float">
            <text:p>123.174</text:p>
          </table:table-cell>
          <table:table-cell office:value-type="float" office:value="8.8673" calcext:value-type="float">
            <text:p>8.8673</text:p>
          </table:table-cell>
          <table:table-cell table:formula="of:=LOG([.B125]; EXP(1))" office:value-type="float" office:value="2.18237035314007" calcext:value-type="float">
            <text:p>2.182</text:p>
          </table:table-cell>
          <table:table-cell table:formula="of:=[.A125]*[.A125]" office:value-type="float" office:value="15171.834276" calcext:value-type="float">
            <text:p>15171.834</text:p>
          </table:table-cell>
          <table:table-cell table:formula="of:=[.C125]*[.C125]" office:value-type="float" office:value="4.76274035826473" calcext:value-type="float">
            <text:p>4.7627</text:p>
          </table:table-cell>
          <table:table-cell table:formula="of:=[.A125]*[.C125]" office:value-type="float" office:value="268.811285877675" calcext:value-type="float">
            <text:p>268.8113</text:p>
          </table:table-cell>
          <table:table-cell/>
        </table:table-row>
        <table:table-row table:style-name="ro1">
          <table:table-cell office:value-type="float" office:value="124.175" calcext:value-type="float">
            <text:p>124.175</text:p>
          </table:table-cell>
          <table:table-cell office:value-type="float" office:value="8.847" calcext:value-type="float">
            <text:p>8.847</text:p>
          </table:table-cell>
          <table:table-cell table:formula="of:=LOG([.B126]; EXP(1))" office:value-type="float" office:value="2.18007841850125" calcext:value-type="float">
            <text:p>2.180</text:p>
          </table:table-cell>
          <table:table-cell table:formula="of:=[.A126]*[.A126]" office:value-type="float" office:value="15419.430625" calcext:value-type="float">
            <text:p>15419.431</text:p>
          </table:table-cell>
          <table:table-cell table:formula="of:=[.C126]*[.C126]" office:value-type="float" office:value="4.75274191081491" calcext:value-type="float">
            <text:p>4.7527</text:p>
          </table:table-cell>
          <table:table-cell table:formula="of:=[.A126]*[.C126]" office:value-type="float" office:value="270.711237617393" calcext:value-type="float">
            <text:p>270.7112</text:p>
          </table:table-cell>
          <table:table-cell/>
        </table:table-row>
        <table:table-row table:style-name="ro1">
          <table:table-cell office:value-type="float" office:value="125.175" calcext:value-type="float">
            <text:p>125.175</text:p>
          </table:table-cell>
          <table:table-cell office:value-type="float" office:value="8.8251" calcext:value-type="float">
            <text:p>8.8251</text:p>
          </table:table-cell>
          <table:table-cell table:formula="of:=LOG([.B127]; EXP(1))" office:value-type="float" office:value="2.17759993419992" calcext:value-type="float">
            <text:p>2.178</text:p>
          </table:table-cell>
          <table:table-cell table:formula="of:=[.A127]*[.A127]" office:value-type="float" office:value="15668.780625" calcext:value-type="float">
            <text:p>15668.781</text:p>
          </table:table-cell>
          <table:table-cell table:formula="of:=[.C127]*[.C127]" office:value-type="float" office:value="4.74194147342749" calcext:value-type="float">
            <text:p>4.7419</text:p>
          </table:table-cell>
          <table:table-cell table:formula="of:=[.A127]*[.C127]" office:value-type="float" office:value="272.581071763475" calcext:value-type="float">
            <text:p>272.5811</text:p>
          </table:table-cell>
          <table:table-cell/>
        </table:table-row>
        <table:table-row table:style-name="ro1">
          <table:table-cell office:value-type="float" office:value="126.174" calcext:value-type="float">
            <text:p>126.174</text:p>
          </table:table-cell>
          <table:table-cell office:value-type="float" office:value="8.8036" calcext:value-type="float">
            <text:p>8.8036</text:p>
          </table:table-cell>
          <table:table-cell table:formula="of:=LOG([.B128]; EXP(1))" office:value-type="float" office:value="2.17516072873838" calcext:value-type="float">
            <text:p>2.175</text:p>
          </table:table-cell>
          <table:table-cell table:formula="of:=[.A128]*[.A128]" office:value-type="float" office:value="15919.878276" calcext:value-type="float">
            <text:p>15919.878</text:p>
          </table:table-cell>
          <table:table-cell table:formula="of:=[.C128]*[.C128]" office:value-type="float" office:value="4.73132419584568" calcext:value-type="float">
            <text:p>4.7313</text:p>
          </table:table-cell>
          <table:table-cell table:formula="of:=[.A128]*[.C128]" office:value-type="float" office:value="274.448729787836" calcext:value-type="float">
            <text:p>274.4487</text:p>
          </table:table-cell>
          <table:table-cell/>
        </table:table-row>
        <table:table-row table:style-name="ro1">
          <table:table-cell office:value-type="float" office:value="127.175" calcext:value-type="float">
            <text:p>127.175</text:p>
          </table:table-cell>
          <table:table-cell office:value-type="float" office:value="8.7823" calcext:value-type="float">
            <text:p>8.7823</text:p>
          </table:table-cell>
          <table:table-cell table:formula="of:=LOG([.B129]; EXP(1))" office:value-type="float" office:value="2.17273833233948" calcext:value-type="float">
            <text:p>2.173</text:p>
          </table:table-cell>
          <table:table-cell table:formula="of:=[.A129]*[.A129]" office:value-type="float" office:value="16173.480625" calcext:value-type="float">
            <text:p>16173.481</text:p>
          </table:table-cell>
          <table:table-cell table:formula="of:=[.C129]*[.C129]" office:value-type="float" office:value="4.72079186081734" calcext:value-type="float">
            <text:p>4.7208</text:p>
          </table:table-cell>
          <table:table-cell table:formula="of:=[.A129]*[.C129]" office:value-type="float" office:value="276.317997415273" calcext:value-type="float">
            <text:p>276.3180</text:p>
          </table:table-cell>
          <table:table-cell/>
        </table:table-row>
        <table:table-row table:style-name="ro1">
          <table:table-cell office:value-type="float" office:value="128.174" calcext:value-type="float">
            <text:p>128.174</text:p>
          </table:table-cell>
          <table:table-cell office:value-type="float" office:value="8.761" calcext:value-type="float">
            <text:p>8.761</text:p>
          </table:table-cell>
          <table:table-cell table:formula="of:=LOG([.B130]; EXP(1))" office:value-type="float" office:value="2.17031005368423" calcext:value-type="float">
            <text:p>2.170</text:p>
          </table:table-cell>
          <table:table-cell table:formula="of:=[.A130]*[.A130]" office:value-type="float" office:value="16428.574276" calcext:value-type="float">
            <text:p>16428.574</text:p>
          </table:table-cell>
          <table:table-cell table:formula="of:=[.C130]*[.C130]" office:value-type="float" office:value="4.71024572912283" calcext:value-type="float">
            <text:p>4.7102</text:p>
          </table:table-cell>
          <table:table-cell table:formula="of:=[.A130]*[.C130]" office:value-type="float" office:value="278.177320820922" calcext:value-type="float">
            <text:p>278.1773</text:p>
          </table:table-cell>
          <table:table-cell/>
        </table:table-row>
        <table:table-row table:style-name="ro1">
          <table:table-cell office:value-type="float" office:value="129.174" calcext:value-type="float">
            <text:p>129.174</text:p>
          </table:table-cell>
          <table:table-cell office:value-type="float" office:value="8.7391" calcext:value-type="float">
            <text:p>8.7391</text:p>
          </table:table-cell>
          <table:table-cell table:formula="of:=LOG([.B131]; EXP(1))" office:value-type="float" office:value="2.1678072095368" calcext:value-type="float">
            <text:p>2.168</text:p>
          </table:table-cell>
          <table:table-cell table:formula="of:=[.A131]*[.A131]" office:value-type="float" office:value="16685.922276" calcext:value-type="float">
            <text:p>16685.922</text:p>
          </table:table-cell>
          <table:table-cell table:formula="of:=[.C131]*[.C131]" office:value-type="float" office:value="4.69938809771972" calcext:value-type="float">
            <text:p>4.6994</text:p>
          </table:table-cell>
          <table:table-cell table:formula="of:=[.A131]*[.C131]" office:value-type="float" office:value="280.024328484706" calcext:value-type="float">
            <text:p>280.0243</text:p>
          </table:table-cell>
          <table:table-cell/>
        </table:table-row>
        <table:table-row table:style-name="ro1">
          <table:table-cell office:value-type="float" office:value="130.179" calcext:value-type="float">
            <text:p>130.179</text:p>
          </table:table-cell>
          <table:table-cell office:value-type="float" office:value="8.7191" calcext:value-type="float">
            <text:p>8.7191</text:p>
          </table:table-cell>
          <table:table-cell table:formula="of:=LOG([.B132]; EXP(1))" office:value-type="float" office:value="2.16551602158509" calcext:value-type="float">
            <text:p>2.166</text:p>
          </table:table-cell>
          <table:table-cell table:formula="of:=[.A132]*[.A132]" office:value-type="float" office:value="16946.572041" calcext:value-type="float">
            <text:p>16946.572</text:p>
          </table:table-cell>
          <table:table-cell table:formula="of:=[.C132]*[.C132]" office:value-type="float" office:value="4.68945963974172" calcext:value-type="float">
            <text:p>4.6895</text:p>
          </table:table-cell>
          <table:table-cell table:formula="of:=[.A132]*[.C132]" office:value-type="float" office:value="281.904710173926" calcext:value-type="float">
            <text:p>281.9047</text:p>
          </table:table-cell>
          <table:table-cell/>
        </table:table-row>
        <table:table-row table:style-name="ro1">
          <table:table-cell office:value-type="float" office:value="131.174" calcext:value-type="float">
            <text:p>131.174</text:p>
          </table:table-cell>
          <table:table-cell office:value-type="float" office:value="8.6967" calcext:value-type="float">
            <text:p>8.6967</text:p>
          </table:table-cell>
          <table:table-cell table:formula="of:=LOG([.B133]; EXP(1))" office:value-type="float" office:value="2.16294364335935" calcext:value-type="float">
            <text:p>2.163</text:p>
          </table:table-cell>
          <table:table-cell table:formula="of:=[.A133]*[.A133]" office:value-type="float" office:value="17206.618276" calcext:value-type="float">
            <text:p>17206.618</text:p>
          </table:table-cell>
          <table:table-cell table:formula="of:=[.C133]*[.C133]" office:value-type="float" office:value="4.6783252043486" calcext:value-type="float">
            <text:p>4.6783</text:p>
          </table:table-cell>
          <table:table-cell table:formula="of:=[.A133]*[.C133]" office:value-type="float" office:value="283.721969474019" calcext:value-type="float">
            <text:p>283.7220</text:p>
          </table:table-cell>
          <table:table-cell/>
        </table:table-row>
        <table:table-row table:style-name="ro1">
          <table:table-cell office:value-type="float" office:value="132.175" calcext:value-type="float">
            <text:p>132.175</text:p>
          </table:table-cell>
          <table:table-cell office:value-type="float" office:value="8.6754" calcext:value-type="float">
            <text:p>8.6754</text:p>
          </table:table-cell>
          <table:table-cell table:formula="of:=LOG([.B134]; EXP(1))" office:value-type="float" office:value="2.16049143428" calcext:value-type="float">
            <text:p>2.160</text:p>
          </table:table-cell>
          <table:table-cell table:formula="of:=[.A134]*[.A134]" office:value-type="float" office:value="17470.230625" calcext:value-type="float">
            <text:p>17470.231</text:p>
          </table:table-cell>
          <table:table-cell table:formula="of:=[.C134]*[.C134]" office:value-type="float" office:value="4.66772323759725" calcext:value-type="float">
            <text:p>4.6677</text:p>
          </table:table-cell>
          <table:table-cell table:formula="of:=[.A134]*[.C134]" office:value-type="float" office:value="285.562955325959" calcext:value-type="float">
            <text:p>285.5630</text:p>
          </table:table-cell>
          <table:table-cell/>
        </table:table-row>
        <table:table-row table:style-name="ro1">
          <table:table-cell office:value-type="float" office:value="133.174" calcext:value-type="float">
            <text:p>133.174</text:p>
          </table:table-cell>
          <table:table-cell office:value-type="float" office:value="8.655" calcext:value-type="float">
            <text:p>8.655</text:p>
          </table:table-cell>
          <table:table-cell table:formula="of:=LOG([.B135]; EXP(1))" office:value-type="float" office:value="2.15813718862817" calcext:value-type="float">
            <text:p>2.158</text:p>
          </table:table-cell>
          <table:table-cell table:formula="of:=[.A135]*[.A135]" office:value-type="float" office:value="17735.314276" calcext:value-type="float">
            <text:p>17735.314</text:p>
          </table:table-cell>
          <table:table-cell table:formula="of:=[.C135]*[.C135]" office:value-type="float" office:value="4.65755612493991" calcext:value-type="float">
            <text:p>4.6576</text:p>
          </table:table-cell>
          <table:table-cell table:formula="of:=[.A135]*[.C135]" office:value-type="float" office:value="287.407761958368" calcext:value-type="float">
            <text:p>287.4078</text:p>
          </table:table-cell>
          <table:table-cell/>
        </table:table-row>
        <table:table-row table:style-name="ro1">
          <table:table-cell office:value-type="float" office:value="134.175" calcext:value-type="float">
            <text:p>134.175</text:p>
          </table:table-cell>
          <table:table-cell office:value-type="float" office:value="8.634" calcext:value-type="float">
            <text:p>8.634</text:p>
          </table:table-cell>
          <table:table-cell table:formula="of:=LOG([.B136]; EXP(1))" office:value-type="float" office:value="2.15570789713329" calcext:value-type="float">
            <text:p>2.156</text:p>
          </table:table-cell>
          <table:table-cell table:formula="of:=[.A136]*[.A136]" office:value-type="float" office:value="18002.930625" calcext:value-type="float">
            <text:p>18002.931</text:p>
          </table:table-cell>
          <table:table-cell table:formula="of:=[.C136]*[.C136]" office:value-type="float" office:value="4.64707653776281" calcext:value-type="float">
            <text:p>4.6471</text:p>
          </table:table-cell>
          <table:table-cell table:formula="of:=[.A136]*[.C136]" office:value-type="float" office:value="289.242107097859" calcext:value-type="float">
            <text:p>289.2421</text:p>
          </table:table-cell>
          <table:table-cell/>
        </table:table-row>
        <table:table-row table:style-name="ro1">
          <table:table-cell office:value-type="float" office:value="135.174" calcext:value-type="float">
            <text:p>135.174</text:p>
          </table:table-cell>
          <table:table-cell office:value-type="float" office:value="8.6131" calcext:value-type="float">
            <text:p>8.6131</text:p>
          </table:table-cell>
          <table:table-cell table:formula="of:=LOG([.B137]; EXP(1))" office:value-type="float" office:value="2.15328430009607" calcext:value-type="float">
            <text:p>2.153</text:p>
          </table:table-cell>
          <table:table-cell table:formula="of:=[.A137]*[.A137]" office:value-type="float" office:value="18272.010276" calcext:value-type="float">
            <text:p>18272.010</text:p>
          </table:table-cell>
          <table:table-cell table:formula="of:=[.C137]*[.C137]" office:value-type="float" office:value="4.63663327704024" calcext:value-type="float">
            <text:p>4.6366</text:p>
          </table:table-cell>
          <table:table-cell table:formula="of:=[.A137]*[.C137]" office:value-type="float" office:value="291.068051981187" calcext:value-type="float">
            <text:p>291.0681</text:p>
          </table:table-cell>
          <table:table-cell/>
        </table:table-row>
        <table:table-row table:style-name="ro1">
          <table:table-cell office:value-type="float" office:value="136.174" calcext:value-type="float">
            <text:p>136.174</text:p>
          </table:table-cell>
          <table:table-cell office:value-type="float" office:value="8.592" calcext:value-type="float">
            <text:p>8.592</text:p>
          </table:table-cell>
          <table:table-cell table:formula="of:=LOG([.B138]; EXP(1))" office:value-type="float" office:value="2.15083153776651" calcext:value-type="float">
            <text:p>2.151</text:p>
          </table:table-cell>
          <table:table-cell table:formula="of:=[.A138]*[.A138]" office:value-type="float" office:value="18543.358276" calcext:value-type="float">
            <text:p>18543.358</text:p>
          </table:table-cell>
          <table:table-cell table:formula="of:=[.C138]*[.C138]" office:value-type="float" office:value="4.62607630385105" calcext:value-type="float">
            <text:p>4.6261</text:p>
          </table:table-cell>
          <table:table-cell table:formula="of:=[.A138]*[.C138]" office:value-type="float" office:value="292.887333823817" calcext:value-type="float">
            <text:p>292.8873</text:p>
          </table:table-cell>
          <table:table-cell/>
        </table:table-row>
        <table:table-row table:style-name="ro1">
          <table:table-cell office:value-type="float" office:value="137.175" calcext:value-type="float">
            <text:p>137.175</text:p>
          </table:table-cell>
          <table:table-cell office:value-type="float" office:value="8.5702" calcext:value-type="float">
            <text:p>8.5702</text:p>
          </table:table-cell>
          <table:table-cell table:formula="of:=LOG([.B139]; EXP(1))" office:value-type="float" office:value="2.14829106956025" calcext:value-type="float">
            <text:p>2.148</text:p>
          </table:table-cell>
          <table:table-cell table:formula="of:=[.A139]*[.A139]" office:value-type="float" office:value="18816.980625" calcext:value-type="float">
            <text:p>18816.981</text:p>
          </table:table-cell>
          <table:table-cell table:formula="of:=[.C139]*[.C139]" office:value-type="float" office:value="4.61515451955232" calcext:value-type="float">
            <text:p>4.6152</text:p>
          </table:table-cell>
          <table:table-cell table:formula="of:=[.A139]*[.C139]" office:value-type="float" office:value="294.691827466927" calcext:value-type="float">
            <text:p>294.6918</text:p>
          </table:table-cell>
          <table:table-cell/>
        </table:table-row>
        <table:table-row table:style-name="ro1">
          <table:table-cell office:value-type="float" office:value="138.174" calcext:value-type="float">
            <text:p>138.174</text:p>
          </table:table-cell>
          <table:table-cell office:value-type="float" office:value="8.5499" calcext:value-type="float">
            <text:p>8.5499</text:p>
          </table:table-cell>
          <table:table-cell table:formula="of:=LOG([.B140]; EXP(1))" office:value-type="float" office:value="2.14591958697384" calcext:value-type="float">
            <text:p>2.146</text:p>
          </table:table-cell>
          <table:table-cell table:formula="of:=[.A140]*[.A140]" office:value-type="float" office:value="19092.054276" calcext:value-type="float">
            <text:p>19092.054</text:p>
          </table:table-cell>
          <table:table-cell table:formula="of:=[.C140]*[.C140]" office:value-type="float" office:value="4.60497087375797" calcext:value-type="float">
            <text:p>4.6050</text:p>
          </table:table-cell>
          <table:table-cell table:formula="of:=[.A140]*[.C140]" office:value-type="float" office:value="296.510293010523" calcext:value-type="float">
            <text:p>296.5103</text:p>
          </table:table-cell>
          <table:table-cell/>
        </table:table-row>
        <table:table-row table:style-name="ro1">
          <table:table-cell office:value-type="float" office:value="139.174" calcext:value-type="float">
            <text:p>139.174</text:p>
          </table:table-cell>
          <table:table-cell office:value-type="float" office:value="8.5302" calcext:value-type="float">
            <text:p>8.5302</text:p>
          </table:table-cell>
          <table:table-cell table:formula="of:=LOG([.B141]; EXP(1))" office:value-type="float" office:value="2.14361280788757" calcext:value-type="float">
            <text:p>2.144</text:p>
          </table:table-cell>
          <table:table-cell table:formula="of:=[.A141]*[.A141]" office:value-type="float" office:value="19369.402276" calcext:value-type="float">
            <text:p>19369.402</text:p>
          </table:table-cell>
          <table:table-cell table:formula="of:=[.C141]*[.C141]" office:value-type="float" office:value="4.59507587013963" calcext:value-type="float">
            <text:p>4.5951</text:p>
          </table:table-cell>
          <table:table-cell table:formula="of:=[.A141]*[.C141]" office:value-type="float" office:value="298.335168924945" calcext:value-type="float">
            <text:p>298.3352</text:p>
          </table:table-cell>
          <table:table-cell/>
        </table:table-row>
        <table:table-row table:style-name="ro1">
          <table:table-cell office:value-type="float" office:value="140.175" calcext:value-type="float">
            <text:p>140.175</text:p>
          </table:table-cell>
          <table:table-cell office:value-type="float" office:value="8.5094" calcext:value-type="float">
            <text:p>8.5094</text:p>
          </table:table-cell>
          <table:table-cell table:formula="of:=LOG([.B142]; EXP(1))" office:value-type="float" office:value="2.14117143481177" calcext:value-type="float">
            <text:p>2.141</text:p>
          </table:table-cell>
          <table:table-cell table:formula="of:=[.A142]*[.A142]" office:value-type="float" office:value="19649.030625" calcext:value-type="float">
            <text:p>19649.031</text:p>
          </table:table-cell>
          <table:table-cell table:formula="of:=[.C142]*[.C142]" office:value-type="float" office:value="4.5846151132539" calcext:value-type="float">
            <text:p>4.5846</text:p>
          </table:table-cell>
          <table:table-cell table:formula="of:=[.A142]*[.C142]" office:value-type="float" office:value="300.13870587474" calcext:value-type="float">
            <text:p>300.1387</text:p>
          </table:table-cell>
          <table:table-cell/>
        </table:table-row>
        <table:table-row table:style-name="ro1">
          <table:table-cell office:value-type="float" office:value="141.174" calcext:value-type="float">
            <text:p>141.174</text:p>
          </table:table-cell>
          <table:table-cell office:value-type="float" office:value="8.4886" calcext:value-type="float">
            <text:p>8.4886</text:p>
          </table:table-cell>
          <table:table-cell table:formula="of:=LOG([.B143]; EXP(1))" office:value-type="float" office:value="2.13872408684356" calcext:value-type="float">
            <text:p>2.139</text:p>
          </table:table-cell>
          <table:table-cell table:formula="of:=[.A143]*[.A143]" office:value-type="float" office:value="19930.098276" calcext:value-type="float">
            <text:p>19930.098</text:p>
          </table:table-cell>
          <table:table-cell table:formula="of:=[.C143]*[.C143]" office:value-type="float" office:value="4.57414071964482" calcext:value-type="float">
            <text:p>4.5741</text:p>
          </table:table-cell>
          <table:table-cell table:formula="of:=[.A143]*[.C143]" office:value-type="float" office:value="301.932234236053" calcext:value-type="float">
            <text:p>301.9322</text:p>
          </table:table-cell>
          <table:table-cell/>
        </table:table-row>
        <table:table-row table:style-name="ro1">
          <table:table-cell office:value-type="float" office:value="142.175" calcext:value-type="float">
            <text:p>142.175</text:p>
          </table:table-cell>
          <table:table-cell office:value-type="float" office:value="8.4682" calcext:value-type="float">
            <text:p>8.4682</text:p>
          </table:table-cell>
          <table:table-cell table:formula="of:=LOG([.B144]; EXP(1))" office:value-type="float" office:value="2.13631797132153" calcext:value-type="float">
            <text:p>2.136</text:p>
          </table:table-cell>
          <table:table-cell table:formula="of:=[.A144]*[.A144]" office:value-type="float" office:value="20213.730625" calcext:value-type="float">
            <text:p>20213.731</text:p>
          </table:table-cell>
          <table:table-cell table:formula="of:=[.C144]*[.C144]" office:value-type="float" office:value="4.56385447459135" calcext:value-type="float">
            <text:p>4.5639</text:p>
          </table:table-cell>
          <table:table-cell table:formula="of:=[.A144]*[.C144]" office:value-type="float" office:value="303.731007572639" calcext:value-type="float">
            <text:p>303.7310</text:p>
          </table:table-cell>
          <table:table-cell/>
        </table:table-row>
        <table:table-row table:style-name="ro1">
          <table:table-cell office:value-type="float" office:value="143.174" calcext:value-type="float">
            <text:p>143.174</text:p>
          </table:table-cell>
          <table:table-cell office:value-type="float" office:value="8.4469" calcext:value-type="float">
            <text:p>8.4469</text:p>
          </table:table-cell>
          <table:table-cell table:formula="of:=LOG([.B145]; EXP(1))" office:value-type="float" office:value="2.13379951015273" calcext:value-type="float">
            <text:p>2.134</text:p>
          </table:table-cell>
          <table:table-cell table:formula="of:=[.A145]*[.A145]" office:value-type="float" office:value="20498.794276" calcext:value-type="float">
            <text:p>20498.794</text:p>
          </table:table-cell>
          <table:table-cell table:formula="of:=[.C145]*[.C145]" office:value-type="float" office:value="4.55310034952804" calcext:value-type="float">
            <text:p>4.5531</text:p>
          </table:table-cell>
          <table:table-cell table:formula="of:=[.A145]*[.C145]" office:value-type="float" office:value="305.504611066607" calcext:value-type="float">
            <text:p>305.5046</text:p>
          </table:table-cell>
          <table:table-cell/>
        </table:table-row>
        <table:table-row table:style-name="ro1">
          <table:table-cell office:value-type="float" office:value="144.175" calcext:value-type="float">
            <text:p>144.175</text:p>
          </table:table-cell>
          <table:table-cell office:value-type="float" office:value="8.4273" calcext:value-type="float">
            <text:p>8.4273</text:p>
          </table:table-cell>
          <table:table-cell table:formula="of:=LOG([.B146]; EXP(1))" office:value-type="float" office:value="2.13147643601416" calcext:value-type="float">
            <text:p>2.131</text:p>
          </table:table-cell>
          <table:table-cell table:formula="of:=[.A146]*[.A146]" office:value-type="float" office:value="20786.430625" calcext:value-type="float">
            <text:p>20786.431</text:p>
          </table:table-cell>
          <table:table-cell table:formula="of:=[.C146]*[.C146]" office:value-type="float" office:value="4.54319179728361" calcext:value-type="float">
            <text:p>4.5432</text:p>
          </table:table-cell>
          <table:table-cell table:formula="of:=[.A146]*[.C146]" office:value-type="float" office:value="307.305615162341" calcext:value-type="float">
            <text:p>307.3056</text:p>
          </table:table-cell>
          <table:table-cell/>
        </table:table-row>
        <table:table-row table:style-name="ro1">
          <table:table-cell office:value-type="float" office:value="145.174" calcext:value-type="float">
            <text:p>145.174</text:p>
          </table:table-cell>
          <table:table-cell office:value-type="float" office:value="8.406" calcext:value-type="float">
            <text:p>8.406</text:p>
          </table:table-cell>
          <table:table-cell table:formula="of:=LOG([.B147]; EXP(1))" office:value-type="float" office:value="2.12894573658293" calcext:value-type="float">
            <text:p>2.129</text:p>
          </table:table-cell>
          <table:table-cell table:formula="of:=[.A147]*[.A147]" office:value-type="float" office:value="21075.490276" calcext:value-type="float">
            <text:p>21075.490</text:p>
          </table:table-cell>
          <table:table-cell table:formula="of:=[.C147]*[.C147]" office:value-type="float" office:value="4.53240994931461" calcext:value-type="float">
            <text:p>4.5324</text:p>
          </table:table-cell>
          <table:table-cell table:formula="of:=[.A147]*[.C147]" office:value-type="float" office:value="309.06756836269" calcext:value-type="float">
            <text:p>309.0676</text:p>
          </table:table-cell>
          <table:table-cell/>
        </table:table-row>
        <table:table-row table:style-name="ro1">
          <table:table-cell office:value-type="float" office:value="146.174" calcext:value-type="float">
            <text:p>146.174</text:p>
          </table:table-cell>
          <table:table-cell office:value-type="float" office:value="8.3862" calcext:value-type="float">
            <text:p>8.3862</text:p>
          </table:table-cell>
          <table:table-cell table:formula="of:=LOG([.B148]; EXP(1))" office:value-type="float" office:value="2.12658749773678" calcext:value-type="float">
            <text:p>2.127</text:p>
          </table:table-cell>
          <table:table-cell table:formula="of:=[.A148]*[.A148]" office:value-type="float" office:value="21366.838276" calcext:value-type="float">
            <text:p>21366.838</text:p>
          </table:table-cell>
          <table:table-cell table:formula="of:=[.C148]*[.C148]" office:value-type="float" office:value="4.52237438553037" calcext:value-type="float">
            <text:p>4.5224</text:p>
          </table:table-cell>
          <table:table-cell table:formula="of:=[.A148]*[.C148]" office:value-type="float" office:value="310.851800894176" calcext:value-type="float">
            <text:p>310.8518</text:p>
          </table:table-cell>
          <table:table-cell/>
        </table:table-row>
        <table:table-row table:style-name="ro1">
          <table:table-cell office:value-type="float" office:value="147.175" calcext:value-type="float">
            <text:p>147.175</text:p>
          </table:table-cell>
          <table:table-cell office:value-type="float" office:value="8.3663" calcext:value-type="float">
            <text:p>8.3663</text:p>
          </table:table-cell>
          <table:table-cell table:formula="of:=LOG([.B149]; EXP(1))" office:value-type="float" office:value="2.1242117318081" calcext:value-type="float">
            <text:p>2.124</text:p>
          </table:table-cell>
          <table:table-cell table:formula="of:=[.A149]*[.A149]" office:value-type="float" office:value="21660.480625" calcext:value-type="float">
            <text:p>21660.481</text:p>
          </table:table-cell>
          <table:table-cell table:formula="of:=[.C149]*[.C149]" office:value-type="float" office:value="4.51227548155118" calcext:value-type="float">
            <text:p>4.5123</text:p>
          </table:table-cell>
          <table:table-cell table:formula="of:=[.A149]*[.C149]" office:value-type="float" office:value="312.630861628858" calcext:value-type="float">
            <text:p>312.6309</text:p>
          </table:table-cell>
          <table:table-cell/>
        </table:table-row>
        <table:table-row table:style-name="ro1">
          <table:table-cell office:value-type="float" office:value="148.174" calcext:value-type="float">
            <text:p>148.174</text:p>
          </table:table-cell>
          <table:table-cell office:value-type="float" office:value="8.3465" calcext:value-type="float">
            <text:p>8.3465</text:p>
          </table:table-cell>
          <table:table-cell table:formula="of:=LOG([.B150]; EXP(1))" office:value-type="float" office:value="2.12184228931331" calcext:value-type="float">
            <text:p>2.122</text:p>
          </table:table-cell>
          <table:table-cell table:formula="of:=[.A150]*[.A150]" office:value-type="float" office:value="21955.534276" calcext:value-type="float">
            <text:p>21955.534</text:p>
          </table:table-cell>
          <table:table-cell table:formula="of:=[.C150]*[.C150]" office:value-type="float" office:value="4.50221470071833" calcext:value-type="float">
            <text:p>4.5022</text:p>
          </table:table-cell>
          <table:table-cell table:formula="of:=[.A150]*[.C150]" office:value-type="float" office:value="314.40185937671" calcext:value-type="float">
            <text:p>314.4019</text:p>
          </table:table-cell>
          <table:table-cell/>
        </table:table-row>
        <table:table-row table:style-name="ro1">
          <table:table-cell office:value-type="float" office:value="149.174" calcext:value-type="float">
            <text:p>149.174</text:p>
          </table:table-cell>
          <table:table-cell office:value-type="float" office:value="8.3256" calcext:value-type="float">
            <text:p>8.3256</text:p>
          </table:table-cell>
          <table:table-cell table:formula="of:=LOG([.B151]; EXP(1))" office:value-type="float" office:value="2.11933510534151" calcext:value-type="float">
            <text:p>2.119</text:p>
          </table:table-cell>
          <table:table-cell table:formula="of:=[.A151]*[.A151]" office:value-type="float" office:value="22252.882276" calcext:value-type="float">
            <text:p>22252.882</text:p>
          </table:table-cell>
          <table:table-cell table:formula="of:=[.C151]*[.C151]" office:value-type="float" office:value="4.49158128873292" calcext:value-type="float">
            <text:p>4.4916</text:p>
          </table:table-cell>
          <table:table-cell table:formula="of:=[.A151]*[.C151]" office:value-type="float" office:value="316.149695004215" calcext:value-type="float">
            <text:p>316.1497</text:p>
          </table:table-cell>
          <table:table-cell/>
        </table:table-row>
        <table:table-row table:style-name="ro1">
          <table:table-cell office:value-type="float" office:value="150.174" calcext:value-type="float">
            <text:p>150.174</text:p>
          </table:table-cell>
          <table:table-cell office:value-type="float" office:value="8.3063" calcext:value-type="float">
            <text:p>8.3063</text:p>
          </table:table-cell>
          <table:table-cell table:formula="of:=LOG([.B152]; EXP(1))" office:value-type="float" office:value="2.11701426302488" calcext:value-type="float">
            <text:p>2.117</text:p>
          </table:table-cell>
          <table:table-cell table:formula="of:=[.A152]*[.A152]" office:value-type="float" office:value="22552.230276" calcext:value-type="float">
            <text:p>22552.230</text:p>
          </table:table-cell>
          <table:table-cell table:formula="of:=[.C152]*[.C152]" office:value-type="float" office:value="4.48174938985079" calcext:value-type="float">
            <text:p>4.4817</text:p>
          </table:table-cell>
          <table:table-cell table:formula="of:=[.A152]*[.C152]" office:value-type="float" office:value="317.920499935499" calcext:value-type="float">
            <text:p>317.9205</text:p>
          </table:table-cell>
          <table:table-cell/>
        </table:table-row>
        <table:table-row table:style-name="ro1">
          <table:table-cell office:value-type="float" office:value="151.175" calcext:value-type="float">
            <text:p>151.175</text:p>
          </table:table-cell>
          <table:table-cell office:value-type="float" office:value="8.2863" calcext:value-type="float">
            <text:p>8.2863</text:p>
          </table:table-cell>
          <table:table-cell table:formula="of:=LOG([.B153]; EXP(1))" office:value-type="float" office:value="2.11460354864788" calcext:value-type="float">
            <text:p>2.115</text:p>
          </table:table-cell>
          <table:table-cell table:formula="of:=[.A153]*[.A153]" office:value-type="float" office:value="22853.880625" calcext:value-type="float">
            <text:p>22853.881</text:p>
          </table:table-cell>
          <table:table-cell table:formula="of:=[.C153]*[.C153]" office:value-type="float" office:value="4.47154816795422" calcext:value-type="float">
            <text:p>4.4715</text:p>
          </table:table-cell>
          <table:table-cell table:formula="of:=[.A153]*[.C153]" office:value-type="float" office:value="319.675191466844" calcext:value-type="float">
            <text:p>319.6752</text:p>
          </table:table-cell>
          <table:table-cell/>
        </table:table-row>
        <table:table-row table:style-name="ro1">
          <table:table-cell office:value-type="float" office:value="152.174" calcext:value-type="float">
            <text:p>152.174</text:p>
          </table:table-cell>
          <table:table-cell office:value-type="float" office:value="8.2663" calcext:value-type="float">
            <text:p>8.2663</text:p>
          </table:table-cell>
          <table:table-cell table:formula="of:=LOG([.B154]; EXP(1))" office:value-type="float" office:value="2.11218700868041" calcext:value-type="float">
            <text:p>2.112</text:p>
          </table:table-cell>
          <table:table-cell table:formula="of:=[.A154]*[.A154]" office:value-type="float" office:value="23156.926276" calcext:value-type="float">
            <text:p>23156.926</text:p>
          </table:table-cell>
          <table:table-cell table:formula="of:=[.C154]*[.C154]" office:value-type="float" office:value="4.46133395963831" calcext:value-type="float">
            <text:p>4.4613</text:p>
          </table:table-cell>
          <table:table-cell table:formula="of:=[.A154]*[.C154]" office:value-type="float" office:value="321.419945858933" calcext:value-type="float">
            <text:p>321.4199</text:p>
          </table:table-cell>
          <table:table-cell/>
        </table:table-row>
        <table:table-row table:style-name="ro1">
          <table:table-cell office:value-type="float" office:value="153.174" calcext:value-type="float">
            <text:p>153.174</text:p>
          </table:table-cell>
          <table:table-cell office:value-type="float" office:value="8.2451" calcext:value-type="float">
            <text:p>8.2451</text:p>
          </table:table-cell>
          <table:table-cell table:formula="of:=LOG([.B155]; EXP(1))" office:value-type="float" office:value="2.10961908450078" calcext:value-type="float">
            <text:p>2.110</text:p>
          </table:table-cell>
          <table:table-cell table:formula="of:=[.A155]*[.A155]" office:value-type="float" office:value="23462.274276" calcext:value-type="float">
            <text:p>23462.274</text:p>
          </table:table-cell>
          <table:table-cell table:formula="of:=[.C155]*[.C155]" office:value-type="float" office:value="4.4504926816899" calcext:value-type="float">
            <text:p>4.4505</text:p>
          </table:table-cell>
          <table:table-cell table:formula="of:=[.A155]*[.C155]" office:value-type="float" office:value="323.138793649322" calcext:value-type="float">
            <text:p>323.1388</text:p>
          </table:table-cell>
          <table:table-cell/>
        </table:table-row>
        <table:table-row table:style-name="ro1">
          <table:table-cell office:value-type="float" office:value="154.179" calcext:value-type="float">
            <text:p>154.179</text:p>
          </table:table-cell>
          <table:table-cell office:value-type="float" office:value="8.2276" calcext:value-type="float">
            <text:p>8.2276</text:p>
          </table:table-cell>
          <table:table-cell table:formula="of:=LOG([.B156]; EXP(1))" office:value-type="float" office:value="2.10749435612187" calcext:value-type="float">
            <text:p>2.107</text:p>
          </table:table-cell>
          <table:table-cell table:formula="of:=[.A156]*[.A156]" office:value-type="float" office:value="23771.164041" calcext:value-type="float">
            <text:p>23771.164</text:p>
          </table:table-cell>
          <table:table-cell table:formula="of:=[.C156]*[.C156]" office:value-type="float" office:value="4.44153246108554" calcext:value-type="float">
            <text:p>4.4415</text:p>
          </table:table-cell>
          <table:table-cell table:formula="of:=[.A156]*[.C156]" office:value-type="float" office:value="324.931372332514" calcext:value-type="float">
            <text:p>324.9314</text:p>
          </table:table-cell>
          <table:table-cell/>
        </table:table-row>
        <table:table-row table:style-name="ro1">
          <table:table-cell office:value-type="float" office:value="155.175" calcext:value-type="float">
            <text:p>155.175</text:p>
          </table:table-cell>
          <table:table-cell office:value-type="float" office:value="8.2063" calcext:value-type="float">
            <text:p>8.2063</text:p>
          </table:table-cell>
          <table:table-cell table:formula="of:=LOG([.B157]; EXP(1))" office:value-type="float" office:value="2.10490215196739" calcext:value-type="float">
            <text:p>2.105</text:p>
          </table:table-cell>
          <table:table-cell table:formula="of:=[.A157]*[.A157]" office:value-type="float" office:value="24079.280625" calcext:value-type="float">
            <text:p>24079.281</text:p>
          </table:table-cell>
          <table:table-cell table:formula="of:=[.C157]*[.C157]" office:value-type="float" office:value="4.43061306935696" calcext:value-type="float">
            <text:p>4.4306</text:p>
          </table:table-cell>
          <table:table-cell table:formula="of:=[.A157]*[.C157]" office:value-type="float" office:value="326.62819143154" calcext:value-type="float">
            <text:p>326.6282</text:p>
          </table:table-cell>
          <table:table-cell/>
        </table:table-row>
        <table:table-row table:style-name="ro1">
          <table:table-cell office:value-type="float" office:value="156.174" calcext:value-type="float">
            <text:p>156.174</text:p>
          </table:table-cell>
          <table:table-cell office:value-type="float" office:value="8.1866" calcext:value-type="float">
            <text:p>8.1866</text:p>
          </table:table-cell>
          <table:table-cell table:formula="of:=LOG([.B158]; EXP(1))" office:value-type="float" office:value="2.1024986712552" calcext:value-type="float">
            <text:p>2.102</text:p>
          </table:table-cell>
          <table:table-cell table:formula="of:=[.A158]*[.A158]" office:value-type="float" office:value="24390.318276" calcext:value-type="float">
            <text:p>24390.318</text:p>
          </table:table-cell>
          <table:table-cell table:formula="of:=[.C158]*[.C158]" office:value-type="float" office:value="4.42050066262988" calcext:value-type="float">
            <text:p>4.4205</text:p>
          </table:table-cell>
          <table:table-cell table:formula="of:=[.A158]*[.C158]" office:value-type="float" office:value="328.35562748461" calcext:value-type="float">
            <text:p>328.3556</text:p>
          </table:table-cell>
          <table:table-cell/>
        </table:table-row>
        <table:table-row table:style-name="ro1">
          <table:table-cell office:value-type="float" office:value="157.175" calcext:value-type="float">
            <text:p>157.175</text:p>
          </table:table-cell>
          <table:table-cell office:value-type="float" office:value="8.1664" calcext:value-type="float">
            <text:p>8.1664</text:p>
          </table:table-cell>
          <table:table-cell table:formula="of:=LOG([.B159]; EXP(1))" office:value-type="float" office:value="2.10002817528822" calcext:value-type="float">
            <text:p>2.100</text:p>
          </table:table-cell>
          <table:table-cell table:formula="of:=[.A159]*[.A159]" office:value-type="float" office:value="24703.980625" calcext:value-type="float">
            <text:p>24703.981</text:p>
          </table:table-cell>
          <table:table-cell table:formula="of:=[.C159]*[.C159]" office:value-type="float" office:value="4.41011833700439" calcext:value-type="float">
            <text:p>4.4101</text:p>
          </table:table-cell>
          <table:table-cell table:formula="of:=[.A159]*[.C159]" office:value-type="float" office:value="330.071928450927" calcext:value-type="float">
            <text:p>330.0719</text:p>
          </table:table-cell>
          <table:table-cell/>
        </table:table-row>
        <table:table-row table:style-name="ro1">
          <table:table-cell office:value-type="float" office:value="158.174" calcext:value-type="float">
            <text:p>158.174</text:p>
          </table:table-cell>
          <table:table-cell office:value-type="float" office:value="8.1467" calcext:value-type="float">
            <text:p>8.1467</text:p>
          </table:table-cell>
          <table:table-cell table:formula="of:=LOG([.B160]; EXP(1))" office:value-type="float" office:value="2.09761293727994" calcext:value-type="float">
            <text:p>2.098</text:p>
          </table:table-cell>
          <table:table-cell table:formula="of:=[.A160]*[.A160]" office:value-type="float" office:value="25019.014276" calcext:value-type="float">
            <text:p>25019.014</text:p>
          </table:table-cell>
          <table:table-cell table:formula="of:=[.C160]*[.C160]" office:value-type="float" office:value="4.39998003464419" calcext:value-type="float">
            <text:p>4.4000</text:p>
          </table:table-cell>
          <table:table-cell table:formula="of:=[.A160]*[.C160]" office:value-type="float" office:value="331.787828741318" calcext:value-type="float">
            <text:p>331.7878</text:p>
          </table:table-cell>
          <table:table-cell/>
        </table:table-row>
        <table:table-row table:style-name="ro1">
          <table:table-cell office:value-type="float" office:value="159.175" calcext:value-type="float">
            <text:p>159.175</text:p>
          </table:table-cell>
          <table:table-cell office:value-type="float" office:value="8.1276" calcext:value-type="float">
            <text:p>8.1276</text:p>
          </table:table-cell>
          <table:table-cell table:formula="of:=LOG([.B161]; EXP(1))" office:value-type="float" office:value="2.09526567702672" calcext:value-type="float">
            <text:p>2.095</text:p>
          </table:table-cell>
          <table:table-cell table:formula="of:=[.A161]*[.A161]" office:value-type="float" office:value="25336.680625" calcext:value-type="float">
            <text:p>25336.681</text:p>
          </table:table-cell>
          <table:table-cell table:formula="of:=[.C161]*[.C161]" office:value-type="float" office:value="4.39013825732625" calcext:value-type="float">
            <text:p>4.3901</text:p>
          </table:table-cell>
          <table:table-cell table:formula="of:=[.A161]*[.C161]" office:value-type="float" office:value="333.513914140728" calcext:value-type="float">
            <text:p>333.5139</text:p>
          </table:table-cell>
          <table:table-cell/>
        </table:table-row>
        <table:table-row table:style-name="ro1">
          <table:table-cell office:value-type="float" office:value="160.174" calcext:value-type="float">
            <text:p>160.174</text:p>
          </table:table-cell>
          <table:table-cell office:value-type="float" office:value="8.1087" calcext:value-type="float">
            <text:p>8.1087</text:p>
          </table:table-cell>
          <table:table-cell table:formula="of:=LOG([.B162]; EXP(1))" office:value-type="float" office:value="2.09293755934761" calcext:value-type="float">
            <text:p>2.093</text:p>
          </table:table-cell>
          <table:table-cell table:formula="of:=[.A162]*[.A162]" office:value-type="float" office:value="25655.710276" calcext:value-type="float">
            <text:p>25655.710</text:p>
          </table:table-cell>
          <table:table-cell table:formula="of:=[.C162]*[.C162]" office:value-type="float" office:value="4.38038762732792" calcext:value-type="float">
            <text:p>4.3804</text:p>
          </table:table-cell>
          <table:table-cell table:formula="of:=[.A162]*[.C162]" office:value-type="float" office:value="335.234180630944" calcext:value-type="float">
            <text:p>335.2342</text:p>
          </table:table-cell>
          <table:table-cell/>
        </table:table-row>
        <table:table-row table:style-name="ro1">
          <table:table-cell office:value-type="float" office:value="161.175" calcext:value-type="float">
            <text:p>161.175</text:p>
          </table:table-cell>
          <table:table-cell office:value-type="float" office:value="8.0884" calcext:value-type="float">
            <text:p>8.0884</text:p>
          </table:table-cell>
          <table:table-cell table:formula="of:=LOG([.B163]; EXP(1))" office:value-type="float" office:value="2.09043093647944" calcext:value-type="float">
            <text:p>2.090</text:p>
          </table:table-cell>
          <table:table-cell table:formula="of:=[.A163]*[.A163]" office:value-type="float" office:value="25977.380625" calcext:value-type="float">
            <text:p>25977.381</text:p>
          </table:table-cell>
          <table:table-cell table:formula="of:=[.C163]*[.C163]" office:value-type="float" office:value="4.3699015001903" calcext:value-type="float">
            <text:p>4.3699</text:p>
          </table:table-cell>
          <table:table-cell table:formula="of:=[.A163]*[.C163]" office:value-type="float" office:value="336.925206187073" calcext:value-type="float">
            <text:p>336.9252</text:p>
          </table:table-cell>
          <table:table-cell/>
        </table:table-row>
        <table:table-row table:style-name="ro1">
          <table:table-cell office:value-type="float" office:value="162.174" calcext:value-type="float">
            <text:p>162.174</text:p>
          </table:table-cell>
          <table:table-cell office:value-type="float" office:value="8.0691" calcext:value-type="float">
            <text:p>8.0691</text:p>
          </table:table-cell>
          <table:table-cell table:formula="of:=LOG([.B164]; EXP(1))" office:value-type="float" office:value="2.08804195189901" calcext:value-type="float">
            <text:p>2.088</text:p>
          </table:table-cell>
          <table:table-cell table:formula="of:=[.A164]*[.A164]" office:value-type="float" office:value="26300.406276" calcext:value-type="float">
            <text:p>26300.406</text:p>
          </table:table-cell>
          <table:table-cell table:formula="of:=[.C164]*[.C164]" office:value-type="float" office:value="4.35991919289021" calcext:value-type="float">
            <text:p>4.3599</text:p>
          </table:table-cell>
          <table:table-cell table:formula="of:=[.A164]*[.C164]" office:value-type="float" office:value="338.62611550727" calcext:value-type="float">
            <text:p>338.6261</text:p>
          </table:table-cell>
          <table:table-cell/>
        </table:table-row>
        <table:table-row table:style-name="ro1">
          <table:table-cell office:value-type="float" office:value="163.175" calcext:value-type="float">
            <text:p>163.175</text:p>
          </table:table-cell>
          <table:table-cell office:value-type="float" office:value="8.0483" calcext:value-type="float">
            <text:p>8.0483</text:p>
          </table:table-cell>
          <table:table-cell table:formula="of:=LOG([.B165]; EXP(1))" office:value-type="float" office:value="2.08546088900459" calcext:value-type="float">
            <text:p>2.085</text:p>
          </table:table-cell>
          <table:table-cell table:formula="of:=[.A165]*[.A165]" office:value-type="float" office:value="26626.080625" calcext:value-type="float">
            <text:p>26626.081</text:p>
          </table:table-cell>
          <table:table-cell table:formula="of:=[.C165]*[.C165]" office:value-type="float" office:value="4.3491471195678" calcext:value-type="float">
            <text:p>4.3491</text:p>
          </table:table-cell>
          <table:table-cell table:formula="of:=[.A165]*[.C165]" office:value-type="float" office:value="340.295080563323" calcext:value-type="float">
            <text:p>340.2951</text:p>
          </table:table-cell>
          <table:table-cell/>
        </table:table-row>
        <table:table-row table:style-name="ro1">
          <table:table-cell office:value-type="float" office:value="164.175" calcext:value-type="float">
            <text:p>164.175</text:p>
          </table:table-cell>
          <table:table-cell office:value-type="float" office:value="8.0298" calcext:value-type="float">
            <text:p>8.0298</text:p>
          </table:table-cell>
          <table:table-cell table:formula="of:=LOG([.B166]; EXP(1))" office:value-type="float" office:value="2.08315962104825" calcext:value-type="float">
            <text:p>2.083</text:p>
          </table:table-cell>
          <table:table-cell table:formula="of:=[.A166]*[.A166]" office:value-type="float" office:value="26953.430625" calcext:value-type="float">
            <text:p>26953.431</text:p>
          </table:table-cell>
          <table:table-cell table:formula="of:=[.C166]*[.C166]" office:value-type="float" office:value="4.33955400676588" calcext:value-type="float">
            <text:p>4.3396</text:p>
          </table:table-cell>
          <table:table-cell table:formula="of:=[.A166]*[.C166]" office:value-type="float" office:value="342.002730785596" calcext:value-type="float">
            <text:p>342.0027</text:p>
          </table:table-cell>
          <table:table-cell/>
        </table:table-row>
        <table:table-row table:style-name="ro1">
          <table:table-cell office:value-type="float" office:value="165.174" calcext:value-type="float">
            <text:p>165.174</text:p>
          </table:table-cell>
          <table:table-cell office:value-type="float" office:value="8.0099" calcext:value-type="float">
            <text:p>8.0099</text:p>
          </table:table-cell>
          <table:table-cell table:formula="of:=LOG([.B167]; EXP(1))" office:value-type="float" office:value="2.08067827660783" calcext:value-type="float">
            <text:p>2.081</text:p>
          </table:table-cell>
          <table:table-cell table:formula="of:=[.A167]*[.A167]" office:value-type="float" office:value="27282.450276" calcext:value-type="float">
            <text:p>27282.450</text:p>
          </table:table-cell>
          <table:table-cell table:formula="of:=[.C167]*[.C167]" office:value-type="float" office:value="4.32922209074773" calcext:value-type="float">
            <text:p>4.3292</text:p>
          </table:table-cell>
          <table:table-cell table:formula="of:=[.A167]*[.C167]" office:value-type="float" office:value="343.673953660422" calcext:value-type="float">
            <text:p>343.6740</text:p>
          </table:table-cell>
          <table:table-cell/>
        </table:table-row>
        <table:table-row table:style-name="ro1">
          <table:table-cell office:value-type="float" office:value="166.175" calcext:value-type="float">
            <text:p>166.175</text:p>
          </table:table-cell>
          <table:table-cell office:value-type="float" office:value="7.9892" calcext:value-type="float">
            <text:p>7.9892</text:p>
          </table:table-cell>
          <table:table-cell table:formula="of:=LOG([.B168]; EXP(1))" office:value-type="float" office:value="2.07809062960888" calcext:value-type="float">
            <text:p>2.078</text:p>
          </table:table-cell>
          <table:table-cell table:formula="of:=[.A168]*[.A168]" office:value-type="float" office:value="27614.130625" calcext:value-type="float">
            <text:p>27614.131</text:p>
          </table:table-cell>
          <table:table-cell table:formula="of:=[.C168]*[.C168]" office:value-type="float" office:value="4.31846066486823" calcext:value-type="float">
            <text:p>4.3185</text:p>
          </table:table-cell>
          <table:table-cell table:formula="of:=[.A168]*[.C168]" office:value-type="float" office:value="345.326710375256" calcext:value-type="float">
            <text:p>345.3267</text:p>
          </table:table-cell>
          <table:table-cell/>
        </table:table-row>
        <table:table-row table:style-name="ro1">
          <table:table-cell office:value-type="float" office:value="167.174" calcext:value-type="float">
            <text:p>167.174</text:p>
          </table:table-cell>
          <table:table-cell office:value-type="float" office:value="7.9707" calcext:value-type="float">
            <text:p>7.9707</text:p>
          </table:table-cell>
          <table:table-cell table:formula="of:=LOG([.B169]; EXP(1))" office:value-type="float" office:value="2.07577231830545" calcext:value-type="float">
            <text:p>2.076</text:p>
          </table:table-cell>
          <table:table-cell table:formula="of:=[.A169]*[.A169]" office:value-type="float" office:value="27947.146276" calcext:value-type="float">
            <text:p>27947.146</text:p>
          </table:table-cell>
          <table:table-cell table:formula="of:=[.C169]*[.C169]" office:value-type="float" office:value="4.30883071744319" calcext:value-type="float">
            <text:p>4.3088</text:p>
          </table:table-cell>
          <table:table-cell table:formula="of:=[.A169]*[.C169]" office:value-type="float" office:value="347.015161540396" calcext:value-type="float">
            <text:p>347.0152</text:p>
          </table:table-cell>
          <table:table-cell/>
        </table:table-row>
        <table:table-row table:style-name="ro1">
          <table:table-cell office:value-type="float" office:value="168.175" calcext:value-type="float">
            <text:p>168.175</text:p>
          </table:table-cell>
          <table:table-cell office:value-type="float" office:value="7.9506" calcext:value-type="float">
            <text:p>7.9506</text:p>
          </table:table-cell>
          <table:table-cell table:formula="of:=LOG([.B170]; EXP(1))" office:value-type="float" office:value="2.07324739751651" calcext:value-type="float">
            <text:p>2.073</text:p>
          </table:table-cell>
          <table:table-cell table:formula="of:=[.A170]*[.A170]" office:value-type="float" office:value="28282.830625" calcext:value-type="float">
            <text:p>28282.831</text:p>
          </table:table-cell>
          <table:table-cell table:formula="of:=[.C170]*[.C170]" office:value-type="float" office:value="4.29835477130898" calcext:value-type="float">
            <text:p>4.2984</text:p>
          </table:table-cell>
          <table:table-cell table:formula="of:=[.A170]*[.C170]" office:value-type="float" office:value="348.668381077339" calcext:value-type="float">
            <text:p>348.6684</text:p>
          </table:table-cell>
          <table:table-cell/>
        </table:table-row>
        <table:table-row table:style-name="ro1">
          <table:table-cell office:value-type="float" office:value="169.174" calcext:value-type="float">
            <text:p>169.174</text:p>
          </table:table-cell>
          <table:table-cell office:value-type="float" office:value="7.9322" calcext:value-type="float">
            <text:p>7.9322</text:p>
          </table:table-cell>
          <table:table-cell table:formula="of:=LOG([.B171]; EXP(1))" office:value-type="float" office:value="2.07093042466141" calcext:value-type="float">
            <text:p>2.071</text:p>
          </table:table-cell>
          <table:table-cell table:formula="of:=[.A171]*[.A171]" office:value-type="float" office:value="28619.842276" calcext:value-type="float">
            <text:p>28619.842</text:p>
          </table:table-cell>
          <table:table-cell table:formula="of:=[.C171]*[.C171]" office:value-type="float" office:value="4.28875282378828" calcext:value-type="float">
            <text:p>4.2888</text:p>
          </table:table-cell>
          <table:table-cell table:formula="of:=[.A171]*[.C171]" office:value-type="float" office:value="350.347583661669" calcext:value-type="float">
            <text:p>350.3476</text:p>
          </table:table-cell>
          <table:table-cell/>
        </table:table-row>
        <table:table-row table:style-name="ro1">
          <table:table-cell office:value-type="float" office:value="170.174" calcext:value-type="float">
            <text:p>170.174</text:p>
          </table:table-cell>
          <table:table-cell office:value-type="float" office:value="7.9135" calcext:value-type="float">
            <text:p>7.9135</text:p>
          </table:table-cell>
          <table:table-cell table:formula="of:=LOG([.B172]; EXP(1))" office:value-type="float" office:value="2.0685701617912" calcext:value-type="float">
            <text:p>2.069</text:p>
          </table:table-cell>
          <table:table-cell table:formula="of:=[.A172]*[.A172]" office:value-type="float" office:value="28959.190276" calcext:value-type="float">
            <text:p>28959.190</text:p>
          </table:table-cell>
          <table:table-cell table:formula="of:=[.C172]*[.C172]" office:value-type="float" office:value="4.27898251425287" calcext:value-type="float">
            <text:p>4.2790</text:p>
          </table:table-cell>
          <table:table-cell table:formula="of:=[.A172]*[.C172]" office:value-type="float" office:value="352.016858712656" calcext:value-type="float">
            <text:p>352.0169</text:p>
          </table:table-cell>
          <table:table-cell/>
        </table:table-row>
        <table:table-row table:style-name="ro1">
          <table:table-cell office:value-type="float" office:value="171.174" calcext:value-type="float">
            <text:p>171.174</text:p>
          </table:table-cell>
          <table:table-cell office:value-type="float" office:value="7.8941" calcext:value-type="float">
            <text:p>7.8941</text:p>
          </table:table-cell>
          <table:table-cell table:formula="of:=LOG([.B173]; EXP(1))" office:value-type="float" office:value="2.06611564500942" calcext:value-type="float">
            <text:p>2.066</text:p>
          </table:table-cell>
          <table:table-cell table:formula="of:=[.A173]*[.A173]" office:value-type="float" office:value="29300.538276" calcext:value-type="float">
            <text:p>29300.538</text:p>
          </table:table-cell>
          <table:table-cell table:formula="of:=[.C173]*[.C173]" office:value-type="float" office:value="4.26883385855269" calcext:value-type="float">
            <text:p>4.2688</text:p>
          </table:table-cell>
          <table:table-cell table:formula="of:=[.A173]*[.C173]" office:value-type="float" office:value="353.665279418842" calcext:value-type="float">
            <text:p>353.6653</text:p>
          </table:table-cell>
          <table:table-cell/>
        </table:table-row>
        <table:table-row table:style-name="ro1">
          <table:table-cell office:value-type="float" office:value="172.174" calcext:value-type="float">
            <text:p>172.174</text:p>
          </table:table-cell>
          <table:table-cell office:value-type="float" office:value="7.8741" calcext:value-type="float">
            <text:p>7.8741</text:p>
          </table:table-cell>
          <table:table-cell table:formula="of:=LOG([.B174]; EXP(1))" office:value-type="float" office:value="2.0635788924663" calcext:value-type="float">
            <text:p>2.064</text:p>
          </table:table-cell>
          <table:table-cell table:formula="of:=[.A174]*[.A174]" office:value-type="float" office:value="29643.886276" calcext:value-type="float">
            <text:p>29643.886</text:p>
          </table:table-cell>
          <table:table-cell table:formula="of:=[.C174]*[.C174]" office:value-type="float" office:value="4.25835784543245" calcext:value-type="float">
            <text:p>4.2584</text:p>
          </table:table-cell>
          <table:table-cell table:formula="of:=[.A174]*[.C174]" office:value-type="float" office:value="355.294632231493" calcext:value-type="float">
            <text:p>355.2946</text:p>
          </table:table-cell>
          <table:table-cell/>
        </table:table-row>
        <table:table-row table:style-name="ro1">
          <table:table-cell office:value-type="float" office:value="173.174" calcext:value-type="float">
            <text:p>173.174</text:p>
          </table:table-cell>
          <table:table-cell office:value-type="float" office:value="7.8555" calcext:value-type="float">
            <text:p>7.8555</text:p>
          </table:table-cell>
          <table:table-cell table:formula="of:=LOG([.B175]; EXP(1))" office:value-type="float" office:value="2.06121392340552" calcext:value-type="float">
            <text:p>2.061</text:p>
          </table:table-cell>
          <table:table-cell table:formula="of:=[.A175]*[.A175]" office:value-type="float" office:value="29989.234276" calcext:value-type="float">
            <text:p>29989.234</text:p>
          </table:table-cell>
          <table:table-cell table:formula="of:=[.C175]*[.C175]" office:value-type="float" office:value="4.24860283804076" calcext:value-type="float">
            <text:p>4.2486</text:p>
          </table:table-cell>
          <table:table-cell table:formula="of:=[.A175]*[.C175]" office:value-type="float" office:value="356.948659971827" calcext:value-type="float">
            <text:p>356.9487</text:p>
          </table:table-cell>
          <table:table-cell/>
        </table:table-row>
        <table:table-row table:style-name="ro1">
          <table:table-cell office:value-type="float" office:value="174.174" calcext:value-type="float">
            <text:p>174.174</text:p>
          </table:table-cell>
          <table:table-cell office:value-type="float" office:value="7.8356" calcext:value-type="float">
            <text:p>7.8356</text:p>
          </table:table-cell>
          <table:table-cell table:formula="of:=LOG([.B176]; EXP(1))" office:value-type="float" office:value="2.05867745232711" calcext:value-type="float">
            <text:p>2.059</text:p>
          </table:table-cell>
          <table:table-cell table:formula="of:=[.A176]*[.A176]" office:value-type="float" office:value="30336.582276" calcext:value-type="float">
            <text:p>30336.582</text:p>
          </table:table-cell>
          <table:table-cell table:formula="of:=[.C176]*[.C176]" office:value-type="float" office:value="4.23815285272003" calcext:value-type="float">
            <text:p>4.2382</text:p>
          </table:table-cell>
          <table:table-cell table:formula="of:=[.A176]*[.C176]" office:value-type="float" office:value="358.568086581622" calcext:value-type="float">
            <text:p>358.5681</text:p>
          </table:table-cell>
          <table:table-cell/>
        </table:table-row>
        <table:table-row table:style-name="ro1">
          <table:table-cell office:value-type="float" office:value="175.174" calcext:value-type="float">
            <text:p>175.174</text:p>
          </table:table-cell>
          <table:table-cell office:value-type="float" office:value="7.8176" calcext:value-type="float">
            <text:p>7.8176</text:p>
          </table:table-cell>
          <table:table-cell table:formula="of:=LOG([.B177]; EXP(1))" office:value-type="float" office:value="2.05637760208128" calcext:value-type="float">
            <text:p>2.056</text:p>
          </table:table-cell>
          <table:table-cell table:formula="of:=[.A177]*[.A177]" office:value-type="float" office:value="30685.930276" calcext:value-type="float">
            <text:p>30685.930</text:p>
          </table:table-cell>
          <table:table-cell table:formula="of:=[.C177]*[.C177]" office:value-type="float" office:value="4.22868884234157" calcext:value-type="float">
            <text:p>4.2287</text:p>
          </table:table-cell>
          <table:table-cell table:formula="of:=[.A177]*[.C177]" office:value-type="float" office:value="360.223890066987" calcext:value-type="float">
            <text:p>360.2239</text:p>
          </table:table-cell>
          <table:table-cell/>
        </table:table-row>
        <table:table-row table:style-name="ro1">
          <table:table-cell office:value-type="float" office:value="176.175" calcext:value-type="float">
            <text:p>176.175</text:p>
          </table:table-cell>
          <table:table-cell office:value-type="float" office:value="7.7987" calcext:value-type="float">
            <text:p>7.7987</text:p>
          </table:table-cell>
          <table:table-cell table:formula="of:=LOG([.B178]; EXP(1))" office:value-type="float" office:value="2.05395705313845" calcext:value-type="float">
            <text:p>2.054</text:p>
          </table:table-cell>
          <table:table-cell table:formula="of:=[.A178]*[.A178]" office:value-type="float" office:value="31037.630625" calcext:value-type="float">
            <text:p>31037.631</text:p>
          </table:table-cell>
          <table:table-cell table:formula="of:=[.C178]*[.C178]" office:value-type="float" office:value="4.21873957613717" calcext:value-type="float">
            <text:p>4.2187</text:p>
          </table:table-cell>
          <table:table-cell table:formula="of:=[.A178]*[.C178]" office:value-type="float" office:value="361.855883836666" calcext:value-type="float">
            <text:p>361.8559</text:p>
          </table:table-cell>
          <table:table-cell/>
        </table:table-row>
        <table:table-row table:style-name="ro1">
          <table:table-cell office:value-type="float" office:value="177.175" calcext:value-type="float">
            <text:p>177.175</text:p>
          </table:table-cell>
          <table:table-cell office:value-type="float" office:value="7.7806" calcext:value-type="float">
            <text:p>7.7806</text:p>
          </table:table-cell>
          <table:table-cell table:formula="of:=LOG([.B179]; EXP(1))" office:value-type="float" office:value="2.05163345603926" calcext:value-type="float">
            <text:p>2.052</text:p>
          </table:table-cell>
          <table:table-cell table:formula="of:=[.A179]*[.A179]" office:value-type="float" office:value="31390.980625" calcext:value-type="float">
            <text:p>31390.981</text:p>
          </table:table-cell>
          <table:table-cell table:formula="of:=[.C179]*[.C179]" office:value-type="float" office:value="4.20919983793962" calcext:value-type="float">
            <text:p>4.2092</text:p>
          </table:table-cell>
          <table:table-cell table:formula="of:=[.A179]*[.C179]" office:value-type="float" office:value="363.498157573757" calcext:value-type="float">
            <text:p>363.4982</text:p>
          </table:table-cell>
          <table:table-cell/>
        </table:table-row>
        <table:table-row table:style-name="ro1">
          <table:table-cell office:value-type="float" office:value="178.179" calcext:value-type="float">
            <text:p>178.179</text:p>
          </table:table-cell>
          <table:table-cell office:value-type="float" office:value="7.7623" calcext:value-type="float">
            <text:p>7.7623</text:p>
          </table:table-cell>
          <table:table-cell table:formula="of:=LOG([.B180]; EXP(1))" office:value-type="float" office:value="2.04927868203235" calcext:value-type="float">
            <text:p>2.049</text:p>
          </table:table-cell>
          <table:table-cell table:formula="of:=[.A180]*[.A180]" office:value-type="float" office:value="31747.756041" calcext:value-type="float">
            <text:p>31747.756</text:p>
          </table:table-cell>
          <table:table-cell table:formula="of:=[.C180]*[.C180]" office:value-type="float" office:value="4.19954311663223" calcext:value-type="float">
            <text:p>4.1995</text:p>
          </table:table-cell>
          <table:table-cell table:formula="of:=[.A180]*[.C180]" office:value-type="float" office:value="365.138426285841" calcext:value-type="float">
            <text:p>365.1384</text:p>
          </table:table-cell>
          <table:table-cell/>
        </table:table-row>
        <table:table-row table:style-name="ro1">
          <table:table-cell office:value-type="float" office:value="179.174" calcext:value-type="float">
            <text:p>179.174</text:p>
          </table:table-cell>
          <table:table-cell office:value-type="float" office:value="7.7433" calcext:value-type="float">
            <text:p>7.7433</text:p>
          </table:table-cell>
          <table:table-cell table:formula="of:=LOG([.B181]; EXP(1))" office:value-type="float" office:value="2.04682795332664" calcext:value-type="float">
            <text:p>2.047</text:p>
          </table:table-cell>
          <table:table-cell table:formula="of:=[.A181]*[.A181]" office:value-type="float" office:value="32103.322276" calcext:value-type="float">
            <text:p>32103.322</text:p>
          </table:table-cell>
          <table:table-cell table:formula="of:=[.C181]*[.C181]" office:value-type="float" office:value="4.18950467051932" calcext:value-type="float">
            <text:p>4.1895</text:p>
          </table:table-cell>
          <table:table-cell table:formula="of:=[.A181]*[.C181]" office:value-type="float" office:value="366.738351709347" calcext:value-type="float">
            <text:p>366.7384</text:p>
          </table:table-cell>
          <table:table-cell/>
        </table:table-row>
        <table:table-row table:style-name="ro1">
          <table:table-cell office:value-type="float" office:value="180.174" calcext:value-type="float">
            <text:p>180.174</text:p>
          </table:table-cell>
          <table:table-cell office:value-type="float" office:value="7.7235" calcext:value-type="float">
            <text:p>7.7235</text:p>
          </table:table-cell>
          <table:table-cell table:formula="of:=LOG([.B182]; EXP(1))" office:value-type="float" office:value="2.04426762917217" calcext:value-type="float">
            <text:p>2.044</text:p>
          </table:table-cell>
          <table:table-cell table:formula="of:=[.A182]*[.A182]" office:value-type="float" office:value="32462.670276" calcext:value-type="float">
            <text:p>32462.670</text:p>
          </table:table-cell>
          <table:table-cell table:formula="of:=[.C182]*[.C182]" office:value-type="float" office:value="4.1790301396812" calcext:value-type="float">
            <text:p>4.1790</text:p>
          </table:table-cell>
          <table:table-cell table:formula="of:=[.A182]*[.C182]" office:value-type="float" office:value="368.323875818466" calcext:value-type="float">
            <text:p>368.3239</text:p>
          </table:table-cell>
          <table:table-cell/>
        </table:table-row>
        <table:table-row table:style-name="ro1">
          <table:table-cell office:value-type="float" office:value="181.174" calcext:value-type="float">
            <text:p>181.174</text:p>
          </table:table-cell>
          <table:table-cell office:value-type="float" office:value="7.7052" calcext:value-type="float">
            <text:p>7.7052</text:p>
          </table:table-cell>
          <table:table-cell table:formula="of:=LOG([.B183]; EXP(1))" office:value-type="float" office:value="2.04189542560587" calcext:value-type="float">
            <text:p>2.042</text:p>
          </table:table-cell>
          <table:table-cell table:formula="of:=[.A183]*[.A183]" office:value-type="float" office:value="32824.018276" calcext:value-type="float">
            <text:p>32824.018</text:p>
          </table:table-cell>
          <table:table-cell table:formula="of:=[.C183]*[.C183]" office:value-type="float" office:value="4.16933692911016" calcext:value-type="float">
            <text:p>4.1693</text:p>
          </table:table-cell>
          <table:table-cell table:formula="of:=[.A183]*[.C183]" office:value-type="float" office:value="369.938361838717" calcext:value-type="float">
            <text:p>369.9384</text:p>
          </table:table-cell>
          <table:table-cell/>
        </table:table-row>
        <table:table-row table:style-name="ro1">
          <table:table-cell office:value-type="float" office:value="182.174" calcext:value-type="float">
            <text:p>182.174</text:p>
          </table:table-cell>
          <table:table-cell office:value-type="float" office:value="7.6865" calcext:value-type="float">
            <text:p>7.6865</text:p>
          </table:table-cell>
          <table:table-cell table:formula="of:=LOG([.B184]; EXP(1))" office:value-type="float" office:value="2.03946554337052" calcext:value-type="float">
            <text:p>2.039</text:p>
          </table:table-cell>
          <table:table-cell table:formula="of:=[.A184]*[.A184]" office:value-type="float" office:value="33187.366276" calcext:value-type="float">
            <text:p>33187.366</text:p>
          </table:table-cell>
          <table:table-cell table:formula="of:=[.C184]*[.C184]" office:value-type="float" office:value="4.1594197025956" calcext:value-type="float">
            <text:p>4.1594</text:p>
          </table:table-cell>
          <table:table-cell table:formula="of:=[.A184]*[.C184]" office:value-type="float" office:value="371.537595897981" calcext:value-type="float">
            <text:p>371.5376</text:p>
          </table:table-cell>
          <table:table-cell/>
        </table:table-row>
        <table:table-row table:style-name="ro1">
          <table:table-cell office:value-type="float" office:value="183.175" calcext:value-type="float">
            <text:p>183.175</text:p>
          </table:table-cell>
          <table:table-cell office:value-type="float" office:value="7.6685" calcext:value-type="float">
            <text:p>7.6685</text:p>
          </table:table-cell>
          <table:table-cell table:formula="of:=LOG([.B185]; EXP(1))" office:value-type="float" office:value="2.0371210291087" calcext:value-type="float">
            <text:p>2.037</text:p>
          </table:table-cell>
          <table:table-cell table:formula="of:=[.A185]*[.A185]" office:value-type="float" office:value="33553.080625" calcext:value-type="float">
            <text:p>33553.081</text:p>
          </table:table-cell>
          <table:table-cell table:formula="of:=[.C185]*[.C185]" office:value-type="float" office:value="4.14986208723688" calcext:value-type="float">
            <text:p>4.1499</text:p>
          </table:table-cell>
          <table:table-cell table:formula="of:=[.A185]*[.C185]" office:value-type="float" office:value="373.149644506986" calcext:value-type="float">
            <text:p>373.1496</text:p>
          </table:table-cell>
          <table:table-cell/>
        </table:table-row>
        <table:table-row table:style-name="ro1">
          <table:table-cell office:value-type="float" office:value="184.174" calcext:value-type="float">
            <text:p>184.174</text:p>
          </table:table-cell>
          <table:table-cell office:value-type="float" office:value="7.6493" calcext:value-type="float">
            <text:p>7.6493</text:p>
          </table:table-cell>
          <table:table-cell table:formula="of:=LOG([.B186]; EXP(1))" office:value-type="float" office:value="2.03461414038379" calcext:value-type="float">
            <text:p>2.035</text:p>
          </table:table-cell>
          <table:table-cell table:formula="of:=[.A186]*[.A186]" office:value-type="float" office:value="33920.062276" calcext:value-type="float">
            <text:p>33920.062</text:p>
          </table:table-cell>
          <table:table-cell table:formula="of:=[.C186]*[.C186]" office:value-type="float" office:value="4.13965470024967" calcext:value-type="float">
            <text:p>4.1397</text:p>
          </table:table-cell>
          <table:table-cell table:formula="of:=[.A186]*[.C186]" office:value-type="float" office:value="374.723024691044" calcext:value-type="float">
            <text:p>374.7230</text:p>
          </table:table-cell>
          <table:table-cell/>
        </table:table-row>
        <table:table-row table:style-name="ro1">
          <table:table-cell office:value-type="float" office:value="185.175" calcext:value-type="float">
            <text:p>185.175</text:p>
          </table:table-cell>
          <table:table-cell office:value-type="float" office:value="7.6315" calcext:value-type="float">
            <text:p>7.6315</text:p>
          </table:table-cell>
          <table:table-cell table:formula="of:=LOG([.B187]; EXP(1))" office:value-type="float" office:value="2.03228441837304" calcext:value-type="float">
            <text:p>2.032</text:p>
          </table:table-cell>
          <table:table-cell table:formula="of:=[.A187]*[.A187]" office:value-type="float" office:value="34289.780625" calcext:value-type="float">
            <text:p>34289.781</text:p>
          </table:table-cell>
          <table:table-cell table:formula="of:=[.C187]*[.C187]" office:value-type="float" office:value="4.13017995716184" calcext:value-type="float">
            <text:p>4.1302</text:p>
          </table:table-cell>
          <table:table-cell table:formula="of:=[.A187]*[.C187]" office:value-type="float" office:value="376.328267172228" calcext:value-type="float">
            <text:p>376.3283</text:p>
          </table:table-cell>
          <table:table-cell/>
        </table:table-row>
        <table:table-row table:style-name="ro1">
          <table:table-cell office:value-type="float" office:value="186.174" calcext:value-type="float">
            <text:p>186.174</text:p>
          </table:table-cell>
          <table:table-cell office:value-type="float" office:value="7.613" calcext:value-type="float">
            <text:p>7.613</text:p>
          </table:table-cell>
          <table:table-cell table:formula="of:=LOG([.B188]; EXP(1))" office:value-type="float" office:value="2.02985731232408" calcext:value-type="float">
            <text:p>2.030</text:p>
          </table:table-cell>
          <table:table-cell table:formula="of:=[.A188]*[.A188]" office:value-type="float" office:value="34660.758276" calcext:value-type="float">
            <text:p>34660.758</text:p>
          </table:table-cell>
          <table:table-cell table:formula="of:=[.C188]*[.C188]" office:value-type="float" office:value="4.12032070839552" calcext:value-type="float">
            <text:p>4.1203</text:p>
          </table:table-cell>
          <table:table-cell table:formula="of:=[.A188]*[.C188]" office:value-type="float" office:value="377.906655264622" calcext:value-type="float">
            <text:p>377.9067</text:p>
          </table:table-cell>
          <table:table-cell/>
        </table:table-row>
        <table:table-row table:style-name="ro1">
          <table:table-cell office:value-type="float" office:value="187.174" calcext:value-type="float">
            <text:p>187.174</text:p>
          </table:table-cell>
          <table:table-cell office:value-type="float" office:value="7.5953" calcext:value-type="float">
            <text:p>7.5953</text:p>
          </table:table-cell>
          <table:table-cell table:formula="of:=LOG([.B189]; EXP(1))" office:value-type="float" office:value="2.02752963493848" calcext:value-type="float">
            <text:p>2.028</text:p>
          </table:table-cell>
          <table:table-cell table:formula="of:=[.A189]*[.A189]" office:value-type="float" office:value="35034.106276" calcext:value-type="float">
            <text:p>35034.106</text:p>
          </table:table-cell>
          <table:table-cell table:formula="of:=[.C189]*[.C189]" office:value-type="float" office:value="4.11087642055377" calcext:value-type="float">
            <text:p>4.1109</text:p>
          </table:table-cell>
          <table:table-cell table:formula="of:=[.A189]*[.C189]" office:value-type="float" office:value="379.500831889975" calcext:value-type="float">
            <text:p>379.5008</text:p>
          </table:table-cell>
          <table:table-cell/>
        </table:table-row>
        <table:table-row table:style-name="ro1">
          <table:table-cell office:value-type="float" office:value="188.175" calcext:value-type="float">
            <text:p>188.175</text:p>
          </table:table-cell>
          <table:table-cell office:value-type="float" office:value="7.5773" calcext:value-type="float">
            <text:p>7.5773</text:p>
          </table:table-cell>
          <table:table-cell table:formula="of:=LOG([.B190]; EXP(1))" office:value-type="float" office:value="2.0251569356721" calcext:value-type="float">
            <text:p>2.025</text:p>
          </table:table-cell>
          <table:table-cell table:formula="of:=[.A190]*[.A190]" office:value-type="float" office:value="35409.830625" calcext:value-type="float">
            <text:p>35409.831</text:p>
          </table:table-cell>
          <table:table-cell table:formula="of:=[.C190]*[.C190]" office:value-type="float" office:value="4.10126061410081" calcext:value-type="float">
            <text:p>4.1013</text:p>
          </table:table-cell>
          <table:table-cell table:formula="of:=[.A190]*[.C190]" office:value-type="float" office:value="381.083906370097" calcext:value-type="float">
            <text:p>381.0839</text:p>
          </table:table-cell>
          <table:table-cell/>
        </table:table-row>
        <table:table-row table:style-name="ro1">
          <table:table-cell office:value-type="float" office:value="189.174" calcext:value-type="float">
            <text:p>189.174</text:p>
          </table:table-cell>
          <table:table-cell office:value-type="float" office:value="7.5593" calcext:value-type="float">
            <text:p>7.5593</text:p>
          </table:table-cell>
          <table:table-cell table:formula="of:=LOG([.B191]; EXP(1))" office:value-type="float" office:value="2.02277859331189" calcext:value-type="float">
            <text:p>2.023</text:p>
          </table:table-cell>
          <table:table-cell table:formula="of:=[.A191]*[.A191]" office:value-type="float" office:value="35786.802276" calcext:value-type="float">
            <text:p>35786.802</text:p>
          </table:table-cell>
          <table:table-cell table:formula="of:=[.C191]*[.C191]" office:value-type="float" office:value="4.09163323756083" calcext:value-type="float">
            <text:p>4.0916</text:p>
          </table:table-cell>
          <table:table-cell table:formula="of:=[.A191]*[.C191]" office:value-type="float" office:value="382.657117611184" calcext:value-type="float">
            <text:p>382.6571</text:p>
          </table:table-cell>
          <table:table-cell/>
        </table:table-row>
        <table:table-row table:style-name="ro1">
          <table:table-cell office:value-type="float" office:value="190.174" calcext:value-type="float">
            <text:p>190.174</text:p>
          </table:table-cell>
          <table:table-cell office:value-type="float" office:value="7.5409" calcext:value-type="float">
            <text:p>7.5409</text:p>
          </table:table-cell>
          <table:table-cell table:formula="of:=LOG([.B192]; EXP(1))" office:value-type="float" office:value="2.02034153829185" calcext:value-type="float">
            <text:p>2.020</text:p>
          </table:table-cell>
          <table:table-cell table:formula="of:=[.A192]*[.A192]" office:value-type="float" office:value="36166.150276" calcext:value-type="float">
            <text:p>36166.150</text:p>
          </table:table-cell>
          <table:table-cell table:formula="of:=[.C192]*[.C192]" office:value-type="float" office:value="4.08177993134747" calcext:value-type="float">
            <text:p>4.0818</text:p>
          </table:table-cell>
          <table:table-cell table:formula="of:=[.A192]*[.C192]" office:value-type="float" office:value="384.216431703114" calcext:value-type="float">
            <text:p>384.2164</text:p>
          </table:table-cell>
          <table:table-cell/>
        </table:table-row>
        <table:table-row table:style-name="ro1">
          <table:table-cell office:value-type="float" office:value="191.174" calcext:value-type="float">
            <text:p>191.174</text:p>
          </table:table-cell>
          <table:table-cell office:value-type="float" office:value="7.5226" calcext:value-type="float">
            <text:p>7.5226</text:p>
          </table:table-cell>
          <table:table-cell table:formula="of:=LOG([.B193]; EXP(1))" office:value-type="float" office:value="2.01791182288668" calcext:value-type="float">
            <text:p>2.018</text:p>
          </table:table-cell>
          <table:table-cell table:formula="of:=[.A193]*[.A193]" office:value-type="float" office:value="36547.498276" calcext:value-type="float">
            <text:p>36547.498</text:p>
          </table:table-cell>
          <table:table-cell table:formula="of:=[.C193]*[.C193]" office:value-type="float" office:value="4.07196812494585" calcext:value-type="float">
            <text:p>4.0720</text:p>
          </table:table-cell>
          <table:table-cell table:formula="of:=[.A193]*[.C193]" office:value-type="float" office:value="385.772274828538" calcext:value-type="float">
            <text:p>385.7723</text:p>
          </table:table-cell>
          <table:table-cell/>
        </table:table-row>
        <table:table-row table:style-name="ro1">
          <table:table-cell office:value-type="float" office:value="192.174" calcext:value-type="float">
            <text:p>192.174</text:p>
          </table:table-cell>
          <table:table-cell office:value-type="float" office:value="7.5047" calcext:value-type="float">
            <text:p>7.5047</text:p>
          </table:table-cell>
          <table:table-cell table:formula="of:=LOG([.B194]; EXP(1))" office:value-type="float" office:value="2.01552949093537" calcext:value-type="float">
            <text:p>2.016</text:p>
          </table:table-cell>
          <table:table-cell table:formula="of:=[.A194]*[.A194]" office:value-type="float" office:value="36930.846276" calcext:value-type="float">
            <text:p>36930.846</text:p>
          </table:table-cell>
          <table:table-cell table:formula="of:=[.C194]*[.C194]" office:value-type="float" office:value="4.06235912883019" calcext:value-type="float">
            <text:p>4.0624</text:p>
          </table:table-cell>
          <table:table-cell table:formula="of:=[.A194]*[.C194]" office:value-type="float" office:value="387.332364391014" calcext:value-type="float">
            <text:p>387.3324</text:p>
          </table:table-cell>
          <table:table-cell/>
        </table:table-row>
        <table:table-row table:style-name="ro1">
          <table:table-cell office:value-type="float" office:value="193.174" calcext:value-type="float">
            <text:p>193.174</text:p>
          </table:table-cell>
          <table:table-cell office:value-type="float" office:value="7.4877" calcext:value-type="float">
            <text:p>7.4877</text:p>
          </table:table-cell>
          <table:table-cell table:formula="of:=LOG([.B195]; EXP(1))" office:value-type="float" office:value="2.01326167427014" calcext:value-type="float">
            <text:p>2.013</text:p>
          </table:table-cell>
          <table:table-cell table:formula="of:=[.A195]*[.A195]" office:value-type="float" office:value="37316.194276" calcext:value-type="float">
            <text:p>37316.194</text:p>
          </table:table-cell>
          <table:table-cell table:formula="of:=[.C195]*[.C195]" office:value-type="float" office:value="4.053222569085" calcext:value-type="float">
            <text:p>4.0532</text:p>
          </table:table-cell>
          <table:table-cell table:formula="of:=[.A195]*[.C195]" office:value-type="float" office:value="388.90981066546" calcext:value-type="float">
            <text:p>388.9098</text:p>
          </table:table-cell>
          <table:table-cell/>
        </table:table-row>
        <table:table-row table:style-name="ro1">
          <table:table-cell office:value-type="float" office:value="194.174" calcext:value-type="float">
            <text:p>194.174</text:p>
          </table:table-cell>
          <table:table-cell office:value-type="float" office:value="7.4693" calcext:value-type="float">
            <text:p>7.4693</text:p>
          </table:table-cell>
          <table:table-cell table:formula="of:=LOG([.B196]; EXP(1))" office:value-type="float" office:value="2.01080128658784" calcext:value-type="float">
            <text:p>2.011</text:p>
          </table:table-cell>
          <table:table-cell table:formula="of:=[.A196]*[.A196]" office:value-type="float" office:value="37703.542276" calcext:value-type="float">
            <text:p>37703.542</text:p>
          </table:table-cell>
          <table:table-cell table:formula="of:=[.C196]*[.C196]" office:value-type="float" office:value="4.04332181414333" calcext:value-type="float">
            <text:p>4.0433</text:p>
          </table:table-cell>
          <table:table-cell table:formula="of:=[.A196]*[.C196]" office:value-type="float" office:value="390.445329021908" calcext:value-type="float">
            <text:p>390.4453</text:p>
          </table:table-cell>
          <table:table-cell/>
        </table:table-row>
        <table:table-row table:style-name="ro1">
          <table:table-cell office:value-type="float" office:value="195.174" calcext:value-type="float">
            <text:p>195.174</text:p>
          </table:table-cell>
          <table:table-cell office:value-type="float" office:value="7.4507" calcext:value-type="float">
            <text:p>7.4507</text:p>
          </table:table-cell>
          <table:table-cell table:formula="of:=LOG([.B197]; EXP(1))" office:value-type="float" office:value="2.00830798770907" calcext:value-type="float">
            <text:p>2.008</text:p>
          </table:table-cell>
          <table:table-cell table:formula="of:=[.A197]*[.A197]" office:value-type="float" office:value="38092.890276" calcext:value-type="float">
            <text:p>38092.890</text:p>
          </table:table-cell>
          <table:table-cell table:formula="of:=[.C197]*[.C197]" office:value-type="float" office:value="4.03330097349607" calcext:value-type="float">
            <text:p>4.0333</text:p>
          </table:table-cell>
          <table:table-cell table:formula="of:=[.A197]*[.C197]" office:value-type="float" office:value="391.969503193131" calcext:value-type="float">
            <text:p>391.9695</text:p>
          </table:table-cell>
          <table:table-cell/>
        </table:table-row>
        <table:table-row table:style-name="ro1">
          <table:table-cell office:value-type="float" office:value="196.174" calcext:value-type="float">
            <text:p>196.174</text:p>
          </table:table-cell>
          <table:table-cell office:value-type="float" office:value="7.4323" calcext:value-type="float">
            <text:p>7.4323</text:p>
          </table:table-cell>
          <table:table-cell table:formula="of:=LOG([.B198]; EXP(1))" office:value-type="float" office:value="2.00583536668178" calcext:value-type="float">
            <text:p>2.006</text:p>
          </table:table-cell>
          <table:table-cell table:formula="of:=[.A198]*[.A198]" office:value-type="float" office:value="38484.238276" calcext:value-type="float">
            <text:p>38484.238</text:p>
          </table:table-cell>
          <table:table-cell table:formula="of:=[.C198]*[.C198]" office:value-type="float" office:value="4.02337551823144" calcext:value-type="float">
            <text:p>4.0234</text:p>
          </table:table-cell>
          <table:table-cell table:formula="of:=[.A198]*[.C198]" office:value-type="float" office:value="393.492747223432" calcext:value-type="float">
            <text:p>393.4927</text:p>
          </table:table-cell>
          <table:table-cell/>
        </table:table-row>
        <table:table-row table:style-name="ro1">
          <table:table-cell office:value-type="float" office:value="197.174" calcext:value-type="float">
            <text:p>197.174</text:p>
          </table:table-cell>
          <table:table-cell office:value-type="float" office:value="7.4155" calcext:value-type="float">
            <text:p>7.4155</text:p>
          </table:table-cell>
          <table:table-cell table:formula="of:=LOG([.B199]; EXP(1))" office:value-type="float" office:value="2.00357240419988" calcext:value-type="float">
            <text:p>2.004</text:p>
          </table:table-cell>
          <table:table-cell table:formula="of:=[.A199]*[.A199]" office:value-type="float" office:value="38877.586276" calcext:value-type="float">
            <text:p>38877.586</text:p>
          </table:table-cell>
          <table:table-cell table:formula="of:=[.C199]*[.C199]" office:value-type="float" office:value="4.01430237887129" calcext:value-type="float">
            <text:p>4.0143</text:p>
          </table:table-cell>
          <table:table-cell table:formula="of:=[.A199]*[.C199]" office:value-type="float" office:value="395.052385225707" calcext:value-type="float">
            <text:p>395.0524</text:p>
          </table:table-cell>
          <table:table-cell/>
        </table:table-row>
        <table:table-row table:style-name="ro1">
          <table:table-cell office:value-type="float" office:value="198.174" calcext:value-type="float">
            <text:p>198.174</text:p>
          </table:table-cell>
          <table:table-cell office:value-type="float" office:value="7.3977" calcext:value-type="float">
            <text:p>7.3977</text:p>
          </table:table-cell>
          <table:table-cell table:formula="of:=LOG([.B200]; EXP(1))" office:value-type="float" office:value="2.00116914108762" calcext:value-type="float">
            <text:p>2.001</text:p>
          </table:table-cell>
          <table:table-cell table:formula="of:=[.A200]*[.A200]" office:value-type="float" office:value="39272.934276" calcext:value-type="float">
            <text:p>39272.934</text:p>
          </table:table-cell>
          <table:table-cell table:formula="of:=[.C200]*[.C200]" office:value-type="float" office:value="4.00467793124137" calcext:value-type="float">
            <text:p>4.0047</text:p>
          </table:table-cell>
          <table:table-cell table:formula="of:=[.A200]*[.C200]" office:value-type="float" office:value="396.579693365898" calcext:value-type="float">
            <text:p>396.5797</text:p>
          </table:table-cell>
          <table:table-cell/>
        </table:table-row>
        <table:table-row table:style-name="ro1">
          <table:table-cell office:value-type="float" office:value="199.174" calcext:value-type="float">
            <text:p>199.174</text:p>
          </table:table-cell>
          <table:table-cell office:value-type="float" office:value="7.3809" calcext:value-type="float">
            <text:p>7.3809</text:p>
          </table:table-cell>
          <table:table-cell table:formula="of:=LOG([.B201]; EXP(1))" office:value-type="float" office:value="1.99889558239645" calcext:value-type="float">
            <text:p>1.999</text:p>
          </table:table-cell>
          <table:table-cell table:formula="of:=[.A201]*[.A201]" office:value-type="float" office:value="39670.282276" calcext:value-type="float">
            <text:p>39670.282</text:p>
          </table:table-cell>
          <table:table-cell table:formula="of:=[.C201]*[.C201]" office:value-type="float" office:value="3.99558354932403" calcext:value-type="float">
            <text:p>3.9956</text:p>
          </table:table-cell>
          <table:table-cell table:formula="of:=[.A201]*[.C201]" office:value-type="float" office:value="398.12802872823" calcext:value-type="float">
            <text:p>398.1280</text:p>
          </table:table-cell>
          <table:table-cell/>
        </table:table-row>
        <table:table-row table:style-name="ro1">
          <table:table-cell office:value-type="float" office:value="200.174" calcext:value-type="float">
            <text:p>200.174</text:p>
          </table:table-cell>
          <table:table-cell office:value-type="float" office:value="7.3634" calcext:value-type="float">
            <text:p>7.3634</text:p>
          </table:table-cell>
          <table:table-cell table:formula="of:=LOG([.B202]; EXP(1))" office:value-type="float" office:value="1.99652178259346" calcext:value-type="float">
            <text:p>1.997</text:p>
          </table:table-cell>
          <table:table-cell table:formula="of:=[.A202]*[.A202]" office:value-type="float" office:value="40069.630276" calcext:value-type="float">
            <text:p>40069.630</text:p>
          </table:table-cell>
          <table:table-cell table:formula="of:=[.C202]*[.C202]" office:value-type="float" office:value="3.98609922837017" calcext:value-type="float">
            <text:p>3.9861</text:p>
          </table:table-cell>
          <table:table-cell table:formula="of:=[.A202]*[.C202]" office:value-type="float" office:value="399.651751308863" calcext:value-type="float">
            <text:p>399.6518</text:p>
          </table:table-cell>
          <table:table-cell/>
        </table:table-row>
        <table:table-row table:style-name="ro1">
          <table:table-cell office:value-type="float" office:value="201.175" calcext:value-type="float">
            <text:p>201.175</text:p>
          </table:table-cell>
          <table:table-cell office:value-type="float" office:value="7.3451" calcext:value-type="float">
            <text:p>7.3451</text:p>
          </table:table-cell>
          <table:table-cell table:formula="of:=LOG([.B203]; EXP(1))" office:value-type="float" office:value="1.99403342423704" calcext:value-type="float">
            <text:p>1.994</text:p>
          </table:table-cell>
          <table:table-cell table:formula="of:=[.A203]*[.A203]" office:value-type="float" office:value="40471.380625" calcext:value-type="float">
            <text:p>40471.381</text:p>
          </table:table-cell>
          <table:table-cell table:formula="of:=[.C203]*[.C203]" office:value-type="float" office:value="3.9761692969745" calcext:value-type="float">
            <text:p>3.9762</text:p>
          </table:table-cell>
          <table:table-cell table:formula="of:=[.A203]*[.C203]" office:value-type="float" office:value="401.149674120887" calcext:value-type="float">
            <text:p>401.1497</text:p>
          </table:table-cell>
          <table:table-cell/>
        </table:table-row>
        <table:table-row table:style-name="ro1">
          <table:table-cell office:value-type="float" office:value="202.179" calcext:value-type="float">
            <text:p>202.179</text:p>
          </table:table-cell>
          <table:table-cell office:value-type="float" office:value="7.3286" calcext:value-type="float">
            <text:p>7.3286</text:p>
          </table:table-cell>
          <table:table-cell table:formula="of:=LOG([.B204]; EXP(1))" office:value-type="float" office:value="1.99178450174929" calcext:value-type="float">
            <text:p>1.992</text:p>
          </table:table-cell>
          <table:table-cell table:formula="of:=[.A204]*[.A204]" office:value-type="float" office:value="40876.348041" calcext:value-type="float">
            <text:p>40876.348</text:p>
          </table:table-cell>
          <table:table-cell table:formula="of:=[.C204]*[.C204]" office:value-type="float" office:value="3.96720550140866" calcext:value-type="float">
            <text:p>3.9672</text:p>
          </table:table-cell>
          <table:table-cell table:formula="of:=[.A204]*[.C204]" office:value-type="float" office:value="402.696998779169" calcext:value-type="float">
            <text:p>402.6970</text:p>
          </table:table-cell>
          <table:table-cell/>
        </table:table-row>
        <table:table-row table:style-name="ro1">
          <table:table-cell office:value-type="float" office:value="203.174" calcext:value-type="float">
            <text:p>203.174</text:p>
          </table:table-cell>
          <table:table-cell office:value-type="float" office:value="7.3093" calcext:value-type="float">
            <text:p>7.3093</text:p>
          </table:table-cell>
          <table:table-cell table:formula="of:=LOG([.B205]; EXP(1))" office:value-type="float" office:value="1.98914750994255" calcext:value-type="float">
            <text:p>1.989</text:p>
          </table:table-cell>
          <table:table-cell table:formula="of:=[.A205]*[.A205]" office:value-type="float" office:value="41279.674276" calcext:value-type="float">
            <text:p>41279.674</text:p>
          </table:table-cell>
          <table:table-cell table:formula="of:=[.C205]*[.C205]" office:value-type="float" office:value="3.95670781631066" calcext:value-type="float">
            <text:p>3.9567</text:p>
          </table:table-cell>
          <table:table-cell table:formula="of:=[.A205]*[.C205]" office:value-type="float" office:value="404.143056185068" calcext:value-type="float">
            <text:p>404.1431</text:p>
          </table:table-cell>
          <table:table-cell/>
        </table:table-row>
        <table:table-row table:style-name="ro1">
          <table:table-cell office:value-type="float" office:value="204.174" calcext:value-type="float">
            <text:p>204.174</text:p>
          </table:table-cell>
          <table:table-cell office:value-type="float" office:value="7.2926" calcext:value-type="float">
            <text:p>7.2926</text:p>
          </table:table-cell>
          <table:table-cell table:formula="of:=LOG([.B206]; EXP(1))" office:value-type="float" office:value="1.98686013538427" calcext:value-type="float">
            <text:p>1.987</text:p>
          </table:table-cell>
          <table:table-cell table:formula="of:=[.A206]*[.A206]" office:value-type="float" office:value="41687.022276" calcext:value-type="float">
            <text:p>41687.022</text:p>
          </table:table-cell>
          <table:table-cell table:formula="of:=[.C206]*[.C206]" office:value-type="float" office:value="3.94761319757919" calcext:value-type="float">
            <text:p>3.9476</text:p>
          </table:table-cell>
          <table:table-cell table:formula="of:=[.A206]*[.C206]" office:value-type="float" office:value="405.665181281947" calcext:value-type="float">
            <text:p>405.6652</text:p>
          </table:table-cell>
          <table:table-cell/>
        </table:table-row>
        <table:table-row table:style-name="ro1">
          <table:table-cell office:value-type="float" office:value="205.175" calcext:value-type="float">
            <text:p>205.175</text:p>
          </table:table-cell>
          <table:table-cell office:value-type="float" office:value="7.275" calcext:value-type="float">
            <text:p>7.275</text:p>
          </table:table-cell>
          <table:table-cell table:formula="of:=LOG([.B207]; EXP(1))" office:value-type="float" office:value="1.98444381305756" calcext:value-type="float">
            <text:p>1.984</text:p>
          </table:table-cell>
          <table:table-cell table:formula="of:=[.A207]*[.A207]" office:value-type="float" office:value="42096.780625" calcext:value-type="float">
            <text:p>42096.781</text:p>
          </table:table-cell>
          <table:table-cell table:formula="of:=[.C207]*[.C207]" office:value-type="float" office:value="3.93801724718241" calcext:value-type="float">
            <text:p>3.9380</text:p>
          </table:table-cell>
          <table:table-cell table:formula="of:=[.A207]*[.C207]" office:value-type="float" office:value="407.158259344084" calcext:value-type="float">
            <text:p>407.1583</text:p>
          </table:table-cell>
          <table:table-cell/>
        </table:table-row>
        <table:table-row table:style-name="ro1">
          <table:table-cell office:value-type="float" office:value="206.174" calcext:value-type="float">
            <text:p>206.174</text:p>
          </table:table-cell>
          <table:table-cell office:value-type="float" office:value="7.2577" calcext:value-type="float">
            <text:p>7.2577</text:p>
          </table:table-cell>
          <table:table-cell table:formula="of:=LOG([.B208]; EXP(1))" office:value-type="float" office:value="1.98206297423587" calcext:value-type="float">
            <text:p>1.982</text:p>
          </table:table-cell>
          <table:table-cell table:formula="of:=[.A208]*[.A208]" office:value-type="float" office:value="42507.718276" calcext:value-type="float">
            <text:p>42507.718</text:p>
          </table:table-cell>
          <table:table-cell table:formula="of:=[.C208]*[.C208]" office:value-type="float" office:value="3.92857363383676" calcext:value-type="float">
            <text:p>3.9286</text:p>
          </table:table-cell>
          <table:table-cell table:formula="of:=[.A208]*[.C208]" office:value-type="float" office:value="408.649851650107" calcext:value-type="float">
            <text:p>408.6499</text:p>
          </table:table-cell>
          <table:table-cell/>
        </table:table-row>
        <table:table-row table:style-name="ro1">
          <table:table-cell office:value-type="float" office:value="207.174" calcext:value-type="float">
            <text:p>207.174</text:p>
          </table:table-cell>
          <table:table-cell office:value-type="float" office:value="7.2408" calcext:value-type="float">
            <text:p>7.2408</text:p>
          </table:table-cell>
          <table:table-cell table:formula="of:=LOG([.B209]; EXP(1))" office:value-type="float" office:value="1.97973169753082" calcext:value-type="float">
            <text:p>1.980</text:p>
          </table:table-cell>
          <table:table-cell table:formula="of:=[.A209]*[.A209]" office:value-type="float" office:value="42921.066276" calcext:value-type="float">
            <text:p>42921.066</text:p>
          </table:table-cell>
          <table:table-cell table:formula="of:=[.C209]*[.C209]" office:value-type="float" office:value="3.91933759420828" calcext:value-type="float">
            <text:p>3.9193</text:p>
          </table:table-cell>
          <table:table-cell table:formula="of:=[.A209]*[.C209]" office:value-type="float" office:value="410.148934704251" calcext:value-type="float">
            <text:p>410.1489</text:p>
          </table:table-cell>
          <table:table-cell/>
        </table:table-row>
        <table:table-row table:style-name="ro1">
          <table:table-cell office:value-type="float" office:value="208.181" calcext:value-type="float">
            <text:p>208.181</text:p>
          </table:table-cell>
          <table:table-cell office:value-type="float" office:value="7.2229" calcext:value-type="float">
            <text:p>7.2229</text:p>
          </table:table-cell>
          <table:table-cell table:formula="of:=LOG([.B210]; EXP(1))" office:value-type="float" office:value="1.97725653430999" calcext:value-type="float">
            <text:p>1.977</text:p>
          </table:table-cell>
          <table:table-cell table:formula="of:=[.A210]*[.A210]" office:value-type="float" office:value="43339.328761" calcext:value-type="float">
            <text:p>43339.329</text:p>
          </table:table-cell>
          <table:table-cell table:formula="of:=[.C210]*[.C210]" office:value-type="float" office:value="3.90954340247155" calcext:value-type="float">
            <text:p>3.9095</text:p>
          </table:table-cell>
          <table:table-cell table:formula="of:=[.A210]*[.C210]" office:value-type="float" office:value="411.627242569188" calcext:value-type="float">
            <text:p>411.6272</text:p>
          </table:table-cell>
          <table:table-cell/>
        </table:table-row>
        <table:table-row table:style-name="ro1">
          <table:table-cell office:value-type="float" office:value="209.174" calcext:value-type="float">
            <text:p>209.174</text:p>
          </table:table-cell>
          <table:table-cell office:value-type="float" office:value="7.2055" calcext:value-type="float">
            <text:p>7.2055</text:p>
          </table:table-cell>
          <table:table-cell table:formula="of:=LOG([.B211]; EXP(1))" office:value-type="float" office:value="1.97484462329628" calcext:value-type="float">
            <text:p>1.975</text:p>
          </table:table-cell>
          <table:table-cell table:formula="of:=[.A211]*[.A211]" office:value-type="float" office:value="43753.762276" calcext:value-type="float">
            <text:p>43753.762</text:p>
          </table:table-cell>
          <table:table-cell table:formula="of:=[.C211]*[.C211]" office:value-type="float" office:value="3.90001128616222" calcext:value-type="float">
            <text:p>3.9000</text:p>
          </table:table-cell>
          <table:table-cell table:formula="of:=[.A211]*[.C211]" office:value-type="float" office:value="413.086149233376" calcext:value-type="float">
            <text:p>413.0861</text:p>
          </table:table-cell>
          <table:table-cell/>
        </table:table-row>
        <table:table-row table:style-name="ro1">
          <table:table-cell office:value-type="float" office:value="210.174" calcext:value-type="float">
            <text:p>210.174</text:p>
          </table:table-cell>
          <table:table-cell office:value-type="float" office:value="7.1885" calcext:value-type="float">
            <text:p>7.1885</text:p>
          </table:table-cell>
          <table:table-cell table:formula="of:=LOG([.B212]; EXP(1))" office:value-type="float" office:value="1.97248252688051" calcext:value-type="float">
            <text:p>1.972</text:p>
          </table:table-cell>
          <table:table-cell table:formula="of:=[.A212]*[.A212]" office:value-type="float" office:value="44173.110276" calcext:value-type="float">
            <text:p>44173.110</text:p>
          </table:table-cell>
          <table:table-cell table:formula="of:=[.C212]*[.C212]" office:value-type="float" office:value="3.89068731884892" calcext:value-type="float">
            <text:p>3.8907</text:p>
          </table:table-cell>
          <table:table-cell table:formula="of:=[.A212]*[.C212]" office:value-type="float" office:value="414.564542604584" calcext:value-type="float">
            <text:p>414.5645</text:p>
          </table:table-cell>
          <table:table-cell/>
        </table:table-row>
        <table:table-row table:style-name="ro1">
          <table:table-cell office:value-type="float" office:value="211.175" calcext:value-type="float">
            <text:p>211.175</text:p>
          </table:table-cell>
          <table:table-cell office:value-type="float" office:value="7.1717" calcext:value-type="float">
            <text:p>7.1717</text:p>
          </table:table-cell>
          <table:table-cell table:formula="of:=LOG([.B213]; EXP(1))" office:value-type="float" office:value="1.97014272553171" calcext:value-type="float">
            <text:p>1.970</text:p>
          </table:table-cell>
          <table:table-cell table:formula="of:=[.A213]*[.A213]" office:value-type="float" office:value="44594.880625" calcext:value-type="float">
            <text:p>44594.881</text:p>
          </table:table-cell>
          <table:table-cell table:formula="of:=[.C213]*[.C213]" office:value-type="float" office:value="3.88146235896551" calcext:value-type="float">
            <text:p>3.8815</text:p>
          </table:table-cell>
          <table:table-cell table:formula="of:=[.A213]*[.C213]" office:value-type="float" office:value="416.044890064158" calcext:value-type="float">
            <text:p>416.0449</text:p>
          </table:table-cell>
          <table:table-cell/>
        </table:table-row>
        <table:table-row table:style-name="ro1">
          <table:table-cell office:value-type="float" office:value="212.174" calcext:value-type="float">
            <text:p>212.174</text:p>
          </table:table-cell>
          <table:table-cell office:value-type="float" office:value="7.1543" calcext:value-type="float">
            <text:p>7.1543</text:p>
          </table:table-cell>
          <table:table-cell table:formula="of:=LOG([.B214]; EXP(1))" office:value-type="float" office:value="1.96771357453965" calcext:value-type="float">
            <text:p>1.968</text:p>
          </table:table-cell>
          <table:table-cell table:formula="of:=[.A214]*[.A214]" office:value-type="float" office:value="45017.806276" calcext:value-type="float">
            <text:p>45017.806</text:p>
          </table:table-cell>
          <table:table-cell table:formula="of:=[.C214]*[.C214]" office:value-type="float" office:value="3.8718967114276" calcext:value-type="float">
            <text:p>3.8719</text:p>
          </table:table-cell>
          <table:table-cell table:formula="of:=[.A214]*[.C214]" office:value-type="float" office:value="417.497659964375" calcext:value-type="float">
            <text:p>417.4977</text:p>
          </table:table-cell>
          <table:table-cell/>
        </table:table-row>
        <table:table-row table:style-name="ro1">
          <table:table-cell office:value-type="float" office:value="213.175" calcext:value-type="float">
            <text:p>213.175</text:p>
          </table:table-cell>
          <table:table-cell office:value-type="float" office:value="7.1366" calcext:value-type="float">
            <text:p>7.1366</text:p>
          </table:table-cell>
          <table:table-cell table:formula="of:=LOG([.B215]; EXP(1))" office:value-type="float" office:value="1.96523647246061" calcext:value-type="float">
            <text:p>1.965</text:p>
          </table:table-cell>
          <table:table-cell table:formula="of:=[.A215]*[.A215]" office:value-type="float" office:value="45443.580625" calcext:value-type="float">
            <text:p>45443.581</text:p>
          </table:table-cell>
          <table:table-cell table:formula="of:=[.C215]*[.C215]" office:value-type="float" office:value="3.86215439268943" calcext:value-type="float">
            <text:p>3.8622</text:p>
          </table:table-cell>
          <table:table-cell table:formula="of:=[.A215]*[.C215]" office:value-type="float" office:value="418.939285016791" calcext:value-type="float">
            <text:p>418.9393</text:p>
          </table:table-cell>
          <table:table-cell/>
        </table:table-row>
        <table:table-row table:style-name="ro1">
          <table:table-cell office:value-type="float" office:value="214.174" calcext:value-type="float">
            <text:p>214.174</text:p>
          </table:table-cell>
          <table:table-cell office:value-type="float" office:value="7.1208" calcext:value-type="float">
            <text:p>7.1208</text:p>
          </table:table-cell>
          <table:table-cell table:formula="of:=LOG([.B216]; EXP(1))" office:value-type="float" office:value="1.96302007866258" calcext:value-type="float">
            <text:p>1.963</text:p>
          </table:table-cell>
          <table:table-cell table:formula="of:=[.A216]*[.A216]" office:value-type="float" office:value="45870.502276" calcext:value-type="float">
            <text:p>45870.502</text:p>
          </table:table-cell>
          <table:table-cell table:formula="of:=[.C216]*[.C216]" office:value-type="float" office:value="3.85344782923246" calcext:value-type="float">
            <text:p>3.8534</text:p>
          </table:table-cell>
          <table:table-cell table:formula="of:=[.A216]*[.C216]" office:value-type="float" office:value="420.42786232748" calcext:value-type="float">
            <text:p>420.4279</text:p>
          </table:table-cell>
          <table:table-cell/>
        </table:table-row>
        <table:table-row table:style-name="ro1">
          <table:table-cell office:value-type="float" office:value="215.174" calcext:value-type="float">
            <text:p>215.174</text:p>
          </table:table-cell>
          <table:table-cell office:value-type="float" office:value="7.1009" calcext:value-type="float">
            <text:p>7.1009</text:p>
          </table:table-cell>
          <table:table-cell table:formula="of:=LOG([.B217]; EXP(1))" office:value-type="float" office:value="1.96022153657721" calcext:value-type="float">
            <text:p>1.960</text:p>
          </table:table-cell>
          <table:table-cell table:formula="of:=[.A217]*[.A217]" office:value-type="float" office:value="46299.850276" calcext:value-type="float">
            <text:p>46299.850</text:p>
          </table:table-cell>
          <table:table-cell table:formula="of:=[.C217]*[.C217]" office:value-type="float" office:value="3.84246847246111" calcext:value-type="float">
            <text:p>3.8425</text:p>
          </table:table-cell>
          <table:table-cell table:formula="of:=[.A217]*[.C217]" office:value-type="float" office:value="421.788708911464" calcext:value-type="float">
            <text:p>421.7887</text:p>
          </table:table-cell>
          <table:table-cell/>
        </table:table-row>
        <table:table-row table:style-name="ro1">
          <table:table-cell office:value-type="float" office:value="216.175" calcext:value-type="float">
            <text:p>216.175</text:p>
          </table:table-cell>
          <table:table-cell office:value-type="float" office:value="7.0862" calcext:value-type="float">
            <text:p>7.0862</text:p>
          </table:table-cell>
          <table:table-cell table:formula="of:=LOG([.B218]; EXP(1))" office:value-type="float" office:value="1.95814923071333" calcext:value-type="float">
            <text:p>1.958</text:p>
          </table:table-cell>
          <table:table-cell table:formula="of:=[.A218]*[.A218]" office:value-type="float" office:value="46731.630625" calcext:value-type="float">
            <text:p>46731.631</text:p>
          </table:table-cell>
          <table:table-cell table:formula="of:=[.C218]*[.C218]" office:value-type="float" office:value="3.83434840974321" calcext:value-type="float">
            <text:p>3.8343</text:p>
          </table:table-cell>
          <table:table-cell table:formula="of:=[.A218]*[.C218]" office:value-type="float" office:value="423.302909949455" calcext:value-type="float">
            <text:p>423.3029</text:p>
          </table:table-cell>
          <table:table-cell/>
        </table:table-row>
        <table:table-row table:style-name="ro1">
          <table:table-cell office:value-type="float" office:value="217.175" calcext:value-type="float">
            <text:p>217.175</text:p>
          </table:table-cell>
          <table:table-cell office:value-type="float" office:value="7.0083" calcext:value-type="float">
            <text:p>7.0083</text:p>
          </table:table-cell>
          <table:table-cell table:formula="of:=LOG([.B219]; EXP(1))" office:value-type="float" office:value="1.94709516093702" calcext:value-type="float">
            <text:p>1.947</text:p>
          </table:table-cell>
          <table:table-cell table:formula="of:=[.A219]*[.A219]" office:value-type="float" office:value="47164.980625" calcext:value-type="float">
            <text:p>47164.981</text:p>
          </table:table-cell>
          <table:table-cell table:formula="of:=[.C219]*[.C219]" office:value-type="float" office:value="3.79117956574437" calcext:value-type="float">
            <text:p>3.7912</text:p>
          </table:table-cell>
          <table:table-cell table:formula="of:=[.A219]*[.C219]" office:value-type="float" office:value="422.860391576498" calcext:value-type="float">
            <text:p>422.8604</text:p>
          </table:table-cell>
          <table:table-cell/>
        </table:table-row>
        <table:table-row table:style-name="ro1">
          <table:table-cell office:value-type="float" office:value="218.174" calcext:value-type="float">
            <text:p>218.174</text:p>
          </table:table-cell>
          <table:table-cell office:value-type="float" office:value="7.0274" calcext:value-type="float">
            <text:p>7.0274</text:p>
          </table:table-cell>
          <table:table-cell table:formula="of:=LOG([.B220]; EXP(1))" office:value-type="float" office:value="1.94981679388585" calcext:value-type="float">
            <text:p>1.950</text:p>
          </table:table-cell>
          <table:table-cell table:formula="of:=[.A220]*[.A220]" office:value-type="float" office:value="47599.894276" calcext:value-type="float">
            <text:p>47599.894</text:p>
          </table:table-cell>
          <table:table-cell table:formula="of:=[.C220]*[.C220]" office:value-type="float" office:value="3.8017855297193" calcext:value-type="float">
            <text:p>3.8018</text:p>
          </table:table-cell>
          <table:table-cell table:formula="of:=[.A220]*[.C220]" office:value-type="float" office:value="425.399329189252" calcext:value-type="float">
            <text:p>425.3993</text:p>
          </table:table-cell>
          <table:table-cell/>
        </table:table-row>
        <table:table-row table:style-name="ro1">
          <table:table-cell office:value-type="float" office:value="219.174" calcext:value-type="float">
            <text:p>219.174</text:p>
          </table:table-cell>
          <table:table-cell office:value-type="float" office:value="6.983" calcext:value-type="float">
            <text:p>6.983</text:p>
          </table:table-cell>
          <table:table-cell table:formula="of:=LOG([.B221]; EXP(1))" office:value-type="float" office:value="1.9434786238639" calcext:value-type="float">
            <text:p>1.943</text:p>
          </table:table-cell>
          <table:table-cell table:formula="of:=[.A221]*[.A221]" office:value-type="float" office:value="48037.242276" calcext:value-type="float">
            <text:p>48037.242</text:p>
          </table:table-cell>
          <table:table-cell table:formula="of:=[.C221]*[.C221]" office:value-type="float" office:value="3.77710916141591" calcext:value-type="float">
            <text:p>3.7771</text:p>
          </table:table-cell>
          <table:table-cell table:formula="of:=[.A221]*[.C221]" office:value-type="float" office:value="425.959983906746" calcext:value-type="float">
            <text:p>425.9600</text:p>
          </table:table-cell>
          <table:table-cell/>
        </table:table-row>
        <table:table-row table:style-name="ro1">
          <table:table-cell office:value-type="float" office:value="220.174" calcext:value-type="float">
            <text:p>220.174</text:p>
          </table:table-cell>
          <table:table-cell office:value-type="float" office:value="6.9469" calcext:value-type="float">
            <text:p>6.9469</text:p>
          </table:table-cell>
          <table:table-cell table:formula="of:=LOG([.B222]; EXP(1))" office:value-type="float" office:value="1.93829551690439" calcext:value-type="float">
            <text:p>1.938</text:p>
          </table:table-cell>
          <table:table-cell table:formula="of:=[.A222]*[.A222]" office:value-type="float" office:value="48476.590276" calcext:value-type="float">
            <text:p>48476.590</text:p>
          </table:table-cell>
          <table:table-cell table:formula="of:=[.C222]*[.C222]" office:value-type="float" office:value="3.75698951085166" calcext:value-type="float">
            <text:p>3.7570</text:p>
          </table:table-cell>
          <table:table-cell table:formula="of:=[.A222]*[.C222]" office:value-type="float" office:value="426.762277138907" calcext:value-type="float">
            <text:p>426.7623</text:p>
          </table:table-cell>
          <table:table-cell/>
        </table:table-row>
        <table:table-row table:style-name="ro1">
          <table:table-cell office:value-type="float" office:value="221.174" calcext:value-type="float">
            <text:p>221.174</text:p>
          </table:table-cell>
          <table:table-cell office:value-type="float" office:value="6.9231" calcext:value-type="float">
            <text:p>6.9231</text:p>
          </table:table-cell>
          <table:table-cell table:formula="of:=LOG([.B223]; EXP(1))" office:value-type="float" office:value="1.93486364619651" calcext:value-type="float">
            <text:p>1.935</text:p>
          </table:table-cell>
          <table:table-cell table:formula="of:=[.A223]*[.A223]" office:value-type="float" office:value="48917.938276" calcext:value-type="float">
            <text:p>48917.938</text:p>
          </table:table-cell>
          <table:table-cell table:formula="of:=[.C223]*[.C223]" office:value-type="float" office:value="3.74369732937284" calcext:value-type="float">
            <text:p>3.7437</text:p>
          </table:table-cell>
          <table:table-cell table:formula="of:=[.A223]*[.C223]" office:value-type="float" office:value="427.941532083866" calcext:value-type="float">
            <text:p>427.9415</text:p>
          </table:table-cell>
          <table:table-cell/>
        </table:table-row>
        <table:table-row table:style-name="ro1">
          <table:table-cell office:value-type="float" office:value="222.174" calcext:value-type="float">
            <text:p>222.174</text:p>
          </table:table-cell>
          <table:table-cell office:value-type="float" office:value="6.901" calcext:value-type="float">
            <text:p>6.901</text:p>
          </table:table-cell>
          <table:table-cell table:formula="of:=LOG([.B224]; EXP(1))" office:value-type="float" office:value="1.93166632863846" calcext:value-type="float">
            <text:p>1.932</text:p>
          </table:table-cell>
          <table:table-cell table:formula="of:=[.A224]*[.A224]" office:value-type="float" office:value="49361.286276" calcext:value-type="float">
            <text:p>49361.286</text:p>
          </table:table-cell>
          <table:table-cell table:formula="of:=[.C224]*[.C224]" office:value-type="float" office:value="3.73133480519561" calcext:value-type="float">
            <text:p>3.7313</text:p>
          </table:table-cell>
          <table:table-cell table:formula="of:=[.A224]*[.C224]" office:value-type="float" office:value="429.166034898922" calcext:value-type="float">
            <text:p>429.1660</text:p>
          </table:table-cell>
          <table:table-cell/>
        </table:table-row>
        <table:table-row table:style-name="ro1">
          <table:table-cell office:value-type="float" office:value="223.174" calcext:value-type="float">
            <text:p>223.174</text:p>
          </table:table-cell>
          <table:table-cell office:value-type="float" office:value="6.8875" calcext:value-type="float">
            <text:p>6.8875</text:p>
          </table:table-cell>
          <table:table-cell table:formula="of:=LOG([.B225]; EXP(1))" office:value-type="float" office:value="1.92970817447903" calcext:value-type="float">
            <text:p>1.930</text:p>
          </table:table-cell>
          <table:table-cell table:formula="of:=[.A225]*[.A225]" office:value-type="float" office:value="49806.634276" calcext:value-type="float">
            <text:p>49806.634</text:p>
          </table:table-cell>
          <table:table-cell table:formula="of:=[.C225]*[.C225]" office:value-type="float" office:value="3.7237736386512" calcext:value-type="float">
            <text:p>3.7238</text:p>
          </table:table-cell>
          <table:table-cell table:formula="of:=[.A225]*[.C225]" office:value-type="float" office:value="430.660692131184" calcext:value-type="float">
            <text:p>430.6607</text:p>
          </table:table-cell>
          <table:table-cell/>
        </table:table-row>
        <table:table-row table:style-name="ro1">
          <table:table-cell office:value-type="float" office:value="224.175" calcext:value-type="float">
            <text:p>224.175</text:p>
          </table:table-cell>
          <table:table-cell office:value-type="float" office:value="6.8689" calcext:value-type="float">
            <text:p>6.8689</text:p>
          </table:table-cell>
          <table:table-cell table:formula="of:=LOG([.B226]; EXP(1))" office:value-type="float" office:value="1.92700397696592" calcext:value-type="float">
            <text:p>1.927</text:p>
          </table:table-cell>
          <table:table-cell table:formula="of:=[.A226]*[.A226]" office:value-type="float" office:value="50254.430625" calcext:value-type="float">
            <text:p>50254.431</text:p>
          </table:table-cell>
          <table:table-cell table:formula="of:=[.C226]*[.C226]" office:value-type="float" office:value="3.71334432724249" calcext:value-type="float">
            <text:p>3.7133</text:p>
          </table:table-cell>
          <table:table-cell table:formula="of:=[.A226]*[.C226]" office:value-type="float" office:value="431.986116536336" calcext:value-type="float">
            <text:p>431.9861</text:p>
          </table:table-cell>
          <table:table-cell/>
        </table:table-row>
        <table:table-row table:style-name="ro1">
          <table:table-cell office:value-type="float" office:value="225.175" calcext:value-type="float">
            <text:p>225.175</text:p>
          </table:table-cell>
          <table:table-cell office:value-type="float" office:value="6.8497" calcext:value-type="float">
            <text:p>6.8497</text:p>
          </table:table-cell>
          <table:table-cell table:formula="of:=LOG([.B227]; EXP(1))" office:value-type="float" office:value="1.92420485569464" calcext:value-type="float">
            <text:p>1.924</text:p>
          </table:table-cell>
          <table:table-cell table:formula="of:=[.A227]*[.A227]" office:value-type="float" office:value="50703.780625" calcext:value-type="float">
            <text:p>50703.781</text:p>
          </table:table-cell>
          <table:table-cell table:formula="of:=[.C227]*[.C227]" office:value-type="float" office:value="3.70256432667883" calcext:value-type="float">
            <text:p>3.7026</text:p>
          </table:table-cell>
          <table:table-cell table:formula="of:=[.A227]*[.C227]" office:value-type="float" office:value="433.282828381041" calcext:value-type="float">
            <text:p>433.2828</text:p>
          </table:table-cell>
          <table:table-cell/>
        </table:table-row>
        <table:table-row table:style-name="ro1">
          <table:table-cell office:value-type="float" office:value="226.18" calcext:value-type="float">
            <text:p>226.18</text:p>
          </table:table-cell>
          <table:table-cell office:value-type="float" office:value="6.8309" calcext:value-type="float">
            <text:p>6.8309</text:p>
          </table:table-cell>
          <table:table-cell table:formula="of:=LOG([.B228]; EXP(1))" office:value-type="float" office:value="1.92145643649748" calcext:value-type="float">
            <text:p>1.921</text:p>
          </table:table-cell>
          <table:table-cell table:formula="of:=[.A228]*[.A228]" office:value-type="float" office:value="51157.3924" calcext:value-type="float">
            <text:p>51157.392</text:p>
          </table:table-cell>
          <table:table-cell table:formula="of:=[.C228]*[.C228]" office:value-type="float" office:value="3.69199483735761" calcext:value-type="float">
            <text:p>3.6920</text:p>
          </table:table-cell>
          <table:table-cell table:formula="of:=[.A228]*[.C228]" office:value-type="float" office:value="434.595016807001" calcext:value-type="float">
            <text:p>434.5950</text:p>
          </table:table-cell>
          <table:table-cell/>
        </table:table-row>
        <table:table-row table:style-name="ro1">
          <table:table-cell office:value-type="float" office:value="227.175" calcext:value-type="float">
            <text:p>227.175</text:p>
          </table:table-cell>
          <table:table-cell office:value-type="float" office:value="6.8146" calcext:value-type="float">
            <text:p>6.8146</text:p>
          </table:table-cell>
          <table:table-cell table:formula="of:=LOG([.B229]; EXP(1))" office:value-type="float" office:value="1.91906736936871" calcext:value-type="float">
            <text:p>1.919</text:p>
          </table:table-cell>
          <table:table-cell table:formula="of:=[.A229]*[.A229]" office:value-type="float" office:value="51608.480625" calcext:value-type="float">
            <text:p>51608.481</text:p>
          </table:table-cell>
          <table:table-cell table:formula="of:=[.C229]*[.C229]" office:value-type="float" office:value="3.68281956817572" calcext:value-type="float">
            <text:p>3.6828</text:p>
          </table:table-cell>
          <table:table-cell table:formula="of:=[.A229]*[.C229]" office:value-type="float" office:value="435.964129636336" calcext:value-type="float">
            <text:p>435.9641</text:p>
          </table:table-cell>
          <table:table-cell/>
        </table:table-row>
        <table:table-row table:style-name="ro1">
          <table:table-cell office:value-type="float" office:value="228.175" calcext:value-type="float">
            <text:p>228.175</text:p>
          </table:table-cell>
          <table:table-cell office:value-type="float" office:value="6.7972" calcext:value-type="float">
            <text:p>6.7972</text:p>
          </table:table-cell>
          <table:table-cell table:formula="of:=LOG([.B230]; EXP(1))" office:value-type="float" office:value="1.91651076267781" calcext:value-type="float">
            <text:p>1.917</text:p>
          </table:table-cell>
          <table:table-cell table:formula="of:=[.A230]*[.A230]" office:value-type="float" office:value="52063.830625" calcext:value-type="float">
            <text:p>52063.831</text:p>
          </table:table-cell>
          <table:table-cell table:formula="of:=[.C230]*[.C230]" office:value-type="float" office:value="3.67301350345989" calcext:value-type="float">
            <text:p>3.6730</text:p>
          </table:table-cell>
          <table:table-cell table:formula="of:=[.A230]*[.C230]" office:value-type="float" office:value="437.29984327401" calcext:value-type="float">
            <text:p>437.2998</text:p>
          </table:table-cell>
          <table:table-cell/>
        </table:table-row>
        <table:table-row table:style-name="ro1">
          <table:table-cell office:value-type="float" office:value="229.175" calcext:value-type="float">
            <text:p>229.175</text:p>
          </table:table-cell>
          <table:table-cell office:value-type="float" office:value="6.7804" calcext:value-type="float">
            <text:p>6.7804</text:p>
          </table:table-cell>
          <table:table-cell table:formula="of:=LOG([.B231]; EXP(1))" office:value-type="float" office:value="1.91403609726219" calcext:value-type="float">
            <text:p>1.914</text:p>
          </table:table-cell>
          <table:table-cell table:formula="of:=[.A231]*[.A231]" office:value-type="float" office:value="52521.180625" calcext:value-type="float">
            <text:p>52521.181</text:p>
          </table:table-cell>
          <table:table-cell table:formula="of:=[.C231]*[.C231]" office:value-type="float" office:value="3.66353418162269" calcext:value-type="float">
            <text:p>3.6635</text:p>
          </table:table-cell>
          <table:table-cell table:formula="of:=[.A231]*[.C231]" office:value-type="float" office:value="438.649222590063" calcext:value-type="float">
            <text:p>438.6492</text:p>
          </table:table-cell>
          <table:table-cell/>
        </table:table-row>
        <table:table-row table:style-name="ro1">
          <table:table-cell office:value-type="float" office:value="230.175" calcext:value-type="float">
            <text:p>230.175</text:p>
          </table:table-cell>
          <table:table-cell office:value-type="float" office:value="6.7619" calcext:value-type="float">
            <text:p>6.7619</text:p>
          </table:table-cell>
          <table:table-cell table:formula="of:=LOG([.B232]; EXP(1))" office:value-type="float" office:value="1.91130391565224" calcext:value-type="float">
            <text:p>1.911</text:p>
          </table:table-cell>
          <table:table-cell table:formula="of:=[.A232]*[.A232]" office:value-type="float" office:value="52980.530625" calcext:value-type="float">
            <text:p>52980.531</text:p>
          </table:table-cell>
          <table:table-cell table:formula="of:=[.C232]*[.C232]" office:value-type="float" office:value="3.65308265798758" calcext:value-type="float">
            <text:p>3.6531</text:p>
          </table:table-cell>
          <table:table-cell table:formula="of:=[.A232]*[.C232]" office:value-type="float" office:value="439.934378785254" calcext:value-type="float">
            <text:p>439.9344</text:p>
          </table:table-cell>
          <table:table-cell/>
        </table:table-row>
        <table:table-row table:style-name="ro1">
          <table:table-cell office:value-type="float" office:value="231.174" calcext:value-type="float">
            <text:p>231.174</text:p>
          </table:table-cell>
          <table:table-cell office:value-type="float" office:value="6.7451" calcext:value-type="float">
            <text:p>6.7451</text:p>
          </table:table-cell>
          <table:table-cell table:formula="of:=LOG([.B233]; EXP(1))" office:value-type="float" office:value="1.90881631534671" calcext:value-type="float">
            <text:p>1.909</text:p>
          </table:table-cell>
          <table:table-cell table:formula="of:=[.A233]*[.A233]" office:value-type="float" office:value="53441.418276" calcext:value-type="float">
            <text:p>53441.418</text:p>
          </table:table-cell>
          <table:table-cell table:formula="of:=[.C233]*[.C233]" office:value-type="float" office:value="3.64357972573377" calcext:value-type="float">
            <text:p>3.6436</text:p>
          </table:table-cell>
          <table:table-cell table:formula="of:=[.A233]*[.C233]" office:value-type="float" office:value="441.268702883959" calcext:value-type="float">
            <text:p>441.2687</text:p>
          </table:table-cell>
          <table:table-cell/>
        </table:table-row>
        <table:table-row table:style-name="ro1">
          <table:table-cell office:value-type="float" office:value="232.174" calcext:value-type="float">
            <text:p>232.174</text:p>
          </table:table-cell>
          <table:table-cell office:value-type="float" office:value="6.7272" calcext:value-type="float">
            <text:p>6.7272</text:p>
          </table:table-cell>
          <table:table-cell table:formula="of:=LOG([.B234]; EXP(1))" office:value-type="float" office:value="1.90615900953655" calcext:value-type="float">
            <text:p>1.906</text:p>
          </table:table-cell>
          <table:table-cell table:formula="of:=[.A234]*[.A234]" office:value-type="float" office:value="53904.766276" calcext:value-type="float">
            <text:p>53904.766</text:p>
          </table:table-cell>
          <table:table-cell table:formula="of:=[.C234]*[.C234]" office:value-type="float" office:value="3.63344216963736" calcext:value-type="float">
            <text:p>3.6334</text:p>
          </table:table-cell>
          <table:table-cell table:formula="of:=[.A234]*[.C234]" office:value-type="float" office:value="442.560561880139" calcext:value-type="float">
            <text:p>442.5606</text:p>
          </table:table-cell>
          <table:table-cell/>
        </table:table-row>
        <table:table-row table:style-name="ro1">
          <table:table-cell office:value-type="float" office:value="233.175" calcext:value-type="float">
            <text:p>233.175</text:p>
          </table:table-cell>
          <table:table-cell office:value-type="float" office:value="6.7108" calcext:value-type="float">
            <text:p>6.7108</text:p>
          </table:table-cell>
          <table:table-cell table:formula="of:=LOG([.B235]; EXP(1))" office:value-type="float" office:value="1.90371816891411" calcext:value-type="float">
            <text:p>1.904</text:p>
          </table:table-cell>
          <table:table-cell table:formula="of:=[.A235]*[.A235]" office:value-type="float" office:value="54370.580625" calcext:value-type="float">
            <text:p>54370.581</text:p>
          </table:table-cell>
          <table:table-cell table:formula="of:=[.C235]*[.C235]" office:value-type="float" office:value="3.62414286665369" calcext:value-type="float">
            <text:p>3.6241</text:p>
          </table:table-cell>
          <table:table-cell table:formula="of:=[.A235]*[.C235]" office:value-type="float" office:value="443.899484036547" calcext:value-type="float">
            <text:p>443.8995</text:p>
          </table:table-cell>
          <table:table-cell/>
        </table:table-row>
        <table:table-row table:style-name="ro1">
          <table:table-cell office:value-type="float" office:value="234.175" calcext:value-type="float">
            <text:p>234.175</text:p>
          </table:table-cell>
          <table:table-cell office:value-type="float" office:value="6.6935" calcext:value-type="float">
            <text:p>6.6935</text:p>
          </table:table-cell>
          <table:table-cell table:formula="of:=LOG([.B236]; EXP(1))" office:value-type="float" office:value="1.90113690624382" calcext:value-type="float">
            <text:p>1.901</text:p>
          </table:table-cell>
          <table:table-cell table:formula="of:=[.A236]*[.A236]" office:value-type="float" office:value="54837.930625" calcext:value-type="float">
            <text:p>54837.931</text:p>
          </table:table-cell>
          <table:table-cell table:formula="of:=[.C236]*[.C236]" office:value-type="float" office:value="3.61432153628231" calcext:value-type="float">
            <text:p>3.6143</text:p>
          </table:table-cell>
          <table:table-cell table:formula="of:=[.A236]*[.C236]" office:value-type="float" office:value="445.198735019646" calcext:value-type="float">
            <text:p>445.1987</text:p>
          </table:table-cell>
          <table:table-cell/>
        </table:table-row>
        <table:table-row table:style-name="ro1">
          <table:table-cell office:value-type="float" office:value="235.174" calcext:value-type="float">
            <text:p>235.174</text:p>
          </table:table-cell>
          <table:table-cell office:value-type="float" office:value="6.6777" calcext:value-type="float">
            <text:p>6.6777</text:p>
          </table:table-cell>
          <table:table-cell table:formula="of:=LOG([.B237]; EXP(1))" office:value-type="float" office:value="1.89877361688254" calcext:value-type="float">
            <text:p>1.899</text:p>
          </table:table-cell>
          <table:table-cell table:formula="of:=[.A237]*[.A237]" office:value-type="float" office:value="55306.810276" calcext:value-type="float">
            <text:p>55306.810</text:p>
          </table:table-cell>
          <table:table-cell table:formula="of:=[.C237]*[.C237]" office:value-type="float" office:value="3.60534124816919" calcext:value-type="float">
            <text:p>3.6053</text:p>
          </table:table-cell>
          <table:table-cell table:formula="of:=[.A237]*[.C237]" office:value-type="float" office:value="446.542186576734" calcext:value-type="float">
            <text:p>446.5422</text:p>
          </table:table-cell>
          <table:table-cell/>
        </table:table-row>
        <table:table-row table:style-name="ro1">
          <table:table-cell office:value-type="float" office:value="236.174" calcext:value-type="float">
            <text:p>236.174</text:p>
          </table:table-cell>
          <table:table-cell office:value-type="float" office:value="6.6613" calcext:value-type="float">
            <text:p>6.6613</text:p>
          </table:table-cell>
          <table:table-cell table:formula="of:=LOG([.B238]; EXP(1))" office:value-type="float" office:value="1.89631466069939" calcext:value-type="float">
            <text:p>1.896</text:p>
          </table:table-cell>
          <table:table-cell table:formula="of:=[.A238]*[.A238]" office:value-type="float" office:value="55778.158276" calcext:value-type="float">
            <text:p>55778.158</text:p>
          </table:table-cell>
          <table:table-cell table:formula="of:=[.C238]*[.C238]" office:value-type="float" office:value="3.59600929238344" calcext:value-type="float">
            <text:p>3.5960</text:p>
          </table:table-cell>
          <table:table-cell table:formula="of:=[.A238]*[.C238]" office:value-type="float" office:value="447.860218676018" calcext:value-type="float">
            <text:p>447.8602</text:p>
          </table:table-cell>
          <table:table-cell/>
        </table:table-row>
        <table:table-row table:style-name="ro1">
          <table:table-cell office:value-type="float" office:value="237.174" calcext:value-type="float">
            <text:p>237.174</text:p>
          </table:table-cell>
          <table:table-cell office:value-type="float" office:value="6.6448" calcext:value-type="float">
            <text:p>6.6448</text:p>
          </table:table-cell>
          <table:table-cell table:formula="of:=LOG([.B239]; EXP(1))" office:value-type="float" office:value="1.89383459389435" calcext:value-type="float">
            <text:p>1.894</text:p>
          </table:table-cell>
          <table:table-cell table:formula="of:=[.A239]*[.A239]" office:value-type="float" office:value="56251.506276" calcext:value-type="float">
            <text:p>56251.506</text:p>
          </table:table-cell>
          <table:table-cell table:formula="of:=[.C239]*[.C239]" office:value-type="float" office:value="3.58660946903098" calcext:value-type="float">
            <text:p>3.5866</text:p>
          </table:table-cell>
          <table:table-cell table:formula="of:=[.A239]*[.C239]" office:value-type="float" office:value="449.168325972299" calcext:value-type="float">
            <text:p>449.1683</text:p>
          </table:table-cell>
          <table:table-cell/>
        </table:table-row>
        <table:table-row table:style-name="ro1">
          <table:table-cell office:value-type="float" office:value="238.18" calcext:value-type="float">
            <text:p>238.18</text:p>
          </table:table-cell>
          <table:table-cell office:value-type="float" office:value="6.6261" calcext:value-type="float">
            <text:p>6.6261</text:p>
          </table:table-cell>
          <table:table-cell table:formula="of:=LOG([.B240]; EXP(1))" office:value-type="float" office:value="1.8910163958254" calcext:value-type="float">
            <text:p>1.891</text:p>
          </table:table-cell>
          <table:table-cell table:formula="of:=[.A240]*[.A240]" office:value-type="float" office:value="56729.7124" calcext:value-type="float">
            <text:p>56729.712</text:p>
          </table:table-cell>
          <table:table-cell table:formula="of:=[.C240]*[.C240]" office:value-type="float" office:value="3.57594300928047" calcext:value-type="float">
            <text:p>3.5759</text:p>
          </table:table-cell>
          <table:table-cell table:formula="of:=[.A240]*[.C240]" office:value-type="float" office:value="450.402285157693" calcext:value-type="float">
            <text:p>450.4023</text:p>
          </table:table-cell>
          <table:table-cell/>
        </table:table-row>
        <table:table-row table:style-name="ro1">
          <table:table-cell office:value-type="float" office:value="239.174" calcext:value-type="float">
            <text:p>239.174</text:p>
          </table:table-cell>
          <table:table-cell office:value-type="float" office:value="6.6127" calcext:value-type="float">
            <text:p>6.6127</text:p>
          </table:table-cell>
          <table:table-cell table:formula="of:=LOG([.B241]; EXP(1))" office:value-type="float" office:value="1.88899204247372" calcext:value-type="float">
            <text:p>1.889</text:p>
          </table:table-cell>
          <table:table-cell table:formula="of:=[.A241]*[.A241]" office:value-type="float" office:value="57204.202276" calcext:value-type="float">
            <text:p>57204.202</text:p>
          </table:table-cell>
          <table:table-cell table:formula="of:=[.C241]*[.C241]" office:value-type="float" office:value="3.56829093652902" calcext:value-type="float">
            <text:p>3.5683</text:p>
          </table:table-cell>
          <table:table-cell table:formula="of:=[.A241]*[.C241]" office:value-type="float" office:value="451.797782766609" calcext:value-type="float">
            <text:p>451.7978</text:p>
          </table:table-cell>
          <table:table-cell/>
        </table:table-row>
        <table:table-row table:style-name="ro1">
          <table:table-cell office:value-type="float" office:value="240.174" calcext:value-type="float">
            <text:p>240.174</text:p>
          </table:table-cell>
          <table:table-cell office:value-type="float" office:value="6.597" calcext:value-type="float">
            <text:p>6.597</text:p>
          </table:table-cell>
          <table:table-cell table:formula="of:=LOG([.B242]; EXP(1))" office:value-type="float" office:value="1.88661500024073" calcext:value-type="float">
            <text:p>1.887</text:p>
          </table:table-cell>
          <table:table-cell table:formula="of:=[.A242]*[.A242]" office:value-type="float" office:value="57683.550276" calcext:value-type="float">
            <text:p>57683.550</text:p>
          </table:table-cell>
          <table:table-cell table:formula="of:=[.C242]*[.C242]" office:value-type="float" office:value="3.55931615913334" calcext:value-type="float">
            <text:p>3.5593</text:p>
          </table:table-cell>
          <table:table-cell table:formula="of:=[.A242]*[.C242]" office:value-type="float" office:value="453.115871067818" calcext:value-type="float">
            <text:p>453.1159</text:p>
          </table:table-cell>
          <table:table-cell/>
        </table:table-row>
        <table:table-row table:style-name="ro1">
          <table:table-cell office:value-type="float" office:value="241.175" calcext:value-type="float">
            <text:p>241.175</text:p>
          </table:table-cell>
          <table:table-cell office:value-type="float" office:value="6.58" calcext:value-type="float">
            <text:p>6.58</text:p>
          </table:table-cell>
          <table:table-cell table:formula="of:=LOG([.B243]; EXP(1))" office:value-type="float" office:value="1.88403474533723" calcext:value-type="float">
            <text:p>1.884</text:p>
          </table:table-cell>
          <table:table-cell table:formula="of:=[.A243]*[.A243]" office:value-type="float" office:value="58165.380625" calcext:value-type="float">
            <text:p>58165.381</text:p>
          </table:table-cell>
          <table:table-cell table:formula="of:=[.C243]*[.C243]" office:value-type="float" office:value="3.54958692163791" calcext:value-type="float">
            <text:p>3.5496</text:p>
          </table:table-cell>
          <table:table-cell table:formula="of:=[.A243]*[.C243]" office:value-type="float" office:value="454.382079706706" calcext:value-type="float">
            <text:p>454.3821</text:p>
          </table:table-cell>
          <table:table-cell/>
        </table:table-row>
        <table:table-row table:style-name="ro1">
          <table:table-cell office:value-type="float" office:value="242.175" calcext:value-type="float">
            <text:p>242.175</text:p>
          </table:table-cell>
          <table:table-cell office:value-type="float" office:value="6.5644" calcext:value-type="float">
            <text:p>6.5644</text:p>
          </table:table-cell>
          <table:table-cell table:formula="of:=LOG([.B244]; EXP(1))" office:value-type="float" office:value="1.88166110982334" calcext:value-type="float">
            <text:p>1.882</text:p>
          </table:table-cell>
          <table:table-cell table:formula="of:=[.A244]*[.A244]" office:value-type="float" office:value="58648.730625" calcext:value-type="float">
            <text:p>58648.731</text:p>
          </table:table-cell>
          <table:table-cell table:formula="of:=[.C244]*[.C244]" office:value-type="float" office:value="3.54064853222159" calcext:value-type="float">
            <text:p>3.5406</text:p>
          </table:table-cell>
          <table:table-cell table:formula="of:=[.A244]*[.C244]" office:value-type="float" office:value="455.691279271466" calcext:value-type="float">
            <text:p>455.6913</text:p>
          </table:table-cell>
          <table:table-cell/>
        </table:table-row>
        <table:table-row table:style-name="ro1">
          <table:table-cell office:value-type="float" office:value="243.174" calcext:value-type="float">
            <text:p>243.174</text:p>
          </table:table-cell>
          <table:table-cell office:value-type="float" office:value="6.5483" calcext:value-type="float">
            <text:p>6.5483</text:p>
          </table:table-cell>
          <table:table-cell table:formula="of:=LOG([.B245]; EXP(1))" office:value-type="float" office:value="1.87920547397558" calcext:value-type="float">
            <text:p>1.879</text:p>
          </table:table-cell>
          <table:table-cell table:formula="of:=[.A245]*[.A245]" office:value-type="float" office:value="59133.594276" calcext:value-type="float">
            <text:p>59133.594</text:p>
          </table:table-cell>
          <table:table-cell table:formula="of:=[.C245]*[.C245]" office:value-type="float" office:value="3.53141321341978" calcext:value-type="float">
            <text:p>3.5314</text:p>
          </table:table-cell>
          <table:table-cell table:formula="of:=[.A245]*[.C245]" office:value-type="float" office:value="456.973911928537" calcext:value-type="float">
            <text:p>456.9739</text:p>
          </table:table-cell>
          <table:table-cell/>
        </table:table-row>
        <table:table-row table:style-name="ro1">
          <table:table-cell office:value-type="float" office:value="244.174" calcext:value-type="float">
            <text:p>244.174</text:p>
          </table:table-cell>
          <table:table-cell office:value-type="float" office:value="6.5328" calcext:value-type="float">
            <text:p>6.5328</text:p>
          </table:table-cell>
          <table:table-cell table:formula="of:=LOG([.B246]; EXP(1))" office:value-type="float" office:value="1.87683564158317" calcext:value-type="float">
            <text:p>1.877</text:p>
          </table:table-cell>
          <table:table-cell table:formula="of:=[.A246]*[.A246]" office:value-type="float" office:value="59620.942276" calcext:value-type="float">
            <text:p>59620.942</text:p>
          </table:table-cell>
          <table:table-cell table:formula="of:=[.C246]*[.C246]" office:value-type="float" office:value="3.52251202551692" calcext:value-type="float">
            <text:p>3.5225</text:p>
          </table:table-cell>
          <table:table-cell table:formula="of:=[.A246]*[.C246]" office:value-type="float" office:value="458.27446594793" calcext:value-type="float">
            <text:p>458.2745</text:p>
          </table:table-cell>
          <table:table-cell/>
        </table:table-row>
        <table:table-row table:style-name="ro1">
          <table:table-cell office:value-type="float" office:value="245.174" calcext:value-type="float">
            <text:p>245.174</text:p>
          </table:table-cell>
          <table:table-cell office:value-type="float" office:value="6.5174" calcext:value-type="float">
            <text:p>6.5174</text:p>
          </table:table-cell>
          <table:table-cell table:formula="of:=LOG([.B247]; EXP(1))" office:value-type="float" office:value="1.87447552340133" calcext:value-type="float">
            <text:p>1.874</text:p>
          </table:table-cell>
          <table:table-cell table:formula="of:=[.A247]*[.A247]" office:value-type="float" office:value="60110.290276" calcext:value-type="float">
            <text:p>60110.290</text:p>
          </table:table-cell>
          <table:table-cell table:formula="of:=[.C247]*[.C247]" office:value-type="float" office:value="3.51365848783068" calcext:value-type="float">
            <text:p>3.5137</text:p>
          </table:table-cell>
          <table:table-cell table:formula="of:=[.A247]*[.C247]" office:value-type="float" office:value="459.572661974397" calcext:value-type="float">
            <text:p>459.5727</text:p>
          </table:table-cell>
          <table:table-cell/>
        </table:table-row>
        <table:table-row table:style-name="ro1">
          <table:table-cell office:value-type="float" office:value="246.174" calcext:value-type="float">
            <text:p>246.174</text:p>
          </table:table-cell>
          <table:table-cell office:value-type="float" office:value="6.501" calcext:value-type="float">
            <text:p>6.501</text:p>
          </table:table-cell>
          <table:table-cell table:formula="of:=LOG([.B248]; EXP(1))" office:value-type="float" office:value="1.87195601122233" calcext:value-type="float">
            <text:p>1.872</text:p>
          </table:table-cell>
          <table:table-cell table:formula="of:=[.A248]*[.A248]" office:value-type="float" office:value="60601.638276" calcext:value-type="float">
            <text:p>60601.638</text:p>
          </table:table-cell>
          <table:table-cell table:formula="of:=[.C248]*[.C248]" office:value-type="float" office:value="3.50421930795142" calcext:value-type="float">
            <text:p>3.5042</text:p>
          </table:table-cell>
          <table:table-cell table:formula="of:=[.A248]*[.C248]" office:value-type="float" office:value="460.826899106646" calcext:value-type="float">
            <text:p>460.8269</text:p>
          </table:table-cell>
          <table:table-cell/>
        </table:table-row>
        <table:table-row table:style-name="ro1">
          <table:table-cell office:value-type="float" office:value="247.174" calcext:value-type="float">
            <text:p>247.174</text:p>
          </table:table-cell>
          <table:table-cell office:value-type="float" office:value="6.4856" calcext:value-type="float">
            <text:p>6.4856</text:p>
          </table:table-cell>
          <table:table-cell table:formula="of:=LOG([.B249]; EXP(1))" office:value-type="float" office:value="1.86958433469136" calcext:value-type="float">
            <text:p>1.870</text:p>
          </table:table-cell>
          <table:table-cell table:formula="of:=[.A249]*[.A249]" office:value-type="float" office:value="61094.986276" calcext:value-type="float">
            <text:p>61094.986</text:p>
          </table:table-cell>
          <table:table-cell table:formula="of:=[.C249]*[.C249]" office:value-type="float" office:value="3.49534558452334" calcext:value-type="float">
            <text:p>3.4953</text:p>
          </table:table-cell>
          <table:table-cell table:formula="of:=[.A249]*[.C249]" office:value-type="float" office:value="462.112638343002" calcext:value-type="float">
            <text:p>462.1126</text:p>
          </table:table-cell>
          <table:table-cell/>
        </table:table-row>
        <table:table-row table:style-name="ro1">
          <table:table-cell office:value-type="float" office:value="248.174" calcext:value-type="float">
            <text:p>248.174</text:p>
          </table:table-cell>
          <table:table-cell office:value-type="float" office:value="6.4694" calcext:value-type="float">
            <text:p>6.4694</text:p>
          </table:table-cell>
          <table:table-cell table:formula="of:=LOG([.B250]; EXP(1))" office:value-type="float" office:value="1.86708336850934" calcext:value-type="float">
            <text:p>1.867</text:p>
          </table:table-cell>
          <table:table-cell table:formula="of:=[.A250]*[.A250]" office:value-type="float" office:value="61590.334276" calcext:value-type="float">
            <text:p>61590.334</text:p>
          </table:table-cell>
          <table:table-cell table:formula="of:=[.C250]*[.C250]" office:value-type="float" office:value="3.48600030496419" calcext:value-type="float">
            <text:p>3.4860</text:p>
          </table:table-cell>
          <table:table-cell table:formula="of:=[.A250]*[.C250]" office:value-type="float" office:value="463.361547896438" calcext:value-type="float">
            <text:p>463.3615</text:p>
          </table:table-cell>
          <table:table-cell/>
        </table:table-row>
        <table:table-row table:style-name="ro1">
          <table:table-cell office:value-type="float" office:value="249.174" calcext:value-type="float">
            <text:p>249.174</text:p>
          </table:table-cell>
          <table:table-cell office:value-type="float" office:value="6.4534" calcext:value-type="float">
            <text:p>6.4534</text:p>
          </table:table-cell>
          <table:table-cell table:formula="of:=LOG([.B251]; EXP(1))" office:value-type="float" office:value="1.86460712370547" calcext:value-type="float">
            <text:p>1.865</text:p>
          </table:table-cell>
          <table:table-cell table:formula="of:=[.A251]*[.A251]" office:value-type="float" office:value="62087.682276" calcext:value-type="float">
            <text:p>62087.682</text:p>
          </table:table-cell>
          <table:table-cell table:formula="of:=[.C251]*[.C251]" office:value-type="float" office:value="3.4767597257732" calcext:value-type="float">
            <text:p>3.4768</text:p>
          </table:table-cell>
          <table:table-cell table:formula="of:=[.A251]*[.C251]" office:value-type="float" office:value="464.611615442188" calcext:value-type="float">
            <text:p>464.6116</text:p>
          </table:table-cell>
          <table:table-cell/>
        </table:table-row>
        <table:table-row table:style-name="ro1">
          <table:table-cell office:value-type="float" office:value="250.175" calcext:value-type="float">
            <text:p>250.175</text:p>
          </table:table-cell>
          <table:table-cell office:value-type="float" office:value="6.4376" calcext:value-type="float">
            <text:p>6.4376</text:p>
          </table:table-cell>
          <table:table-cell table:formula="of:=LOG([.B252]; EXP(1))" office:value-type="float" office:value="1.86215579984979" calcext:value-type="float">
            <text:p>1.862</text:p>
          </table:table-cell>
          <table:table-cell table:formula="of:=[.A252]*[.A252]" office:value-type="float" office:value="62587.530625" calcext:value-type="float">
            <text:p>62587.531</text:p>
          </table:table-cell>
          <table:table-cell table:formula="of:=[.C252]*[.C252]" office:value-type="float" office:value="3.4676242229142" calcext:value-type="float">
            <text:p>3.4676</text:p>
          </table:table-cell>
          <table:table-cell table:formula="of:=[.A252]*[.C252]" office:value-type="float" office:value="465.86482722742" calcext:value-type="float">
            <text:p>465.8648</text:p>
          </table:table-cell>
          <table:table-cell/>
        </table:table-row>
        <table:table-row table:style-name="ro1">
          <table:table-cell office:value-type="float" office:value="251.174" calcext:value-type="float">
            <text:p>251.174</text:p>
          </table:table-cell>
          <table:table-cell office:value-type="float" office:value="6.422" calcext:value-type="float">
            <text:p>6.422</text:p>
          </table:table-cell>
          <table:table-cell table:formula="of:=LOG([.B253]; EXP(1))" office:value-type="float" office:value="1.85972959566732" calcext:value-type="float">
            <text:p>1.860</text:p>
          </table:table-cell>
          <table:table-cell table:formula="of:=[.A253]*[.A253]" office:value-type="float" office:value="63088.378276" calcext:value-type="float">
            <text:p>63088.378</text:p>
          </table:table-cell>
          <table:table-cell table:formula="of:=[.C253]*[.C253]" office:value-type="float" office:value="3.45859416900094" calcext:value-type="float">
            <text:p>3.4586</text:p>
          </table:table-cell>
          <table:table-cell table:formula="of:=[.A253]*[.C253]" office:value-type="float" office:value="467.115721462144" calcext:value-type="float">
            <text:p>467.1157</text:p>
          </table:table-cell>
          <table:table-cell/>
        </table:table-row>
        <table:table-row table:style-name="ro1">
          <table:table-cell office:value-type="float" office:value="252.174" calcext:value-type="float">
            <text:p>252.174</text:p>
          </table:table-cell>
          <table:table-cell office:value-type="float" office:value="6.4036" calcext:value-type="float">
            <text:p>6.4036</text:p>
          </table:table-cell>
          <table:table-cell table:formula="of:=LOG([.B254]; EXP(1))" office:value-type="float" office:value="1.8568603322218" calcext:value-type="float">
            <text:p>1.857</text:p>
          </table:table-cell>
          <table:table-cell table:formula="of:=[.A254]*[.A254]" office:value-type="float" office:value="63591.726276" calcext:value-type="float">
            <text:p>63591.726</text:p>
          </table:table-cell>
          <table:table-cell table:formula="of:=[.C254]*[.C254]" office:value-type="float" office:value="3.44793029337886" calcext:value-type="float">
            <text:p>3.4479</text:p>
          </table:table-cell>
          <table:table-cell table:formula="of:=[.A254]*[.C254]" office:value-type="float" office:value="468.251897417701" calcext:value-type="float">
            <text:p>468.2519</text:p>
          </table:table-cell>
          <table:table-cell/>
        </table:table-row>
        <table:table-row table:style-name="ro1">
          <table:table-cell office:value-type="float" office:value="253.174" calcext:value-type="float">
            <text:p>253.174</text:p>
          </table:table-cell>
          <table:table-cell office:value-type="float" office:value="6.3876" calcext:value-type="float">
            <text:p>6.3876</text:p>
          </table:table-cell>
          <table:table-cell table:formula="of:=LOG([.B255]; EXP(1))" office:value-type="float" office:value="1.85435861098457" calcext:value-type="float">
            <text:p>1.854</text:p>
          </table:table-cell>
          <table:table-cell table:formula="of:=[.A255]*[.A255]" office:value-type="float" office:value="64097.074276" calcext:value-type="float">
            <text:p>64097.074</text:p>
          </table:table-cell>
          <table:table-cell table:formula="of:=[.C255]*[.C255]" office:value-type="float" office:value="3.43864585813264" calcext:value-type="float">
            <text:p>3.4386</text:p>
          </table:table-cell>
          <table:table-cell table:formula="of:=[.A255]*[.C255]" office:value-type="float" office:value="469.475386977409" calcext:value-type="float">
            <text:p>469.4754</text:p>
          </table:table-cell>
          <table:table-cell/>
        </table:table-row>
        <table:table-row table:style-name="ro1">
          <table:table-cell office:value-type="float" office:value="254.174" calcext:value-type="float">
            <text:p>254.174</text:p>
          </table:table-cell>
          <table:table-cell office:value-type="float" office:value="6.3708" calcext:value-type="float">
            <text:p>6.3708</text:p>
          </table:table-cell>
          <table:table-cell table:formula="of:=LOG([.B256]; EXP(1))" office:value-type="float" office:value="1.85172505039549" calcext:value-type="float">
            <text:p>1.852</text:p>
          </table:table-cell>
          <table:table-cell table:formula="of:=[.A256]*[.A256]" office:value-type="float" office:value="64604.422276" calcext:value-type="float">
            <text:p>64604.422</text:p>
          </table:table-cell>
          <table:table-cell table:formula="of:=[.C256]*[.C256]" office:value-type="float" office:value="3.42888566226218" calcext:value-type="float">
            <text:p>3.4289</text:p>
          </table:table-cell>
          <table:table-cell table:formula="of:=[.A256]*[.C256]" office:value-type="float" office:value="470.660362959223" calcext:value-type="float">
            <text:p>470.6604</text:p>
          </table:table-cell>
          <table:table-cell/>
        </table:table-row>
        <table:table-row table:style-name="ro1">
          <table:table-cell office:value-type="float" office:value="255.174" calcext:value-type="float">
            <text:p>255.174</text:p>
          </table:table-cell>
          <table:table-cell office:value-type="float" office:value="6.3566" calcext:value-type="float">
            <text:p>6.3566</text:p>
          </table:table-cell>
          <table:table-cell table:formula="of:=LOG([.B257]; EXP(1))" office:value-type="float" office:value="1.84949364321224" calcext:value-type="float">
            <text:p>1.849</text:p>
          </table:table-cell>
          <table:table-cell table:formula="of:=[.A257]*[.A257]" office:value-type="float" office:value="65113.770276" calcext:value-type="float">
            <text:p>65113.770</text:p>
          </table:table-cell>
          <table:table-cell table:formula="of:=[.C257]*[.C257]" office:value-type="float" office:value="3.42062673628249" calcext:value-type="float">
            <text:p>3.4206</text:p>
          </table:table-cell>
          <table:table-cell table:formula="of:=[.A257]*[.C257]" office:value-type="float" office:value="471.942690913041" calcext:value-type="float">
            <text:p>471.9427</text:p>
          </table:table-cell>
          <table:table-cell/>
        </table:table-row>
        <table:table-row table:style-name="ro1">
          <table:table-cell office:value-type="float" office:value="256.174" calcext:value-type="float">
            <text:p>256.174</text:p>
          </table:table-cell>
          <table:table-cell office:value-type="float" office:value="6.3429" calcext:value-type="float">
            <text:p>6.3429</text:p>
          </table:table-cell>
          <table:table-cell table:formula="of:=LOG([.B258]; EXP(1))" office:value-type="float" office:value="1.8473360771168" calcext:value-type="float">
            <text:p>1.847</text:p>
          </table:table-cell>
          <table:table-cell table:formula="of:=[.A258]*[.A258]" office:value-type="float" office:value="65625.118276" calcext:value-type="float">
            <text:p>65625.118</text:p>
          </table:table-cell>
          <table:table-cell table:formula="of:=[.C258]*[.C258]" office:value-type="float" office:value="3.41265058181727" calcext:value-type="float">
            <text:p>3.4127</text:p>
          </table:table-cell>
          <table:table-cell table:formula="of:=[.A258]*[.C258]" office:value-type="float" office:value="473.239472219318" calcext:value-type="float">
            <text:p>473.2395</text:p>
          </table:table-cell>
          <table:table-cell/>
        </table:table-row>
        <table:table-row table:style-name="ro1">
          <table:table-cell office:value-type="float" office:value="257.174" calcext:value-type="float">
            <text:p>257.174</text:p>
          </table:table-cell>
          <table:table-cell office:value-type="float" office:value="6.3266" calcext:value-type="float">
            <text:p>6.3266</text:p>
          </table:table-cell>
          <table:table-cell table:formula="of:=LOG([.B259]; EXP(1))" office:value-type="float" office:value="1.84476296705036" calcext:value-type="float">
            <text:p>1.845</text:p>
          </table:table-cell>
          <table:table-cell table:formula="of:=[.A259]*[.A259]" office:value-type="float" office:value="66138.466276" calcext:value-type="float">
            <text:p>66138.466</text:p>
          </table:table-cell>
          <table:table-cell table:formula="of:=[.C259]*[.C259]" office:value-type="float" office:value="3.40315040460043" calcext:value-type="float">
            <text:p>3.4032</text:p>
          </table:table-cell>
          <table:table-cell table:formula="of:=[.A259]*[.C259]" office:value-type="float" office:value="474.425071288208" calcext:value-type="float">
            <text:p>474.4251</text:p>
          </table:table-cell>
          <table:table-cell/>
        </table:table-row>
        <table:table-row table:style-name="ro1">
          <table:table-cell office:value-type="float" office:value="258.175" calcext:value-type="float">
            <text:p>258.175</text:p>
          </table:table-cell>
          <table:table-cell office:value-type="float" office:value="6.3118" calcext:value-type="float">
            <text:p>6.3118</text:p>
          </table:table-cell>
          <table:table-cell table:formula="of:=LOG([.B260]; EXP(1))" office:value-type="float" office:value="1.8424208973635" calcext:value-type="float">
            <text:p>1.842</text:p>
          </table:table-cell>
          <table:table-cell table:formula="of:=[.A260]*[.A260]" office:value-type="float" office:value="66654.330625" calcext:value-type="float">
            <text:p>66654.331</text:p>
          </table:table-cell>
          <table:table-cell table:formula="of:=[.C260]*[.C260]" office:value-type="float" office:value="3.39451476304172" calcext:value-type="float">
            <text:p>3.3945</text:p>
          </table:table-cell>
          <table:table-cell table:formula="of:=[.A260]*[.C260]" office:value-type="float" office:value="475.667015176821" calcext:value-type="float">
            <text:p>475.6670</text:p>
          </table:table-cell>
          <table:table-cell/>
        </table:table-row>
        <table:table-row table:style-name="ro1">
          <table:table-cell office:value-type="float" office:value="259.174" calcext:value-type="float">
            <text:p>259.174</text:p>
          </table:table-cell>
          <table:table-cell office:value-type="float" office:value="6.2959" calcext:value-type="float">
            <text:p>6.2959</text:p>
          </table:table-cell>
          <table:table-cell table:formula="of:=LOG([.B261]; EXP(1))" office:value-type="float" office:value="1.83989862788858" calcext:value-type="float">
            <text:p>1.840</text:p>
          </table:table-cell>
          <table:table-cell table:formula="of:=[.A261]*[.A261]" office:value-type="float" office:value="67171.162276" calcext:value-type="float">
            <text:p>67171.162</text:p>
          </table:table-cell>
          <table:table-cell table:formula="of:=[.C261]*[.C261]" office:value-type="float" office:value="3.38522696090629" calcext:value-type="float">
            <text:p>3.3852</text:p>
          </table:table-cell>
          <table:table-cell table:formula="of:=[.A261]*[.C261]" office:value-type="float" office:value="476.853886984396" calcext:value-type="float">
            <text:p>476.8539</text:p>
          </table:table-cell>
          <table:table-cell/>
        </table:table-row>
        <table:table-row table:style-name="ro1">
          <table:table-cell office:value-type="float" office:value="260.174" calcext:value-type="float">
            <text:p>260.174</text:p>
          </table:table-cell>
          <table:table-cell office:value-type="float" office:value="6.2811" calcext:value-type="float">
            <text:p>6.2811</text:p>
          </table:table-cell>
          <table:table-cell table:formula="of:=LOG([.B262]; EXP(1))" office:value-type="float" office:value="1.83754512437719" calcext:value-type="float">
            <text:p>1.838</text:p>
          </table:table-cell>
          <table:table-cell table:formula="of:=[.A262]*[.A262]" office:value-type="float" office:value="67690.510276" calcext:value-type="float">
            <text:p>67690.510</text:p>
          </table:table-cell>
          <table:table-cell table:formula="of:=[.C262]*[.C262]" office:value-type="float" office:value="3.37657208412238" calcext:value-type="float">
            <text:p>3.3766</text:p>
          </table:table-cell>
          <table:table-cell table:formula="of:=[.A262]*[.C262]" office:value-type="float" office:value="478.081465189711" calcext:value-type="float">
            <text:p>478.0815</text:p>
          </table:table-cell>
          <table:table-cell/>
        </table:table-row>
        <table:table-row table:style-name="ro1">
          <table:table-cell office:value-type="float" office:value="261.175" calcext:value-type="float">
            <text:p>261.175</text:p>
          </table:table-cell>
          <table:table-cell office:value-type="float" office:value="6.2659" calcext:value-type="float">
            <text:p>6.2659</text:p>
          </table:table-cell>
          <table:table-cell table:formula="of:=LOG([.B263]; EXP(1))" office:value-type="float" office:value="1.83512223325806" calcext:value-type="float">
            <text:p>1.835</text:p>
          </table:table-cell>
          <table:table-cell table:formula="of:=[.A263]*[.A263]" office:value-type="float" office:value="68212.380625" calcext:value-type="float">
            <text:p>68212.381</text:p>
          </table:table-cell>
          <table:table-cell table:formula="of:=[.C263]*[.C263]" office:value-type="float" office:value="3.36767361099806" calcext:value-type="float">
            <text:p>3.3677</text:p>
          </table:table-cell>
          <table:table-cell table:formula="of:=[.A263]*[.C263]" office:value-type="float" office:value="479.288049271174" calcext:value-type="float">
            <text:p>479.2880</text:p>
          </table:table-cell>
          <table:table-cell/>
        </table:table-row>
        <table:table-row table:style-name="ro1">
          <table:table-cell office:value-type="float" office:value="262.174" calcext:value-type="float">
            <text:p>262.174</text:p>
          </table:table-cell>
          <table:table-cell office:value-type="float" office:value="6.2501" calcext:value-type="float">
            <text:p>6.2501</text:p>
          </table:table-cell>
          <table:table-cell table:formula="of:=LOG([.B264]; EXP(1))" office:value-type="float" office:value="1.83259746362031" calcext:value-type="float">
            <text:p>1.833</text:p>
          </table:table-cell>
          <table:table-cell table:formula="of:=[.A264]*[.A264]" office:value-type="float" office:value="68735.206276" calcext:value-type="float">
            <text:p>68735.206</text:p>
          </table:table-cell>
          <table:table-cell table:formula="of:=[.C264]*[.C264]" office:value-type="float" office:value="3.3584134636676" calcext:value-type="float">
            <text:p>3.3584</text:p>
          </table:table-cell>
          <table:table-cell table:formula="of:=[.A264]*[.C264]" office:value-type="float" office:value="480.459407427192" calcext:value-type="float">
            <text:p>480.4594</text:p>
          </table:table-cell>
          <table:table-cell/>
        </table:table-row>
        <table:table-row table:style-name="ro1">
          <table:table-cell office:value-type="float" office:value="263.174" calcext:value-type="float">
            <text:p>263.174</text:p>
          </table:table-cell>
          <table:table-cell office:value-type="float" office:value="6.2349" calcext:value-type="float">
            <text:p>6.2349</text:p>
          </table:table-cell>
          <table:table-cell table:formula="of:=LOG([.B265]; EXP(1))" office:value-type="float" office:value="1.830162540511" calcext:value-type="float">
            <text:p>1.830</text:p>
          </table:table-cell>
          <table:table-cell table:formula="of:=[.A265]*[.A265]" office:value-type="float" office:value="69260.554276" calcext:value-type="float">
            <text:p>69260.554</text:p>
          </table:table-cell>
          <table:table-cell table:formula="of:=[.C265]*[.C265]" office:value-type="float" office:value="3.34949492468968" calcext:value-type="float">
            <text:p>3.3495</text:p>
          </table:table-cell>
          <table:table-cell table:formula="of:=[.A265]*[.C265]" office:value-type="float" office:value="481.651196436442" calcext:value-type="float">
            <text:p>481.6512</text:p>
          </table:table-cell>
          <table:table-cell/>
        </table:table-row>
        <table:table-row table:style-name="ro1">
          <table:table-cell office:value-type="float" office:value="264.175" calcext:value-type="float">
            <text:p>264.175</text:p>
          </table:table-cell>
          <table:table-cell office:value-type="float" office:value="6.2181" calcext:value-type="float">
            <text:p>6.2181</text:p>
          </table:table-cell>
          <table:table-cell table:formula="of:=LOG([.B266]; EXP(1))" office:value-type="float" office:value="1.82746439384883" calcext:value-type="float">
            <text:p>1.827</text:p>
          </table:table-cell>
          <table:table-cell table:formula="of:=[.A266]*[.A266]" office:value-type="float" office:value="69788.430625" calcext:value-type="float">
            <text:p>69788.431</text:p>
          </table:table-cell>
          <table:table-cell table:formula="of:=[.C266]*[.C266]" office:value-type="float" office:value="3.33962611078528" calcext:value-type="float">
            <text:p>3.3396</text:p>
          </table:table-cell>
          <table:table-cell table:formula="of:=[.A266]*[.C266]" office:value-type="float" office:value="482.770406245015" calcext:value-type="float">
            <text:p>482.7704</text:p>
          </table:table-cell>
          <table:table-cell/>
        </table:table-row>
        <table:table-row table:style-name="ro1">
          <table:table-cell office:value-type="float" office:value="265.174" calcext:value-type="float">
            <text:p>265.174</text:p>
          </table:table-cell>
          <table:table-cell office:value-type="float" office:value="6.2046" calcext:value-type="float">
            <text:p>6.2046</text:p>
          </table:table-cell>
          <table:table-cell table:formula="of:=LOG([.B267]; EXP(1))" office:value-type="float" office:value="1.82529095243685" calcext:value-type="float">
            <text:p>1.825</text:p>
          </table:table-cell>
          <table:table-cell table:formula="of:=[.A267]*[.A267]" office:value-type="float" office:value="70317.250276" calcext:value-type="float">
            <text:p>70317.250</text:p>
          </table:table-cell>
          <table:table-cell table:formula="of:=[.C267]*[.C267]" office:value-type="float" office:value="3.33168706104781" calcext:value-type="float">
            <text:p>3.3317</text:p>
          </table:table-cell>
          <table:table-cell table:formula="of:=[.A267]*[.C267]" office:value-type="float" office:value="484.019703021489" calcext:value-type="float">
            <text:p>484.0197</text:p>
          </table:table-cell>
          <table:table-cell/>
        </table:table-row>
        <table:table-row table:style-name="ro1">
          <table:table-cell office:value-type="float" office:value="266.174" calcext:value-type="float">
            <text:p>266.174</text:p>
          </table:table-cell>
          <table:table-cell office:value-type="float" office:value="6.1893" calcext:value-type="float">
            <text:p>6.1893</text:p>
          </table:table-cell>
          <table:table-cell table:formula="of:=LOG([.B268]; EXP(1))" office:value-type="float" office:value="1.82282199467987" calcext:value-type="float">
            <text:p>1.823</text:p>
          </table:table-cell>
          <table:table-cell table:formula="of:=[.A268]*[.A268]" office:value-type="float" office:value="70848.598276" calcext:value-type="float">
            <text:p>70848.598</text:p>
          </table:table-cell>
          <table:table-cell table:formula="of:=[.C268]*[.C268]" office:value-type="float" office:value="3.32268002428871" calcext:value-type="float">
            <text:p>3.3227</text:p>
          </table:table-cell>
          <table:table-cell table:formula="of:=[.A268]*[.C268]" office:value-type="float" office:value="485.18782161192" calcext:value-type="float">
            <text:p>485.1878</text:p>
          </table:table-cell>
          <table:table-cell/>
        </table:table-row>
        <table:table-row table:style-name="ro1">
          <table:table-cell office:value-type="float" office:value="267.174" calcext:value-type="float">
            <text:p>267.174</text:p>
          </table:table-cell>
          <table:table-cell office:value-type="float" office:value="6.1737" calcext:value-type="float">
            <text:p>6.1737</text:p>
          </table:table-cell>
          <table:table-cell table:formula="of:=LOG([.B269]; EXP(1))" office:value-type="float" office:value="1.82029833403448" calcext:value-type="float">
            <text:p>1.820</text:p>
          </table:table-cell>
          <table:table-cell table:formula="of:=[.A269]*[.A269]" office:value-type="float" office:value="71381.946276" calcext:value-type="float">
            <text:p>71381.946</text:p>
          </table:table-cell>
          <table:table-cell table:formula="of:=[.C269]*[.C269]" office:value-type="float" office:value="3.31348602488869" calcext:value-type="float">
            <text:p>3.3135</text:p>
          </table:table-cell>
          <table:table-cell table:formula="of:=[.A269]*[.C269]" office:value-type="float" office:value="486.336387097327" calcext:value-type="float">
            <text:p>486.3364</text:p>
          </table:table-cell>
          <table:table-cell/>
        </table:table-row>
        <table:table-row table:style-name="ro1">
          <table:table-cell office:value-type="float" office:value="268.174" calcext:value-type="float">
            <text:p>268.174</text:p>
          </table:table-cell>
          <table:table-cell office:value-type="float" office:value="6.1594" calcext:value-type="float">
            <text:p>6.1594</text:p>
          </table:table-cell>
          <table:table-cell table:formula="of:=LOG([.B270]; EXP(1))" office:value-type="float" office:value="1.81797937020408" calcext:value-type="float">
            <text:p>1.818</text:p>
          </table:table-cell>
          <table:table-cell table:formula="of:=[.A270]*[.A270]" office:value-type="float" office:value="71917.294276" calcext:value-type="float">
            <text:p>71917.294</text:p>
          </table:table-cell>
          <table:table-cell table:formula="of:=[.C270]*[.C270]" office:value-type="float" office:value="3.30504899048764" calcext:value-type="float">
            <text:p>3.3050</text:p>
          </table:table-cell>
          <table:table-cell table:formula="of:=[.A270]*[.C270]" office:value-type="float" office:value="487.53479962511" calcext:value-type="float">
            <text:p>487.5348</text:p>
          </table:table-cell>
          <table:table-cell/>
        </table:table-row>
        <table:table-row table:style-name="ro1">
          <table:table-cell office:value-type="float" office:value="269.174" calcext:value-type="float">
            <text:p>269.174</text:p>
          </table:table-cell>
          <table:table-cell office:value-type="float" office:value="6.1443" calcext:value-type="float">
            <text:p>6.1443</text:p>
          </table:table-cell>
          <table:table-cell table:formula="of:=LOG([.B271]; EXP(1))" office:value-type="float" office:value="1.81552482277832" calcext:value-type="float">
            <text:p>1.816</text:p>
          </table:table-cell>
          <table:table-cell table:formula="of:=[.A271]*[.A271]" office:value-type="float" office:value="72454.642276" calcext:value-type="float">
            <text:p>72454.642</text:p>
          </table:table-cell>
          <table:table-cell table:formula="of:=[.C271]*[.C271]" office:value-type="float" office:value="3.29613038212424" calcext:value-type="float">
            <text:p>3.2961</text:p>
          </table:table-cell>
          <table:table-cell table:formula="of:=[.A271]*[.C271]" office:value-type="float" office:value="488.692078646531" calcext:value-type="float">
            <text:p>488.6921</text:p>
          </table:table-cell>
          <table:table-cell/>
        </table:table-row>
        <table:table-row table:style-name="ro1">
          <table:table-cell office:value-type="float" office:value="270.174" calcext:value-type="float">
            <text:p>270.174</text:p>
          </table:table-cell>
          <table:table-cell office:value-type="float" office:value="6.1289" calcext:value-type="float">
            <text:p>6.1289</text:p>
          </table:table-cell>
          <table:table-cell table:formula="of:=LOG([.B272]; EXP(1))" office:value-type="float" office:value="1.81301528849514" calcext:value-type="float">
            <text:p>1.813</text:p>
          </table:table-cell>
          <table:table-cell table:formula="of:=[.A272]*[.A272]" office:value-type="float" office:value="72993.990276" calcext:value-type="float">
            <text:p>72993.990</text:p>
          </table:table-cell>
          <table:table-cell table:formula="of:=[.C272]*[.C272]" office:value-type="float" office:value="3.28702443631713" calcext:value-type="float">
            <text:p>3.2870</text:p>
          </table:table-cell>
          <table:table-cell table:formula="of:=[.A272]*[.C272]" office:value-type="float" office:value="489.829592553887" calcext:value-type="float">
            <text:p>489.8296</text:p>
          </table:table-cell>
          <table:table-cell/>
        </table:table-row>
        <table:table-row table:style-name="ro1">
          <table:table-cell office:value-type="float" office:value="271.174" calcext:value-type="float">
            <text:p>271.174</text:p>
          </table:table-cell>
          <table:table-cell office:value-type="float" office:value="6.1139" calcext:value-type="float">
            <text:p>6.1139</text:p>
          </table:table-cell>
          <table:table-cell table:formula="of:=LOG([.B273]; EXP(1))" office:value-type="float" office:value="1.8105648674304" calcext:value-type="float">
            <text:p>1.811</text:p>
          </table:table-cell>
          <table:table-cell table:formula="of:=[.A273]*[.A273]" office:value-type="float" office:value="73535.338276" calcext:value-type="float">
            <text:p>73535.338</text:p>
          </table:table-cell>
          <table:table-cell table:formula="of:=[.C273]*[.C273]" office:value-type="float" office:value="3.27814513917327" calcext:value-type="float">
            <text:p>3.2781</text:p>
          </table:table-cell>
          <table:table-cell table:formula="of:=[.A273]*[.C273]" office:value-type="float" office:value="490.978117360572" calcext:value-type="float">
            <text:p>490.9781</text:p>
          </table:table-cell>
          <table:table-cell/>
        </table:table-row>
        <table:table-row table:style-name="ro1">
          <table:table-cell office:value-type="float" office:value="272.174" calcext:value-type="float">
            <text:p>272.174</text:p>
          </table:table-cell>
          <table:table-cell office:value-type="float" office:value="6.0987" calcext:value-type="float">
            <text:p>6.0987</text:p>
          </table:table-cell>
          <table:table-cell table:formula="of:=LOG([.B274]; EXP(1))" office:value-type="float" office:value="1.80807563371299" calcext:value-type="float">
            <text:p>1.808</text:p>
          </table:table-cell>
          <table:table-cell table:formula="of:=[.A274]*[.A274]" office:value-type="float" office:value="74078.686276" calcext:value-type="float">
            <text:p>74078.686</text:p>
          </table:table-cell>
          <table:table-cell table:formula="of:=[.C274]*[.C274]" office:value-type="float" office:value="3.26913749722663" calcext:value-type="float">
            <text:p>3.2691</text:p>
          </table:table-cell>
          <table:table-cell table:formula="of:=[.A274]*[.C274]" office:value-type="float" office:value="492.1111775302" calcext:value-type="float">
            <text:p>492.1112</text:p>
          </table:table-cell>
          <table:table-cell/>
        </table:table-row>
        <table:table-row table:style-name="ro1">
          <table:table-cell office:value-type="float" office:value="273.174" calcext:value-type="float">
            <text:p>273.174</text:p>
          </table:table-cell>
          <table:table-cell office:value-type="float" office:value="6.0845" calcext:value-type="float">
            <text:p>6.0845</text:p>
          </table:table-cell>
          <table:table-cell table:formula="of:=LOG([.B275]; EXP(1))" office:value-type="float" office:value="1.80574455379472" calcext:value-type="float">
            <text:p>1.806</text:p>
          </table:table-cell>
          <table:table-cell table:formula="of:=[.A275]*[.A275]" office:value-type="float" office:value="74624.034276" calcext:value-type="float">
            <text:p>74624.034</text:p>
          </table:table-cell>
          <table:table-cell table:formula="of:=[.C275]*[.C275]" office:value-type="float" office:value="3.26071339355928" calcext:value-type="float">
            <text:p>3.2607</text:p>
          </table:table-cell>
          <table:table-cell table:formula="of:=[.A275]*[.C275]" office:value-type="float" office:value="493.282462738318" calcext:value-type="float">
            <text:p>493.2825</text:p>
          </table:table-cell>
          <table:table-cell/>
        </table:table-row>
        <table:table-row table:style-name="ro1">
          <table:table-cell office:value-type="float" office:value="274.174" calcext:value-type="float">
            <text:p>274.174</text:p>
          </table:table-cell>
          <table:table-cell office:value-type="float" office:value="6.0695" calcext:value-type="float">
            <text:p>6.0695</text:p>
          </table:table-cell>
          <table:table-cell table:formula="of:=LOG([.B276]; EXP(1))" office:value-type="float" office:value="1.80327622935572" calcext:value-type="float">
            <text:p>1.803</text:p>
          </table:table-cell>
          <table:table-cell table:formula="of:=[.A276]*[.A276]" office:value-type="float" office:value="75171.382276" calcext:value-type="float">
            <text:p>75171.382</text:p>
          </table:table-cell>
          <table:table-cell table:formula="of:=[.C276]*[.C276]" office:value-type="float" office:value="3.25180515935939" calcext:value-type="float">
            <text:p>3.2518</text:p>
          </table:table-cell>
          <table:table-cell table:formula="of:=[.A276]*[.C276]" office:value-type="float" office:value="494.411456907375" calcext:value-type="float">
            <text:p>494.4115</text:p>
          </table:table-cell>
          <table:table-cell/>
        </table:table-row>
      </table:table>
      <table:table table:name="41_3" table:style-name="ta1">
        <table:table-column table:style-name="co1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  <table:table-cell table:style-name="Default" office:value-type="string" calcext:value-type="string">
            <text:p>log(V)</text:p>
          </table:table-cell>
          <table:table-cell table:style-name="Default" office:value-type="string" calcext:value-type="string">
            <text:p>t*t</text:p>
          </table:table-cell>
          <table:table-cell table:style-name="Default" office:value-type="string" calcext:value-type="string">
            <text:p>log(V)*log(V)</text:p>
          </table:table-cell>
          <table:table-cell table:style-name="Default" office:value-type="string" calcext:value-type="string">
            <text:p>t*log(V)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981" calcext:value-type="float">
            <text:p>12.7981</text:p>
          </table:table-cell>
          <table:table-cell table:formula="of:=LOG([.B2]; EXP(1))" office:value-type="float" office:value="2.54929672240764" calcext:value-type="float">
            <text:p>2.549</text:p>
          </table:table-cell>
          <table:table-cell table:formula="of:=[.A2]*[.A2]" office:value-type="float" office:value="0" calcext:value-type="float">
            <text:p>0.000</text:p>
          </table:table-cell>
          <table:table-cell table:formula="of:=[.C2]*[.C2]" office:value-type="float" office:value="6.49891377887831" calcext:value-type="float">
            <text:p>6.4989</text:p>
          </table:table-cell>
          <table:table-cell table:formula="of:=[.A2]*[.C2]" office:value-type="float" office:value="0" calcext:value-type="float">
            <text:p>0.0000</text:p>
          </table:table-cell>
          <table:table-cell table:formula="of:=COUNTIF([.A$1:.A$1048576]; &quot;&gt;&quot;&amp;&quot;-1&quot;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12.7308" calcext:value-type="float">
            <text:p>12.7308</text:p>
          </table:table-cell>
          <table:table-cell table:formula="of:=LOG([.B3]; EXP(1))" office:value-type="float" office:value="2.54402425427109" calcext:value-type="float">
            <text:p>2.544</text:p>
          </table:table-cell>
          <table:table-cell table:formula="of:=[.A3]*[.A3]" office:value-type="float" office:value="1.052676" calcext:value-type="float">
            <text:p>1.053</text:p>
          </table:table-cell>
          <table:table-cell table:formula="of:=[.C3]*[.C3]" office:value-type="float" office:value="6.47205940631957" calcext:value-type="float">
            <text:p>6.4721</text:p>
          </table:table-cell>
          <table:table-cell table:formula="of:=[.A3]*[.C3]" office:value-type="float" office:value="2.61016888488214" calcext:value-type="float">
            <text:p>2.6102</text:p>
          </table:table-cell>
          <table:table-cell/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12.6657" calcext:value-type="float">
            <text:p>12.6657</text:p>
          </table:table-cell>
          <table:table-cell table:formula="of:=LOG([.B4]; EXP(1))" office:value-type="float" office:value="2.5388975523566" calcext:value-type="float">
            <text:p>2.539</text:p>
          </table:table-cell>
          <table:table-cell table:formula="of:=[.A4]*[.A4]" office:value-type="float" office:value="4.100625" calcext:value-type="float">
            <text:p>4.101</text:p>
          </table:table-cell>
          <table:table-cell table:formula="of:=[.C4]*[.C4]" office:value-type="float" office:value="6.44600078136236" calcext:value-type="float">
            <text:p>6.4460</text:p>
          </table:table-cell>
          <table:table-cell table:formula="of:=[.A4]*[.C4]" office:value-type="float" office:value="5.14126754352212" calcext:value-type="float">
            <text:p>5.1413</text:p>
          </table:table-cell>
          <table:table-cell/>
        </table:table-row>
        <table:table-row table:style-name="ro1">
          <table:table-cell office:value-type="float" office:value="3.026" calcext:value-type="float">
            <text:p>3.026</text:p>
          </table:table-cell>
          <table:table-cell office:value-type="float" office:value="12.6016" calcext:value-type="float">
            <text:p>12.6016</text:p>
          </table:table-cell>
          <table:table-cell table:formula="of:=LOG([.B5]; EXP(1))" office:value-type="float" office:value="2.53382379002261" calcext:value-type="float">
            <text:p>2.534</text:p>
          </table:table-cell>
          <table:table-cell table:formula="of:=[.A5]*[.A5]" office:value-type="float" office:value="9.156676" calcext:value-type="float">
            <text:p>9.157</text:p>
          </table:table-cell>
          <table:table-cell table:formula="of:=[.C5]*[.C5]" office:value-type="float" office:value="6.42026299888457" calcext:value-type="float">
            <text:p>6.4203</text:p>
          </table:table-cell>
          <table:table-cell table:formula="of:=[.A5]*[.C5]" office:value-type="float" office:value="7.66735078860843" calcext:value-type="float">
            <text:p>7.6674</text:p>
          </table:table-cell>
          <table:table-cell/>
        </table:table-row>
        <table:table-row table:style-name="ro1">
          <table:table-cell office:value-type="float" office:value="4.026" calcext:value-type="float">
            <text:p>4.026</text:p>
          </table:table-cell>
          <table:table-cell office:value-type="float" office:value="12.5364" calcext:value-type="float">
            <text:p>12.5364</text:p>
          </table:table-cell>
          <table:table-cell table:formula="of:=LOG([.B6]; EXP(1))" office:value-type="float" office:value="2.52863641264933" calcext:value-type="float">
            <text:p>2.529</text:p>
          </table:table-cell>
          <table:table-cell table:formula="of:=[.A6]*[.A6]" office:value-type="float" office:value="16.208676" calcext:value-type="float">
            <text:p>16.209</text:p>
          </table:table-cell>
          <table:table-cell table:formula="of:=[.C6]*[.C6]" office:value-type="float" office:value="6.39400210737605" calcext:value-type="float">
            <text:p>6.3940</text:p>
          </table:table-cell>
          <table:table-cell table:formula="of:=[.A6]*[.C6]" office:value-type="float" office:value="10.1802901973262" calcext:value-type="float">
            <text:p>10.1803</text:p>
          </table:table-cell>
          <table:table-cell/>
        </table:table-row>
        <table:table-row table:style-name="ro1">
          <table:table-cell office:value-type="float" office:value="5.025" calcext:value-type="float">
            <text:p>5.025</text:p>
          </table:table-cell>
          <table:table-cell office:value-type="float" office:value="12.4709" calcext:value-type="float">
            <text:p>12.4709</text:p>
          </table:table-cell>
          <table:table-cell table:formula="of:=LOG([.B7]; EXP(1))" office:value-type="float" office:value="2.5233979303033" calcext:value-type="float">
            <text:p>2.523</text:p>
          </table:table-cell>
          <table:table-cell table:formula="of:=[.A7]*[.A7]" office:value-type="float" office:value="25.250625" calcext:value-type="float">
            <text:p>25.251</text:p>
          </table:table-cell>
          <table:table-cell table:formula="of:=[.C7]*[.C7]" office:value-type="float" office:value="6.36753711465899" calcext:value-type="float">
            <text:p>6.3675</text:p>
          </table:table-cell>
          <table:table-cell table:formula="of:=[.A7]*[.C7]" office:value-type="float" office:value="12.6800745997741" calcext:value-type="float">
            <text:p>12.6801</text:p>
          </table:table-cell>
          <table:table-cell/>
        </table:table-row>
        <table:table-row table:style-name="ro1">
          <table:table-cell office:value-type="float" office:value="6.025" calcext:value-type="float">
            <text:p>6.025</text:p>
          </table:table-cell>
          <table:table-cell office:value-type="float" office:value="12.4067" calcext:value-type="float">
            <text:p>12.4067</text:p>
          </table:table-cell>
          <table:table-cell table:formula="of:=LOG([.B8]; EXP(1))" office:value-type="float" office:value="2.51823664926995" calcext:value-type="float">
            <text:p>2.518</text:p>
          </table:table-cell>
          <table:table-cell table:formula="of:=[.A8]*[.A8]" office:value-type="float" office:value="36.300625" calcext:value-type="float">
            <text:p>36.301</text:p>
          </table:table-cell>
          <table:table-cell table:formula="of:=[.C8]*[.C8]" office:value-type="float" office:value="6.34151582172635" calcext:value-type="float">
            <text:p>6.3415</text:p>
          </table:table-cell>
          <table:table-cell table:formula="of:=[.A8]*[.C8]" office:value-type="float" office:value="15.1723758118515" calcext:value-type="float">
            <text:p>15.1724</text:p>
          </table:table-cell>
          <table:table-cell/>
        </table:table-row>
        <table:table-row table:style-name="ro1">
          <table:table-cell office:value-type="float" office:value="7.026" calcext:value-type="float">
            <text:p>7.026</text:p>
          </table:table-cell>
          <table:table-cell office:value-type="float" office:value="12.3409" calcext:value-type="float">
            <text:p>12.3409</text:p>
          </table:table-cell>
          <table:table-cell table:formula="of:=LOG([.B9]; EXP(1))" office:value-type="float" office:value="2.51291894936715" calcext:value-type="float">
            <text:p>2.513</text:p>
          </table:table-cell>
          <table:table-cell table:formula="of:=[.A9]*[.A9]" office:value-type="float" office:value="49.364676" calcext:value-type="float">
            <text:p>49.365</text:p>
          </table:table-cell>
          <table:table-cell table:formula="of:=[.C9]*[.C9]" office:value-type="float" office:value="6.31476164608851" calcext:value-type="float">
            <text:p>6.3148</text:p>
          </table:table-cell>
          <table:table-cell table:formula="of:=[.A9]*[.C9]" office:value-type="float" office:value="17.6557685382536" calcext:value-type="float">
            <text:p>17.6558</text:p>
          </table:table-cell>
          <table:table-cell/>
        </table:table-row>
        <table:table-row table:style-name="ro1">
          <table:table-cell office:value-type="float" office:value="8.026" calcext:value-type="float">
            <text:p>8.026</text:p>
          </table:table-cell>
          <table:table-cell office:value-type="float" office:value="12.2775" calcext:value-type="float">
            <text:p>12.2775</text:p>
          </table:table-cell>
          <table:table-cell table:formula="of:=LOG([.B10]; EXP(1))" office:value-type="float" office:value="2.50776831893126" calcext:value-type="float">
            <text:p>2.508</text:p>
          </table:table-cell>
          <table:table-cell table:formula="of:=[.A10]*[.A10]" office:value-type="float" office:value="64.416676" calcext:value-type="float">
            <text:p>64.417</text:p>
          </table:table-cell>
          <table:table-cell table:formula="of:=[.C10]*[.C10]" office:value-type="float" office:value="6.28890194143533" calcext:value-type="float">
            <text:p>6.2889</text:p>
          </table:table-cell>
          <table:table-cell table:formula="of:=[.A10]*[.C10]" office:value-type="float" office:value="20.1273485277423" calcext:value-type="float">
            <text:p>20.1273</text:p>
          </table:table-cell>
          <table:table-cell/>
        </table:table-row>
        <table:table-row table:style-name="ro1">
          <table:table-cell office:value-type="float" office:value="9.025" calcext:value-type="float">
            <text:p>9.025</text:p>
          </table:table-cell>
          <table:table-cell office:value-type="float" office:value="12.2139" calcext:value-type="float">
            <text:p>12.2139</text:p>
          </table:table-cell>
          <table:table-cell table:formula="of:=LOG([.B11]; EXP(1))" office:value-type="float" office:value="2.50257464744141" calcext:value-type="float">
            <text:p>2.503</text:p>
          </table:table-cell>
          <table:table-cell table:formula="of:=[.A11]*[.A11]" office:value-type="float" office:value="81.450625" calcext:value-type="float">
            <text:p>81.451</text:p>
          </table:table-cell>
          <table:table-cell table:formula="of:=[.C11]*[.C11]" office:value-type="float" office:value="6.26287986601648" calcext:value-type="float">
            <text:p>6.2629</text:p>
          </table:table-cell>
          <table:table-cell table:formula="of:=[.A11]*[.C11]" office:value-type="float" office:value="22.5857361931587" calcext:value-type="float">
            <text:p>22.5857</text:p>
          </table:table-cell>
          <table:table-cell/>
        </table:table-row>
        <table:table-row table:style-name="ro1">
          <table:table-cell office:value-type="float" office:value="10.026" calcext:value-type="float">
            <text:p>10.026</text:p>
          </table:table-cell>
          <table:table-cell office:value-type="float" office:value="12.1509" calcext:value-type="float">
            <text:p>12.1509</text:p>
          </table:table-cell>
          <table:table-cell table:formula="of:=LOG([.B12]; EXP(1))" office:value-type="float" office:value="2.49740324111728" calcext:value-type="float">
            <text:p>2.497</text:p>
          </table:table-cell>
          <table:table-cell table:formula="of:=[.A12]*[.A12]" office:value-type="float" office:value="100.520676" calcext:value-type="float">
            <text:p>100.521</text:p>
          </table:table-cell>
          <table:table-cell table:formula="of:=[.C12]*[.C12]" office:value-type="float" office:value="6.23702294874311" calcext:value-type="float">
            <text:p>6.2370</text:p>
          </table:table-cell>
          <table:table-cell table:formula="of:=[.A12]*[.C12]" office:value-type="float" office:value="25.0389648954419" calcext:value-type="float">
            <text:p>25.0390</text:p>
          </table:table-cell>
          <table:table-cell/>
        </table:table-row>
        <table:table-row table:style-name="ro1">
          <table:table-cell office:value-type="float" office:value="11.025" calcext:value-type="float">
            <text:p>11.025</text:p>
          </table:table-cell>
          <table:table-cell office:value-type="float" office:value="12.087" calcext:value-type="float">
            <text:p>12.087</text:p>
          </table:table-cell>
          <table:table-cell table:formula="of:=LOG([.B13]; EXP(1))" office:value-type="float" office:value="2.49213049487732" calcext:value-type="float">
            <text:p>2.492</text:p>
          </table:table-cell>
          <table:table-cell table:formula="of:=[.A13]*[.A13]" office:value-type="float" office:value="121.550625" calcext:value-type="float">
            <text:p>121.551</text:p>
          </table:table-cell>
          <table:table-cell table:formula="of:=[.C13]*[.C13]" office:value-type="float" office:value="6.21071440349748" calcext:value-type="float">
            <text:p>6.2107</text:p>
          </table:table-cell>
          <table:table-cell table:formula="of:=[.A13]*[.C13]" office:value-type="float" office:value="27.4757387060225" calcext:value-type="float">
            <text:p>27.4757</text:p>
          </table:table-cell>
          <table:table-cell/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12.0255" calcext:value-type="float">
            <text:p>12.0255</text:p>
          </table:table-cell>
          <table:table-cell table:formula="of:=LOG([.B14]; EXP(1))" office:value-type="float" office:value="2.48702939516898" calcext:value-type="float">
            <text:p>2.487</text:p>
          </table:table-cell>
          <table:table-cell table:formula="of:=[.A14]*[.A14]" office:value-type="float" office:value="144.7209" calcext:value-type="float">
            <text:p>144.721</text:p>
          </table:table-cell>
          <table:table-cell table:formula="of:=[.C14]*[.C14]" office:value-type="float" office:value="6.18531521243458" calcext:value-type="float">
            <text:p>6.1853</text:p>
          </table:table-cell>
          <table:table-cell table:formula="of:=[.A14]*[.C14]" office:value-type="float" office:value="29.9189636238828" calcext:value-type="float">
            <text:p>29.9190</text:p>
          </table:table-cell>
          <table:table-cell/>
        </table:table-row>
        <table:table-row table:style-name="ro1">
          <table:table-cell office:value-type="float" office:value="13.025" calcext:value-type="float">
            <text:p>13.025</text:p>
          </table:table-cell>
          <table:table-cell office:value-type="float" office:value="11.9631" calcext:value-type="float">
            <text:p>11.9631</text:p>
          </table:table-cell>
          <table:table-cell table:formula="of:=LOG([.B15]; EXP(1))" office:value-type="float" office:value="2.48182691226108" calcext:value-type="float">
            <text:p>2.482</text:p>
          </table:table-cell>
          <table:table-cell table:formula="of:=[.A15]*[.A15]" office:value-type="float" office:value="169.650625" calcext:value-type="float">
            <text:p>169.651</text:p>
          </table:table-cell>
          <table:table-cell table:formula="of:=[.C15]*[.C15]" office:value-type="float" office:value="6.15946482242335" calcext:value-type="float">
            <text:p>6.1595</text:p>
          </table:table-cell>
          <table:table-cell table:formula="of:=[.A15]*[.C15]" office:value-type="float" office:value="32.3257955322005" calcext:value-type="float">
            <text:p>32.3258</text:p>
          </table:table-cell>
          <table:table-cell/>
        </table:table-row>
        <table:table-row table:style-name="ro1">
          <table:table-cell office:value-type="float" office:value="14.026" calcext:value-type="float">
            <text:p>14.026</text:p>
          </table:table-cell>
          <table:table-cell office:value-type="float" office:value="11.9006" calcext:value-type="float">
            <text:p>11.9006</text:p>
          </table:table-cell>
          <table:table-cell table:formula="of:=LOG([.B16]; EXP(1))" office:value-type="float" office:value="2.4765888190145" calcext:value-type="float">
            <text:p>2.477</text:p>
          </table:table-cell>
          <table:table-cell table:formula="of:=[.A16]*[.A16]" office:value-type="float" office:value="196.728676" calcext:value-type="float">
            <text:p>196.729</text:p>
          </table:table-cell>
          <table:table-cell table:formula="of:=[.C16]*[.C16]" office:value-type="float" office:value="6.13349217846762" calcext:value-type="float">
            <text:p>6.1335</text:p>
          </table:table-cell>
          <table:table-cell table:formula="of:=[.A16]*[.C16]" office:value-type="float" office:value="34.7366347754973" calcext:value-type="float">
            <text:p>34.7366</text:p>
          </table:table-cell>
          <table:table-cell/>
        </table:table-row>
        <table:table-row table:style-name="ro1">
          <table:table-cell office:value-type="float" office:value="15.026" calcext:value-type="float">
            <text:p>15.026</text:p>
          </table:table-cell>
          <table:table-cell office:value-type="float" office:value="11.8397" calcext:value-type="float">
            <text:p>11.8397</text:p>
          </table:table-cell>
          <table:table-cell table:formula="of:=LOG([.B17]; EXP(1))" office:value-type="float" office:value="2.47145829129701" calcext:value-type="float">
            <text:p>2.471</text:p>
          </table:table-cell>
          <table:table-cell table:formula="of:=[.A17]*[.A17]" office:value-type="float" office:value="225.780676" calcext:value-type="float">
            <text:p>225.781</text:p>
          </table:table-cell>
          <table:table-cell table:formula="of:=[.C17]*[.C17]" office:value-type="float" office:value="6.10810608562075" calcext:value-type="float">
            <text:p>6.1081</text:p>
          </table:table-cell>
          <table:table-cell table:formula="of:=[.A17]*[.C17]" office:value-type="float" office:value="37.1361322850289" calcext:value-type="float">
            <text:p>37.1361</text:p>
          </table:table-cell>
          <table:table-cell/>
        </table:table-row>
        <table:table-row table:style-name="ro1">
          <table:table-cell office:value-type="float" office:value="16.026" calcext:value-type="float">
            <text:p>16.026</text:p>
          </table:table-cell>
          <table:table-cell office:value-type="float" office:value="11.7785" calcext:value-type="float">
            <text:p>11.7785</text:p>
          </table:table-cell>
          <table:table-cell table:formula="of:=LOG([.B18]; EXP(1))" office:value-type="float" office:value="2.46627583565052" calcext:value-type="float">
            <text:p>2.466</text:p>
          </table:table-cell>
          <table:table-cell table:formula="of:=[.A18]*[.A18]" office:value-type="float" office:value="256.832676" calcext:value-type="float">
            <text:p>256.833</text:p>
          </table:table-cell>
          <table:table-cell table:formula="of:=[.C18]*[.C18]" office:value-type="float" office:value="6.08251649751369" calcext:value-type="float">
            <text:p>6.0825</text:p>
          </table:table-cell>
          <table:table-cell table:formula="of:=[.A18]*[.C18]" office:value-type="float" office:value="39.5245365421353" calcext:value-type="float">
            <text:p>39.5245</text:p>
          </table:table-cell>
          <table:table-cell/>
        </table:table-row>
        <table:table-row table:style-name="ro1">
          <table:table-cell office:value-type="float" office:value="17.025" calcext:value-type="float">
            <text:p>17.025</text:p>
          </table:table-cell>
          <table:table-cell office:value-type="float" office:value="11.7171" calcext:value-type="float">
            <text:p>11.7171</text:p>
          </table:table-cell>
          <table:table-cell table:formula="of:=LOG([.B19]; EXP(1))" office:value-type="float" office:value="2.46104931325743" calcext:value-type="float">
            <text:p>2.461</text:p>
          </table:table-cell>
          <table:table-cell table:formula="of:=[.A19]*[.A19]" office:value-type="float" office:value="289.850625" calcext:value-type="float">
            <text:p>289.851</text:p>
          </table:table-cell>
          <table:table-cell table:formula="of:=[.C19]*[.C19]" office:value-type="float" office:value="6.05676372228489" calcext:value-type="float">
            <text:p>6.0568</text:p>
          </table:table-cell>
          <table:table-cell table:formula="of:=[.A19]*[.C19]" office:value-type="float" office:value="41.8993645582078" calcext:value-type="float">
            <text:p>41.8994</text:p>
          </table:table-cell>
          <table:table-cell/>
        </table:table-row>
        <table:table-row table:style-name="ro1">
          <table:table-cell office:value-type="float" office:value="18.03" calcext:value-type="float">
            <text:p>18.03</text:p>
          </table:table-cell>
          <table:table-cell office:value-type="float" office:value="11.6548" calcext:value-type="float">
            <text:p>11.6548</text:p>
          </table:table-cell>
          <table:table-cell table:formula="of:=LOG([.B20]; EXP(1))" office:value-type="float" office:value="2.45571811232333" calcext:value-type="float">
            <text:p>2.456</text:p>
          </table:table-cell>
          <table:table-cell table:formula="of:=[.A20]*[.A20]" office:value-type="float" office:value="325.0809" calcext:value-type="float">
            <text:p>325.081</text:p>
          </table:table-cell>
          <table:table-cell table:formula="of:=[.C20]*[.C20]" office:value-type="float" office:value="6.03055144719284" calcext:value-type="float">
            <text:p>6.0306</text:p>
          </table:table-cell>
          <table:table-cell table:formula="of:=[.A20]*[.C20]" office:value-type="float" office:value="44.2765975651896" calcext:value-type="float">
            <text:p>44.2766</text:p>
          </table:table-cell>
          <table:table-cell/>
        </table:table-row>
        <table:table-row table:style-name="ro1">
          <table:table-cell office:value-type="float" office:value="19.026" calcext:value-type="float">
            <text:p>19.026</text:p>
          </table:table-cell>
          <table:table-cell office:value-type="float" office:value="11.596" calcext:value-type="float">
            <text:p>11.596</text:p>
          </table:table-cell>
          <table:table-cell table:formula="of:=LOG([.B21]; EXP(1))" office:value-type="float" office:value="2.45066021105941" calcext:value-type="float">
            <text:p>2.451</text:p>
          </table:table-cell>
          <table:table-cell table:formula="of:=[.A21]*[.A21]" office:value-type="float" office:value="361.988676" calcext:value-type="float">
            <text:p>361.989</text:p>
          </table:table-cell>
          <table:table-cell table:formula="of:=[.C21]*[.C21]" office:value-type="float" office:value="6.00573547006975" calcext:value-type="float">
            <text:p>6.0057</text:p>
          </table:table-cell>
          <table:table-cell table:formula="of:=[.A21]*[.C21]" office:value-type="float" office:value="46.6262611756163" calcext:value-type="float">
            <text:p>46.6263</text:p>
          </table:table-cell>
          <table:table-cell/>
        </table:table-row>
        <table:table-row table:style-name="ro1">
          <table:table-cell office:value-type="float" office:value="20.026" calcext:value-type="float">
            <text:p>20.026</text:p>
          </table:table-cell>
          <table:table-cell office:value-type="float" office:value="11.5354" calcext:value-type="float">
            <text:p>11.5354</text:p>
          </table:table-cell>
          <table:table-cell table:formula="of:=LOG([.B22]; EXP(1))" office:value-type="float" office:value="2.44542056809427" calcext:value-type="float">
            <text:p>2.445</text:p>
          </table:table-cell>
          <table:table-cell table:formula="of:=[.A22]*[.A22]" office:value-type="float" office:value="401.040676" calcext:value-type="float">
            <text:p>401.041</text:p>
          </table:table-cell>
          <table:table-cell table:formula="of:=[.C22]*[.C22]" office:value-type="float" office:value="5.9800817548585" calcext:value-type="float">
            <text:p>5.9801</text:p>
          </table:table-cell>
          <table:table-cell table:formula="of:=[.A22]*[.C22]" office:value-type="float" office:value="48.9719922966558" calcext:value-type="float">
            <text:p>48.9720</text:p>
          </table:table-cell>
          <table:table-cell/>
        </table:table-row>
        <table:table-row table:style-name="ro1">
          <table:table-cell office:value-type="float" office:value="21.026" calcext:value-type="float">
            <text:p>21.026</text:p>
          </table:table-cell>
          <table:table-cell office:value-type="float" office:value="11.4769" calcext:value-type="float">
            <text:p>11.4769</text:p>
          </table:table-cell>
          <table:table-cell table:formula="of:=LOG([.B23]; EXP(1))" office:value-type="float" office:value="2.44033631958224" calcext:value-type="float">
            <text:p>2.440</text:p>
          </table:table-cell>
          <table:table-cell table:formula="of:=[.A23]*[.A23]" office:value-type="float" office:value="442.092676" calcext:value-type="float">
            <text:p>442.093</text:p>
          </table:table-cell>
          <table:table-cell table:formula="of:=[.C23]*[.C23]" office:value-type="float" office:value="5.9552413526722" calcext:value-type="float">
            <text:p>5.9552</text:p>
          </table:table-cell>
          <table:table-cell table:formula="of:=[.A23]*[.C23]" office:value-type="float" office:value="51.3105114555362" calcext:value-type="float">
            <text:p>51.3105</text:p>
          </table:table-cell>
          <table:table-cell/>
        </table:table-row>
        <table:table-row table:style-name="ro1">
          <table:table-cell office:value-type="float" office:value="22.025" calcext:value-type="float">
            <text:p>22.025</text:p>
          </table:table-cell>
          <table:table-cell office:value-type="float" office:value="11.4179" calcext:value-type="float">
            <text:p>11.4179</text:p>
          </table:table-cell>
          <table:table-cell table:formula="of:=LOG([.B24]; EXP(1))" office:value-type="float" office:value="2.43518229940247" calcext:value-type="float">
            <text:p>2.435</text:p>
          </table:table-cell>
          <table:table-cell table:formula="of:=[.A24]*[.A24]" office:value-type="float" office:value="485.100625" calcext:value-type="float">
            <text:p>485.101</text:p>
          </table:table-cell>
          <table:table-cell table:formula="of:=[.C24]*[.C24]" office:value-type="float" office:value="5.93011283132311" calcext:value-type="float">
            <text:p>5.9301</text:p>
          </table:table-cell>
          <table:table-cell table:formula="of:=[.A24]*[.C24]" office:value-type="float" office:value="53.6348901443394" calcext:value-type="float">
            <text:p>53.6349</text:p>
          </table:table-cell>
          <table:table-cell/>
        </table:table-row>
        <table:table-row table:style-name="ro1">
          <table:table-cell office:value-type="float" office:value="23.026" calcext:value-type="float">
            <text:p>23.026</text:p>
          </table:table-cell>
          <table:table-cell office:value-type="float" office:value="11.3588" calcext:value-type="float">
            <text:p>11.3588</text:p>
          </table:table-cell>
          <table:table-cell table:formula="of:=LOG([.B25]; EXP(1))" office:value-type="float" office:value="2.42999277391055" calcext:value-type="float">
            <text:p>2.430</text:p>
          </table:table-cell>
          <table:table-cell table:formula="of:=[.A25]*[.A25]" office:value-type="float" office:value="530.196676" calcext:value-type="float">
            <text:p>530.197</text:p>
          </table:table-cell>
          <table:table-cell table:formula="of:=[.C25]*[.C25]" office:value-type="float" office:value="5.90486488125747" calcext:value-type="float">
            <text:p>5.9049</text:p>
          </table:table-cell>
          <table:table-cell table:formula="of:=[.A25]*[.C25]" office:value-type="float" office:value="55.9530136120642" calcext:value-type="float">
            <text:p>55.9530</text:p>
          </table:table-cell>
          <table:table-cell/>
        </table:table-row>
        <table:table-row table:style-name="ro1">
          <table:table-cell office:value-type="float" office:value="24.025" calcext:value-type="float">
            <text:p>24.025</text:p>
          </table:table-cell>
          <table:table-cell office:value-type="float" office:value="11.3008" calcext:value-type="float">
            <text:p>11.3008</text:p>
          </table:table-cell>
          <table:table-cell table:formula="of:=LOG([.B26]; EXP(1))" office:value-type="float" office:value="2.42487351967252" calcext:value-type="float">
            <text:p>2.425</text:p>
          </table:table-cell>
          <table:table-cell table:formula="of:=[.A26]*[.A26]" office:value-type="float" office:value="577.200625" calcext:value-type="float">
            <text:p>577.201</text:p>
          </table:table-cell>
          <table:table-cell table:formula="of:=[.C26]*[.C26]" office:value-type="float" office:value="5.880011586409" calcext:value-type="float">
            <text:p>5.8800</text:p>
          </table:table-cell>
          <table:table-cell table:formula="of:=[.A26]*[.C26]" office:value-type="float" office:value="58.2575863101323" calcext:value-type="float">
            <text:p>58.2576</text:p>
          </table:table-cell>
          <table:table-cell/>
        </table:table-row>
        <table:table-row table:style-name="ro1">
          <table:table-cell office:value-type="float" office:value="25.026" calcext:value-type="float">
            <text:p>25.026</text:p>
          </table:table-cell>
          <table:table-cell office:value-type="float" office:value="11.2418" calcext:value-type="float">
            <text:p>11.2418</text:p>
          </table:table-cell>
          <table:table-cell table:formula="of:=LOG([.B27]; EXP(1))" office:value-type="float" office:value="2.41963897399288" calcext:value-type="float">
            <text:p>2.420</text:p>
          </table:table-cell>
          <table:table-cell table:formula="of:=[.A27]*[.A27]" office:value-type="float" office:value="626.300676" calcext:value-type="float">
            <text:p>626.301</text:p>
          </table:table-cell>
          <table:table-cell table:formula="of:=[.C27]*[.C27]" office:value-type="float" office:value="5.85465276446533" calcext:value-type="float">
            <text:p>5.8547</text:p>
          </table:table-cell>
          <table:table-cell table:formula="of:=[.A27]*[.C27]" office:value-type="float" office:value="60.5538849631459" calcext:value-type="float">
            <text:p>60.5539</text:p>
          </table:table-cell>
          <table:table-cell/>
        </table:table-row>
        <table:table-row table:style-name="ro1">
          <table:table-cell office:value-type="float" office:value="26.026" calcext:value-type="float">
            <text:p>26.026</text:p>
          </table:table-cell>
          <table:table-cell office:value-type="float" office:value="11.1829" calcext:value-type="float">
            <text:p>11.1829</text:p>
          </table:table-cell>
          <table:table-cell table:formula="of:=LOG([.B28]; EXP(1))" office:value-type="float" office:value="2.41438582586174" calcext:value-type="float">
            <text:p>2.414</text:p>
          </table:table-cell>
          <table:table-cell table:formula="of:=[.A28]*[.A28]" office:value-type="float" office:value="677.352676" calcext:value-type="float">
            <text:p>677.353</text:p>
          </table:table-cell>
          <table:table-cell table:formula="of:=[.C28]*[.C28]" office:value-type="float" office:value="5.82925891612209" calcext:value-type="float">
            <text:p>5.8293</text:p>
          </table:table-cell>
          <table:table-cell table:formula="of:=[.A28]*[.C28]" office:value-type="float" office:value="62.8368055038777" calcext:value-type="float">
            <text:p>62.8368</text:p>
          </table:table-cell>
          <table:table-cell/>
        </table:table-row>
        <table:table-row table:style-name="ro1">
          <table:table-cell office:value-type="float" office:value="27.025" calcext:value-type="float">
            <text:p>27.025</text:p>
          </table:table-cell>
          <table:table-cell office:value-type="float" office:value="11.122" calcext:value-type="float">
            <text:p>11.122</text:p>
          </table:table-cell>
          <table:table-cell table:formula="of:=LOG([.B29]; EXP(1))" office:value-type="float" office:value="2.40892512876537" calcext:value-type="float">
            <text:p>2.409</text:p>
          </table:table-cell>
          <table:table-cell table:formula="of:=[.A29]*[.A29]" office:value-type="float" office:value="730.350625" calcext:value-type="float">
            <text:p>730.351</text:p>
          </table:table-cell>
          <table:table-cell table:formula="of:=[.C29]*[.C29]" office:value-type="float" office:value="5.80292027599726" calcext:value-type="float">
            <text:p>5.8029</text:p>
          </table:table-cell>
          <table:table-cell table:formula="of:=[.A29]*[.C29]" office:value-type="float" office:value="65.1012016048842" calcext:value-type="float">
            <text:p>65.1012</text:p>
          </table:table-cell>
          <table:table-cell/>
        </table:table-row>
        <table:table-row table:style-name="ro1">
          <table:table-cell office:value-type="float" office:value="28.025" calcext:value-type="float">
            <text:p>28.025</text:p>
          </table:table-cell>
          <table:table-cell office:value-type="float" office:value="11.068" calcext:value-type="float">
            <text:p>11.068</text:p>
          </table:table-cell>
          <table:table-cell table:formula="of:=LOG([.B30]; EXP(1))" office:value-type="float" office:value="2.40405806192468" calcext:value-type="float">
            <text:p>2.404</text:p>
          </table:table-cell>
          <table:table-cell table:formula="of:=[.A30]*[.A30]" office:value-type="float" office:value="785.400625" calcext:value-type="float">
            <text:p>785.401</text:p>
          </table:table-cell>
          <table:table-cell table:formula="of:=[.C30]*[.C30]" office:value-type="float" office:value="5.77949516510505" calcext:value-type="float">
            <text:p>5.7795</text:p>
          </table:table-cell>
          <table:table-cell table:formula="of:=[.A30]*[.C30]" office:value-type="float" office:value="67.3737271854391" calcext:value-type="float">
            <text:p>67.3737</text:p>
          </table:table-cell>
          <table:table-cell/>
        </table:table-row>
        <table:table-row table:style-name="ro1">
          <table:table-cell office:value-type="float" office:value="29.026" calcext:value-type="float">
            <text:p>29.026</text:p>
          </table:table-cell>
          <table:table-cell office:value-type="float" office:value="11.0121" calcext:value-type="float">
            <text:p>11.0121</text:p>
          </table:table-cell>
          <table:table-cell table:formula="of:=LOG([.B31]; EXP(1))" office:value-type="float" office:value="2.39899466824167" calcext:value-type="float">
            <text:p>2.399</text:p>
          </table:table-cell>
          <table:table-cell table:formula="of:=[.A31]*[.A31]" office:value-type="float" office:value="842.508676" calcext:value-type="float">
            <text:p>842.509</text:p>
          </table:table-cell>
          <table:table-cell table:formula="of:=[.C31]*[.C31]" office:value-type="float" office:value="5.75517541825197" calcext:value-type="float">
            <text:p>5.7552</text:p>
          </table:table-cell>
          <table:table-cell table:formula="of:=[.A31]*[.C31]" office:value-type="float" office:value="69.6332192403828" calcext:value-type="float">
            <text:p>69.6332</text:p>
          </table:table-cell>
          <table:table-cell/>
        </table:table-row>
        <table:table-row table:style-name="ro1">
          <table:table-cell office:value-type="float" office:value="30.025" calcext:value-type="float">
            <text:p>30.025</text:p>
          </table:table-cell>
          <table:table-cell office:value-type="float" office:value="10.955" calcext:value-type="float">
            <text:p>10.955</text:p>
          </table:table-cell>
          <table:table-cell table:formula="of:=LOG([.B32]; EXP(1))" office:value-type="float" office:value="2.39379597304743" calcext:value-type="float">
            <text:p>2.394</text:p>
          </table:table-cell>
          <table:table-cell table:formula="of:=[.A32]*[.A32]" office:value-type="float" office:value="901.500625" calcext:value-type="float">
            <text:p>901.501</text:p>
          </table:table-cell>
          <table:table-cell table:formula="of:=[.C32]*[.C32]" office:value-type="float" office:value="5.73025916057809" calcext:value-type="float">
            <text:p>5.7303</text:p>
          </table:table-cell>
          <table:table-cell table:formula="of:=[.A32]*[.C32]" office:value-type="float" office:value="71.8737240907491" calcext:value-type="float">
            <text:p>71.8737</text:p>
          </table:table-cell>
          <table:table-cell/>
        </table:table-row>
        <table:table-row table:style-name="ro1">
          <table:table-cell office:value-type="float" office:value="31.025" calcext:value-type="float">
            <text:p>31.025</text:p>
          </table:table-cell>
          <table:table-cell office:value-type="float" office:value="10.8988" calcext:value-type="float">
            <text:p>10.8988</text:p>
          </table:table-cell>
          <table:table-cell table:formula="of:=LOG([.B33]; EXP(1))" office:value-type="float" office:value="2.38865269143144" calcext:value-type="float">
            <text:p>2.389</text:p>
          </table:table-cell>
          <table:table-cell table:formula="of:=[.A33]*[.A33]" office:value-type="float" office:value="962.550625" calcext:value-type="float">
            <text:p>962.551</text:p>
          </table:table-cell>
          <table:table-cell table:formula="of:=[.C33]*[.C33]" office:value-type="float" office:value="5.70566168028265" calcext:value-type="float">
            <text:p>5.7057</text:p>
          </table:table-cell>
          <table:table-cell table:formula="of:=[.A33]*[.C33]" office:value-type="float" office:value="74.1079497516604" calcext:value-type="float">
            <text:p>74.1079</text:p>
          </table:table-cell>
          <table:table-cell/>
        </table:table-row>
        <table:table-row table:style-name="ro1">
          <table:table-cell office:value-type="float" office:value="32.025" calcext:value-type="float">
            <text:p>32.025</text:p>
          </table:table-cell>
          <table:table-cell office:value-type="float" office:value="10.8422" calcext:value-type="float">
            <text:p>10.8422</text:p>
          </table:table-cell>
          <table:table-cell table:formula="of:=LOG([.B34]; EXP(1))" office:value-type="float" office:value="2.38344592744904" calcext:value-type="float">
            <text:p>2.383</text:p>
          </table:table-cell>
          <table:table-cell table:formula="of:=[.A34]*[.A34]" office:value-type="float" office:value="1025.600625" calcext:value-type="float">
            <text:p>1025.601</text:p>
          </table:table-cell>
          <table:table-cell table:formula="of:=[.C34]*[.C34]" office:value-type="float" office:value="5.68081448907343" calcext:value-type="float">
            <text:p>5.6808</text:p>
          </table:table-cell>
          <table:table-cell table:formula="of:=[.A34]*[.C34]" office:value-type="float" office:value="76.3298558265556" calcext:value-type="float">
            <text:p>76.3299</text:p>
          </table:table-cell>
          <table:table-cell/>
        </table:table-row>
        <table:table-row table:style-name="ro1">
          <table:table-cell office:value-type="float" office:value="33.026" calcext:value-type="float">
            <text:p>33.026</text:p>
          </table:table-cell>
          <table:table-cell office:value-type="float" office:value="10.786" calcext:value-type="float">
            <text:p>10.786</text:p>
          </table:table-cell>
          <table:table-cell table:formula="of:=LOG([.B35]; EXP(1))" office:value-type="float" office:value="2.37824899691503" calcext:value-type="float">
            <text:p>2.378</text:p>
          </table:table-cell>
          <table:table-cell table:formula="of:=[.A35]*[.A35]" office:value-type="float" office:value="1090.716676" calcext:value-type="float">
            <text:p>1090.717</text:p>
          </table:table-cell>
          <table:table-cell table:formula="of:=[.C35]*[.C35]" office:value-type="float" office:value="5.65606829132737" calcext:value-type="float">
            <text:p>5.6561</text:p>
          </table:table-cell>
          <table:table-cell table:formula="of:=[.A35]*[.C35]" office:value-type="float" office:value="78.544051372116" calcext:value-type="float">
            <text:p>78.5441</text:p>
          </table:table-cell>
          <table:table-cell/>
        </table:table-row>
        <table:table-row table:style-name="ro1">
          <table:table-cell office:value-type="float" office:value="34.025" calcext:value-type="float">
            <text:p>34.025</text:p>
          </table:table-cell>
          <table:table-cell office:value-type="float" office:value="10.7302" calcext:value-type="float">
            <text:p>10.7302</text:p>
          </table:table-cell>
          <table:table-cell table:formula="of:=LOG([.B36]; EXP(1))" office:value-type="float" office:value="2.37306219579788" calcext:value-type="float">
            <text:p>2.373</text:p>
          </table:table-cell>
          <table:table-cell table:formula="of:=[.A36]*[.A36]" office:value-type="float" office:value="1157.700625" calcext:value-type="float">
            <text:p>1157.701</text:p>
          </table:table-cell>
          <table:table-cell table:formula="of:=[.C36]*[.C36]" office:value-type="float" office:value="5.63142418512506" calcext:value-type="float">
            <text:p>5.6314</text:p>
          </table:table-cell>
          <table:table-cell table:formula="of:=[.A36]*[.C36]" office:value-type="float" office:value="80.7434412120229" calcext:value-type="float">
            <text:p>80.7434</text:p>
          </table:table-cell>
          <table:table-cell/>
        </table:table-row>
        <table:table-row table:style-name="ro1">
          <table:table-cell office:value-type="float" office:value="35.026" calcext:value-type="float">
            <text:p>35.026</text:p>
          </table:table-cell>
          <table:table-cell office:value-type="float" office:value="10.6743" calcext:value-type="float">
            <text:p>10.6743</text:p>
          </table:table-cell>
          <table:table-cell table:formula="of:=LOG([.B37]; EXP(1))" office:value-type="float" office:value="2.36783898319414" calcext:value-type="float">
            <text:p>2.368</text:p>
          </table:table-cell>
          <table:table-cell table:formula="of:=[.A37]*[.A37]" office:value-type="float" office:value="1226.820676" calcext:value-type="float">
            <text:p>1226.821</text:p>
          </table:table-cell>
          <table:table-cell table:formula="of:=[.C37]*[.C37]" office:value-type="float" office:value="5.60666145033387" calcext:value-type="float">
            <text:p>5.6067</text:p>
          </table:table-cell>
          <table:table-cell table:formula="of:=[.A37]*[.C37]" office:value-type="float" office:value="82.9359282253581" calcext:value-type="float">
            <text:p>82.9359</text:p>
          </table:table-cell>
          <table:table-cell/>
        </table:table-row>
        <table:table-row table:style-name="ro1">
          <table:table-cell office:value-type="float" office:value="36.03" calcext:value-type="float">
            <text:p>36.03</text:p>
          </table:table-cell>
          <table:table-cell office:value-type="float" office:value="10.6174" calcext:value-type="float">
            <text:p>10.6174</text:p>
          </table:table-cell>
          <table:table-cell table:formula="of:=LOG([.B38]; EXP(1))" office:value-type="float" office:value="2.36249416474794" calcext:value-type="float">
            <text:p>2.362</text:p>
          </table:table-cell>
          <table:table-cell table:formula="of:=[.A38]*[.A38]" office:value-type="float" office:value="1298.1609" calcext:value-type="float">
            <text:p>1298.161</text:p>
          </table:table-cell>
          <table:table-cell table:formula="of:=[.C38]*[.C38]" office:value-type="float" office:value="5.58137867846806" calcext:value-type="float">
            <text:p>5.5814</text:p>
          </table:table-cell>
          <table:table-cell table:formula="of:=[.A38]*[.C38]" office:value-type="float" office:value="85.1206647558682" calcext:value-type="float">
            <text:p>85.1207</text:p>
          </table:table-cell>
          <table:table-cell/>
        </table:table-row>
        <table:table-row table:style-name="ro1">
          <table:table-cell office:value-type="float" office:value="37.024" calcext:value-type="float">
            <text:p>37.024</text:p>
          </table:table-cell>
          <table:table-cell office:value-type="float" office:value="10.5648" calcext:value-type="float">
            <text:p>10.5648</text:p>
          </table:table-cell>
          <table:table-cell table:formula="of:=LOG([.B39]; EXP(1))" office:value-type="float" office:value="2.35752772045817" calcext:value-type="float">
            <text:p>2.358</text:p>
          </table:table-cell>
          <table:table-cell table:formula="of:=[.A39]*[.A39]" office:value-type="float" office:value="1370.776576" calcext:value-type="float">
            <text:p>1370.777</text:p>
          </table:table-cell>
          <table:table-cell table:formula="of:=[.C39]*[.C39]" office:value-type="float" office:value="5.55793695272869" calcext:value-type="float">
            <text:p>5.5579</text:p>
          </table:table-cell>
          <table:table-cell table:formula="of:=[.A39]*[.C39]" office:value-type="float" office:value="87.2851063222433" calcext:value-type="float">
            <text:p>87.2851</text:p>
          </table:table-cell>
          <table:table-cell/>
        </table:table-row>
        <table:table-row table:style-name="ro1">
          <table:table-cell office:value-type="float" office:value="38.024" calcext:value-type="float">
            <text:p>38.024</text:p>
          </table:table-cell>
          <table:table-cell office:value-type="float" office:value="10.5103" calcext:value-type="float">
            <text:p>10.5103</text:p>
          </table:table-cell>
          <table:table-cell table:formula="of:=LOG([.B40]; EXP(1))" office:value-type="float" office:value="2.35235572872506" calcext:value-type="float">
            <text:p>2.352</text:p>
          </table:table-cell>
          <table:table-cell table:formula="of:=[.A40]*[.A40]" office:value-type="float" office:value="1445.824576" calcext:value-type="float">
            <text:p>1445.825</text:p>
          </table:table-cell>
          <table:table-cell table:formula="of:=[.C40]*[.C40]" office:value-type="float" office:value="5.5335774744656" calcext:value-type="float">
            <text:p>5.5336</text:p>
          </table:table-cell>
          <table:table-cell table:formula="of:=[.A40]*[.C40]" office:value-type="float" office:value="89.4459742290416" calcext:value-type="float">
            <text:p>89.4460</text:p>
          </table:table-cell>
          <table:table-cell/>
        </table:table-row>
        <table:table-row table:style-name="ro1">
          <table:table-cell office:value-type="float" office:value="39.024" calcext:value-type="float">
            <text:p>39.024</text:p>
          </table:table-cell>
          <table:table-cell office:value-type="float" office:value="10.4559" calcext:value-type="float">
            <text:p>10.4559</text:p>
          </table:table-cell>
          <table:table-cell table:formula="of:=LOG([.B41]; EXP(1))" office:value-type="float" office:value="2.34716641238942" calcext:value-type="float">
            <text:p>2.347</text:p>
          </table:table-cell>
          <table:table-cell table:formula="of:=[.A41]*[.A41]" office:value-type="float" office:value="1522.872576" calcext:value-type="float">
            <text:p>1522.873</text:p>
          </table:table-cell>
          <table:table-cell table:formula="of:=[.C41]*[.C41]" office:value-type="float" office:value="5.50919016744904" calcext:value-type="float">
            <text:p>5.5092</text:p>
          </table:table-cell>
          <table:table-cell table:formula="of:=[.A41]*[.C41]" office:value-type="float" office:value="91.5958220770849" calcext:value-type="float">
            <text:p>91.5958</text:p>
          </table:table-cell>
          <table:table-cell/>
        </table:table-row>
        <table:table-row table:style-name="ro1">
          <table:table-cell office:value-type="float" office:value="40.024" calcext:value-type="float">
            <text:p>40.024</text:p>
          </table:table-cell>
          <table:table-cell office:value-type="float" office:value="10.4008" calcext:value-type="float">
            <text:p>10.4008</text:p>
          </table:table-cell>
          <table:table-cell table:formula="of:=LOG([.B42]; EXP(1))" office:value-type="float" office:value="2.34188272626582" calcext:value-type="float">
            <text:p>2.342</text:p>
          </table:table-cell>
          <table:table-cell table:formula="of:=[.A42]*[.A42]" office:value-type="float" office:value="1601.920576" calcext:value-type="float">
            <text:p>1601.921</text:p>
          </table:table-cell>
          <table:table-cell table:formula="of:=[.C42]*[.C42]" office:value-type="float" office:value="5.48441470358224" calcext:value-type="float">
            <text:p>5.4844</text:p>
          </table:table-cell>
          <table:table-cell table:formula="of:=[.A42]*[.C42]" office:value-type="float" office:value="93.7315142360633" calcext:value-type="float">
            <text:p>93.7315</text:p>
          </table:table-cell>
          <table:table-cell/>
        </table:table-row>
        <table:table-row table:style-name="ro1">
          <table:table-cell office:value-type="float" office:value="41.024" calcext:value-type="float">
            <text:p>41.024</text:p>
          </table:table-cell>
          <table:table-cell office:value-type="float" office:value="10.3473" calcext:value-type="float">
            <text:p>10.3473</text:p>
          </table:table-cell>
          <table:table-cell table:formula="of:=LOG([.B43]; EXP(1))" office:value-type="float" office:value="2.33672561611378" calcext:value-type="float">
            <text:p>2.337</text:p>
          </table:table-cell>
          <table:table-cell table:formula="of:=[.A43]*[.A43]" office:value-type="float" office:value="1682.968576" calcext:value-type="float">
            <text:p>1682.969</text:p>
          </table:table-cell>
          <table:table-cell table:formula="of:=[.C43]*[.C43]" office:value-type="float" office:value="5.46028660500231" calcext:value-type="float">
            <text:p>5.4603</text:p>
          </table:table-cell>
          <table:table-cell table:formula="of:=[.A43]*[.C43]" office:value-type="float" office:value="95.8618316754516" calcext:value-type="float">
            <text:p>95.8618</text:p>
          </table:table-cell>
          <table:table-cell/>
        </table:table-row>
        <table:table-row table:style-name="ro1">
          <table:table-cell office:value-type="float" office:value="42.029" calcext:value-type="float">
            <text:p>42.029</text:p>
          </table:table-cell>
          <table:table-cell office:value-type="float" office:value="10.2927" calcext:value-type="float">
            <text:p>10.2927</text:p>
          </table:table-cell>
          <table:table-cell table:formula="of:=LOG([.B44]; EXP(1))" office:value-type="float" office:value="2.3314349060981" calcext:value-type="float">
            <text:p>2.331</text:p>
          </table:table-cell>
          <table:table-cell table:formula="of:=[.A44]*[.A44]" office:value-type="float" office:value="1766.436841" calcext:value-type="float">
            <text:p>1766.437</text:p>
          </table:table-cell>
          <table:table-cell table:formula="of:=[.C44]*[.C44]" office:value-type="float" office:value="5.43558872137266" calcext:value-type="float">
            <text:p>5.4356</text:p>
          </table:table-cell>
          <table:table-cell table:formula="of:=[.A44]*[.C44]" office:value-type="float" office:value="97.9878776683971" calcext:value-type="float">
            <text:p>97.9879</text:p>
          </table:table-cell>
          <table:table-cell/>
        </table:table-row>
        <table:table-row table:style-name="ro1">
          <table:table-cell office:value-type="float" office:value="43.025" calcext:value-type="float">
            <text:p>43.025</text:p>
          </table:table-cell>
          <table:table-cell office:value-type="float" office:value="10.2392" calcext:value-type="float">
            <text:p>10.2392</text:p>
          </table:table-cell>
          <table:table-cell table:formula="of:=LOG([.B45]; EXP(1))" office:value-type="float" office:value="2.32622349155944" calcext:value-type="float">
            <text:p>2.326</text:p>
          </table:table-cell>
          <table:table-cell table:formula="of:=[.A45]*[.A45]" office:value-type="float" office:value="1851.150625" calcext:value-type="float">
            <text:p>1851.151</text:p>
          </table:table-cell>
          <table:table-cell table:formula="of:=[.C45]*[.C45]" office:value-type="float" office:value="5.41131573268302" calcext:value-type="float">
            <text:p>5.4113</text:p>
          </table:table-cell>
          <table:table-cell table:formula="of:=[.A45]*[.C45]" office:value-type="float" office:value="100.085765724345" calcext:value-type="float">
            <text:p>100.0858</text:p>
          </table:table-cell>
          <table:table-cell/>
        </table:table-row>
        <table:table-row table:style-name="ro1">
          <table:table-cell office:value-type="float" office:value="44.024" calcext:value-type="float">
            <text:p>44.024</text:p>
          </table:table-cell>
          <table:table-cell office:value-type="float" office:value="10.1867" calcext:value-type="float">
            <text:p>10.1867</text:p>
          </table:table-cell>
          <table:table-cell table:formula="of:=LOG([.B46]; EXP(1))" office:value-type="float" office:value="2.32108294787617" calcext:value-type="float">
            <text:p>2.321</text:p>
          </table:table-cell>
          <table:table-cell table:formula="of:=[.A46]*[.A46]" office:value-type="float" office:value="1938.112576" calcext:value-type="float">
            <text:p>1938.113</text:p>
          </table:table-cell>
          <table:table-cell table:formula="of:=[.C46]*[.C46]" office:value-type="float" office:value="5.38742605092151" calcext:value-type="float">
            <text:p>5.3874</text:p>
          </table:table-cell>
          <table:table-cell table:formula="of:=[.A46]*[.C46]" office:value-type="float" office:value="102.1833556973" calcext:value-type="float">
            <text:p>102.1834</text:p>
          </table:table-cell>
          <table:table-cell/>
        </table:table-row>
        <table:table-row table:style-name="ro1">
          <table:table-cell office:value-type="float" office:value="45.024" calcext:value-type="float">
            <text:p>45.024</text:p>
          </table:table-cell>
          <table:table-cell office:value-type="float" office:value="10.133" calcext:value-type="float">
            <text:p>10.133</text:p>
          </table:table-cell>
          <table:table-cell table:formula="of:=LOG([.B47]; EXP(1))" office:value-type="float" office:value="2.31579742446618" calcext:value-type="float">
            <text:p>2.316</text:p>
          </table:table-cell>
          <table:table-cell table:formula="of:=[.A47]*[.A47]" office:value-type="float" office:value="2027.160576" calcext:value-type="float">
            <text:p>2027.161</text:p>
          </table:table-cell>
          <table:table-cell table:formula="of:=[.C47]*[.C47]" office:value-type="float" office:value="5.36291771116419" calcext:value-type="float">
            <text:p>5.3629</text:p>
          </table:table-cell>
          <table:table-cell table:formula="of:=[.A47]*[.C47]" office:value-type="float" office:value="104.266463239165" calcext:value-type="float">
            <text:p>104.2665</text:p>
          </table:table-cell>
          <table:table-cell/>
        </table:table-row>
        <table:table-row table:style-name="ro1">
          <table:table-cell office:value-type="float" office:value="46.024" calcext:value-type="float">
            <text:p>46.024</text:p>
          </table:table-cell>
          <table:table-cell office:value-type="float" office:value="10.0806" calcext:value-type="float">
            <text:p>10.0806</text:p>
          </table:table-cell>
          <table:table-cell table:formula="of:=LOG([.B48]; EXP(1))" office:value-type="float" office:value="2.31061278468127" calcext:value-type="float">
            <text:p>2.311</text:p>
          </table:table-cell>
          <table:table-cell table:formula="of:=[.A48]*[.A48]" office:value-type="float" office:value="2118.208576" calcext:value-type="float">
            <text:p>2118.209</text:p>
          </table:table-cell>
          <table:table-cell table:formula="of:=[.C48]*[.C48]" office:value-type="float" office:value="5.33893144073256" calcext:value-type="float">
            <text:p>5.3389</text:p>
          </table:table-cell>
          <table:table-cell table:formula="of:=[.A48]*[.C48]" office:value-type="float" office:value="106.343642802171" calcext:value-type="float">
            <text:p>106.3436</text:p>
          </table:table-cell>
          <table:table-cell/>
        </table:table-row>
        <table:table-row table:style-name="ro1">
          <table:table-cell office:value-type="float" office:value="47.024" calcext:value-type="float">
            <text:p>47.024</text:p>
          </table:table-cell>
          <table:table-cell office:value-type="float" office:value="10.0274" calcext:value-type="float">
            <text:p>10.0274</text:p>
          </table:table-cell>
          <table:table-cell table:formula="of:=LOG([.B49]; EXP(1))" office:value-type="float" office:value="2.30532134603693" calcext:value-type="float">
            <text:p>2.305</text:p>
          </table:table-cell>
          <table:table-cell table:formula="of:=[.A49]*[.A49]" office:value-type="float" office:value="2211.256576" calcext:value-type="float">
            <text:p>2211.257</text:p>
          </table:table-cell>
          <table:table-cell table:formula="of:=[.C49]*[.C49]" office:value-type="float" office:value="5.31450650849351" calcext:value-type="float">
            <text:p>5.3145</text:p>
          </table:table-cell>
          <table:table-cell table:formula="of:=[.A49]*[.C49]" office:value-type="float" office:value="108.40543097604" calcext:value-type="float">
            <text:p>108.4054</text:p>
          </table:table-cell>
          <table:table-cell/>
        </table:table-row>
        <table:table-row table:style-name="ro1">
          <table:table-cell office:value-type="float" office:value="48.025" calcext:value-type="float">
            <text:p>48.025</text:p>
          </table:table-cell>
          <table:table-cell office:value-type="float" office:value="9.9763" calcext:value-type="float">
            <text:p>9.9763</text:p>
          </table:table-cell>
          <table:table-cell table:formula="of:=LOG([.B50]; EXP(1))" office:value-type="float" office:value="2.30021228009879" calcext:value-type="float">
            <text:p>2.300</text:p>
          </table:table-cell>
          <table:table-cell table:formula="of:=[.A50]*[.A50]" office:value-type="float" office:value="2306.400625" calcext:value-type="float">
            <text:p>2306.401</text:p>
          </table:table-cell>
          <table:table-cell table:formula="of:=[.C50]*[.C50]" office:value-type="float" office:value="5.29097653351729" calcext:value-type="float">
            <text:p>5.2910</text:p>
          </table:table-cell>
          <table:table-cell table:formula="of:=[.A50]*[.C50]" office:value-type="float" office:value="110.467694751745" calcext:value-type="float">
            <text:p>110.4677</text:p>
          </table:table-cell>
          <table:table-cell/>
        </table:table-row>
        <table:table-row table:style-name="ro1">
          <table:table-cell office:value-type="float" office:value="49.025" calcext:value-type="float">
            <text:p>49.025</text:p>
          </table:table-cell>
          <table:table-cell office:value-type="float" office:value="9.9242" calcext:value-type="float">
            <text:p>9.9242</text:p>
          </table:table-cell>
          <table:table-cell table:formula="of:=LOG([.B51]; EXP(1))" office:value-type="float" office:value="2.29497621879053" calcext:value-type="float">
            <text:p>2.295</text:p>
          </table:table-cell>
          <table:table-cell table:formula="of:=[.A51]*[.A51]" office:value-type="float" office:value="2403.450625" calcext:value-type="float">
            <text:p>2403.451</text:p>
          </table:table-cell>
          <table:table-cell table:formula="of:=[.C51]*[.C51]" office:value-type="float" office:value="5.26691584481407" calcext:value-type="float">
            <text:p>5.2669</text:p>
          </table:table-cell>
          <table:table-cell table:formula="of:=[.A51]*[.C51]" office:value-type="float" office:value="112.511209126206" calcext:value-type="float">
            <text:p>112.5112</text:p>
          </table:table-cell>
          <table:table-cell/>
        </table:table-row>
        <table:table-row table:style-name="ro1">
          <table:table-cell office:value-type="float" office:value="50.025" calcext:value-type="float">
            <text:p>50.025</text:p>
          </table:table-cell>
          <table:table-cell office:value-type="float" office:value="9.873" calcext:value-type="float">
            <text:p>9.873</text:p>
          </table:table-cell>
          <table:table-cell table:formula="of:=LOG([.B52]; EXP(1))" office:value-type="float" office:value="2.28980375862931" calcext:value-type="float">
            <text:p>2.290</text:p>
          </table:table-cell>
          <table:table-cell table:formula="of:=[.A52]*[.A52]" office:value-type="float" office:value="2502.500625" calcext:value-type="float">
            <text:p>2502.501</text:p>
          </table:table-cell>
          <table:table-cell table:formula="of:=[.C52]*[.C52]" office:value-type="float" office:value="5.24320125303293" calcext:value-type="float">
            <text:p>5.2432</text:p>
          </table:table-cell>
          <table:table-cell table:formula="of:=[.A52]*[.C52]" office:value-type="float" office:value="114.547433025431" calcext:value-type="float">
            <text:p>114.5474</text:p>
          </table:table-cell>
          <table:table-cell/>
        </table:table-row>
        <table:table-row table:style-name="ro1">
          <table:table-cell office:value-type="float" office:value="51.026" calcext:value-type="float">
            <text:p>51.026</text:p>
          </table:table-cell>
          <table:table-cell office:value-type="float" office:value="9.8219" calcext:value-type="float">
            <text:p>9.8219</text:p>
          </table:table-cell>
          <table:table-cell table:formula="of:=LOG([.B53]; EXP(1))" office:value-type="float" office:value="2.2846145863394" calcext:value-type="float">
            <text:p>2.285</text:p>
          </table:table-cell>
          <table:table-cell table:formula="of:=[.A53]*[.A53]" office:value-type="float" office:value="2603.652676" calcext:value-type="float">
            <text:p>2603.653</text:p>
          </table:table-cell>
          <table:table-cell table:formula="of:=[.C53]*[.C53]" office:value-type="float" office:value="5.21946380811477" calcext:value-type="float">
            <text:p>5.2195</text:p>
          </table:table-cell>
          <table:table-cell table:formula="of:=[.A53]*[.C53]" office:value-type="float" office:value="116.574743882554" calcext:value-type="float">
            <text:p>116.5747</text:p>
          </table:table-cell>
          <table:table-cell/>
        </table:table-row>
        <table:table-row table:style-name="ro1">
          <table:table-cell office:value-type="float" office:value="52.025" calcext:value-type="float">
            <text:p>52.025</text:p>
          </table:table-cell>
          <table:table-cell office:value-type="float" office:value="9.7709" calcext:value-type="float">
            <text:p>9.7709</text:p>
          </table:table-cell>
          <table:table-cell table:formula="of:=LOG([.B54]; EXP(1))" office:value-type="float" office:value="2.27940858054283" calcext:value-type="float">
            <text:p>2.279</text:p>
          </table:table-cell>
          <table:table-cell table:formula="of:=[.A54]*[.A54]" office:value-type="float" office:value="2706.600625" calcext:value-type="float">
            <text:p>2706.601</text:p>
          </table:table-cell>
          <table:table-cell table:formula="of:=[.C54]*[.C54]" office:value-type="float" office:value="5.19570347705228" calcext:value-type="float">
            <text:p>5.1957</text:p>
          </table:table-cell>
          <table:table-cell table:formula="of:=[.A54]*[.C54]" office:value-type="float" office:value="118.586231402741" calcext:value-type="float">
            <text:p>118.5862</text:p>
          </table:table-cell>
          <table:table-cell/>
        </table:table-row>
        <table:table-row table:style-name="ro1">
          <table:table-cell office:value-type="float" office:value="53.025" calcext:value-type="float">
            <text:p>53.025</text:p>
          </table:table-cell>
          <table:table-cell office:value-type="float" office:value="9.7203" calcext:value-type="float">
            <text:p>9.7203</text:p>
          </table:table-cell>
          <table:table-cell table:formula="of:=LOG([.B55]; EXP(1))" office:value-type="float" office:value="2.27421648219359" calcext:value-type="float">
            <text:p>2.274</text:p>
          </table:table-cell>
          <table:table-cell table:formula="of:=[.A55]*[.A55]" office:value-type="float" office:value="2811.650625" calcext:value-type="float">
            <text:p>2811.651</text:p>
          </table:table-cell>
          <table:table-cell table:formula="of:=[.C55]*[.C55]" office:value-type="float" office:value="5.17206060788098" calcext:value-type="float">
            <text:p>5.1721</text:p>
          </table:table-cell>
          <table:table-cell table:formula="of:=[.A55]*[.C55]" office:value-type="float" office:value="120.590328968315" calcext:value-type="float">
            <text:p>120.5903</text:p>
          </table:table-cell>
          <table:table-cell/>
        </table:table-row>
        <table:table-row table:style-name="ro1">
          <table:table-cell office:value-type="float" office:value="54.026" calcext:value-type="float">
            <text:p>54.026</text:p>
          </table:table-cell>
          <table:table-cell office:value-type="float" office:value="9.6701" calcext:value-type="float">
            <text:p>9.6701</text:p>
          </table:table-cell>
          <table:table-cell table:formula="of:=LOG([.B56]; EXP(1))" office:value-type="float" office:value="2.26903865067337" calcext:value-type="float">
            <text:p>2.269</text:p>
          </table:table-cell>
          <table:table-cell table:formula="of:=[.A56]*[.A56]" office:value-type="float" office:value="2918.808676" calcext:value-type="float">
            <text:p>2918.809</text:p>
          </table:table-cell>
          <table:table-cell table:formula="of:=[.C56]*[.C56]" office:value-type="float" office:value="5.14853639824961" calcext:value-type="float">
            <text:p>5.1485</text:p>
          </table:table-cell>
          <table:table-cell table:formula="of:=[.A56]*[.C56]" office:value-type="float" office:value="122.587082141279" calcext:value-type="float">
            <text:p>122.5871</text:p>
          </table:table-cell>
          <table:table-cell/>
        </table:table-row>
        <table:table-row table:style-name="ro1">
          <table:table-cell office:value-type="float" office:value="55.026" calcext:value-type="float">
            <text:p>55.026</text:p>
          </table:table-cell>
          <table:table-cell office:value-type="float" office:value="9.6194" calcext:value-type="float">
            <text:p>9.6194</text:p>
          </table:table-cell>
          <table:table-cell table:formula="of:=LOG([.B57]; EXP(1))" office:value-type="float" office:value="2.26378189267015" calcext:value-type="float">
            <text:p>2.264</text:p>
          </table:table-cell>
          <table:table-cell table:formula="of:=[.A57]*[.A57]" office:value-type="float" office:value="3027.860676" calcext:value-type="float">
            <text:p>3027.861</text:p>
          </table:table-cell>
          <table:table-cell table:formula="of:=[.C57]*[.C57]" office:value-type="float" office:value="5.12470845758126" calcext:value-type="float">
            <text:p>5.1247</text:p>
          </table:table-cell>
          <table:table-cell table:formula="of:=[.A57]*[.C57]" office:value-type="float" office:value="124.566862426068" calcext:value-type="float">
            <text:p>124.5669</text:p>
          </table:table-cell>
          <table:table-cell/>
        </table:table-row>
        <table:table-row table:style-name="ro1">
          <table:table-cell office:value-type="float" office:value="56.025" calcext:value-type="float">
            <text:p>56.025</text:p>
          </table:table-cell>
          <table:table-cell office:value-type="float" office:value="9.5691" calcext:value-type="float">
            <text:p>9.5691</text:p>
          </table:table-cell>
          <table:table-cell table:formula="of:=LOG([.B58]; EXP(1))" office:value-type="float" office:value="2.25853915715531" calcext:value-type="float">
            <text:p>2.259</text:p>
          </table:table-cell>
          <table:table-cell table:formula="of:=[.A58]*[.A58]" office:value-type="float" office:value="3138.800625" calcext:value-type="float">
            <text:p>3138.801</text:p>
          </table:table-cell>
          <table:table-cell table:formula="of:=[.C58]*[.C58]" office:value-type="float" office:value="5.10099912440383" calcext:value-type="float">
            <text:p>5.1010</text:p>
          </table:table-cell>
          <table:table-cell table:formula="of:=[.A58]*[.C58]" office:value-type="float" office:value="126.534656279626" calcext:value-type="float">
            <text:p>126.5347</text:p>
          </table:table-cell>
          <table:table-cell/>
        </table:table-row>
        <table:table-row table:style-name="ro1">
          <table:table-cell office:value-type="float" office:value="57.025" calcext:value-type="float">
            <text:p>57.025</text:p>
          </table:table-cell>
          <table:table-cell office:value-type="float" office:value="9.5192" calcext:value-type="float">
            <text:p>9.5192</text:p>
          </table:table-cell>
          <table:table-cell table:formula="of:=LOG([.B59]; EXP(1))" office:value-type="float" office:value="2.25331081165881" calcext:value-type="float">
            <text:p>2.253</text:p>
          </table:table-cell>
          <table:table-cell table:formula="of:=[.A59]*[.A59]" office:value-type="float" office:value="3251.850625" calcext:value-type="float">
            <text:p>3251.851</text:p>
          </table:table-cell>
          <table:table-cell table:formula="of:=[.C59]*[.C59]" office:value-type="float" office:value="5.07740961393847" calcext:value-type="float">
            <text:p>5.0774</text:p>
          </table:table-cell>
          <table:table-cell table:formula="of:=[.A59]*[.C59]" office:value-type="float" office:value="128.495049034843" calcext:value-type="float">
            <text:p>128.4950</text:p>
          </table:table-cell>
          <table:table-cell/>
        </table:table-row>
        <table:table-row table:style-name="ro1">
          <table:table-cell office:value-type="float" office:value="58.025" calcext:value-type="float">
            <text:p>58.025</text:p>
          </table:table-cell>
          <table:table-cell office:value-type="float" office:value="9.4706" calcext:value-type="float">
            <text:p>9.4706</text:p>
          </table:table-cell>
          <table:table-cell table:formula="of:=LOG([.B60]; EXP(1))" office:value-type="float" office:value="2.2481922631635" calcext:value-type="float">
            <text:p>2.248</text:p>
          </table:table-cell>
          <table:table-cell table:formula="of:=[.A60]*[.A60]" office:value-type="float" office:value="3366.900625" calcext:value-type="float">
            <text:p>3366.901</text:p>
          </table:table-cell>
          <table:table-cell table:formula="of:=[.C60]*[.C60]" office:value-type="float" office:value="5.05436845214822" calcext:value-type="float">
            <text:p>5.0544</text:p>
          </table:table-cell>
          <table:table-cell table:formula="of:=[.A60]*[.C60]" office:value-type="float" office:value="130.451356070062" calcext:value-type="float">
            <text:p>130.4514</text:p>
          </table:table-cell>
          <table:table-cell/>
        </table:table-row>
        <table:table-row table:style-name="ro1">
          <table:table-cell office:value-type="float" office:value="59.025" calcext:value-type="float">
            <text:p>59.025</text:p>
          </table:table-cell>
          <table:table-cell office:value-type="float" office:value="9.4215" calcext:value-type="float">
            <text:p>9.4215</text:p>
          </table:table-cell>
          <table:table-cell table:formula="of:=LOG([.B61]; EXP(1))" office:value-type="float" office:value="2.24299431158041" calcext:value-type="float">
            <text:p>2.243</text:p>
          </table:table-cell>
          <table:table-cell table:formula="of:=[.A61]*[.A61]" office:value-type="float" office:value="3483.950625" calcext:value-type="float">
            <text:p>3483.951</text:p>
          </table:table-cell>
          <table:table-cell table:formula="of:=[.C61]*[.C61]" office:value-type="float" office:value="5.03102348178207" calcext:value-type="float">
            <text:p>5.0310</text:p>
          </table:table-cell>
          <table:table-cell table:formula="of:=[.A61]*[.C61]" office:value-type="float" office:value="132.392739241034" calcext:value-type="float">
            <text:p>132.3927</text:p>
          </table:table-cell>
          <table:table-cell/>
        </table:table-row>
        <table:table-row table:style-name="ro1">
          <table:table-cell office:value-type="float" office:value="60.026" calcext:value-type="float">
            <text:p>60.026</text:p>
          </table:table-cell>
          <table:table-cell office:value-type="float" office:value="9.3716" calcext:value-type="float">
            <text:p>9.3716</text:p>
          </table:table-cell>
          <table:table-cell table:formula="of:=LOG([.B62]; EXP(1))" office:value-type="float" office:value="2.23768383941035" calcext:value-type="float">
            <text:p>2.238</text:p>
          </table:table-cell>
          <table:table-cell table:formula="of:=[.A62]*[.A62]" office:value-type="float" office:value="3603.120676" calcext:value-type="float">
            <text:p>3603.121</text:p>
          </table:table-cell>
          <table:table-cell table:formula="of:=[.C62]*[.C62]" office:value-type="float" office:value="5.00722896515824" calcext:value-type="float">
            <text:p>5.0072</text:p>
          </table:table-cell>
          <table:table-cell table:formula="of:=[.A62]*[.C62]" office:value-type="float" office:value="134.319210144446" calcext:value-type="float">
            <text:p>134.3192</text:p>
          </table:table-cell>
          <table:table-cell/>
        </table:table-row>
        <table:table-row table:style-name="ro1">
          <table:table-cell office:value-type="float" office:value="61.025" calcext:value-type="float">
            <text:p>61.025</text:p>
          </table:table-cell>
          <table:table-cell office:value-type="float" office:value="9.3221" calcext:value-type="float">
            <text:p>9.3221</text:p>
          </table:table-cell>
          <table:table-cell table:formula="of:=LOG([.B63]; EXP(1))" office:value-type="float" office:value="2.23238792520475" calcext:value-type="float">
            <text:p>2.232</text:p>
          </table:table-cell>
          <table:table-cell table:formula="of:=[.A63]*[.A63]" office:value-type="float" office:value="3724.050625" calcext:value-type="float">
            <text:p>3724.051</text:p>
          </table:table-cell>
          <table:table-cell table:formula="of:=[.C63]*[.C63]" office:value-type="float" office:value="4.98355584859996" calcext:value-type="float">
            <text:p>4.9836</text:p>
          </table:table-cell>
          <table:table-cell table:formula="of:=[.A63]*[.C63]" office:value-type="float" office:value="136.23147313562" calcext:value-type="float">
            <text:p>136.2315</text:p>
          </table:table-cell>
          <table:table-cell/>
        </table:table-row>
        <table:table-row table:style-name="ro1">
          <table:table-cell office:value-type="float" office:value="62.026" calcext:value-type="float">
            <text:p>62.026</text:p>
          </table:table-cell>
          <table:table-cell office:value-type="float" office:value="9.2747" calcext:value-type="float">
            <text:p>9.2747</text:p>
          </table:table-cell>
          <table:table-cell table:formula="of:=LOG([.B64]; EXP(1))" office:value-type="float" office:value="2.22729026295691" calcext:value-type="float">
            <text:p>2.227</text:p>
          </table:table-cell>
          <table:table-cell table:formula="of:=[.A64]*[.A64]" office:value-type="float" office:value="3847.224676" calcext:value-type="float">
            <text:p>3847.225</text:p>
          </table:table-cell>
          <table:table-cell table:formula="of:=[.C64]*[.C64]" office:value-type="float" office:value="4.96082191546266" calcext:value-type="float">
            <text:p>4.9608</text:p>
          </table:table-cell>
          <table:table-cell table:formula="of:=[.A64]*[.C64]" office:value-type="float" office:value="138.149905850165" calcext:value-type="float">
            <text:p>138.1499</text:p>
          </table:table-cell>
          <table:table-cell/>
        </table:table-row>
        <table:table-row table:style-name="ro1">
          <table:table-cell office:value-type="float" office:value="63.025" calcext:value-type="float">
            <text:p>63.025</text:p>
          </table:table-cell>
          <table:table-cell office:value-type="float" office:value="9.2267" calcext:value-type="float">
            <text:p>9.2267</text:p>
          </table:table-cell>
          <table:table-cell table:formula="of:=LOG([.B65]; EXP(1))" office:value-type="float" office:value="2.2221014547916" calcext:value-type="float">
            <text:p>2.222</text:p>
          </table:table-cell>
          <table:table-cell table:formula="of:=[.A65]*[.A65]" office:value-type="float" office:value="3972.150625" calcext:value-type="float">
            <text:p>3972.151</text:p>
          </table:table-cell>
          <table:table-cell table:formula="of:=[.C65]*[.C65]" office:value-type="float" office:value="4.93773487538693" calcext:value-type="float">
            <text:p>4.9377</text:p>
          </table:table-cell>
          <table:table-cell table:formula="of:=[.A65]*[.C65]" office:value-type="float" office:value="140.04794418824" calcext:value-type="float">
            <text:p>140.0479</text:p>
          </table:table-cell>
          <table:table-cell/>
        </table:table-row>
        <table:table-row table:style-name="ro1">
          <table:table-cell office:value-type="float" office:value="64.026" calcext:value-type="float">
            <text:p>64.026</text:p>
          </table:table-cell>
          <table:table-cell office:value-type="float" office:value="9.1781" calcext:value-type="float">
            <text:p>9.1781</text:p>
          </table:table-cell>
          <table:table-cell table:formula="of:=LOG([.B66]; EXP(1))" office:value-type="float" office:value="2.21682021153325" calcext:value-type="float">
            <text:p>2.217</text:p>
          </table:table-cell>
          <table:table-cell table:formula="of:=[.A66]*[.A66]" office:value-type="float" office:value="4099.328676" calcext:value-type="float">
            <text:p>4099.329</text:p>
          </table:table-cell>
          <table:table-cell table:formula="of:=[.C66]*[.C66]" office:value-type="float" office:value="4.9142918502623" calcext:value-type="float">
            <text:p>4.9143</text:p>
          </table:table-cell>
          <table:table-cell table:formula="of:=[.A66]*[.C66]" office:value-type="float" office:value="141.934130863628" calcext:value-type="float">
            <text:p>141.9341</text:p>
          </table:table-cell>
          <table:table-cell/>
        </table:table-row>
        <table:table-row table:style-name="ro1">
          <table:table-cell office:value-type="float" office:value="65.025" calcext:value-type="float">
            <text:p>65.025</text:p>
          </table:table-cell>
          <table:table-cell office:value-type="float" office:value="9.1308" calcext:value-type="float">
            <text:p>9.1308</text:p>
          </table:table-cell>
          <table:table-cell table:formula="of:=LOG([.B67]; EXP(1))" office:value-type="float" office:value="2.21165331398834" calcext:value-type="float">
            <text:p>2.212</text:p>
          </table:table-cell>
          <table:table-cell table:formula="of:=[.A67]*[.A67]" office:value-type="float" office:value="4228.250625" calcext:value-type="float">
            <text:p>4228.251</text:p>
          </table:table-cell>
          <table:table-cell table:formula="of:=[.C67]*[.C67]" office:value-type="float" office:value="4.89141038127561" calcext:value-type="float">
            <text:p>4.8914</text:p>
          </table:table-cell>
          <table:table-cell table:formula="of:=[.A67]*[.C67]" office:value-type="float" office:value="143.812756742092" calcext:value-type="float">
            <text:p>143.8128</text:p>
          </table:table-cell>
          <table:table-cell/>
        </table:table-row>
        <table:table-row table:style-name="ro1">
          <table:table-cell office:value-type="float" office:value="66.026" calcext:value-type="float">
            <text:p>66.026</text:p>
          </table:table-cell>
          <table:table-cell office:value-type="float" office:value="9.0833" calcext:value-type="float">
            <text:p>9.0833</text:p>
          </table:table-cell>
          <table:table-cell table:formula="of:=LOG([.B68]; EXP(1))" office:value-type="float" office:value="2.20643756270964" calcext:value-type="float">
            <text:p>2.206</text:p>
          </table:table-cell>
          <table:table-cell table:formula="of:=[.A68]*[.A68]" office:value-type="float" office:value="4359.432676" calcext:value-type="float">
            <text:p>4359.433</text:p>
          </table:table-cell>
          <table:table-cell table:formula="of:=[.C68]*[.C68]" office:value-type="float" office:value="4.86836671813605" calcext:value-type="float">
            <text:p>4.8684</text:p>
          </table:table-cell>
          <table:table-cell table:formula="of:=[.A68]*[.C68]" office:value-type="float" office:value="145.682246515467" calcext:value-type="float">
            <text:p>145.6822</text:p>
          </table:table-cell>
          <table:table-cell/>
        </table:table-row>
        <table:table-row table:style-name="ro1">
          <table:table-cell office:value-type="float" office:value="67.025" calcext:value-type="float">
            <text:p>67.025</text:p>
          </table:table-cell>
          <table:table-cell office:value-type="float" office:value="9.0367" calcext:value-type="float">
            <text:p>9.0367</text:p>
          </table:table-cell>
          <table:table-cell table:formula="of:=LOG([.B69]; EXP(1))" office:value-type="float" office:value="2.20129406351143" calcext:value-type="float">
            <text:p>2.201</text:p>
          </table:table-cell>
          <table:table-cell table:formula="of:=[.A69]*[.A69]" office:value-type="float" office:value="4492.350625" calcext:value-type="float">
            <text:p>4492.351</text:p>
          </table:table-cell>
          <table:table-cell table:formula="of:=[.C69]*[.C69]" office:value-type="float" office:value="4.84569555405065" calcext:value-type="float">
            <text:p>4.8457</text:p>
          </table:table-cell>
          <table:table-cell table:formula="of:=[.A69]*[.C69]" office:value-type="float" office:value="147.541734606853" calcext:value-type="float">
            <text:p>147.5417</text:p>
          </table:table-cell>
          <table:table-cell/>
        </table:table-row>
        <table:table-row table:style-name="ro1">
          <table:table-cell office:value-type="float" office:value="68.025" calcext:value-type="float">
            <text:p>68.025</text:p>
          </table:table-cell>
          <table:table-cell office:value-type="float" office:value="8.9898" calcext:value-type="float">
            <text:p>8.9898</text:p>
          </table:table-cell>
          <table:table-cell table:formula="of:=LOG([.B70]; EXP(1))" office:value-type="float" office:value="2.19609060129502" calcext:value-type="float">
            <text:p>2.196</text:p>
          </table:table-cell>
          <table:table-cell table:formula="of:=[.A70]*[.A70]" office:value-type="float" office:value="4627.400625" calcext:value-type="float">
            <text:p>4627.401</text:p>
          </table:table-cell>
          <table:table-cell table:formula="of:=[.C70]*[.C70]" office:value-type="float" office:value="4.82281392909631" calcext:value-type="float">
            <text:p>4.8228</text:p>
          </table:table-cell>
          <table:table-cell table:formula="of:=[.A70]*[.C70]" office:value-type="float" office:value="149.389063153094" calcext:value-type="float">
            <text:p>149.3891</text:p>
          </table:table-cell>
          <table:table-cell/>
        </table:table-row>
        <table:table-row table:style-name="ro1">
          <table:table-cell office:value-type="float" office:value="69.025" calcext:value-type="float">
            <text:p>69.025</text:p>
          </table:table-cell>
          <table:table-cell office:value-type="float" office:value="8.943" calcext:value-type="float">
            <text:p>8.943</text:p>
          </table:table-cell>
          <table:table-cell table:formula="of:=LOG([.B71]; EXP(1))" office:value-type="float" office:value="2.19087110336404" calcext:value-type="float">
            <text:p>2.191</text:p>
          </table:table-cell>
          <table:table-cell table:formula="of:=[.A71]*[.A71]" office:value-type="float" office:value="4764.450625" calcext:value-type="float">
            <text:p>4764.451</text:p>
          </table:table-cell>
          <table:table-cell table:formula="of:=[.C71]*[.C71]" office:value-type="float" office:value="4.79991619155558" calcext:value-type="float">
            <text:p>4.7999</text:p>
          </table:table-cell>
          <table:table-cell table:formula="of:=[.A71]*[.C71]" office:value-type="float" office:value="151.224877909703" calcext:value-type="float">
            <text:p>151.2249</text:p>
          </table:table-cell>
          <table:table-cell/>
        </table:table-row>
        <table:table-row table:style-name="ro1">
          <table:table-cell office:value-type="float" office:value="70.026" calcext:value-type="float">
            <text:p>70.026</text:p>
          </table:table-cell>
          <table:table-cell office:value-type="float" office:value="8.8964" calcext:value-type="float">
            <text:p>8.8964</text:p>
          </table:table-cell>
          <table:table-cell table:formula="of:=LOG([.B72]; EXP(1))" office:value-type="float" office:value="2.18564670052615" calcext:value-type="float">
            <text:p>2.186</text:p>
          </table:table-cell>
          <table:table-cell table:formula="of:=[.A72]*[.A72]" office:value-type="float" office:value="4903.640676" calcext:value-type="float">
            <text:p>4903.641</text:p>
          </table:table-cell>
          <table:table-cell table:formula="of:=[.C72]*[.C72]" office:value-type="float" office:value="4.77705149952085" calcext:value-type="float">
            <text:p>4.7771</text:p>
          </table:table-cell>
          <table:table-cell table:formula="of:=[.A72]*[.C72]" office:value-type="float" office:value="153.052095851044" calcext:value-type="float">
            <text:p>153.0521</text:p>
          </table:table-cell>
          <table:table-cell/>
        </table:table-row>
        <table:table-row table:style-name="ro1">
          <table:table-cell office:value-type="float" office:value="71.025" calcext:value-type="float">
            <text:p>71.025</text:p>
          </table:table-cell>
          <table:table-cell office:value-type="float" office:value="8.8503" calcext:value-type="float">
            <text:p>8.8503</text:p>
          </table:table-cell>
          <table:table-cell table:formula="of:=LOG([.B73]; EXP(1))" office:value-type="float" office:value="2.18045135675039" calcext:value-type="float">
            <text:p>2.180</text:p>
          </table:table-cell>
          <table:table-cell table:formula="of:=[.A73]*[.A73]" office:value-type="float" office:value="5044.550625" calcext:value-type="float">
            <text:p>5044.551</text:p>
          </table:table-cell>
          <table:table-cell table:formula="of:=[.C73]*[.C73]" office:value-type="float" office:value="4.75436811915461" calcext:value-type="float">
            <text:p>4.7544</text:p>
          </table:table-cell>
          <table:table-cell table:formula="of:=[.A73]*[.C73]" office:value-type="float" office:value="154.866557613196" calcext:value-type="float">
            <text:p>154.8666</text:p>
          </table:table-cell>
          <table:table-cell/>
        </table:table-row>
        <table:table-row table:style-name="ro1">
          <table:table-cell office:value-type="float" office:value="72.03" calcext:value-type="float">
            <text:p>72.03</text:p>
          </table:table-cell>
          <table:table-cell office:value-type="float" office:value="8.8033" calcext:value-type="float">
            <text:p>8.8033</text:p>
          </table:table-cell>
          <table:table-cell table:formula="of:=LOG([.B74]; EXP(1))" office:value-type="float" office:value="2.17512665118923" calcext:value-type="float">
            <text:p>2.175</text:p>
          </table:table-cell>
          <table:table-cell table:formula="of:=[.A74]*[.A74]" office:value-type="float" office:value="5188.3209" calcext:value-type="float">
            <text:p>5188.321</text:p>
          </table:table-cell>
          <table:table-cell table:formula="of:=[.C74]*[.C74]" office:value-type="float" office:value="4.73117594871369" calcext:value-type="float">
            <text:p>4.7312</text:p>
          </table:table-cell>
          <table:table-cell table:formula="of:=[.A74]*[.C74]" office:value-type="float" office:value="156.674372685161" calcext:value-type="float">
            <text:p>156.6744</text:p>
          </table:table-cell>
          <table:table-cell/>
        </table:table-row>
        <table:table-row table:style-name="ro1">
          <table:table-cell office:value-type="float" office:value="73.025" calcext:value-type="float">
            <text:p>73.025</text:p>
          </table:table-cell>
          <table:table-cell office:value-type="float" office:value="8.759" calcext:value-type="float">
            <text:p>8.759</text:p>
          </table:table-cell>
          <table:table-cell table:formula="of:=LOG([.B75]; EXP(1))" office:value-type="float" office:value="2.17008174318095" calcext:value-type="float">
            <text:p>2.170</text:p>
          </table:table-cell>
          <table:table-cell table:formula="of:=[.A75]*[.A75]" office:value-type="float" office:value="5332.650625" calcext:value-type="float">
            <text:p>5332.651</text:p>
          </table:table-cell>
          <table:table-cell table:formula="of:=[.C75]*[.C75]" office:value-type="float" office:value="4.70925477208728" calcext:value-type="float">
            <text:p>4.7093</text:p>
          </table:table-cell>
          <table:table-cell table:formula="of:=[.A75]*[.C75]" office:value-type="float" office:value="158.470219295789" calcext:value-type="float">
            <text:p>158.4702</text:p>
          </table:table-cell>
          <table:table-cell/>
        </table:table-row>
        <table:table-row table:style-name="ro1">
          <table:table-cell office:value-type="float" office:value="74.026" calcext:value-type="float">
            <text:p>74.026</text:p>
          </table:table-cell>
          <table:table-cell office:value-type="float" office:value="8.7133" calcext:value-type="float">
            <text:p>8.7133</text:p>
          </table:table-cell>
          <table:table-cell table:formula="of:=LOG([.B76]; EXP(1))" office:value-type="float" office:value="2.16485059396594" calcext:value-type="float">
            <text:p>2.165</text:p>
          </table:table-cell>
          <table:table-cell table:formula="of:=[.A76]*[.A76]" office:value-type="float" office:value="5479.848676" calcext:value-type="float">
            <text:p>5479.849</text:p>
          </table:table-cell>
          <table:table-cell table:formula="of:=[.C76]*[.C76]" office:value-type="float" office:value="4.6865780941947" calcext:value-type="float">
            <text:p>4.6866</text:p>
          </table:table-cell>
          <table:table-cell table:formula="of:=[.A76]*[.C76]" office:value-type="float" office:value="160.255230068923" calcext:value-type="float">
            <text:p>160.2552</text:p>
          </table:table-cell>
          <table:table-cell/>
        </table:table-row>
        <table:table-row table:style-name="ro1">
          <table:table-cell office:value-type="float" office:value="75.026" calcext:value-type="float">
            <text:p>75.026</text:p>
          </table:table-cell>
          <table:table-cell office:value-type="float" office:value="8.6677" calcext:value-type="float">
            <text:p>8.6677</text:p>
          </table:table-cell>
          <table:table-cell table:formula="of:=LOG([.B77]; EXP(1))" office:value-type="float" office:value="2.15960347301518" calcext:value-type="float">
            <text:p>2.160</text:p>
          </table:table-cell>
          <table:table-cell table:formula="of:=[.A77]*[.A77]" office:value-type="float" office:value="5628.900676" calcext:value-type="float">
            <text:p>5628.901</text:p>
          </table:table-cell>
          <table:table-cell table:formula="of:=[.C77]*[.C77]" office:value-type="float" office:value="4.66388716065923" calcext:value-type="float">
            <text:p>4.6639</text:p>
          </table:table-cell>
          <table:table-cell table:formula="of:=[.A77]*[.C77]" office:value-type="float" office:value="162.026410166437" calcext:value-type="float">
            <text:p>162.0264</text:p>
          </table:table-cell>
          <table:table-cell/>
        </table:table-row>
        <table:table-row table:style-name="ro1">
          <table:table-cell office:value-type="float" office:value="76.025" calcext:value-type="float">
            <text:p>76.025</text:p>
          </table:table-cell>
          <table:table-cell office:value-type="float" office:value="8.6225" calcext:value-type="float">
            <text:p>8.6225</text:p>
          </table:table-cell>
          <table:table-cell table:formula="of:=LOG([.B78]; EXP(1))" office:value-type="float" office:value="2.15437506582886" calcext:value-type="float">
            <text:p>2.154</text:p>
          </table:table-cell>
          <table:table-cell table:formula="of:=[.A78]*[.A78]" office:value-type="float" office:value="5779.800625" calcext:value-type="float">
            <text:p>5779.801</text:p>
          </table:table-cell>
          <table:table-cell table:formula="of:=[.C78]*[.C78]" office:value-type="float" office:value="4.6413319242651" calcext:value-type="float">
            <text:p>4.6413</text:p>
          </table:table-cell>
          <table:table-cell table:formula="of:=[.A78]*[.C78]" office:value-type="float" office:value="163.786364379639" calcext:value-type="float">
            <text:p>163.7864</text:p>
          </table:table-cell>
          <table:table-cell/>
        </table:table-row>
        <table:table-row table:style-name="ro1">
          <table:table-cell office:value-type="float" office:value="77.026" calcext:value-type="float">
            <text:p>77.026</text:p>
          </table:table-cell>
          <table:table-cell office:value-type="float" office:value="8.5784" calcext:value-type="float">
            <text:p>8.5784</text:p>
          </table:table-cell>
          <table:table-cell table:formula="of:=LOG([.B79]; EXP(1))" office:value-type="float" office:value="2.1492474159238" calcext:value-type="float">
            <text:p>2.149</text:p>
          </table:table-cell>
          <table:table-cell table:formula="of:=[.A79]*[.A79]" office:value-type="float" office:value="5933.004676" calcext:value-type="float">
            <text:p>5933.005</text:p>
          </table:table-cell>
          <table:table-cell table:formula="of:=[.C79]*[.C79]" office:value-type="float" office:value="4.61926445485513" calcext:value-type="float">
            <text:p>4.6193</text:p>
          </table:table-cell>
          <table:table-cell table:formula="of:=[.A79]*[.C79]" office:value-type="float" office:value="165.547931458947" calcext:value-type="float">
            <text:p>165.5479</text:p>
          </table:table-cell>
          <table:table-cell/>
        </table:table-row>
        <table:table-row table:style-name="ro1">
          <table:table-cell office:value-type="float" office:value="78.031" calcext:value-type="float">
            <text:p>78.031</text:p>
          </table:table-cell>
          <table:table-cell office:value-type="float" office:value="8.532" calcext:value-type="float">
            <text:p>8.532</text:p>
          </table:table-cell>
          <table:table-cell table:formula="of:=LOG([.B80]; EXP(1))" office:value-type="float" office:value="2.1438238006091" calcext:value-type="float">
            <text:p>2.144</text:p>
          </table:table-cell>
          <table:table-cell table:formula="of:=[.A80]*[.A80]" office:value-type="float" office:value="6088.836961" calcext:value-type="float">
            <text:p>6088.837</text:p>
          </table:table-cell>
          <table:table-cell table:formula="of:=[.C80]*[.C80]" office:value-type="float" office:value="4.59598048805806" calcext:value-type="float">
            <text:p>4.5960</text:p>
          </table:table-cell>
          <table:table-cell table:formula="of:=[.A80]*[.C80]" office:value-type="float" office:value="167.284714985329" calcext:value-type="float">
            <text:p>167.2847</text:p>
          </table:table-cell>
          <table:table-cell/>
        </table:table-row>
        <table:table-row table:style-name="ro1">
          <table:table-cell office:value-type="float" office:value="79.025" calcext:value-type="float">
            <text:p>79.025</text:p>
          </table:table-cell>
          <table:table-cell office:value-type="float" office:value="8.4885" calcext:value-type="float">
            <text:p>8.4885</text:p>
          </table:table-cell>
          <table:table-cell table:formula="of:=LOG([.B81]; EXP(1))" office:value-type="float" office:value="2.13871230626855" calcext:value-type="float">
            <text:p>2.139</text:p>
          </table:table-cell>
          <table:table-cell table:formula="of:=[.A81]*[.A81]" office:value-type="float" office:value="6244.950625" calcext:value-type="float">
            <text:p>6244.951</text:p>
          </table:table-cell>
          <table:table-cell table:formula="of:=[.C81]*[.C81]" office:value-type="float" office:value="4.57409032898455" calcext:value-type="float">
            <text:p>4.5741</text:p>
          </table:table-cell>
          <table:table-cell table:formula="of:=[.A81]*[.C81]" office:value-type="float" office:value="169.011740002872" calcext:value-type="float">
            <text:p>169.0117</text:p>
          </table:table-cell>
          <table:table-cell/>
        </table:table-row>
        <table:table-row table:style-name="ro1">
          <table:table-cell office:value-type="float" office:value="80.025" calcext:value-type="float">
            <text:p>80.025</text:p>
          </table:table-cell>
          <table:table-cell office:value-type="float" office:value="8.4449" calcext:value-type="float">
            <text:p>8.4449</text:p>
          </table:table-cell>
          <table:table-cell table:formula="of:=LOG([.B82]; EXP(1))" office:value-type="float" office:value="2.13356270886343" calcext:value-type="float">
            <text:p>2.134</text:p>
          </table:table-cell>
          <table:table-cell table:formula="of:=[.A82]*[.A82]" office:value-type="float" office:value="6404.000625" calcext:value-type="float">
            <text:p>6404.001</text:p>
          </table:table-cell>
          <table:table-cell table:formula="of:=[.C82]*[.C82]" office:value-type="float" office:value="4.55208983265264" calcext:value-type="float">
            <text:p>4.5521</text:p>
          </table:table-cell>
          <table:table-cell table:formula="of:=[.A82]*[.C82]" office:value-type="float" office:value="170.738355776796" calcext:value-type="float">
            <text:p>170.7384</text:p>
          </table:table-cell>
          <table:table-cell/>
        </table:table-row>
        <table:table-row table:style-name="ro1">
          <table:table-cell office:value-type="float" office:value="81.026" calcext:value-type="float">
            <text:p>81.026</text:p>
          </table:table-cell>
          <table:table-cell office:value-type="float" office:value="8.401" calcext:value-type="float">
            <text:p>8.401</text:p>
          </table:table-cell>
          <table:table-cell table:formula="of:=LOG([.B83]; EXP(1))" office:value-type="float" office:value="2.12835074638271" calcext:value-type="float">
            <text:p>2.128</text:p>
          </table:table-cell>
          <table:table-cell table:formula="of:=[.A83]*[.A83]" office:value-type="float" office:value="6565.212676" calcext:value-type="float">
            <text:p>6565.213</text:p>
          </table:table-cell>
          <table:table-cell table:formula="of:=[.C83]*[.C83]" office:value-type="float" office:value="4.52987689962784" calcext:value-type="float">
            <text:p>4.5299</text:p>
          </table:table-cell>
          <table:table-cell table:formula="of:=[.A83]*[.C83]" office:value-type="float" office:value="172.451747576405" calcext:value-type="float">
            <text:p>172.4517</text:p>
          </table:table-cell>
          <table:table-cell/>
        </table:table-row>
        <table:table-row table:style-name="ro1">
          <table:table-cell office:value-type="float" office:value="82.025" calcext:value-type="float">
            <text:p>82.025</text:p>
          </table:table-cell>
          <table:table-cell office:value-type="float" office:value="8.3568" calcext:value-type="float">
            <text:p>8.3568</text:p>
          </table:table-cell>
          <table:table-cell table:formula="of:=LOG([.B84]; EXP(1))" office:value-type="float" office:value="2.1230755786999" calcext:value-type="float">
            <text:p>2.123</text:p>
          </table:table-cell>
          <table:table-cell table:formula="of:=[.A84]*[.A84]" office:value-type="float" office:value="6728.100625" calcext:value-type="float">
            <text:p>6728.101</text:p>
          </table:table-cell>
          <table:table-cell table:formula="of:=[.C84]*[.C84]" office:value-type="float" office:value="4.5074499128719" calcext:value-type="float">
            <text:p>4.5074</text:p>
          </table:table-cell>
          <table:table-cell table:formula="of:=[.A84]*[.C84]" office:value-type="float" office:value="174.145274342859" calcext:value-type="float">
            <text:p>174.1453</text:p>
          </table:table-cell>
          <table:table-cell/>
        </table:table-row>
        <table:table-row table:style-name="ro1">
          <table:table-cell office:value-type="float" office:value="83.025" calcext:value-type="float">
            <text:p>83.025</text:p>
          </table:table-cell>
          <table:table-cell office:value-type="float" office:value="8.313" calcext:value-type="float">
            <text:p>8.313</text:p>
          </table:table-cell>
          <table:table-cell table:formula="of:=LOG([.B85]; EXP(1))" office:value-type="float" office:value="2.11782055454895" calcext:value-type="float">
            <text:p>2.118</text:p>
          </table:table-cell>
          <table:table-cell table:formula="of:=[.A85]*[.A85]" office:value-type="float" office:value="6893.150625" calcext:value-type="float">
            <text:p>6893.151</text:p>
          </table:table-cell>
          <table:table-cell table:formula="of:=[.C85]*[.C85]" office:value-type="float" office:value="4.48516390127003" calcext:value-type="float">
            <text:p>4.4852</text:p>
          </table:table-cell>
          <table:table-cell table:formula="of:=[.A85]*[.C85]" office:value-type="float" office:value="175.832051541427" calcext:value-type="float">
            <text:p>175.8321</text:p>
          </table:table-cell>
          <table:table-cell/>
        </table:table-row>
        <table:table-row table:style-name="ro1">
          <table:table-cell office:value-type="float" office:value="84.026" calcext:value-type="float">
            <text:p>84.026</text:p>
          </table:table-cell>
          <table:table-cell office:value-type="float" office:value="8.2689" calcext:value-type="float">
            <text:p>8.2689</text:p>
          </table:table-cell>
          <table:table-cell table:formula="of:=LOG([.B86]; EXP(1))" office:value-type="float" office:value="2.11250148930616" calcext:value-type="float">
            <text:p>2.113</text:p>
          </table:table-cell>
          <table:table-cell table:formula="of:=[.A86]*[.A86]" office:value-type="float" office:value="7060.368676" calcext:value-type="float">
            <text:p>7060.369</text:p>
          </table:table-cell>
          <table:table-cell table:formula="of:=[.C86]*[.C86]" office:value-type="float" office:value="4.46266254232074" calcext:value-type="float">
            <text:p>4.4627</text:p>
          </table:table-cell>
          <table:table-cell table:formula="of:=[.A86]*[.C86]" office:value-type="float" office:value="177.505050140439" calcext:value-type="float">
            <text:p>177.5051</text:p>
          </table:table-cell>
          <table:table-cell/>
        </table:table-row>
        <table:table-row table:style-name="ro1">
          <table:table-cell office:value-type="float" office:value="85.025" calcext:value-type="float">
            <text:p>85.025</text:p>
          </table:table-cell>
          <table:table-cell office:value-type="float" office:value="8.2259" calcext:value-type="float">
            <text:p>8.2259</text:p>
          </table:table-cell>
          <table:table-cell table:formula="of:=LOG([.B87]; EXP(1))" office:value-type="float" office:value="2.10728771315763" calcext:value-type="float">
            <text:p>2.107</text:p>
          </table:table-cell>
          <table:table-cell table:formula="of:=[.A87]*[.A87]" office:value-type="float" office:value="7229.250625" calcext:value-type="float">
            <text:p>7229.251</text:p>
          </table:table-cell>
          <table:table-cell table:formula="of:=[.C87]*[.C87]" office:value-type="float" office:value="4.44066150602512" calcext:value-type="float">
            <text:p>4.4407</text:p>
          </table:table-cell>
          <table:table-cell table:formula="of:=[.A87]*[.C87]" office:value-type="float" office:value="179.172137811228" calcext:value-type="float">
            <text:p>179.1721</text:p>
          </table:table-cell>
          <table:table-cell/>
        </table:table-row>
        <table:table-row table:style-name="ro1">
          <table:table-cell office:value-type="float" office:value="86.026" calcext:value-type="float">
            <text:p>86.026</text:p>
          </table:table-cell>
          <table:table-cell office:value-type="float" office:value="8.183" calcext:value-type="float">
            <text:p>8.183</text:p>
          </table:table-cell>
          <table:table-cell table:formula="of:=LOG([.B88]; EXP(1))" office:value-type="float" office:value="2.10205883154524" calcext:value-type="float">
            <text:p>2.102</text:p>
          </table:table-cell>
          <table:table-cell table:formula="of:=[.A88]*[.A88]" office:value-type="float" office:value="7400.472676" calcext:value-type="float">
            <text:p>7400.473</text:p>
          </table:table-cell>
          <table:table-cell table:formula="of:=[.C88]*[.C88]" office:value-type="float" office:value="4.41865133127736" calcext:value-type="float">
            <text:p>4.4187</text:p>
          </table:table-cell>
          <table:table-cell table:formula="of:=[.A88]*[.C88]" office:value-type="float" office:value="180.831713042511" calcext:value-type="float">
            <text:p>180.8317</text:p>
          </table:table-cell>
          <table:table-cell/>
        </table:table-row>
        <table:table-row table:style-name="ro1">
          <table:table-cell office:value-type="float" office:value="87.025" calcext:value-type="float">
            <text:p>87.025</text:p>
          </table:table-cell>
          <table:table-cell office:value-type="float" office:value="8.1406" calcext:value-type="float">
            <text:p>8.1406</text:p>
          </table:table-cell>
          <table:table-cell table:formula="of:=LOG([.B89]; EXP(1))" office:value-type="float" office:value="2.0968638873717" calcext:value-type="float">
            <text:p>2.097</text:p>
          </table:table-cell>
          <table:table-cell table:formula="of:=[.A89]*[.A89]" office:value-type="float" office:value="7573.350625" calcext:value-type="float">
            <text:p>7573.351</text:p>
          </table:table-cell>
          <table:table-cell table:formula="of:=[.C89]*[.C89]" office:value-type="float" office:value="4.39683816216358" calcext:value-type="float">
            <text:p>4.3968</text:p>
          </table:table-cell>
          <table:table-cell table:formula="of:=[.A89]*[.C89]" office:value-type="float" office:value="182.479579798523" calcext:value-type="float">
            <text:p>182.4796</text:p>
          </table:table-cell>
          <table:table-cell/>
        </table:table-row>
        <table:table-row table:style-name="ro1">
          <table:table-cell office:value-type="float" office:value="88.025" calcext:value-type="float">
            <text:p>88.025</text:p>
          </table:table-cell>
          <table:table-cell office:value-type="float" office:value="8.0958" calcext:value-type="float">
            <text:p>8.0958</text:p>
          </table:table-cell>
          <table:table-cell table:formula="of:=LOG([.B90]; EXP(1))" office:value-type="float" office:value="2.09134540868266" calcext:value-type="float">
            <text:p>2.091</text:p>
          </table:table-cell>
          <table:table-cell table:formula="of:=[.A90]*[.A90]" office:value-type="float" office:value="7748.400625" calcext:value-type="float">
            <text:p>7748.401</text:p>
          </table:table-cell>
          <table:table-cell table:formula="of:=[.C90]*[.C90]" office:value-type="float" office:value="4.37372561841804" calcext:value-type="float">
            <text:p>4.3737</text:p>
          </table:table-cell>
          <table:table-cell table:formula="of:=[.A90]*[.C90]" office:value-type="float" office:value="184.090679599291" calcext:value-type="float">
            <text:p>184.0907</text:p>
          </table:table-cell>
          <table:table-cell/>
        </table:table-row>
        <table:table-row table:style-name="ro1">
          <table:table-cell office:value-type="float" office:value="89.025" calcext:value-type="float">
            <text:p>89.025</text:p>
          </table:table-cell>
          <table:table-cell office:value-type="float" office:value="8.055" calcext:value-type="float">
            <text:p>8.055</text:p>
          </table:table-cell>
          <table:table-cell table:formula="of:=LOG([.B91]; EXP(1))" office:value-type="float" office:value="2.08629301662894" calcext:value-type="float">
            <text:p>2.086</text:p>
          </table:table-cell>
          <table:table-cell table:formula="of:=[.A91]*[.A91]" office:value-type="float" office:value="7925.450625" calcext:value-type="float">
            <text:p>7925.451</text:p>
          </table:table-cell>
          <table:table-cell table:formula="of:=[.C91]*[.C91]" office:value-type="float" office:value="4.35261855123467" calcext:value-type="float">
            <text:p>4.3526</text:p>
          </table:table-cell>
          <table:table-cell table:formula="of:=[.A91]*[.C91]" office:value-type="float" office:value="185.732235805391" calcext:value-type="float">
            <text:p>185.7322</text:p>
          </table:table-cell>
          <table:table-cell/>
        </table:table-row>
        <table:table-row table:style-name="ro1">
          <table:table-cell office:value-type="float" office:value="90.026" calcext:value-type="float">
            <text:p>90.026</text:p>
          </table:table-cell>
          <table:table-cell office:value-type="float" office:value="8.0127" calcext:value-type="float">
            <text:p>8.0127</text:p>
          </table:table-cell>
          <table:table-cell table:formula="of:=LOG([.B92]; EXP(1))" office:value-type="float" office:value="2.08102778293371" calcext:value-type="float">
            <text:p>2.081</text:p>
          </table:table-cell>
          <table:table-cell table:formula="of:=[.A92]*[.A92]" office:value-type="float" office:value="8104.680676" calcext:value-type="float">
            <text:p>8104.681</text:p>
          </table:table-cell>
          <table:table-cell table:formula="of:=[.C92]*[.C92]" office:value-type="float" office:value="4.33067663334198" calcext:value-type="float">
            <text:p>4.3307</text:p>
          </table:table-cell>
          <table:table-cell table:formula="of:=[.A92]*[.C92]" office:value-type="float" office:value="187.34660718639" calcext:value-type="float">
            <text:p>187.3466</text:p>
          </table:table-cell>
          <table:table-cell/>
        </table:table-row>
        <table:table-row table:style-name="ro1">
          <table:table-cell office:value-type="float" office:value="91.025" calcext:value-type="float">
            <text:p>91.025</text:p>
          </table:table-cell>
          <table:table-cell office:value-type="float" office:value="7.9699" calcext:value-type="float">
            <text:p>7.9699</text:p>
          </table:table-cell>
          <table:table-cell table:formula="of:=LOG([.B93]; EXP(1))" office:value-type="float" office:value="2.07567194567197" calcext:value-type="float">
            <text:p>2.076</text:p>
          </table:table-cell>
          <table:table-cell table:formula="of:=[.A93]*[.A93]" office:value-type="float" office:value="8285.550625" calcext:value-type="float">
            <text:p>8285.551</text:p>
          </table:table-cell>
          <table:table-cell table:formula="of:=[.C93]*[.C93]" office:value-type="float" office:value="4.30841402604964" calcext:value-type="float">
            <text:p>4.3084</text:p>
          </table:table-cell>
          <table:table-cell table:formula="of:=[.A93]*[.C93]" office:value-type="float" office:value="188.938038854791" calcext:value-type="float">
            <text:p>188.9380</text:p>
          </table:table-cell>
          <table:table-cell/>
        </table:table-row>
        <table:table-row table:style-name="ro1">
          <table:table-cell office:value-type="float" office:value="92.025" calcext:value-type="float">
            <text:p>92.025</text:p>
          </table:table-cell>
          <table:table-cell office:value-type="float" office:value="7.9231" calcext:value-type="float">
            <text:p>7.9231</text:p>
          </table:table-cell>
          <table:table-cell table:formula="of:=LOG([.B94]; EXP(1))" office:value-type="float" office:value="2.06978254338522" calcext:value-type="float">
            <text:p>2.070</text:p>
          </table:table-cell>
          <table:table-cell table:formula="of:=[.A94]*[.A94]" office:value-type="float" office:value="8468.600625" calcext:value-type="float">
            <text:p>8468.601</text:p>
          </table:table-cell>
          <table:table-cell table:formula="of:=[.C94]*[.C94]" office:value-type="float" office:value="4.28399977690218" calcext:value-type="float">
            <text:p>4.2840</text:p>
          </table:table-cell>
          <table:table-cell table:formula="of:=[.A94]*[.C94]" office:value-type="float" office:value="190.471738555025" calcext:value-type="float">
            <text:p>190.4717</text:p>
          </table:table-cell>
          <table:table-cell/>
        </table:table-row>
        <table:table-row table:style-name="ro1">
          <table:table-cell office:value-type="float" office:value="93.026" calcext:value-type="float">
            <text:p>93.026</text:p>
          </table:table-cell>
          <table:table-cell office:value-type="float" office:value="7.883" calcext:value-type="float">
            <text:p>7.883</text:p>
          </table:table-cell>
          <table:table-cell table:formula="of:=LOG([.B95]; EXP(1))" office:value-type="float" office:value="2.06470854207777" calcext:value-type="float">
            <text:p>2.065</text:p>
          </table:table-cell>
          <table:table-cell table:formula="of:=[.A95]*[.A95]" office:value-type="float" office:value="8653.836676" calcext:value-type="float">
            <text:p>8653.837</text:p>
          </table:table-cell>
          <table:table-cell table:formula="of:=[.C95]*[.C95]" office:value-type="float" office:value="4.26302136372892" calcext:value-type="float">
            <text:p>4.2630</text:p>
          </table:table-cell>
          <table:table-cell table:formula="of:=[.A95]*[.C95]" office:value-type="float" office:value="192.071576835327" calcext:value-type="float">
            <text:p>192.0716</text:p>
          </table:table-cell>
          <table:table-cell/>
        </table:table-row>
        <table:table-row table:style-name="ro1">
          <table:table-cell office:value-type="float" office:value="94.025" calcext:value-type="float">
            <text:p>94.025</text:p>
          </table:table-cell>
          <table:table-cell office:value-type="float" office:value="7.8438" calcext:value-type="float">
            <text:p>7.8438</text:p>
          </table:table-cell>
          <table:table-cell table:formula="of:=LOG([.B96]; EXP(1))" office:value-type="float" office:value="2.05972341081373" calcext:value-type="float">
            <text:p>2.060</text:p>
          </table:table-cell>
          <table:table-cell table:formula="of:=[.A96]*[.A96]" office:value-type="float" office:value="8840.700625" calcext:value-type="float">
            <text:p>8840.701</text:p>
          </table:table-cell>
          <table:table-cell table:formula="of:=[.C96]*[.C96]" office:value-type="float" office:value="4.24246052905416" calcext:value-type="float">
            <text:p>4.2425</text:p>
          </table:table-cell>
          <table:table-cell table:formula="of:=[.A96]*[.C96]" office:value-type="float" office:value="193.665493701761" calcext:value-type="float">
            <text:p>193.6655</text:p>
          </table:table-cell>
          <table:table-cell/>
        </table:table-row>
        <table:table-row table:style-name="ro1">
          <table:table-cell office:value-type="float" office:value="95.025" calcext:value-type="float">
            <text:p>95.025</text:p>
          </table:table-cell>
          <table:table-cell office:value-type="float" office:value="7.8042" calcext:value-type="float">
            <text:p>7.8042</text:p>
          </table:table-cell>
          <table:table-cell table:formula="of:=LOG([.B97]; EXP(1))" office:value-type="float" office:value="2.05466205031561" calcext:value-type="float">
            <text:p>2.055</text:p>
          </table:table-cell>
          <table:table-cell table:formula="of:=[.A97]*[.A97]" office:value-type="float" office:value="9029.750625" calcext:value-type="float">
            <text:p>9029.751</text:p>
          </table:table-cell>
          <table:table-cell table:formula="of:=[.C97]*[.C97]" office:value-type="float" office:value="4.22163614100716" calcext:value-type="float">
            <text:p>4.2216</text:p>
          </table:table-cell>
          <table:table-cell table:formula="of:=[.A97]*[.C97]" office:value-type="float" office:value="195.244261331241" calcext:value-type="float">
            <text:p>195.2443</text:p>
          </table:table-cell>
          <table:table-cell/>
        </table:table-row>
        <table:table-row table:style-name="ro1">
          <table:table-cell office:value-type="float" office:value="96.025" calcext:value-type="float">
            <text:p>96.025</text:p>
          </table:table-cell>
          <table:table-cell office:value-type="float" office:value="7.7625" calcext:value-type="float">
            <text:p>7.7625</text:p>
          </table:table-cell>
          <table:table-cell table:formula="of:=LOG([.B98]; EXP(1))" office:value-type="float" office:value="2.0493044472596" calcext:value-type="float">
            <text:p>2.049</text:p>
          </table:table-cell>
          <table:table-cell table:formula="of:=[.A98]*[.A98]" office:value-type="float" office:value="9220.800625" calcext:value-type="float">
            <text:p>9220.801</text:p>
          </table:table-cell>
          <table:table-cell table:formula="of:=[.C98]*[.C98]" office:value-type="float" office:value="4.19964871755796" calcext:value-type="float">
            <text:p>4.1996</text:p>
          </table:table-cell>
          <table:table-cell table:formula="of:=[.A98]*[.C98]" office:value-type="float" office:value="196.784459548103" calcext:value-type="float">
            <text:p>196.7845</text:p>
          </table:table-cell>
          <table:table-cell/>
        </table:table-row>
        <table:table-row table:style-name="ro1">
          <table:table-cell office:value-type="float" office:value="97.025" calcext:value-type="float">
            <text:p>97.025</text:p>
          </table:table-cell>
          <table:table-cell office:value-type="float" office:value="7.722" calcext:value-type="float">
            <text:p>7.722</text:p>
          </table:table-cell>
          <table:table-cell table:formula="of:=LOG([.B99]; EXP(1))" office:value-type="float" office:value="2.04407339784204" calcext:value-type="float">
            <text:p>2.044</text:p>
          </table:table-cell>
          <table:table-cell table:formula="of:=[.A99]*[.A99]" office:value-type="float" office:value="9413.850625" calcext:value-type="float">
            <text:p>9413.851</text:p>
          </table:table-cell>
          <table:table-cell table:formula="of:=[.C99]*[.C99]" office:value-type="float" office:value="4.17823605576552" calcext:value-type="float">
            <text:p>4.1782</text:p>
          </table:table-cell>
          <table:table-cell table:formula="of:=[.A99]*[.C99]" office:value-type="float" office:value="198.326221425624" calcext:value-type="float">
            <text:p>198.3262</text:p>
          </table:table-cell>
          <table:table-cell/>
        </table:table-row>
        <table:table-row table:style-name="ro1">
          <table:table-cell office:value-type="float" office:value="98.025" calcext:value-type="float">
            <text:p>98.025</text:p>
          </table:table-cell>
          <table:table-cell office:value-type="float" office:value="7.6809" calcext:value-type="float">
            <text:p>7.6809</text:p>
          </table:table-cell>
          <table:table-cell table:formula="of:=LOG([.B100]; EXP(1))" office:value-type="float" office:value="2.03873672779366" calcext:value-type="float">
            <text:p>2.039</text:p>
          </table:table-cell>
          <table:table-cell table:formula="of:=[.A100]*[.A100]" office:value-type="float" office:value="9608.900625" calcext:value-type="float">
            <text:p>9608.901</text:p>
          </table:table-cell>
          <table:table-cell table:formula="of:=[.C100]*[.C100]" office:value-type="float" office:value="4.15644744525481" calcext:value-type="float">
            <text:p>4.1564</text:p>
          </table:table-cell>
          <table:table-cell table:formula="of:=[.A100]*[.C100]" office:value-type="float" office:value="199.847167741974" calcext:value-type="float">
            <text:p>199.8472</text:p>
          </table:table-cell>
          <table:table-cell/>
        </table:table-row>
        <table:table-row table:style-name="ro1">
          <table:table-cell office:value-type="float" office:value="99.025" calcext:value-type="float">
            <text:p>99.025</text:p>
          </table:table-cell>
          <table:table-cell office:value-type="float" office:value="7.6414" calcext:value-type="float">
            <text:p>7.6414</text:p>
          </table:table-cell>
          <table:table-cell table:formula="of:=LOG([.B101]; EXP(1))" office:value-type="float" office:value="2.03358083246422" calcext:value-type="float">
            <text:p>2.034</text:p>
          </table:table-cell>
          <table:table-cell table:formula="of:=[.A101]*[.A101]" office:value-type="float" office:value="9805.950625" calcext:value-type="float">
            <text:p>9805.951</text:p>
          </table:table-cell>
          <table:table-cell table:formula="of:=[.C101]*[.C101]" office:value-type="float" office:value="4.13545100216586" calcext:value-type="float">
            <text:p>4.1355</text:p>
          </table:table-cell>
          <table:table-cell table:formula="of:=[.A101]*[.C101]" office:value-type="float" office:value="201.375341934769" calcext:value-type="float">
            <text:p>201.3753</text:p>
          </table:table-cell>
          <table:table-cell/>
        </table:table-row>
        <table:table-row table:style-name="ro1">
          <table:table-cell office:value-type="float" office:value="100.025" calcext:value-type="float">
            <text:p>100.025</text:p>
          </table:table-cell>
          <table:table-cell office:value-type="float" office:value="7.6021" calcext:value-type="float">
            <text:p>7.6021</text:p>
          </table:table-cell>
          <table:table-cell table:formula="of:=LOG([.B102]; EXP(1))" office:value-type="float" office:value="2.02842452491358" calcext:value-type="float">
            <text:p>2.028</text:p>
          </table:table-cell>
          <table:table-cell table:formula="of:=[.A102]*[.A102]" office:value-type="float" office:value="10005.000625" calcext:value-type="float">
            <text:p>10005.001</text:p>
          </table:table-cell>
          <table:table-cell table:formula="of:=[.C102]*[.C102]" office:value-type="float" office:value="4.11450605327089" calcext:value-type="float">
            <text:p>4.1145</text:p>
          </table:table-cell>
          <table:table-cell table:formula="of:=[.A102]*[.C102]" office:value-type="float" office:value="202.893163104481" calcext:value-type="float">
            <text:p>202.8932</text:p>
          </table:table-cell>
          <table:table-cell/>
        </table:table-row>
        <table:table-row table:style-name="ro1">
          <table:table-cell office:value-type="float" office:value="101.025" calcext:value-type="float">
            <text:p>101.025</text:p>
          </table:table-cell>
          <table:table-cell office:value-type="float" office:value="7.5605" calcext:value-type="float">
            <text:p>7.5605</text:p>
          </table:table-cell>
          <table:table-cell table:formula="of:=LOG([.B103]; EXP(1))" office:value-type="float" office:value="2.02293732557059" calcext:value-type="float">
            <text:p>2.023</text:p>
          </table:table-cell>
          <table:table-cell table:formula="of:=[.A103]*[.A103]" office:value-type="float" office:value="10206.050625" calcext:value-type="float">
            <text:p>10206.051</text:p>
          </table:table-cell>
          <table:table-cell table:formula="of:=[.C103]*[.C103]" office:value-type="float" office:value="4.09227542318668" calcext:value-type="float">
            <text:p>4.0923</text:p>
          </table:table-cell>
          <table:table-cell table:formula="of:=[.A103]*[.C103]" office:value-type="float" office:value="204.367243315769" calcext:value-type="float">
            <text:p>204.3672</text:p>
          </table:table-cell>
          <table:table-cell/>
        </table:table-row>
        <table:table-row table:style-name="ro1">
          <table:table-cell office:value-type="float" office:value="102.026" calcext:value-type="float">
            <text:p>102.026</text:p>
          </table:table-cell>
          <table:table-cell office:value-type="float" office:value="7.5227" calcext:value-type="float">
            <text:p>7.5227</text:p>
          </table:table-cell>
          <table:table-cell table:formula="of:=LOG([.B104]; EXP(1))" office:value-type="float" office:value="2.01792511607459" calcext:value-type="float">
            <text:p>2.018</text:p>
          </table:table-cell>
          <table:table-cell table:formula="of:=[.A104]*[.A104]" office:value-type="float" office:value="10409.304676" calcext:value-type="float">
            <text:p>10409.305</text:p>
          </table:table-cell>
          <table:table-cell table:formula="of:=[.C104]*[.C104]" office:value-type="float" office:value="4.07202177408464" calcext:value-type="float">
            <text:p>4.0720</text:p>
          </table:table-cell>
          <table:table-cell table:formula="of:=[.A104]*[.C104]" office:value-type="float" office:value="205.880827892626" calcext:value-type="float">
            <text:p>205.8808</text:p>
          </table:table-cell>
          <table:table-cell/>
        </table:table-row>
        <table:table-row table:style-name="ro1">
          <table:table-cell office:value-type="float" office:value="103.025" calcext:value-type="float">
            <text:p>103.025</text:p>
          </table:table-cell>
          <table:table-cell office:value-type="float" office:value="7.4827" calcext:value-type="float">
            <text:p>7.4827</text:p>
          </table:table-cell>
          <table:table-cell table:formula="of:=LOG([.B105]; EXP(1))" office:value-type="float" office:value="2.01259368942192" calcext:value-type="float">
            <text:p>2.013</text:p>
          </table:table-cell>
          <table:table-cell table:formula="of:=[.A105]*[.A105]" office:value-type="float" office:value="10614.150625" calcext:value-type="float">
            <text:p>10614.151</text:p>
          </table:table-cell>
          <table:table-cell table:formula="of:=[.C105]*[.C105]" office:value-type="float" office:value="4.05053335870092" calcext:value-type="float">
            <text:p>4.0505</text:p>
          </table:table-cell>
          <table:table-cell table:formula="of:=[.A105]*[.C105]" office:value-type="float" office:value="207.347464852693" calcext:value-type="float">
            <text:p>207.3475</text:p>
          </table:table-cell>
          <table:table-cell/>
        </table:table-row>
        <table:table-row table:style-name="ro1">
          <table:table-cell office:value-type="float" office:value="104.026" calcext:value-type="float">
            <text:p>104.026</text:p>
          </table:table-cell>
          <table:table-cell office:value-type="float" office:value="7.4433" calcext:value-type="float">
            <text:p>7.4433</text:p>
          </table:table-cell>
          <table:table-cell table:formula="of:=LOG([.B106]; EXP(1))" office:value-type="float" office:value="2.00731429889359" calcext:value-type="float">
            <text:p>2.007</text:p>
          </table:table-cell>
          <table:table-cell table:formula="of:=[.A106]*[.A106]" office:value-type="float" office:value="10821.408676" calcext:value-type="float">
            <text:p>10821.409</text:p>
          </table:table-cell>
          <table:table-cell table:formula="of:=[.C106]*[.C106]" office:value-type="float" office:value="4.02931069454266" calcext:value-type="float">
            <text:p>4.0293</text:p>
          </table:table-cell>
          <table:table-cell table:formula="of:=[.A106]*[.C106]" office:value-type="float" office:value="208.812877256704" calcext:value-type="float">
            <text:p>208.8129</text:p>
          </table:table-cell>
          <table:table-cell/>
        </table:table-row>
        <table:table-row table:style-name="ro1">
          <table:table-cell office:value-type="float" office:value="105.025" calcext:value-type="float">
            <text:p>105.025</text:p>
          </table:table-cell>
          <table:table-cell office:value-type="float" office:value="7.405" calcext:value-type="float">
            <text:p>7.405</text:p>
          </table:table-cell>
          <table:table-cell table:formula="of:=LOG([.B107]; EXP(1))" office:value-type="float" office:value="2.00215544771976" calcext:value-type="float">
            <text:p>2.002</text:p>
          </table:table-cell>
          <table:table-cell table:formula="of:=[.A107]*[.A107]" office:value-type="float" office:value="11030.250625" calcext:value-type="float">
            <text:p>11030.251</text:p>
          </table:table-cell>
          <table:table-cell table:formula="of:=[.C107]*[.C107]" office:value-type="float" office:value="4.00862643683392" calcext:value-type="float">
            <text:p>4.0086</text:p>
          </table:table-cell>
          <table:table-cell table:formula="of:=[.A107]*[.C107]" office:value-type="float" office:value="210.276375896768" calcext:value-type="float">
            <text:p>210.2764</text:p>
          </table:table-cell>
          <table:table-cell/>
        </table:table-row>
        <table:table-row table:style-name="ro1">
          <table:table-cell office:value-type="float" office:value="106.025" calcext:value-type="float">
            <text:p>106.025</text:p>
          </table:table-cell>
          <table:table-cell office:value-type="float" office:value="7.3656" calcext:value-type="float">
            <text:p>7.3656</text:p>
          </table:table-cell>
          <table:table-cell table:formula="of:=LOG([.B108]; EXP(1))" office:value-type="float" office:value="1.9968205129915" calcext:value-type="float">
            <text:p>1.997</text:p>
          </table:table-cell>
          <table:table-cell table:formula="of:=[.A108]*[.A108]" office:value-type="float" office:value="11241.300625" calcext:value-type="float">
            <text:p>11241.301</text:p>
          </table:table-cell>
          <table:table-cell table:formula="of:=[.C108]*[.C108]" office:value-type="float" office:value="3.98729216110363" calcext:value-type="float">
            <text:p>3.9873</text:p>
          </table:table-cell>
          <table:table-cell table:formula="of:=[.A108]*[.C108]" office:value-type="float" office:value="211.712894889924" calcext:value-type="float">
            <text:p>211.7129</text:p>
          </table:table-cell>
          <table:table-cell/>
        </table:table-row>
        <table:table-row table:style-name="ro1">
          <table:table-cell office:value-type="float" office:value="107.026" calcext:value-type="float">
            <text:p>107.026</text:p>
          </table:table-cell>
          <table:table-cell office:value-type="float" office:value="7.327" calcext:value-type="float">
            <text:p>7.327</text:p>
          </table:table-cell>
          <table:table-cell table:formula="of:=LOG([.B109]; EXP(1))" office:value-type="float" office:value="1.99156615517783" calcext:value-type="float">
            <text:p>1.992</text:p>
          </table:table-cell>
          <table:table-cell table:formula="of:=[.A109]*[.A109]" office:value-type="float" office:value="11454.564676" calcext:value-type="float">
            <text:p>11454.565</text:p>
          </table:table-cell>
          <table:table-cell table:formula="of:=[.C109]*[.C109]" office:value-type="float" office:value="3.96633575044979" calcext:value-type="float">
            <text:p>3.9663</text:p>
          </table:table-cell>
          <table:table-cell table:formula="of:=[.A109]*[.C109]" office:value-type="float" office:value="213.149359324062" calcext:value-type="float">
            <text:p>213.1494</text:p>
          </table:table-cell>
          <table:table-cell/>
        </table:table-row>
        <table:table-row table:style-name="ro1">
          <table:table-cell office:value-type="float" office:value="108.025" calcext:value-type="float">
            <text:p>108.025</text:p>
          </table:table-cell>
          <table:table-cell office:value-type="float" office:value="7.2884" calcext:value-type="float">
            <text:p>7.2884</text:p>
          </table:table-cell>
          <table:table-cell table:formula="of:=LOG([.B110]; EXP(1))" office:value-type="float" office:value="1.98628404319359" calcext:value-type="float">
            <text:p>1.986</text:p>
          </table:table-cell>
          <table:table-cell table:formula="of:=[.A110]*[.A110]" office:value-type="float" office:value="11669.400625" calcext:value-type="float">
            <text:p>11669.401</text:p>
          </table:table-cell>
          <table:table-cell table:formula="of:=[.C110]*[.C110]" office:value-type="float" office:value="3.94532430024546" calcext:value-type="float">
            <text:p>3.9453</text:p>
          </table:table-cell>
          <table:table-cell table:formula="of:=[.A110]*[.C110]" office:value-type="float" office:value="214.568333765987" calcext:value-type="float">
            <text:p>214.5683</text:p>
          </table:table-cell>
          <table:table-cell/>
        </table:table-row>
        <table:table-row table:style-name="ro1">
          <table:table-cell office:value-type="float" office:value="109.025" calcext:value-type="float">
            <text:p>109.025</text:p>
          </table:table-cell>
          <table:table-cell office:value-type="float" office:value="7.2488" calcext:value-type="float">
            <text:p>7.2488</text:p>
          </table:table-cell>
          <table:table-cell table:formula="of:=LOG([.B111]; EXP(1))" office:value-type="float" office:value="1.98083593792571" calcext:value-type="float">
            <text:p>1.981</text:p>
          </table:table-cell>
          <table:table-cell table:formula="of:=[.A111]*[.A111]" office:value-type="float" office:value="11886.450625" calcext:value-type="float">
            <text:p>11886.451</text:p>
          </table:table-cell>
          <table:table-cell table:formula="of:=[.C111]*[.C111]" office:value-type="float" office:value="3.92371101297804" calcext:value-type="float">
            <text:p>3.9237</text:p>
          </table:table-cell>
          <table:table-cell table:formula="of:=[.A111]*[.C111]" office:value-type="float" office:value="215.960638132351" calcext:value-type="float">
            <text:p>215.9606</text:p>
          </table:table-cell>
          <table:table-cell/>
        </table:table-row>
        <table:table-row table:style-name="ro1">
          <table:table-cell office:value-type="float" office:value="110.025" calcext:value-type="float">
            <text:p>110.025</text:p>
          </table:table-cell>
          <table:table-cell office:value-type="float" office:value="7.2117" calcext:value-type="float">
            <text:p>7.2117</text:p>
          </table:table-cell>
          <table:table-cell table:formula="of:=LOG([.B112]; EXP(1))" office:value-type="float" office:value="1.97570470713811" calcext:value-type="float">
            <text:p>1.976</text:p>
          </table:table-cell>
          <table:table-cell table:formula="of:=[.A112]*[.A112]" office:value-type="float" office:value="12105.500625" calcext:value-type="float">
            <text:p>12105.501</text:p>
          </table:table-cell>
          <table:table-cell table:formula="of:=[.C112]*[.C112]" office:value-type="float" office:value="3.90340908980767" calcext:value-type="float">
            <text:p>3.9034</text:p>
          </table:table-cell>
          <table:table-cell table:formula="of:=[.A112]*[.C112]" office:value-type="float" office:value="217.37691040287" calcext:value-type="float">
            <text:p>217.3769</text:p>
          </table:table-cell>
          <table:table-cell/>
        </table:table-row>
        <table:table-row table:style-name="ro1">
          <table:table-cell office:value-type="float" office:value="111.026" calcext:value-type="float">
            <text:p>111.026</text:p>
          </table:table-cell>
          <table:table-cell office:value-type="float" office:value="7.1733" calcext:value-type="float">
            <text:p>7.1733</text:p>
          </table:table-cell>
          <table:table-cell table:formula="of:=LOG([.B113]; EXP(1))" office:value-type="float" office:value="1.97036579977453" calcext:value-type="float">
            <text:p>1.970</text:p>
          </table:table-cell>
          <table:table-cell table:formula="of:=[.A113]*[.A113]" office:value-type="float" office:value="12326.772676" calcext:value-type="float">
            <text:p>12326.773</text:p>
          </table:table-cell>
          <table:table-cell table:formula="of:=[.C113]*[.C113]" office:value-type="float" office:value="3.88234138492112" calcext:value-type="float">
            <text:p>3.8823</text:p>
          </table:table-cell>
          <table:table-cell table:formula="of:=[.A113]*[.C113]" office:value-type="float" office:value="218.761833285767" calcext:value-type="float">
            <text:p>218.7618</text:p>
          </table:table-cell>
          <table:table-cell/>
        </table:table-row>
        <table:table-row table:style-name="ro1">
          <table:table-cell office:value-type="float" office:value="112.025" calcext:value-type="float">
            <text:p>112.025</text:p>
          </table:table-cell>
          <table:table-cell office:value-type="float" office:value="7.135" calcext:value-type="float">
            <text:p>7.135</text:p>
          </table:table-cell>
          <table:table-cell table:formula="of:=LOG([.B114]; EXP(1))" office:value-type="float" office:value="1.9650122509288" calcext:value-type="float">
            <text:p>1.965</text:p>
          </table:table-cell>
          <table:table-cell table:formula="of:=[.A114]*[.A114]" office:value-type="float" office:value="12549.600625" calcext:value-type="float">
            <text:p>12549.601</text:p>
          </table:table-cell>
          <table:table-cell table:formula="of:=[.C114]*[.C114]" office:value-type="float" office:value="3.86127314630027" calcext:value-type="float">
            <text:p>3.8613</text:p>
          </table:table-cell>
          <table:table-cell table:formula="of:=[.A114]*[.C114]" office:value-type="float" office:value="220.130497410299" calcext:value-type="float">
            <text:p>220.1305</text:p>
          </table:table-cell>
          <table:table-cell/>
        </table:table-row>
        <table:table-row table:style-name="ro1">
          <table:table-cell office:value-type="float" office:value="113.025" calcext:value-type="float">
            <text:p>113.025</text:p>
          </table:table-cell>
          <table:table-cell office:value-type="float" office:value="7.0975" calcext:value-type="float">
            <text:p>7.0975</text:p>
          </table:table-cell>
          <table:table-cell table:formula="of:=LOG([.B115]; EXP(1))" office:value-type="float" office:value="1.95974260936499" calcext:value-type="float">
            <text:p>1.960</text:p>
          </table:table-cell>
          <table:table-cell table:formula="of:=[.A115]*[.A115]" office:value-type="float" office:value="12774.650625" calcext:value-type="float">
            <text:p>12774.651</text:p>
          </table:table-cell>
          <table:table-cell table:formula="of:=[.C115]*[.C115]" office:value-type="float" office:value="3.8405910949607" calcext:value-type="float">
            <text:p>3.8406</text:p>
          </table:table-cell>
          <table:table-cell table:formula="of:=[.A115]*[.C115]" office:value-type="float" office:value="221.499908423478" calcext:value-type="float">
            <text:p>221.4999</text:p>
          </table:table-cell>
          <table:table-cell/>
        </table:table-row>
        <table:table-row table:style-name="ro1">
          <table:table-cell office:value-type="float" office:value="114.026" calcext:value-type="float">
            <text:p>114.026</text:p>
          </table:table-cell>
          <table:table-cell office:value-type="float" office:value="7.0611" calcext:value-type="float">
            <text:p>7.0611</text:p>
          </table:table-cell>
          <table:table-cell table:formula="of:=LOG([.B116]; EXP(1))" office:value-type="float" office:value="1.95460084673388" calcext:value-type="float">
            <text:p>1.955</text:p>
          </table:table-cell>
          <table:table-cell table:formula="of:=[.A116]*[.A116]" office:value-type="float" office:value="13001.928676" calcext:value-type="float">
            <text:p>13001.929</text:p>
          </table:table-cell>
          <table:table-cell table:formula="of:=[.C116]*[.C116]" office:value-type="float" office:value="3.82046447005281" calcext:value-type="float">
            <text:p>3.8205</text:p>
          </table:table-cell>
          <table:table-cell table:formula="of:=[.A116]*[.C116]" office:value-type="float" office:value="222.875316149678" calcext:value-type="float">
            <text:p>222.8753</text:p>
          </table:table-cell>
          <table:table-cell/>
        </table:table-row>
        <table:table-row table:style-name="ro1">
          <table:table-cell office:value-type="float" office:value="115.025" calcext:value-type="float">
            <text:p>115.025</text:p>
          </table:table-cell>
          <table:table-cell office:value-type="float" office:value="7.0246" calcext:value-type="float">
            <text:p>7.0246</text:p>
          </table:table-cell>
          <table:table-cell table:formula="of:=LOG([.B117]; EXP(1))" office:value-type="float" office:value="1.94941827409692" calcext:value-type="float">
            <text:p>1.949</text:p>
          </table:table-cell>
          <table:table-cell table:formula="of:=[.A117]*[.A117]" office:value-type="float" office:value="13230.750625" calcext:value-type="float">
            <text:p>13230.751</text:p>
          </table:table-cell>
          <table:table-cell table:formula="of:=[.C117]*[.C117]" office:value-type="float" office:value="3.800231607383" calcext:value-type="float">
            <text:p>3.8002</text:p>
          </table:table-cell>
          <table:table-cell table:formula="of:=[.A117]*[.C117]" office:value-type="float" office:value="224.231836977998" calcext:value-type="float">
            <text:p>224.2318</text:p>
          </table:table-cell>
          <table:table-cell/>
        </table:table-row>
        <table:table-row table:style-name="ro1">
          <table:table-cell office:value-type="float" office:value="116.026" calcext:value-type="float">
            <text:p>116.026</text:p>
          </table:table-cell>
          <table:table-cell office:value-type="float" office:value="6.9876" calcext:value-type="float">
            <text:p>6.9876</text:p>
          </table:table-cell>
          <table:table-cell table:formula="of:=LOG([.B118]; EXP(1))" office:value-type="float" office:value="1.94413714964894" calcext:value-type="float">
            <text:p>1.944</text:p>
          </table:table-cell>
          <table:table-cell table:formula="of:=[.A118]*[.A118]" office:value-type="float" office:value="13462.032676" calcext:value-type="float">
            <text:p>13462.033</text:p>
          </table:table-cell>
          <table:table-cell table:formula="of:=[.C118]*[.C118]" office:value-type="float" office:value="3.7796692566451" calcext:value-type="float">
            <text:p>3.7797</text:p>
          </table:table-cell>
          <table:table-cell table:formula="of:=[.A118]*[.C118]" office:value-type="float" office:value="225.570456925168" calcext:value-type="float">
            <text:p>225.5705</text:p>
          </table:table-cell>
          <table:table-cell/>
        </table:table-row>
        <table:table-row table:style-name="ro1">
          <table:table-cell office:value-type="float" office:value="117.025" calcext:value-type="float">
            <text:p>117.025</text:p>
          </table:table-cell>
          <table:table-cell office:value-type="float" office:value="6.9512" calcext:value-type="float">
            <text:p>6.9512</text:p>
          </table:table-cell>
          <table:table-cell table:formula="of:=LOG([.B119]; EXP(1))" office:value-type="float" office:value="1.93891430654286" calcext:value-type="float">
            <text:p>1.939</text:p>
          </table:table-cell>
          <table:table-cell table:formula="of:=[.A119]*[.A119]" office:value-type="float" office:value="13694.850625" calcext:value-type="float">
            <text:p>13694.851</text:p>
          </table:table-cell>
          <table:table-cell table:formula="of:=[.C119]*[.C119]" office:value-type="float" office:value="3.75938868811658" calcext:value-type="float">
            <text:p>3.7594</text:p>
          </table:table-cell>
          <table:table-cell table:formula="of:=[.A119]*[.C119]" office:value-type="float" office:value="226.901446723178" calcext:value-type="float">
            <text:p>226.9014</text:p>
          </table:table-cell>
          <table:table-cell/>
        </table:table-row>
        <table:table-row table:style-name="ro1">
          <table:table-cell office:value-type="float" office:value="118.025" calcext:value-type="float">
            <text:p>118.025</text:p>
          </table:table-cell>
          <table:table-cell office:value-type="float" office:value="6.914" calcext:value-type="float">
            <text:p>6.914</text:p>
          </table:table-cell>
          <table:table-cell table:formula="of:=LOG([.B120]; EXP(1))" office:value-type="float" office:value="1.93354834149943" calcext:value-type="float">
            <text:p>1.934</text:p>
          </table:table-cell>
          <table:table-cell table:formula="of:=[.A120]*[.A120]" office:value-type="float" office:value="13929.900625" calcext:value-type="float">
            <text:p>13929.901</text:p>
          </table:table-cell>
          <table:table-cell table:formula="of:=[.C120]*[.C120]" office:value-type="float" office:value="3.73860918891521" calcext:value-type="float">
            <text:p>3.7386</text:p>
          </table:table-cell>
          <table:table-cell table:formula="of:=[.A120]*[.C120]" office:value-type="float" office:value="228.207043005471" calcext:value-type="float">
            <text:p>228.2070</text:p>
          </table:table-cell>
          <table:table-cell/>
        </table:table-row>
        <table:table-row table:style-name="ro1">
          <table:table-cell office:value-type="float" office:value="119.026" calcext:value-type="float">
            <text:p>119.026</text:p>
          </table:table-cell>
          <table:table-cell office:value-type="float" office:value="6.8784" calcext:value-type="float">
            <text:p>6.8784</text:p>
          </table:table-cell>
          <table:table-cell table:formula="of:=LOG([.B121]; EXP(1))" office:value-type="float" office:value="1.92838606675988" calcext:value-type="float">
            <text:p>1.928</text:p>
          </table:table-cell>
          <table:table-cell table:formula="of:=[.A121]*[.A121]" office:value-type="float" office:value="14167.188676" calcext:value-type="float">
            <text:p>14167.189</text:p>
          </table:table-cell>
          <table:table-cell table:formula="of:=[.C121]*[.C121]" office:value-type="float" office:value="3.71867282247364" calcext:value-type="float">
            <text:p>3.7187</text:p>
          </table:table-cell>
          <table:table-cell table:formula="of:=[.A121]*[.C121]" office:value-type="float" office:value="229.528079982161" calcext:value-type="float">
            <text:p>229.5281</text:p>
          </table:table-cell>
          <table:table-cell/>
        </table:table-row>
        <table:table-row table:style-name="ro1">
          <table:table-cell office:value-type="float" office:value="120.025" calcext:value-type="float">
            <text:p>120.025</text:p>
          </table:table-cell>
          <table:table-cell office:value-type="float" office:value="6.8408" calcext:value-type="float">
            <text:p>6.8408</text:p>
          </table:table-cell>
          <table:table-cell table:formula="of:=LOG([.B122]; EXP(1))" office:value-type="float" office:value="1.92290468385961" calcext:value-type="float">
            <text:p>1.923</text:p>
          </table:table-cell>
          <table:table-cell table:formula="of:=[.A122]*[.A122]" office:value-type="float" office:value="14406.000625" calcext:value-type="float">
            <text:p>14406.001</text:p>
          </table:table-cell>
          <table:table-cell table:formula="of:=[.C122]*[.C122]" office:value-type="float" office:value="3.69756242320922" calcext:value-type="float">
            <text:p>3.6976</text:p>
          </table:table-cell>
          <table:table-cell table:formula="of:=[.A122]*[.C122]" office:value-type="float" office:value="230.79663468025" calcext:value-type="float">
            <text:p>230.7966</text:p>
          </table:table-cell>
          <table:table-cell/>
        </table:table-row>
        <table:table-row table:style-name="ro1">
          <table:table-cell office:value-type="float" office:value="121.025" calcext:value-type="float">
            <text:p>121.025</text:p>
          </table:table-cell>
          <table:table-cell office:value-type="float" office:value="6.8056" calcext:value-type="float">
            <text:p>6.8056</text:p>
          </table:table-cell>
          <table:table-cell table:formula="of:=LOG([.B123]; EXP(1))" office:value-type="float" office:value="1.91774580267954" calcext:value-type="float">
            <text:p>1.918</text:p>
          </table:table-cell>
          <table:table-cell table:formula="of:=[.A123]*[.A123]" office:value-type="float" office:value="14647.050625" calcext:value-type="float">
            <text:p>14647.051</text:p>
          </table:table-cell>
          <table:table-cell table:formula="of:=[.C123]*[.C123]" office:value-type="float" office:value="3.67774896369498" calcext:value-type="float">
            <text:p>3.6777</text:p>
          </table:table-cell>
          <table:table-cell table:formula="of:=[.A123]*[.C123]" office:value-type="float" office:value="232.095185769291" calcext:value-type="float">
            <text:p>232.0952</text:p>
          </table:table-cell>
          <table:table-cell/>
        </table:table-row>
        <table:table-row table:style-name="ro1">
          <table:table-cell office:value-type="float" office:value="122.025" calcext:value-type="float">
            <text:p>122.025</text:p>
          </table:table-cell>
          <table:table-cell office:value-type="float" office:value="6.7691" calcext:value-type="float">
            <text:p>6.7691</text:p>
          </table:table-cell>
          <table:table-cell table:formula="of:=LOG([.B124]; EXP(1))" office:value-type="float" office:value="1.91236813864825" calcext:value-type="float">
            <text:p>1.912</text:p>
          </table:table-cell>
          <table:table-cell table:formula="of:=[.A124]*[.A124]" office:value-type="float" office:value="14890.100625" calcext:value-type="float">
            <text:p>14890.101</text:p>
          </table:table-cell>
          <table:table-cell table:formula="of:=[.C124]*[.C124]" office:value-type="float" office:value="3.65715189771698" calcext:value-type="float">
            <text:p>3.6572</text:p>
          </table:table-cell>
          <table:table-cell table:formula="of:=[.A124]*[.C124]" office:value-type="float" office:value="233.356722118553" calcext:value-type="float">
            <text:p>233.3567</text:p>
          </table:table-cell>
          <table:table-cell/>
        </table:table-row>
        <table:table-row table:style-name="ro1">
          <table:table-cell office:value-type="float" office:value="123.026" calcext:value-type="float">
            <text:p>123.026</text:p>
          </table:table-cell>
          <table:table-cell office:value-type="float" office:value="6.734" calcext:value-type="float">
            <text:p>6.734</text:p>
          </table:table-cell>
          <table:table-cell table:formula="of:=LOG([.B125]; EXP(1))" office:value-type="float" office:value="1.90716932073888" calcext:value-type="float">
            <text:p>1.907</text:p>
          </table:table-cell>
          <table:table-cell table:formula="of:=[.A125]*[.A125]" office:value-type="float" office:value="15135.396676" calcext:value-type="float">
            <text:p>15135.397</text:p>
          </table:table-cell>
          <table:table-cell table:formula="of:=[.C125]*[.C125]" office:value-type="float" office:value="3.63729481796761" calcext:value-type="float">
            <text:p>3.6373</text:p>
          </table:table-cell>
          <table:table-cell table:formula="of:=[.A125]*[.C125]" office:value-type="float" office:value="234.631412853222" calcext:value-type="float">
            <text:p>234.6314</text:p>
          </table:table-cell>
          <table:table-cell/>
        </table:table-row>
        <table:table-row table:style-name="ro1">
          <table:table-cell office:value-type="float" office:value="124.025" calcext:value-type="float">
            <text:p>124.025</text:p>
          </table:table-cell>
          <table:table-cell office:value-type="float" office:value="6.6987" calcext:value-type="float">
            <text:p>6.6987</text:p>
          </table:table-cell>
          <table:table-cell table:formula="of:=LOG([.B126]; EXP(1))" office:value-type="float" office:value="1.90191347771995" calcext:value-type="float">
            <text:p>1.902</text:p>
          </table:table-cell>
          <table:table-cell table:formula="of:=[.A126]*[.A126]" office:value-type="float" office:value="15382.200625" calcext:value-type="float">
            <text:p>15382.201</text:p>
          </table:table-cell>
          <table:table-cell table:formula="of:=[.C126]*[.C126]" office:value-type="float" office:value="3.61727487673278" calcext:value-type="float">
            <text:p>3.6173</text:p>
          </table:table-cell>
          <table:table-cell table:formula="of:=[.A126]*[.C126]" office:value-type="float" office:value="235.884819074216" calcext:value-type="float">
            <text:p>235.8848</text:p>
          </table:table-cell>
          <table:table-cell/>
        </table:table-row>
        <table:table-row table:style-name="ro1">
          <table:table-cell office:value-type="float" office:value="125.025" calcext:value-type="float">
            <text:p>125.025</text:p>
          </table:table-cell>
          <table:table-cell office:value-type="float" office:value="6.6646" calcext:value-type="float">
            <text:p>6.6646</text:p>
          </table:table-cell>
          <table:table-cell table:formula="of:=LOG([.B127]; EXP(1))" office:value-type="float" office:value="1.89680993682595" calcext:value-type="float">
            <text:p>1.897</text:p>
          </table:table-cell>
          <table:table-cell table:formula="of:=[.A127]*[.A127]" office:value-type="float" office:value="15631.250625" calcext:value-type="float">
            <text:p>15631.251</text:p>
          </table:table-cell>
          <table:table-cell table:formula="of:=[.C127]*[.C127]" office:value-type="float" office:value="3.59788793644166" calcext:value-type="float">
            <text:p>3.5979</text:p>
          </table:table-cell>
          <table:table-cell table:formula="of:=[.A127]*[.C127]" office:value-type="float" office:value="237.148662351664" calcext:value-type="float">
            <text:p>237.1487</text:p>
          </table:table-cell>
          <table:table-cell/>
        </table:table-row>
      </table:table>
      <table:table table:name="пункт 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МНК для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_\Sigma</text:p>
          </table:table-cell>
          <table:table-cell office:value-type="float" office:value="41.3" calcext:value-type="float">
            <text:p>41.3</text:p>
          </table:table-cell>
          <table:table-cell office:value-type="float" office:value="82.5" calcext:value-type="float">
            <text:p>82.5</text:p>
          </table:table-cell>
          <table:table-cell office:value-type="float" office:value="120" calcext:value-type="float">
            <text:p>120</text:p>
          </table:table-cell>
          <table:table-cell office:value-type="float" office:value="161.3" calcext:value-type="float">
            <text:p>161.3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\sigma_x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" table:formula="of:=AVERAGE([$41_3.A2:$41_3.A127])" office:value-type="float" office:value="62.5253015873016" calcext:value-type="float">
            <text:p>62.525</text:p>
          </table:table-cell>
          <table:table-cell table:style-name="ce1" table:formula="of:=AVERAGE([$82_5.A2:$82_5.A276])" office:value-type="float" office:value="137.173007272727" calcext:value-type="float">
            <text:p>137.173</text:p>
          </table:table-cell>
          <table:table-cell table:style-name="ce1" table:formula="of:=AVERAGE([$'120'.A2:$'120'.A383])" office:value-type="float" office:value="190.499282722513" calcext:value-type="float">
            <text:p>190.499</text:p>
          </table:table-cell>
          <table:table-cell table:style-name="ce1" table:formula="of:=AVERAGE([$161_3.A2:$161_3.A559])" office:value-type="float" office:value="278.499537634409" calcext:value-type="float">
            <text:p>278.500</text:p>
          </table:table-cell>
          <table:table-cell table:number-columns-repeated="2"/>
          <table:table-cell office:value-type="string" calcext:value-type="string">
            <text:p>V_1, см^3</text:p>
          </table:table-cell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og(U)</text:p>
          </table:table-cell>
          <table:table-cell table:style-name="ce1" table:formula="of:=AVERAGE([$41_3.C2:$41_3.C127])" office:value-type="float" office:value="2.2240862130941" calcext:value-type="float">
            <text:p>2.224</text:p>
          </table:table-cell>
          <table:table-cell table:style-name="ce1" table:formula="of:=AVERAGE([$82_5.C2:$82_5.C276])" office:value-type="float" office:value="2.14701827987002" calcext:value-type="float">
            <text:p>2.147</text:p>
          </table:table-cell>
          <table:table-cell table:style-name="ce1" table:formula="of:=AVERAGE([$'120'.C2:$'120'.C383])" office:value-type="float" office:value="2.20063994442631" calcext:value-type="float">
            <text:p>2.201</text:p>
          </table:table-cell>
          <table:table-cell table:style-name="ce1" table:formula="of:=AVERAGE([$161_3.C2:$161_3.C559])" office:value-type="float" office:value="2.24240028528365" calcext:value-type="float">
            <text:p>2.242</text:p>
          </table:table-cell>
          <table:table-cell table:number-columns-repeated="2"/>
          <table:table-cell office:value-type="string" calcext:value-type="string">
            <text:p>V_2, см^3</text:p>
          </table:table-cell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*T</text:p>
          </table:table-cell>
          <table:table-cell table:style-name="ce3" table:formula="of:=AVERAGE([$41_3.D2:$41_3.D127])" office:value-type="float" office:value="5232.34463077778" calcext:value-type="float">
            <text:p>5232</text:p>
          </table:table-cell>
          <table:table-cell table:style-name="ce3" table:formula="of:=AVERAGE([$82_5.D2:$82_5.D276])" office:value-type="float" office:value="25118.8375028764" calcext:value-type="float">
            <text:p>25119</text:p>
          </table:table-cell>
          <table:table-cell table:style-name="ce3" table:formula="of:=AVERAGE([$'120'.D2:$'120'.D383])" office:value-type="float" office:value="48450.2335662827" calcext:value-type="float">
            <text:p>48450</text:p>
          </table:table-cell>
          <table:table-cell table:style-name="ce3" table:formula="of:=AVERAGE([$161_3.D2:$161_3.D559])" office:value-type="float" office:value="103508.893732835" calcext:value-type="float">
            <text:p>103509</text:p>
          </table:table-cell>
          <table:table-cell table:number-columns-repeated="2"/>
          <table:table-cell office:value-type="string" calcext:value-type="string">
            <text:p>l/S</text:p>
          </table:table-cell>
          <table:table-cell table:style-name="ce7"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log(U)*log(U)</text:p>
          </table:table-cell>
          <table:table-cell table:style-name="ce1" table:formula="of:=AVERAGE([$41_3.E2:$41_3.E127])" office:value-type="float" office:value="4.98258823692587" calcext:value-type="float">
            <text:p>4.983</text:p>
          </table:table-cell>
          <table:table-cell table:style-name="ce1" table:formula="of:=AVERAGE([$82_5.E2:$82_5.E276])" office:value-type="float" office:value="4.64851789711629" calcext:value-type="float">
            <text:p>4.649</text:p>
          </table:table-cell>
          <table:table-cell table:style-name="ce1" table:formula="of:=AVERAGE([$'120'.E2:$'120'.E383])" office:value-type="float" office:value="4.88029041855819" calcext:value-type="float">
            <text:p>4.880</text:p>
          </table:table-cell>
          <table:table-cell table:style-name="ce1" table:formula="of:=AVERAGE([$161_3.E2:$161_3.E559])" office:value-type="float" office:value="5.07044557558369" calcext:value-type="float">
            <text:p>5.07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*log(U)</text:p>
          </table:table-cell>
          <table:table-cell table:style-name="ce1" table:formula="of:=AVERAGE([$41_3.F2:$41_3.F127])" office:value-type="float" office:value="132.15781465098" calcext:value-type="float">
            <text:p>132.158</text:p>
          </table:table-cell>
          <table:table-cell table:style-name="ce1" table:formula="of:=AVERAGE([$82_5.F2:$82_5.F276])" office:value-type="float" office:value="278.871327634807" calcext:value-type="float">
            <text:p>278.871</text:p>
          </table:table-cell>
          <table:table-cell table:style-name="ce1" table:formula="of:=AVERAGE([$'120'.F2:$'120'.F383])" office:value-type="float" office:value="397.878171395375" calcext:value-type="float">
            <text:p>397.878</text:p>
          </table:table-cell>
          <table:table-cell table:style-name="ce1" table:formula="of:=AVERAGE([$161_3.F2:$161_3.F559])" office:value-type="float" office:value="591.46491725291" calcext:value-type="float">
            <text:p>591.4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formula="of:=[$41_3.G2]" office:value-type="float" office:value="126" calcext:value-type="float">
            <text:p>126</text:p>
          </table:table-cell>
          <table:table-cell table:formula="of:=[$82_5.G2]" office:value-type="float" office:value="275" calcext:value-type="float">
            <text:p>275</text:p>
          </table:table-cell>
          <table:table-cell table:formula="of:=[$'120'.G2]" office:value-type="float" office:value="382" calcext:value-type="float">
            <text:p>382</text:p>
          </table:table-cell>
          <table:table-cell table:formula="of:=[$161_3.G2]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style-name="ce4" table:formula="of:=([.C7] - [.C3]*[.C4])/([.C5] - [.C3]*[.C3])" office:value-type="float" office:value="-0.00521859798737877" calcext:value-type="float">
            <text:p>-0.005219</text:p>
          </table:table-cell>
          <table:table-cell table:style-name="ce4" table:formula="of:=([.D7] - [.D3]*[.D4])/([.D5] - [.D3]*[.D3])" office:value-type="float" office:value="-0.00248185097785737" calcext:value-type="float">
            <text:p>-0.002482</text:p>
          </table:table-cell>
          <table:table-cell table:style-name="ce4" table:formula="of:=([.E7] - [.E3]*[.E4])/([.E5] - [.E3]*[.E3])" office:value-type="float" office:value="-0.00175507473355696" calcext:value-type="float">
            <text:p>-0.001755</text:p>
          </table:table-cell>
          <table:table-cell table:style-name="ce4" table:formula="of:=([.F7] - [.F3]*[.F4])/([.F5] - [.F3]*[.F3])" office:value-type="float" office:value="-0.00127346711060761" calcext:value-type="float">
            <text:p>-0.00127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\sigma_k</text:p>
          </table:table-cell>
          <table:table-cell table:style-name="ce4" table:formula="of:=1/SQRT([.C8]) * SQRT( ([.C6] - [.C4]*[.C4])/([.C5] - [.C3]*[.C3]) - [.C9]*[.C9] )" office:value-type="float" office:value="0.00000145686116017496" calcext:value-type="float">
            <text:p>0.000001</text:p>
          </table:table-cell>
          <table:table-cell table:style-name="ce4" table:formula="of:=1/SQRT([.D8]) * SQRT( ([.D6] - [.D4]*[.D4])/([.D5] - [.D3]*[.D3]) - [.D9]*[.D9] )" office:value-type="float" office:value="0.00000242796810710638" calcext:value-type="float">
            <text:p>0.000002</text:p>
          </table:table-cell>
          <table:table-cell table:style-name="ce4" table:formula="of:=1/SQRT([.E8]) * SQRT( ([.E6] - [.E4]*[.E4])/([.E5] - [.E3]*[.E3]) - [.E9]*[.E9] )" office:value-type="float" office:value="0.00000192248967017681" calcext:value-type="float">
            <text:p>0.000002</text:p>
          </table:table-cell>
          <table:table-cell table:style-name="ce4" table:formula="of:=1/SQRT([.F8]) * SQRT( ([.F6] - [.F4]*[.F4])/([.F5] - [.F3]*[.F3]) - [.F9]*[.F9] )" office:value-type="float" office:value="0.00000074179231328214" calcext:value-type="float">
            <text:p>0.000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" table:formula="of:=[.C4] - [.C9]*[.C3]" office:value-type="float" office:value="2.55038062611784" calcext:value-type="float">
            <text:p>2.55038</text:p>
          </table:table-cell>
          <table:table-cell table:style-name="ce2" table:formula="of:=[.D4] - [.D9]*[.D3]" office:value-type="float" office:value="2.48746124210547" calcext:value-type="float">
            <text:p>2.4875</text:p>
          </table:table-cell>
          <table:table-cell table:style-name="ce2" table:formula="of:=[.E4] - [.E9]*[.E3]" office:value-type="float" office:value="2.53498042229332" calcext:value-type="float">
            <text:p>2.5350</text:p>
          </table:table-cell>
          <table:table-cell table:style-name="ce2" table:formula="of:=[.F4] - [.F9]*[.F3]" office:value-type="float" office:value="2.5970602867805" calcext:value-type="float">
            <text:p>2.59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\sigma_b</text:p>
          </table:table-cell>
          <table:table-cell table:style-name="ce5" table:formula="of:=[.C10] * SQRT( [.C5] - [.C3]*[.C3] )" office:value-type="float" office:value="0.0000529891325240903" calcext:value-type="float">
            <text:p>0.00005</text:p>
          </table:table-cell>
          <table:table-cell table:style-name="ce2" table:formula="of:=[.D10] * SQRT( [.D5] - [.D3]*[.D3] )" office:value-type="float" office:value="0.000192750752734058" calcext:value-type="float">
            <text:p>0.0002</text:p>
          </table:table-cell>
          <table:table-cell table:style-name="ce2" table:formula="of:=[.E10] * SQRT( [.E5] - [.E3]*[.E3] )" office:value-type="float" office:value="0.000211999769650285" calcext:value-type="float">
            <text:p>0.0002</text:p>
          </table:table-cell>
          <table:table-cell table:style-name="ce2" table:formula="of:=[.F10] * SQRT( [.F5] - [.F3]*[.F3] )" office:value-type="float" office:value="0.000119488216369765" calcext:value-type="float">
            <text:p>0.0001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коэффициенты диффузии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_\text{раб}</text:p>
          </table:table-cell>
          <table:table-cell office:value-type="float" office:value="41.3" calcext:value-type="float">
            <text:p>41.3</text:p>
          </table:table-cell>
          <table:table-cell office:value-type="float" office:value="82.5" calcext:value-type="float">
            <text:p>82.5</text:p>
          </table:table-cell>
          <table:table-cell office:value-type="float" office:value="120" calcext:value-type="float">
            <text:p>120</text:p>
          </table:table-cell>
          <table:table-cell office:value-type="float" office:value="161.3" calcext:value-type="float">
            <text:p>161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, см^2 с^{-1}</text:p>
          </table:table-cell>
          <table:table-cell table:style-name="ce6" table:formula="of:=([.$J$3]*[.$J$4])/([.$J$3] + [.$J$4]) * (-[.C9]) * [.$J$5]" office:value-type="float" office:value="10.7176956165791" calcext:value-type="float">
            <text:p>10.7</text:p>
          </table:table-cell>
          <table:table-cell table:style-name="ce6" table:formula="of:=([.$J$3]*[.$J$4])/([.$J$3] + [.$J$4]) * (-[.D9]) * [.$J$5]" office:value-type="float" office:value="5.09710144577458" calcext:value-type="float">
            <text:p>5.1</text:p>
          </table:table-cell>
          <table:table-cell table:style-name="ce6" table:formula="of:=([.$J$3]*[.$J$4])/([.$J$3] + [.$J$4]) * (-[.E9]) * [.$J$5]" office:value-type="float" office:value="3.6044847340426" calcext:value-type="float">
            <text:p>3.6</text:p>
          </table:table-cell>
          <table:table-cell table:style-name="ce6" table:formula="of:=([.$J$3]*[.$J$4])/([.$J$3] + [.$J$4]) * (-[.F9]) * [.$J$5]" office:value-type="float" office:value="2.61538307841039" calcext:value-type="float">
            <text:p>2.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\sigma_D</text:p>
          </table:table-cell>
          <table:table-cell table:style-name="ce6" table:formula="of:=[.C18]*SQRT(([.$K$3]*[.$K$3] + [.$K$4]*[.$K$4])/POWER([.$J$3]+[.$J$4]; 2) + POWER([.$K$5]/[.$J$5]; 2) + POWER([.C10]/[.C9]; 2))" office:value-type="float" office:value="0.224643290892849" calcext:value-type="float">
            <text:p>0.2</text:p>
          </table:table-cell>
          <table:table-cell table:style-name="ce6" table:formula="of:=[.D18]*SQRT(([.$K$3]*[.$K$3] + [.$K$4]*[.$K$4])/POWER([.$J$3]+[.$J$4]; 2) + POWER([.$K$5]/[.$J$5]; 2) + POWER([.D10]/[.D9]; 2))" office:value-type="float" office:value="0.106942271215684" calcext:value-type="float">
            <text:p>0.1</text:p>
          </table:table-cell>
          <table:table-cell table:style-name="ce6" table:formula="of:=[.E18]*SQRT(([.$K$3]*[.$K$3] + [.$K$4]*[.$K$4])/POWER([.$J$3]+[.$J$4]; 2) + POWER([.$K$5]/[.$J$5]; 2) + POWER([.E10]/[.E9]; 2))" office:value-type="float" office:value="0.0756465398525832" calcext:value-type="float">
            <text:p>0.1</text:p>
          </table:table-cell>
          <table:table-cell table:style-name="ce6" table:formula="of:=[.F18]*SQRT(([.$K$3]*[.$K$3] + [.$K$4]*[.$K$4])/POWER([.$J$3]+[.$J$4]; 2) + POWER([.$K$5]/[.$J$5]; 2) + POWER([.F10]/[.F9]; 2))" office:value-type="float" office:value="0.0548348290580082" calcext:value-type="float">
            <text:p>0.1</text:p>
          </table:table-cell>
          <table:table-cell table:number-columns-repeated="5"/>
        </table:table-row>
      </table:table>
      <table:table table:name="пункт 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style-name="ce7"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y*y</text:p>
          </table:table-cell>
          <table:table-cell office:value-type="string" calcext:value-type="string">
            <text:p>x*y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1/[$'пункт 8'.C17]" office:value-type="float" office:value="0.0242130750605327" calcext:value-type="float">
            <text:p>0.024</text:p>
          </table:table-cell>
          <table:table-cell table:style-name="ce3" table:formula="of:=[$'пункт 8'.C18]" office:value-type="float" office:value="10.7176956165791" calcext:value-type="float">
            <text:p>11</text:p>
          </table:table-cell>
          <table:table-cell table:style-name="ce5" table:formula="of:=[.B5]*[.B5]" office:value-type="float" office:value="0.00058627300388699" calcext:value-type="float">
            <text:p>0.00059</text:p>
          </table:table-cell>
          <table:table-cell table:style-name="ce6" table:formula="of:=[.C5]*[.C5]" office:value-type="float" office:value="114.86899932964" calcext:value-type="float">
            <text:p>114.9</text:p>
          </table:table-cell>
          <table:table-cell table:style-name="ce8" table:formula="of:=[.C5]*[.B5]" office:value-type="float" office:value="0.259508368440173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1/[$'пункт 8'.D17]" office:value-type="float" office:value="0.0121212121212121" calcext:value-type="float">
            <text:p>0.012</text:p>
          </table:table-cell>
          <table:table-cell table:style-name="ce6" table:formula="of:=[$'пункт 8'.D18]" office:value-type="float" office:value="5.09710144577458" calcext:value-type="float">
            <text:p>5.1</text:p>
          </table:table-cell>
          <table:table-cell table:style-name="ce5" table:formula="of:=[.B6]*[.B6]" office:value-type="float" office:value="0.00014692378328742" calcext:value-type="float">
            <text:p>0.00015</text:p>
          </table:table-cell>
          <table:table-cell table:style-name="ce6" table:formula="of:=[.C6]*[.C6]" office:value-type="float" office:value="25.9804431485173" calcext:value-type="float">
            <text:p>26.0</text:p>
          </table:table-cell>
          <table:table-cell table:style-name="ce8" table:formula="of:=[.C6]*[.B6]" office:value-type="float" office:value="0.0617830478275707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1/[$'пункт 8'.E17]" office:value-type="float" office:value="0.00833333333333333" calcext:value-type="float">
            <text:p>0.008</text:p>
          </table:table-cell>
          <table:table-cell table:style-name="ce6" table:formula="of:=[$'пункт 8'.E18]" office:value-type="float" office:value="3.6044847340426" calcext:value-type="float">
            <text:p>3.6</text:p>
          </table:table-cell>
          <table:table-cell table:style-name="ce5" table:formula="of:=[.B7]*[.B7]" office:value-type="float" office:value="0.0000694444444444444" calcext:value-type="float">
            <text:p>0.00007</text:p>
          </table:table-cell>
          <table:table-cell table:style-name="ce6" table:formula="of:=[.C7]*[.C7]" office:value-type="float" office:value="12.9923101979461" calcext:value-type="float">
            <text:p>13.0</text:p>
          </table:table-cell>
          <table:table-cell table:style-name="ce8" table:formula="of:=[.C7]*[.B7]" office:value-type="float" office:value="0.0300373727836883" calcext:value-type="float">
            <text:p>0.0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1/[$'пункт 8'.F17]" office:value-type="float" office:value="0.00619962802231866" calcext:value-type="float">
            <text:p>0.006</text:p>
          </table:table-cell>
          <table:table-cell table:style-name="ce6" table:formula="of:=[$'пункт 8'.F18]" office:value-type="float" office:value="2.61538307841039" calcext:value-type="float">
            <text:p>2.6</text:p>
          </table:table-cell>
          <table:table-cell table:style-name="ce5" table:formula="of:=[.B8]*[.B8]" office:value-type="float" office:value="0.0000384353876151188" calcext:value-type="float">
            <text:p>0.00004</text:p>
          </table:table-cell>
          <table:table-cell table:style-name="ce6" table:formula="of:=[.C8]*[.C8]" office:value-type="float" office:value="6.84022864683539" calcext:value-type="float">
            <text:p>6.8</text:p>
          </table:table-cell>
          <table:table-cell table:style-name="ce8" table:formula="of:=[.C8]*[.B8]" office:value-type="float" office:value="0.0162144022220111" calcext:value-type="float">
            <text:p>0.02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ср</text:p>
          </table:table-cell>
          <table:table-cell table:style-name="ce1" table:formula="of:=AVERAGE([.B5:.B8])" office:value-type="float" office:value="0.0127168121343492" calcext:value-type="float">
            <text:p>0.013</text:p>
          </table:table-cell>
          <table:table-cell table:style-name="ce6" table:formula="of:=AVERAGE([.C5:.C8])" office:value-type="float" office:value="5.50866621870168" calcext:value-type="float">
            <text:p>5.5</text:p>
          </table:table-cell>
          <table:table-cell table:style-name="ce5" table:formula="of:=AVERAGE([.D5:.D8])" office:value-type="float" office:value="0.000210269154808493" calcext:value-type="float">
            <text:p>0.00021</text:p>
          </table:table-cell>
          <table:table-cell table:style-name="ce6" table:formula="of:=AVERAGE([.E5:.E8])" office:value-type="float" office:value="40.1704953307347" calcext:value-type="float">
            <text:p>40.2</text:p>
          </table:table-cell>
          <table:table-cell table:style-name="ce8" table:formula="of:=AVERAGE([.F5:.F8])" office:value-type="float" office:value="0.0918857978183608" calcext:value-type="float">
            <text:p>0.09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3" table:formula="of:=[.F9]/[.D9]" office:value-type="float" office:value="436.991330954117" calcext:value-type="float">
            <text:p>43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\sigma_k</text:p>
          </table:table-cell>
          <table:table-cell table:style-name="ce3" table:formula="of:=1/SQRT(4) * SQRT([.E9]/[.D9] - [.J9]*[.J9])" office:value-type="float" office:value="4.52193486180998" calcext:value-type="float">
            <text:p>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P_A, торр</text:p>
          </table:table-cell>
          <table:table-cell office:value-type="float" office:value="753.5" calcext:value-type="float">
            <text:p>753.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\sigma_P_A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D_A</text:p>
          </table:table-cell>
          <table:table-cell table:style-name="ce1" table:formula="of:=[.J9]/[.J12]" office:value-type="float" office:value="0.579948680761934" calcext:value-type="float">
            <text:p>0.58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\sigma_D_A</text:p>
          </table:table-cell>
          <table:table-cell table:style-name="ce1" table:formula="of:=[.J15]* SQRT(POWER([.J10]/[.J9]; 2) + POWER([.J13]/[.J12]; 2))" office:value-type="float" office:value="0.00600568110631578" calcext:value-type="float">
            <text:p>0.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1">
      <number:number number:decimal-places="16" number:min-decimal-places="16" number:min-integer-digits="1"/>
    </number:number-style>
    <number:number-style style:name="N140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9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8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7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5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4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3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2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2:45:12.009030652</meta:creation-date>
    <dc:date>2024-03-21T15:29:02.904613065</dc:date>
    <meta:editing-duration>PT2H23M5S</meta:editing-duration>
    <meta:editing-cycles>45</meta:editing-cycles>
    <meta:generator>LibreOffice/7.3.7.2$Linux_X86_64 LibreOffice_project/30$Build-2</meta:generator>
    <meta:document-statistic meta:table-count="6" meta:cell-count="8209" meta:object-count="0"/>
  </office:meta>
</office:document-meta>
</file>